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pt"/>
    </style:style>
    <style:style style:name="co2" style:family="table-column">
      <style:table-column-properties fo:break-before="auto" style:column-width="136.46pt"/>
    </style:style>
    <style:style style:name="co3" style:family="table-column">
      <style:table-column-properties fo:break-before="auto" style:column-width="46.01pt"/>
    </style:style>
    <style:style style:name="co4" style:family="table-column">
      <style:table-column-properties fo:break-before="auto" style:column-width="20.55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41.44pt"/>
    </style:style>
    <style:style style:name="co7" style:family="table-column">
      <style:table-column-properties fo:break-before="auto" style:column-width="21.2pt"/>
    </style:style>
    <style:style style:name="co8" style:family="table-column">
      <style:table-column-properties fo:break-before="auto" style:column-width="13.69pt"/>
    </style:style>
    <style:style style:name="co9" style:family="table-column">
      <style:table-column-properties fo:break-before="auto" style:column-width="14.66pt"/>
    </style:style>
    <style:style style:name="co10" style:family="table-column">
      <style:table-column-properties fo:break-before="auto" style:column-width="17.6pt"/>
    </style:style>
    <style:style style:name="co11" style:family="table-column">
      <style:table-column-properties fo:break-before="auto" style:column-width="16.64pt"/>
    </style:style>
    <style:style style:name="co12" style:family="table-column">
      <style:table-column-properties fo:break-before="auto" style:column-width="12.7pt"/>
    </style:style>
    <style:style style:name="co13" style:family="table-column">
      <style:table-column-properties fo:break-before="auto" style:column-width="15.65pt"/>
    </style:style>
    <style:style style:name="co14" style:family="table-column">
      <style:table-column-properties fo:break-before="auto" style:column-width="22.99pt"/>
    </style:style>
    <style:style style:name="co15" style:family="table-column">
      <style:table-column-properties fo:break-before="auto" style:column-width="22.11pt"/>
    </style:style>
    <style:style style:name="co16" style:family="table-column">
      <style:table-column-properties fo:break-before="auto" style:column-width="34.1pt"/>
    </style:style>
    <style:style style:name="co17" style:family="table-column">
      <style:table-column-properties fo:break-before="auto" style:column-width="19.3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" style:family="table-cell" style:parent-style-name="Default" style:data-style-name="N128">
      <style:map style:condition="cell-content()&gt;0" style:apply-style-name="Untitled1" style:base-cell-address="RED.B1"/>
    </style:style>
    <style:style style:name="ce3" style:family="table-cell" style:parent-style-name="Default" style:data-style-name="N12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B1"/>
    </style:style>
    <style:style style:name="ce198" style:family="table-cell" style:parent-style-name="Default">
      <style:text-properties style:font-name="Courier New" fo:font-size="9pt" style:font-size-asian="9pt" style:font-size-complex="9pt"/>
    </style:style>
    <style:style style:name="ce199" style:family="table-cell" style:parent-style-name="Default">
      <style:map style:condition="cell-content()&gt;0" style:apply-style-name="Untitled1" style:base-cell-address="RED.D1"/>
    </style:style>
    <style:style style:name="ce200" style:family="table-cell" style:parent-style-name="Default">
      <style:map style:condition="cell-content()&gt;0" style:apply-style-name="Untitled1" style:base-cell-address="RED.D1"/>
    </style:style>
    <style:style style:name="ce20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"/>
    </style:style>
    <style:style style:name="ce20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"/>
    </style:style>
    <style:style style:name="ce203" style:family="table-cell" style:parent-style-name="Default">
      <style:map style:condition="cell-content()&gt;0" style:apply-style-name="Untitled1" style:base-cell-address="RED.D1"/>
    </style:style>
    <style:style style:name="ce20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"/>
    </style:style>
    <style:style style:name="ce20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"/>
    </style:style>
    <style:style style:name="ce20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"/>
    </style:style>
    <style:style style:name="ce20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"/>
    </style:style>
    <style:style style:name="ce20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"/>
    </style:style>
    <style:style style:name="ce20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"/>
    </style:style>
    <style:style style:name="ce21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"/>
    </style:style>
    <style:style style:name="ce21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"/>
    </style:style>
    <style:style style:name="ce21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"/>
    </style:style>
    <style:style style:name="ce21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"/>
    </style:style>
    <style:style style:name="ce21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"/>
    </style:style>
    <style:style style:name="ce21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"/>
    </style:style>
    <style:style style:name="ce21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9"/>
    </style:style>
    <style:style style:name="ce21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0"/>
    </style:style>
    <style:style style:name="ce21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1"/>
    </style:style>
    <style:style style:name="ce21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2"/>
    </style:style>
    <style:style style:name="ce22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3"/>
    </style:style>
    <style:style style:name="ce22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4"/>
    </style:style>
    <style:style style:name="ce22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5"/>
    </style:style>
    <style:style style:name="ce22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6"/>
    </style:style>
    <style:style style:name="ce22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7"/>
    </style:style>
    <style:style style:name="ce22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8"/>
    </style:style>
    <style:style style:name="ce22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9"/>
    </style:style>
    <style:style style:name="ce22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0"/>
    </style:style>
    <style:style style:name="ce22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1"/>
    </style:style>
    <style:style style:name="ce22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2"/>
    </style:style>
    <style:style style:name="ce23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3"/>
    </style:style>
    <style:style style:name="ce23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4"/>
    </style:style>
    <style:style style:name="ce23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5"/>
    </style:style>
    <style:style style:name="ce23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6"/>
    </style:style>
    <style:style style:name="ce23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7"/>
    </style:style>
    <style:style style:name="ce23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8"/>
    </style:style>
    <style:style style:name="ce23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9"/>
    </style:style>
    <style:style style:name="ce23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0"/>
    </style:style>
    <style:style style:name="ce23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1"/>
    </style:style>
    <style:style style:name="ce23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2"/>
    </style:style>
    <style:style style:name="ce24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3"/>
    </style:style>
    <style:style style:name="ce24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4"/>
    </style:style>
    <style:style style:name="ce24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5"/>
    </style:style>
    <style:style style:name="ce24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6"/>
    </style:style>
    <style:style style:name="ce24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7"/>
    </style:style>
    <style:style style:name="ce24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8"/>
    </style:style>
    <style:style style:name="ce24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9"/>
    </style:style>
    <style:style style:name="ce24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0"/>
    </style:style>
    <style:style style:name="ce24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1"/>
    </style:style>
    <style:style style:name="ce24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2"/>
    </style:style>
    <style:style style:name="ce25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3"/>
    </style:style>
    <style:style style:name="ce25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4"/>
    </style:style>
    <style:style style:name="ce25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5"/>
    </style:style>
    <style:style style:name="ce25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6"/>
    </style:style>
    <style:style style:name="ce25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7"/>
    </style:style>
    <style:style style:name="ce25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8"/>
    </style:style>
    <style:style style:name="ce25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9"/>
    </style:style>
    <style:style style:name="ce25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0"/>
    </style:style>
    <style:style style:name="ce25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1"/>
    </style:style>
    <style:style style:name="ce25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2"/>
    </style:style>
    <style:style style:name="ce26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3"/>
    </style:style>
    <style:style style:name="ce26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4"/>
    </style:style>
    <style:style style:name="ce26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5"/>
    </style:style>
    <style:style style:name="ce26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6"/>
    </style:style>
    <style:style style:name="ce26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7"/>
    </style:style>
    <style:style style:name="ce26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8"/>
    </style:style>
    <style:style style:name="ce26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9"/>
    </style:style>
    <style:style style:name="ce26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0"/>
    </style:style>
    <style:style style:name="ce26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1"/>
    </style:style>
    <style:style style:name="ce26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2"/>
    </style:style>
    <style:style style:name="ce27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3"/>
    </style:style>
    <style:style style:name="ce27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4"/>
    </style:style>
    <style:style style:name="ce27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5"/>
    </style:style>
    <style:style style:name="ce27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6"/>
    </style:style>
    <style:style style:name="ce27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7"/>
    </style:style>
    <style:style style:name="ce27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8"/>
    </style:style>
    <style:style style:name="ce27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9"/>
    </style:style>
    <style:style style:name="ce27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0"/>
    </style:style>
    <style:style style:name="ce27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1"/>
    </style:style>
    <style:style style:name="ce27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2"/>
    </style:style>
    <style:style style:name="ce28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3"/>
    </style:style>
    <style:style style:name="ce28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4"/>
    </style:style>
    <style:style style:name="ce28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5"/>
    </style:style>
    <style:style style:name="ce28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6"/>
    </style:style>
    <style:style style:name="ce28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7"/>
    </style:style>
    <style:style style:name="ce28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8"/>
    </style:style>
    <style:style style:name="ce28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9"/>
    </style:style>
    <style:style style:name="ce28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0"/>
    </style:style>
    <style:style style:name="ce28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1"/>
    </style:style>
    <style:style style:name="ce28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2"/>
    </style:style>
    <style:style style:name="ce29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3"/>
    </style:style>
    <style:style style:name="ce29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4"/>
    </style:style>
    <style:style style:name="ce29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5"/>
    </style:style>
    <style:style style:name="ce29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6"/>
    </style:style>
    <style:style style:name="ce29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7"/>
    </style:style>
    <style:style style:name="ce29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8"/>
    </style:style>
    <style:style style:name="ce29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9"/>
    </style:style>
    <style:style style:name="ce29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0"/>
    </style:style>
    <style:style style:name="ce29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1"/>
    </style:style>
    <style:style style:name="ce29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2"/>
    </style:style>
    <style:style style:name="ce30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3"/>
    </style:style>
    <style:style style:name="ce30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4"/>
    </style:style>
    <style:style style:name="ce30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5"/>
    </style:style>
    <style:style style:name="ce30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6"/>
    </style:style>
    <style:style style:name="ce30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7"/>
    </style:style>
    <style:style style:name="ce30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8"/>
    </style:style>
    <style:style style:name="ce30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9"/>
    </style:style>
    <style:style style:name="ce30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0"/>
    </style:style>
    <style:style style:name="ce30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1"/>
    </style:style>
    <style:style style:name="ce30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2"/>
    </style:style>
    <style:style style:name="ce31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3"/>
    </style:style>
    <style:style style:name="ce31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4"/>
    </style:style>
    <style:style style:name="ce31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5"/>
    </style:style>
    <style:style style:name="ce31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6"/>
    </style:style>
    <style:style style:name="ce31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7"/>
    </style:style>
    <style:style style:name="ce31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8"/>
    </style:style>
    <style:style style:name="ce31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9"/>
    </style:style>
    <style:style style:name="ce31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0"/>
    </style:style>
    <style:style style:name="ce31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1"/>
    </style:style>
    <style:style style:name="ce31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2"/>
    </style:style>
    <style:style style:name="ce32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3"/>
    </style:style>
    <style:style style:name="ce32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4"/>
    </style:style>
    <style:style style:name="ce32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5"/>
    </style:style>
    <style:style style:name="ce32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6"/>
    </style:style>
    <style:style style:name="ce32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7"/>
    </style:style>
    <style:style style:name="ce32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8"/>
    </style:style>
    <style:style style:name="ce32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9"/>
    </style:style>
    <style:style style:name="ce32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0"/>
    </style:style>
    <style:style style:name="ce32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1"/>
    </style:style>
    <style:style style:name="ce32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2"/>
    </style:style>
    <style:style style:name="ce33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3"/>
    </style:style>
    <style:style style:name="ce33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4"/>
    </style:style>
    <style:style style:name="ce33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5"/>
    </style:style>
    <style:style style:name="ce33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6"/>
    </style:style>
    <style:style style:name="ce33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7"/>
    </style:style>
    <style:style style:name="ce33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8"/>
    </style:style>
    <style:style style:name="ce33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9"/>
    </style:style>
    <style:style style:name="ce33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0"/>
    </style:style>
    <style:style style:name="ce33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1"/>
    </style:style>
    <style:style style:name="ce33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2"/>
    </style:style>
    <style:style style:name="ce34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3"/>
    </style:style>
    <style:style style:name="ce34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4"/>
    </style:style>
    <style:style style:name="ce34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5"/>
    </style:style>
    <style:style style:name="ce34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6"/>
    </style:style>
    <style:style style:name="ce34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7"/>
    </style:style>
    <style:style style:name="ce34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8"/>
    </style:style>
    <style:style style:name="ce34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9"/>
    </style:style>
    <style:style style:name="ce34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0"/>
    </style:style>
    <style:style style:name="ce34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1"/>
    </style:style>
    <style:style style:name="ce34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2"/>
    </style:style>
    <style:style style:name="ce35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3"/>
    </style:style>
    <style:style style:name="ce35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4"/>
    </style:style>
    <style:style style:name="ce35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5"/>
    </style:style>
    <style:style style:name="ce35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6"/>
    </style:style>
    <style:style style:name="ce35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7"/>
    </style:style>
    <style:style style:name="ce35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8"/>
    </style:style>
    <style:style style:name="ce35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9"/>
    </style:style>
    <style:style style:name="ce35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0"/>
    </style:style>
    <style:style style:name="ce35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1"/>
    </style:style>
    <style:style style:name="ce35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2"/>
    </style:style>
    <style:style style:name="ce36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3"/>
    </style:style>
    <style:style style:name="ce36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4"/>
    </style:style>
    <style:style style:name="ce36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5"/>
    </style:style>
    <style:style style:name="ce36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6"/>
    </style:style>
    <style:style style:name="ce36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7"/>
    </style:style>
    <style:style style:name="ce36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8"/>
    </style:style>
    <style:style style:name="ce36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9"/>
    </style:style>
    <style:style style:name="ce36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0"/>
    </style:style>
    <style:style style:name="ce36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1"/>
    </style:style>
    <style:style style:name="ce36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2"/>
    </style:style>
    <style:style style:name="ce37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3"/>
    </style:style>
    <style:style style:name="ce37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4"/>
    </style:style>
    <style:style style:name="ce37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5"/>
    </style:style>
    <style:style style:name="ce37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6"/>
    </style:style>
    <style:style style:name="ce37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7"/>
    </style:style>
    <style:style style:name="ce37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8"/>
    </style:style>
    <style:style style:name="ce37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9"/>
    </style:style>
    <style:style style:name="ce37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0"/>
    </style:style>
    <style:style style:name="ce37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1"/>
    </style:style>
    <style:style style:name="ce37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2"/>
    </style:style>
    <style:style style:name="ce38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3"/>
    </style:style>
    <style:style style:name="ce38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D1"/>
    </style:style>
    <style:style style:name="ce382" style:family="table-cell" style:parent-style-name="Default">
      <style:map style:condition="cell-content()&gt;0" style:apply-style-name="Untitled1" style:base-cell-address="RED.J4"/>
    </style:style>
    <style:style style:name="ce383" style:family="table-cell" style:parent-style-name="Default">
      <style:map style:condition="cell-content()&gt;0" style:apply-style-name="Untitled1" style:base-cell-address="RED.J5"/>
    </style:style>
    <style:style style:name="ce384" style:family="table-cell" style:parent-style-name="Default">
      <style:map style:condition="cell-content()&gt;0" style:apply-style-name="Untitled1" style:base-cell-address="RED.J7"/>
    </style:style>
    <style:style style:name="ce385" style:family="table-cell" style:parent-style-name="Default">
      <style:map style:condition="cell-content()&gt;0" style:apply-style-name="Untitled1" style:base-cell-address="RED.J8"/>
    </style:style>
    <style:style style:name="ce386" style:family="table-cell" style:parent-style-name="Default">
      <style:map style:condition="cell-content()&gt;0" style:apply-style-name="Untitled1" style:base-cell-address="RED.J9"/>
    </style:style>
    <style:style style:name="ce387" style:family="table-cell" style:parent-style-name="Default">
      <style:map style:condition="cell-content()&gt;0" style:apply-style-name="Untitled1" style:base-cell-address="RED.J8"/>
    </style:style>
    <style:style style:name="ce388" style:family="table-cell" style:parent-style-name="Default">
      <style:map style:condition="cell-content()&gt;0" style:apply-style-name="Untitled1" style:base-cell-address="RED.J11"/>
    </style:style>
    <style:style style:name="ce389" style:family="table-cell" style:parent-style-name="Default">
      <style:map style:condition="cell-content()&gt;0" style:apply-style-name="Untitled1" style:base-cell-address="RED.J12"/>
    </style:style>
    <style:style style:name="ce390" style:family="table-cell" style:parent-style-name="Default">
      <style:map style:condition="cell-content()&gt;0" style:apply-style-name="Untitled1" style:base-cell-address="RED.J13"/>
    </style:style>
    <style:style style:name="ce391" style:family="table-cell" style:parent-style-name="Default">
      <style:map style:condition="cell-content()&gt;0" style:apply-style-name="Untitled1" style:base-cell-address="RED.J14"/>
    </style:style>
    <style:style style:name="ce392" style:family="table-cell" style:parent-style-name="Default">
      <style:map style:condition="cell-content()&gt;0" style:apply-style-name="Untitled1" style:base-cell-address="RED.J15"/>
    </style:style>
    <style:style style:name="ce393" style:family="table-cell" style:parent-style-name="Default">
      <style:map style:condition="cell-content()&gt;0" style:apply-style-name="Untitled1" style:base-cell-address="RED.J16"/>
    </style:style>
    <style:style style:name="ce394" style:family="table-cell" style:parent-style-name="Default">
      <style:map style:condition="cell-content()&gt;0" style:apply-style-name="Untitled1" style:base-cell-address="RED.J17"/>
    </style:style>
    <style:style style:name="ce395" style:family="table-cell" style:parent-style-name="Default">
      <style:map style:condition="cell-content()&gt;0" style:apply-style-name="Untitled1" style:base-cell-address="RED.J18"/>
    </style:style>
    <style:style style:name="ce396" style:family="table-cell" style:parent-style-name="Default">
      <style:map style:condition="cell-content()&gt;0" style:apply-style-name="Untitled1" style:base-cell-address="RED.J19"/>
    </style:style>
    <style:style style:name="ce397" style:family="table-cell" style:parent-style-name="Default">
      <style:map style:condition="cell-content()&gt;0" style:apply-style-name="Untitled1" style:base-cell-address="RED.J20"/>
    </style:style>
    <style:style style:name="ce398" style:family="table-cell" style:parent-style-name="Default">
      <style:map style:condition="cell-content()&gt;0" style:apply-style-name="Untitled1" style:base-cell-address="RED.J21"/>
    </style:style>
    <style:style style:name="ce399" style:family="table-cell" style:parent-style-name="Default">
      <style:map style:condition="cell-content()&gt;0" style:apply-style-name="Untitled1" style:base-cell-address="RED.J22"/>
    </style:style>
    <style:style style:name="ce400" style:family="table-cell" style:parent-style-name="Default">
      <style:map style:condition="cell-content()&gt;0" style:apply-style-name="Untitled1" style:base-cell-address="RED.J23"/>
    </style:style>
    <style:style style:name="ce401" style:family="table-cell" style:parent-style-name="Default">
      <style:map style:condition="cell-content()&gt;0" style:apply-style-name="Untitled1" style:base-cell-address="RED.J24"/>
    </style:style>
    <style:style style:name="ce402" style:family="table-cell" style:parent-style-name="Default">
      <style:map style:condition="cell-content()&gt;0" style:apply-style-name="Untitled1" style:base-cell-address="RED.J25"/>
    </style:style>
    <style:style style:name="ce403" style:family="table-cell" style:parent-style-name="Default">
      <style:map style:condition="cell-content()&gt;0" style:apply-style-name="Untitled1" style:base-cell-address="RED.J26"/>
    </style:style>
    <style:style style:name="ce404" style:family="table-cell" style:parent-style-name="Default">
      <style:map style:condition="cell-content()&gt;0" style:apply-style-name="Untitled1" style:base-cell-address="RED.J27"/>
    </style:style>
    <style:style style:name="ce405" style:family="table-cell" style:parent-style-name="Default">
      <style:map style:condition="cell-content()&gt;0" style:apply-style-name="Untitled1" style:base-cell-address="RED.J28"/>
    </style:style>
    <style:style style:name="ce406" style:family="table-cell" style:parent-style-name="Default">
      <style:map style:condition="cell-content()&gt;0" style:apply-style-name="Untitled1" style:base-cell-address="RED.J29"/>
    </style:style>
    <style:style style:name="ce407" style:family="table-cell" style:parent-style-name="Default">
      <style:map style:condition="cell-content()&gt;0" style:apply-style-name="Untitled1" style:base-cell-address="RED.J30"/>
    </style:style>
    <style:style style:name="ce408" style:family="table-cell" style:parent-style-name="Default">
      <style:map style:condition="cell-content()&gt;0" style:apply-style-name="Untitled1" style:base-cell-address="RED.J31"/>
    </style:style>
    <style:style style:name="ce409" style:family="table-cell" style:parent-style-name="Default">
      <style:map style:condition="cell-content()&gt;0" style:apply-style-name="Untitled1" style:base-cell-address="RED.J32"/>
    </style:style>
    <style:style style:name="ce410" style:family="table-cell" style:parent-style-name="Default">
      <style:map style:condition="cell-content()&gt;0" style:apply-style-name="Untitled1" style:base-cell-address="RED.J33"/>
    </style:style>
    <style:style style:name="ce411" style:family="table-cell" style:parent-style-name="Default">
      <style:map style:condition="cell-content()&gt;0" style:apply-style-name="Untitled1" style:base-cell-address="RED.J34"/>
    </style:style>
    <style:style style:name="ce412" style:family="table-cell" style:parent-style-name="Default">
      <style:map style:condition="cell-content()&gt;0" style:apply-style-name="Untitled1" style:base-cell-address="RED.J35"/>
    </style:style>
    <style:style style:name="ce413" style:family="table-cell" style:parent-style-name="Default">
      <style:map style:condition="cell-content()&gt;0" style:apply-style-name="Untitled1" style:base-cell-address="RED.J36"/>
    </style:style>
    <style:style style:name="ce414" style:family="table-cell" style:parent-style-name="Default">
      <style:map style:condition="cell-content()&gt;0" style:apply-style-name="Untitled1" style:base-cell-address="RED.J37"/>
    </style:style>
    <style:style style:name="ce415" style:family="table-cell" style:parent-style-name="Default">
      <style:map style:condition="cell-content()&gt;0" style:apply-style-name="Untitled1" style:base-cell-address="RED.J38"/>
    </style:style>
    <style:style style:name="ce416" style:family="table-cell" style:parent-style-name="Default">
      <style:map style:condition="cell-content()&gt;0" style:apply-style-name="Untitled1" style:base-cell-address="RED.J39"/>
    </style:style>
    <style:style style:name="ce417" style:family="table-cell" style:parent-style-name="Default">
      <style:map style:condition="cell-content()&gt;0" style:apply-style-name="Untitled1" style:base-cell-address="RED.J40"/>
    </style:style>
    <style:style style:name="ce418" style:family="table-cell" style:parent-style-name="Default">
      <style:map style:condition="cell-content()&gt;0" style:apply-style-name="Untitled1" style:base-cell-address="RED.J41"/>
    </style:style>
    <style:style style:name="ce419" style:family="table-cell" style:parent-style-name="Default">
      <style:map style:condition="cell-content()&gt;0" style:apply-style-name="Untitled1" style:base-cell-address="RED.J42"/>
    </style:style>
    <style:style style:name="ce420" style:family="table-cell" style:parent-style-name="Default">
      <style:map style:condition="cell-content()&gt;0" style:apply-style-name="Untitled1" style:base-cell-address="RED.J43"/>
    </style:style>
    <style:style style:name="ce421" style:family="table-cell" style:parent-style-name="Default">
      <style:map style:condition="cell-content()&gt;0" style:apply-style-name="Untitled1" style:base-cell-address="RED.J44"/>
    </style:style>
    <style:style style:name="ce422" style:family="table-cell" style:parent-style-name="Default">
      <style:map style:condition="cell-content()&gt;0" style:apply-style-name="Untitled1" style:base-cell-address="RED.J45"/>
    </style:style>
    <style:style style:name="ce423" style:family="table-cell" style:parent-style-name="Default">
      <style:map style:condition="cell-content()&gt;0" style:apply-style-name="Untitled1" style:base-cell-address="RED.J46"/>
    </style:style>
    <style:style style:name="ce424" style:family="table-cell" style:parent-style-name="Default">
      <style:map style:condition="cell-content()&gt;0" style:apply-style-name="Untitled1" style:base-cell-address="RED.J47"/>
    </style:style>
    <style:style style:name="ce425" style:family="table-cell" style:parent-style-name="Default">
      <style:map style:condition="cell-content()&gt;0" style:apply-style-name="Untitled1" style:base-cell-address="RED.J48"/>
    </style:style>
    <style:style style:name="ce426" style:family="table-cell" style:parent-style-name="Default">
      <style:map style:condition="cell-content()&gt;0" style:apply-style-name="Untitled1" style:base-cell-address="RED.J49"/>
    </style:style>
    <style:style style:name="ce427" style:family="table-cell" style:parent-style-name="Default">
      <style:map style:condition="cell-content()&gt;0" style:apply-style-name="Untitled1" style:base-cell-address="RED.J50"/>
    </style:style>
    <style:style style:name="ce428" style:family="table-cell" style:parent-style-name="Default">
      <style:map style:condition="cell-content()&gt;0" style:apply-style-name="Untitled1" style:base-cell-address="RED.J51"/>
    </style:style>
    <style:style style:name="ce429" style:family="table-cell" style:parent-style-name="Default">
      <style:map style:condition="cell-content()&gt;0" style:apply-style-name="Untitled1" style:base-cell-address="RED.J52"/>
    </style:style>
    <style:style style:name="ce430" style:family="table-cell" style:parent-style-name="Default">
      <style:map style:condition="cell-content()&gt;0" style:apply-style-name="Untitled1" style:base-cell-address="RED.J53"/>
    </style:style>
    <style:style style:name="ce431" style:family="table-cell" style:parent-style-name="Default">
      <style:map style:condition="cell-content()&gt;0" style:apply-style-name="Untitled1" style:base-cell-address="RED.J54"/>
    </style:style>
    <style:style style:name="ce432" style:family="table-cell" style:parent-style-name="Default">
      <style:map style:condition="cell-content()&gt;0" style:apply-style-name="Untitled1" style:base-cell-address="RED.J55"/>
    </style:style>
    <style:style style:name="ce433" style:family="table-cell" style:parent-style-name="Default">
      <style:map style:condition="cell-content()&gt;0" style:apply-style-name="Untitled1" style:base-cell-address="RED.J56"/>
    </style:style>
    <style:style style:name="ce434" style:family="table-cell" style:parent-style-name="Default">
      <style:map style:condition="cell-content()&gt;0" style:apply-style-name="Untitled1" style:base-cell-address="RED.J57"/>
    </style:style>
    <style:style style:name="ce435" style:family="table-cell" style:parent-style-name="Default">
      <style:map style:condition="cell-content()&gt;0" style:apply-style-name="Untitled1" style:base-cell-address="RED.J58"/>
    </style:style>
    <style:style style:name="ce436" style:family="table-cell" style:parent-style-name="Default">
      <style:map style:condition="cell-content()&gt;0" style:apply-style-name="Untitled1" style:base-cell-address="RED.J59"/>
    </style:style>
    <style:style style:name="ce437" style:family="table-cell" style:parent-style-name="Default">
      <style:map style:condition="cell-content()&gt;0" style:apply-style-name="Untitled1" style:base-cell-address="RED.J60"/>
    </style:style>
    <style:style style:name="ce438" style:family="table-cell" style:parent-style-name="Default">
      <style:map style:condition="cell-content()&gt;0" style:apply-style-name="Untitled1" style:base-cell-address="RED.J61"/>
    </style:style>
    <style:style style:name="ce439" style:family="table-cell" style:parent-style-name="Default">
      <style:map style:condition="cell-content()&gt;0" style:apply-style-name="Untitled1" style:base-cell-address="RED.J62"/>
    </style:style>
    <style:style style:name="ce440" style:family="table-cell" style:parent-style-name="Default">
      <style:map style:condition="cell-content()&gt;0" style:apply-style-name="Untitled1" style:base-cell-address="RED.J63"/>
    </style:style>
    <style:style style:name="ce441" style:family="table-cell" style:parent-style-name="Default">
      <style:map style:condition="cell-content()&gt;0" style:apply-style-name="Untitled1" style:base-cell-address="RED.J64"/>
    </style:style>
    <style:style style:name="ce442" style:family="table-cell" style:parent-style-name="Default">
      <style:map style:condition="cell-content()&gt;0" style:apply-style-name="Untitled1" style:base-cell-address="RED.J65"/>
    </style:style>
    <style:style style:name="ce443" style:family="table-cell" style:parent-style-name="Default">
      <style:map style:condition="cell-content()&gt;0" style:apply-style-name="Untitled1" style:base-cell-address="RED.J66"/>
    </style:style>
    <style:style style:name="ce444" style:family="table-cell" style:parent-style-name="Default">
      <style:map style:condition="cell-content()&gt;0" style:apply-style-name="Untitled1" style:base-cell-address="RED.J67"/>
    </style:style>
    <style:style style:name="ce445" style:family="table-cell" style:parent-style-name="Default">
      <style:map style:condition="cell-content()&gt;0" style:apply-style-name="Untitled1" style:base-cell-address="RED.J68"/>
    </style:style>
    <style:style style:name="ce446" style:family="table-cell" style:parent-style-name="Default">
      <style:map style:condition="cell-content()&gt;0" style:apply-style-name="Untitled1" style:base-cell-address="RED.J69"/>
    </style:style>
    <style:style style:name="ce447" style:family="table-cell" style:parent-style-name="Default">
      <style:map style:condition="cell-content()&gt;0" style:apply-style-name="Untitled1" style:base-cell-address="RED.J70"/>
    </style:style>
    <style:style style:name="ce448" style:family="table-cell" style:parent-style-name="Default">
      <style:map style:condition="cell-content()&gt;0" style:apply-style-name="Untitled1" style:base-cell-address="RED.J71"/>
    </style:style>
    <style:style style:name="ce449" style:family="table-cell" style:parent-style-name="Default">
      <style:map style:condition="cell-content()&gt;0" style:apply-style-name="Untitled1" style:base-cell-address="RED.J72"/>
    </style:style>
    <style:style style:name="ce450" style:family="table-cell" style:parent-style-name="Default">
      <style:map style:condition="cell-content()&gt;0" style:apply-style-name="Untitled1" style:base-cell-address="RED.J73"/>
    </style:style>
    <style:style style:name="ce451" style:family="table-cell" style:parent-style-name="Default">
      <style:map style:condition="cell-content()&gt;0" style:apply-style-name="Untitled1" style:base-cell-address="RED.J74"/>
    </style:style>
    <style:style style:name="ce452" style:family="table-cell" style:parent-style-name="Default">
      <style:map style:condition="cell-content()&gt;0" style:apply-style-name="Untitled1" style:base-cell-address="RED.J75"/>
    </style:style>
    <style:style style:name="ce453" style:family="table-cell" style:parent-style-name="Default">
      <style:map style:condition="cell-content()&gt;0" style:apply-style-name="Untitled1" style:base-cell-address="RED.J76"/>
    </style:style>
    <style:style style:name="ce454" style:family="table-cell" style:parent-style-name="Default">
      <style:map style:condition="cell-content()&gt;0" style:apply-style-name="Untitled1" style:base-cell-address="RED.J77"/>
    </style:style>
    <style:style style:name="ce455" style:family="table-cell" style:parent-style-name="Default">
      <style:map style:condition="cell-content()&gt;0" style:apply-style-name="Untitled1" style:base-cell-address="RED.J78"/>
    </style:style>
    <style:style style:name="ce456" style:family="table-cell" style:parent-style-name="Default">
      <style:map style:condition="cell-content()&gt;0" style:apply-style-name="Untitled1" style:base-cell-address="RED.J79"/>
    </style:style>
    <style:style style:name="ce457" style:family="table-cell" style:parent-style-name="Default">
      <style:map style:condition="cell-content()&gt;0" style:apply-style-name="Untitled1" style:base-cell-address="RED.J80"/>
    </style:style>
    <style:style style:name="ce458" style:family="table-cell" style:parent-style-name="Default">
      <style:map style:condition="cell-content()&gt;0" style:apply-style-name="Untitled1" style:base-cell-address="RED.J81"/>
    </style:style>
    <style:style style:name="ce459" style:family="table-cell" style:parent-style-name="Default">
      <style:map style:condition="cell-content()&gt;0" style:apply-style-name="Untitled1" style:base-cell-address="RED.J82"/>
    </style:style>
    <style:style style:name="ce460" style:family="table-cell" style:parent-style-name="Default">
      <style:map style:condition="cell-content()&gt;0" style:apply-style-name="Untitled1" style:base-cell-address="RED.J83"/>
    </style:style>
    <style:style style:name="ce461" style:family="table-cell" style:parent-style-name="Default">
      <style:map style:condition="cell-content()&gt;0" style:apply-style-name="Untitled1" style:base-cell-address="RED.J84"/>
    </style:style>
    <style:style style:name="ce462" style:family="table-cell" style:parent-style-name="Default">
      <style:map style:condition="cell-content()&gt;0" style:apply-style-name="Untitled1" style:base-cell-address="RED.J85"/>
    </style:style>
    <style:style style:name="ce463" style:family="table-cell" style:parent-style-name="Default">
      <style:map style:condition="cell-content()&gt;0" style:apply-style-name="Untitled1" style:base-cell-address="RED.J86"/>
    </style:style>
    <style:style style:name="ce464" style:family="table-cell" style:parent-style-name="Default">
      <style:map style:condition="cell-content()&gt;0" style:apply-style-name="Untitled1" style:base-cell-address="RED.J87"/>
    </style:style>
    <style:style style:name="ce465" style:family="table-cell" style:parent-style-name="Default">
      <style:map style:condition="cell-content()&gt;0" style:apply-style-name="Untitled1" style:base-cell-address="RED.J88"/>
    </style:style>
    <style:style style:name="ce466" style:family="table-cell" style:parent-style-name="Default">
      <style:map style:condition="cell-content()&gt;0" style:apply-style-name="Untitled1" style:base-cell-address="RED.J89"/>
    </style:style>
    <style:style style:name="ce467" style:family="table-cell" style:parent-style-name="Default">
      <style:map style:condition="cell-content()&gt;0" style:apply-style-name="Untitled1" style:base-cell-address="RED.J90"/>
    </style:style>
    <style:style style:name="ce468" style:family="table-cell" style:parent-style-name="Default">
      <style:map style:condition="cell-content()&gt;0" style:apply-style-name="Untitled1" style:base-cell-address="RED.J91"/>
    </style:style>
    <style:style style:name="ce469" style:family="table-cell" style:parent-style-name="Default">
      <style:map style:condition="cell-content()&gt;0" style:apply-style-name="Untitled1" style:base-cell-address="RED.J92"/>
    </style:style>
    <style:style style:name="ce470" style:family="table-cell" style:parent-style-name="Default">
      <style:map style:condition="cell-content()&gt;0" style:apply-style-name="Untitled1" style:base-cell-address="RED.J93"/>
    </style:style>
    <style:style style:name="ce471" style:family="table-cell" style:parent-style-name="Default">
      <style:map style:condition="cell-content()&gt;0" style:apply-style-name="Untitled1" style:base-cell-address="RED.J94"/>
    </style:style>
    <style:style style:name="ce472" style:family="table-cell" style:parent-style-name="Default">
      <style:map style:condition="cell-content()&gt;0" style:apply-style-name="Untitled1" style:base-cell-address="RED.J95"/>
    </style:style>
    <style:style style:name="ce473" style:family="table-cell" style:parent-style-name="Default">
      <style:map style:condition="cell-content()&gt;0" style:apply-style-name="Untitled1" style:base-cell-address="RED.J96"/>
    </style:style>
    <style:style style:name="ce474" style:family="table-cell" style:parent-style-name="Default">
      <style:map style:condition="cell-content()&gt;0" style:apply-style-name="Untitled1" style:base-cell-address="RED.J97"/>
    </style:style>
    <style:style style:name="ce475" style:family="table-cell" style:parent-style-name="Default">
      <style:map style:condition="cell-content()&gt;0" style:apply-style-name="Untitled1" style:base-cell-address="RED.J98"/>
    </style:style>
    <style:style style:name="ce476" style:family="table-cell" style:parent-style-name="Default">
      <style:map style:condition="cell-content()&gt;0" style:apply-style-name="Untitled1" style:base-cell-address="RED.J99"/>
    </style:style>
    <style:style style:name="ce477" style:family="table-cell" style:parent-style-name="Default">
      <style:map style:condition="cell-content()&gt;0" style:apply-style-name="Untitled1" style:base-cell-address="RED.J100"/>
    </style:style>
    <style:style style:name="ce478" style:family="table-cell" style:parent-style-name="Default">
      <style:map style:condition="cell-content()&gt;0" style:apply-style-name="Untitled1" style:base-cell-address="RED.J101"/>
    </style:style>
    <style:style style:name="ce479" style:family="table-cell" style:parent-style-name="Default">
      <style:map style:condition="cell-content()&gt;0" style:apply-style-name="Untitled1" style:base-cell-address="RED.J102"/>
    </style:style>
    <style:style style:name="ce480" style:family="table-cell" style:parent-style-name="Default">
      <style:map style:condition="cell-content()&gt;0" style:apply-style-name="Untitled1" style:base-cell-address="RED.J103"/>
    </style:style>
    <style:style style:name="ce481" style:family="table-cell" style:parent-style-name="Default">
      <style:map style:condition="cell-content()&gt;0" style:apply-style-name="Untitled1" style:base-cell-address="RED.J104"/>
    </style:style>
    <style:style style:name="ce482" style:family="table-cell" style:parent-style-name="Default">
      <style:map style:condition="cell-content()&gt;0" style:apply-style-name="Untitled1" style:base-cell-address="RED.J105"/>
    </style:style>
    <style:style style:name="ce483" style:family="table-cell" style:parent-style-name="Default">
      <style:map style:condition="cell-content()&gt;0" style:apply-style-name="Untitled1" style:base-cell-address="RED.J106"/>
    </style:style>
    <style:style style:name="ce484" style:family="table-cell" style:parent-style-name="Default">
      <style:map style:condition="cell-content()&gt;0" style:apply-style-name="Untitled1" style:base-cell-address="RED.J107"/>
    </style:style>
    <style:style style:name="ce485" style:family="table-cell" style:parent-style-name="Default">
      <style:map style:condition="cell-content()&gt;0" style:apply-style-name="Untitled1" style:base-cell-address="RED.J108"/>
    </style:style>
    <style:style style:name="ce486" style:family="table-cell" style:parent-style-name="Default">
      <style:map style:condition="cell-content()&gt;0" style:apply-style-name="Untitled1" style:base-cell-address="RED.J109"/>
    </style:style>
    <style:style style:name="ce487" style:family="table-cell" style:parent-style-name="Default">
      <style:map style:condition="cell-content()&gt;0" style:apply-style-name="Untitled1" style:base-cell-address="RED.J110"/>
    </style:style>
    <style:style style:name="ce488" style:family="table-cell" style:parent-style-name="Default">
      <style:map style:condition="cell-content()&gt;0" style:apply-style-name="Untitled1" style:base-cell-address="RED.J111"/>
    </style:style>
    <style:style style:name="ce489" style:family="table-cell" style:parent-style-name="Default">
      <style:map style:condition="cell-content()&gt;0" style:apply-style-name="Untitled1" style:base-cell-address="RED.J112"/>
    </style:style>
    <style:style style:name="ce490" style:family="table-cell" style:parent-style-name="Default">
      <style:map style:condition="cell-content()&gt;0" style:apply-style-name="Untitled1" style:base-cell-address="RED.J113"/>
    </style:style>
    <style:style style:name="ce491" style:family="table-cell" style:parent-style-name="Default">
      <style:map style:condition="cell-content()&gt;0" style:apply-style-name="Untitled1" style:base-cell-address="RED.J114"/>
    </style:style>
    <style:style style:name="ce492" style:family="table-cell" style:parent-style-name="Default">
      <style:map style:condition="cell-content()&gt;0" style:apply-style-name="Untitled1" style:base-cell-address="RED.J115"/>
    </style:style>
    <style:style style:name="ce493" style:family="table-cell" style:parent-style-name="Default">
      <style:map style:condition="cell-content()&gt;0" style:apply-style-name="Untitled1" style:base-cell-address="RED.J116"/>
    </style:style>
    <style:style style:name="ce494" style:family="table-cell" style:parent-style-name="Default">
      <style:map style:condition="cell-content()&gt;0" style:apply-style-name="Untitled1" style:base-cell-address="RED.J117"/>
    </style:style>
    <style:style style:name="ce495" style:family="table-cell" style:parent-style-name="Default">
      <style:map style:condition="cell-content()&gt;0" style:apply-style-name="Untitled1" style:base-cell-address="RED.J118"/>
    </style:style>
    <style:style style:name="ce496" style:family="table-cell" style:parent-style-name="Default">
      <style:map style:condition="cell-content()&gt;0" style:apply-style-name="Untitled1" style:base-cell-address="RED.J119"/>
    </style:style>
    <style:style style:name="ce497" style:family="table-cell" style:parent-style-name="Default">
      <style:map style:condition="cell-content()&gt;0" style:apply-style-name="Untitled1" style:base-cell-address="RED.J120"/>
    </style:style>
    <style:style style:name="ce498" style:family="table-cell" style:parent-style-name="Default">
      <style:map style:condition="cell-content()&gt;0" style:apply-style-name="Untitled1" style:base-cell-address="RED.J121"/>
    </style:style>
    <style:style style:name="ce499" style:family="table-cell" style:parent-style-name="Default">
      <style:map style:condition="cell-content()&gt;0" style:apply-style-name="Untitled1" style:base-cell-address="RED.J122"/>
    </style:style>
    <style:style style:name="ce500" style:family="table-cell" style:parent-style-name="Default">
      <style:map style:condition="cell-content()&gt;0" style:apply-style-name="Untitled1" style:base-cell-address="RED.J123"/>
    </style:style>
    <style:style style:name="ce501" style:family="table-cell" style:parent-style-name="Default">
      <style:map style:condition="cell-content()&gt;0" style:apply-style-name="Untitled1" style:base-cell-address="RED.J124"/>
    </style:style>
    <style:style style:name="ce502" style:family="table-cell" style:parent-style-name="Default">
      <style:map style:condition="cell-content()&gt;0" style:apply-style-name="Untitled1" style:base-cell-address="RED.J125"/>
    </style:style>
    <style:style style:name="ce503" style:family="table-cell" style:parent-style-name="Default">
      <style:map style:condition="cell-content()&gt;0" style:apply-style-name="Untitled1" style:base-cell-address="RED.J126"/>
    </style:style>
    <style:style style:name="ce504" style:family="table-cell" style:parent-style-name="Default">
      <style:map style:condition="cell-content()&gt;0" style:apply-style-name="Untitled1" style:base-cell-address="RED.J127"/>
    </style:style>
    <style:style style:name="ce505" style:family="table-cell" style:parent-style-name="Default">
      <style:map style:condition="cell-content()&gt;0" style:apply-style-name="Untitled1" style:base-cell-address="RED.J128"/>
    </style:style>
    <style:style style:name="ce506" style:family="table-cell" style:parent-style-name="Default">
      <style:map style:condition="cell-content()&gt;0" style:apply-style-name="Untitled1" style:base-cell-address="RED.J129"/>
    </style:style>
    <style:style style:name="ce507" style:family="table-cell" style:parent-style-name="Default">
      <style:map style:condition="cell-content()&gt;0" style:apply-style-name="Untitled1" style:base-cell-address="RED.J130"/>
    </style:style>
    <style:style style:name="ce508" style:family="table-cell" style:parent-style-name="Default">
      <style:map style:condition="cell-content()&gt;0" style:apply-style-name="Untitled1" style:base-cell-address="RED.J131"/>
    </style:style>
    <style:style style:name="ce509" style:family="table-cell" style:parent-style-name="Default">
      <style:map style:condition="cell-content()&gt;0" style:apply-style-name="Untitled1" style:base-cell-address="RED.J132"/>
    </style:style>
    <style:style style:name="ce510" style:family="table-cell" style:parent-style-name="Default">
      <style:map style:condition="cell-content()&gt;0" style:apply-style-name="Untitled1" style:base-cell-address="RED.J133"/>
    </style:style>
    <style:style style:name="ce511" style:family="table-cell" style:parent-style-name="Default">
      <style:map style:condition="cell-content()&gt;0" style:apply-style-name="Untitled1" style:base-cell-address="RED.J134"/>
    </style:style>
    <style:style style:name="ce512" style:family="table-cell" style:parent-style-name="Default">
      <style:map style:condition="cell-content()&gt;0" style:apply-style-name="Untitled1" style:base-cell-address="RED.J135"/>
    </style:style>
    <style:style style:name="ce513" style:family="table-cell" style:parent-style-name="Default">
      <style:map style:condition="cell-content()&gt;0" style:apply-style-name="Untitled1" style:base-cell-address="RED.J136"/>
    </style:style>
    <style:style style:name="ce514" style:family="table-cell" style:parent-style-name="Default">
      <style:map style:condition="cell-content()&gt;0" style:apply-style-name="Untitled1" style:base-cell-address="RED.J137"/>
    </style:style>
    <style:style style:name="ce515" style:family="table-cell" style:parent-style-name="Default">
      <style:map style:condition="cell-content()&gt;0" style:apply-style-name="Untitled1" style:base-cell-address="RED.J138"/>
    </style:style>
    <style:style style:name="ce516" style:family="table-cell" style:parent-style-name="Default">
      <style:map style:condition="cell-content()&gt;0" style:apply-style-name="Untitled1" style:base-cell-address="RED.J139"/>
    </style:style>
    <style:style style:name="ce517" style:family="table-cell" style:parent-style-name="Default">
      <style:map style:condition="cell-content()&gt;0" style:apply-style-name="Untitled1" style:base-cell-address="RED.J140"/>
    </style:style>
    <style:style style:name="ce518" style:family="table-cell" style:parent-style-name="Default">
      <style:map style:condition="cell-content()&gt;0" style:apply-style-name="Untitled1" style:base-cell-address="RED.J141"/>
    </style:style>
    <style:style style:name="ce519" style:family="table-cell" style:parent-style-name="Default">
      <style:map style:condition="cell-content()&gt;0" style:apply-style-name="Untitled1" style:base-cell-address="RED.J142"/>
    </style:style>
    <style:style style:name="ce520" style:family="table-cell" style:parent-style-name="Default">
      <style:map style:condition="cell-content()&gt;0" style:apply-style-name="Untitled1" style:base-cell-address="RED.J143"/>
    </style:style>
    <style:style style:name="ce521" style:family="table-cell" style:parent-style-name="Default">
      <style:map style:condition="cell-content()&gt;0" style:apply-style-name="Untitled1" style:base-cell-address="RED.J144"/>
    </style:style>
    <style:style style:name="ce522" style:family="table-cell" style:parent-style-name="Default">
      <style:map style:condition="cell-content()&gt;0" style:apply-style-name="Untitled1" style:base-cell-address="RED.J145"/>
    </style:style>
    <style:style style:name="ce523" style:family="table-cell" style:parent-style-name="Default">
      <style:map style:condition="cell-content()&gt;0" style:apply-style-name="Untitled1" style:base-cell-address="RED.J146"/>
    </style:style>
    <style:style style:name="ce524" style:family="table-cell" style:parent-style-name="Default">
      <style:map style:condition="cell-content()&gt;0" style:apply-style-name="Untitled1" style:base-cell-address="RED.J147"/>
    </style:style>
    <style:style style:name="ce525" style:family="table-cell" style:parent-style-name="Default">
      <style:map style:condition="cell-content()&gt;0" style:apply-style-name="Untitled1" style:base-cell-address="RED.J148"/>
    </style:style>
    <style:style style:name="ce526" style:family="table-cell" style:parent-style-name="Default">
      <style:map style:condition="cell-content()&gt;0" style:apply-style-name="Untitled1" style:base-cell-address="RED.J149"/>
    </style:style>
    <style:style style:name="ce527" style:family="table-cell" style:parent-style-name="Default">
      <style:map style:condition="cell-content()&gt;0" style:apply-style-name="Untitled1" style:base-cell-address="RED.J150"/>
    </style:style>
    <style:style style:name="ce528" style:family="table-cell" style:parent-style-name="Default">
      <style:map style:condition="cell-content()&gt;0" style:apply-style-name="Untitled1" style:base-cell-address="RED.J151"/>
    </style:style>
    <style:style style:name="ce529" style:family="table-cell" style:parent-style-name="Default">
      <style:map style:condition="cell-content()&gt;0" style:apply-style-name="Untitled1" style:base-cell-address="RED.J152"/>
    </style:style>
    <style:style style:name="ce530" style:family="table-cell" style:parent-style-name="Default">
      <style:map style:condition="cell-content()&gt;0" style:apply-style-name="Untitled1" style:base-cell-address="RED.J153"/>
    </style:style>
    <style:style style:name="ce531" style:family="table-cell" style:parent-style-name="Default">
      <style:map style:condition="cell-content()&gt;0" style:apply-style-name="Untitled1" style:base-cell-address="RED.J154"/>
    </style:style>
    <style:style style:name="ce532" style:family="table-cell" style:parent-style-name="Default">
      <style:map style:condition="cell-content()&gt;0" style:apply-style-name="Untitled1" style:base-cell-address="RED.J155"/>
    </style:style>
    <style:style style:name="ce533" style:family="table-cell" style:parent-style-name="Default">
      <style:map style:condition="cell-content()&gt;0" style:apply-style-name="Untitled1" style:base-cell-address="RED.J156"/>
    </style:style>
    <style:style style:name="ce534" style:family="table-cell" style:parent-style-name="Default">
      <style:map style:condition="cell-content()&gt;0" style:apply-style-name="Untitled1" style:base-cell-address="RED.J157"/>
    </style:style>
    <style:style style:name="ce535" style:family="table-cell" style:parent-style-name="Default">
      <style:map style:condition="cell-content()&gt;0" style:apply-style-name="Untitled1" style:base-cell-address="RED.J158"/>
    </style:style>
    <style:style style:name="ce536" style:family="table-cell" style:parent-style-name="Default">
      <style:map style:condition="cell-content()&gt;0" style:apply-style-name="Untitled1" style:base-cell-address="RED.J159"/>
    </style:style>
    <style:style style:name="ce537" style:family="table-cell" style:parent-style-name="Default">
      <style:map style:condition="cell-content()&gt;0" style:apply-style-name="Untitled1" style:base-cell-address="RED.J160"/>
    </style:style>
    <style:style style:name="ce538" style:family="table-cell" style:parent-style-name="Default">
      <style:map style:condition="cell-content()&gt;0" style:apply-style-name="Untitled1" style:base-cell-address="RED.J161"/>
    </style:style>
    <style:style style:name="ce539" style:family="table-cell" style:parent-style-name="Default">
      <style:map style:condition="cell-content()&gt;0" style:apply-style-name="Untitled1" style:base-cell-address="RED.J162"/>
    </style:style>
    <style:style style:name="ce540" style:family="table-cell" style:parent-style-name="Default">
      <style:map style:condition="cell-content()&gt;0" style:apply-style-name="Untitled1" style:base-cell-address="RED.J163"/>
    </style:style>
    <style:style style:name="ce541" style:family="table-cell" style:parent-style-name="Default">
      <style:map style:condition="cell-content()&gt;0" style:apply-style-name="Untitled1" style:base-cell-address="RED.J164"/>
    </style:style>
    <style:style style:name="ce542" style:family="table-cell" style:parent-style-name="Default">
      <style:map style:condition="cell-content()&gt;0" style:apply-style-name="Untitled1" style:base-cell-address="RED.J165"/>
    </style:style>
    <style:style style:name="ce543" style:family="table-cell" style:parent-style-name="Default">
      <style:map style:condition="cell-content()&gt;0" style:apply-style-name="Untitled1" style:base-cell-address="RED.J166"/>
    </style:style>
    <style:style style:name="ce544" style:family="table-cell" style:parent-style-name="Default">
      <style:map style:condition="cell-content()&gt;0" style:apply-style-name="Untitled1" style:base-cell-address="RED.J167"/>
    </style:style>
    <style:style style:name="ce545" style:family="table-cell" style:parent-style-name="Default">
      <style:map style:condition="cell-content()&gt;0" style:apply-style-name="Untitled1" style:base-cell-address="RED.J168"/>
    </style:style>
    <style:style style:name="ce546" style:family="table-cell" style:parent-style-name="Default">
      <style:map style:condition="cell-content()&gt;0" style:apply-style-name="Untitled1" style:base-cell-address="RED.J169"/>
    </style:style>
    <style:style style:name="ce547" style:family="table-cell" style:parent-style-name="Default">
      <style:map style:condition="cell-content()&gt;0" style:apply-style-name="Untitled1" style:base-cell-address="RED.J170"/>
    </style:style>
    <style:style style:name="ce548" style:family="table-cell" style:parent-style-name="Default">
      <style:map style:condition="cell-content()&gt;0" style:apply-style-name="Untitled1" style:base-cell-address="RED.J171"/>
    </style:style>
    <style:style style:name="ce549" style:family="table-cell" style:parent-style-name="Default">
      <style:map style:condition="cell-content()&gt;0" style:apply-style-name="Untitled1" style:base-cell-address="RED.J172"/>
    </style:style>
    <style:style style:name="ce550" style:family="table-cell" style:parent-style-name="Default">
      <style:map style:condition="cell-content()&gt;0" style:apply-style-name="Untitled1" style:base-cell-address="RED.J173"/>
    </style:style>
    <style:style style:name="ce551" style:family="table-cell" style:parent-style-name="Default">
      <style:map style:condition="cell-content()&gt;0" style:apply-style-name="Untitled1" style:base-cell-address="RED.J174"/>
    </style:style>
    <style:style style:name="ce552" style:family="table-cell" style:parent-style-name="Default">
      <style:map style:condition="cell-content()&gt;0" style:apply-style-name="Untitled1" style:base-cell-address="RED.J175"/>
    </style:style>
    <style:style style:name="ce553" style:family="table-cell" style:parent-style-name="Default">
      <style:map style:condition="cell-content()&gt;0" style:apply-style-name="Untitled1" style:base-cell-address="RED.J176"/>
    </style:style>
    <style:style style:name="ce554" style:family="table-cell" style:parent-style-name="Default">
      <style:map style:condition="cell-content()&gt;0" style:apply-style-name="Untitled1" style:base-cell-address="RED.J177"/>
    </style:style>
    <style:style style:name="ce555" style:family="table-cell" style:parent-style-name="Default">
      <style:map style:condition="cell-content()&gt;0" style:apply-style-name="Untitled1" style:base-cell-address="RED.J178"/>
    </style:style>
    <style:style style:name="ce556" style:family="table-cell" style:parent-style-name="Default">
      <style:map style:condition="cell-content()&gt;0" style:apply-style-name="Untitled1" style:base-cell-address="RED.J179"/>
    </style:style>
    <style:style style:name="ce557" style:family="table-cell" style:parent-style-name="Default">
      <style:map style:condition="cell-content()&gt;0" style:apply-style-name="Untitled1" style:base-cell-address="RED.J180"/>
    </style:style>
    <style:style style:name="ce558" style:family="table-cell" style:parent-style-name="Default">
      <style:map style:condition="cell-content()&gt;0" style:apply-style-name="Untitled1" style:base-cell-address="RED.J181"/>
    </style:style>
    <style:style style:name="ce559" style:family="table-cell" style:parent-style-name="Default">
      <style:map style:condition="cell-content()&gt;0" style:apply-style-name="Untitled1" style:base-cell-address="RED.J182"/>
    </style:style>
    <style:style style:name="ce560" style:family="table-cell" style:parent-style-name="Default">
      <style:map style:condition="cell-content()&gt;0" style:apply-style-name="Untitled1" style:base-cell-address="RED.J183"/>
    </style:style>
    <style:style style:name="ce56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"/>
    </style:style>
    <style:style style:name="ce56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"/>
    </style:style>
    <style:style style:name="ce563" style:family="table-cell" style:parent-style-name="Default">
      <style:map style:condition="cell-content()&gt;0" style:apply-style-name="Untitled1" style:base-cell-address="RED.D1"/>
    </style:style>
    <style:style style:name="ce56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"/>
    </style:style>
    <style:style style:name="ce56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"/>
    </style:style>
    <style:style style:name="ce56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"/>
    </style:style>
    <style:style style:name="ce56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"/>
    </style:style>
    <style:style style:name="ce56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"/>
    </style:style>
    <style:style style:name="ce56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"/>
    </style:style>
    <style:style style:name="ce57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"/>
    </style:style>
    <style:style style:name="ce57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"/>
    </style:style>
    <style:style style:name="ce57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"/>
    </style:style>
    <style:style style:name="ce57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"/>
    </style:style>
    <style:style style:name="ce57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"/>
    </style:style>
    <style:style style:name="ce57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"/>
    </style:style>
    <style:style style:name="ce57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9"/>
    </style:style>
    <style:style style:name="ce57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0"/>
    </style:style>
    <style:style style:name="ce57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1"/>
    </style:style>
    <style:style style:name="ce57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2"/>
    </style:style>
    <style:style style:name="ce58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3"/>
    </style:style>
    <style:style style:name="ce58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4"/>
    </style:style>
    <style:style style:name="ce58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5"/>
    </style:style>
    <style:style style:name="ce58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6"/>
    </style:style>
    <style:style style:name="ce58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7"/>
    </style:style>
    <style:style style:name="ce58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8"/>
    </style:style>
    <style:style style:name="ce58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29"/>
    </style:style>
    <style:style style:name="ce58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0"/>
    </style:style>
    <style:style style:name="ce58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1"/>
    </style:style>
    <style:style style:name="ce58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2"/>
    </style:style>
    <style:style style:name="ce59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3"/>
    </style:style>
    <style:style style:name="ce59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4"/>
    </style:style>
    <style:style style:name="ce59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5"/>
    </style:style>
    <style:style style:name="ce59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6"/>
    </style:style>
    <style:style style:name="ce59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7"/>
    </style:style>
    <style:style style:name="ce59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8"/>
    </style:style>
    <style:style style:name="ce59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39"/>
    </style:style>
    <style:style style:name="ce59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0"/>
    </style:style>
    <style:style style:name="ce59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1"/>
    </style:style>
    <style:style style:name="ce59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2"/>
    </style:style>
    <style:style style:name="ce60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3"/>
    </style:style>
    <style:style style:name="ce60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4"/>
    </style:style>
    <style:style style:name="ce60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5"/>
    </style:style>
    <style:style style:name="ce60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6"/>
    </style:style>
    <style:style style:name="ce60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7"/>
    </style:style>
    <style:style style:name="ce60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8"/>
    </style:style>
    <style:style style:name="ce60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49"/>
    </style:style>
    <style:style style:name="ce60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0"/>
    </style:style>
    <style:style style:name="ce60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1"/>
    </style:style>
    <style:style style:name="ce60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2"/>
    </style:style>
    <style:style style:name="ce61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3"/>
    </style:style>
    <style:style style:name="ce61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4"/>
    </style:style>
    <style:style style:name="ce61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5"/>
    </style:style>
    <style:style style:name="ce61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6"/>
    </style:style>
    <style:style style:name="ce61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7"/>
    </style:style>
    <style:style style:name="ce61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8"/>
    </style:style>
    <style:style style:name="ce61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59"/>
    </style:style>
    <style:style style:name="ce61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0"/>
    </style:style>
    <style:style style:name="ce61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1"/>
    </style:style>
    <style:style style:name="ce61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2"/>
    </style:style>
    <style:style style:name="ce62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3"/>
    </style:style>
    <style:style style:name="ce62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4"/>
    </style:style>
    <style:style style:name="ce62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5"/>
    </style:style>
    <style:style style:name="ce62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6"/>
    </style:style>
    <style:style style:name="ce62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7"/>
    </style:style>
    <style:style style:name="ce62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8"/>
    </style:style>
    <style:style style:name="ce62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69"/>
    </style:style>
    <style:style style:name="ce62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0"/>
    </style:style>
    <style:style style:name="ce62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1"/>
    </style:style>
    <style:style style:name="ce62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2"/>
    </style:style>
    <style:style style:name="ce63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3"/>
    </style:style>
    <style:style style:name="ce63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4"/>
    </style:style>
    <style:style style:name="ce63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5"/>
    </style:style>
    <style:style style:name="ce63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6"/>
    </style:style>
    <style:style style:name="ce63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7"/>
    </style:style>
    <style:style style:name="ce63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8"/>
    </style:style>
    <style:style style:name="ce63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79"/>
    </style:style>
    <style:style style:name="ce63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0"/>
    </style:style>
    <style:style style:name="ce63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1"/>
    </style:style>
    <style:style style:name="ce63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2"/>
    </style:style>
    <style:style style:name="ce64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3"/>
    </style:style>
    <style:style style:name="ce64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4"/>
    </style:style>
    <style:style style:name="ce64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5"/>
    </style:style>
    <style:style style:name="ce64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6"/>
    </style:style>
    <style:style style:name="ce64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7"/>
    </style:style>
    <style:style style:name="ce64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8"/>
    </style:style>
    <style:style style:name="ce64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89"/>
    </style:style>
    <style:style style:name="ce64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0"/>
    </style:style>
    <style:style style:name="ce64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1"/>
    </style:style>
    <style:style style:name="ce64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2"/>
    </style:style>
    <style:style style:name="ce65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3"/>
    </style:style>
    <style:style style:name="ce65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4"/>
    </style:style>
    <style:style style:name="ce65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5"/>
    </style:style>
    <style:style style:name="ce65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6"/>
    </style:style>
    <style:style style:name="ce65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7"/>
    </style:style>
    <style:style style:name="ce65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8"/>
    </style:style>
    <style:style style:name="ce65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99"/>
    </style:style>
    <style:style style:name="ce65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0"/>
    </style:style>
    <style:style style:name="ce65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1"/>
    </style:style>
    <style:style style:name="ce65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2"/>
    </style:style>
    <style:style style:name="ce66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3"/>
    </style:style>
    <style:style style:name="ce66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4"/>
    </style:style>
    <style:style style:name="ce66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5"/>
    </style:style>
    <style:style style:name="ce66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6"/>
    </style:style>
    <style:style style:name="ce66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7"/>
    </style:style>
    <style:style style:name="ce66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8"/>
    </style:style>
    <style:style style:name="ce66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09"/>
    </style:style>
    <style:style style:name="ce66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0"/>
    </style:style>
    <style:style style:name="ce66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1"/>
    </style:style>
    <style:style style:name="ce66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2"/>
    </style:style>
    <style:style style:name="ce67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3"/>
    </style:style>
    <style:style style:name="ce67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4"/>
    </style:style>
    <style:style style:name="ce67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5"/>
    </style:style>
    <style:style style:name="ce67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6"/>
    </style:style>
    <style:style style:name="ce67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7"/>
    </style:style>
    <style:style style:name="ce67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8"/>
    </style:style>
    <style:style style:name="ce67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19"/>
    </style:style>
    <style:style style:name="ce67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0"/>
    </style:style>
    <style:style style:name="ce67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1"/>
    </style:style>
    <style:style style:name="ce67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2"/>
    </style:style>
    <style:style style:name="ce68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3"/>
    </style:style>
    <style:style style:name="ce68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4"/>
    </style:style>
    <style:style style:name="ce68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5"/>
    </style:style>
    <style:style style:name="ce68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6"/>
    </style:style>
    <style:style style:name="ce68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7"/>
    </style:style>
    <style:style style:name="ce68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8"/>
    </style:style>
    <style:style style:name="ce68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29"/>
    </style:style>
    <style:style style:name="ce68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0"/>
    </style:style>
    <style:style style:name="ce68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1"/>
    </style:style>
    <style:style style:name="ce68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2"/>
    </style:style>
    <style:style style:name="ce69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3"/>
    </style:style>
    <style:style style:name="ce69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4"/>
    </style:style>
    <style:style style:name="ce69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5"/>
    </style:style>
    <style:style style:name="ce69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6"/>
    </style:style>
    <style:style style:name="ce69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7"/>
    </style:style>
    <style:style style:name="ce69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8"/>
    </style:style>
    <style:style style:name="ce69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39"/>
    </style:style>
    <style:style style:name="ce69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0"/>
    </style:style>
    <style:style style:name="ce69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1"/>
    </style:style>
    <style:style style:name="ce69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2"/>
    </style:style>
    <style:style style:name="ce70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3"/>
    </style:style>
    <style:style style:name="ce70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4"/>
    </style:style>
    <style:style style:name="ce70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5"/>
    </style:style>
    <style:style style:name="ce70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6"/>
    </style:style>
    <style:style style:name="ce70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7"/>
    </style:style>
    <style:style style:name="ce70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8"/>
    </style:style>
    <style:style style:name="ce70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49"/>
    </style:style>
    <style:style style:name="ce70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0"/>
    </style:style>
    <style:style style:name="ce70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1"/>
    </style:style>
    <style:style style:name="ce70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2"/>
    </style:style>
    <style:style style:name="ce71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3"/>
    </style:style>
    <style:style style:name="ce71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4"/>
    </style:style>
    <style:style style:name="ce71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5"/>
    </style:style>
    <style:style style:name="ce71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6"/>
    </style:style>
    <style:style style:name="ce71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7"/>
    </style:style>
    <style:style style:name="ce71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8"/>
    </style:style>
    <style:style style:name="ce71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59"/>
    </style:style>
    <style:style style:name="ce71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0"/>
    </style:style>
    <style:style style:name="ce71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1"/>
    </style:style>
    <style:style style:name="ce71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2"/>
    </style:style>
    <style:style style:name="ce72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3"/>
    </style:style>
    <style:style style:name="ce72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4"/>
    </style:style>
    <style:style style:name="ce72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5"/>
    </style:style>
    <style:style style:name="ce72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6"/>
    </style:style>
    <style:style style:name="ce72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7"/>
    </style:style>
    <style:style style:name="ce72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8"/>
    </style:style>
    <style:style style:name="ce72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69"/>
    </style:style>
    <style:style style:name="ce72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0"/>
    </style:style>
    <style:style style:name="ce72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1"/>
    </style:style>
    <style:style style:name="ce72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2"/>
    </style:style>
    <style:style style:name="ce73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3"/>
    </style:style>
    <style:style style:name="ce731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4"/>
    </style:style>
    <style:style style:name="ce732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5"/>
    </style:style>
    <style:style style:name="ce733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6"/>
    </style:style>
    <style:style style:name="ce734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7"/>
    </style:style>
    <style:style style:name="ce735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8"/>
    </style:style>
    <style:style style:name="ce73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79"/>
    </style:style>
    <style:style style:name="ce737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0"/>
    </style:style>
    <style:style style:name="ce73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1"/>
    </style:style>
    <style:style style:name="ce739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2"/>
    </style:style>
    <style:style style:name="ce740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J183"/>
    </style:style>
    <style:style style:name="ce74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map style:condition="cell-content()&gt;0" style:apply-style-name="Untitled1" style:base-cell-address="RED.D1"/>
    </style:style>
    <style:style style:name="ce74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"/>
    </style:style>
    <style:style style:name="ce74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"/>
    </style:style>
    <style:style style:name="ce74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map style:condition="cell-content()&gt;0" style:apply-style-name="Untitled1" style:base-cell-address="RED.D1"/>
    </style:style>
    <style:style style:name="ce74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"/>
    </style:style>
    <style:style style:name="ce74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"/>
    </style:style>
    <style:style style:name="ce74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"/>
    </style:style>
    <style:style style:name="ce74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"/>
    </style:style>
    <style:style style:name="ce74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"/>
    </style:style>
    <style:style style:name="ce75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"/>
    </style:style>
    <style:style style:name="ce75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"/>
    </style:style>
    <style:style style:name="ce75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"/>
    </style:style>
    <style:style style:name="ce75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"/>
    </style:style>
    <style:style style:name="ce75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"/>
    </style:style>
    <style:style style:name="ce75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"/>
    </style:style>
    <style:style style:name="ce75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8"/>
    </style:style>
    <style:style style:name="ce75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9"/>
    </style:style>
    <style:style style:name="ce75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0"/>
    </style:style>
    <style:style style:name="ce75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1"/>
    </style:style>
    <style:style style:name="ce76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2"/>
    </style:style>
    <style:style style:name="ce76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3"/>
    </style:style>
    <style:style style:name="ce76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4"/>
    </style:style>
    <style:style style:name="ce76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5"/>
    </style:style>
    <style:style style:name="ce76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6"/>
    </style:style>
    <style:style style:name="ce76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7"/>
    </style:style>
    <style:style style:name="ce76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8"/>
    </style:style>
    <style:style style:name="ce76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29"/>
    </style:style>
    <style:style style:name="ce76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0"/>
    </style:style>
    <style:style style:name="ce76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1"/>
    </style:style>
    <style:style style:name="ce77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2"/>
    </style:style>
    <style:style style:name="ce77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3"/>
    </style:style>
    <style:style style:name="ce77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4"/>
    </style:style>
    <style:style style:name="ce77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5"/>
    </style:style>
    <style:style style:name="ce77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6"/>
    </style:style>
    <style:style style:name="ce77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7"/>
    </style:style>
    <style:style style:name="ce77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8"/>
    </style:style>
    <style:style style:name="ce77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39"/>
    </style:style>
    <style:style style:name="ce77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0"/>
    </style:style>
    <style:style style:name="ce77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1"/>
    </style:style>
    <style:style style:name="ce78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2"/>
    </style:style>
    <style:style style:name="ce78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3"/>
    </style:style>
    <style:style style:name="ce78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4"/>
    </style:style>
    <style:style style:name="ce78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5"/>
    </style:style>
    <style:style style:name="ce78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6"/>
    </style:style>
    <style:style style:name="ce78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7"/>
    </style:style>
    <style:style style:name="ce78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8"/>
    </style:style>
    <style:style style:name="ce78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49"/>
    </style:style>
    <style:style style:name="ce78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0"/>
    </style:style>
    <style:style style:name="ce78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1"/>
    </style:style>
    <style:style style:name="ce79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2"/>
    </style:style>
    <style:style style:name="ce79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3"/>
    </style:style>
    <style:style style:name="ce79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4"/>
    </style:style>
    <style:style style:name="ce79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5"/>
    </style:style>
    <style:style style:name="ce79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6"/>
    </style:style>
    <style:style style:name="ce79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7"/>
    </style:style>
    <style:style style:name="ce79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8"/>
    </style:style>
    <style:style style:name="ce79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59"/>
    </style:style>
    <style:style style:name="ce79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0"/>
    </style:style>
    <style:style style:name="ce79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1"/>
    </style:style>
    <style:style style:name="ce80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2"/>
    </style:style>
    <style:style style:name="ce80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3"/>
    </style:style>
    <style:style style:name="ce80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4"/>
    </style:style>
    <style:style style:name="ce80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5"/>
    </style:style>
    <style:style style:name="ce80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6"/>
    </style:style>
    <style:style style:name="ce80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7"/>
    </style:style>
    <style:style style:name="ce80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8"/>
    </style:style>
    <style:style style:name="ce80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69"/>
    </style:style>
    <style:style style:name="ce80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0"/>
    </style:style>
    <style:style style:name="ce80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1"/>
    </style:style>
    <style:style style:name="ce81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2"/>
    </style:style>
    <style:style style:name="ce81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3"/>
    </style:style>
    <style:style style:name="ce81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4"/>
    </style:style>
    <style:style style:name="ce81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5"/>
    </style:style>
    <style:style style:name="ce81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6"/>
    </style:style>
    <style:style style:name="ce81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7"/>
    </style:style>
    <style:style style:name="ce81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8"/>
    </style:style>
    <style:style style:name="ce81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79"/>
    </style:style>
    <style:style style:name="ce81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0"/>
    </style:style>
    <style:style style:name="ce81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1"/>
    </style:style>
    <style:style style:name="ce82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2"/>
    </style:style>
    <style:style style:name="ce82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3"/>
    </style:style>
    <style:style style:name="ce82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4"/>
    </style:style>
    <style:style style:name="ce82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5"/>
    </style:style>
    <style:style style:name="ce82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6"/>
    </style:style>
    <style:style style:name="ce82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7"/>
    </style:style>
    <style:style style:name="ce82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8"/>
    </style:style>
    <style:style style:name="ce82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89"/>
    </style:style>
    <style:style style:name="ce82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0"/>
    </style:style>
    <style:style style:name="ce82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1"/>
    </style:style>
    <style:style style:name="ce83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2"/>
    </style:style>
    <style:style style:name="ce83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3"/>
    </style:style>
    <style:style style:name="ce83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4"/>
    </style:style>
    <style:style style:name="ce83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5"/>
    </style:style>
    <style:style style:name="ce83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6"/>
    </style:style>
    <style:style style:name="ce83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7"/>
    </style:style>
    <style:style style:name="ce83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8"/>
    </style:style>
    <style:style style:name="ce83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99"/>
    </style:style>
    <style:style style:name="ce83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0"/>
    </style:style>
    <style:style style:name="ce83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1"/>
    </style:style>
    <style:style style:name="ce84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2"/>
    </style:style>
    <style:style style:name="ce84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3"/>
    </style:style>
    <style:style style:name="ce84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4"/>
    </style:style>
    <style:style style:name="ce84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5"/>
    </style:style>
    <style:style style:name="ce84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6"/>
    </style:style>
    <style:style style:name="ce84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7"/>
    </style:style>
    <style:style style:name="ce84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8"/>
    </style:style>
    <style:style style:name="ce84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09"/>
    </style:style>
    <style:style style:name="ce84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0"/>
    </style:style>
    <style:style style:name="ce84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1"/>
    </style:style>
    <style:style style:name="ce85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2"/>
    </style:style>
    <style:style style:name="ce85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3"/>
    </style:style>
    <style:style style:name="ce85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4"/>
    </style:style>
    <style:style style:name="ce85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5"/>
    </style:style>
    <style:style style:name="ce85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6"/>
    </style:style>
    <style:style style:name="ce85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7"/>
    </style:style>
    <style:style style:name="ce85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8"/>
    </style:style>
    <style:style style:name="ce85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19"/>
    </style:style>
    <style:style style:name="ce85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0"/>
    </style:style>
    <style:style style:name="ce85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1"/>
    </style:style>
    <style:style style:name="ce86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2"/>
    </style:style>
    <style:style style:name="ce86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3"/>
    </style:style>
    <style:style style:name="ce86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4"/>
    </style:style>
    <style:style style:name="ce86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5"/>
    </style:style>
    <style:style style:name="ce86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6"/>
    </style:style>
    <style:style style:name="ce86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7"/>
    </style:style>
    <style:style style:name="ce86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8"/>
    </style:style>
    <style:style style:name="ce86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29"/>
    </style:style>
    <style:style style:name="ce86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0"/>
    </style:style>
    <style:style style:name="ce86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1"/>
    </style:style>
    <style:style style:name="ce87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2"/>
    </style:style>
    <style:style style:name="ce87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3"/>
    </style:style>
    <style:style style:name="ce87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4"/>
    </style:style>
    <style:style style:name="ce87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5"/>
    </style:style>
    <style:style style:name="ce87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6"/>
    </style:style>
    <style:style style:name="ce87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7"/>
    </style:style>
    <style:style style:name="ce87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8"/>
    </style:style>
    <style:style style:name="ce87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39"/>
    </style:style>
    <style:style style:name="ce87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0"/>
    </style:style>
    <style:style style:name="ce87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1"/>
    </style:style>
    <style:style style:name="ce88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2"/>
    </style:style>
    <style:style style:name="ce88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3"/>
    </style:style>
    <style:style style:name="ce88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4"/>
    </style:style>
    <style:style style:name="ce88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5"/>
    </style:style>
    <style:style style:name="ce88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6"/>
    </style:style>
    <style:style style:name="ce88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7"/>
    </style:style>
    <style:style style:name="ce88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8"/>
    </style:style>
    <style:style style:name="ce88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49"/>
    </style:style>
    <style:style style:name="ce88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0"/>
    </style:style>
    <style:style style:name="ce88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1"/>
    </style:style>
    <style:style style:name="ce89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2"/>
    </style:style>
    <style:style style:name="ce89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3"/>
    </style:style>
    <style:style style:name="ce89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4"/>
    </style:style>
    <style:style style:name="ce89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5"/>
    </style:style>
    <style:style style:name="ce89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6"/>
    </style:style>
    <style:style style:name="ce89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7"/>
    </style:style>
    <style:style style:name="ce89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8"/>
    </style:style>
    <style:style style:name="ce89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59"/>
    </style:style>
    <style:style style:name="ce89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0"/>
    </style:style>
    <style:style style:name="ce89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1"/>
    </style:style>
    <style:style style:name="ce90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2"/>
    </style:style>
    <style:style style:name="ce90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3"/>
    </style:style>
    <style:style style:name="ce90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4"/>
    </style:style>
    <style:style style:name="ce90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5"/>
    </style:style>
    <style:style style:name="ce90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6"/>
    </style:style>
    <style:style style:name="ce90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7"/>
    </style:style>
    <style:style style:name="ce90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8"/>
    </style:style>
    <style:style style:name="ce90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69"/>
    </style:style>
    <style:style style:name="ce90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0"/>
    </style:style>
    <style:style style:name="ce90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1"/>
    </style:style>
    <style:style style:name="ce91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2"/>
    </style:style>
    <style:style style:name="ce91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3"/>
    </style:style>
    <style:style style:name="ce91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4"/>
    </style:style>
    <style:style style:name="ce913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5"/>
    </style:style>
    <style:style style:name="ce91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6"/>
    </style:style>
    <style:style style:name="ce915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7"/>
    </style:style>
    <style:style style:name="ce91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8"/>
    </style:style>
    <style:style style:name="ce91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79"/>
    </style:style>
    <style:style style:name="ce918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80"/>
    </style:style>
    <style:style style:name="ce919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81"/>
    </style:style>
    <style:style style:name="ce92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82"/>
    </style:style>
    <style:style style:name="ce921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J183"/>
    </style:style>
    <style:style style:name="ce922" style:family="table-cell" style:parent-style-name="Default" style:data-style-name="N128">
      <style:text-properties style:font-name="Courier New" fo:font-size="9pt" style:font-size-asian="9pt" style:font-size-complex="9pt"/>
      <style:map style:condition="cell-content()&gt;0" style:apply-style-name="Untitled1" style:base-cell-address="RED.D1"/>
    </style:style>
    <style:style style:name="ce923" style:family="table-cell" style:parent-style-name="Default" style:data-style-name="N128">
      <style:text-properties style:font-name="Courier New" fo:font-size="9pt" style:font-size-asian="9pt" style:font-size-complex="9pt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0" style:apply-style-name="Untitled1" style:base-cell-address="RED.D1"/>
    </style:style>
    <style:style style:name="ce9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"/>
    </style:style>
    <style:style style:name="ce92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0" style:apply-style-name="Untitled1" style:base-cell-address="RED.D1"/>
    </style:style>
    <style:style style:name="ce9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"/>
    </style:style>
    <style:style style:name="ce9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"/>
    </style:style>
    <style:style style:name="ce9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"/>
    </style:style>
    <style:style style:name="ce9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8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9"/>
    </style:style>
    <style:style style:name="ce9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0"/>
    </style:style>
    <style:style style:name="ce9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1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2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3"/>
    </style:style>
    <style:style style:name="ce9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4"/>
    </style:style>
    <style:style style:name="ce9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5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6"/>
    </style:style>
    <style:style style:name="ce9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7"/>
    </style:style>
    <style:style style:name="ce9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8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29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0"/>
    </style:style>
    <style:style style:name="ce9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3"/>
    </style:style>
    <style:style style:name="ce9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4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5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6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7"/>
    </style:style>
    <style:style style:name="ce9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8"/>
    </style:style>
    <style:style style:name="ce9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39"/>
    </style:style>
    <style:style style:name="ce9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0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1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2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7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8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49"/>
    </style:style>
    <style:style style:name="ce9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0"/>
    </style:style>
    <style:style style:name="ce97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1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2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3"/>
    </style:style>
    <style:style style:name="ce9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5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6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7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8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59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0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1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2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6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0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1"/>
    </style:style>
    <style:style style:name="ce99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2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3"/>
    </style:style>
    <style:style style:name="ce99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4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5"/>
    </style:style>
    <style:style style:name="ce9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6"/>
    </style:style>
    <style:style style:name="ce9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7"/>
    </style:style>
    <style:style style:name="ce9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8"/>
    </style:style>
    <style:style style:name="ce100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79"/>
    </style:style>
    <style:style style:name="ce100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0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1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2"/>
    </style:style>
    <style:style style:name="ce10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3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4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5"/>
    </style:style>
    <style:style style:name="ce10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6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7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8"/>
    </style:style>
    <style:style style:name="ce10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89"/>
    </style:style>
    <style:style style:name="ce10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0"/>
    </style:style>
    <style:style style:name="ce10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1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2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3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5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6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7"/>
    </style:style>
    <style:style style:name="ce10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8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99"/>
    </style:style>
    <style:style style:name="ce10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0"/>
    </style:style>
    <style:style style:name="ce10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1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2"/>
    </style:style>
    <style:style style:name="ce10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3"/>
    </style:style>
    <style:style style:name="ce10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4"/>
    </style:style>
    <style:style style:name="ce10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5"/>
    </style:style>
    <style:style style:name="ce10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6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7"/>
    </style:style>
    <style:style style:name="ce10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8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09"/>
    </style:style>
    <style:style style:name="ce10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0"/>
    </style:style>
    <style:style style:name="ce10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1"/>
    </style:style>
    <style:style style:name="ce10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2"/>
    </style:style>
    <style:style style:name="ce10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3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4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5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6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1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3"/>
    </style:style>
    <style:style style:name="ce10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4"/>
    </style:style>
    <style:style style:name="ce10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5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6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7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8"/>
    </style:style>
    <style:style style:name="ce10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29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0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1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2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4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5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6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7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8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39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0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1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2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3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4"/>
    </style:style>
    <style:style style:name="ce10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5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6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7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8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49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0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1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2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3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4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5"/>
    </style:style>
    <style:style style:name="ce10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6"/>
    </style:style>
    <style:style style:name="ce107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7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8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59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0"/>
    </style:style>
    <style:style style:name="ce10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1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2"/>
    </style:style>
    <style:style style:name="ce108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3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4"/>
    </style:style>
    <style:style style:name="ce108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5"/>
    </style:style>
    <style:style style:name="ce10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6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7"/>
    </style:style>
    <style:style style:name="ce108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8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69"/>
    </style:style>
    <style:style style:name="ce109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0"/>
    </style:style>
    <style:style style:name="ce10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1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2"/>
    </style:style>
    <style:style style:name="ce10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3"/>
    </style:style>
    <style:style style:name="ce109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4"/>
    </style:style>
    <style:style style:name="ce10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5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6"/>
    </style:style>
    <style:style style:name="ce10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7"/>
    </style:style>
    <style:style style:name="ce10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8"/>
    </style:style>
    <style:style style:name="ce110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79"/>
    </style:style>
    <style:style style:name="ce110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80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81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82"/>
    </style:style>
    <style:style style:name="ce11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style:font-size-asian="9pt" style:font-size-complex="9pt"/>
      <style:map style:condition="cell-content()&gt;0" style:apply-style-name="Untitled1" style:base-cell-address="RED.L183"/>
    </style:style>
    <style:style style:name="ce1105" style:family="table-cell" style:parent-style-name="Default">
      <style:text-properties style:font-name="Courier New" fo:font-size="9pt" style:text-underline-style="solid" style:text-underline-width="auto" style:text-underline-color="font-color" style:font-size-asian="9pt" style:font-size-complex="9pt"/>
      <style:map style:condition="cell-content()&gt;0" style:apply-style-name="Untitled1" style:base-cell-address="RED.D1"/>
    </style:style>
    <style:style style:name="ce1106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D1"/>
    </style:style>
    <style:style style:name="ce1107" style:family="table-cell" style:parent-style-name="Default">
      <style:text-properties style:font-name="Courier New" fo:font-size="9pt" style:text-underline-style="solid" style:text-underline-width="auto" style:text-underline-color="font-color" style:font-size-asian="9pt" style:font-size-complex="9pt"/>
      <style:map style:condition="cell-content()&gt;0" style:apply-style-name="Untitled1" style:base-cell-address="RED.D1"/>
    </style:style>
    <style:style style:name="ce1108" style:family="table-cell" style:parent-style-name="Default">
      <style:text-properties style:font-name="Courier New" fo:font-size="9pt" style:font-size-asian="9pt" style:font-size-complex="9pt"/>
      <style:map style:condition="cell-content()&gt;0" style:apply-style-name="Untitled1" style:base-cell-address="RED.D1"/>
    </style:style>
    <style:style style:name="ce1109" style:family="table-cell" style:parent-style-name="Default">
      <style:text-properties style:text-underline-style="solid" style:text-underline-width="auto" style:text-underline-color="font-color"/>
      <style:map style:condition="cell-content()&gt;0" style:apply-style-name="Untitled1" style:base-cell-address="RED.D1"/>
    </style:style>
    <style:style style:name="ce1110" style:family="table-cell" style:parent-style-name="Default">
      <style:text-properties style:text-underline-style="solid" style:text-underline-width="auto" style:text-underline-color="font-color"/>
      <style:map style:condition="cell-content()&gt;0" style:apply-style-name="Untitled1" style:base-cell-address="RED.D1"/>
    </style:style>
    <style:style style:name="ce1111" style:family="table-cell" style:parent-style-name="Default">
      <style:map style:condition="cell-content()&gt;0" style:apply-style-name="Untitled1" style:base-cell-address="RED.D1"/>
    </style:style>
    <style:style style:name="ce1112" style:family="table-cell" style:parent-style-name="Default">
      <style:map style:condition="cell-content()&gt;0" style:apply-style-name="Untitled1" style:base-cell-address="RED.D1"/>
    </style:style>
    <style:style style:name="ce1113" style:family="table-cell" style:parent-style-name="Default">
      <style:map style:condition="cell-content()&gt;0" style:apply-style-name="Untitled1" style:base-cell-address="RED.D1"/>
    </style:style>
    <style:style style:name="ce1114" style:family="table-cell" style:parent-style-name="Default">
      <style:map style:condition="cell-content()&gt;0" style:apply-style-name="Untitled1" style:base-cell-address="RED.D1"/>
    </style:style>
    <style:style style:name="ce1115" style:family="table-cell" style:parent-style-name="Default">
      <style:map style:condition="cell-content()&gt;0" style:apply-style-name="Untitled1" style:base-cell-address="RED.D1"/>
    </style:style>
    <style:style style:name="ce1116" style:family="table-cell" style:parent-style-name="Default">
      <style:map style:condition="cell-content()&gt;0" style:apply-style-name="Untitled1" style:base-cell-address="RED.D1"/>
    </style:style>
    <style:style style:name="ce1117" style:family="table-cell" style:parent-style-name="Default">
      <style:map style:condition="cell-content()&gt;0" style:apply-style-name="Untitled1" style:base-cell-address="RED.D1"/>
    </style:style>
    <style:style style:name="ce1118" style:family="table-cell" style:parent-style-name="Default">
      <style:map style:condition="cell-content()&gt;0" style:apply-style-name="Untitled1" style:base-cell-address="RED.D1"/>
    </style:style>
    <style:style style:name="ce1119" style:family="table-cell" style:parent-style-name="Default">
      <style:map style:condition="cell-content()&gt;0" style:apply-style-name="Untitled1" style:base-cell-address="RED.D1"/>
    </style:style>
    <style:style style:name="ce1120" style:family="table-cell" style:parent-style-name="Default">
      <style:map style:condition="cell-content()&gt;0" style:apply-style-name="Untitled1" style:base-cell-address="RED.D1"/>
    </style:style>
    <style:style style:name="ce1121" style:family="table-cell" style:parent-style-name="Default">
      <style:map style:condition="cell-content()&gt;0" style:apply-style-name="Untitled1" style:base-cell-address="RED.D1"/>
    </style:style>
    <style:style style:name="ce1122" style:family="table-cell" style:parent-style-name="Default">
      <style:map style:condition="cell-content()&gt;0" style:apply-style-name="Untitled1" style:base-cell-address="RED.D1"/>
    </style:style>
    <style:style style:name="ce1123" style:family="table-cell" style:parent-style-name="Default">
      <style:map style:condition="cell-content()&gt;0" style:apply-style-name="Untitled1" style:base-cell-address="RED.D1"/>
    </style:style>
    <style:style style:name="ce1124" style:family="table-cell" style:parent-style-name="Default">
      <style:map style:condition="cell-content()&gt;0" style:apply-style-name="Untitled1" style:base-cell-address="RED.D1"/>
    </style:style>
    <style:style style:name="ce1125" style:family="table-cell" style:parent-style-name="Default">
      <style:map style:condition="cell-content()&gt;0" style:apply-style-name="Untitled1" style:base-cell-address="RED.D1"/>
    </style:style>
    <style:style style:name="ce1126" style:family="table-cell" style:parent-style-name="Default">
      <style:map style:condition="cell-content()&gt;0" style:apply-style-name="Untitled1" style:base-cell-address="RED.D1"/>
    </style:style>
    <style:style style:name="ce1127" style:family="table-cell" style:parent-style-name="Default">
      <style:map style:condition="cell-content()&gt;0" style:apply-style-name="Untitled1" style:base-cell-address="RED.D1"/>
    </style:style>
    <style:style style:name="ce1128" style:family="table-cell" style:parent-style-name="Default">
      <style:map style:condition="cell-content()&gt;0" style:apply-style-name="Untitled1" style:base-cell-address="RED.D1"/>
    </style:style>
    <style:style style:name="ce1129" style:family="table-cell" style:parent-style-name="Default">
      <style:map style:condition="cell-content()&gt;0" style:apply-style-name="Untitled1" style:base-cell-address="RED.D1"/>
    </style:style>
    <style:style style:name="ce1130" style:family="table-cell" style:parent-style-name="Default">
      <style:map style:condition="cell-content()&gt;0" style:apply-style-name="Untitled1" style:base-cell-address="RED.D1"/>
    </style:style>
    <style:style style:name="ce1131" style:family="table-cell" style:parent-style-name="Default">
      <style:map style:condition="cell-content()&gt;0" style:apply-style-name="Untitled1" style:base-cell-address="RED.D1"/>
    </style:style>
    <style:style style:name="ce1132" style:family="table-cell" style:parent-style-name="Default">
      <style:map style:condition="cell-content()&gt;0" style:apply-style-name="Untitled1" style:base-cell-address="RED.D1"/>
    </style:style>
    <style:style style:name="ce1133" style:family="table-cell" style:parent-style-name="Default">
      <style:map style:condition="cell-content()&gt;0" style:apply-style-name="Untitled1" style:base-cell-address="RED.D1"/>
    </style:style>
    <style:style style:name="ce1134" style:family="table-cell" style:parent-style-name="Default">
      <style:map style:condition="cell-content()&gt;0" style:apply-style-name="Untitled1" style:base-cell-address="RED.D1"/>
    </style:style>
    <style:style style:name="ce1135" style:family="table-cell" style:parent-style-name="Default">
      <style:map style:condition="cell-content()&gt;0" style:apply-style-name="Untitled1" style:base-cell-address="RED.D1"/>
    </style:style>
    <style:style style:name="ce1136" style:family="table-cell" style:parent-style-name="Default">
      <style:map style:condition="cell-content()&gt;0" style:apply-style-name="Untitled1" style:base-cell-address="RED.D1"/>
    </style:style>
    <style:style style:name="ce1137" style:family="table-cell" style:parent-style-name="Default">
      <style:map style:condition="cell-content()&gt;0" style:apply-style-name="Untitled1" style:base-cell-address="RED.D1"/>
    </style:style>
    <style:style style:name="ce1138" style:family="table-cell" style:parent-style-name="Default">
      <style:map style:condition="cell-content()&gt;0" style:apply-style-name="Untitled1" style:base-cell-address="RED.D1"/>
    </style:style>
    <style:style style:name="ce1139" style:family="table-cell" style:parent-style-name="Default">
      <style:map style:condition="cell-content()&gt;0" style:apply-style-name="Untitled1" style:base-cell-address="RED.D1"/>
    </style:style>
    <style:style style:name="ce1140" style:family="table-cell" style:parent-style-name="Default">
      <style:map style:condition="cell-content()&gt;0" style:apply-style-name="Untitled1" style:base-cell-address="RED.D1"/>
    </style:style>
    <style:style style:name="ce1141" style:family="table-cell" style:parent-style-name="Default">
      <style:map style:condition="cell-content()&gt;0" style:apply-style-name="Untitled1" style:base-cell-address="RED.D1"/>
    </style:style>
    <style:style style:name="ce1142" style:family="table-cell" style:parent-style-name="Default">
      <style:map style:condition="cell-content()&gt;0" style:apply-style-name="Untitled1" style:base-cell-address="RED.D1"/>
    </style:style>
    <style:style style:name="ce1143" style:family="table-cell" style:parent-style-name="Default">
      <style:map style:condition="cell-content()&gt;0" style:apply-style-name="Untitled1" style:base-cell-address="RED.D1"/>
    </style:style>
    <style:style style:name="ce1144" style:family="table-cell" style:parent-style-name="Default">
      <style:map style:condition="cell-content()&gt;0" style:apply-style-name="Untitled1" style:base-cell-address="RED.D1"/>
    </style:style>
    <style:style style:name="ce1145" style:family="table-cell" style:parent-style-name="Default">
      <style:map style:condition="cell-content()&gt;0" style:apply-style-name="Untitled1" style:base-cell-address="RED.D1"/>
    </style:style>
    <style:style style:name="ce1146" style:family="table-cell" style:parent-style-name="Default">
      <style:map style:condition="cell-content()&gt;0" style:apply-style-name="Untitled1" style:base-cell-address="RED.D1"/>
    </style:style>
    <style:style style:name="ce1147" style:family="table-cell" style:parent-style-name="Default">
      <style:map style:condition="cell-content()&gt;0" style:apply-style-name="Untitled1" style:base-cell-address="RED.D1"/>
    </style:style>
    <style:style style:name="ce1148" style:family="table-cell" style:parent-style-name="Default">
      <style:map style:condition="cell-content()&gt;0" style:apply-style-name="Untitled1" style:base-cell-address="RED.D1"/>
    </style:style>
    <style:style style:name="ce1149" style:family="table-cell" style:parent-style-name="Default">
      <style:map style:condition="cell-content()&gt;0" style:apply-style-name="Untitled1" style:base-cell-address="RED.D1"/>
    </style:style>
    <style:style style:name="ce1150" style:family="table-cell" style:parent-style-name="Default">
      <style:map style:condition="cell-content()&gt;0" style:apply-style-name="Untitled1" style:base-cell-address="RED.D1"/>
    </style:style>
    <style:style style:name="ce1151" style:family="table-cell" style:parent-style-name="Default">
      <style:map style:condition="cell-content()&gt;0" style:apply-style-name="Untitled1" style:base-cell-address="RED.D1"/>
    </style:style>
    <style:style style:name="ce1152" style:family="table-cell" style:parent-style-name="Default">
      <style:map style:condition="cell-content()&gt;0" style:apply-style-name="Untitled1" style:base-cell-address="RED.D1"/>
    </style:style>
    <style:style style:name="ce1153" style:family="table-cell" style:parent-style-name="Default">
      <style:map style:condition="cell-content()&gt;0" style:apply-style-name="Untitled1" style:base-cell-address="RED.D1"/>
    </style:style>
    <style:style style:name="ce1154" style:family="table-cell" style:parent-style-name="Default">
      <style:map style:condition="cell-content()&gt;0" style:apply-style-name="Untitled1" style:base-cell-address="RED.D1"/>
    </style:style>
    <style:style style:name="ce1155" style:family="table-cell" style:parent-style-name="Default">
      <style:map style:condition="cell-content()&gt;0" style:apply-style-name="Untitled1" style:base-cell-address="RED.D1"/>
    </style:style>
    <style:style style:name="ce1156" style:family="table-cell" style:parent-style-name="Default">
      <style:map style:condition="cell-content()&gt;0" style:apply-style-name="Untitled1" style:base-cell-address="RED.D1"/>
    </style:style>
    <style:style style:name="ce1157" style:family="table-cell" style:parent-style-name="Default">
      <style:map style:condition="cell-content()&gt;0" style:apply-style-name="Untitled1" style:base-cell-address="RED.D1"/>
    </style:style>
    <style:style style:name="ce1158" style:family="table-cell" style:parent-style-name="Default">
      <style:map style:condition="cell-content()&gt;0" style:apply-style-name="Untitled1" style:base-cell-address="RED.D1"/>
    </style:style>
    <style:style style:name="ce1159" style:family="table-cell" style:parent-style-name="Default">
      <style:map style:condition="cell-content()&gt;0" style:apply-style-name="Untitled1" style:base-cell-address="RED.D1"/>
    </style:style>
    <style:style style:name="ce1160" style:family="table-cell" style:parent-style-name="Default">
      <style:map style:condition="cell-content()&gt;0" style:apply-style-name="Untitled1" style:base-cell-address="RED.D1"/>
    </style:style>
    <style:style style:name="ce1161" style:family="table-cell" style:parent-style-name="Default">
      <style:map style:condition="cell-content()&gt;0" style:apply-style-name="Untitled1" style:base-cell-address="RED.D1"/>
    </style:style>
    <style:style style:name="ce1162" style:family="table-cell" style:parent-style-name="Default">
      <style:map style:condition="cell-content()&gt;0" style:apply-style-name="Untitled1" style:base-cell-address="RED.D1"/>
    </style:style>
    <style:style style:name="ce1163" style:family="table-cell" style:parent-style-name="Default">
      <style:map style:condition="cell-content()&gt;0" style:apply-style-name="Untitled1" style:base-cell-address="RED.D1"/>
    </style:style>
    <style:style style:name="ce1164" style:family="table-cell" style:parent-style-name="Default">
      <style:map style:condition="cell-content()&gt;0" style:apply-style-name="Untitled1" style:base-cell-address="RED.D1"/>
    </style:style>
    <style:style style:name="ce1165" style:family="table-cell" style:parent-style-name="Default">
      <style:map style:condition="cell-content()&gt;0" style:apply-style-name="Untitled1" style:base-cell-address="RED.D1"/>
    </style:style>
    <style:style style:name="ce1166" style:family="table-cell" style:parent-style-name="Default">
      <style:map style:condition="cell-content()&gt;0" style:apply-style-name="Untitled1" style:base-cell-address="RED.D1"/>
    </style:style>
    <style:style style:name="ce1167" style:family="table-cell" style:parent-style-name="Default">
      <style:map style:condition="cell-content()&gt;0" style:apply-style-name="Untitled1" style:base-cell-address="RED.D1"/>
    </style:style>
    <style:style style:name="ce1168" style:family="table-cell" style:parent-style-name="Default">
      <style:map style:condition="cell-content()&gt;0" style:apply-style-name="Untitled1" style:base-cell-address="RED.D1"/>
    </style:style>
    <style:style style:name="ce1169" style:family="table-cell" style:parent-style-name="Default">
      <style:map style:condition="cell-content()&gt;0" style:apply-style-name="Untitled1" style:base-cell-address="RED.D1"/>
    </style:style>
    <style:style style:name="ce1170" style:family="table-cell" style:parent-style-name="Default">
      <style:map style:condition="cell-content()&gt;0" style:apply-style-name="Untitled1" style:base-cell-address="RED.D1"/>
    </style:style>
    <style:style style:name="ce1171" style:family="table-cell" style:parent-style-name="Default">
      <style:map style:condition="cell-content()&gt;0" style:apply-style-name="Untitled1" style:base-cell-address="RED.D1"/>
    </style:style>
    <style:style style:name="ce1172" style:family="table-cell" style:parent-style-name="Default">
      <style:map style:condition="cell-content()&gt;0" style:apply-style-name="Untitled1" style:base-cell-address="RED.D1"/>
    </style:style>
    <style:style style:name="ce1173" style:family="table-cell" style:parent-style-name="Default">
      <style:map style:condition="cell-content()&gt;0" style:apply-style-name="Untitled1" style:base-cell-address="RED.D1"/>
    </style:style>
    <style:style style:name="ce1174" style:family="table-cell" style:parent-style-name="Default">
      <style:map style:condition="cell-content()&gt;0" style:apply-style-name="Untitled1" style:base-cell-address="RED.D1"/>
    </style:style>
    <style:style style:name="ce1175" style:family="table-cell" style:parent-style-name="Default">
      <style:map style:condition="cell-content()&gt;0" style:apply-style-name="Untitled1" style:base-cell-address="RED.D1"/>
    </style:style>
    <style:style style:name="ce1176" style:family="table-cell" style:parent-style-name="Default">
      <style:map style:condition="cell-content()&gt;0" style:apply-style-name="Untitled1" style:base-cell-address="RED.D1"/>
    </style:style>
    <style:style style:name="ce1177" style:family="table-cell" style:parent-style-name="Default">
      <style:map style:condition="cell-content()&gt;0" style:apply-style-name="Untitled1" style:base-cell-address="RED.D1"/>
    </style:style>
    <style:style style:name="ce1178" style:family="table-cell" style:parent-style-name="Default">
      <style:map style:condition="cell-content()&gt;0" style:apply-style-name="Untitled1" style:base-cell-address="RED.D1"/>
    </style:style>
    <style:style style:name="ce1179" style:family="table-cell" style:parent-style-name="Default">
      <style:map style:condition="cell-content()&gt;0" style:apply-style-name="Untitled1" style:base-cell-address="RED.D1"/>
    </style:style>
    <style:style style:name="ce1180" style:family="table-cell" style:parent-style-name="Default">
      <style:map style:condition="cell-content()&gt;0" style:apply-style-name="Untitled1" style:base-cell-address="RED.D1"/>
    </style:style>
    <style:style style:name="ce1181" style:family="table-cell" style:parent-style-name="Default">
      <style:map style:condition="cell-content()&gt;0" style:apply-style-name="Untitled1" style:base-cell-address="RED.D1"/>
    </style:style>
    <style:style style:name="ce1182" style:family="table-cell" style:parent-style-name="Default">
      <style:map style:condition="cell-content()&gt;0" style:apply-style-name="Untitled1" style:base-cell-address="RED.D1"/>
    </style:style>
    <style:style style:name="ce1183" style:family="table-cell" style:parent-style-name="Default">
      <style:map style:condition="cell-content()&gt;0" style:apply-style-name="Untitled1" style:base-cell-address="RED.D1"/>
    </style:style>
    <style:style style:name="ce1184" style:family="table-cell" style:parent-style-name="Default">
      <style:map style:condition="cell-content()&gt;0" style:apply-style-name="Untitled1" style:base-cell-address="RED.D1"/>
    </style:style>
    <style:style style:name="ce1185" style:family="table-cell" style:parent-style-name="Default">
      <style:map style:condition="cell-content()&gt;0" style:apply-style-name="Untitled1" style:base-cell-address="RED.D1"/>
    </style:style>
    <style:style style:name="ce1186" style:family="table-cell" style:parent-style-name="Default">
      <style:map style:condition="cell-content()&gt;0" style:apply-style-name="Untitled1" style:base-cell-address="RED.D1"/>
    </style:style>
    <style:style style:name="ce1187" style:family="table-cell" style:parent-style-name="Default">
      <style:map style:condition="cell-content()&gt;0" style:apply-style-name="Untitled1" style:base-cell-address="RED.D1"/>
    </style:style>
    <style:style style:name="ce1188" style:family="table-cell" style:parent-style-name="Default">
      <style:map style:condition="cell-content()&gt;0" style:apply-style-name="Untitled1" style:base-cell-address="RED.D1"/>
    </style:style>
    <style:style style:name="ce1189" style:family="table-cell" style:parent-style-name="Default">
      <style:map style:condition="cell-content()&gt;0" style:apply-style-name="Untitled1" style:base-cell-address="RED.D1"/>
    </style:style>
    <style:style style:name="ce1190" style:family="table-cell" style:parent-style-name="Default">
      <style:map style:condition="cell-content()&gt;0" style:apply-style-name="Untitled1" style:base-cell-address="RED.D1"/>
    </style:style>
    <style:style style:name="ce1191" style:family="table-cell" style:parent-style-name="Default">
      <style:map style:condition="cell-content()&gt;0" style:apply-style-name="Untitled1" style:base-cell-address="RED.D1"/>
    </style:style>
    <style:style style:name="ce1192" style:family="table-cell" style:parent-style-name="Default">
      <style:map style:condition="cell-content()&gt;0" style:apply-style-name="Untitled1" style:base-cell-address="RED.D1"/>
    </style:style>
    <style:style style:name="ce1193" style:family="table-cell" style:parent-style-name="Default">
      <style:map style:condition="cell-content()&gt;0" style:apply-style-name="Untitled1" style:base-cell-address="RED.D1"/>
    </style:style>
    <style:style style:name="ce1194" style:family="table-cell" style:parent-style-name="Default">
      <style:map style:condition="cell-content()&gt;0" style:apply-style-name="Untitled1" style:base-cell-address="RED.D1"/>
    </style:style>
    <style:style style:name="ce1195" style:family="table-cell" style:parent-style-name="Default">
      <style:map style:condition="cell-content()&gt;0" style:apply-style-name="Untitled1" style:base-cell-address="RED.D1"/>
    </style:style>
    <style:style style:name="ce1196" style:family="table-cell" style:parent-style-name="Default">
      <style:map style:condition="cell-content()&gt;0" style:apply-style-name="Untitled1" style:base-cell-address="RED.D1"/>
    </style:style>
    <style:style style:name="ce1197" style:family="table-cell" style:parent-style-name="Default">
      <style:map style:condition="cell-content()&gt;0" style:apply-style-name="Untitled1" style:base-cell-address="RED.D1"/>
    </style:style>
    <style:style style:name="ce1198" style:family="table-cell" style:parent-style-name="Default">
      <style:map style:condition="cell-content()&gt;0" style:apply-style-name="Untitled1" style:base-cell-address="RED.D1"/>
    </style:style>
    <style:style style:name="ce1199" style:family="table-cell" style:parent-style-name="Default">
      <style:map style:condition="cell-content()&gt;0" style:apply-style-name="Untitled1" style:base-cell-address="RED.D1"/>
    </style:style>
    <style:style style:name="ce1200" style:family="table-cell" style:parent-style-name="Default">
      <style:map style:condition="cell-content()&gt;0" style:apply-style-name="Untitled1" style:base-cell-address="RED.D1"/>
    </style:style>
    <style:style style:name="ce1201" style:family="table-cell" style:parent-style-name="Default">
      <style:map style:condition="cell-content()&gt;0" style:apply-style-name="Untitled1" style:base-cell-address="RED.D1"/>
    </style:style>
    <style:style style:name="ce1202" style:family="table-cell" style:parent-style-name="Default">
      <style:map style:condition="cell-content()&gt;0" style:apply-style-name="Untitled1" style:base-cell-address="RED.D1"/>
    </style:style>
    <style:style style:name="ce1203" style:family="table-cell" style:parent-style-name="Default">
      <style:map style:condition="cell-content()&gt;0" style:apply-style-name="Untitled1" style:base-cell-address="RED.D1"/>
    </style:style>
    <style:style style:name="ce1204" style:family="table-cell" style:parent-style-name="Default">
      <style:map style:condition="cell-content()&gt;0" style:apply-style-name="Untitled1" style:base-cell-address="RED.D1"/>
    </style:style>
    <style:style style:name="ce1205" style:family="table-cell" style:parent-style-name="Default">
      <style:map style:condition="cell-content()&gt;0" style:apply-style-name="Untitled1" style:base-cell-address="RED.D1"/>
    </style:style>
    <style:style style:name="ce1206" style:family="table-cell" style:parent-style-name="Default">
      <style:map style:condition="cell-content()&gt;0" style:apply-style-name="Untitled1" style:base-cell-address="RED.D1"/>
    </style:style>
    <style:style style:name="ce1207" style:family="table-cell" style:parent-style-name="Default">
      <style:map style:condition="cell-content()&gt;0" style:apply-style-name="Untitled1" style:base-cell-address="RED.D1"/>
    </style:style>
    <style:style style:name="ce1208" style:family="table-cell" style:parent-style-name="Default">
      <style:map style:condition="cell-content()&gt;0" style:apply-style-name="Untitled1" style:base-cell-address="RED.D1"/>
    </style:style>
    <style:style style:name="ce1209" style:family="table-cell" style:parent-style-name="Default">
      <style:map style:condition="cell-content()&gt;0" style:apply-style-name="Untitled1" style:base-cell-address="RED.D1"/>
    </style:style>
    <style:style style:name="ce1210" style:family="table-cell" style:parent-style-name="Default">
      <style:map style:condition="cell-content()&gt;0" style:apply-style-name="Untitled1" style:base-cell-address="RED.D1"/>
    </style:style>
    <style:style style:name="ce1211" style:family="table-cell" style:parent-style-name="Default">
      <style:map style:condition="cell-content()&gt;0" style:apply-style-name="Untitled1" style:base-cell-address="RED.D1"/>
    </style:style>
    <style:style style:name="ce1212" style:family="table-cell" style:parent-style-name="Default">
      <style:map style:condition="cell-content()&gt;0" style:apply-style-name="Untitled1" style:base-cell-address="RED.D1"/>
    </style:style>
    <style:style style:name="ce1213" style:family="table-cell" style:parent-style-name="Default">
      <style:map style:condition="cell-content()&gt;0" style:apply-style-name="Untitled1" style:base-cell-address="RED.D1"/>
    </style:style>
    <style:style style:name="ce1214" style:family="table-cell" style:parent-style-name="Default">
      <style:map style:condition="cell-content()&gt;0" style:apply-style-name="Untitled1" style:base-cell-address="RED.D1"/>
    </style:style>
    <style:style style:name="ce1215" style:family="table-cell" style:parent-style-name="Default">
      <style:map style:condition="cell-content()&gt;0" style:apply-style-name="Untitled1" style:base-cell-address="RED.D1"/>
    </style:style>
    <style:style style:name="ce1216" style:family="table-cell" style:parent-style-name="Default">
      <style:map style:condition="cell-content()&gt;0" style:apply-style-name="Untitled1" style:base-cell-address="RED.D1"/>
    </style:style>
    <style:style style:name="ce1217" style:family="table-cell" style:parent-style-name="Default">
      <style:map style:condition="cell-content()&gt;0" style:apply-style-name="Untitled1" style:base-cell-address="RED.D1"/>
    </style:style>
    <style:style style:name="ce1218" style:family="table-cell" style:parent-style-name="Default">
      <style:map style:condition="cell-content()&gt;0" style:apply-style-name="Untitled1" style:base-cell-address="RED.D1"/>
    </style:style>
    <style:style style:name="ce1219" style:family="table-cell" style:parent-style-name="Default">
      <style:map style:condition="cell-content()&gt;0" style:apply-style-name="Untitled1" style:base-cell-address="RED.D1"/>
    </style:style>
    <style:style style:name="ce1220" style:family="table-cell" style:parent-style-name="Default">
      <style:map style:condition="cell-content()&gt;0" style:apply-style-name="Untitled1" style:base-cell-address="RED.D1"/>
    </style:style>
    <style:style style:name="ce1221" style:family="table-cell" style:parent-style-name="Default">
      <style:map style:condition="cell-content()&gt;0" style:apply-style-name="Untitled1" style:base-cell-address="RED.D1"/>
    </style:style>
    <style:style style:name="ce1222" style:family="table-cell" style:parent-style-name="Default">
      <style:map style:condition="cell-content()&gt;0" style:apply-style-name="Untitled1" style:base-cell-address="RED.D1"/>
    </style:style>
    <style:style style:name="ce1223" style:family="table-cell" style:parent-style-name="Default">
      <style:map style:condition="cell-content()&gt;0" style:apply-style-name="Untitled1" style:base-cell-address="RED.D1"/>
    </style:style>
    <style:style style:name="ce1224" style:family="table-cell" style:parent-style-name="Default">
      <style:map style:condition="cell-content()&gt;0" style:apply-style-name="Untitled1" style:base-cell-address="RED.D1"/>
    </style:style>
    <style:style style:name="ce1225" style:family="table-cell" style:parent-style-name="Default">
      <style:map style:condition="cell-content()&gt;0" style:apply-style-name="Untitled1" style:base-cell-address="RED.D1"/>
    </style:style>
    <style:style style:name="ce1226" style:family="table-cell" style:parent-style-name="Default">
      <style:map style:condition="cell-content()&gt;0" style:apply-style-name="Untitled1" style:base-cell-address="RED.D1"/>
    </style:style>
    <style:style style:name="ce1227" style:family="table-cell" style:parent-style-name="Default">
      <style:map style:condition="cell-content()&gt;0" style:apply-style-name="Untitled1" style:base-cell-address="RED.D1"/>
    </style:style>
    <style:style style:name="ce1228" style:family="table-cell" style:parent-style-name="Default">
      <style:map style:condition="cell-content()&gt;0" style:apply-style-name="Untitled1" style:base-cell-address="RED.D1"/>
    </style:style>
    <style:style style:name="ce1229" style:family="table-cell" style:parent-style-name="Default">
      <style:map style:condition="cell-content()&gt;0" style:apply-style-name="Untitled1" style:base-cell-address="RED.D1"/>
    </style:style>
    <style:style style:name="ce1230" style:family="table-cell" style:parent-style-name="Default">
      <style:map style:condition="cell-content()&gt;0" style:apply-style-name="Untitled1" style:base-cell-address="RED.D1"/>
    </style:style>
    <style:style style:name="ce1231" style:family="table-cell" style:parent-style-name="Default">
      <style:map style:condition="cell-content()&gt;0" style:apply-style-name="Untitled1" style:base-cell-address="RED.D1"/>
    </style:style>
    <style:style style:name="ce1232" style:family="table-cell" style:parent-style-name="Default">
      <style:map style:condition="cell-content()&gt;0" style:apply-style-name="Untitled1" style:base-cell-address="RED.D1"/>
    </style:style>
    <style:style style:name="ce1233" style:family="table-cell" style:parent-style-name="Default">
      <style:map style:condition="cell-content()&gt;0" style:apply-style-name="Untitled1" style:base-cell-address="RED.D1"/>
    </style:style>
    <style:style style:name="ce1234" style:family="table-cell" style:parent-style-name="Default">
      <style:map style:condition="cell-content()&gt;0" style:apply-style-name="Untitled1" style:base-cell-address="RED.D1"/>
    </style:style>
    <style:style style:name="ce1235" style:family="table-cell" style:parent-style-name="Default">
      <style:map style:condition="cell-content()&gt;0" style:apply-style-name="Untitled1" style:base-cell-address="RED.D1"/>
    </style:style>
    <style:style style:name="ce1236" style:family="table-cell" style:parent-style-name="Default">
      <style:map style:condition="cell-content()&gt;0" style:apply-style-name="Untitled1" style:base-cell-address="RED.D1"/>
    </style:style>
    <style:style style:name="ce1237" style:family="table-cell" style:parent-style-name="Default">
      <style:map style:condition="cell-content()&gt;0" style:apply-style-name="Untitled1" style:base-cell-address="RED.D1"/>
    </style:style>
    <style:style style:name="ce1238" style:family="table-cell" style:parent-style-name="Default">
      <style:map style:condition="cell-content()&gt;0" style:apply-style-name="Untitled1" style:base-cell-address="RED.D1"/>
    </style:style>
    <style:style style:name="ce1239" style:family="table-cell" style:parent-style-name="Default">
      <style:map style:condition="cell-content()&gt;0" style:apply-style-name="Untitled1" style:base-cell-address="RED.D1"/>
    </style:style>
    <style:style style:name="ce1240" style:family="table-cell" style:parent-style-name="Default">
      <style:map style:condition="cell-content()&gt;0" style:apply-style-name="Untitled1" style:base-cell-address="RED.D1"/>
    </style:style>
    <style:style style:name="ce1241" style:family="table-cell" style:parent-style-name="Default">
      <style:map style:condition="cell-content()&gt;0" style:apply-style-name="Untitled1" style:base-cell-address="RED.D1"/>
    </style:style>
    <style:style style:name="ce1242" style:family="table-cell" style:parent-style-name="Default">
      <style:map style:condition="cell-content()&gt;0" style:apply-style-name="Untitled1" style:base-cell-address="RED.D1"/>
    </style:style>
    <style:style style:name="ce1243" style:family="table-cell" style:parent-style-name="Default">
      <style:map style:condition="cell-content()&gt;0" style:apply-style-name="Untitled1" style:base-cell-address="RED.D1"/>
    </style:style>
    <style:style style:name="ce1244" style:family="table-cell" style:parent-style-name="Default">
      <style:map style:condition="cell-content()&gt;0" style:apply-style-name="Untitled1" style:base-cell-address="RED.D1"/>
    </style:style>
    <style:style style:name="ce1245" style:family="table-cell" style:parent-style-name="Default">
      <style:map style:condition="cell-content()&gt;0" style:apply-style-name="Untitled1" style:base-cell-address="RED.D1"/>
    </style:style>
    <style:style style:name="ce1246" style:family="table-cell" style:parent-style-name="Default">
      <style:map style:condition="cell-content()&gt;0" style:apply-style-name="Untitled1" style:base-cell-address="RED.D1"/>
    </style:style>
    <style:style style:name="ce1247" style:family="table-cell" style:parent-style-name="Default">
      <style:map style:condition="cell-content()&gt;0" style:apply-style-name="Untitled1" style:base-cell-address="RED.D1"/>
    </style:style>
    <style:style style:name="ce1248" style:family="table-cell" style:parent-style-name="Default">
      <style:map style:condition="cell-content()&gt;0" style:apply-style-name="Untitled1" style:base-cell-address="RED.D1"/>
    </style:style>
    <style:style style:name="ce1249" style:family="table-cell" style:parent-style-name="Default">
      <style:map style:condition="cell-content()&gt;0" style:apply-style-name="Untitled1" style:base-cell-address="RED.D1"/>
    </style:style>
    <style:style style:name="ce1250" style:family="table-cell" style:parent-style-name="Default">
      <style:map style:condition="cell-content()&gt;0" style:apply-style-name="Untitled1" style:base-cell-address="RED.D1"/>
    </style:style>
    <style:style style:name="ce1251" style:family="table-cell" style:parent-style-name="Default">
      <style:map style:condition="cell-content()&gt;0" style:apply-style-name="Untitled1" style:base-cell-address="RED.D1"/>
    </style:style>
    <style:style style:name="ce1252" style:family="table-cell" style:parent-style-name="Default">
      <style:map style:condition="cell-content()&gt;0" style:apply-style-name="Untitled1" style:base-cell-address="RED.D1"/>
    </style:style>
    <style:style style:name="ce1253" style:family="table-cell" style:parent-style-name="Default">
      <style:map style:condition="cell-content()&gt;0" style:apply-style-name="Untitled1" style:base-cell-address="RED.D1"/>
    </style:style>
    <style:style style:name="ce1254" style:family="table-cell" style:parent-style-name="Default">
      <style:map style:condition="cell-content()&gt;0" style:apply-style-name="Untitled1" style:base-cell-address="RED.D1"/>
    </style:style>
    <style:style style:name="ce1255" style:family="table-cell" style:parent-style-name="Default">
      <style:map style:condition="cell-content()&gt;0" style:apply-style-name="Untitled1" style:base-cell-address="RED.D1"/>
    </style:style>
    <style:style style:name="ce1256" style:family="table-cell" style:parent-style-name="Default">
      <style:map style:condition="cell-content()&gt;0" style:apply-style-name="Untitled1" style:base-cell-address="RED.D1"/>
    </style:style>
    <style:style style:name="ce1257" style:family="table-cell" style:parent-style-name="Default">
      <style:map style:condition="cell-content()&gt;0" style:apply-style-name="Untitled1" style:base-cell-address="RED.D1"/>
    </style:style>
    <style:style style:name="ce1258" style:family="table-cell" style:parent-style-name="Default">
      <style:map style:condition="cell-content()&gt;0" style:apply-style-name="Untitled1" style:base-cell-address="RED.D1"/>
    </style:style>
    <style:style style:name="ce1259" style:family="table-cell" style:parent-style-name="Default">
      <style:map style:condition="cell-content()&gt;0" style:apply-style-name="Untitled1" style:base-cell-address="RED.D1"/>
    </style:style>
    <style:style style:name="ce1260" style:family="table-cell" style:parent-style-name="Default">
      <style:map style:condition="cell-content()&gt;0" style:apply-style-name="Untitled1" style:base-cell-address="RED.D1"/>
    </style:style>
    <style:style style:name="ce1261" style:family="table-cell" style:parent-style-name="Default">
      <style:map style:condition="cell-content()&gt;0" style:apply-style-name="Untitled1" style:base-cell-address="RED.D1"/>
    </style:style>
    <style:style style:name="ce1262" style:family="table-cell" style:parent-style-name="Default">
      <style:map style:condition="cell-content()&gt;0" style:apply-style-name="Untitled1" style:base-cell-address="RED.D1"/>
    </style:style>
    <style:style style:name="ce1263" style:family="table-cell" style:parent-style-name="Default">
      <style:map style:condition="cell-content()&gt;0" style:apply-style-name="Untitled1" style:base-cell-address="RED.D1"/>
    </style:style>
    <style:style style:name="ce1264" style:family="table-cell" style:parent-style-name="Default">
      <style:map style:condition="cell-content()&gt;0" style:apply-style-name="Untitled1" style:base-cell-address="RED.D1"/>
    </style:style>
    <style:style style:name="ce1265" style:family="table-cell" style:parent-style-name="Default">
      <style:map style:condition="cell-content()&gt;0" style:apply-style-name="Untitled1" style:base-cell-address="RED.D1"/>
    </style:style>
    <style:style style:name="ce1266" style:family="table-cell" style:parent-style-name="Default">
      <style:map style:condition="cell-content()&gt;0" style:apply-style-name="Untitled1" style:base-cell-address="RED.D1"/>
    </style:style>
    <style:style style:name="ce1267" style:family="table-cell" style:parent-style-name="Default">
      <style:map style:condition="cell-content()&gt;0" style:apply-style-name="Untitled1" style:base-cell-address="RED.D1"/>
    </style:style>
    <style:style style:name="ce1268" style:family="table-cell" style:parent-style-name="Default">
      <style:map style:condition="cell-content()&gt;0" style:apply-style-name="Untitled1" style:base-cell-address="RED.D1"/>
    </style:style>
    <style:style style:name="ce1269" style:family="table-cell" style:parent-style-name="Default">
      <style:map style:condition="cell-content()&gt;0" style:apply-style-name="Untitled1" style:base-cell-address="RED.D1"/>
    </style:style>
    <style:style style:name="ce1270" style:family="table-cell" style:parent-style-name="Default">
      <style:map style:condition="cell-content()&gt;0" style:apply-style-name="Untitled1" style:base-cell-address="RED.D1"/>
    </style:style>
    <style:style style:name="ce1271" style:family="table-cell" style:parent-style-name="Default">
      <style:map style:condition="cell-content()&gt;0" style:apply-style-name="Untitled1" style:base-cell-address="RED.D1"/>
    </style:style>
    <style:style style:name="ce1272" style:family="table-cell" style:parent-style-name="Default">
      <style:map style:condition="cell-content()&gt;0" style:apply-style-name="Untitled1" style:base-cell-address="RED.D1"/>
    </style:style>
    <style:style style:name="ce1273" style:family="table-cell" style:parent-style-name="Default">
      <style:map style:condition="cell-content()&gt;0" style:apply-style-name="Untitled1" style:base-cell-address="RED.D1"/>
    </style:style>
    <style:style style:name="ce1274" style:family="table-cell" style:parent-style-name="Default">
      <style:map style:condition="cell-content()&gt;0" style:apply-style-name="Untitled1" style:base-cell-address="RED.D1"/>
    </style:style>
    <style:style style:name="ce1275" style:family="table-cell" style:parent-style-name="Default">
      <style:map style:condition="cell-content()&gt;0" style:apply-style-name="Untitled1" style:base-cell-address="RED.D1"/>
    </style:style>
    <style:style style:name="ce1276" style:family="table-cell" style:parent-style-name="Default">
      <style:map style:condition="cell-content()&gt;0" style:apply-style-name="Untitled1" style:base-cell-address="RED.D1"/>
    </style:style>
    <style:style style:name="ce1277" style:family="table-cell" style:parent-style-name="Default">
      <style:map style:condition="cell-content()&gt;0" style:apply-style-name="Untitled1" style:base-cell-address="RED.D1"/>
    </style:style>
    <style:style style:name="ce1278" style:family="table-cell" style:parent-style-name="Default">
      <style:map style:condition="cell-content()&gt;0" style:apply-style-name="Untitled1" style:base-cell-address="RED.D1"/>
    </style:style>
    <style:style style:name="ce1279" style:family="table-cell" style:parent-style-name="Default">
      <style:map style:condition="cell-content()&gt;0" style:apply-style-name="Untitled1" style:base-cell-address="RED.D1"/>
    </style:style>
    <style:style style:name="ce1280" style:family="table-cell" style:parent-style-name="Default">
      <style:map style:condition="cell-content()&gt;0" style:apply-style-name="Untitled1" style:base-cell-address="RED.D1"/>
    </style:style>
    <style:style style:name="ce1281" style:family="table-cell" style:parent-style-name="Default">
      <style:map style:condition="cell-content()&gt;0" style:apply-style-name="Untitled1" style:base-cell-address="RED.D1"/>
    </style:style>
    <style:style style:name="ce1282" style:family="table-cell" style:parent-style-name="Default">
      <style:map style:condition="cell-content()&gt;0" style:apply-style-name="Untitled1" style:base-cell-address="RED.D1"/>
    </style:style>
    <style:style style:name="ce1283" style:family="table-cell" style:parent-style-name="Default">
      <style:map style:condition="cell-content()&gt;0" style:apply-style-name="Untitled1" style:base-cell-address="RED.D1"/>
    </style:style>
    <style:style style:name="ce1284" style:family="table-cell" style:parent-style-name="Default">
      <style:map style:condition="cell-content()&gt;0" style:apply-style-name="Untitled1" style:base-cell-address="RED.D1"/>
    </style:style>
    <style:style style:name="ce1285" style:family="table-cell" style:parent-style-name="Default">
      <style:map style:condition="cell-content()&gt;0" style:apply-style-name="Untitled1" style:base-cell-address="RED.D1"/>
    </style:style>
    <style:style style:name="ce1286" style:family="table-cell" style:parent-style-name="Default">
      <style:map style:condition="cell-content()&gt;0" style:apply-style-name="Untitled1" style:base-cell-address="RED.D1"/>
    </style:style>
    <style:style style:name="ce1287" style:family="table-cell" style:parent-style-name="Default">
      <style:map style:condition="cell-content()&gt;0" style:apply-style-name="Untitled1" style:base-cell-address="RED.D1"/>
    </style:style>
    <style:style style:name="ce1288" style:family="table-cell" style:parent-style-name="Default">
      <style:map style:condition="cell-content()&gt;0" style:apply-style-name="Untitled1" style:base-cell-address="RED.D1"/>
    </style:style>
    <style:style style:name="ce1289" style:family="table-cell" style:parent-style-name="Default">
      <style:map style:condition="cell-content()&gt;0" style:apply-style-name="Untitled1" style:base-cell-address="RED.D1"/>
    </style:style>
    <style:style style:name="ce1290" style:family="table-cell" style:parent-style-name="Default">
      <style:map style:condition="cell-content()&gt;0" style:apply-style-name="Untitled1" style:base-cell-address="RED.D1"/>
    </style:style>
    <style:style style:name="ce1291" style:family="table-cell" style:parent-style-name="Default">
      <style:map style:condition="cell-content()&gt;0" style:apply-style-name="Untitled1" style:base-cell-address="RED.D1"/>
    </style:style>
    <style:style style:name="ce1292" style:family="table-cell" style:parent-style-name="Default" style:data-style-name="N126">
      <style:map style:condition="cell-content()&gt;0" style:apply-style-name="Untitled1" style:base-cell-address="RED.D1"/>
    </style:style>
    <style:style style:name="ce1293" style:family="table-cell" style:parent-style-name="Default" style:data-style-name="N126">
      <style:map style:condition="cell-content()&gt;0" style:apply-style-name="Untitled1" style:base-cell-address="RED.AR2"/>
    </style:style>
    <style:style style:name="ce1294" style:family="table-cell" style:parent-style-name="Default" style:data-style-name="N126">
      <style:map style:condition="cell-content()&gt;0" style:apply-style-name="Untitled1" style:base-cell-address="RED.AR3"/>
    </style:style>
    <style:style style:name="ce1295" style:family="table-cell" style:parent-style-name="Default" style:data-style-name="N126">
      <style:map style:condition="cell-content()&gt;0" style:apply-style-name="Untitled1" style:base-cell-address="RED.AR4"/>
    </style:style>
    <style:style style:name="ce1296" style:family="table-cell" style:parent-style-name="Default" style:data-style-name="N126">
      <style:map style:condition="cell-content()&gt;0" style:apply-style-name="Untitled1" style:base-cell-address="RED.AR5"/>
    </style:style>
    <style:style style:name="ce1297" style:family="table-cell" style:parent-style-name="Default" style:data-style-name="N126">
      <style:map style:condition="cell-content()&gt;0" style:apply-style-name="Untitled1" style:base-cell-address="RED.AR6"/>
    </style:style>
    <style:style style:name="ce1298" style:family="table-cell" style:parent-style-name="Default" style:data-style-name="N126">
      <style:map style:condition="cell-content()&gt;0" style:apply-style-name="Untitled1" style:base-cell-address="RED.AR7"/>
    </style:style>
    <style:style style:name="ce1299" style:family="table-cell" style:parent-style-name="Default" style:data-style-name="N126">
      <style:map style:condition="cell-content()&gt;0" style:apply-style-name="Untitled1" style:base-cell-address="RED.AR8"/>
    </style:style>
    <style:style style:name="ce1300" style:family="table-cell" style:parent-style-name="Default" style:data-style-name="N126">
      <style:map style:condition="cell-content()&gt;0" style:apply-style-name="Untitled1" style:base-cell-address="RED.AR9"/>
    </style:style>
    <style:style style:name="ce1301" style:family="table-cell" style:parent-style-name="Default" style:data-style-name="N126">
      <style:map style:condition="cell-content()&gt;0" style:apply-style-name="Untitled1" style:base-cell-address="RED.AR8"/>
    </style:style>
    <style:style style:name="ce1302" style:family="table-cell" style:parent-style-name="Default" style:data-style-name="N126">
      <style:map style:condition="cell-content()&gt;0" style:apply-style-name="Untitled1" style:base-cell-address="RED.AR11"/>
    </style:style>
    <style:style style:name="ce1303" style:family="table-cell" style:parent-style-name="Default" style:data-style-name="N126">
      <style:map style:condition="cell-content()&gt;0" style:apply-style-name="Untitled1" style:base-cell-address="RED.AR12"/>
    </style:style>
    <style:style style:name="ce1304" style:family="table-cell" style:parent-style-name="Default" style:data-style-name="N126">
      <style:map style:condition="cell-content()&gt;0" style:apply-style-name="Untitled1" style:base-cell-address="RED.AR13"/>
    </style:style>
    <style:style style:name="ce1305" style:family="table-cell" style:parent-style-name="Default" style:data-style-name="N126">
      <style:map style:condition="cell-content()&gt;0" style:apply-style-name="Untitled1" style:base-cell-address="RED.AR14"/>
    </style:style>
    <style:style style:name="ce1306" style:family="table-cell" style:parent-style-name="Default" style:data-style-name="N126">
      <style:map style:condition="cell-content()&gt;0" style:apply-style-name="Untitled1" style:base-cell-address="RED.AR15"/>
    </style:style>
    <style:style style:name="ce1307" style:family="table-cell" style:parent-style-name="Default" style:data-style-name="N126">
      <style:map style:condition="cell-content()&gt;0" style:apply-style-name="Untitled1" style:base-cell-address="RED.AR16"/>
    </style:style>
    <style:style style:name="ce1308" style:family="table-cell" style:parent-style-name="Default" style:data-style-name="N126">
      <style:map style:condition="cell-content()&gt;0" style:apply-style-name="Untitled1" style:base-cell-address="RED.AR17"/>
    </style:style>
    <style:style style:name="ce1309" style:family="table-cell" style:parent-style-name="Default" style:data-style-name="N126">
      <style:map style:condition="cell-content()&gt;0" style:apply-style-name="Untitled1" style:base-cell-address="RED.AR18"/>
    </style:style>
    <style:style style:name="ce1310" style:family="table-cell" style:parent-style-name="Default" style:data-style-name="N126">
      <style:map style:condition="cell-content()&gt;0" style:apply-style-name="Untitled1" style:base-cell-address="RED.AR19"/>
    </style:style>
    <style:style style:name="ce1311" style:family="table-cell" style:parent-style-name="Default" style:data-style-name="N126">
      <style:map style:condition="cell-content()&gt;0" style:apply-style-name="Untitled1" style:base-cell-address="RED.AR20"/>
    </style:style>
    <style:style style:name="ce1312" style:family="table-cell" style:parent-style-name="Default" style:data-style-name="N126">
      <style:map style:condition="cell-content()&gt;0" style:apply-style-name="Untitled1" style:base-cell-address="RED.AR21"/>
    </style:style>
    <style:style style:name="ce1313" style:family="table-cell" style:parent-style-name="Default" style:data-style-name="N126">
      <style:map style:condition="cell-content()&gt;0" style:apply-style-name="Untitled1" style:base-cell-address="RED.AR22"/>
    </style:style>
    <style:style style:name="ce1314" style:family="table-cell" style:parent-style-name="Default" style:data-style-name="N126">
      <style:map style:condition="cell-content()&gt;0" style:apply-style-name="Untitled1" style:base-cell-address="RED.AR23"/>
    </style:style>
    <style:style style:name="ce1315" style:family="table-cell" style:parent-style-name="Default" style:data-style-name="N126">
      <style:map style:condition="cell-content()&gt;0" style:apply-style-name="Untitled1" style:base-cell-address="RED.AR24"/>
    </style:style>
    <style:style style:name="ce1316" style:family="table-cell" style:parent-style-name="Default" style:data-style-name="N126">
      <style:map style:condition="cell-content()&gt;0" style:apply-style-name="Untitled1" style:base-cell-address="RED.AR25"/>
    </style:style>
    <style:style style:name="ce1317" style:family="table-cell" style:parent-style-name="Default" style:data-style-name="N126">
      <style:map style:condition="cell-content()&gt;0" style:apply-style-name="Untitled1" style:base-cell-address="RED.AR26"/>
    </style:style>
    <style:style style:name="ce1318" style:family="table-cell" style:parent-style-name="Default" style:data-style-name="N126">
      <style:map style:condition="cell-content()&gt;0" style:apply-style-name="Untitled1" style:base-cell-address="RED.AR27"/>
    </style:style>
    <style:style style:name="ce1319" style:family="table-cell" style:parent-style-name="Default" style:data-style-name="N126">
      <style:map style:condition="cell-content()&gt;0" style:apply-style-name="Untitled1" style:base-cell-address="RED.AR28"/>
    </style:style>
    <style:style style:name="ce1320" style:family="table-cell" style:parent-style-name="Default" style:data-style-name="N126">
      <style:map style:condition="cell-content()&gt;0" style:apply-style-name="Untitled1" style:base-cell-address="RED.AR29"/>
    </style:style>
    <style:style style:name="ce1321" style:family="table-cell" style:parent-style-name="Default" style:data-style-name="N126">
      <style:map style:condition="cell-content()&gt;0" style:apply-style-name="Untitled1" style:base-cell-address="RED.AR30"/>
    </style:style>
    <style:style style:name="ce1322" style:family="table-cell" style:parent-style-name="Default" style:data-style-name="N126">
      <style:map style:condition="cell-content()&gt;0" style:apply-style-name="Untitled1" style:base-cell-address="RED.AR31"/>
    </style:style>
    <style:style style:name="ce1323" style:family="table-cell" style:parent-style-name="Default" style:data-style-name="N126">
      <style:map style:condition="cell-content()&gt;0" style:apply-style-name="Untitled1" style:base-cell-address="RED.AR32"/>
    </style:style>
    <style:style style:name="ce1324" style:family="table-cell" style:parent-style-name="Default" style:data-style-name="N126">
      <style:map style:condition="cell-content()&gt;0" style:apply-style-name="Untitled1" style:base-cell-address="RED.AR33"/>
    </style:style>
    <style:style style:name="ce1325" style:family="table-cell" style:parent-style-name="Default" style:data-style-name="N126">
      <style:map style:condition="cell-content()&gt;0" style:apply-style-name="Untitled1" style:base-cell-address="RED.AR34"/>
    </style:style>
    <style:style style:name="ce1326" style:family="table-cell" style:parent-style-name="Default" style:data-style-name="N126">
      <style:map style:condition="cell-content()&gt;0" style:apply-style-name="Untitled1" style:base-cell-address="RED.AR35"/>
    </style:style>
    <style:style style:name="ce1327" style:family="table-cell" style:parent-style-name="Default" style:data-style-name="N126">
      <style:map style:condition="cell-content()&gt;0" style:apply-style-name="Untitled1" style:base-cell-address="RED.AR36"/>
    </style:style>
    <style:style style:name="ce1328" style:family="table-cell" style:parent-style-name="Default" style:data-style-name="N126">
      <style:map style:condition="cell-content()&gt;0" style:apply-style-name="Untitled1" style:base-cell-address="RED.AR37"/>
    </style:style>
    <style:style style:name="ce1329" style:family="table-cell" style:parent-style-name="Default" style:data-style-name="N126">
      <style:map style:condition="cell-content()&gt;0" style:apply-style-name="Untitled1" style:base-cell-address="RED.AR38"/>
    </style:style>
    <style:style style:name="ce1330" style:family="table-cell" style:parent-style-name="Default" style:data-style-name="N126">
      <style:map style:condition="cell-content()&gt;0" style:apply-style-name="Untitled1" style:base-cell-address="RED.AR39"/>
    </style:style>
    <style:style style:name="ce1331" style:family="table-cell" style:parent-style-name="Default" style:data-style-name="N126">
      <style:map style:condition="cell-content()&gt;0" style:apply-style-name="Untitled1" style:base-cell-address="RED.AR40"/>
    </style:style>
    <style:style style:name="ce1332" style:family="table-cell" style:parent-style-name="Default" style:data-style-name="N126">
      <style:map style:condition="cell-content()&gt;0" style:apply-style-name="Untitled1" style:base-cell-address="RED.AR41"/>
    </style:style>
    <style:style style:name="ce1333" style:family="table-cell" style:parent-style-name="Default" style:data-style-name="N126">
      <style:map style:condition="cell-content()&gt;0" style:apply-style-name="Untitled1" style:base-cell-address="RED.AR42"/>
    </style:style>
    <style:style style:name="ce1334" style:family="table-cell" style:parent-style-name="Default" style:data-style-name="N126">
      <style:map style:condition="cell-content()&gt;0" style:apply-style-name="Untitled1" style:base-cell-address="RED.AR43"/>
    </style:style>
    <style:style style:name="ce1335" style:family="table-cell" style:parent-style-name="Default" style:data-style-name="N126">
      <style:map style:condition="cell-content()&gt;0" style:apply-style-name="Untitled1" style:base-cell-address="RED.AR44"/>
    </style:style>
    <style:style style:name="ce1336" style:family="table-cell" style:parent-style-name="Default" style:data-style-name="N126">
      <style:map style:condition="cell-content()&gt;0" style:apply-style-name="Untitled1" style:base-cell-address="RED.AR45"/>
    </style:style>
    <style:style style:name="ce1337" style:family="table-cell" style:parent-style-name="Default" style:data-style-name="N126">
      <style:map style:condition="cell-content()&gt;0" style:apply-style-name="Untitled1" style:base-cell-address="RED.AR46"/>
    </style:style>
    <style:style style:name="ce1338" style:family="table-cell" style:parent-style-name="Default" style:data-style-name="N126">
      <style:map style:condition="cell-content()&gt;0" style:apply-style-name="Untitled1" style:base-cell-address="RED.AR47"/>
    </style:style>
    <style:style style:name="ce1339" style:family="table-cell" style:parent-style-name="Default" style:data-style-name="N126">
      <style:map style:condition="cell-content()&gt;0" style:apply-style-name="Untitled1" style:base-cell-address="RED.AR48"/>
    </style:style>
    <style:style style:name="ce1340" style:family="table-cell" style:parent-style-name="Default" style:data-style-name="N126">
      <style:map style:condition="cell-content()&gt;0" style:apply-style-name="Untitled1" style:base-cell-address="RED.AR49"/>
    </style:style>
    <style:style style:name="ce1341" style:family="table-cell" style:parent-style-name="Default" style:data-style-name="N126">
      <style:map style:condition="cell-content()&gt;0" style:apply-style-name="Untitled1" style:base-cell-address="RED.AR50"/>
    </style:style>
    <style:style style:name="ce1342" style:family="table-cell" style:parent-style-name="Default" style:data-style-name="N126">
      <style:map style:condition="cell-content()&gt;0" style:apply-style-name="Untitled1" style:base-cell-address="RED.AR51"/>
    </style:style>
    <style:style style:name="ce1343" style:family="table-cell" style:parent-style-name="Default" style:data-style-name="N126">
      <style:map style:condition="cell-content()&gt;0" style:apply-style-name="Untitled1" style:base-cell-address="RED.AR52"/>
    </style:style>
    <style:style style:name="ce1344" style:family="table-cell" style:parent-style-name="Default" style:data-style-name="N126">
      <style:map style:condition="cell-content()&gt;0" style:apply-style-name="Untitled1" style:base-cell-address="RED.AR53"/>
    </style:style>
    <style:style style:name="ce1345" style:family="table-cell" style:parent-style-name="Default" style:data-style-name="N126">
      <style:map style:condition="cell-content()&gt;0" style:apply-style-name="Untitled1" style:base-cell-address="RED.AR54"/>
    </style:style>
    <style:style style:name="ce1346" style:family="table-cell" style:parent-style-name="Default" style:data-style-name="N126">
      <style:map style:condition="cell-content()&gt;0" style:apply-style-name="Untitled1" style:base-cell-address="RED.AR55"/>
    </style:style>
    <style:style style:name="ce1347" style:family="table-cell" style:parent-style-name="Default" style:data-style-name="N126">
      <style:map style:condition="cell-content()&gt;0" style:apply-style-name="Untitled1" style:base-cell-address="RED.AR56"/>
    </style:style>
    <style:style style:name="ce1348" style:family="table-cell" style:parent-style-name="Default" style:data-style-name="N126">
      <style:map style:condition="cell-content()&gt;0" style:apply-style-name="Untitled1" style:base-cell-address="RED.AR57"/>
    </style:style>
    <style:style style:name="ce1349" style:family="table-cell" style:parent-style-name="Default" style:data-style-name="N126">
      <style:map style:condition="cell-content()&gt;0" style:apply-style-name="Untitled1" style:base-cell-address="RED.AR58"/>
    </style:style>
    <style:style style:name="ce1350" style:family="table-cell" style:parent-style-name="Default" style:data-style-name="N126">
      <style:map style:condition="cell-content()&gt;0" style:apply-style-name="Untitled1" style:base-cell-address="RED.AR59"/>
    </style:style>
    <style:style style:name="ce1351" style:family="table-cell" style:parent-style-name="Default" style:data-style-name="N126">
      <style:map style:condition="cell-content()&gt;0" style:apply-style-name="Untitled1" style:base-cell-address="RED.AR60"/>
    </style:style>
    <style:style style:name="ce1352" style:family="table-cell" style:parent-style-name="Default" style:data-style-name="N126">
      <style:map style:condition="cell-content()&gt;0" style:apply-style-name="Untitled1" style:base-cell-address="RED.AR61"/>
    </style:style>
    <style:style style:name="ce1353" style:family="table-cell" style:parent-style-name="Default" style:data-style-name="N126">
      <style:map style:condition="cell-content()&gt;0" style:apply-style-name="Untitled1" style:base-cell-address="RED.AR62"/>
    </style:style>
    <style:style style:name="ce1354" style:family="table-cell" style:parent-style-name="Default" style:data-style-name="N126">
      <style:map style:condition="cell-content()&gt;0" style:apply-style-name="Untitled1" style:base-cell-address="RED.AR63"/>
    </style:style>
    <style:style style:name="ce1355" style:family="table-cell" style:parent-style-name="Default" style:data-style-name="N126">
      <style:map style:condition="cell-content()&gt;0" style:apply-style-name="Untitled1" style:base-cell-address="RED.AR64"/>
    </style:style>
    <style:style style:name="ce1356" style:family="table-cell" style:parent-style-name="Default" style:data-style-name="N126">
      <style:map style:condition="cell-content()&gt;0" style:apply-style-name="Untitled1" style:base-cell-address="RED.AR65"/>
    </style:style>
    <style:style style:name="ce1357" style:family="table-cell" style:parent-style-name="Default" style:data-style-name="N126">
      <style:map style:condition="cell-content()&gt;0" style:apply-style-name="Untitled1" style:base-cell-address="RED.AR66"/>
    </style:style>
    <style:style style:name="ce1358" style:family="table-cell" style:parent-style-name="Default" style:data-style-name="N126">
      <style:map style:condition="cell-content()&gt;0" style:apply-style-name="Untitled1" style:base-cell-address="RED.AR67"/>
    </style:style>
    <style:style style:name="ce1359" style:family="table-cell" style:parent-style-name="Default" style:data-style-name="N126">
      <style:map style:condition="cell-content()&gt;0" style:apply-style-name="Untitled1" style:base-cell-address="RED.AR68"/>
    </style:style>
    <style:style style:name="ce1360" style:family="table-cell" style:parent-style-name="Default" style:data-style-name="N126">
      <style:map style:condition="cell-content()&gt;0" style:apply-style-name="Untitled1" style:base-cell-address="RED.AR69"/>
    </style:style>
    <style:style style:name="ce1361" style:family="table-cell" style:parent-style-name="Default" style:data-style-name="N126">
      <style:map style:condition="cell-content()&gt;0" style:apply-style-name="Untitled1" style:base-cell-address="RED.AR70"/>
    </style:style>
    <style:style style:name="ce1362" style:family="table-cell" style:parent-style-name="Default" style:data-style-name="N126">
      <style:map style:condition="cell-content()&gt;0" style:apply-style-name="Untitled1" style:base-cell-address="RED.AR71"/>
    </style:style>
    <style:style style:name="ce1363" style:family="table-cell" style:parent-style-name="Default" style:data-style-name="N126">
      <style:map style:condition="cell-content()&gt;0" style:apply-style-name="Untitled1" style:base-cell-address="RED.AR72"/>
    </style:style>
    <style:style style:name="ce1364" style:family="table-cell" style:parent-style-name="Default" style:data-style-name="N126">
      <style:map style:condition="cell-content()&gt;0" style:apply-style-name="Untitled1" style:base-cell-address="RED.AR73"/>
    </style:style>
    <style:style style:name="ce1365" style:family="table-cell" style:parent-style-name="Default" style:data-style-name="N126">
      <style:map style:condition="cell-content()&gt;0" style:apply-style-name="Untitled1" style:base-cell-address="RED.AR74"/>
    </style:style>
    <style:style style:name="ce1366" style:family="table-cell" style:parent-style-name="Default" style:data-style-name="N126">
      <style:map style:condition="cell-content()&gt;0" style:apply-style-name="Untitled1" style:base-cell-address="RED.AR75"/>
    </style:style>
    <style:style style:name="ce1367" style:family="table-cell" style:parent-style-name="Default" style:data-style-name="N126">
      <style:map style:condition="cell-content()&gt;0" style:apply-style-name="Untitled1" style:base-cell-address="RED.AR76"/>
    </style:style>
    <style:style style:name="ce1368" style:family="table-cell" style:parent-style-name="Default" style:data-style-name="N126">
      <style:map style:condition="cell-content()&gt;0" style:apply-style-name="Untitled1" style:base-cell-address="RED.AR77"/>
    </style:style>
    <style:style style:name="ce1369" style:family="table-cell" style:parent-style-name="Default" style:data-style-name="N126">
      <style:map style:condition="cell-content()&gt;0" style:apply-style-name="Untitled1" style:base-cell-address="RED.AR78"/>
    </style:style>
    <style:style style:name="ce1370" style:family="table-cell" style:parent-style-name="Default" style:data-style-name="N126">
      <style:map style:condition="cell-content()&gt;0" style:apply-style-name="Untitled1" style:base-cell-address="RED.AR79"/>
    </style:style>
    <style:style style:name="ce1371" style:family="table-cell" style:parent-style-name="Default" style:data-style-name="N126">
      <style:map style:condition="cell-content()&gt;0" style:apply-style-name="Untitled1" style:base-cell-address="RED.AR80"/>
    </style:style>
    <style:style style:name="ce1372" style:family="table-cell" style:parent-style-name="Default" style:data-style-name="N126">
      <style:map style:condition="cell-content()&gt;0" style:apply-style-name="Untitled1" style:base-cell-address="RED.AR81"/>
    </style:style>
    <style:style style:name="ce1373" style:family="table-cell" style:parent-style-name="Default" style:data-style-name="N126">
      <style:map style:condition="cell-content()&gt;0" style:apply-style-name="Untitled1" style:base-cell-address="RED.AR82"/>
    </style:style>
    <style:style style:name="ce1374" style:family="table-cell" style:parent-style-name="Default" style:data-style-name="N126">
      <style:map style:condition="cell-content()&gt;0" style:apply-style-name="Untitled1" style:base-cell-address="RED.AR83"/>
    </style:style>
    <style:style style:name="ce1375" style:family="table-cell" style:parent-style-name="Default" style:data-style-name="N126">
      <style:map style:condition="cell-content()&gt;0" style:apply-style-name="Untitled1" style:base-cell-address="RED.AR84"/>
    </style:style>
    <style:style style:name="ce1376" style:family="table-cell" style:parent-style-name="Default" style:data-style-name="N126">
      <style:map style:condition="cell-content()&gt;0" style:apply-style-name="Untitled1" style:base-cell-address="RED.AR85"/>
    </style:style>
    <style:style style:name="ce1377" style:family="table-cell" style:parent-style-name="Default" style:data-style-name="N126">
      <style:map style:condition="cell-content()&gt;0" style:apply-style-name="Untitled1" style:base-cell-address="RED.AR86"/>
    </style:style>
    <style:style style:name="ce1378" style:family="table-cell" style:parent-style-name="Default" style:data-style-name="N126">
      <style:map style:condition="cell-content()&gt;0" style:apply-style-name="Untitled1" style:base-cell-address="RED.AR87"/>
    </style:style>
    <style:style style:name="ce1379" style:family="table-cell" style:parent-style-name="Default" style:data-style-name="N126">
      <style:map style:condition="cell-content()&gt;0" style:apply-style-name="Untitled1" style:base-cell-address="RED.AR88"/>
    </style:style>
    <style:style style:name="ce1380" style:family="table-cell" style:parent-style-name="Default" style:data-style-name="N126">
      <style:map style:condition="cell-content()&gt;0" style:apply-style-name="Untitled1" style:base-cell-address="RED.AR89"/>
    </style:style>
    <style:style style:name="ce1381" style:family="table-cell" style:parent-style-name="Default" style:data-style-name="N126">
      <style:map style:condition="cell-content()&gt;0" style:apply-style-name="Untitled1" style:base-cell-address="RED.AR90"/>
    </style:style>
    <style:style style:name="ce1382" style:family="table-cell" style:parent-style-name="Default" style:data-style-name="N126">
      <style:map style:condition="cell-content()&gt;0" style:apply-style-name="Untitled1" style:base-cell-address="RED.AR91"/>
    </style:style>
    <style:style style:name="ce1383" style:family="table-cell" style:parent-style-name="Default" style:data-style-name="N126">
      <style:map style:condition="cell-content()&gt;0" style:apply-style-name="Untitled1" style:base-cell-address="RED.AR92"/>
    </style:style>
    <style:style style:name="ce1384" style:family="table-cell" style:parent-style-name="Default" style:data-style-name="N126">
      <style:map style:condition="cell-content()&gt;0" style:apply-style-name="Untitled1" style:base-cell-address="RED.AR93"/>
    </style:style>
    <style:style style:name="ce1385" style:family="table-cell" style:parent-style-name="Default" style:data-style-name="N126">
      <style:map style:condition="cell-content()&gt;0" style:apply-style-name="Untitled1" style:base-cell-address="RED.AR94"/>
    </style:style>
    <style:style style:name="ce1386" style:family="table-cell" style:parent-style-name="Default" style:data-style-name="N126">
      <style:map style:condition="cell-content()&gt;0" style:apply-style-name="Untitled1" style:base-cell-address="RED.AR95"/>
    </style:style>
    <style:style style:name="ce1387" style:family="table-cell" style:parent-style-name="Default" style:data-style-name="N126">
      <style:map style:condition="cell-content()&gt;0" style:apply-style-name="Untitled1" style:base-cell-address="RED.AR96"/>
    </style:style>
    <style:style style:name="ce1388" style:family="table-cell" style:parent-style-name="Default" style:data-style-name="N126">
      <style:map style:condition="cell-content()&gt;0" style:apply-style-name="Untitled1" style:base-cell-address="RED.AR97"/>
    </style:style>
    <style:style style:name="ce1389" style:family="table-cell" style:parent-style-name="Default" style:data-style-name="N126">
      <style:map style:condition="cell-content()&gt;0" style:apply-style-name="Untitled1" style:base-cell-address="RED.AR98"/>
    </style:style>
    <style:style style:name="ce1390" style:family="table-cell" style:parent-style-name="Default" style:data-style-name="N126">
      <style:map style:condition="cell-content()&gt;0" style:apply-style-name="Untitled1" style:base-cell-address="RED.AR99"/>
    </style:style>
    <style:style style:name="ce1391" style:family="table-cell" style:parent-style-name="Default" style:data-style-name="N126">
      <style:map style:condition="cell-content()&gt;0" style:apply-style-name="Untitled1" style:base-cell-address="RED.AR100"/>
    </style:style>
    <style:style style:name="ce1392" style:family="table-cell" style:parent-style-name="Default" style:data-style-name="N126">
      <style:map style:condition="cell-content()&gt;0" style:apply-style-name="Untitled1" style:base-cell-address="RED.AR101"/>
    </style:style>
    <style:style style:name="ce1393" style:family="table-cell" style:parent-style-name="Default" style:data-style-name="N126">
      <style:map style:condition="cell-content()&gt;0" style:apply-style-name="Untitled1" style:base-cell-address="RED.AR102"/>
    </style:style>
    <style:style style:name="ce1394" style:family="table-cell" style:parent-style-name="Default" style:data-style-name="N126">
      <style:map style:condition="cell-content()&gt;0" style:apply-style-name="Untitled1" style:base-cell-address="RED.AR103"/>
    </style:style>
    <style:style style:name="ce1395" style:family="table-cell" style:parent-style-name="Default" style:data-style-name="N126">
      <style:map style:condition="cell-content()&gt;0" style:apply-style-name="Untitled1" style:base-cell-address="RED.AR104"/>
    </style:style>
    <style:style style:name="ce1396" style:family="table-cell" style:parent-style-name="Default" style:data-style-name="N126">
      <style:map style:condition="cell-content()&gt;0" style:apply-style-name="Untitled1" style:base-cell-address="RED.AR105"/>
    </style:style>
    <style:style style:name="ce1397" style:family="table-cell" style:parent-style-name="Default" style:data-style-name="N126">
      <style:map style:condition="cell-content()&gt;0" style:apply-style-name="Untitled1" style:base-cell-address="RED.AR106"/>
    </style:style>
    <style:style style:name="ce1398" style:family="table-cell" style:parent-style-name="Default" style:data-style-name="N126">
      <style:map style:condition="cell-content()&gt;0" style:apply-style-name="Untitled1" style:base-cell-address="RED.AR107"/>
    </style:style>
    <style:style style:name="ce1399" style:family="table-cell" style:parent-style-name="Default" style:data-style-name="N126">
      <style:map style:condition="cell-content()&gt;0" style:apply-style-name="Untitled1" style:base-cell-address="RED.AR108"/>
    </style:style>
    <style:style style:name="ce1400" style:family="table-cell" style:parent-style-name="Default" style:data-style-name="N126">
      <style:map style:condition="cell-content()&gt;0" style:apply-style-name="Untitled1" style:base-cell-address="RED.AR109"/>
    </style:style>
    <style:style style:name="ce1401" style:family="table-cell" style:parent-style-name="Default" style:data-style-name="N126">
      <style:map style:condition="cell-content()&gt;0" style:apply-style-name="Untitled1" style:base-cell-address="RED.AR110"/>
    </style:style>
    <style:style style:name="ce1402" style:family="table-cell" style:parent-style-name="Default" style:data-style-name="N126">
      <style:map style:condition="cell-content()&gt;0" style:apply-style-name="Untitled1" style:base-cell-address="RED.AR111"/>
    </style:style>
    <style:style style:name="ce1403" style:family="table-cell" style:parent-style-name="Default" style:data-style-name="N126">
      <style:map style:condition="cell-content()&gt;0" style:apply-style-name="Untitled1" style:base-cell-address="RED.AR112"/>
    </style:style>
    <style:style style:name="ce1404" style:family="table-cell" style:parent-style-name="Default" style:data-style-name="N126">
      <style:map style:condition="cell-content()&gt;0" style:apply-style-name="Untitled1" style:base-cell-address="RED.AR113"/>
    </style:style>
    <style:style style:name="ce1405" style:family="table-cell" style:parent-style-name="Default" style:data-style-name="N126">
      <style:map style:condition="cell-content()&gt;0" style:apply-style-name="Untitled1" style:base-cell-address="RED.AR114"/>
    </style:style>
    <style:style style:name="ce1406" style:family="table-cell" style:parent-style-name="Default" style:data-style-name="N126">
      <style:map style:condition="cell-content()&gt;0" style:apply-style-name="Untitled1" style:base-cell-address="RED.AR115"/>
    </style:style>
    <style:style style:name="ce1407" style:family="table-cell" style:parent-style-name="Default" style:data-style-name="N126">
      <style:map style:condition="cell-content()&gt;0" style:apply-style-name="Untitled1" style:base-cell-address="RED.AR116"/>
    </style:style>
    <style:style style:name="ce1408" style:family="table-cell" style:parent-style-name="Default" style:data-style-name="N126">
      <style:map style:condition="cell-content()&gt;0" style:apply-style-name="Untitled1" style:base-cell-address="RED.AR117"/>
    </style:style>
    <style:style style:name="ce1409" style:family="table-cell" style:parent-style-name="Default" style:data-style-name="N126">
      <style:map style:condition="cell-content()&gt;0" style:apply-style-name="Untitled1" style:base-cell-address="RED.AR118"/>
    </style:style>
    <style:style style:name="ce1410" style:family="table-cell" style:parent-style-name="Default" style:data-style-name="N126">
      <style:map style:condition="cell-content()&gt;0" style:apply-style-name="Untitled1" style:base-cell-address="RED.AR119"/>
    </style:style>
    <style:style style:name="ce1411" style:family="table-cell" style:parent-style-name="Default" style:data-style-name="N126">
      <style:map style:condition="cell-content()&gt;0" style:apply-style-name="Untitled1" style:base-cell-address="RED.AR120"/>
    </style:style>
    <style:style style:name="ce1412" style:family="table-cell" style:parent-style-name="Default" style:data-style-name="N126">
      <style:map style:condition="cell-content()&gt;0" style:apply-style-name="Untitled1" style:base-cell-address="RED.AR121"/>
    </style:style>
    <style:style style:name="ce1413" style:family="table-cell" style:parent-style-name="Default" style:data-style-name="N126">
      <style:map style:condition="cell-content()&gt;0" style:apply-style-name="Untitled1" style:base-cell-address="RED.AR122"/>
    </style:style>
    <style:style style:name="ce1414" style:family="table-cell" style:parent-style-name="Default" style:data-style-name="N126">
      <style:map style:condition="cell-content()&gt;0" style:apply-style-name="Untitled1" style:base-cell-address="RED.AR123"/>
    </style:style>
    <style:style style:name="ce1415" style:family="table-cell" style:parent-style-name="Default" style:data-style-name="N126">
      <style:map style:condition="cell-content()&gt;0" style:apply-style-name="Untitled1" style:base-cell-address="RED.AR124"/>
    </style:style>
    <style:style style:name="ce1416" style:family="table-cell" style:parent-style-name="Default" style:data-style-name="N126">
      <style:map style:condition="cell-content()&gt;0" style:apply-style-name="Untitled1" style:base-cell-address="RED.AR125"/>
    </style:style>
    <style:style style:name="ce1417" style:family="table-cell" style:parent-style-name="Default" style:data-style-name="N126">
      <style:map style:condition="cell-content()&gt;0" style:apply-style-name="Untitled1" style:base-cell-address="RED.AR126"/>
    </style:style>
    <style:style style:name="ce1418" style:family="table-cell" style:parent-style-name="Default" style:data-style-name="N126">
      <style:map style:condition="cell-content()&gt;0" style:apply-style-name="Untitled1" style:base-cell-address="RED.AR127"/>
    </style:style>
    <style:style style:name="ce1419" style:family="table-cell" style:parent-style-name="Default" style:data-style-name="N126">
      <style:map style:condition="cell-content()&gt;0" style:apply-style-name="Untitled1" style:base-cell-address="RED.AR128"/>
    </style:style>
    <style:style style:name="ce1420" style:family="table-cell" style:parent-style-name="Default" style:data-style-name="N126">
      <style:map style:condition="cell-content()&gt;0" style:apply-style-name="Untitled1" style:base-cell-address="RED.AR129"/>
    </style:style>
    <style:style style:name="ce1421" style:family="table-cell" style:parent-style-name="Default" style:data-style-name="N126">
      <style:map style:condition="cell-content()&gt;0" style:apply-style-name="Untitled1" style:base-cell-address="RED.AR130"/>
    </style:style>
    <style:style style:name="ce1422" style:family="table-cell" style:parent-style-name="Default" style:data-style-name="N126">
      <style:map style:condition="cell-content()&gt;0" style:apply-style-name="Untitled1" style:base-cell-address="RED.AR131"/>
    </style:style>
    <style:style style:name="ce1423" style:family="table-cell" style:parent-style-name="Default" style:data-style-name="N126">
      <style:map style:condition="cell-content()&gt;0" style:apply-style-name="Untitled1" style:base-cell-address="RED.AR132"/>
    </style:style>
    <style:style style:name="ce1424" style:family="table-cell" style:parent-style-name="Default" style:data-style-name="N126">
      <style:map style:condition="cell-content()&gt;0" style:apply-style-name="Untitled1" style:base-cell-address="RED.AR133"/>
    </style:style>
    <style:style style:name="ce1425" style:family="table-cell" style:parent-style-name="Default" style:data-style-name="N126">
      <style:map style:condition="cell-content()&gt;0" style:apply-style-name="Untitled1" style:base-cell-address="RED.AR134"/>
    </style:style>
    <style:style style:name="ce1426" style:family="table-cell" style:parent-style-name="Default" style:data-style-name="N126">
      <style:map style:condition="cell-content()&gt;0" style:apply-style-name="Untitled1" style:base-cell-address="RED.AR135"/>
    </style:style>
    <style:style style:name="ce1427" style:family="table-cell" style:parent-style-name="Default" style:data-style-name="N126">
      <style:map style:condition="cell-content()&gt;0" style:apply-style-name="Untitled1" style:base-cell-address="RED.AR136"/>
    </style:style>
    <style:style style:name="ce1428" style:family="table-cell" style:parent-style-name="Default" style:data-style-name="N126">
      <style:map style:condition="cell-content()&gt;0" style:apply-style-name="Untitled1" style:base-cell-address="RED.AR137"/>
    </style:style>
    <style:style style:name="ce1429" style:family="table-cell" style:parent-style-name="Default" style:data-style-name="N126">
      <style:map style:condition="cell-content()&gt;0" style:apply-style-name="Untitled1" style:base-cell-address="RED.AR138"/>
    </style:style>
    <style:style style:name="ce1430" style:family="table-cell" style:parent-style-name="Default" style:data-style-name="N126">
      <style:map style:condition="cell-content()&gt;0" style:apply-style-name="Untitled1" style:base-cell-address="RED.AR139"/>
    </style:style>
    <style:style style:name="ce1431" style:family="table-cell" style:parent-style-name="Default" style:data-style-name="N126">
      <style:map style:condition="cell-content()&gt;0" style:apply-style-name="Untitled1" style:base-cell-address="RED.AR140"/>
    </style:style>
    <style:style style:name="ce1432" style:family="table-cell" style:parent-style-name="Default" style:data-style-name="N126">
      <style:map style:condition="cell-content()&gt;0" style:apply-style-name="Untitled1" style:base-cell-address="RED.AR141"/>
    </style:style>
    <style:style style:name="ce1433" style:family="table-cell" style:parent-style-name="Default" style:data-style-name="N126">
      <style:map style:condition="cell-content()&gt;0" style:apply-style-name="Untitled1" style:base-cell-address="RED.AR142"/>
    </style:style>
    <style:style style:name="ce1434" style:family="table-cell" style:parent-style-name="Default" style:data-style-name="N126">
      <style:map style:condition="cell-content()&gt;0" style:apply-style-name="Untitled1" style:base-cell-address="RED.AR143"/>
    </style:style>
    <style:style style:name="ce1435" style:family="table-cell" style:parent-style-name="Default" style:data-style-name="N126">
      <style:map style:condition="cell-content()&gt;0" style:apply-style-name="Untitled1" style:base-cell-address="RED.AR144"/>
    </style:style>
    <style:style style:name="ce1436" style:family="table-cell" style:parent-style-name="Default" style:data-style-name="N126">
      <style:map style:condition="cell-content()&gt;0" style:apply-style-name="Untitled1" style:base-cell-address="RED.AR145"/>
    </style:style>
    <style:style style:name="ce1437" style:family="table-cell" style:parent-style-name="Default" style:data-style-name="N126">
      <style:map style:condition="cell-content()&gt;0" style:apply-style-name="Untitled1" style:base-cell-address="RED.AR146"/>
    </style:style>
    <style:style style:name="ce1438" style:family="table-cell" style:parent-style-name="Default" style:data-style-name="N126">
      <style:map style:condition="cell-content()&gt;0" style:apply-style-name="Untitled1" style:base-cell-address="RED.AR147"/>
    </style:style>
    <style:style style:name="ce1439" style:family="table-cell" style:parent-style-name="Default" style:data-style-name="N126">
      <style:map style:condition="cell-content()&gt;0" style:apply-style-name="Untitled1" style:base-cell-address="RED.AR148"/>
    </style:style>
    <style:style style:name="ce1440" style:family="table-cell" style:parent-style-name="Default" style:data-style-name="N126">
      <style:map style:condition="cell-content()&gt;0" style:apply-style-name="Untitled1" style:base-cell-address="RED.AR149"/>
    </style:style>
    <style:style style:name="ce1441" style:family="table-cell" style:parent-style-name="Default" style:data-style-name="N126">
      <style:map style:condition="cell-content()&gt;0" style:apply-style-name="Untitled1" style:base-cell-address="RED.AR150"/>
    </style:style>
    <style:style style:name="ce1442" style:family="table-cell" style:parent-style-name="Default" style:data-style-name="N126">
      <style:map style:condition="cell-content()&gt;0" style:apply-style-name="Untitled1" style:base-cell-address="RED.AR151"/>
    </style:style>
    <style:style style:name="ce1443" style:family="table-cell" style:parent-style-name="Default" style:data-style-name="N126">
      <style:map style:condition="cell-content()&gt;0" style:apply-style-name="Untitled1" style:base-cell-address="RED.AR152"/>
    </style:style>
    <style:style style:name="ce1444" style:family="table-cell" style:parent-style-name="Default" style:data-style-name="N126">
      <style:map style:condition="cell-content()&gt;0" style:apply-style-name="Untitled1" style:base-cell-address="RED.AR153"/>
    </style:style>
    <style:style style:name="ce1445" style:family="table-cell" style:parent-style-name="Default" style:data-style-name="N126">
      <style:map style:condition="cell-content()&gt;0" style:apply-style-name="Untitled1" style:base-cell-address="RED.AR154"/>
    </style:style>
    <style:style style:name="ce1446" style:family="table-cell" style:parent-style-name="Default" style:data-style-name="N126">
      <style:map style:condition="cell-content()&gt;0" style:apply-style-name="Untitled1" style:base-cell-address="RED.AR155"/>
    </style:style>
    <style:style style:name="ce1447" style:family="table-cell" style:parent-style-name="Default" style:data-style-name="N126">
      <style:map style:condition="cell-content()&gt;0" style:apply-style-name="Untitled1" style:base-cell-address="RED.AR156"/>
    </style:style>
    <style:style style:name="ce1448" style:family="table-cell" style:parent-style-name="Default" style:data-style-name="N126">
      <style:map style:condition="cell-content()&gt;0" style:apply-style-name="Untitled1" style:base-cell-address="RED.AR157"/>
    </style:style>
    <style:style style:name="ce1449" style:family="table-cell" style:parent-style-name="Default" style:data-style-name="N126">
      <style:map style:condition="cell-content()&gt;0" style:apply-style-name="Untitled1" style:base-cell-address="RED.AR158"/>
    </style:style>
    <style:style style:name="ce1450" style:family="table-cell" style:parent-style-name="Default" style:data-style-name="N126">
      <style:map style:condition="cell-content()&gt;0" style:apply-style-name="Untitled1" style:base-cell-address="RED.AR159"/>
    </style:style>
    <style:style style:name="ce1451" style:family="table-cell" style:parent-style-name="Default" style:data-style-name="N126">
      <style:map style:condition="cell-content()&gt;0" style:apply-style-name="Untitled1" style:base-cell-address="RED.AR160"/>
    </style:style>
    <style:style style:name="ce1452" style:family="table-cell" style:parent-style-name="Default" style:data-style-name="N126">
      <style:map style:condition="cell-content()&gt;0" style:apply-style-name="Untitled1" style:base-cell-address="RED.AR161"/>
    </style:style>
    <style:style style:name="ce1453" style:family="table-cell" style:parent-style-name="Default" style:data-style-name="N126">
      <style:map style:condition="cell-content()&gt;0" style:apply-style-name="Untitled1" style:base-cell-address="RED.AR162"/>
    </style:style>
    <style:style style:name="ce1454" style:family="table-cell" style:parent-style-name="Default" style:data-style-name="N126">
      <style:map style:condition="cell-content()&gt;0" style:apply-style-name="Untitled1" style:base-cell-address="RED.AR163"/>
    </style:style>
    <style:style style:name="ce1455" style:family="table-cell" style:parent-style-name="Default" style:data-style-name="N126">
      <style:map style:condition="cell-content()&gt;0" style:apply-style-name="Untitled1" style:base-cell-address="RED.AR164"/>
    </style:style>
    <style:style style:name="ce1456" style:family="table-cell" style:parent-style-name="Default" style:data-style-name="N126">
      <style:map style:condition="cell-content()&gt;0" style:apply-style-name="Untitled1" style:base-cell-address="RED.AR165"/>
    </style:style>
    <style:style style:name="ce1457" style:family="table-cell" style:parent-style-name="Default" style:data-style-name="N126">
      <style:map style:condition="cell-content()&gt;0" style:apply-style-name="Untitled1" style:base-cell-address="RED.AR166"/>
    </style:style>
    <style:style style:name="ce1458" style:family="table-cell" style:parent-style-name="Default" style:data-style-name="N126">
      <style:map style:condition="cell-content()&gt;0" style:apply-style-name="Untitled1" style:base-cell-address="RED.AR167"/>
    </style:style>
    <style:style style:name="ce1459" style:family="table-cell" style:parent-style-name="Default" style:data-style-name="N126">
      <style:map style:condition="cell-content()&gt;0" style:apply-style-name="Untitled1" style:base-cell-address="RED.AR168"/>
    </style:style>
    <style:style style:name="ce1460" style:family="table-cell" style:parent-style-name="Default" style:data-style-name="N126">
      <style:map style:condition="cell-content()&gt;0" style:apply-style-name="Untitled1" style:base-cell-address="RED.AR169"/>
    </style:style>
    <style:style style:name="ce1461" style:family="table-cell" style:parent-style-name="Default" style:data-style-name="N126">
      <style:map style:condition="cell-content()&gt;0" style:apply-style-name="Untitled1" style:base-cell-address="RED.AR170"/>
    </style:style>
    <style:style style:name="ce1462" style:family="table-cell" style:parent-style-name="Default" style:data-style-name="N126">
      <style:map style:condition="cell-content()&gt;0" style:apply-style-name="Untitled1" style:base-cell-address="RED.AR171"/>
    </style:style>
    <style:style style:name="ce1463" style:family="table-cell" style:parent-style-name="Default" style:data-style-name="N126">
      <style:map style:condition="cell-content()&gt;0" style:apply-style-name="Untitled1" style:base-cell-address="RED.AR172"/>
    </style:style>
    <style:style style:name="ce1464" style:family="table-cell" style:parent-style-name="Default" style:data-style-name="N126">
      <style:map style:condition="cell-content()&gt;0" style:apply-style-name="Untitled1" style:base-cell-address="RED.AR173"/>
    </style:style>
    <style:style style:name="ce1465" style:family="table-cell" style:parent-style-name="Default" style:data-style-name="N126">
      <style:map style:condition="cell-content()&gt;0" style:apply-style-name="Untitled1" style:base-cell-address="RED.AR174"/>
    </style:style>
    <style:style style:name="ce1466" style:family="table-cell" style:parent-style-name="Default" style:data-style-name="N126">
      <style:map style:condition="cell-content()&gt;0" style:apply-style-name="Untitled1" style:base-cell-address="RED.AR175"/>
    </style:style>
    <style:style style:name="ce1467" style:family="table-cell" style:parent-style-name="Default" style:data-style-name="N126">
      <style:map style:condition="cell-content()&gt;0" style:apply-style-name="Untitled1" style:base-cell-address="RED.AR176"/>
    </style:style>
    <style:style style:name="ce1468" style:family="table-cell" style:parent-style-name="Default" style:data-style-name="N126">
      <style:map style:condition="cell-content()&gt;0" style:apply-style-name="Untitled1" style:base-cell-address="RED.AR177"/>
    </style:style>
    <style:style style:name="ce1469" style:family="table-cell" style:parent-style-name="Default" style:data-style-name="N126">
      <style:map style:condition="cell-content()&gt;0" style:apply-style-name="Untitled1" style:base-cell-address="RED.AR178"/>
    </style:style>
    <style:style style:name="ce1470" style:family="table-cell" style:parent-style-name="Default" style:data-style-name="N126">
      <style:map style:condition="cell-content()&gt;0" style:apply-style-name="Untitled1" style:base-cell-address="RED.AR179"/>
    </style:style>
    <style:style style:name="ce1471" style:family="table-cell" style:parent-style-name="Default" style:data-style-name="N126">
      <style:map style:condition="cell-content()&gt;0" style:apply-style-name="Untitled1" style:base-cell-address="RED.AR180"/>
    </style:style>
    <style:style style:name="ce1472" style:family="table-cell" style:parent-style-name="Default" style:data-style-name="N126">
      <style:map style:condition="cell-content()&gt;0" style:apply-style-name="Untitled1" style:base-cell-address="RED.AR181"/>
    </style:style>
    <style:style style:name="ce1473" style:family="table-cell" style:parent-style-name="Default" style:data-style-name="N126">
      <style:map style:condition="cell-content()&gt;0" style:apply-style-name="Untitled1" style:base-cell-address="RED.AR182"/>
    </style:style>
    <style:style style:name="ce1474" style:family="table-cell" style:parent-style-name="Default" style:data-style-name="N126">
      <style:map style:condition="cell-content()&gt;0" style:apply-style-name="Untitled1" style:base-cell-address="RED.AR183"/>
    </style:style>
    <style:style style:name="ce1475" style:family="table-cell" style:parent-style-name="Default" style:data-style-name="N126">
      <style:map style:condition="cell-content()&gt;0" style:apply-style-name="Untitled1" style:base-cell-address="RED.D1"/>
    </style:style>
    <style:style style:name="ce1476" style:family="table-cell" style:parent-style-name="Default" style:data-style-name="N126"/>
    <style:style style:name="ce1477" style:family="table-cell" style:parent-style-name="Default" style:data-style-name="N126">
      <style:map style:condition="cell-content()&gt;0" style:apply-style-name="Untitled1" style:base-cell-address="RED.AS2"/>
    </style:style>
    <style:style style:name="ce1478" style:family="table-cell" style:parent-style-name="Default" style:data-style-name="N126">
      <style:map style:condition="cell-content()&gt;0" style:apply-style-name="Untitled1" style:base-cell-address="RED.AS3"/>
    </style:style>
    <style:style style:name="ce1479" style:family="table-cell" style:parent-style-name="Default" style:data-style-name="N126">
      <style:map style:condition="cell-content()&gt;0" style:apply-style-name="Untitled1" style:base-cell-address="RED.AS4"/>
    </style:style>
    <style:style style:name="ce1480" style:family="table-cell" style:parent-style-name="Default" style:data-style-name="N126">
      <style:map style:condition="cell-content()&gt;0" style:apply-style-name="Untitled1" style:base-cell-address="RED.AS5"/>
    </style:style>
    <style:style style:name="ce1481" style:family="table-cell" style:parent-style-name="Default" style:data-style-name="N126">
      <style:map style:condition="cell-content()&gt;0" style:apply-style-name="Untitled1" style:base-cell-address="RED.AS6"/>
    </style:style>
    <style:style style:name="ce1482" style:family="table-cell" style:parent-style-name="Default" style:data-style-name="N126">
      <style:map style:condition="cell-content()&gt;0" style:apply-style-name="Untitled1" style:base-cell-address="RED.AS7"/>
    </style:style>
    <style:style style:name="ce1483" style:family="table-cell" style:parent-style-name="Default" style:data-style-name="N126">
      <style:map style:condition="cell-content()&gt;0" style:apply-style-name="Untitled1" style:base-cell-address="RED.AS8"/>
    </style:style>
    <style:style style:name="ce1484" style:family="table-cell" style:parent-style-name="Default" style:data-style-name="N126">
      <style:map style:condition="cell-content()&gt;0" style:apply-style-name="Untitled1" style:base-cell-address="RED.AS9"/>
    </style:style>
    <style:style style:name="ce1485" style:family="table-cell" style:parent-style-name="Default" style:data-style-name="N126">
      <style:map style:condition="cell-content()&gt;0" style:apply-style-name="Untitled1" style:base-cell-address="RED.AS8"/>
    </style:style>
    <style:style style:name="ce1486" style:family="table-cell" style:parent-style-name="Default" style:data-style-name="N126">
      <style:map style:condition="cell-content()&gt;0" style:apply-style-name="Untitled1" style:base-cell-address="RED.AS11"/>
    </style:style>
    <style:style style:name="ce1487" style:family="table-cell" style:parent-style-name="Default" style:data-style-name="N126">
      <style:map style:condition="cell-content()&gt;0" style:apply-style-name="Untitled1" style:base-cell-address="RED.AS12"/>
    </style:style>
    <style:style style:name="ce1488" style:family="table-cell" style:parent-style-name="Default" style:data-style-name="N126">
      <style:map style:condition="cell-content()&gt;0" style:apply-style-name="Untitled1" style:base-cell-address="RED.AS13"/>
    </style:style>
    <style:style style:name="ce1489" style:family="table-cell" style:parent-style-name="Default" style:data-style-name="N126">
      <style:map style:condition="cell-content()&gt;0" style:apply-style-name="Untitled1" style:base-cell-address="RED.AS14"/>
    </style:style>
    <style:style style:name="ce1490" style:family="table-cell" style:parent-style-name="Default" style:data-style-name="N126">
      <style:map style:condition="cell-content()&gt;0" style:apply-style-name="Untitled1" style:base-cell-address="RED.AS15"/>
    </style:style>
    <style:style style:name="ce1491" style:family="table-cell" style:parent-style-name="Default" style:data-style-name="N126">
      <style:map style:condition="cell-content()&gt;0" style:apply-style-name="Untitled1" style:base-cell-address="RED.AS16"/>
    </style:style>
    <style:style style:name="ce1492" style:family="table-cell" style:parent-style-name="Default" style:data-style-name="N126">
      <style:map style:condition="cell-content()&gt;0" style:apply-style-name="Untitled1" style:base-cell-address="RED.AS17"/>
    </style:style>
    <style:style style:name="ce1493" style:family="table-cell" style:parent-style-name="Default" style:data-style-name="N126">
      <style:map style:condition="cell-content()&gt;0" style:apply-style-name="Untitled1" style:base-cell-address="RED.AS18"/>
    </style:style>
    <style:style style:name="ce1494" style:family="table-cell" style:parent-style-name="Default" style:data-style-name="N126">
      <style:map style:condition="cell-content()&gt;0" style:apply-style-name="Untitled1" style:base-cell-address="RED.AS19"/>
    </style:style>
    <style:style style:name="ce1495" style:family="table-cell" style:parent-style-name="Default" style:data-style-name="N126">
      <style:map style:condition="cell-content()&gt;0" style:apply-style-name="Untitled1" style:base-cell-address="RED.AS20"/>
    </style:style>
    <style:style style:name="ce1496" style:family="table-cell" style:parent-style-name="Default" style:data-style-name="N126">
      <style:map style:condition="cell-content()&gt;0" style:apply-style-name="Untitled1" style:base-cell-address="RED.AS21"/>
    </style:style>
    <style:style style:name="ce1497" style:family="table-cell" style:parent-style-name="Default" style:data-style-name="N126">
      <style:map style:condition="cell-content()&gt;0" style:apply-style-name="Untitled1" style:base-cell-address="RED.AS22"/>
    </style:style>
    <style:style style:name="ce1498" style:family="table-cell" style:parent-style-name="Default" style:data-style-name="N126">
      <style:map style:condition="cell-content()&gt;0" style:apply-style-name="Untitled1" style:base-cell-address="RED.AS23"/>
    </style:style>
    <style:style style:name="ce1499" style:family="table-cell" style:parent-style-name="Default" style:data-style-name="N126">
      <style:map style:condition="cell-content()&gt;0" style:apply-style-name="Untitled1" style:base-cell-address="RED.AS24"/>
    </style:style>
    <style:style style:name="ce1500" style:family="table-cell" style:parent-style-name="Default" style:data-style-name="N126">
      <style:map style:condition="cell-content()&gt;0" style:apply-style-name="Untitled1" style:base-cell-address="RED.AS25"/>
    </style:style>
    <style:style style:name="ce1501" style:family="table-cell" style:parent-style-name="Default" style:data-style-name="N126">
      <style:map style:condition="cell-content()&gt;0" style:apply-style-name="Untitled1" style:base-cell-address="RED.AS26"/>
    </style:style>
    <style:style style:name="ce1502" style:family="table-cell" style:parent-style-name="Default" style:data-style-name="N126">
      <style:map style:condition="cell-content()&gt;0" style:apply-style-name="Untitled1" style:base-cell-address="RED.AS27"/>
    </style:style>
    <style:style style:name="ce1503" style:family="table-cell" style:parent-style-name="Default" style:data-style-name="N126">
      <style:map style:condition="cell-content()&gt;0" style:apply-style-name="Untitled1" style:base-cell-address="RED.AS28"/>
    </style:style>
    <style:style style:name="ce1504" style:family="table-cell" style:parent-style-name="Default" style:data-style-name="N126">
      <style:map style:condition="cell-content()&gt;0" style:apply-style-name="Untitled1" style:base-cell-address="RED.AS29"/>
    </style:style>
    <style:style style:name="ce1505" style:family="table-cell" style:parent-style-name="Default" style:data-style-name="N126">
      <style:map style:condition="cell-content()&gt;0" style:apply-style-name="Untitled1" style:base-cell-address="RED.AS30"/>
    </style:style>
    <style:style style:name="ce1506" style:family="table-cell" style:parent-style-name="Default" style:data-style-name="N126">
      <style:map style:condition="cell-content()&gt;0" style:apply-style-name="Untitled1" style:base-cell-address="RED.AS31"/>
    </style:style>
    <style:style style:name="ce1507" style:family="table-cell" style:parent-style-name="Default" style:data-style-name="N126">
      <style:map style:condition="cell-content()&gt;0" style:apply-style-name="Untitled1" style:base-cell-address="RED.AS32"/>
    </style:style>
    <style:style style:name="ce1508" style:family="table-cell" style:parent-style-name="Default" style:data-style-name="N126">
      <style:map style:condition="cell-content()&gt;0" style:apply-style-name="Untitled1" style:base-cell-address="RED.AS33"/>
    </style:style>
    <style:style style:name="ce1509" style:family="table-cell" style:parent-style-name="Default" style:data-style-name="N126">
      <style:map style:condition="cell-content()&gt;0" style:apply-style-name="Untitled1" style:base-cell-address="RED.AS34"/>
    </style:style>
    <style:style style:name="ce1510" style:family="table-cell" style:parent-style-name="Default" style:data-style-name="N126">
      <style:map style:condition="cell-content()&gt;0" style:apply-style-name="Untitled1" style:base-cell-address="RED.AS35"/>
    </style:style>
    <style:style style:name="ce1511" style:family="table-cell" style:parent-style-name="Default" style:data-style-name="N126">
      <style:map style:condition="cell-content()&gt;0" style:apply-style-name="Untitled1" style:base-cell-address="RED.AS36"/>
    </style:style>
    <style:style style:name="ce1512" style:family="table-cell" style:parent-style-name="Default" style:data-style-name="N126">
      <style:map style:condition="cell-content()&gt;0" style:apply-style-name="Untitled1" style:base-cell-address="RED.AS37"/>
    </style:style>
    <style:style style:name="ce1513" style:family="table-cell" style:parent-style-name="Default" style:data-style-name="N126">
      <style:map style:condition="cell-content()&gt;0" style:apply-style-name="Untitled1" style:base-cell-address="RED.AS38"/>
    </style:style>
    <style:style style:name="ce1514" style:family="table-cell" style:parent-style-name="Default" style:data-style-name="N126">
      <style:map style:condition="cell-content()&gt;0" style:apply-style-name="Untitled1" style:base-cell-address="RED.AS39"/>
    </style:style>
    <style:style style:name="ce1515" style:family="table-cell" style:parent-style-name="Default" style:data-style-name="N126">
      <style:map style:condition="cell-content()&gt;0" style:apply-style-name="Untitled1" style:base-cell-address="RED.AS40"/>
    </style:style>
    <style:style style:name="ce1516" style:family="table-cell" style:parent-style-name="Default" style:data-style-name="N126">
      <style:map style:condition="cell-content()&gt;0" style:apply-style-name="Untitled1" style:base-cell-address="RED.AS41"/>
    </style:style>
    <style:style style:name="ce1517" style:family="table-cell" style:parent-style-name="Default" style:data-style-name="N126">
      <style:map style:condition="cell-content()&gt;0" style:apply-style-name="Untitled1" style:base-cell-address="RED.AS42"/>
    </style:style>
    <style:style style:name="ce1518" style:family="table-cell" style:parent-style-name="Default" style:data-style-name="N126">
      <style:map style:condition="cell-content()&gt;0" style:apply-style-name="Untitled1" style:base-cell-address="RED.AS43"/>
    </style:style>
    <style:style style:name="ce1519" style:family="table-cell" style:parent-style-name="Default" style:data-style-name="N126">
      <style:map style:condition="cell-content()&gt;0" style:apply-style-name="Untitled1" style:base-cell-address="RED.AS44"/>
    </style:style>
    <style:style style:name="ce1520" style:family="table-cell" style:parent-style-name="Default" style:data-style-name="N126">
      <style:map style:condition="cell-content()&gt;0" style:apply-style-name="Untitled1" style:base-cell-address="RED.AS45"/>
    </style:style>
    <style:style style:name="ce1521" style:family="table-cell" style:parent-style-name="Default" style:data-style-name="N126">
      <style:map style:condition="cell-content()&gt;0" style:apply-style-name="Untitled1" style:base-cell-address="RED.AS46"/>
    </style:style>
    <style:style style:name="ce1522" style:family="table-cell" style:parent-style-name="Default" style:data-style-name="N126">
      <style:map style:condition="cell-content()&gt;0" style:apply-style-name="Untitled1" style:base-cell-address="RED.AS47"/>
    </style:style>
    <style:style style:name="ce1523" style:family="table-cell" style:parent-style-name="Default" style:data-style-name="N126">
      <style:map style:condition="cell-content()&gt;0" style:apply-style-name="Untitled1" style:base-cell-address="RED.AS48"/>
    </style:style>
    <style:style style:name="ce1524" style:family="table-cell" style:parent-style-name="Default" style:data-style-name="N126">
      <style:map style:condition="cell-content()&gt;0" style:apply-style-name="Untitled1" style:base-cell-address="RED.AS49"/>
    </style:style>
    <style:style style:name="ce1525" style:family="table-cell" style:parent-style-name="Default" style:data-style-name="N126">
      <style:map style:condition="cell-content()&gt;0" style:apply-style-name="Untitled1" style:base-cell-address="RED.AS50"/>
    </style:style>
    <style:style style:name="ce1526" style:family="table-cell" style:parent-style-name="Default" style:data-style-name="N126">
      <style:map style:condition="cell-content()&gt;0" style:apply-style-name="Untitled1" style:base-cell-address="RED.AS51"/>
    </style:style>
    <style:style style:name="ce1527" style:family="table-cell" style:parent-style-name="Default" style:data-style-name="N126">
      <style:map style:condition="cell-content()&gt;0" style:apply-style-name="Untitled1" style:base-cell-address="RED.AS52"/>
    </style:style>
    <style:style style:name="ce1528" style:family="table-cell" style:parent-style-name="Default" style:data-style-name="N126">
      <style:map style:condition="cell-content()&gt;0" style:apply-style-name="Untitled1" style:base-cell-address="RED.AS53"/>
    </style:style>
    <style:style style:name="ce1529" style:family="table-cell" style:parent-style-name="Default" style:data-style-name="N126">
      <style:map style:condition="cell-content()&gt;0" style:apply-style-name="Untitled1" style:base-cell-address="RED.AS54"/>
    </style:style>
    <style:style style:name="ce1530" style:family="table-cell" style:parent-style-name="Default" style:data-style-name="N126">
      <style:map style:condition="cell-content()&gt;0" style:apply-style-name="Untitled1" style:base-cell-address="RED.AS55"/>
    </style:style>
    <style:style style:name="ce1531" style:family="table-cell" style:parent-style-name="Default" style:data-style-name="N126">
      <style:map style:condition="cell-content()&gt;0" style:apply-style-name="Untitled1" style:base-cell-address="RED.AS56"/>
    </style:style>
    <style:style style:name="ce1532" style:family="table-cell" style:parent-style-name="Default" style:data-style-name="N126">
      <style:map style:condition="cell-content()&gt;0" style:apply-style-name="Untitled1" style:base-cell-address="RED.AS57"/>
    </style:style>
    <style:style style:name="ce1533" style:family="table-cell" style:parent-style-name="Default" style:data-style-name="N126">
      <style:map style:condition="cell-content()&gt;0" style:apply-style-name="Untitled1" style:base-cell-address="RED.AS58"/>
    </style:style>
    <style:style style:name="ce1534" style:family="table-cell" style:parent-style-name="Default" style:data-style-name="N126">
      <style:map style:condition="cell-content()&gt;0" style:apply-style-name="Untitled1" style:base-cell-address="RED.AS59"/>
    </style:style>
    <style:style style:name="ce1535" style:family="table-cell" style:parent-style-name="Default" style:data-style-name="N126">
      <style:map style:condition="cell-content()&gt;0" style:apply-style-name="Untitled1" style:base-cell-address="RED.AS60"/>
    </style:style>
    <style:style style:name="ce1536" style:family="table-cell" style:parent-style-name="Default" style:data-style-name="N126">
      <style:map style:condition="cell-content()&gt;0" style:apply-style-name="Untitled1" style:base-cell-address="RED.AS61"/>
    </style:style>
    <style:style style:name="ce1537" style:family="table-cell" style:parent-style-name="Default" style:data-style-name="N126">
      <style:map style:condition="cell-content()&gt;0" style:apply-style-name="Untitled1" style:base-cell-address="RED.AS62"/>
    </style:style>
    <style:style style:name="ce1538" style:family="table-cell" style:parent-style-name="Default" style:data-style-name="N126">
      <style:map style:condition="cell-content()&gt;0" style:apply-style-name="Untitled1" style:base-cell-address="RED.AS63"/>
    </style:style>
    <style:style style:name="ce1539" style:family="table-cell" style:parent-style-name="Default" style:data-style-name="N126">
      <style:map style:condition="cell-content()&gt;0" style:apply-style-name="Untitled1" style:base-cell-address="RED.AS64"/>
    </style:style>
    <style:style style:name="ce1540" style:family="table-cell" style:parent-style-name="Default" style:data-style-name="N126">
      <style:map style:condition="cell-content()&gt;0" style:apply-style-name="Untitled1" style:base-cell-address="RED.AS65"/>
    </style:style>
    <style:style style:name="ce1541" style:family="table-cell" style:parent-style-name="Default" style:data-style-name="N126">
      <style:map style:condition="cell-content()&gt;0" style:apply-style-name="Untitled1" style:base-cell-address="RED.AS66"/>
    </style:style>
    <style:style style:name="ce1542" style:family="table-cell" style:parent-style-name="Default" style:data-style-name="N126">
      <style:map style:condition="cell-content()&gt;0" style:apply-style-name="Untitled1" style:base-cell-address="RED.AS67"/>
    </style:style>
    <style:style style:name="ce1543" style:family="table-cell" style:parent-style-name="Default" style:data-style-name="N126">
      <style:map style:condition="cell-content()&gt;0" style:apply-style-name="Untitled1" style:base-cell-address="RED.AS68"/>
    </style:style>
    <style:style style:name="ce1544" style:family="table-cell" style:parent-style-name="Default" style:data-style-name="N126">
      <style:map style:condition="cell-content()&gt;0" style:apply-style-name="Untitled1" style:base-cell-address="RED.AS69"/>
    </style:style>
    <style:style style:name="ce1545" style:family="table-cell" style:parent-style-name="Default" style:data-style-name="N126">
      <style:map style:condition="cell-content()&gt;0" style:apply-style-name="Untitled1" style:base-cell-address="RED.AS70"/>
    </style:style>
    <style:style style:name="ce1546" style:family="table-cell" style:parent-style-name="Default" style:data-style-name="N126">
      <style:map style:condition="cell-content()&gt;0" style:apply-style-name="Untitled1" style:base-cell-address="RED.AS71"/>
    </style:style>
    <style:style style:name="ce1547" style:family="table-cell" style:parent-style-name="Default" style:data-style-name="N126">
      <style:map style:condition="cell-content()&gt;0" style:apply-style-name="Untitled1" style:base-cell-address="RED.AS72"/>
    </style:style>
    <style:style style:name="ce1548" style:family="table-cell" style:parent-style-name="Default" style:data-style-name="N126">
      <style:map style:condition="cell-content()&gt;0" style:apply-style-name="Untitled1" style:base-cell-address="RED.AS73"/>
    </style:style>
    <style:style style:name="ce1549" style:family="table-cell" style:parent-style-name="Default" style:data-style-name="N126">
      <style:map style:condition="cell-content()&gt;0" style:apply-style-name="Untitled1" style:base-cell-address="RED.AS74"/>
    </style:style>
    <style:style style:name="ce1550" style:family="table-cell" style:parent-style-name="Default" style:data-style-name="N126">
      <style:map style:condition="cell-content()&gt;0" style:apply-style-name="Untitled1" style:base-cell-address="RED.AS75"/>
    </style:style>
    <style:style style:name="ce1551" style:family="table-cell" style:parent-style-name="Default" style:data-style-name="N126">
      <style:map style:condition="cell-content()&gt;0" style:apply-style-name="Untitled1" style:base-cell-address="RED.AS76"/>
    </style:style>
    <style:style style:name="ce1552" style:family="table-cell" style:parent-style-name="Default" style:data-style-name="N126">
      <style:map style:condition="cell-content()&gt;0" style:apply-style-name="Untitled1" style:base-cell-address="RED.AS77"/>
    </style:style>
    <style:style style:name="ce1553" style:family="table-cell" style:parent-style-name="Default" style:data-style-name="N126">
      <style:map style:condition="cell-content()&gt;0" style:apply-style-name="Untitled1" style:base-cell-address="RED.AS78"/>
    </style:style>
    <style:style style:name="ce1554" style:family="table-cell" style:parent-style-name="Default" style:data-style-name="N126">
      <style:map style:condition="cell-content()&gt;0" style:apply-style-name="Untitled1" style:base-cell-address="RED.AS79"/>
    </style:style>
    <style:style style:name="ce1555" style:family="table-cell" style:parent-style-name="Default" style:data-style-name="N126">
      <style:map style:condition="cell-content()&gt;0" style:apply-style-name="Untitled1" style:base-cell-address="RED.AS80"/>
    </style:style>
    <style:style style:name="ce1556" style:family="table-cell" style:parent-style-name="Default" style:data-style-name="N126">
      <style:map style:condition="cell-content()&gt;0" style:apply-style-name="Untitled1" style:base-cell-address="RED.AS81"/>
    </style:style>
    <style:style style:name="ce1557" style:family="table-cell" style:parent-style-name="Default" style:data-style-name="N126">
      <style:map style:condition="cell-content()&gt;0" style:apply-style-name="Untitled1" style:base-cell-address="RED.AS82"/>
    </style:style>
    <style:style style:name="ce1558" style:family="table-cell" style:parent-style-name="Default" style:data-style-name="N126">
      <style:map style:condition="cell-content()&gt;0" style:apply-style-name="Untitled1" style:base-cell-address="RED.AS83"/>
    </style:style>
    <style:style style:name="ce1559" style:family="table-cell" style:parent-style-name="Default" style:data-style-name="N126">
      <style:map style:condition="cell-content()&gt;0" style:apply-style-name="Untitled1" style:base-cell-address="RED.AS84"/>
    </style:style>
    <style:style style:name="ce1560" style:family="table-cell" style:parent-style-name="Default" style:data-style-name="N126">
      <style:map style:condition="cell-content()&gt;0" style:apply-style-name="Untitled1" style:base-cell-address="RED.AS85"/>
    </style:style>
    <style:style style:name="ce1561" style:family="table-cell" style:parent-style-name="Default" style:data-style-name="N126">
      <style:map style:condition="cell-content()&gt;0" style:apply-style-name="Untitled1" style:base-cell-address="RED.AS86"/>
    </style:style>
    <style:style style:name="ce1562" style:family="table-cell" style:parent-style-name="Default" style:data-style-name="N126">
      <style:map style:condition="cell-content()&gt;0" style:apply-style-name="Untitled1" style:base-cell-address="RED.AS87"/>
    </style:style>
    <style:style style:name="ce1563" style:family="table-cell" style:parent-style-name="Default" style:data-style-name="N126">
      <style:map style:condition="cell-content()&gt;0" style:apply-style-name="Untitled1" style:base-cell-address="RED.AS88"/>
    </style:style>
    <style:style style:name="ce1564" style:family="table-cell" style:parent-style-name="Default" style:data-style-name="N126">
      <style:map style:condition="cell-content()&gt;0" style:apply-style-name="Untitled1" style:base-cell-address="RED.AS89"/>
    </style:style>
    <style:style style:name="ce1565" style:family="table-cell" style:parent-style-name="Default" style:data-style-name="N126">
      <style:map style:condition="cell-content()&gt;0" style:apply-style-name="Untitled1" style:base-cell-address="RED.AS90"/>
    </style:style>
    <style:style style:name="ce1566" style:family="table-cell" style:parent-style-name="Default" style:data-style-name="N126">
      <style:map style:condition="cell-content()&gt;0" style:apply-style-name="Untitled1" style:base-cell-address="RED.AS91"/>
    </style:style>
    <style:style style:name="ce1567" style:family="table-cell" style:parent-style-name="Default" style:data-style-name="N126">
      <style:map style:condition="cell-content()&gt;0" style:apply-style-name="Untitled1" style:base-cell-address="RED.AS92"/>
    </style:style>
    <style:style style:name="ce1568" style:family="table-cell" style:parent-style-name="Default" style:data-style-name="N126">
      <style:map style:condition="cell-content()&gt;0" style:apply-style-name="Untitled1" style:base-cell-address="RED.AS93"/>
    </style:style>
    <style:style style:name="ce1569" style:family="table-cell" style:parent-style-name="Default" style:data-style-name="N126">
      <style:map style:condition="cell-content()&gt;0" style:apply-style-name="Untitled1" style:base-cell-address="RED.AS94"/>
    </style:style>
    <style:style style:name="ce1570" style:family="table-cell" style:parent-style-name="Default" style:data-style-name="N126">
      <style:map style:condition="cell-content()&gt;0" style:apply-style-name="Untitled1" style:base-cell-address="RED.AS95"/>
    </style:style>
    <style:style style:name="ce1571" style:family="table-cell" style:parent-style-name="Default" style:data-style-name="N126">
      <style:map style:condition="cell-content()&gt;0" style:apply-style-name="Untitled1" style:base-cell-address="RED.AS96"/>
    </style:style>
    <style:style style:name="ce1572" style:family="table-cell" style:parent-style-name="Default" style:data-style-name="N126">
      <style:map style:condition="cell-content()&gt;0" style:apply-style-name="Untitled1" style:base-cell-address="RED.AS97"/>
    </style:style>
    <style:style style:name="ce1573" style:family="table-cell" style:parent-style-name="Default" style:data-style-name="N126">
      <style:map style:condition="cell-content()&gt;0" style:apply-style-name="Untitled1" style:base-cell-address="RED.AS98"/>
    </style:style>
    <style:style style:name="ce1574" style:family="table-cell" style:parent-style-name="Default" style:data-style-name="N126">
      <style:map style:condition="cell-content()&gt;0" style:apply-style-name="Untitled1" style:base-cell-address="RED.AS99"/>
    </style:style>
    <style:style style:name="ce1575" style:family="table-cell" style:parent-style-name="Default" style:data-style-name="N126">
      <style:map style:condition="cell-content()&gt;0" style:apply-style-name="Untitled1" style:base-cell-address="RED.AS100"/>
    </style:style>
    <style:style style:name="ce1576" style:family="table-cell" style:parent-style-name="Default" style:data-style-name="N126">
      <style:map style:condition="cell-content()&gt;0" style:apply-style-name="Untitled1" style:base-cell-address="RED.AS101"/>
    </style:style>
    <style:style style:name="ce1577" style:family="table-cell" style:parent-style-name="Default" style:data-style-name="N126">
      <style:map style:condition="cell-content()&gt;0" style:apply-style-name="Untitled1" style:base-cell-address="RED.AS102"/>
    </style:style>
    <style:style style:name="ce1578" style:family="table-cell" style:parent-style-name="Default" style:data-style-name="N126">
      <style:map style:condition="cell-content()&gt;0" style:apply-style-name="Untitled1" style:base-cell-address="RED.AS103"/>
    </style:style>
    <style:style style:name="ce1579" style:family="table-cell" style:parent-style-name="Default" style:data-style-name="N126">
      <style:map style:condition="cell-content()&gt;0" style:apply-style-name="Untitled1" style:base-cell-address="RED.AS104"/>
    </style:style>
    <style:style style:name="ce1580" style:family="table-cell" style:parent-style-name="Default" style:data-style-name="N126">
      <style:map style:condition="cell-content()&gt;0" style:apply-style-name="Untitled1" style:base-cell-address="RED.AS105"/>
    </style:style>
    <style:style style:name="ce1581" style:family="table-cell" style:parent-style-name="Default" style:data-style-name="N126">
      <style:map style:condition="cell-content()&gt;0" style:apply-style-name="Untitled1" style:base-cell-address="RED.AS106"/>
    </style:style>
    <style:style style:name="ce1582" style:family="table-cell" style:parent-style-name="Default" style:data-style-name="N126">
      <style:map style:condition="cell-content()&gt;0" style:apply-style-name="Untitled1" style:base-cell-address="RED.AS107"/>
    </style:style>
    <style:style style:name="ce1583" style:family="table-cell" style:parent-style-name="Default" style:data-style-name="N126">
      <style:map style:condition="cell-content()&gt;0" style:apply-style-name="Untitled1" style:base-cell-address="RED.AS108"/>
    </style:style>
    <style:style style:name="ce1584" style:family="table-cell" style:parent-style-name="Default" style:data-style-name="N126">
      <style:map style:condition="cell-content()&gt;0" style:apply-style-name="Untitled1" style:base-cell-address="RED.AS109"/>
    </style:style>
    <style:style style:name="ce1585" style:family="table-cell" style:parent-style-name="Default" style:data-style-name="N126">
      <style:map style:condition="cell-content()&gt;0" style:apply-style-name="Untitled1" style:base-cell-address="RED.AS110"/>
    </style:style>
    <style:style style:name="ce1586" style:family="table-cell" style:parent-style-name="Default" style:data-style-name="N126">
      <style:map style:condition="cell-content()&gt;0" style:apply-style-name="Untitled1" style:base-cell-address="RED.AS111"/>
    </style:style>
    <style:style style:name="ce1587" style:family="table-cell" style:parent-style-name="Default" style:data-style-name="N126">
      <style:map style:condition="cell-content()&gt;0" style:apply-style-name="Untitled1" style:base-cell-address="RED.AS112"/>
    </style:style>
    <style:style style:name="ce1588" style:family="table-cell" style:parent-style-name="Default" style:data-style-name="N126">
      <style:map style:condition="cell-content()&gt;0" style:apply-style-name="Untitled1" style:base-cell-address="RED.AS113"/>
    </style:style>
    <style:style style:name="ce1589" style:family="table-cell" style:parent-style-name="Default" style:data-style-name="N126">
      <style:map style:condition="cell-content()&gt;0" style:apply-style-name="Untitled1" style:base-cell-address="RED.AS114"/>
    </style:style>
    <style:style style:name="ce1590" style:family="table-cell" style:parent-style-name="Default" style:data-style-name="N126">
      <style:map style:condition="cell-content()&gt;0" style:apply-style-name="Untitled1" style:base-cell-address="RED.AS115"/>
    </style:style>
    <style:style style:name="ce1591" style:family="table-cell" style:parent-style-name="Default" style:data-style-name="N126">
      <style:map style:condition="cell-content()&gt;0" style:apply-style-name="Untitled1" style:base-cell-address="RED.AS116"/>
    </style:style>
    <style:style style:name="ce1592" style:family="table-cell" style:parent-style-name="Default" style:data-style-name="N126">
      <style:map style:condition="cell-content()&gt;0" style:apply-style-name="Untitled1" style:base-cell-address="RED.AS117"/>
    </style:style>
    <style:style style:name="ce1593" style:family="table-cell" style:parent-style-name="Default" style:data-style-name="N126">
      <style:map style:condition="cell-content()&gt;0" style:apply-style-name="Untitled1" style:base-cell-address="RED.AS118"/>
    </style:style>
    <style:style style:name="ce1594" style:family="table-cell" style:parent-style-name="Default" style:data-style-name="N126">
      <style:map style:condition="cell-content()&gt;0" style:apply-style-name="Untitled1" style:base-cell-address="RED.AS119"/>
    </style:style>
    <style:style style:name="ce1595" style:family="table-cell" style:parent-style-name="Default" style:data-style-name="N126">
      <style:map style:condition="cell-content()&gt;0" style:apply-style-name="Untitled1" style:base-cell-address="RED.AS120"/>
    </style:style>
    <style:style style:name="ce1596" style:family="table-cell" style:parent-style-name="Default" style:data-style-name="N126">
      <style:map style:condition="cell-content()&gt;0" style:apply-style-name="Untitled1" style:base-cell-address="RED.AS121"/>
    </style:style>
    <style:style style:name="ce1597" style:family="table-cell" style:parent-style-name="Default" style:data-style-name="N126">
      <style:map style:condition="cell-content()&gt;0" style:apply-style-name="Untitled1" style:base-cell-address="RED.AS122"/>
    </style:style>
    <style:style style:name="ce1598" style:family="table-cell" style:parent-style-name="Default" style:data-style-name="N126">
      <style:map style:condition="cell-content()&gt;0" style:apply-style-name="Untitled1" style:base-cell-address="RED.AS123"/>
    </style:style>
    <style:style style:name="ce1599" style:family="table-cell" style:parent-style-name="Default" style:data-style-name="N126">
      <style:map style:condition="cell-content()&gt;0" style:apply-style-name="Untitled1" style:base-cell-address="RED.AS124"/>
    </style:style>
    <style:style style:name="ce1600" style:family="table-cell" style:parent-style-name="Default" style:data-style-name="N126">
      <style:map style:condition="cell-content()&gt;0" style:apply-style-name="Untitled1" style:base-cell-address="RED.AS125"/>
    </style:style>
    <style:style style:name="ce1601" style:family="table-cell" style:parent-style-name="Default" style:data-style-name="N126">
      <style:map style:condition="cell-content()&gt;0" style:apply-style-name="Untitled1" style:base-cell-address="RED.AS126"/>
    </style:style>
    <style:style style:name="ce1602" style:family="table-cell" style:parent-style-name="Default" style:data-style-name="N126">
      <style:map style:condition="cell-content()&gt;0" style:apply-style-name="Untitled1" style:base-cell-address="RED.AS127"/>
    </style:style>
    <style:style style:name="ce1603" style:family="table-cell" style:parent-style-name="Default" style:data-style-name="N126">
      <style:map style:condition="cell-content()&gt;0" style:apply-style-name="Untitled1" style:base-cell-address="RED.AS128"/>
    </style:style>
    <style:style style:name="ce1604" style:family="table-cell" style:parent-style-name="Default" style:data-style-name="N126">
      <style:map style:condition="cell-content()&gt;0" style:apply-style-name="Untitled1" style:base-cell-address="RED.AS129"/>
    </style:style>
    <style:style style:name="ce1605" style:family="table-cell" style:parent-style-name="Default" style:data-style-name="N126">
      <style:map style:condition="cell-content()&gt;0" style:apply-style-name="Untitled1" style:base-cell-address="RED.AS130"/>
    </style:style>
    <style:style style:name="ce1606" style:family="table-cell" style:parent-style-name="Default" style:data-style-name="N126">
      <style:map style:condition="cell-content()&gt;0" style:apply-style-name="Untitled1" style:base-cell-address="RED.AS131"/>
    </style:style>
    <style:style style:name="ce1607" style:family="table-cell" style:parent-style-name="Default" style:data-style-name="N126">
      <style:map style:condition="cell-content()&gt;0" style:apply-style-name="Untitled1" style:base-cell-address="RED.AS132"/>
    </style:style>
    <style:style style:name="ce1608" style:family="table-cell" style:parent-style-name="Default" style:data-style-name="N126">
      <style:map style:condition="cell-content()&gt;0" style:apply-style-name="Untitled1" style:base-cell-address="RED.AS133"/>
    </style:style>
    <style:style style:name="ce1609" style:family="table-cell" style:parent-style-name="Default" style:data-style-name="N126">
      <style:map style:condition="cell-content()&gt;0" style:apply-style-name="Untitled1" style:base-cell-address="RED.AS134"/>
    </style:style>
    <style:style style:name="ce1610" style:family="table-cell" style:parent-style-name="Default" style:data-style-name="N126">
      <style:map style:condition="cell-content()&gt;0" style:apply-style-name="Untitled1" style:base-cell-address="RED.AS135"/>
    </style:style>
    <style:style style:name="ce1611" style:family="table-cell" style:parent-style-name="Default" style:data-style-name="N126">
      <style:map style:condition="cell-content()&gt;0" style:apply-style-name="Untitled1" style:base-cell-address="RED.AS136"/>
    </style:style>
    <style:style style:name="ce1612" style:family="table-cell" style:parent-style-name="Default" style:data-style-name="N126">
      <style:map style:condition="cell-content()&gt;0" style:apply-style-name="Untitled1" style:base-cell-address="RED.AS137"/>
    </style:style>
    <style:style style:name="ce1613" style:family="table-cell" style:parent-style-name="Default" style:data-style-name="N126">
      <style:map style:condition="cell-content()&gt;0" style:apply-style-name="Untitled1" style:base-cell-address="RED.AS138"/>
    </style:style>
    <style:style style:name="ce1614" style:family="table-cell" style:parent-style-name="Default" style:data-style-name="N126">
      <style:map style:condition="cell-content()&gt;0" style:apply-style-name="Untitled1" style:base-cell-address="RED.AS139"/>
    </style:style>
    <style:style style:name="ce1615" style:family="table-cell" style:parent-style-name="Default" style:data-style-name="N126">
      <style:map style:condition="cell-content()&gt;0" style:apply-style-name="Untitled1" style:base-cell-address="RED.AS140"/>
    </style:style>
    <style:style style:name="ce1616" style:family="table-cell" style:parent-style-name="Default" style:data-style-name="N126">
      <style:map style:condition="cell-content()&gt;0" style:apply-style-name="Untitled1" style:base-cell-address="RED.AS141"/>
    </style:style>
    <style:style style:name="ce1617" style:family="table-cell" style:parent-style-name="Default" style:data-style-name="N126">
      <style:map style:condition="cell-content()&gt;0" style:apply-style-name="Untitled1" style:base-cell-address="RED.AS142"/>
    </style:style>
    <style:style style:name="ce1618" style:family="table-cell" style:parent-style-name="Default" style:data-style-name="N126">
      <style:map style:condition="cell-content()&gt;0" style:apply-style-name="Untitled1" style:base-cell-address="RED.AS143"/>
    </style:style>
    <style:style style:name="ce1619" style:family="table-cell" style:parent-style-name="Default" style:data-style-name="N126">
      <style:map style:condition="cell-content()&gt;0" style:apply-style-name="Untitled1" style:base-cell-address="RED.AS144"/>
    </style:style>
    <style:style style:name="ce1620" style:family="table-cell" style:parent-style-name="Default" style:data-style-name="N126">
      <style:map style:condition="cell-content()&gt;0" style:apply-style-name="Untitled1" style:base-cell-address="RED.AS145"/>
    </style:style>
    <style:style style:name="ce1621" style:family="table-cell" style:parent-style-name="Default" style:data-style-name="N126">
      <style:map style:condition="cell-content()&gt;0" style:apply-style-name="Untitled1" style:base-cell-address="RED.AS146"/>
    </style:style>
    <style:style style:name="ce1622" style:family="table-cell" style:parent-style-name="Default" style:data-style-name="N126">
      <style:map style:condition="cell-content()&gt;0" style:apply-style-name="Untitled1" style:base-cell-address="RED.AS147"/>
    </style:style>
    <style:style style:name="ce1623" style:family="table-cell" style:parent-style-name="Default" style:data-style-name="N126">
      <style:map style:condition="cell-content()&gt;0" style:apply-style-name="Untitled1" style:base-cell-address="RED.AS148"/>
    </style:style>
    <style:style style:name="ce1624" style:family="table-cell" style:parent-style-name="Default" style:data-style-name="N126">
      <style:map style:condition="cell-content()&gt;0" style:apply-style-name="Untitled1" style:base-cell-address="RED.AS149"/>
    </style:style>
    <style:style style:name="ce1625" style:family="table-cell" style:parent-style-name="Default" style:data-style-name="N126">
      <style:map style:condition="cell-content()&gt;0" style:apply-style-name="Untitled1" style:base-cell-address="RED.AS150"/>
    </style:style>
    <style:style style:name="ce1626" style:family="table-cell" style:parent-style-name="Default" style:data-style-name="N126">
      <style:map style:condition="cell-content()&gt;0" style:apply-style-name="Untitled1" style:base-cell-address="RED.AS151"/>
    </style:style>
    <style:style style:name="ce1627" style:family="table-cell" style:parent-style-name="Default" style:data-style-name="N126">
      <style:map style:condition="cell-content()&gt;0" style:apply-style-name="Untitled1" style:base-cell-address="RED.AS152"/>
    </style:style>
    <style:style style:name="ce1628" style:family="table-cell" style:parent-style-name="Default" style:data-style-name="N126">
      <style:map style:condition="cell-content()&gt;0" style:apply-style-name="Untitled1" style:base-cell-address="RED.AS153"/>
    </style:style>
    <style:style style:name="ce1629" style:family="table-cell" style:parent-style-name="Default" style:data-style-name="N126">
      <style:map style:condition="cell-content()&gt;0" style:apply-style-name="Untitled1" style:base-cell-address="RED.AS154"/>
    </style:style>
    <style:style style:name="ce1630" style:family="table-cell" style:parent-style-name="Default" style:data-style-name="N126">
      <style:map style:condition="cell-content()&gt;0" style:apply-style-name="Untitled1" style:base-cell-address="RED.AS155"/>
    </style:style>
    <style:style style:name="ce1631" style:family="table-cell" style:parent-style-name="Default" style:data-style-name="N126">
      <style:map style:condition="cell-content()&gt;0" style:apply-style-name="Untitled1" style:base-cell-address="RED.AS156"/>
    </style:style>
    <style:style style:name="ce1632" style:family="table-cell" style:parent-style-name="Default" style:data-style-name="N126">
      <style:map style:condition="cell-content()&gt;0" style:apply-style-name="Untitled1" style:base-cell-address="RED.AS157"/>
    </style:style>
    <style:style style:name="ce1633" style:family="table-cell" style:parent-style-name="Default" style:data-style-name="N126">
      <style:map style:condition="cell-content()&gt;0" style:apply-style-name="Untitled1" style:base-cell-address="RED.AS158"/>
    </style:style>
    <style:style style:name="ce1634" style:family="table-cell" style:parent-style-name="Default" style:data-style-name="N126">
      <style:map style:condition="cell-content()&gt;0" style:apply-style-name="Untitled1" style:base-cell-address="RED.AS159"/>
    </style:style>
    <style:style style:name="ce1635" style:family="table-cell" style:parent-style-name="Default" style:data-style-name="N126">
      <style:map style:condition="cell-content()&gt;0" style:apply-style-name="Untitled1" style:base-cell-address="RED.AS160"/>
    </style:style>
    <style:style style:name="ce1636" style:family="table-cell" style:parent-style-name="Default" style:data-style-name="N126">
      <style:map style:condition="cell-content()&gt;0" style:apply-style-name="Untitled1" style:base-cell-address="RED.AS161"/>
    </style:style>
    <style:style style:name="ce1637" style:family="table-cell" style:parent-style-name="Default" style:data-style-name="N126">
      <style:map style:condition="cell-content()&gt;0" style:apply-style-name="Untitled1" style:base-cell-address="RED.AS162"/>
    </style:style>
    <style:style style:name="ce1638" style:family="table-cell" style:parent-style-name="Default" style:data-style-name="N126">
      <style:map style:condition="cell-content()&gt;0" style:apply-style-name="Untitled1" style:base-cell-address="RED.AS163"/>
    </style:style>
    <style:style style:name="ce1639" style:family="table-cell" style:parent-style-name="Default" style:data-style-name="N126">
      <style:map style:condition="cell-content()&gt;0" style:apply-style-name="Untitled1" style:base-cell-address="RED.AS164"/>
    </style:style>
    <style:style style:name="ce1640" style:family="table-cell" style:parent-style-name="Default" style:data-style-name="N126">
      <style:map style:condition="cell-content()&gt;0" style:apply-style-name="Untitled1" style:base-cell-address="RED.AS165"/>
    </style:style>
    <style:style style:name="ce1641" style:family="table-cell" style:parent-style-name="Default" style:data-style-name="N126">
      <style:map style:condition="cell-content()&gt;0" style:apply-style-name="Untitled1" style:base-cell-address="RED.AS166"/>
    </style:style>
    <style:style style:name="ce1642" style:family="table-cell" style:parent-style-name="Default" style:data-style-name="N126">
      <style:map style:condition="cell-content()&gt;0" style:apply-style-name="Untitled1" style:base-cell-address="RED.AS167"/>
    </style:style>
    <style:style style:name="ce1643" style:family="table-cell" style:parent-style-name="Default" style:data-style-name="N126">
      <style:map style:condition="cell-content()&gt;0" style:apply-style-name="Untitled1" style:base-cell-address="RED.AS168"/>
    </style:style>
    <style:style style:name="ce1644" style:family="table-cell" style:parent-style-name="Default" style:data-style-name="N126">
      <style:map style:condition="cell-content()&gt;0" style:apply-style-name="Untitled1" style:base-cell-address="RED.AS169"/>
    </style:style>
    <style:style style:name="ce1645" style:family="table-cell" style:parent-style-name="Default" style:data-style-name="N126">
      <style:map style:condition="cell-content()&gt;0" style:apply-style-name="Untitled1" style:base-cell-address="RED.AS170"/>
    </style:style>
    <style:style style:name="ce1646" style:family="table-cell" style:parent-style-name="Default" style:data-style-name="N126">
      <style:map style:condition="cell-content()&gt;0" style:apply-style-name="Untitled1" style:base-cell-address="RED.AS171"/>
    </style:style>
    <style:style style:name="ce1647" style:family="table-cell" style:parent-style-name="Default" style:data-style-name="N126">
      <style:map style:condition="cell-content()&gt;0" style:apply-style-name="Untitled1" style:base-cell-address="RED.AS172"/>
    </style:style>
    <style:style style:name="ce1648" style:family="table-cell" style:parent-style-name="Default" style:data-style-name="N126">
      <style:map style:condition="cell-content()&gt;0" style:apply-style-name="Untitled1" style:base-cell-address="RED.AS173"/>
    </style:style>
    <style:style style:name="ce1649" style:family="table-cell" style:parent-style-name="Default" style:data-style-name="N126">
      <style:map style:condition="cell-content()&gt;0" style:apply-style-name="Untitled1" style:base-cell-address="RED.AS174"/>
    </style:style>
    <style:style style:name="ce1650" style:family="table-cell" style:parent-style-name="Default" style:data-style-name="N126">
      <style:map style:condition="cell-content()&gt;0" style:apply-style-name="Untitled1" style:base-cell-address="RED.AS175"/>
    </style:style>
    <style:style style:name="ce1651" style:family="table-cell" style:parent-style-name="Default" style:data-style-name="N126">
      <style:map style:condition="cell-content()&gt;0" style:apply-style-name="Untitled1" style:base-cell-address="RED.AS176"/>
    </style:style>
    <style:style style:name="ce1652" style:family="table-cell" style:parent-style-name="Default" style:data-style-name="N126">
      <style:map style:condition="cell-content()&gt;0" style:apply-style-name="Untitled1" style:base-cell-address="RED.AS177"/>
    </style:style>
    <style:style style:name="ce1653" style:family="table-cell" style:parent-style-name="Default" style:data-style-name="N126">
      <style:map style:condition="cell-content()&gt;0" style:apply-style-name="Untitled1" style:base-cell-address="RED.AS178"/>
    </style:style>
    <style:style style:name="ce1654" style:family="table-cell" style:parent-style-name="Default" style:data-style-name="N126">
      <style:map style:condition="cell-content()&gt;0" style:apply-style-name="Untitled1" style:base-cell-address="RED.AS179"/>
    </style:style>
    <style:style style:name="ce1655" style:family="table-cell" style:parent-style-name="Default" style:data-style-name="N126">
      <style:map style:condition="cell-content()&gt;0" style:apply-style-name="Untitled1" style:base-cell-address="RED.AS180"/>
    </style:style>
    <style:style style:name="ce1656" style:family="table-cell" style:parent-style-name="Default" style:data-style-name="N126">
      <style:map style:condition="cell-content()&gt;0" style:apply-style-name="Untitled1" style:base-cell-address="RED.AS181"/>
    </style:style>
    <style:style style:name="ce1657" style:family="table-cell" style:parent-style-name="Default" style:data-style-name="N126">
      <style:map style:condition="cell-content()&gt;0" style:apply-style-name="Untitled1" style:base-cell-address="RED.AS182"/>
    </style:style>
    <style:style style:name="ce1658" style:family="table-cell" style:parent-style-name="Default" style:data-style-name="N126">
      <style:map style:condition="cell-content()&gt;0" style:apply-style-name="Untitled1" style:base-cell-address="RED.AS183"/>
    </style:style>
    <style:style style:name="ce1659" style:family="table-cell" style:parent-style-name="Default" style:data-style-name="N127">
      <style:map style:condition="cell-content()&gt;0" style:apply-style-name="Untitled1" style:base-cell-address="RED.D1"/>
    </style:style>
    <style:style style:name="ce1660" style:family="table-cell" style:parent-style-name="Default" style:data-style-name="N127">
      <style:map style:condition="cell-content()&gt;0" style:apply-style-name="Untitled1" style:base-cell-address="RED.AW4"/>
    </style:style>
    <style:style style:name="ce1661" style:family="table-cell" style:parent-style-name="Default" style:data-style-name="N127">
      <style:map style:condition="cell-content()&gt;0" style:apply-style-name="Untitled1" style:base-cell-address="RED.AW5"/>
    </style:style>
    <style:style style:name="ce1662" style:family="table-cell" style:parent-style-name="Default" style:data-style-name="N127">
      <style:map style:condition="cell-content()&gt;0" style:apply-style-name="Untitled1" style:base-cell-address="RED.D1"/>
    </style:style>
    <style:style style:name="ce1663" style:family="table-cell" style:parent-style-name="Default" style:data-style-name="N127">
      <style:map style:condition="cell-content()&gt;0" style:apply-style-name="Untitled1" style:base-cell-address="RED.AW7"/>
    </style:style>
    <style:style style:name="ce1664" style:family="table-cell" style:parent-style-name="Default" style:data-style-name="N127">
      <style:map style:condition="cell-content()&gt;0" style:apply-style-name="Untitled1" style:base-cell-address="RED.AW8"/>
    </style:style>
    <style:style style:name="ce1665" style:family="table-cell" style:parent-style-name="Default" style:data-style-name="N127">
      <style:map style:condition="cell-content()&gt;0" style:apply-style-name="Untitled1" style:base-cell-address="RED.AW9"/>
    </style:style>
    <style:style style:name="ce1666" style:family="table-cell" style:parent-style-name="Default" style:data-style-name="N127">
      <style:map style:condition="cell-content()&gt;0" style:apply-style-name="Untitled1" style:base-cell-address="RED.AW8"/>
    </style:style>
    <style:style style:name="ce1667" style:family="table-cell" style:parent-style-name="Default" style:data-style-name="N127">
      <style:map style:condition="cell-content()&gt;0" style:apply-style-name="Untitled1" style:base-cell-address="RED.AW11"/>
    </style:style>
    <style:style style:name="ce1668" style:family="table-cell" style:parent-style-name="Default" style:data-style-name="N127">
      <style:map style:condition="cell-content()&gt;0" style:apply-style-name="Untitled1" style:base-cell-address="RED.AW12"/>
    </style:style>
    <style:style style:name="ce1669" style:family="table-cell" style:parent-style-name="Default" style:data-style-name="N127">
      <style:map style:condition="cell-content()&gt;0" style:apply-style-name="Untitled1" style:base-cell-address="RED.AW13"/>
    </style:style>
    <style:style style:name="ce1670" style:family="table-cell" style:parent-style-name="Default" style:data-style-name="N127">
      <style:map style:condition="cell-content()&gt;0" style:apply-style-name="Untitled1" style:base-cell-address="RED.AW14"/>
    </style:style>
    <style:style style:name="ce1671" style:family="table-cell" style:parent-style-name="Default" style:data-style-name="N127">
      <style:map style:condition="cell-content()&gt;0" style:apply-style-name="Untitled1" style:base-cell-address="RED.AW15"/>
    </style:style>
    <style:style style:name="ce1672" style:family="table-cell" style:parent-style-name="Default" style:data-style-name="N127">
      <style:map style:condition="cell-content()&gt;0" style:apply-style-name="Untitled1" style:base-cell-address="RED.AW16"/>
    </style:style>
    <style:style style:name="ce1673" style:family="table-cell" style:parent-style-name="Default" style:data-style-name="N127">
      <style:map style:condition="cell-content()&gt;0" style:apply-style-name="Untitled1" style:base-cell-address="RED.AW17"/>
    </style:style>
    <style:style style:name="ce1674" style:family="table-cell" style:parent-style-name="Default" style:data-style-name="N127">
      <style:map style:condition="cell-content()&gt;0" style:apply-style-name="Untitled1" style:base-cell-address="RED.AW18"/>
    </style:style>
    <style:style style:name="ce1675" style:family="table-cell" style:parent-style-name="Default" style:data-style-name="N127">
      <style:map style:condition="cell-content()&gt;0" style:apply-style-name="Untitled1" style:base-cell-address="RED.AW19"/>
    </style:style>
    <style:style style:name="ce1676" style:family="table-cell" style:parent-style-name="Default" style:data-style-name="N127">
      <style:map style:condition="cell-content()&gt;0" style:apply-style-name="Untitled1" style:base-cell-address="RED.AW20"/>
    </style:style>
    <style:style style:name="ce1677" style:family="table-cell" style:parent-style-name="Default" style:data-style-name="N127">
      <style:map style:condition="cell-content()&gt;0" style:apply-style-name="Untitled1" style:base-cell-address="RED.AW21"/>
    </style:style>
    <style:style style:name="ce1678" style:family="table-cell" style:parent-style-name="Default" style:data-style-name="N127">
      <style:map style:condition="cell-content()&gt;0" style:apply-style-name="Untitled1" style:base-cell-address="RED.AW22"/>
    </style:style>
    <style:style style:name="ce1679" style:family="table-cell" style:parent-style-name="Default" style:data-style-name="N127">
      <style:map style:condition="cell-content()&gt;0" style:apply-style-name="Untitled1" style:base-cell-address="RED.AW23"/>
    </style:style>
    <style:style style:name="ce1680" style:family="table-cell" style:parent-style-name="Default" style:data-style-name="N127">
      <style:map style:condition="cell-content()&gt;0" style:apply-style-name="Untitled1" style:base-cell-address="RED.AW24"/>
    </style:style>
    <style:style style:name="ce1681" style:family="table-cell" style:parent-style-name="Default" style:data-style-name="N127">
      <style:map style:condition="cell-content()&gt;0" style:apply-style-name="Untitled1" style:base-cell-address="RED.AW25"/>
    </style:style>
    <style:style style:name="ce1682" style:family="table-cell" style:parent-style-name="Default" style:data-style-name="N127">
      <style:map style:condition="cell-content()&gt;0" style:apply-style-name="Untitled1" style:base-cell-address="RED.AW26"/>
    </style:style>
    <style:style style:name="ce1683" style:family="table-cell" style:parent-style-name="Default" style:data-style-name="N127">
      <style:map style:condition="cell-content()&gt;0" style:apply-style-name="Untitled1" style:base-cell-address="RED.AW27"/>
    </style:style>
    <style:style style:name="ce1684" style:family="table-cell" style:parent-style-name="Default" style:data-style-name="N127">
      <style:map style:condition="cell-content()&gt;0" style:apply-style-name="Untitled1" style:base-cell-address="RED.AW28"/>
    </style:style>
    <style:style style:name="ce1685" style:family="table-cell" style:parent-style-name="Default" style:data-style-name="N127">
      <style:map style:condition="cell-content()&gt;0" style:apply-style-name="Untitled1" style:base-cell-address="RED.AW29"/>
    </style:style>
    <style:style style:name="ce1686" style:family="table-cell" style:parent-style-name="Default" style:data-style-name="N127">
      <style:map style:condition="cell-content()&gt;0" style:apply-style-name="Untitled1" style:base-cell-address="RED.AW30"/>
    </style:style>
    <style:style style:name="ce1687" style:family="table-cell" style:parent-style-name="Default" style:data-style-name="N127">
      <style:map style:condition="cell-content()&gt;0" style:apply-style-name="Untitled1" style:base-cell-address="RED.AW31"/>
    </style:style>
    <style:style style:name="ce1688" style:family="table-cell" style:parent-style-name="Default" style:data-style-name="N127">
      <style:map style:condition="cell-content()&gt;0" style:apply-style-name="Untitled1" style:base-cell-address="RED.AW32"/>
    </style:style>
    <style:style style:name="ce1689" style:family="table-cell" style:parent-style-name="Default" style:data-style-name="N127">
      <style:map style:condition="cell-content()&gt;0" style:apply-style-name="Untitled1" style:base-cell-address="RED.AW33"/>
    </style:style>
    <style:style style:name="ce1690" style:family="table-cell" style:parent-style-name="Default" style:data-style-name="N127">
      <style:map style:condition="cell-content()&gt;0" style:apply-style-name="Untitled1" style:base-cell-address="RED.AW34"/>
    </style:style>
    <style:style style:name="ce1691" style:family="table-cell" style:parent-style-name="Default" style:data-style-name="N127">
      <style:map style:condition="cell-content()&gt;0" style:apply-style-name="Untitled1" style:base-cell-address="RED.AW35"/>
    </style:style>
    <style:style style:name="ce1692" style:family="table-cell" style:parent-style-name="Default" style:data-style-name="N127">
      <style:map style:condition="cell-content()&gt;0" style:apply-style-name="Untitled1" style:base-cell-address="RED.AW36"/>
    </style:style>
    <style:style style:name="ce1693" style:family="table-cell" style:parent-style-name="Default" style:data-style-name="N127">
      <style:map style:condition="cell-content()&gt;0" style:apply-style-name="Untitled1" style:base-cell-address="RED.AW37"/>
    </style:style>
    <style:style style:name="ce1694" style:family="table-cell" style:parent-style-name="Default" style:data-style-name="N127">
      <style:map style:condition="cell-content()&gt;0" style:apply-style-name="Untitled1" style:base-cell-address="RED.AW38"/>
    </style:style>
    <style:style style:name="ce1695" style:family="table-cell" style:parent-style-name="Default" style:data-style-name="N127">
      <style:map style:condition="cell-content()&gt;0" style:apply-style-name="Untitled1" style:base-cell-address="RED.AW39"/>
    </style:style>
    <style:style style:name="ce1696" style:family="table-cell" style:parent-style-name="Default" style:data-style-name="N127">
      <style:map style:condition="cell-content()&gt;0" style:apply-style-name="Untitled1" style:base-cell-address="RED.AW40"/>
    </style:style>
    <style:style style:name="ce1697" style:family="table-cell" style:parent-style-name="Default" style:data-style-name="N127">
      <style:map style:condition="cell-content()&gt;0" style:apply-style-name="Untitled1" style:base-cell-address="RED.AW41"/>
    </style:style>
    <style:style style:name="ce1698" style:family="table-cell" style:parent-style-name="Default" style:data-style-name="N127">
      <style:map style:condition="cell-content()&gt;0" style:apply-style-name="Untitled1" style:base-cell-address="RED.AW42"/>
    </style:style>
    <style:style style:name="ce1699" style:family="table-cell" style:parent-style-name="Default" style:data-style-name="N127">
      <style:map style:condition="cell-content()&gt;0" style:apply-style-name="Untitled1" style:base-cell-address="RED.AW43"/>
    </style:style>
    <style:style style:name="ce1700" style:family="table-cell" style:parent-style-name="Default" style:data-style-name="N127">
      <style:map style:condition="cell-content()&gt;0" style:apply-style-name="Untitled1" style:base-cell-address="RED.AW44"/>
    </style:style>
    <style:style style:name="ce1701" style:family="table-cell" style:parent-style-name="Default" style:data-style-name="N127">
      <style:map style:condition="cell-content()&gt;0" style:apply-style-name="Untitled1" style:base-cell-address="RED.AW45"/>
    </style:style>
    <style:style style:name="ce1702" style:family="table-cell" style:parent-style-name="Default" style:data-style-name="N127">
      <style:map style:condition="cell-content()&gt;0" style:apply-style-name="Untitled1" style:base-cell-address="RED.AW46"/>
    </style:style>
    <style:style style:name="ce1703" style:family="table-cell" style:parent-style-name="Default" style:data-style-name="N127">
      <style:map style:condition="cell-content()&gt;0" style:apply-style-name="Untitled1" style:base-cell-address="RED.AW47"/>
    </style:style>
    <style:style style:name="ce1704" style:family="table-cell" style:parent-style-name="Default" style:data-style-name="N127">
      <style:map style:condition="cell-content()&gt;0" style:apply-style-name="Untitled1" style:base-cell-address="RED.AW48"/>
    </style:style>
    <style:style style:name="ce1705" style:family="table-cell" style:parent-style-name="Default" style:data-style-name="N127">
      <style:map style:condition="cell-content()&gt;0" style:apply-style-name="Untitled1" style:base-cell-address="RED.AW49"/>
    </style:style>
    <style:style style:name="ce1706" style:family="table-cell" style:parent-style-name="Default" style:data-style-name="N127">
      <style:map style:condition="cell-content()&gt;0" style:apply-style-name="Untitled1" style:base-cell-address="RED.AW50"/>
    </style:style>
    <style:style style:name="ce1707" style:family="table-cell" style:parent-style-name="Default" style:data-style-name="N127">
      <style:map style:condition="cell-content()&gt;0" style:apply-style-name="Untitled1" style:base-cell-address="RED.AW51"/>
    </style:style>
    <style:style style:name="ce1708" style:family="table-cell" style:parent-style-name="Default" style:data-style-name="N127">
      <style:map style:condition="cell-content()&gt;0" style:apply-style-name="Untitled1" style:base-cell-address="RED.AW52"/>
    </style:style>
    <style:style style:name="ce1709" style:family="table-cell" style:parent-style-name="Default" style:data-style-name="N127">
      <style:map style:condition="cell-content()&gt;0" style:apply-style-name="Untitled1" style:base-cell-address="RED.AW53"/>
    </style:style>
    <style:style style:name="ce1710" style:family="table-cell" style:parent-style-name="Default" style:data-style-name="N127">
      <style:map style:condition="cell-content()&gt;0" style:apply-style-name="Untitled1" style:base-cell-address="RED.AW54"/>
    </style:style>
    <style:style style:name="ce1711" style:family="table-cell" style:parent-style-name="Default" style:data-style-name="N127">
      <style:map style:condition="cell-content()&gt;0" style:apply-style-name="Untitled1" style:base-cell-address="RED.AW55"/>
    </style:style>
    <style:style style:name="ce1712" style:family="table-cell" style:parent-style-name="Default" style:data-style-name="N127">
      <style:map style:condition="cell-content()&gt;0" style:apply-style-name="Untitled1" style:base-cell-address="RED.AW56"/>
    </style:style>
    <style:style style:name="ce1713" style:family="table-cell" style:parent-style-name="Default" style:data-style-name="N127">
      <style:map style:condition="cell-content()&gt;0" style:apply-style-name="Untitled1" style:base-cell-address="RED.AW57"/>
    </style:style>
    <style:style style:name="ce1714" style:family="table-cell" style:parent-style-name="Default" style:data-style-name="N127">
      <style:map style:condition="cell-content()&gt;0" style:apply-style-name="Untitled1" style:base-cell-address="RED.AW58"/>
    </style:style>
    <style:style style:name="ce1715" style:family="table-cell" style:parent-style-name="Default" style:data-style-name="N127">
      <style:map style:condition="cell-content()&gt;0" style:apply-style-name="Untitled1" style:base-cell-address="RED.AW59"/>
    </style:style>
    <style:style style:name="ce1716" style:family="table-cell" style:parent-style-name="Default" style:data-style-name="N127">
      <style:map style:condition="cell-content()&gt;0" style:apply-style-name="Untitled1" style:base-cell-address="RED.AW60"/>
    </style:style>
    <style:style style:name="ce1717" style:family="table-cell" style:parent-style-name="Default" style:data-style-name="N127">
      <style:map style:condition="cell-content()&gt;0" style:apply-style-name="Untitled1" style:base-cell-address="RED.AW61"/>
    </style:style>
    <style:style style:name="ce1718" style:family="table-cell" style:parent-style-name="Default" style:data-style-name="N127">
      <style:map style:condition="cell-content()&gt;0" style:apply-style-name="Untitled1" style:base-cell-address="RED.AW62"/>
    </style:style>
    <style:style style:name="ce1719" style:family="table-cell" style:parent-style-name="Default" style:data-style-name="N127">
      <style:map style:condition="cell-content()&gt;0" style:apply-style-name="Untitled1" style:base-cell-address="RED.AW63"/>
    </style:style>
    <style:style style:name="ce1720" style:family="table-cell" style:parent-style-name="Default" style:data-style-name="N127">
      <style:map style:condition="cell-content()&gt;0" style:apply-style-name="Untitled1" style:base-cell-address="RED.AW64"/>
    </style:style>
    <style:style style:name="ce1721" style:family="table-cell" style:parent-style-name="Default" style:data-style-name="N127">
      <style:map style:condition="cell-content()&gt;0" style:apply-style-name="Untitled1" style:base-cell-address="RED.AW65"/>
    </style:style>
    <style:style style:name="ce1722" style:family="table-cell" style:parent-style-name="Default" style:data-style-name="N127">
      <style:map style:condition="cell-content()&gt;0" style:apply-style-name="Untitled1" style:base-cell-address="RED.AW66"/>
    </style:style>
    <style:style style:name="ce1723" style:family="table-cell" style:parent-style-name="Default" style:data-style-name="N127">
      <style:map style:condition="cell-content()&gt;0" style:apply-style-name="Untitled1" style:base-cell-address="RED.AW67"/>
    </style:style>
    <style:style style:name="ce1724" style:family="table-cell" style:parent-style-name="Default" style:data-style-name="N127">
      <style:map style:condition="cell-content()&gt;0" style:apply-style-name="Untitled1" style:base-cell-address="RED.AW68"/>
    </style:style>
    <style:style style:name="ce1725" style:family="table-cell" style:parent-style-name="Default" style:data-style-name="N127">
      <style:map style:condition="cell-content()&gt;0" style:apply-style-name="Untitled1" style:base-cell-address="RED.AW69"/>
    </style:style>
    <style:style style:name="ce1726" style:family="table-cell" style:parent-style-name="Default" style:data-style-name="N127">
      <style:map style:condition="cell-content()&gt;0" style:apply-style-name="Untitled1" style:base-cell-address="RED.AW70"/>
    </style:style>
    <style:style style:name="ce1727" style:family="table-cell" style:parent-style-name="Default" style:data-style-name="N127">
      <style:map style:condition="cell-content()&gt;0" style:apply-style-name="Untitled1" style:base-cell-address="RED.AW71"/>
    </style:style>
    <style:style style:name="ce1728" style:family="table-cell" style:parent-style-name="Default" style:data-style-name="N127">
      <style:map style:condition="cell-content()&gt;0" style:apply-style-name="Untitled1" style:base-cell-address="RED.AW72"/>
    </style:style>
    <style:style style:name="ce1729" style:family="table-cell" style:parent-style-name="Default" style:data-style-name="N127">
      <style:map style:condition="cell-content()&gt;0" style:apply-style-name="Untitled1" style:base-cell-address="RED.AW73"/>
    </style:style>
    <style:style style:name="ce1730" style:family="table-cell" style:parent-style-name="Default" style:data-style-name="N127">
      <style:map style:condition="cell-content()&gt;0" style:apply-style-name="Untitled1" style:base-cell-address="RED.AW74"/>
    </style:style>
    <style:style style:name="ce1731" style:family="table-cell" style:parent-style-name="Default" style:data-style-name="N127">
      <style:map style:condition="cell-content()&gt;0" style:apply-style-name="Untitled1" style:base-cell-address="RED.AW75"/>
    </style:style>
    <style:style style:name="ce1732" style:family="table-cell" style:parent-style-name="Default" style:data-style-name="N127">
      <style:map style:condition="cell-content()&gt;0" style:apply-style-name="Untitled1" style:base-cell-address="RED.AW76"/>
    </style:style>
    <style:style style:name="ce1733" style:family="table-cell" style:parent-style-name="Default" style:data-style-name="N127">
      <style:map style:condition="cell-content()&gt;0" style:apply-style-name="Untitled1" style:base-cell-address="RED.AW77"/>
    </style:style>
    <style:style style:name="ce1734" style:family="table-cell" style:parent-style-name="Default" style:data-style-name="N127">
      <style:map style:condition="cell-content()&gt;0" style:apply-style-name="Untitled1" style:base-cell-address="RED.AW78"/>
    </style:style>
    <style:style style:name="ce1735" style:family="table-cell" style:parent-style-name="Default" style:data-style-name="N127">
      <style:map style:condition="cell-content()&gt;0" style:apply-style-name="Untitled1" style:base-cell-address="RED.AW79"/>
    </style:style>
    <style:style style:name="ce1736" style:family="table-cell" style:parent-style-name="Default" style:data-style-name="N127">
      <style:map style:condition="cell-content()&gt;0" style:apply-style-name="Untitled1" style:base-cell-address="RED.AW80"/>
    </style:style>
    <style:style style:name="ce1737" style:family="table-cell" style:parent-style-name="Default" style:data-style-name="N127">
      <style:map style:condition="cell-content()&gt;0" style:apply-style-name="Untitled1" style:base-cell-address="RED.AW81"/>
    </style:style>
    <style:style style:name="ce1738" style:family="table-cell" style:parent-style-name="Default" style:data-style-name="N127">
      <style:map style:condition="cell-content()&gt;0" style:apply-style-name="Untitled1" style:base-cell-address="RED.AW82"/>
    </style:style>
    <style:style style:name="ce1739" style:family="table-cell" style:parent-style-name="Default" style:data-style-name="N127">
      <style:map style:condition="cell-content()&gt;0" style:apply-style-name="Untitled1" style:base-cell-address="RED.AW83"/>
    </style:style>
    <style:style style:name="ce1740" style:family="table-cell" style:parent-style-name="Default" style:data-style-name="N127">
      <style:map style:condition="cell-content()&gt;0" style:apply-style-name="Untitled1" style:base-cell-address="RED.AW84"/>
    </style:style>
    <style:style style:name="ce1741" style:family="table-cell" style:parent-style-name="Default" style:data-style-name="N127">
      <style:map style:condition="cell-content()&gt;0" style:apply-style-name="Untitled1" style:base-cell-address="RED.AW85"/>
    </style:style>
    <style:style style:name="ce1742" style:family="table-cell" style:parent-style-name="Default" style:data-style-name="N127">
      <style:map style:condition="cell-content()&gt;0" style:apply-style-name="Untitled1" style:base-cell-address="RED.AW86"/>
    </style:style>
    <style:style style:name="ce1743" style:family="table-cell" style:parent-style-name="Default" style:data-style-name="N127">
      <style:map style:condition="cell-content()&gt;0" style:apply-style-name="Untitled1" style:base-cell-address="RED.AW87"/>
    </style:style>
    <style:style style:name="ce1744" style:family="table-cell" style:parent-style-name="Default" style:data-style-name="N127">
      <style:map style:condition="cell-content()&gt;0" style:apply-style-name="Untitled1" style:base-cell-address="RED.AW88"/>
    </style:style>
    <style:style style:name="ce1745" style:family="table-cell" style:parent-style-name="Default" style:data-style-name="N127">
      <style:map style:condition="cell-content()&gt;0" style:apply-style-name="Untitled1" style:base-cell-address="RED.AW89"/>
    </style:style>
    <style:style style:name="ce1746" style:family="table-cell" style:parent-style-name="Default" style:data-style-name="N127">
      <style:map style:condition="cell-content()&gt;0" style:apply-style-name="Untitled1" style:base-cell-address="RED.AW90"/>
    </style:style>
    <style:style style:name="ce1747" style:family="table-cell" style:parent-style-name="Default" style:data-style-name="N127">
      <style:map style:condition="cell-content()&gt;0" style:apply-style-name="Untitled1" style:base-cell-address="RED.AW91"/>
    </style:style>
    <style:style style:name="ce1748" style:family="table-cell" style:parent-style-name="Default" style:data-style-name="N127">
      <style:map style:condition="cell-content()&gt;0" style:apply-style-name="Untitled1" style:base-cell-address="RED.AW92"/>
    </style:style>
    <style:style style:name="ce1749" style:family="table-cell" style:parent-style-name="Default" style:data-style-name="N127">
      <style:map style:condition="cell-content()&gt;0" style:apply-style-name="Untitled1" style:base-cell-address="RED.AW93"/>
    </style:style>
    <style:style style:name="ce1750" style:family="table-cell" style:parent-style-name="Default" style:data-style-name="N127">
      <style:map style:condition="cell-content()&gt;0" style:apply-style-name="Untitled1" style:base-cell-address="RED.AW94"/>
    </style:style>
    <style:style style:name="ce1751" style:family="table-cell" style:parent-style-name="Default" style:data-style-name="N127">
      <style:map style:condition="cell-content()&gt;0" style:apply-style-name="Untitled1" style:base-cell-address="RED.AW95"/>
    </style:style>
    <style:style style:name="ce1752" style:family="table-cell" style:parent-style-name="Default" style:data-style-name="N127">
      <style:map style:condition="cell-content()&gt;0" style:apply-style-name="Untitled1" style:base-cell-address="RED.AW96"/>
    </style:style>
    <style:style style:name="ce1753" style:family="table-cell" style:parent-style-name="Default" style:data-style-name="N127">
      <style:map style:condition="cell-content()&gt;0" style:apply-style-name="Untitled1" style:base-cell-address="RED.AW97"/>
    </style:style>
    <style:style style:name="ce1754" style:family="table-cell" style:parent-style-name="Default" style:data-style-name="N127">
      <style:map style:condition="cell-content()&gt;0" style:apply-style-name="Untitled1" style:base-cell-address="RED.AW98"/>
    </style:style>
    <style:style style:name="ce1755" style:family="table-cell" style:parent-style-name="Default" style:data-style-name="N127">
      <style:map style:condition="cell-content()&gt;0" style:apply-style-name="Untitled1" style:base-cell-address="RED.AW99"/>
    </style:style>
    <style:style style:name="ce1756" style:family="table-cell" style:parent-style-name="Default" style:data-style-name="N127">
      <style:map style:condition="cell-content()&gt;0" style:apply-style-name="Untitled1" style:base-cell-address="RED.AW100"/>
    </style:style>
    <style:style style:name="ce1757" style:family="table-cell" style:parent-style-name="Default" style:data-style-name="N127">
      <style:map style:condition="cell-content()&gt;0" style:apply-style-name="Untitled1" style:base-cell-address="RED.AW101"/>
    </style:style>
    <style:style style:name="ce1758" style:family="table-cell" style:parent-style-name="Default" style:data-style-name="N127">
      <style:map style:condition="cell-content()&gt;0" style:apply-style-name="Untitled1" style:base-cell-address="RED.AW102"/>
    </style:style>
    <style:style style:name="ce1759" style:family="table-cell" style:parent-style-name="Default" style:data-style-name="N127">
      <style:map style:condition="cell-content()&gt;0" style:apply-style-name="Untitled1" style:base-cell-address="RED.AW103"/>
    </style:style>
    <style:style style:name="ce1760" style:family="table-cell" style:parent-style-name="Default" style:data-style-name="N127">
      <style:map style:condition="cell-content()&gt;0" style:apply-style-name="Untitled1" style:base-cell-address="RED.AW104"/>
    </style:style>
    <style:style style:name="ce1761" style:family="table-cell" style:parent-style-name="Default" style:data-style-name="N127">
      <style:map style:condition="cell-content()&gt;0" style:apply-style-name="Untitled1" style:base-cell-address="RED.AW105"/>
    </style:style>
    <style:style style:name="ce1762" style:family="table-cell" style:parent-style-name="Default" style:data-style-name="N127">
      <style:map style:condition="cell-content()&gt;0" style:apply-style-name="Untitled1" style:base-cell-address="RED.AW106"/>
    </style:style>
    <style:style style:name="ce1763" style:family="table-cell" style:parent-style-name="Default" style:data-style-name="N127">
      <style:map style:condition="cell-content()&gt;0" style:apply-style-name="Untitled1" style:base-cell-address="RED.AW107"/>
    </style:style>
    <style:style style:name="ce1764" style:family="table-cell" style:parent-style-name="Default" style:data-style-name="N127">
      <style:map style:condition="cell-content()&gt;0" style:apply-style-name="Untitled1" style:base-cell-address="RED.AW108"/>
    </style:style>
    <style:style style:name="ce1765" style:family="table-cell" style:parent-style-name="Default" style:data-style-name="N127">
      <style:map style:condition="cell-content()&gt;0" style:apply-style-name="Untitled1" style:base-cell-address="RED.AW109"/>
    </style:style>
    <style:style style:name="ce1766" style:family="table-cell" style:parent-style-name="Default" style:data-style-name="N127">
      <style:map style:condition="cell-content()&gt;0" style:apply-style-name="Untitled1" style:base-cell-address="RED.AW110"/>
    </style:style>
    <style:style style:name="ce1767" style:family="table-cell" style:parent-style-name="Default" style:data-style-name="N127">
      <style:map style:condition="cell-content()&gt;0" style:apply-style-name="Untitled1" style:base-cell-address="RED.AW111"/>
    </style:style>
    <style:style style:name="ce1768" style:family="table-cell" style:parent-style-name="Default" style:data-style-name="N127">
      <style:map style:condition="cell-content()&gt;0" style:apply-style-name="Untitled1" style:base-cell-address="RED.AW112"/>
    </style:style>
    <style:style style:name="ce1769" style:family="table-cell" style:parent-style-name="Default" style:data-style-name="N127">
      <style:map style:condition="cell-content()&gt;0" style:apply-style-name="Untitled1" style:base-cell-address="RED.AW113"/>
    </style:style>
    <style:style style:name="ce1770" style:family="table-cell" style:parent-style-name="Default" style:data-style-name="N127">
      <style:map style:condition="cell-content()&gt;0" style:apply-style-name="Untitled1" style:base-cell-address="RED.AW114"/>
    </style:style>
    <style:style style:name="ce1771" style:family="table-cell" style:parent-style-name="Default" style:data-style-name="N127">
      <style:map style:condition="cell-content()&gt;0" style:apply-style-name="Untitled1" style:base-cell-address="RED.AW115"/>
    </style:style>
    <style:style style:name="ce1772" style:family="table-cell" style:parent-style-name="Default" style:data-style-name="N127">
      <style:map style:condition="cell-content()&gt;0" style:apply-style-name="Untitled1" style:base-cell-address="RED.AW116"/>
    </style:style>
    <style:style style:name="ce1773" style:family="table-cell" style:parent-style-name="Default" style:data-style-name="N127">
      <style:map style:condition="cell-content()&gt;0" style:apply-style-name="Untitled1" style:base-cell-address="RED.AW117"/>
    </style:style>
    <style:style style:name="ce1774" style:family="table-cell" style:parent-style-name="Default" style:data-style-name="N127">
      <style:map style:condition="cell-content()&gt;0" style:apply-style-name="Untitled1" style:base-cell-address="RED.AW118"/>
    </style:style>
    <style:style style:name="ce1775" style:family="table-cell" style:parent-style-name="Default" style:data-style-name="N127">
      <style:map style:condition="cell-content()&gt;0" style:apply-style-name="Untitled1" style:base-cell-address="RED.AW119"/>
    </style:style>
    <style:style style:name="ce1776" style:family="table-cell" style:parent-style-name="Default" style:data-style-name="N127">
      <style:map style:condition="cell-content()&gt;0" style:apply-style-name="Untitled1" style:base-cell-address="RED.AW120"/>
    </style:style>
    <style:style style:name="ce1777" style:family="table-cell" style:parent-style-name="Default" style:data-style-name="N127">
      <style:map style:condition="cell-content()&gt;0" style:apply-style-name="Untitled1" style:base-cell-address="RED.AW121"/>
    </style:style>
    <style:style style:name="ce1778" style:family="table-cell" style:parent-style-name="Default" style:data-style-name="N127">
      <style:map style:condition="cell-content()&gt;0" style:apply-style-name="Untitled1" style:base-cell-address="RED.AW122"/>
    </style:style>
    <style:style style:name="ce1779" style:family="table-cell" style:parent-style-name="Default" style:data-style-name="N127">
      <style:map style:condition="cell-content()&gt;0" style:apply-style-name="Untitled1" style:base-cell-address="RED.AW123"/>
    </style:style>
    <style:style style:name="ce1780" style:family="table-cell" style:parent-style-name="Default" style:data-style-name="N127">
      <style:map style:condition="cell-content()&gt;0" style:apply-style-name="Untitled1" style:base-cell-address="RED.AW124"/>
    </style:style>
    <style:style style:name="ce1781" style:family="table-cell" style:parent-style-name="Default" style:data-style-name="N127">
      <style:map style:condition="cell-content()&gt;0" style:apply-style-name="Untitled1" style:base-cell-address="RED.AW125"/>
    </style:style>
    <style:style style:name="ce1782" style:family="table-cell" style:parent-style-name="Default" style:data-style-name="N127">
      <style:map style:condition="cell-content()&gt;0" style:apply-style-name="Untitled1" style:base-cell-address="RED.AW126"/>
    </style:style>
    <style:style style:name="ce1783" style:family="table-cell" style:parent-style-name="Default" style:data-style-name="N127">
      <style:map style:condition="cell-content()&gt;0" style:apply-style-name="Untitled1" style:base-cell-address="RED.AW127"/>
    </style:style>
    <style:style style:name="ce1784" style:family="table-cell" style:parent-style-name="Default" style:data-style-name="N127">
      <style:map style:condition="cell-content()&gt;0" style:apply-style-name="Untitled1" style:base-cell-address="RED.AW128"/>
    </style:style>
    <style:style style:name="ce1785" style:family="table-cell" style:parent-style-name="Default" style:data-style-name="N127">
      <style:map style:condition="cell-content()&gt;0" style:apply-style-name="Untitled1" style:base-cell-address="RED.AW129"/>
    </style:style>
    <style:style style:name="ce1786" style:family="table-cell" style:parent-style-name="Default" style:data-style-name="N127">
      <style:map style:condition="cell-content()&gt;0" style:apply-style-name="Untitled1" style:base-cell-address="RED.AW130"/>
    </style:style>
    <style:style style:name="ce1787" style:family="table-cell" style:parent-style-name="Default" style:data-style-name="N127">
      <style:map style:condition="cell-content()&gt;0" style:apply-style-name="Untitled1" style:base-cell-address="RED.AW131"/>
    </style:style>
    <style:style style:name="ce1788" style:family="table-cell" style:parent-style-name="Default" style:data-style-name="N127">
      <style:map style:condition="cell-content()&gt;0" style:apply-style-name="Untitled1" style:base-cell-address="RED.AW132"/>
    </style:style>
    <style:style style:name="ce1789" style:family="table-cell" style:parent-style-name="Default" style:data-style-name="N127">
      <style:map style:condition="cell-content()&gt;0" style:apply-style-name="Untitled1" style:base-cell-address="RED.AW133"/>
    </style:style>
    <style:style style:name="ce1790" style:family="table-cell" style:parent-style-name="Default" style:data-style-name="N127">
      <style:map style:condition="cell-content()&gt;0" style:apply-style-name="Untitled1" style:base-cell-address="RED.AW134"/>
    </style:style>
    <style:style style:name="ce1791" style:family="table-cell" style:parent-style-name="Default" style:data-style-name="N127">
      <style:map style:condition="cell-content()&gt;0" style:apply-style-name="Untitled1" style:base-cell-address="RED.AW135"/>
    </style:style>
    <style:style style:name="ce1792" style:family="table-cell" style:parent-style-name="Default" style:data-style-name="N127">
      <style:map style:condition="cell-content()&gt;0" style:apply-style-name="Untitled1" style:base-cell-address="RED.AW136"/>
    </style:style>
    <style:style style:name="ce1793" style:family="table-cell" style:parent-style-name="Default" style:data-style-name="N127">
      <style:map style:condition="cell-content()&gt;0" style:apply-style-name="Untitled1" style:base-cell-address="RED.AW137"/>
    </style:style>
    <style:style style:name="ce1794" style:family="table-cell" style:parent-style-name="Default" style:data-style-name="N127">
      <style:map style:condition="cell-content()&gt;0" style:apply-style-name="Untitled1" style:base-cell-address="RED.AW138"/>
    </style:style>
    <style:style style:name="ce1795" style:family="table-cell" style:parent-style-name="Default" style:data-style-name="N127">
      <style:map style:condition="cell-content()&gt;0" style:apply-style-name="Untitled1" style:base-cell-address="RED.AW139"/>
    </style:style>
    <style:style style:name="ce1796" style:family="table-cell" style:parent-style-name="Default" style:data-style-name="N127">
      <style:map style:condition="cell-content()&gt;0" style:apply-style-name="Untitled1" style:base-cell-address="RED.AW140"/>
    </style:style>
    <style:style style:name="ce1797" style:family="table-cell" style:parent-style-name="Default" style:data-style-name="N127">
      <style:map style:condition="cell-content()&gt;0" style:apply-style-name="Untitled1" style:base-cell-address="RED.AW141"/>
    </style:style>
    <style:style style:name="ce1798" style:family="table-cell" style:parent-style-name="Default" style:data-style-name="N127">
      <style:map style:condition="cell-content()&gt;0" style:apply-style-name="Untitled1" style:base-cell-address="RED.AW142"/>
    </style:style>
    <style:style style:name="ce1799" style:family="table-cell" style:parent-style-name="Default" style:data-style-name="N127">
      <style:map style:condition="cell-content()&gt;0" style:apply-style-name="Untitled1" style:base-cell-address="RED.AW143"/>
    </style:style>
    <style:style style:name="ce1800" style:family="table-cell" style:parent-style-name="Default" style:data-style-name="N127">
      <style:map style:condition="cell-content()&gt;0" style:apply-style-name="Untitled1" style:base-cell-address="RED.AW144"/>
    </style:style>
    <style:style style:name="ce1801" style:family="table-cell" style:parent-style-name="Default" style:data-style-name="N127">
      <style:map style:condition="cell-content()&gt;0" style:apply-style-name="Untitled1" style:base-cell-address="RED.AW145"/>
    </style:style>
    <style:style style:name="ce1802" style:family="table-cell" style:parent-style-name="Default" style:data-style-name="N127">
      <style:map style:condition="cell-content()&gt;0" style:apply-style-name="Untitled1" style:base-cell-address="RED.AW146"/>
    </style:style>
    <style:style style:name="ce1803" style:family="table-cell" style:parent-style-name="Default" style:data-style-name="N127">
      <style:map style:condition="cell-content()&gt;0" style:apply-style-name="Untitled1" style:base-cell-address="RED.AW147"/>
    </style:style>
    <style:style style:name="ce1804" style:family="table-cell" style:parent-style-name="Default" style:data-style-name="N127">
      <style:map style:condition="cell-content()&gt;0" style:apply-style-name="Untitled1" style:base-cell-address="RED.AW148"/>
    </style:style>
    <style:style style:name="ce1805" style:family="table-cell" style:parent-style-name="Default" style:data-style-name="N127">
      <style:map style:condition="cell-content()&gt;0" style:apply-style-name="Untitled1" style:base-cell-address="RED.AW149"/>
    </style:style>
    <style:style style:name="ce1806" style:family="table-cell" style:parent-style-name="Default" style:data-style-name="N127">
      <style:map style:condition="cell-content()&gt;0" style:apply-style-name="Untitled1" style:base-cell-address="RED.AW150"/>
    </style:style>
    <style:style style:name="ce1807" style:family="table-cell" style:parent-style-name="Default" style:data-style-name="N127">
      <style:map style:condition="cell-content()&gt;0" style:apply-style-name="Untitled1" style:base-cell-address="RED.AW151"/>
    </style:style>
    <style:style style:name="ce1808" style:family="table-cell" style:parent-style-name="Default" style:data-style-name="N127">
      <style:map style:condition="cell-content()&gt;0" style:apply-style-name="Untitled1" style:base-cell-address="RED.AW152"/>
    </style:style>
    <style:style style:name="ce1809" style:family="table-cell" style:parent-style-name="Default" style:data-style-name="N127">
      <style:map style:condition="cell-content()&gt;0" style:apply-style-name="Untitled1" style:base-cell-address="RED.AW153"/>
    </style:style>
    <style:style style:name="ce1810" style:family="table-cell" style:parent-style-name="Default" style:data-style-name="N127">
      <style:map style:condition="cell-content()&gt;0" style:apply-style-name="Untitled1" style:base-cell-address="RED.AW154"/>
    </style:style>
    <style:style style:name="ce1811" style:family="table-cell" style:parent-style-name="Default" style:data-style-name="N127">
      <style:map style:condition="cell-content()&gt;0" style:apply-style-name="Untitled1" style:base-cell-address="RED.AW155"/>
    </style:style>
    <style:style style:name="ce1812" style:family="table-cell" style:parent-style-name="Default" style:data-style-name="N127">
      <style:map style:condition="cell-content()&gt;0" style:apply-style-name="Untitled1" style:base-cell-address="RED.AW156"/>
    </style:style>
    <style:style style:name="ce1813" style:family="table-cell" style:parent-style-name="Default" style:data-style-name="N127">
      <style:map style:condition="cell-content()&gt;0" style:apply-style-name="Untitled1" style:base-cell-address="RED.AW157"/>
    </style:style>
    <style:style style:name="ce1814" style:family="table-cell" style:parent-style-name="Default" style:data-style-name="N127">
      <style:map style:condition="cell-content()&gt;0" style:apply-style-name="Untitled1" style:base-cell-address="RED.AW158"/>
    </style:style>
    <style:style style:name="ce1815" style:family="table-cell" style:parent-style-name="Default" style:data-style-name="N127">
      <style:map style:condition="cell-content()&gt;0" style:apply-style-name="Untitled1" style:base-cell-address="RED.AW159"/>
    </style:style>
    <style:style style:name="ce1816" style:family="table-cell" style:parent-style-name="Default" style:data-style-name="N127">
      <style:map style:condition="cell-content()&gt;0" style:apply-style-name="Untitled1" style:base-cell-address="RED.AW160"/>
    </style:style>
    <style:style style:name="ce1817" style:family="table-cell" style:parent-style-name="Default" style:data-style-name="N127">
      <style:map style:condition="cell-content()&gt;0" style:apply-style-name="Untitled1" style:base-cell-address="RED.AW161"/>
    </style:style>
    <style:style style:name="ce1818" style:family="table-cell" style:parent-style-name="Default" style:data-style-name="N127">
      <style:map style:condition="cell-content()&gt;0" style:apply-style-name="Untitled1" style:base-cell-address="RED.AW162"/>
    </style:style>
    <style:style style:name="ce1819" style:family="table-cell" style:parent-style-name="Default" style:data-style-name="N127">
      <style:map style:condition="cell-content()&gt;0" style:apply-style-name="Untitled1" style:base-cell-address="RED.AW163"/>
    </style:style>
    <style:style style:name="ce1820" style:family="table-cell" style:parent-style-name="Default" style:data-style-name="N127">
      <style:map style:condition="cell-content()&gt;0" style:apply-style-name="Untitled1" style:base-cell-address="RED.AW164"/>
    </style:style>
    <style:style style:name="ce1821" style:family="table-cell" style:parent-style-name="Default" style:data-style-name="N127">
      <style:map style:condition="cell-content()&gt;0" style:apply-style-name="Untitled1" style:base-cell-address="RED.AW165"/>
    </style:style>
    <style:style style:name="ce1822" style:family="table-cell" style:parent-style-name="Default" style:data-style-name="N127">
      <style:map style:condition="cell-content()&gt;0" style:apply-style-name="Untitled1" style:base-cell-address="RED.AW166"/>
    </style:style>
    <style:style style:name="ce1823" style:family="table-cell" style:parent-style-name="Default" style:data-style-name="N127">
      <style:map style:condition="cell-content()&gt;0" style:apply-style-name="Untitled1" style:base-cell-address="RED.AW167"/>
    </style:style>
    <style:style style:name="ce1824" style:family="table-cell" style:parent-style-name="Default" style:data-style-name="N127">
      <style:map style:condition="cell-content()&gt;0" style:apply-style-name="Untitled1" style:base-cell-address="RED.AW168"/>
    </style:style>
    <style:style style:name="ce1825" style:family="table-cell" style:parent-style-name="Default" style:data-style-name="N127">
      <style:map style:condition="cell-content()&gt;0" style:apply-style-name="Untitled1" style:base-cell-address="RED.AW169"/>
    </style:style>
    <style:style style:name="ce1826" style:family="table-cell" style:parent-style-name="Default" style:data-style-name="N127">
      <style:map style:condition="cell-content()&gt;0" style:apply-style-name="Untitled1" style:base-cell-address="RED.AW170"/>
    </style:style>
    <style:style style:name="ce1827" style:family="table-cell" style:parent-style-name="Default" style:data-style-name="N127">
      <style:map style:condition="cell-content()&gt;0" style:apply-style-name="Untitled1" style:base-cell-address="RED.AW171"/>
    </style:style>
    <style:style style:name="ce1828" style:family="table-cell" style:parent-style-name="Default" style:data-style-name="N127">
      <style:map style:condition="cell-content()&gt;0" style:apply-style-name="Untitled1" style:base-cell-address="RED.AW172"/>
    </style:style>
    <style:style style:name="ce1829" style:family="table-cell" style:parent-style-name="Default" style:data-style-name="N127">
      <style:map style:condition="cell-content()&gt;0" style:apply-style-name="Untitled1" style:base-cell-address="RED.AW173"/>
    </style:style>
    <style:style style:name="ce1830" style:family="table-cell" style:parent-style-name="Default" style:data-style-name="N127">
      <style:map style:condition="cell-content()&gt;0" style:apply-style-name="Untitled1" style:base-cell-address="RED.AW174"/>
    </style:style>
    <style:style style:name="ce1831" style:family="table-cell" style:parent-style-name="Default" style:data-style-name="N127">
      <style:map style:condition="cell-content()&gt;0" style:apply-style-name="Untitled1" style:base-cell-address="RED.AW175"/>
    </style:style>
    <style:style style:name="ce1832" style:family="table-cell" style:parent-style-name="Default" style:data-style-name="N127">
      <style:map style:condition="cell-content()&gt;0" style:apply-style-name="Untitled1" style:base-cell-address="RED.AW176"/>
    </style:style>
    <style:style style:name="ce1833" style:family="table-cell" style:parent-style-name="Default" style:data-style-name="N127">
      <style:map style:condition="cell-content()&gt;0" style:apply-style-name="Untitled1" style:base-cell-address="RED.AW177"/>
    </style:style>
    <style:style style:name="ce1834" style:family="table-cell" style:parent-style-name="Default" style:data-style-name="N127">
      <style:map style:condition="cell-content()&gt;0" style:apply-style-name="Untitled1" style:base-cell-address="RED.AW178"/>
    </style:style>
    <style:style style:name="ce1835" style:family="table-cell" style:parent-style-name="Default" style:data-style-name="N127">
      <style:map style:condition="cell-content()&gt;0" style:apply-style-name="Untitled1" style:base-cell-address="RED.AW179"/>
    </style:style>
    <style:style style:name="ce1836" style:family="table-cell" style:parent-style-name="Default" style:data-style-name="N127">
      <style:map style:condition="cell-content()&gt;0" style:apply-style-name="Untitled1" style:base-cell-address="RED.AW180"/>
    </style:style>
    <style:style style:name="ce1837" style:family="table-cell" style:parent-style-name="Default" style:data-style-name="N127">
      <style:map style:condition="cell-content()&gt;0" style:apply-style-name="Untitled1" style:base-cell-address="RED.AW181"/>
    </style:style>
    <style:style style:name="ce1838" style:family="table-cell" style:parent-style-name="Default" style:data-style-name="N127">
      <style:map style:condition="cell-content()&gt;0" style:apply-style-name="Untitled1" style:base-cell-address="RED.AW182"/>
    </style:style>
    <style:style style:name="ce1839" style:family="table-cell" style:parent-style-name="Default" style:data-style-name="N127">
      <style:map style:condition="cell-content()&gt;0" style:apply-style-name="Untitled1" style:base-cell-address="RED.AW183"/>
    </style:style>
    <style:style style:name="ce1840" style:family="table-cell" style:parent-style-name="Default" style:data-style-name="N127">
      <style:map style:condition="cell-content()&gt;0" style:apply-style-name="Untitled1" style:base-cell-address="RED.D1"/>
    </style:style>
    <style:style style:name="ce1841" style:family="table-cell" style:parent-style-name="Default" style:data-style-name="N127"/>
    <style:style style:name="ce1842" style:family="table-cell" style:parent-style-name="Default">
      <style:map style:condition="cell-content()&gt;0" style:apply-style-name="Untitled1" style:base-cell-address="RED.B1"/>
    </style:style>
    <style:style style:name="ce1843" style:family="table-cell" style:parent-style-name="Default">
      <style:map style:condition="cell-content()&gt;0" style:apply-style-name="Untitled1" style:base-cell-address="RED.AR4"/>
    </style:style>
    <style:style style:name="ce1844" style:family="table-cell" style:parent-style-name="Default">
      <style:map style:condition="cell-content()&gt;0" style:apply-style-name="Untitled1" style:base-cell-address="RED.AX5"/>
    </style:style>
    <style:style style:name="ce1845" style:family="table-cell" style:parent-style-name="Default">
      <style:map style:condition="cell-content()&gt;0" style:apply-style-name="Untitled1" style:base-cell-address="RED.AX6"/>
    </style:style>
    <style:style style:name="ce1846" style:family="table-cell" style:parent-style-name="Default">
      <style:map style:condition="cell-content()&gt;0" style:apply-style-name="Untitled1" style:base-cell-address="RED.AR7"/>
    </style:style>
    <style:style style:name="ce1847" style:family="table-cell" style:parent-style-name="Default">
      <style:map style:condition="cell-content()&gt;0" style:apply-style-name="Untitled1" style:base-cell-address="RED.AR8"/>
    </style:style>
    <style:style style:name="ce1848" style:family="table-cell" style:parent-style-name="Default">
      <style:map style:condition="cell-content()&gt;0" style:apply-style-name="Untitled1" style:base-cell-address="RED.AR9"/>
    </style:style>
    <style:style style:name="ce1849" style:family="table-cell" style:parent-style-name="Default">
      <style:map style:condition="cell-content()&gt;0" style:apply-style-name="Untitled1" style:base-cell-address="RED.AR8"/>
    </style:style>
    <style:style style:name="ce1850" style:family="table-cell" style:parent-style-name="Default">
      <style:map style:condition="cell-content()&gt;0" style:apply-style-name="Untitled1" style:base-cell-address="RED.AR11"/>
    </style:style>
    <style:style style:name="ce1851" style:family="table-cell" style:parent-style-name="Default">
      <style:map style:condition="cell-content()&gt;0" style:apply-style-name="Untitled1" style:base-cell-address="RED.AR12"/>
    </style:style>
    <style:style style:name="ce1852" style:family="table-cell" style:parent-style-name="Default">
      <style:map style:condition="cell-content()&gt;0" style:apply-style-name="Untitled1" style:base-cell-address="RED.AR13"/>
    </style:style>
    <style:style style:name="ce1853" style:family="table-cell" style:parent-style-name="Default">
      <style:map style:condition="cell-content()&gt;0" style:apply-style-name="Untitled1" style:base-cell-address="RED.AR14"/>
    </style:style>
    <style:style style:name="ce1854" style:family="table-cell" style:parent-style-name="Default">
      <style:map style:condition="cell-content()&gt;0" style:apply-style-name="Untitled1" style:base-cell-address="RED.AR15"/>
    </style:style>
    <style:style style:name="ce1855" style:family="table-cell" style:parent-style-name="Default">
      <style:map style:condition="cell-content()&gt;0" style:apply-style-name="Untitled1" style:base-cell-address="RED.AR16"/>
    </style:style>
    <style:style style:name="ce1856" style:family="table-cell" style:parent-style-name="Default">
      <style:map style:condition="cell-content()&gt;0" style:apply-style-name="Untitled1" style:base-cell-address="RED.AR17"/>
    </style:style>
    <style:style style:name="ce1857" style:family="table-cell" style:parent-style-name="Default">
      <style:map style:condition="cell-content()&gt;0" style:apply-style-name="Untitled1" style:base-cell-address="RED.AR18"/>
    </style:style>
    <style:style style:name="ce1858" style:family="table-cell" style:parent-style-name="Default">
      <style:map style:condition="cell-content()&gt;0" style:apply-style-name="Untitled1" style:base-cell-address="RED.AR19"/>
    </style:style>
    <style:style style:name="ce1859" style:family="table-cell" style:parent-style-name="Default">
      <style:map style:condition="cell-content()&gt;0" style:apply-style-name="Untitled1" style:base-cell-address="RED.AR20"/>
    </style:style>
    <style:style style:name="ce1860" style:family="table-cell" style:parent-style-name="Default">
      <style:map style:condition="cell-content()&gt;0" style:apply-style-name="Untitled1" style:base-cell-address="RED.AR21"/>
    </style:style>
    <style:style style:name="ce1861" style:family="table-cell" style:parent-style-name="Default">
      <style:map style:condition="cell-content()&gt;0" style:apply-style-name="Untitled1" style:base-cell-address="RED.AR22"/>
    </style:style>
    <style:style style:name="ce1862" style:family="table-cell" style:parent-style-name="Default">
      <style:map style:condition="cell-content()&gt;0" style:apply-style-name="Untitled1" style:base-cell-address="RED.AR23"/>
    </style:style>
    <style:style style:name="ce1863" style:family="table-cell" style:parent-style-name="Default">
      <style:map style:condition="cell-content()&gt;0" style:apply-style-name="Untitled1" style:base-cell-address="RED.AR24"/>
    </style:style>
    <style:style style:name="ce1864" style:family="table-cell" style:parent-style-name="Default">
      <style:map style:condition="cell-content()&gt;0" style:apply-style-name="Untitled1" style:base-cell-address="RED.AR25"/>
    </style:style>
    <style:style style:name="ce1865" style:family="table-cell" style:parent-style-name="Default">
      <style:map style:condition="cell-content()&gt;0" style:apply-style-name="Untitled1" style:base-cell-address="RED.AR26"/>
    </style:style>
    <style:style style:name="ce1866" style:family="table-cell" style:parent-style-name="Default">
      <style:map style:condition="cell-content()&gt;0" style:apply-style-name="Untitled1" style:base-cell-address="RED.AR27"/>
    </style:style>
    <style:style style:name="ce1867" style:family="table-cell" style:parent-style-name="Default">
      <style:map style:condition="cell-content()&gt;0" style:apply-style-name="Untitled1" style:base-cell-address="RED.AR28"/>
    </style:style>
    <style:style style:name="ce1868" style:family="table-cell" style:parent-style-name="Default">
      <style:map style:condition="cell-content()&gt;0" style:apply-style-name="Untitled1" style:base-cell-address="RED.AR29"/>
    </style:style>
    <style:style style:name="ce1869" style:family="table-cell" style:parent-style-name="Default">
      <style:map style:condition="cell-content()&gt;0" style:apply-style-name="Untitled1" style:base-cell-address="RED.AR30"/>
    </style:style>
    <style:style style:name="ce1870" style:family="table-cell" style:parent-style-name="Default">
      <style:map style:condition="cell-content()&gt;0" style:apply-style-name="Untitled1" style:base-cell-address="RED.AR31"/>
    </style:style>
    <style:style style:name="ce1871" style:family="table-cell" style:parent-style-name="Default">
      <style:map style:condition="cell-content()&gt;0" style:apply-style-name="Untitled1" style:base-cell-address="RED.AR32"/>
    </style:style>
    <style:style style:name="ce1872" style:family="table-cell" style:parent-style-name="Default">
      <style:map style:condition="cell-content()&gt;0" style:apply-style-name="Untitled1" style:base-cell-address="RED.AR33"/>
    </style:style>
    <style:style style:name="ce1873" style:family="table-cell" style:parent-style-name="Default">
      <style:map style:condition="cell-content()&gt;0" style:apply-style-name="Untitled1" style:base-cell-address="RED.AR34"/>
    </style:style>
    <style:style style:name="ce1874" style:family="table-cell" style:parent-style-name="Default">
      <style:map style:condition="cell-content()&gt;0" style:apply-style-name="Untitled1" style:base-cell-address="RED.AR35"/>
    </style:style>
    <style:style style:name="ce1875" style:family="table-cell" style:parent-style-name="Default">
      <style:map style:condition="cell-content()&gt;0" style:apply-style-name="Untitled1" style:base-cell-address="RED.AR36"/>
    </style:style>
    <style:style style:name="ce1876" style:family="table-cell" style:parent-style-name="Default">
      <style:map style:condition="cell-content()&gt;0" style:apply-style-name="Untitled1" style:base-cell-address="RED.AR37"/>
    </style:style>
    <style:style style:name="ce1877" style:family="table-cell" style:parent-style-name="Default">
      <style:map style:condition="cell-content()&gt;0" style:apply-style-name="Untitled1" style:base-cell-address="RED.AR38"/>
    </style:style>
    <style:style style:name="ce1878" style:family="table-cell" style:parent-style-name="Default">
      <style:map style:condition="cell-content()&gt;0" style:apply-style-name="Untitled1" style:base-cell-address="RED.AR39"/>
    </style:style>
    <style:style style:name="ce1879" style:family="table-cell" style:parent-style-name="Default">
      <style:map style:condition="cell-content()&gt;0" style:apply-style-name="Untitled1" style:base-cell-address="RED.AR40"/>
    </style:style>
    <style:style style:name="ce1880" style:family="table-cell" style:parent-style-name="Default">
      <style:map style:condition="cell-content()&gt;0" style:apply-style-name="Untitled1" style:base-cell-address="RED.AR41"/>
    </style:style>
    <style:style style:name="ce1881" style:family="table-cell" style:parent-style-name="Default">
      <style:map style:condition="cell-content()&gt;0" style:apply-style-name="Untitled1" style:base-cell-address="RED.AR42"/>
    </style:style>
    <style:style style:name="ce1882" style:family="table-cell" style:parent-style-name="Default">
      <style:map style:condition="cell-content()&gt;0" style:apply-style-name="Untitled1" style:base-cell-address="RED.AR43"/>
    </style:style>
    <style:style style:name="ce1883" style:family="table-cell" style:parent-style-name="Default">
      <style:map style:condition="cell-content()&gt;0" style:apply-style-name="Untitled1" style:base-cell-address="RED.AR44"/>
    </style:style>
    <style:style style:name="ce1884" style:family="table-cell" style:parent-style-name="Default">
      <style:map style:condition="cell-content()&gt;0" style:apply-style-name="Untitled1" style:base-cell-address="RED.AR45"/>
    </style:style>
    <style:style style:name="ce1885" style:family="table-cell" style:parent-style-name="Default">
      <style:map style:condition="cell-content()&gt;0" style:apply-style-name="Untitled1" style:base-cell-address="RED.AR46"/>
    </style:style>
    <style:style style:name="ce1886" style:family="table-cell" style:parent-style-name="Default">
      <style:map style:condition="cell-content()&gt;0" style:apply-style-name="Untitled1" style:base-cell-address="RED.AR47"/>
    </style:style>
    <style:style style:name="ce1887" style:family="table-cell" style:parent-style-name="Default">
      <style:map style:condition="cell-content()&gt;0" style:apply-style-name="Untitled1" style:base-cell-address="RED.AR48"/>
    </style:style>
    <style:style style:name="ce1888" style:family="table-cell" style:parent-style-name="Default">
      <style:map style:condition="cell-content()&gt;0" style:apply-style-name="Untitled1" style:base-cell-address="RED.AR49"/>
    </style:style>
    <style:style style:name="ce1889" style:family="table-cell" style:parent-style-name="Default">
      <style:map style:condition="cell-content()&gt;0" style:apply-style-name="Untitled1" style:base-cell-address="RED.AR50"/>
    </style:style>
    <style:style style:name="ce1890" style:family="table-cell" style:parent-style-name="Default">
      <style:map style:condition="cell-content()&gt;0" style:apply-style-name="Untitled1" style:base-cell-address="RED.AR51"/>
    </style:style>
    <style:style style:name="ce1891" style:family="table-cell" style:parent-style-name="Default">
      <style:map style:condition="cell-content()&gt;0" style:apply-style-name="Untitled1" style:base-cell-address="RED.AR52"/>
    </style:style>
    <style:style style:name="ce1892" style:family="table-cell" style:parent-style-name="Default">
      <style:map style:condition="cell-content()&gt;0" style:apply-style-name="Untitled1" style:base-cell-address="RED.AR53"/>
    </style:style>
    <style:style style:name="ce1893" style:family="table-cell" style:parent-style-name="Default">
      <style:map style:condition="cell-content()&gt;0" style:apply-style-name="Untitled1" style:base-cell-address="RED.AR54"/>
    </style:style>
    <style:style style:name="ce1894" style:family="table-cell" style:parent-style-name="Default">
      <style:map style:condition="cell-content()&gt;0" style:apply-style-name="Untitled1" style:base-cell-address="RED.AR55"/>
    </style:style>
    <style:style style:name="ce1895" style:family="table-cell" style:parent-style-name="Default">
      <style:map style:condition="cell-content()&gt;0" style:apply-style-name="Untitled1" style:base-cell-address="RED.AR56"/>
    </style:style>
    <style:style style:name="ce1896" style:family="table-cell" style:parent-style-name="Default">
      <style:map style:condition="cell-content()&gt;0" style:apply-style-name="Untitled1" style:base-cell-address="RED.AR57"/>
    </style:style>
    <style:style style:name="ce1897" style:family="table-cell" style:parent-style-name="Default">
      <style:map style:condition="cell-content()&gt;0" style:apply-style-name="Untitled1" style:base-cell-address="RED.AR58"/>
    </style:style>
    <style:style style:name="ce1898" style:family="table-cell" style:parent-style-name="Default">
      <style:map style:condition="cell-content()&gt;0" style:apply-style-name="Untitled1" style:base-cell-address="RED.AR59"/>
    </style:style>
    <style:style style:name="ce1899" style:family="table-cell" style:parent-style-name="Default">
      <style:map style:condition="cell-content()&gt;0" style:apply-style-name="Untitled1" style:base-cell-address="RED.AR60"/>
    </style:style>
    <style:style style:name="ce1900" style:family="table-cell" style:parent-style-name="Default">
      <style:map style:condition="cell-content()&gt;0" style:apply-style-name="Untitled1" style:base-cell-address="RED.AR61"/>
    </style:style>
    <style:style style:name="ce1901" style:family="table-cell" style:parent-style-name="Default">
      <style:map style:condition="cell-content()&gt;0" style:apply-style-name="Untitled1" style:base-cell-address="RED.AR62"/>
    </style:style>
    <style:style style:name="ce1902" style:family="table-cell" style:parent-style-name="Default">
      <style:map style:condition="cell-content()&gt;0" style:apply-style-name="Untitled1" style:base-cell-address="RED.AR63"/>
    </style:style>
    <style:style style:name="ce1903" style:family="table-cell" style:parent-style-name="Default">
      <style:map style:condition="cell-content()&gt;0" style:apply-style-name="Untitled1" style:base-cell-address="RED.AR64"/>
    </style:style>
    <style:style style:name="ce1904" style:family="table-cell" style:parent-style-name="Default">
      <style:map style:condition="cell-content()&gt;0" style:apply-style-name="Untitled1" style:base-cell-address="RED.AR65"/>
    </style:style>
    <style:style style:name="ce1905" style:family="table-cell" style:parent-style-name="Default">
      <style:map style:condition="cell-content()&gt;0" style:apply-style-name="Untitled1" style:base-cell-address="RED.AR66"/>
    </style:style>
    <style:style style:name="ce1906" style:family="table-cell" style:parent-style-name="Default">
      <style:map style:condition="cell-content()&gt;0" style:apply-style-name="Untitled1" style:base-cell-address="RED.AR67"/>
    </style:style>
    <style:style style:name="ce1907" style:family="table-cell" style:parent-style-name="Default">
      <style:map style:condition="cell-content()&gt;0" style:apply-style-name="Untitled1" style:base-cell-address="RED.AR68"/>
    </style:style>
    <style:style style:name="ce1908" style:family="table-cell" style:parent-style-name="Default">
      <style:map style:condition="cell-content()&gt;0" style:apply-style-name="Untitled1" style:base-cell-address="RED.AR69"/>
    </style:style>
    <style:style style:name="ce1909" style:family="table-cell" style:parent-style-name="Default">
      <style:map style:condition="cell-content()&gt;0" style:apply-style-name="Untitled1" style:base-cell-address="RED.AR70"/>
    </style:style>
    <style:style style:name="ce1910" style:family="table-cell" style:parent-style-name="Default">
      <style:map style:condition="cell-content()&gt;0" style:apply-style-name="Untitled1" style:base-cell-address="RED.AR71"/>
    </style:style>
    <style:style style:name="ce1911" style:family="table-cell" style:parent-style-name="Default">
      <style:map style:condition="cell-content()&gt;0" style:apply-style-name="Untitled1" style:base-cell-address="RED.AR72"/>
    </style:style>
    <style:style style:name="ce1912" style:family="table-cell" style:parent-style-name="Default">
      <style:map style:condition="cell-content()&gt;0" style:apply-style-name="Untitled1" style:base-cell-address="RED.AR73"/>
    </style:style>
    <style:style style:name="ce1913" style:family="table-cell" style:parent-style-name="Default">
      <style:map style:condition="cell-content()&gt;0" style:apply-style-name="Untitled1" style:base-cell-address="RED.AR74"/>
    </style:style>
    <style:style style:name="ce1914" style:family="table-cell" style:parent-style-name="Default">
      <style:map style:condition="cell-content()&gt;0" style:apply-style-name="Untitled1" style:base-cell-address="RED.AR75"/>
    </style:style>
    <style:style style:name="ce1915" style:family="table-cell" style:parent-style-name="Default">
      <style:map style:condition="cell-content()&gt;0" style:apply-style-name="Untitled1" style:base-cell-address="RED.AR76"/>
    </style:style>
    <style:style style:name="ce1916" style:family="table-cell" style:parent-style-name="Default">
      <style:map style:condition="cell-content()&gt;0" style:apply-style-name="Untitled1" style:base-cell-address="RED.AR77"/>
    </style:style>
    <style:style style:name="ce1917" style:family="table-cell" style:parent-style-name="Default">
      <style:map style:condition="cell-content()&gt;0" style:apply-style-name="Untitled1" style:base-cell-address="RED.AR78"/>
    </style:style>
    <style:style style:name="ce1918" style:family="table-cell" style:parent-style-name="Default">
      <style:map style:condition="cell-content()&gt;0" style:apply-style-name="Untitled1" style:base-cell-address="RED.AR79"/>
    </style:style>
    <style:style style:name="ce1919" style:family="table-cell" style:parent-style-name="Default">
      <style:map style:condition="cell-content()&gt;0" style:apply-style-name="Untitled1" style:base-cell-address="RED.AR80"/>
    </style:style>
    <style:style style:name="ce1920" style:family="table-cell" style:parent-style-name="Default">
      <style:map style:condition="cell-content()&gt;0" style:apply-style-name="Untitled1" style:base-cell-address="RED.AR81"/>
    </style:style>
    <style:style style:name="ce1921" style:family="table-cell" style:parent-style-name="Default">
      <style:map style:condition="cell-content()&gt;0" style:apply-style-name="Untitled1" style:base-cell-address="RED.AR82"/>
    </style:style>
    <style:style style:name="ce1922" style:family="table-cell" style:parent-style-name="Default">
      <style:map style:condition="cell-content()&gt;0" style:apply-style-name="Untitled1" style:base-cell-address="RED.AR83"/>
    </style:style>
    <style:style style:name="ce1923" style:family="table-cell" style:parent-style-name="Default">
      <style:map style:condition="cell-content()&gt;0" style:apply-style-name="Untitled1" style:base-cell-address="RED.AR84"/>
    </style:style>
    <style:style style:name="ce1924" style:family="table-cell" style:parent-style-name="Default">
      <style:map style:condition="cell-content()&gt;0" style:apply-style-name="Untitled1" style:base-cell-address="RED.AR85"/>
    </style:style>
    <style:style style:name="ce1925" style:family="table-cell" style:parent-style-name="Default">
      <style:map style:condition="cell-content()&gt;0" style:apply-style-name="Untitled1" style:base-cell-address="RED.AR86"/>
    </style:style>
    <style:style style:name="ce1926" style:family="table-cell" style:parent-style-name="Default">
      <style:map style:condition="cell-content()&gt;0" style:apply-style-name="Untitled1" style:base-cell-address="RED.AR87"/>
    </style:style>
    <style:style style:name="ce1927" style:family="table-cell" style:parent-style-name="Default">
      <style:map style:condition="cell-content()&gt;0" style:apply-style-name="Untitled1" style:base-cell-address="RED.AR88"/>
    </style:style>
    <style:style style:name="ce1928" style:family="table-cell" style:parent-style-name="Default">
      <style:map style:condition="cell-content()&gt;0" style:apply-style-name="Untitled1" style:base-cell-address="RED.AR89"/>
    </style:style>
    <style:style style:name="ce1929" style:family="table-cell" style:parent-style-name="Default">
      <style:map style:condition="cell-content()&gt;0" style:apply-style-name="Untitled1" style:base-cell-address="RED.AR90"/>
    </style:style>
    <style:style style:name="ce1930" style:family="table-cell" style:parent-style-name="Default">
      <style:map style:condition="cell-content()&gt;0" style:apply-style-name="Untitled1" style:base-cell-address="RED.AR91"/>
    </style:style>
    <style:style style:name="ce1931" style:family="table-cell" style:parent-style-name="Default">
      <style:map style:condition="cell-content()&gt;0" style:apply-style-name="Untitled1" style:base-cell-address="RED.AR92"/>
    </style:style>
    <style:style style:name="ce1932" style:family="table-cell" style:parent-style-name="Default">
      <style:map style:condition="cell-content()&gt;0" style:apply-style-name="Untitled1" style:base-cell-address="RED.AR93"/>
    </style:style>
    <style:style style:name="ce1933" style:family="table-cell" style:parent-style-name="Default">
      <style:map style:condition="cell-content()&gt;0" style:apply-style-name="Untitled1" style:base-cell-address="RED.AR94"/>
    </style:style>
    <style:style style:name="ce1934" style:family="table-cell" style:parent-style-name="Default">
      <style:map style:condition="cell-content()&gt;0" style:apply-style-name="Untitled1" style:base-cell-address="RED.AR95"/>
    </style:style>
    <style:style style:name="ce1935" style:family="table-cell" style:parent-style-name="Default">
      <style:map style:condition="cell-content()&gt;0" style:apply-style-name="Untitled1" style:base-cell-address="RED.AR96"/>
    </style:style>
    <style:style style:name="ce1936" style:family="table-cell" style:parent-style-name="Default">
      <style:map style:condition="cell-content()&gt;0" style:apply-style-name="Untitled1" style:base-cell-address="RED.AR97"/>
    </style:style>
    <style:style style:name="ce1937" style:family="table-cell" style:parent-style-name="Default">
      <style:map style:condition="cell-content()&gt;0" style:apply-style-name="Untitled1" style:base-cell-address="RED.AR98"/>
    </style:style>
    <style:style style:name="ce1938" style:family="table-cell" style:parent-style-name="Default">
      <style:map style:condition="cell-content()&gt;0" style:apply-style-name="Untitled1" style:base-cell-address="RED.AR99"/>
    </style:style>
    <style:style style:name="ce1939" style:family="table-cell" style:parent-style-name="Default">
      <style:map style:condition="cell-content()&gt;0" style:apply-style-name="Untitled1" style:base-cell-address="RED.AR100"/>
    </style:style>
    <style:style style:name="ce1940" style:family="table-cell" style:parent-style-name="Default">
      <style:map style:condition="cell-content()&gt;0" style:apply-style-name="Untitled1" style:base-cell-address="RED.AR101"/>
    </style:style>
    <style:style style:name="ce1941" style:family="table-cell" style:parent-style-name="Default">
      <style:map style:condition="cell-content()&gt;0" style:apply-style-name="Untitled1" style:base-cell-address="RED.AR102"/>
    </style:style>
    <style:style style:name="ce1942" style:family="table-cell" style:parent-style-name="Default">
      <style:map style:condition="cell-content()&gt;0" style:apply-style-name="Untitled1" style:base-cell-address="RED.AR103"/>
    </style:style>
    <style:style style:name="ce1943" style:family="table-cell" style:parent-style-name="Default">
      <style:map style:condition="cell-content()&gt;0" style:apply-style-name="Untitled1" style:base-cell-address="RED.AR104"/>
    </style:style>
    <style:style style:name="ce1944" style:family="table-cell" style:parent-style-name="Default">
      <style:map style:condition="cell-content()&gt;0" style:apply-style-name="Untitled1" style:base-cell-address="RED.AR105"/>
    </style:style>
    <style:style style:name="ce1945" style:family="table-cell" style:parent-style-name="Default">
      <style:map style:condition="cell-content()&gt;0" style:apply-style-name="Untitled1" style:base-cell-address="RED.AR106"/>
    </style:style>
    <style:style style:name="ce1946" style:family="table-cell" style:parent-style-name="Default">
      <style:map style:condition="cell-content()&gt;0" style:apply-style-name="Untitled1" style:base-cell-address="RED.AR107"/>
    </style:style>
    <style:style style:name="ce1947" style:family="table-cell" style:parent-style-name="Default">
      <style:map style:condition="cell-content()&gt;0" style:apply-style-name="Untitled1" style:base-cell-address="RED.AR108"/>
    </style:style>
    <style:style style:name="ce1948" style:family="table-cell" style:parent-style-name="Default">
      <style:map style:condition="cell-content()&gt;0" style:apply-style-name="Untitled1" style:base-cell-address="RED.AR109"/>
    </style:style>
    <style:style style:name="ce1949" style:family="table-cell" style:parent-style-name="Default">
      <style:map style:condition="cell-content()&gt;0" style:apply-style-name="Untitled1" style:base-cell-address="RED.AR110"/>
    </style:style>
    <style:style style:name="ce1950" style:family="table-cell" style:parent-style-name="Default">
      <style:map style:condition="cell-content()&gt;0" style:apply-style-name="Untitled1" style:base-cell-address="RED.AR111"/>
    </style:style>
    <style:style style:name="ce1951" style:family="table-cell" style:parent-style-name="Default">
      <style:map style:condition="cell-content()&gt;0" style:apply-style-name="Untitled1" style:base-cell-address="RED.AR112"/>
    </style:style>
    <style:style style:name="ce1952" style:family="table-cell" style:parent-style-name="Default">
      <style:map style:condition="cell-content()&gt;0" style:apply-style-name="Untitled1" style:base-cell-address="RED.AR113"/>
    </style:style>
    <style:style style:name="ce1953" style:family="table-cell" style:parent-style-name="Default">
      <style:map style:condition="cell-content()&gt;0" style:apply-style-name="Untitled1" style:base-cell-address="RED.AR114"/>
    </style:style>
    <style:style style:name="ce1954" style:family="table-cell" style:parent-style-name="Default">
      <style:map style:condition="cell-content()&gt;0" style:apply-style-name="Untitled1" style:base-cell-address="RED.AR115"/>
    </style:style>
    <style:style style:name="ce1955" style:family="table-cell" style:parent-style-name="Default">
      <style:map style:condition="cell-content()&gt;0" style:apply-style-name="Untitled1" style:base-cell-address="RED.AR116"/>
    </style:style>
    <style:style style:name="ce1956" style:family="table-cell" style:parent-style-name="Default">
      <style:map style:condition="cell-content()&gt;0" style:apply-style-name="Untitled1" style:base-cell-address="RED.AR117"/>
    </style:style>
    <style:style style:name="ce1957" style:family="table-cell" style:parent-style-name="Default">
      <style:map style:condition="cell-content()&gt;0" style:apply-style-name="Untitled1" style:base-cell-address="RED.AR118"/>
    </style:style>
    <style:style style:name="ce1958" style:family="table-cell" style:parent-style-name="Default">
      <style:map style:condition="cell-content()&gt;0" style:apply-style-name="Untitled1" style:base-cell-address="RED.AR119"/>
    </style:style>
    <style:style style:name="ce1959" style:family="table-cell" style:parent-style-name="Default">
      <style:map style:condition="cell-content()&gt;0" style:apply-style-name="Untitled1" style:base-cell-address="RED.AR120"/>
    </style:style>
    <style:style style:name="ce1960" style:family="table-cell" style:parent-style-name="Default">
      <style:map style:condition="cell-content()&gt;0" style:apply-style-name="Untitled1" style:base-cell-address="RED.AR121"/>
    </style:style>
    <style:style style:name="ce1961" style:family="table-cell" style:parent-style-name="Default">
      <style:map style:condition="cell-content()&gt;0" style:apply-style-name="Untitled1" style:base-cell-address="RED.AR122"/>
    </style:style>
    <style:style style:name="ce1962" style:family="table-cell" style:parent-style-name="Default">
      <style:map style:condition="cell-content()&gt;0" style:apply-style-name="Untitled1" style:base-cell-address="RED.AR123"/>
    </style:style>
    <style:style style:name="ce1963" style:family="table-cell" style:parent-style-name="Default">
      <style:map style:condition="cell-content()&gt;0" style:apply-style-name="Untitled1" style:base-cell-address="RED.AR124"/>
    </style:style>
    <style:style style:name="ce1964" style:family="table-cell" style:parent-style-name="Default">
      <style:map style:condition="cell-content()&gt;0" style:apply-style-name="Untitled1" style:base-cell-address="RED.AR125"/>
    </style:style>
    <style:style style:name="ce1965" style:family="table-cell" style:parent-style-name="Default">
      <style:map style:condition="cell-content()&gt;0" style:apply-style-name="Untitled1" style:base-cell-address="RED.AR126"/>
    </style:style>
    <style:style style:name="ce1966" style:family="table-cell" style:parent-style-name="Default">
      <style:map style:condition="cell-content()&gt;0" style:apply-style-name="Untitled1" style:base-cell-address="RED.AR127"/>
    </style:style>
    <style:style style:name="ce1967" style:family="table-cell" style:parent-style-name="Default">
      <style:map style:condition="cell-content()&gt;0" style:apply-style-name="Untitled1" style:base-cell-address="RED.AR128"/>
    </style:style>
    <style:style style:name="ce1968" style:family="table-cell" style:parent-style-name="Default">
      <style:map style:condition="cell-content()&gt;0" style:apply-style-name="Untitled1" style:base-cell-address="RED.AR129"/>
    </style:style>
    <style:style style:name="ce1969" style:family="table-cell" style:parent-style-name="Default">
      <style:map style:condition="cell-content()&gt;0" style:apply-style-name="Untitled1" style:base-cell-address="RED.AR130"/>
    </style:style>
    <style:style style:name="ce1970" style:family="table-cell" style:parent-style-name="Default">
      <style:map style:condition="cell-content()&gt;0" style:apply-style-name="Untitled1" style:base-cell-address="RED.AR131"/>
    </style:style>
    <style:style style:name="ce1971" style:family="table-cell" style:parent-style-name="Default">
      <style:map style:condition="cell-content()&gt;0" style:apply-style-name="Untitled1" style:base-cell-address="RED.AR132"/>
    </style:style>
    <style:style style:name="ce1972" style:family="table-cell" style:parent-style-name="Default">
      <style:map style:condition="cell-content()&gt;0" style:apply-style-name="Untitled1" style:base-cell-address="RED.AR133"/>
    </style:style>
    <style:style style:name="ce1973" style:family="table-cell" style:parent-style-name="Default">
      <style:map style:condition="cell-content()&gt;0" style:apply-style-name="Untitled1" style:base-cell-address="RED.AR134"/>
    </style:style>
    <style:style style:name="ce1974" style:family="table-cell" style:parent-style-name="Default">
      <style:map style:condition="cell-content()&gt;0" style:apply-style-name="Untitled1" style:base-cell-address="RED.AR135"/>
    </style:style>
    <style:style style:name="ce1975" style:family="table-cell" style:parent-style-name="Default">
      <style:map style:condition="cell-content()&gt;0" style:apply-style-name="Untitled1" style:base-cell-address="RED.AR136"/>
    </style:style>
    <style:style style:name="ce1976" style:family="table-cell" style:parent-style-name="Default">
      <style:map style:condition="cell-content()&gt;0" style:apply-style-name="Untitled1" style:base-cell-address="RED.AR137"/>
    </style:style>
    <style:style style:name="ce1977" style:family="table-cell" style:parent-style-name="Default">
      <style:map style:condition="cell-content()&gt;0" style:apply-style-name="Untitled1" style:base-cell-address="RED.AR138"/>
    </style:style>
    <style:style style:name="ce1978" style:family="table-cell" style:parent-style-name="Default">
      <style:map style:condition="cell-content()&gt;0" style:apply-style-name="Untitled1" style:base-cell-address="RED.AR139"/>
    </style:style>
    <style:style style:name="ce1979" style:family="table-cell" style:parent-style-name="Default">
      <style:map style:condition="cell-content()&gt;0" style:apply-style-name="Untitled1" style:base-cell-address="RED.AR140"/>
    </style:style>
    <style:style style:name="ce1980" style:family="table-cell" style:parent-style-name="Default">
      <style:map style:condition="cell-content()&gt;0" style:apply-style-name="Untitled1" style:base-cell-address="RED.AR141"/>
    </style:style>
    <style:style style:name="ce1981" style:family="table-cell" style:parent-style-name="Default">
      <style:map style:condition="cell-content()&gt;0" style:apply-style-name="Untitled1" style:base-cell-address="RED.AR142"/>
    </style:style>
    <style:style style:name="ce1982" style:family="table-cell" style:parent-style-name="Default">
      <style:map style:condition="cell-content()&gt;0" style:apply-style-name="Untitled1" style:base-cell-address="RED.AR143"/>
    </style:style>
    <style:style style:name="ce1983" style:family="table-cell" style:parent-style-name="Default">
      <style:map style:condition="cell-content()&gt;0" style:apply-style-name="Untitled1" style:base-cell-address="RED.AR144"/>
    </style:style>
    <style:style style:name="ce1984" style:family="table-cell" style:parent-style-name="Default">
      <style:map style:condition="cell-content()&gt;0" style:apply-style-name="Untitled1" style:base-cell-address="RED.AR145"/>
    </style:style>
    <style:style style:name="ce1985" style:family="table-cell" style:parent-style-name="Default">
      <style:map style:condition="cell-content()&gt;0" style:apply-style-name="Untitled1" style:base-cell-address="RED.AR146"/>
    </style:style>
    <style:style style:name="ce1986" style:family="table-cell" style:parent-style-name="Default">
      <style:map style:condition="cell-content()&gt;0" style:apply-style-name="Untitled1" style:base-cell-address="RED.AR147"/>
    </style:style>
    <style:style style:name="ce1987" style:family="table-cell" style:parent-style-name="Default">
      <style:map style:condition="cell-content()&gt;0" style:apply-style-name="Untitled1" style:base-cell-address="RED.AR148"/>
    </style:style>
    <style:style style:name="ce1988" style:family="table-cell" style:parent-style-name="Default">
      <style:map style:condition="cell-content()&gt;0" style:apply-style-name="Untitled1" style:base-cell-address="RED.AR149"/>
    </style:style>
    <style:style style:name="ce1989" style:family="table-cell" style:parent-style-name="Default">
      <style:map style:condition="cell-content()&gt;0" style:apply-style-name="Untitled1" style:base-cell-address="RED.AR150"/>
    </style:style>
    <style:style style:name="ce1990" style:family="table-cell" style:parent-style-name="Default">
      <style:map style:condition="cell-content()&gt;0" style:apply-style-name="Untitled1" style:base-cell-address="RED.AR151"/>
    </style:style>
    <style:style style:name="ce1991" style:family="table-cell" style:parent-style-name="Default">
      <style:map style:condition="cell-content()&gt;0" style:apply-style-name="Untitled1" style:base-cell-address="RED.AR152"/>
    </style:style>
    <style:style style:name="ce1992" style:family="table-cell" style:parent-style-name="Default">
      <style:map style:condition="cell-content()&gt;0" style:apply-style-name="Untitled1" style:base-cell-address="RED.AR153"/>
    </style:style>
    <style:style style:name="ce1993" style:family="table-cell" style:parent-style-name="Default">
      <style:map style:condition="cell-content()&gt;0" style:apply-style-name="Untitled1" style:base-cell-address="RED.AR154"/>
    </style:style>
    <style:style style:name="ce1994" style:family="table-cell" style:parent-style-name="Default">
      <style:map style:condition="cell-content()&gt;0" style:apply-style-name="Untitled1" style:base-cell-address="RED.AR155"/>
    </style:style>
    <style:style style:name="ce1995" style:family="table-cell" style:parent-style-name="Default">
      <style:map style:condition="cell-content()&gt;0" style:apply-style-name="Untitled1" style:base-cell-address="RED.AR156"/>
    </style:style>
    <style:style style:name="ce1996" style:family="table-cell" style:parent-style-name="Default">
      <style:map style:condition="cell-content()&gt;0" style:apply-style-name="Untitled1" style:base-cell-address="RED.AR157"/>
    </style:style>
    <style:style style:name="ce1997" style:family="table-cell" style:parent-style-name="Default">
      <style:map style:condition="cell-content()&gt;0" style:apply-style-name="Untitled1" style:base-cell-address="RED.AR158"/>
    </style:style>
    <style:style style:name="ce1998" style:family="table-cell" style:parent-style-name="Default">
      <style:map style:condition="cell-content()&gt;0" style:apply-style-name="Untitled1" style:base-cell-address="RED.AR159"/>
    </style:style>
    <style:style style:name="ce1999" style:family="table-cell" style:parent-style-name="Default">
      <style:map style:condition="cell-content()&gt;0" style:apply-style-name="Untitled1" style:base-cell-address="RED.AR160"/>
    </style:style>
    <style:style style:name="ce2000" style:family="table-cell" style:parent-style-name="Default">
      <style:map style:condition="cell-content()&gt;0" style:apply-style-name="Untitled1" style:base-cell-address="RED.AR161"/>
    </style:style>
    <style:style style:name="ce2001" style:family="table-cell" style:parent-style-name="Default">
      <style:map style:condition="cell-content()&gt;0" style:apply-style-name="Untitled1" style:base-cell-address="RED.AR162"/>
    </style:style>
    <style:style style:name="ce2002" style:family="table-cell" style:parent-style-name="Default">
      <style:map style:condition="cell-content()&gt;0" style:apply-style-name="Untitled1" style:base-cell-address="RED.AR163"/>
    </style:style>
    <style:style style:name="ce2003" style:family="table-cell" style:parent-style-name="Default">
      <style:map style:condition="cell-content()&gt;0" style:apply-style-name="Untitled1" style:base-cell-address="RED.AR164"/>
    </style:style>
    <style:style style:name="ce2004" style:family="table-cell" style:parent-style-name="Default">
      <style:map style:condition="cell-content()&gt;0" style:apply-style-name="Untitled1" style:base-cell-address="RED.AR165"/>
    </style:style>
    <style:style style:name="ce2005" style:family="table-cell" style:parent-style-name="Default">
      <style:map style:condition="cell-content()&gt;0" style:apply-style-name="Untitled1" style:base-cell-address="RED.AR166"/>
    </style:style>
    <style:style style:name="ce2006" style:family="table-cell" style:parent-style-name="Default">
      <style:map style:condition="cell-content()&gt;0" style:apply-style-name="Untitled1" style:base-cell-address="RED.AR167"/>
    </style:style>
    <style:style style:name="ce2007" style:family="table-cell" style:parent-style-name="Default">
      <style:map style:condition="cell-content()&gt;0" style:apply-style-name="Untitled1" style:base-cell-address="RED.AR168"/>
    </style:style>
    <style:style style:name="ce2008" style:family="table-cell" style:parent-style-name="Default">
      <style:map style:condition="cell-content()&gt;0" style:apply-style-name="Untitled1" style:base-cell-address="RED.AR169"/>
    </style:style>
    <style:style style:name="ce2009" style:family="table-cell" style:parent-style-name="Default">
      <style:map style:condition="cell-content()&gt;0" style:apply-style-name="Untitled1" style:base-cell-address="RED.AR170"/>
    </style:style>
    <style:style style:name="ce2010" style:family="table-cell" style:parent-style-name="Default">
      <style:map style:condition="cell-content()&gt;0" style:apply-style-name="Untitled1" style:base-cell-address="RED.AR171"/>
    </style:style>
    <style:style style:name="ce2011" style:family="table-cell" style:parent-style-name="Default">
      <style:map style:condition="cell-content()&gt;0" style:apply-style-name="Untitled1" style:base-cell-address="RED.AR172"/>
    </style:style>
    <style:style style:name="ce2012" style:family="table-cell" style:parent-style-name="Default">
      <style:map style:condition="cell-content()&gt;0" style:apply-style-name="Untitled1" style:base-cell-address="RED.AR173"/>
    </style:style>
    <style:style style:name="ce2013" style:family="table-cell" style:parent-style-name="Default">
      <style:map style:condition="cell-content()&gt;0" style:apply-style-name="Untitled1" style:base-cell-address="RED.AR174"/>
    </style:style>
    <style:style style:name="ce2014" style:family="table-cell" style:parent-style-name="Default">
      <style:map style:condition="cell-content()&gt;0" style:apply-style-name="Untitled1" style:base-cell-address="RED.AR175"/>
    </style:style>
    <style:style style:name="ce2015" style:family="table-cell" style:parent-style-name="Default">
      <style:map style:condition="cell-content()&gt;0" style:apply-style-name="Untitled1" style:base-cell-address="RED.AR176"/>
    </style:style>
    <style:style style:name="ce2016" style:family="table-cell" style:parent-style-name="Default">
      <style:map style:condition="cell-content()&gt;0" style:apply-style-name="Untitled1" style:base-cell-address="RED.AR177"/>
    </style:style>
    <style:style style:name="ce2017" style:family="table-cell" style:parent-style-name="Default">
      <style:map style:condition="cell-content()&gt;0" style:apply-style-name="Untitled1" style:base-cell-address="RED.AR178"/>
    </style:style>
    <style:style style:name="ce2018" style:family="table-cell" style:parent-style-name="Default">
      <style:map style:condition="cell-content()&gt;0" style:apply-style-name="Untitled1" style:base-cell-address="RED.AR179"/>
    </style:style>
    <style:style style:name="ce2019" style:family="table-cell" style:parent-style-name="Default">
      <style:map style:condition="cell-content()&gt;0" style:apply-style-name="Untitled1" style:base-cell-address="RED.AR180"/>
    </style:style>
    <style:style style:name="ce2020" style:family="table-cell" style:parent-style-name="Default">
      <style:map style:condition="cell-content()&gt;0" style:apply-style-name="Untitled1" style:base-cell-address="RED.AR181"/>
    </style:style>
    <style:style style:name="ce2021" style:family="table-cell" style:parent-style-name="Default">
      <style:map style:condition="cell-content()&gt;0" style:apply-style-name="Untitled1" style:base-cell-address="RED.AR182"/>
    </style:style>
    <style:style style:name="ce2022" style:family="table-cell" style:parent-style-name="Default">
      <style:map style:condition="cell-content()&gt;0" style:apply-style-name="Untitled1" style:base-cell-address="RED.AR183"/>
    </style:style>
  </office:automatic-styles>
  <office:body>
    <office:spreadsheet>
      <table:calculation-settings table:automatic-find-labels="false"/>
      <table:table table:name="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5"/>
        <table:table-column table:style-name="co3" table:default-cell-style-name="ce198"/>
        <table:table-column table:style-name="co4" table:number-columns-repeated="7" table:default-cell-style-name="ce198"/>
        <table:table-column table:style-name="co5" table:default-cell-style-name="ce923"/>
        <table:table-column table:style-name="co6" table:default-cell-style-name="ce198"/>
        <table:table-column table:style-name="co7" table:number-columns-repeated="6" table:default-cell-style-name="ce198"/>
        <table:table-column table:style-name="co7" table:default-cell-style-name="Default"/>
        <table:table-column table:style-name="co7" table:number-columns-repeated="8" table:default-cell-style-name="ce19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5" table:default-cell-style-name="Default"/>
        <table:table-column table:style-name="co14" table:default-cell-style-name="ce1476"/>
        <table:table-column table:style-name="co15" table:default-cell-style-name="ce1476"/>
        <table:table-column table:style-name="co7" table:default-cell-style-name="ce1476"/>
        <table:table-column table:style-name="co15" table:default-cell-style-name="ce1476"/>
        <table:table-column table:style-name="co7" table:default-cell-style-name="ce1476"/>
        <table:table-column table:style-name="co16" table:default-cell-style-name="ce1841"/>
        <table:table-column table:style-name="co17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199" office:value-type="string" calcext:value-type="string">
            <text:p>MAR</text:p>
          </table:table-cell>
          <table:table-cell table:style-name="ce199" office:value-type="string" calcext:value-type="string">
            <text:p>AIR</text:p>
          </table:table-cell>
          <table:table-cell table:style-name="ce199" office:value-type="string" calcext:value-type="string">
            <text:p>MECH</text:p>
          </table:table-cell>
          <table:table-cell table:style-name="ce199" office:value-type="string" calcext:value-type="string">
            <text:p>ARM</text:p>
          </table:table-cell>
          <table:table-cell table:style-name="ce199" office:value-type="string" calcext:value-type="string">
            <text:p>MOTO</text:p>
          </table:table-cell>
          <table:table-cell table:style-name="ce199" office:value-type="string" calcext:value-type="string">
            <text:p>SUP</text:p>
          </table:table-cell>
          <table:table-cell table:style-name="ce199" office:value-type="string" calcext:value-type="string">
            <text:p>NAV</text:p>
          </table:table-cell>
          <table:table-cell table:style-name="ce741" office:value-type="string" calcext:value-type="string">
            <text:p>YR</text:p>
          </table:table-cell>
          <table:table-cell table:style-name="ce924" office:value-type="string" calcext:value-type="string">
            <text:p>Proto</text:p>
          </table:table-cell>
          <table:table-cell table:style-name="ce1105" office:value-type="string" calcext:value-type="string">
            <text:p>AA</text:p>
          </table:table-cell>
          <table:table-cell table:style-name="ce1105" office:value-type="string" calcext:value-type="string">
            <text:p>AAM</text:p>
          </table:table-cell>
          <table:table-cell table:style-name="ce1105" office:value-type="string" calcext:value-type="string">
            <text:p>ARM</text:p>
          </table:table-cell>
          <table:table-cell table:style-name="ce1105" office:value-type="string" calcext:value-type="string">
            <text:p>ATGM</text:p>
          </table:table-cell>
          <table:table-cell table:style-name="ce1105" office:value-type="string" calcext:value-type="string">
            <text:p>carrier</text:p>
          </table:table-cell>
          <table:table-cell table:style-name="ce1105" office:value-type="string" calcext:value-type="string">
            <text:p>CMD</text:p>
          </table:table-cell>
          <table:table-cell table:style-name="ce1109" office:value-type="string" calcext:value-type="string">
            <text:p>HELO</text:p>
          </table:table-cell>
          <table:table-cell table:style-name="ce1105" office:value-type="string" calcext:value-type="string">
            <text:p>INF</text:p>
          </table:table-cell>
          <table:table-cell table:style-name="ce1105" office:value-type="string" calcext:value-type="string">
            <text:p>LOG</text:p>
          </table:table-cell>
          <table:table-cell table:style-name="ce1105" office:value-type="string" calcext:value-type="string">
            <text:p>ENG</text:p>
          </table:table-cell>
          <table:table-cell table:style-name="ce1105" office:value-type="string" calcext:value-type="string">
            <text:p>PLANE</text:p>
          </table:table-cell>
          <table:table-cell table:style-name="ce1105" office:value-type="string" calcext:value-type="string">
            <text:p>EW</text:p>
          </table:table-cell>
          <table:table-cell table:style-name="ce1105" office:value-type="string" calcext:value-type="string">
            <text:p>ROCKET</text:p>
          </table:table-cell>
          <table:table-cell table:style-name="ce1105" office:value-type="string" calcext:value-type="string">
            <text:p>MTR</text:p>
          </table:table-cell>
          <table:table-cell table:style-name="ce1105" office:value-type="string" calcext:value-type="string">
            <text:p>REC</text:p>
          </table:table-cell>
          <table:table-cell table:style-name="ce1105" office:value-type="string" calcext:value-type="string">
            <text:p>TUBE</text:p>
          </table:table-cell>
          <table:table-cell table:style-name="ce1105" office:value-type="string" calcext:value-type="string">
            <text:p>RAD</text:p>
          </table:table-cell>
          <table:table-cell table:style-name="ce199" office:value-type="string" calcext:value-type="string">
            <text:p>l</text:p>
          </table:table-cell>
          <table:table-cell table:style-name="ce199" office:value-type="string" calcext:value-type="string">
            <text:p>i</text:p>
          </table:table-cell>
          <table:table-cell table:style-name="ce199" office:value-type="string" calcext:value-type="string">
            <text:p>s</text:p>
          </table:table-cell>
          <table:table-cell table:style-name="ce199" office:value-type="string" calcext:value-type="string">
            <text:p>t</text:p>
          </table:table-cell>
          <table:table-cell table:style-name="ce199" office:value-type="string" calcext:value-type="string">
            <text:p>r</text:p>
          </table:table-cell>
          <table:table-cell table:style-name="ce199" office:value-type="string" calcext:value-type="string">
            <text:p>v</text:p>
          </table:table-cell>
          <table:table-cell table:style-name="ce199" office:value-type="string" calcext:value-type="string">
            <text:p>h</text:p>
          </table:table-cell>
          <table:table-cell table:style-name="ce199" office:value-type="string" calcext:value-type="string">
            <text:p>a</text:p>
          </table:table-cell>
          <table:table-cell table:style-name="ce199" office:value-type="string" calcext:value-type="string">
            <text:p>n</text:p>
          </table:table-cell>
          <table:table-cell table:style-name="ce199" office:value-type="string" calcext:value-type="string">
            <text:p>amph</text:p>
          </table:table-cell>
          <table:table-cell table:style-name="ce199" office:value-type="string" calcext:value-type="string">
            <text:p>naval</text:p>
          </table:table-cell>
          <table:table-cell table:style-name="ce199" office:value-type="string" calcext:value-type="string">
            <text:p>ship</text:p>
          </table:table-cell>
          <table:table-cell table:style-name="ce199" office:value-type="string" calcext:value-type="string">
            <text:p>moto</text:p>
          </table:table-cell>
          <table:table-cell table:style-name="ce199"/>
          <table:table-cell table:style-name="ce1292" office:value-type="string" calcext:value-type="string">
            <text:p>R</text:p>
          </table:table-cell>
          <table:table-cell table:style-name="ce1292" office:value-type="string" calcext:value-type="string">
            <text:p>T</text:p>
          </table:table-cell>
          <table:table-cell table:style-name="ce1292" office:value-type="string" calcext:value-type="string">
            <text:p>H</text:p>
          </table:table-cell>
          <table:table-cell table:style-name="ce1292" office:value-type="string" calcext:value-type="string">
            <text:p>V</text:p>
          </table:table-cell>
          <table:table-cell table:style-name="ce1292" office:value-type="string" calcext:value-type="string">
            <text:p>E</text:p>
          </table:table-cell>
          <table:table-cell table:style-name="ce1659" office:value-type="string" calcext:value-type="string">
            <text:p>COST</text:p>
          </table:table-cell>
          <table:table-cell table:style-name="ce1842"/>
        </table:table-row>
        <table:table-row table:style-name="ro2">
          <table:table-cell table:style-name="ce1"/>
          <table:table-cell table:style-name="ce4" office:value-type="string" calcext:value-type="string">
            <text:p>HT-40 Teretni</text:p>
          </table:table-cell>
          <table:table-cell table:style-name="ce4" office:value-type="string" calcext:value-type="string">
            <text:p>YU</text:p>
          </table:table-cell>
          <table:table-cell table:number-columns-repeated="6" table:style-name="ce199" office:value-type="string" calcext:value-type="string">
            <text:p>*</text:p>
          </table:table-cell>
          <table:table-cell table:style-name="ce199" office:value-type="float" office:value="0" calcext:value-type="float">
            <text:p>0</text:p>
          </table:table-cell>
          <table:table-cell table:style-name="ce741" office:value-type="float" office:value="1963" calcext:value-type="float">
            <text:p>1963</text:p>
          </table:table-cell>
          <table:table-cell table:style-name="ce924" office:value-type="float" office:value="0" calcext:value-type="float">
            <text:p>0</text:p>
          </table:table-cell>
          <table:table-cell table:number-columns-repeated="6" table:style-name="ce1105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number-columns-repeated="8" table:style-name="ce1105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12" table:style-name="ce199" office:value-type="float" office:value="0" calcext:value-type="float">
            <text:p>0</text:p>
          </table:table-cell>
          <table:table-cell table:style-name="ce199"/>
          <table:table-cell table:style-name="ce1293" office:value-type="float" office:value="0" calcext:value-type="float">
            <text:p>00</text:p>
          </table:table-cell>
          <table:table-cell table:style-name="ce1477" office:value-type="float" office:value="0" calcext:value-type="float">
            <text:p>00</text:p>
          </table:table-cell>
          <table:table-cell table:number-columns-repeated="3" table:style-name="ce1293" office:value-type="float" office:value="0" calcext:value-type="float">
            <text:p>00</text:p>
          </table:table-cell>
          <table:table-cell table:style-name="ce1659" office:value-type="float" office:value="35" calcext:value-type="float">
            <text:p>035</text:p>
          </table:table-cell>
          <table:table-cell table:style-name="ce1842"/>
        </table:table-row>
        <table:table-row table:style-name="ro2">
          <table:table-cell table:style-name="ce1"/>
          <table:table-cell table:style-name="ce4" office:value-type="string" calcext:value-type="string">
            <text:p>FAP 2832-A</text:p>
          </table:table-cell>
          <table:table-cell table:style-name="ce16" office:value-type="string" calcext:value-type="string">
            <text:p>YU</text:p>
          </table:table-cell>
          <table:table-cell table:number-columns-repeated="6" table:style-name="ce200" office:value-type="string" calcext:value-type="string">
            <text:p>*</text:p>
          </table:table-cell>
          <table:table-cell table:style-name="ce199" office:value-type="float" office:value="0" calcext:value-type="float">
            <text:p>0</text:p>
          </table:table-cell>
          <table:table-cell table:style-name="ce741" office:value-type="float" office:value="1984" calcext:value-type="float">
            <text:p>1984</text:p>
          </table:table-cell>
          <table:table-cell table:style-name="ce924" office:value-type="float" office:value="0" calcext:value-type="float">
            <text:p>0</text:p>
          </table:table-cell>
          <table:table-cell table:number-columns-repeated="6" table:style-name="ce1105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number-columns-repeated="8" table:style-name="ce1105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9" table:style-name="ce199" office:value-type="float" office:value="0" calcext:value-type="float">
            <text:p>0</text:p>
          </table:table-cell>
          <table:table-cell table:style-name="ce199" office:value-type="string" calcext:value-type="string">
            <text:p>*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99"/>
          <table:table-cell table:style-name="ce1294" office:value-type="float" office:value="0" calcext:value-type="float">
            <text:p>00</text:p>
          </table:table-cell>
          <table:table-cell table:style-name="ce1478" office:value-type="float" office:value="0" calcext:value-type="float">
            <text:p>00</text:p>
          </table:table-cell>
          <table:table-cell table:number-columns-repeated="3" table:style-name="ce1294" office:value-type="float" office:value="0" calcext:value-type="float">
            <text:p>00</text:p>
          </table:table-cell>
          <table:table-cell table:style-name="ce1659" office:value-type="float" office:value="40" calcext:value-type="float">
            <text:p>040</text:p>
          </table:table-cell>
          <table:table-cell table:style-name="ce1842"/>
        </table:table-row>
        <table:table-row table:style-name="ro1">
          <table:table-cell table:style-name="ce1"/>
          <table:table-cell table:style-name="ce4" office:value-type="string" calcext:value-type="string">
            <text:p>Mornarička Peš.</text:p>
          </table:table-cell>
          <table:table-cell table:style-name="ce17" office:value-type="string" calcext:value-type="string">
            <text:p>YU</text:p>
          </table:table-cell>
          <table:table-cell table:number-columns-repeated="2" table:style-name="ce201" office:value-type="string" calcext:value-type="string">
            <text:p>*</text:p>
          </table:table-cell>
          <table:table-cell table:style-name="ce382" office:value-type="string" calcext:value-type="string">
            <text:p>*</text:p>
          </table:table-cell>
          <table:table-cell table:number-columns-repeated="3" table:style-name="ce201" office:value-type="string" calcext:value-type="string">
            <text:p>*</text:p>
          </table:table-cell>
          <table:table-cell table:style-name="ce561" office:value-type="float" office:value="0" calcext:value-type="float">
            <text:p>0</text:p>
          </table:table-cell>
          <table:table-cell table:style-name="ce742" office:value-type="float" office:value="1980" calcext:value-type="float">
            <text:p>1980</text:p>
          </table:table-cell>
          <table:table-cell table:style-name="ce925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string" calcext:value-type="string">
            <text:p>*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06"/>
          <table:table-cell table:style-name="ce1295" office:value-type="float" office:value="0" calcext:value-type="float">
            <text:p>00</text:p>
          </table:table-cell>
          <table:table-cell table:style-name="ce1479" office:value-type="float" office:value="0" calcext:value-type="float">
            <text:p>00</text:p>
          </table:table-cell>
          <table:table-cell table:number-columns-repeated="3" table:style-name="ce1295" office:value-type="float" office:value="0" calcext:value-type="float">
            <text:p>00</text:p>
          </table:table-cell>
          <table:table-cell table:style-name="ce1660" office:value-type="float" office:value="20" calcext:value-type="float">
            <text:p>020</text:p>
          </table:table-cell>
          <table:table-cell table:style-name="ce184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 office:value-type="string" calcext:value-type="string">
            <text:p>Mehanizovana Peš.</text:p>
          </table:table-cell>
          <table:table-cell table:style-name="ce18" office:value-type="string" calcext:value-type="string">
            <text:p>YU</text:p>
          </table:table-cell>
          <table:table-cell table:number-columns-repeated="2" table:style-name="ce202" office:value-type="string" calcext:value-type="string">
            <text:p>*</text:p>
          </table:table-cell>
          <table:table-cell table:style-name="ce383" office:value-type="string" calcext:value-type="string">
            <text:p>*</text:p>
          </table:table-cell>
          <table:table-cell table:number-columns-repeated="3" table:style-name="ce202" office:value-type="string" calcext:value-type="string">
            <text:p>*</text:p>
          </table:table-cell>
          <table:table-cell table:style-name="ce562" office:value-type="float" office:value="0" calcext:value-type="float">
            <text:p>0</text:p>
          </table:table-cell>
          <table:table-cell table:style-name="ce743" office:value-type="float" office:value="1975" calcext:value-type="float">
            <text:p>1975</text:p>
          </table:table-cell>
          <table:table-cell table:style-name="ce926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1114" office:value-type="string" calcext:value-type="string">
            <text:p>*</text:p>
          </table:table-cell>
          <table:table-cell table:number-columns-repeated="2" table:style-name="ce1114" office:value-type="float" office:value="0" calcext:value-type="float">
            <text:p>0</text:p>
          </table:table-cell>
          <table:table-cell table:style-name="ce1106"/>
          <table:table-cell table:style-name="ce1296" office:value-type="float" office:value="0" calcext:value-type="float">
            <text:p>00</text:p>
          </table:table-cell>
          <table:table-cell table:style-name="ce1480" office:value-type="float" office:value="0" calcext:value-type="float">
            <text:p>00</text:p>
          </table:table-cell>
          <table:table-cell table:number-columns-repeated="3" table:style-name="ce1296" office:value-type="float" office:value="0" calcext:value-type="float">
            <text:p>00</text:p>
          </table:table-cell>
          <table:table-cell table:style-name="ce1661" office:value-type="float" office:value="10" calcext:value-type="float">
            <text:p>010</text:p>
          </table:table-cell>
          <table:table-cell table:style-name="ce184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5" office:value-type="string" calcext:value-type="string">
            <text:p>FAP 2832-A</text:p>
          </table:table-cell>
          <table:table-cell table:style-name="ce19" office:value-type="string" calcext:value-type="string">
            <text:p>YU</text:p>
          </table:table-cell>
          <table:table-cell table:number-columns-repeated="6" table:style-name="ce203" office:value-type="string" calcext:value-type="string">
            <text:p>*</text:p>
          </table:table-cell>
          <table:table-cell table:style-name="ce563" office:value-type="float" office:value="0" calcext:value-type="float">
            <text:p>0</text:p>
          </table:table-cell>
          <table:table-cell table:style-name="ce744" office:value-type="float" office:value="1975" calcext:value-type="float">
            <text:p>1975</text:p>
          </table:table-cell>
          <table:table-cell table:style-name="ce927" office:value-type="float" office:value="0" calcext:value-type="float">
            <text:p>0</text:p>
          </table:table-cell>
          <table:table-cell table:number-columns-repeated="6" table:style-name="ce1107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style-name="ce1107" office:value-type="float" office:value="1" calcext:value-type="float">
            <text:p>1</text:p>
          </table:table-cell>
          <table:table-cell table:number-columns-repeated="8" table:style-name="ce1107" office:value-type="float" office:value="0" calcext:value-type="float">
            <text:p>0</text:p>
          </table:table-cell>
          <table:table-cell table:style-name="ce563" office:value-type="float" office:value="1" calcext:value-type="float">
            <text:p>1</text:p>
          </table:table-cell>
          <table:table-cell table:number-columns-repeated="9" table:style-name="ce563" office:value-type="float" office:value="0" calcext:value-type="float">
            <text:p>0</text:p>
          </table:table-cell>
          <table:table-cell table:style-name="ce563" office:value-type="string" calcext:value-type="string">
            <text:p>*</text:p>
          </table:table-cell>
          <table:table-cell table:style-name="ce563" office:value-type="float" office:value="0" calcext:value-type="float">
            <text:p>0</text:p>
          </table:table-cell>
          <table:table-cell table:style-name="ce563" office:value-type="float" office:value="1" calcext:value-type="float">
            <text:p>1</text:p>
          </table:table-cell>
          <table:table-cell table:style-name="ce563"/>
          <table:table-cell table:style-name="ce1297" office:value-type="float" office:value="0" calcext:value-type="float">
            <text:p>00</text:p>
          </table:table-cell>
          <table:table-cell table:style-name="ce1481" office:value-type="float" office:value="0" calcext:value-type="float">
            <text:p>00</text:p>
          </table:table-cell>
          <table:table-cell table:number-columns-repeated="3" table:style-name="ce1297" office:value-type="float" office:value="0" calcext:value-type="float">
            <text:p>00</text:p>
          </table:table-cell>
          <table:table-cell table:style-name="ce1662" office:value-type="float" office:value="15" calcext:value-type="float">
            <text:p>015</text:p>
          </table:table-cell>
          <table:table-cell table:style-name="ce184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adobranci</text:p>
          </table:table-cell>
          <table:table-cell table:style-name="ce20" office:value-type="string" calcext:value-type="string">
            <text:p>YU</text:p>
          </table:table-cell>
          <table:table-cell table:number-columns-repeated="2" table:style-name="ce204" office:value-type="string" calcext:value-type="string">
            <text:p>*</text:p>
          </table:table-cell>
          <table:table-cell table:style-name="ce384" office:value-type="string" calcext:value-type="string">
            <text:p>*</text:p>
          </table:table-cell>
          <table:table-cell table:number-columns-repeated="3" table:style-name="ce204" office:value-type="string" calcext:value-type="string">
            <text:p>*</text:p>
          </table:table-cell>
          <table:table-cell table:style-name="ce564" office:value-type="float" office:value="0" calcext:value-type="float">
            <text:p>0</text:p>
          </table:table-cell>
          <table:table-cell table:style-name="ce745" office:value-type="float" office:value="1975" calcext:value-type="float">
            <text:p>1975</text:p>
          </table:table-cell>
          <table:table-cell table:style-name="ce928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*</text:p>
          </table:table-cell>
          <table:table-cell table:number-columns-repeated="2" table:style-name="ce1115" office:value-type="float" office:value="0" calcext:value-type="float">
            <text:p>0</text:p>
          </table:table-cell>
          <table:table-cell table:style-name="ce1106"/>
          <table:table-cell table:style-name="ce1298" office:value-type="float" office:value="0" calcext:value-type="float">
            <text:p>00</text:p>
          </table:table-cell>
          <table:table-cell table:style-name="ce1482" office:value-type="float" office:value="0" calcext:value-type="float">
            <text:p>00</text:p>
          </table:table-cell>
          <table:table-cell table:number-columns-repeated="3" table:style-name="ce1298" office:value-type="float" office:value="0" calcext:value-type="float">
            <text:p>00</text:p>
          </table:table-cell>
          <table:table-cell table:style-name="ce1663" office:value-type="float" office:value="30" calcext:value-type="float">
            <text:p>030</text:p>
          </table:table-cell>
          <table:table-cell table:style-name="ce184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roleteri</text:p>
          </table:table-cell>
          <table:table-cell table:style-name="ce21" office:value-type="string" calcext:value-type="string">
            <text:p>YU</text:p>
          </table:table-cell>
          <table:table-cell table:number-columns-repeated="2" table:style-name="ce205" office:value-type="string" calcext:value-type="string">
            <text:p>*</text:p>
          </table:table-cell>
          <table:table-cell table:style-name="ce385" office:value-type="string" calcext:value-type="string">
            <text:p>*</text:p>
          </table:table-cell>
          <table:table-cell table:number-columns-repeated="3" table:style-name="ce205" office:value-type="string" calcext:value-type="string">
            <text:p>*</text:p>
          </table:table-cell>
          <table:table-cell table:style-name="ce565" office:value-type="float" office:value="0" calcext:value-type="float">
            <text:p>0</text:p>
          </table:table-cell>
          <table:table-cell table:style-name="ce746" office:value-type="float" office:value="1985" calcext:value-type="float">
            <text:p>1985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*</text:p>
          </table:table-cell>
          <table:table-cell table:number-columns-repeated="2" table:style-name="ce1116" office:value-type="float" office:value="0" calcext:value-type="float">
            <text:p>0</text:p>
          </table:table-cell>
          <table:table-cell table:style-name="ce1106"/>
          <table:table-cell table:style-name="ce1299" office:value-type="float" office:value="0" calcext:value-type="float">
            <text:p>00</text:p>
          </table:table-cell>
          <table:table-cell table:style-name="ce1483" office:value-type="float" office:value="0" calcext:value-type="float">
            <text:p>00</text:p>
          </table:table-cell>
          <table:table-cell table:number-columns-repeated="3" table:style-name="ce1299" office:value-type="float" office:value="0" calcext:value-type="float">
            <text:p>00</text:p>
          </table:table-cell>
          <table:table-cell table:style-name="ce1664" office:value-type="float" office:value="15" calcext:value-type="float">
            <text:p>015</text:p>
          </table:table-cell>
          <table:table-cell table:style-name="ce184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T.O.</text:p>
          </table:table-cell>
          <table:table-cell table:style-name="ce22" office:value-type="string" calcext:value-type="string">
            <text:p>YU</text:p>
          </table:table-cell>
          <table:table-cell table:number-columns-repeated="2" table:style-name="ce206" office:value-type="string" calcext:value-type="string">
            <text:p>*</text:p>
          </table:table-cell>
          <table:table-cell table:style-name="ce386" office:value-type="string" calcext:value-type="string">
            <text:p>*</text:p>
          </table:table-cell>
          <table:table-cell table:number-columns-repeated="3" table:style-name="ce206" office:value-type="string" calcext:value-type="string">
            <text:p>*</text:p>
          </table:table-cell>
          <table:table-cell table:style-name="ce566" office:value-type="float" office:value="0" calcext:value-type="float">
            <text:p>0</text:p>
          </table:table-cell>
          <table:table-cell table:style-name="ce747" office:value-type="float" office:value="1975" calcext:value-type="float">
            <text:p>1975</text:p>
          </table:table-cell>
          <table:table-cell table:style-name="ce93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17" office:value-type="float" office:value="0" calcext:value-type="float">
            <text:p>0</text:p>
          </table:table-cell>
          <table:table-cell table:style-name="ce1117" office:value-type="string" calcext:value-type="string">
            <text:p>*</text:p>
          </table:table-cell>
          <table:table-cell table:number-columns-repeated="2" table:style-name="ce1117" office:value-type="float" office:value="0" calcext:value-type="float">
            <text:p>0</text:p>
          </table:table-cell>
          <table:table-cell table:style-name="ce1106"/>
          <table:table-cell table:style-name="ce1300" office:value-type="float" office:value="0" calcext:value-type="float">
            <text:p>00</text:p>
          </table:table-cell>
          <table:table-cell table:style-name="ce1484" office:value-type="float" office:value="0" calcext:value-type="float">
            <text:p>00</text:p>
          </table:table-cell>
          <table:table-cell table:number-columns-repeated="3" table:style-name="ce1300" office:value-type="float" office:value="0" calcext:value-type="float">
            <text:p>00</text:p>
          </table:table-cell>
          <table:table-cell table:style-name="ce1665" office:value-type="float" office:value="10" calcext:value-type="float">
            <text:p>010</text:p>
          </table:table-cell>
          <table:table-cell table:style-name="ce184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Proleteri 90</text:p>
          </table:table-cell>
          <table:table-cell table:style-name="ce23" office:value-type="string" calcext:value-type="string">
            <text:p>YU</text:p>
          </table:table-cell>
          <table:table-cell table:number-columns-repeated="2" table:style-name="ce207" office:value-type="string" calcext:value-type="string">
            <text:p>*</text:p>
          </table:table-cell>
          <table:table-cell table:style-name="ce387" office:value-type="string" calcext:value-type="string">
            <text:p>*</text:p>
          </table:table-cell>
          <table:table-cell table:number-columns-repeated="3" table:style-name="ce207" office:value-type="string" calcext:value-type="string">
            <text:p>*</text:p>
          </table:table-cell>
          <table:table-cell table:style-name="ce567" office:value-type="float" office:value="0" calcext:value-type="float">
            <text:p>0</text:p>
          </table:table-cell>
          <table:table-cell table:style-name="ce748" office:value-type="float" office:value="1990" calcext:value-type="float">
            <text:p>1990</text:p>
          </table:table-cell>
          <table:table-cell table:style-name="ce931" office:value-type="float" office:value="0" calcext:value-type="float">
            <text:p>0</text:p>
          </table:table-cell>
          <table:table-cell table:number-columns-repeated="6" table:style-name="ce1108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8" table:style-name="ce1108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7" table:style-name="ce1108" office:value-type="float" office:value="0" calcext:value-type="float">
            <text:p>0</text:p>
          </table:table-cell>
          <table:table-cell table:style-name="ce1118" office:value-type="float" office:value="0" calcext:value-type="float">
            <text:p>0</text:p>
          </table:table-cell>
          <table:table-cell table:style-name="ce1118" office:value-type="string" calcext:value-type="string">
            <text:p>*</text:p>
          </table:table-cell>
          <table:table-cell table:number-columns-repeated="2" table:style-name="ce1118" office:value-type="float" office:value="0" calcext:value-type="float">
            <text:p>0</text:p>
          </table:table-cell>
          <table:table-cell table:style-name="ce1108"/>
          <table:table-cell table:style-name="ce1301" office:value-type="float" office:value="0" calcext:value-type="float">
            <text:p>00</text:p>
          </table:table-cell>
          <table:table-cell table:style-name="ce1485" office:value-type="float" office:value="0" calcext:value-type="float">
            <text:p>00</text:p>
          </table:table-cell>
          <table:table-cell table:number-columns-repeated="3" table:style-name="ce1301" office:value-type="float" office:value="0" calcext:value-type="float">
            <text:p>00</text:p>
          </table:table-cell>
          <table:table-cell table:style-name="ce1666" office:value-type="float" office:value="25" calcext:value-type="float">
            <text:p>025</text:p>
          </table:table-cell>
          <table:table-cell table:style-name="ce184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Šilo</text:p>
          </table:table-cell>
          <table:table-cell table:style-name="ce24" office:value-type="string" calcext:value-type="string">
            <text:p>YU</text:p>
          </table:table-cell>
          <table:table-cell table:number-columns-repeated="2" table:style-name="ce208" office:value-type="string" calcext:value-type="string">
            <text:p>*</text:p>
          </table:table-cell>
          <table:table-cell table:style-name="ce388" office:value-type="string" calcext:value-type="string">
            <text:p>*</text:p>
          </table:table-cell>
          <table:table-cell table:number-columns-repeated="3" table:style-name="ce208" office:value-type="string" calcext:value-type="string">
            <text:p>*</text:p>
          </table:table-cell>
          <table:table-cell table:style-name="ce568" office:value-type="float" office:value="0" calcext:value-type="float">
            <text:p>0</text:p>
          </table:table-cell>
          <table:table-cell table:style-name="ce749" office:value-type="float" office:value="1990" calcext:value-type="float">
            <text:p>1990</text:p>
          </table:table-cell>
          <table:table-cell table:style-name="ce932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*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06"/>
          <table:table-cell table:style-name="ce1302" office:value-type="float" office:value="0" calcext:value-type="float">
            <text:p>00</text:p>
          </table:table-cell>
          <table:table-cell table:style-name="ce1486" office:value-type="float" office:value="0" calcext:value-type="float">
            <text:p>00</text:p>
          </table:table-cell>
          <table:table-cell table:number-columns-repeated="3" table:style-name="ce1302" office:value-type="float" office:value="0" calcext:value-type="float">
            <text:p>00</text:p>
          </table:table-cell>
          <table:table-cell table:style-name="ce1667" office:value-type="float" office:value="15" calcext:value-type="float">
            <text:p>015</text:p>
          </table:table-cell>
          <table:table-cell table:style-name="ce185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ORS Drug</text:p>
          </table:table-cell>
          <table:table-cell table:style-name="ce25" office:value-type="string" calcext:value-type="string">
            <text:p>YU</text:p>
          </table:table-cell>
          <table:table-cell table:number-columns-repeated="2" table:style-name="ce209" office:value-type="string" calcext:value-type="string">
            <text:p>*</text:p>
          </table:table-cell>
          <table:table-cell table:style-name="ce389" office:value-type="string" calcext:value-type="string">
            <text:p>*</text:p>
          </table:table-cell>
          <table:table-cell table:number-columns-repeated="3" table:style-name="ce209" office:value-type="string" calcext:value-type="string">
            <text:p>*</text:p>
          </table:table-cell>
          <table:table-cell table:style-name="ce569" office:value-type="float" office:value="0" calcext:value-type="float">
            <text:p>0</text:p>
          </table:table-cell>
          <table:table-cell table:style-name="ce750" office:value-type="float" office:value="1991" calcext:value-type="float">
            <text:p>1991</text:p>
          </table:table-cell>
          <table:table-cell table:style-name="ce933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*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06"/>
          <table:table-cell table:style-name="ce1303" office:value-type="float" office:value="0" calcext:value-type="float">
            <text:p>00</text:p>
          </table:table-cell>
          <table:table-cell table:style-name="ce1487" office:value-type="float" office:value="0" calcext:value-type="float">
            <text:p>00</text:p>
          </table:table-cell>
          <table:table-cell table:number-columns-repeated="3" table:style-name="ce1303" office:value-type="float" office:value="0" calcext:value-type="float">
            <text:p>00</text:p>
          </table:table-cell>
          <table:table-cell table:style-name="ce1668" office:value-type="float" office:value="15" calcext:value-type="float">
            <text:p>015</text:p>
          </table:table-cell>
          <table:table-cell table:style-name="ce185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Brdska Peš.</text:p>
          </table:table-cell>
          <table:table-cell table:style-name="ce26" office:value-type="string" calcext:value-type="string">
            <text:p>YU</text:p>
          </table:table-cell>
          <table:table-cell table:number-columns-repeated="2" table:style-name="ce210" office:value-type="string" calcext:value-type="string">
            <text:p>*</text:p>
          </table:table-cell>
          <table:table-cell table:style-name="ce390" office:value-type="string" calcext:value-type="string">
            <text:p>*</text:p>
          </table:table-cell>
          <table:table-cell table:number-columns-repeated="3" table:style-name="ce210" office:value-type="string" calcext:value-type="string">
            <text:p>*</text:p>
          </table:table-cell>
          <table:table-cell table:style-name="ce570" office:value-type="float" office:value="0" calcext:value-type="float">
            <text:p>0</text:p>
          </table:table-cell>
          <table:table-cell table:style-name="ce751" office:value-type="float" office:value="1980" calcext:value-type="float">
            <text:p>1980</text:p>
          </table:table-cell>
          <table:table-cell table:style-name="ce934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*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106"/>
          <table:table-cell table:style-name="ce1304" office:value-type="float" office:value="0" calcext:value-type="float">
            <text:p>00</text:p>
          </table:table-cell>
          <table:table-cell table:style-name="ce1488" office:value-type="float" office:value="0" calcext:value-type="float">
            <text:p>00</text:p>
          </table:table-cell>
          <table:table-cell table:number-columns-repeated="3" table:style-name="ce1304" office:value-type="float" office:value="0" calcext:value-type="float">
            <text:p>00</text:p>
          </table:table-cell>
          <table:table-cell table:style-name="ce1669" office:value-type="float" office:value="15" calcext:value-type="float">
            <text:p>015</text:p>
          </table:table-cell>
          <table:table-cell table:style-name="ce185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adobranci 90</text:p>
          </table:table-cell>
          <table:table-cell table:style-name="ce27" office:value-type="string" calcext:value-type="string">
            <text:p>YU</text:p>
          </table:table-cell>
          <table:table-cell table:number-columns-repeated="2" table:style-name="ce211" office:value-type="string" calcext:value-type="string">
            <text:p>*</text:p>
          </table:table-cell>
          <table:table-cell table:style-name="ce391" office:value-type="string" calcext:value-type="string">
            <text:p>*</text:p>
          </table:table-cell>
          <table:table-cell table:number-columns-repeated="3" table:style-name="ce211" office:value-type="string" calcext:value-type="string">
            <text:p>*</text:p>
          </table:table-cell>
          <table:table-cell table:style-name="ce571" office:value-type="float" office:value="0" calcext:value-type="float">
            <text:p>0</text:p>
          </table:table-cell>
          <table:table-cell table:style-name="ce752" office:value-type="float" office:value="1989" calcext:value-type="float">
            <text:p>1989</text:p>
          </table:table-cell>
          <table:table-cell table:style-name="ce935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*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06"/>
          <table:table-cell table:style-name="ce1305" office:value-type="float" office:value="0" calcext:value-type="float">
            <text:p>00</text:p>
          </table:table-cell>
          <table:table-cell table:style-name="ce1489" office:value-type="float" office:value="0" calcext:value-type="float">
            <text:p>00</text:p>
          </table:table-cell>
          <table:table-cell table:number-columns-repeated="3" table:style-name="ce1305" office:value-type="float" office:value="0" calcext:value-type="float">
            <text:p>00</text:p>
          </table:table-cell>
          <table:table-cell table:style-name="ce1670" office:value-type="float" office:value="35" calcext:value-type="float">
            <text:p>035</text:p>
          </table:table-cell>
          <table:table-cell table:style-name="ce185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T-55AH Igman</text:p>
          </table:table-cell>
          <table:table-cell table:style-name="ce28" office:value-type="string" calcext:value-type="string">
            <text:p>YU</text:p>
          </table:table-cell>
          <table:table-cell table:number-columns-repeated="2" table:style-name="ce212" office:value-type="string" calcext:value-type="string">
            <text:p>*</text:p>
          </table:table-cell>
          <table:table-cell table:style-name="ce392" office:value-type="string" calcext:value-type="string">
            <text:p>*</text:p>
          </table:table-cell>
          <table:table-cell table:number-columns-repeated="3" table:style-name="ce212" office:value-type="string" calcext:value-type="string">
            <text:p>*</text:p>
          </table:table-cell>
          <table:table-cell table:style-name="ce572" office:value-type="float" office:value="0" calcext:value-type="float">
            <text:p>0</text:p>
          </table:table-cell>
          <table:table-cell table:style-name="ce753" office:value-type="float" office:value="1995" calcext:value-type="float">
            <text:p>1995</text:p>
          </table:table-cell>
          <table:table-cell table:style-name="ce93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*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06"/>
          <table:table-cell table:style-name="ce1306" office:value-type="float" office:value="0" calcext:value-type="float">
            <text:p>00</text:p>
          </table:table-cell>
          <table:table-cell table:style-name="ce1490" office:value-type="float" office:value="0" calcext:value-type="float">
            <text:p>00</text:p>
          </table:table-cell>
          <table:table-cell table:number-columns-repeated="3" table:style-name="ce1306" office:value-type="float" office:value="0" calcext:value-type="float">
            <text:p>00</text:p>
          </table:table-cell>
          <table:table-cell table:style-name="ce1671" office:value-type="float" office:value="50" calcext:value-type="float">
            <text:p>050</text:p>
          </table:table-cell>
          <table:table-cell table:style-name="ce185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BVP M-80A</text:p>
          </table:table-cell>
          <table:table-cell table:style-name="ce29" office:value-type="string" calcext:value-type="string">
            <text:p>YU</text:p>
          </table:table-cell>
          <table:table-cell table:number-columns-repeated="2" table:style-name="ce213" office:value-type="string" calcext:value-type="string">
            <text:p>*</text:p>
          </table:table-cell>
          <table:table-cell table:style-name="ce393" office:value-type="string" calcext:value-type="string">
            <text:p>*</text:p>
          </table:table-cell>
          <table:table-cell table:number-columns-repeated="3" table:style-name="ce213" office:value-type="string" calcext:value-type="string">
            <text:p>*</text:p>
          </table:table-cell>
          <table:table-cell table:style-name="ce573" office:value-type="float" office:value="0" calcext:value-type="float">
            <text:p>0</text:p>
          </table:table-cell>
          <table:table-cell table:style-name="ce754" office:value-type="float" office:value="1979" calcext:value-type="float">
            <text:p>1979</text:p>
          </table:table-cell>
          <table:table-cell table:style-name="ce937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number-columns-repeated="3"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*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06"/>
          <table:table-cell table:style-name="ce1307" office:value-type="float" office:value="0" calcext:value-type="float">
            <text:p>00</text:p>
          </table:table-cell>
          <table:table-cell table:style-name="ce1491" office:value-type="float" office:value="0" calcext:value-type="float">
            <text:p>00</text:p>
          </table:table-cell>
          <table:table-cell table:number-columns-repeated="3" table:style-name="ce1307" office:value-type="float" office:value="0" calcext:value-type="float">
            <text:p>00</text:p>
          </table:table-cell>
          <table:table-cell table:style-name="ce1672" office:value-type="float" office:value="15" calcext:value-type="float">
            <text:p>015</text:p>
          </table:table-cell>
          <table:table-cell table:style-name="ce185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M-47 Paton</text:p>
          </table:table-cell>
          <table:table-cell table:style-name="ce30" office:value-type="string" calcext:value-type="string">
            <text:p>YU</text:p>
          </table:table-cell>
          <table:table-cell table:number-columns-repeated="2" table:style-name="ce214" office:value-type="string" calcext:value-type="string">
            <text:p>*</text:p>
          </table:table-cell>
          <table:table-cell table:style-name="ce394" office:value-type="string" calcext:value-type="string">
            <text:p>*</text:p>
          </table:table-cell>
          <table:table-cell table:number-columns-repeated="3" table:style-name="ce214" office:value-type="string" calcext:value-type="string">
            <text:p>*</text:p>
          </table:table-cell>
          <table:table-cell table:style-name="ce574" office:value-type="float" office:value="0" calcext:value-type="float">
            <text:p>0</text:p>
          </table:table-cell>
          <table:table-cell table:style-name="ce755" office:value-type="float" office:value="1977" calcext:value-type="float">
            <text:p>1977</text:p>
          </table:table-cell>
          <table:table-cell table:style-name="ce938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25" office:value-type="string" calcext:value-type="string">
            <text:p>*</text:p>
          </table:table-cell>
          <table:table-cell table:number-columns-repeated="2" table:style-name="ce1125" office:value-type="float" office:value="0" calcext:value-type="float">
            <text:p>0</text:p>
          </table:table-cell>
          <table:table-cell table:style-name="ce1106"/>
          <table:table-cell table:style-name="ce1308" office:value-type="float" office:value="0" calcext:value-type="float">
            <text:p>00</text:p>
          </table:table-cell>
          <table:table-cell table:style-name="ce1492" office:value-type="float" office:value="0" calcext:value-type="float">
            <text:p>00</text:p>
          </table:table-cell>
          <table:table-cell table:number-columns-repeated="3" table:style-name="ce1308" office:value-type="float" office:value="0" calcext:value-type="float">
            <text:p>00</text:p>
          </table:table-cell>
          <table:table-cell table:style-name="ce1673" office:value-type="float" office:value="20" calcext:value-type="float">
            <text:p>020</text:p>
          </table:table-cell>
          <table:table-cell table:style-name="ce185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T-55A TLD</text:p>
          </table:table-cell>
          <table:table-cell table:style-name="ce31" office:value-type="string" calcext:value-type="string">
            <text:p>YU</text:p>
          </table:table-cell>
          <table:table-cell table:number-columns-repeated="2" table:style-name="ce215" office:value-type="string" calcext:value-type="string">
            <text:p>*</text:p>
          </table:table-cell>
          <table:table-cell table:style-name="ce395" office:value-type="string" calcext:value-type="string">
            <text:p>*</text:p>
          </table:table-cell>
          <table:table-cell table:number-columns-repeated="3" table:style-name="ce215" office:value-type="string" calcext:value-type="string">
            <text:p>*</text:p>
          </table:table-cell>
          <table:table-cell table:style-name="ce575" office:value-type="float" office:value="0" calcext:value-type="float">
            <text:p>0</text:p>
          </table:table-cell>
          <table:table-cell table:style-name="ce756" office:value-type="float" office:value="1980" calcext:value-type="float">
            <text:p>1980</text:p>
          </table:table-cell>
          <table:table-cell table:style-name="ce939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office:value-type="string" calcext:value-type="string">
            <text:p>*</text:p>
          </table:table-cell>
          <table:table-cell table:number-columns-repeated="2" table:style-name="ce1126" office:value-type="float" office:value="0" calcext:value-type="float">
            <text:p>0</text:p>
          </table:table-cell>
          <table:table-cell table:style-name="ce1106"/>
          <table:table-cell table:style-name="ce1309" office:value-type="float" office:value="0" calcext:value-type="float">
            <text:p>00</text:p>
          </table:table-cell>
          <table:table-cell table:style-name="ce1493" office:value-type="float" office:value="0" calcext:value-type="float">
            <text:p>00</text:p>
          </table:table-cell>
          <table:table-cell table:number-columns-repeated="3" table:style-name="ce1309" office:value-type="float" office:value="0" calcext:value-type="float">
            <text:p>00</text:p>
          </table:table-cell>
          <table:table-cell table:style-name="ce1674" office:value-type="float" office:value="25" calcext:value-type="float">
            <text:p>025</text:p>
          </table:table-cell>
          <table:table-cell table:style-name="ce185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OT TAB-71</text:p>
          </table:table-cell>
          <table:table-cell table:style-name="ce32" office:value-type="string" calcext:value-type="string">
            <text:p>YU</text:p>
          </table:table-cell>
          <table:table-cell table:number-columns-repeated="2" table:style-name="ce216" office:value-type="string" calcext:value-type="string">
            <text:p>*</text:p>
          </table:table-cell>
          <table:table-cell table:style-name="ce396" office:value-type="string" calcext:value-type="string">
            <text:p>*</text:p>
          </table:table-cell>
          <table:table-cell table:number-columns-repeated="3" table:style-name="ce216" office:value-type="string" calcext:value-type="string">
            <text:p>*</text:p>
          </table:table-cell>
          <table:table-cell table:style-name="ce576" office:value-type="float" office:value="0" calcext:value-type="float">
            <text:p>0</text:p>
          </table:table-cell>
          <table:table-cell table:style-name="ce757" office:value-type="float" office:value="1980" calcext:value-type="float">
            <text:p>1980</text:p>
          </table:table-cell>
          <table:table-cell table:style-name="ce940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27" office:value-type="string" calcext:value-type="string">
            <text:p>*</text:p>
          </table:table-cell>
          <table:table-cell table:style-name="ce1127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06"/>
          <table:table-cell table:style-name="ce1310" office:value-type="float" office:value="0" calcext:value-type="float">
            <text:p>00</text:p>
          </table:table-cell>
          <table:table-cell table:style-name="ce1494" office:value-type="float" office:value="0" calcext:value-type="float">
            <text:p>00</text:p>
          </table:table-cell>
          <table:table-cell table:number-columns-repeated="3" table:style-name="ce1310" office:value-type="float" office:value="0" calcext:value-type="float">
            <text:p>00</text:p>
          </table:table-cell>
          <table:table-cell table:style-name="ce1675" office:value-type="float" office:value="15" calcext:value-type="float">
            <text:p>015</text:p>
          </table:table-cell>
          <table:table-cell table:style-name="ce185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trela 2M/A</text:p>
          </table:table-cell>
          <table:table-cell table:style-name="ce33" office:value-type="string" calcext:value-type="string">
            <text:p>YU</text:p>
          </table:table-cell>
          <table:table-cell table:number-columns-repeated="2" table:style-name="ce217" office:value-type="string" calcext:value-type="string">
            <text:p>*</text:p>
          </table:table-cell>
          <table:table-cell table:style-name="ce397" office:value-type="string" calcext:value-type="string">
            <text:p>*</text:p>
          </table:table-cell>
          <table:table-cell table:number-columns-repeated="3" table:style-name="ce217" office:value-type="string" calcext:value-type="string">
            <text:p>*</text:p>
          </table:table-cell>
          <table:table-cell table:style-name="ce577" office:value-type="float" office:value="0" calcext:value-type="float">
            <text:p>0</text:p>
          </table:table-cell>
          <table:table-cell table:style-name="ce758" office:value-type="float" office:value="1973" calcext:value-type="float">
            <text:p>1973</text:p>
          </table:table-cell>
          <table:table-cell table:style-name="ce941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*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06"/>
          <table:table-cell table:style-name="ce1311" office:value-type="float" office:value="0" calcext:value-type="float">
            <text:p>00</text:p>
          </table:table-cell>
          <table:table-cell table:style-name="ce1495" office:value-type="float" office:value="0" calcext:value-type="float">
            <text:p>00</text:p>
          </table:table-cell>
          <table:table-cell table:number-columns-repeated="3" table:style-name="ce1311" office:value-type="float" office:value="0" calcext:value-type="float">
            <text:p>00</text:p>
          </table:table-cell>
          <table:table-cell table:style-name="ce1676" office:value-type="float" office:value="10" calcext:value-type="float">
            <text:p>010</text:p>
          </table:table-cell>
          <table:table-cell table:style-name="ce185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M-91A Vihor</text:p>
          </table:table-cell>
          <table:table-cell table:style-name="ce34" office:value-type="string" calcext:value-type="string">
            <text:p>YU</text:p>
          </table:table-cell>
          <table:table-cell table:number-columns-repeated="2" table:style-name="ce218" office:value-type="string" calcext:value-type="string">
            <text:p>*</text:p>
          </table:table-cell>
          <table:table-cell table:style-name="ce398" office:value-type="string" calcext:value-type="string">
            <text:p>*</text:p>
          </table:table-cell>
          <table:table-cell table:number-columns-repeated="3" table:style-name="ce218" office:value-type="string" calcext:value-type="string">
            <text:p>*</text:p>
          </table:table-cell>
          <table:table-cell table:style-name="ce578" office:value-type="float" office:value="0" calcext:value-type="float">
            <text:p>0</text:p>
          </table:table-cell>
          <table:table-cell table:style-name="ce759" office:value-type="float" office:value="1993" calcext:value-type="float">
            <text:p>1993</text:p>
          </table:table-cell>
          <table:table-cell table:style-name="ce942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office:value-type="string" calcext:value-type="string">
            <text:p>*</text:p>
          </table:table-cell>
          <table:table-cell table:number-columns-repeated="2" table:style-name="ce1129" office:value-type="float" office:value="0" calcext:value-type="float">
            <text:p>0</text:p>
          </table:table-cell>
          <table:table-cell table:style-name="ce1106"/>
          <table:table-cell table:style-name="ce1312" office:value-type="float" office:value="0" calcext:value-type="float">
            <text:p>00</text:p>
          </table:table-cell>
          <table:table-cell table:style-name="ce1496" office:value-type="float" office:value="0" calcext:value-type="float">
            <text:p>00</text:p>
          </table:table-cell>
          <table:table-cell table:number-columns-repeated="3" table:style-name="ce1312" office:value-type="float" office:value="0" calcext:value-type="float">
            <text:p>00</text:p>
          </table:table-cell>
          <table:table-cell table:style-name="ce1677" office:value-type="float" office:value="165" calcext:value-type="float">
            <text:p>165</text:p>
          </table:table-cell>
          <table:table-cell table:style-name="ce186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O-105 Prist</text:p>
          </table:table-cell>
          <table:table-cell table:style-name="ce35" office:value-type="string" calcext:value-type="string">
            <text:p>YU</text:p>
          </table:table-cell>
          <table:table-cell table:number-columns-repeated="2" table:style-name="ce219" office:value-type="string" calcext:value-type="string">
            <text:p>*</text:p>
          </table:table-cell>
          <table:table-cell table:style-name="ce399" office:value-type="string" calcext:value-type="string">
            <text:p>*</text:p>
          </table:table-cell>
          <table:table-cell table:number-columns-repeated="3" table:style-name="ce219" office:value-type="string" calcext:value-type="string">
            <text:p>*</text:p>
          </table:table-cell>
          <table:table-cell table:style-name="ce579" office:value-type="float" office:value="0" calcext:value-type="float">
            <text:p>0</text:p>
          </table:table-cell>
          <table:table-cell table:style-name="ce760" office:value-type="float" office:value="1945" calcext:value-type="float">
            <text:p>1945</text:p>
          </table:table-cell>
          <table:table-cell table:style-name="ce943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*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06"/>
          <table:table-cell table:style-name="ce1313" office:value-type="float" office:value="0" calcext:value-type="float">
            <text:p>00</text:p>
          </table:table-cell>
          <table:table-cell table:style-name="ce1497" office:value-type="float" office:value="0" calcext:value-type="float">
            <text:p>00</text:p>
          </table:table-cell>
          <table:table-cell table:number-columns-repeated="3" table:style-name="ce1313" office:value-type="float" office:value="0" calcext:value-type="float">
            <text:p>00</text:p>
          </table:table-cell>
          <table:table-cell table:style-name="ce1678" office:value-type="float" office:value="45" calcext:value-type="float">
            <text:p>045</text:p>
          </table:table-cell>
          <table:table-cell table:style-name="ce186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SPVO Neva M1T</text:p>
          </table:table-cell>
          <table:table-cell table:style-name="ce36" office:value-type="string" calcext:value-type="string">
            <text:p>YU</text:p>
          </table:table-cell>
          <table:table-cell table:number-columns-repeated="2" table:style-name="ce220" office:value-type="string" calcext:value-type="string">
            <text:p>*</text:p>
          </table:table-cell>
          <table:table-cell table:style-name="ce400" office:value-type="string" calcext:value-type="string">
            <text:p>*</text:p>
          </table:table-cell>
          <table:table-cell table:number-columns-repeated="3" table:style-name="ce220" office:value-type="string" calcext:value-type="string">
            <text:p>*</text:p>
          </table:table-cell>
          <table:table-cell table:style-name="ce580" office:value-type="float" office:value="0" calcext:value-type="float">
            <text:p>0</text:p>
          </table:table-cell>
          <table:table-cell table:style-name="ce761" office:value-type="float" office:value="1987" calcext:value-type="float">
            <text:p>1987</text:p>
          </table:table-cell>
          <table:table-cell table:style-name="ce944" office:value-type="float" office:value="1" calcext:value-type="float">
            <text:p>1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1131" office:value-type="string" calcext:value-type="string">
            <text:p>*</text:p>
          </table:table-cell>
          <table:table-cell table:style-name="ce1131" office:value-type="float" office:value="0" calcext:value-type="float">
            <text:p>0</text:p>
          </table:table-cell>
          <table:table-cell table:style-name="ce1131" office:value-type="float" office:value="1" calcext:value-type="float">
            <text:p>1</text:p>
          </table:table-cell>
          <table:table-cell table:style-name="ce1106"/>
          <table:table-cell table:style-name="ce1314" office:value-type="float" office:value="0" calcext:value-type="float">
            <text:p>00</text:p>
          </table:table-cell>
          <table:table-cell table:style-name="ce1498" office:value-type="float" office:value="0" calcext:value-type="float">
            <text:p>00</text:p>
          </table:table-cell>
          <table:table-cell table:number-columns-repeated="3" table:style-name="ce1314" office:value-type="float" office:value="0" calcext:value-type="float">
            <text:p>00</text:p>
          </table:table-cell>
          <table:table-cell table:style-name="ce1679" office:value-type="float" office:value="120" calcext:value-type="float">
            <text:p>120</text:p>
          </table:table-cell>
          <table:table-cell table:style-name="ce186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SPVO Strela-1</text:p>
          </table:table-cell>
          <table:table-cell table:style-name="ce37" office:value-type="string" calcext:value-type="string">
            <text:p>YU</text:p>
          </table:table-cell>
          <table:table-cell table:number-columns-repeated="2" table:style-name="ce221" office:value-type="string" calcext:value-type="string">
            <text:p>*</text:p>
          </table:table-cell>
          <table:table-cell table:style-name="ce401" office:value-type="string" calcext:value-type="string">
            <text:p>*</text:p>
          </table:table-cell>
          <table:table-cell table:number-columns-repeated="3" table:style-name="ce221" office:value-type="string" calcext:value-type="string">
            <text:p>*</text:p>
          </table:table-cell>
          <table:table-cell table:style-name="ce581" office:value-type="float" office:value="0" calcext:value-type="float">
            <text:p>0</text:p>
          </table:table-cell>
          <table:table-cell table:style-name="ce762" office:value-type="float" office:value="1975" calcext:value-type="float">
            <text:p>1975</text:p>
          </table:table-cell>
          <table:table-cell table:style-name="ce945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32" office:value-type="string" calcext:value-type="string">
            <text:p>*</text:p>
          </table:table-cell>
          <table:table-cell table:style-name="ce1132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06"/>
          <table:table-cell table:style-name="ce1315" office:value-type="float" office:value="0" calcext:value-type="float">
            <text:p>00</text:p>
          </table:table-cell>
          <table:table-cell table:style-name="ce1499" office:value-type="float" office:value="0" calcext:value-type="float">
            <text:p>00</text:p>
          </table:table-cell>
          <table:table-cell table:number-columns-repeated="3" table:style-name="ce1315" office:value-type="float" office:value="0" calcext:value-type="float">
            <text:p>00</text:p>
          </table:table-cell>
          <table:table-cell table:style-name="ce1680" office:value-type="float" office:value="25" calcext:value-type="float">
            <text:p>025</text:p>
          </table:table-cell>
          <table:table-cell table:style-name="ce186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T-34B</text:p>
          </table:table-cell>
          <table:table-cell table:style-name="ce38" office:value-type="string" calcext:value-type="string">
            <text:p>YU</text:p>
          </table:table-cell>
          <table:table-cell table:number-columns-repeated="2" table:style-name="ce222" office:value-type="string" calcext:value-type="string">
            <text:p>*</text:p>
          </table:table-cell>
          <table:table-cell table:style-name="ce402" office:value-type="string" calcext:value-type="string">
            <text:p>*</text:p>
          </table:table-cell>
          <table:table-cell table:number-columns-repeated="3" table:style-name="ce222" office:value-type="string" calcext:value-type="string">
            <text:p>*</text:p>
          </table:table-cell>
          <table:table-cell table:style-name="ce582" office:value-type="float" office:value="0" calcext:value-type="float">
            <text:p>0</text:p>
          </table:table-cell>
          <table:table-cell table:style-name="ce763" office:value-type="float" office:value="1977" calcext:value-type="float">
            <text:p>1977</text:p>
          </table:table-cell>
          <table:table-cell table:style-name="ce946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*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06"/>
          <table:table-cell table:style-name="ce1316" office:value-type="float" office:value="0" calcext:value-type="float">
            <text:p>00</text:p>
          </table:table-cell>
          <table:table-cell table:style-name="ce1500" office:value-type="float" office:value="0" calcext:value-type="float">
            <text:p>00</text:p>
          </table:table-cell>
          <table:table-cell table:number-columns-repeated="3" table:style-name="ce1316" office:value-type="float" office:value="0" calcext:value-type="float">
            <text:p>00</text:p>
          </table:table-cell>
          <table:table-cell table:style-name="ce1681" office:value-type="float" office:value="10" calcext:value-type="float">
            <text:p>010</text:p>
          </table:table-cell>
          <table:table-cell table:style-name="ce186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T-76B</text:p>
          </table:table-cell>
          <table:table-cell table:style-name="ce39" office:value-type="string" calcext:value-type="string">
            <text:p>YU</text:p>
          </table:table-cell>
          <table:table-cell table:number-columns-repeated="2" table:style-name="ce223" office:value-type="string" calcext:value-type="string">
            <text:p>*</text:p>
          </table:table-cell>
          <table:table-cell table:style-name="ce403" office:value-type="string" calcext:value-type="string">
            <text:p>*</text:p>
          </table:table-cell>
          <table:table-cell table:number-columns-repeated="3" table:style-name="ce223" office:value-type="string" calcext:value-type="string">
            <text:p>*</text:p>
          </table:table-cell>
          <table:table-cell table:style-name="ce583" office:value-type="float" office:value="0" calcext:value-type="float">
            <text:p>0</text:p>
          </table:table-cell>
          <table:table-cell table:style-name="ce764" office:value-type="float" office:value="1962" calcext:value-type="float">
            <text:p>1962</text:p>
          </table:table-cell>
          <table:table-cell table:style-name="ce947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*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06"/>
          <table:table-cell table:style-name="ce1317" office:value-type="float" office:value="0" calcext:value-type="float">
            <text:p>00</text:p>
          </table:table-cell>
          <table:table-cell table:style-name="ce1501" office:value-type="float" office:value="0" calcext:value-type="float">
            <text:p>00</text:p>
          </table:table-cell>
          <table:table-cell table:number-columns-repeated="3" table:style-name="ce1317" office:value-type="float" office:value="0" calcext:value-type="float">
            <text:p>00</text:p>
          </table:table-cell>
          <table:table-cell table:style-name="ce1682" office:value-type="float" office:value="15" calcext:value-type="float">
            <text:p>015</text:p>
          </table:table-cell>
          <table:table-cell table:style-name="ce186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O-122 Gvozdika</text:p>
          </table:table-cell>
          <table:table-cell table:style-name="ce40" office:value-type="string" calcext:value-type="string">
            <text:p>YU</text:p>
          </table:table-cell>
          <table:table-cell table:number-columns-repeated="2" table:style-name="ce224" office:value-type="string" calcext:value-type="string">
            <text:p>*</text:p>
          </table:table-cell>
          <table:table-cell table:style-name="ce404" office:value-type="string" calcext:value-type="string">
            <text:p>*</text:p>
          </table:table-cell>
          <table:table-cell table:number-columns-repeated="3" table:style-name="ce224" office:value-type="string" calcext:value-type="string">
            <text:p>*</text:p>
          </table:table-cell>
          <table:table-cell table:style-name="ce584" office:value-type="float" office:value="0" calcext:value-type="float">
            <text:p>0</text:p>
          </table:table-cell>
          <table:table-cell table:style-name="ce765" office:value-type="float" office:value="1979" calcext:value-type="float">
            <text:p>1979</text:p>
          </table:table-cell>
          <table:table-cell table:style-name="ce948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35" office:value-type="float" office:value="1" calcext:value-type="float">
            <text:p>1</text:p>
          </table:table-cell>
          <table:table-cell table:style-name="ce1135" office:value-type="string" calcext:value-type="string">
            <text:p>*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06"/>
          <table:table-cell table:style-name="ce1318" office:value-type="float" office:value="0" calcext:value-type="float">
            <text:p>00</text:p>
          </table:table-cell>
          <table:table-cell table:style-name="ce1502" office:value-type="float" office:value="0" calcext:value-type="float">
            <text:p>00</text:p>
          </table:table-cell>
          <table:table-cell table:number-columns-repeated="3" table:style-name="ce1318" office:value-type="float" office:value="0" calcext:value-type="float">
            <text:p>00</text:p>
          </table:table-cell>
          <table:table-cell table:style-name="ce1683" office:value-type="float" office:value="55" calcext:value-type="float">
            <text:p>055</text:p>
          </table:table-cell>
          <table:table-cell table:style-name="ce186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NJ-22 Orao</text:p>
          </table:table-cell>
          <table:table-cell table:style-name="ce41" office:value-type="string" calcext:value-type="string">
            <text:p>YU</text:p>
          </table:table-cell>
          <table:table-cell table:number-columns-repeated="2" table:style-name="ce225" office:value-type="string" calcext:value-type="string">
            <text:p>*</text:p>
          </table:table-cell>
          <table:table-cell table:style-name="ce405" office:value-type="string" calcext:value-type="string">
            <text:p>*</text:p>
          </table:table-cell>
          <table:table-cell table:number-columns-repeated="3" table:style-name="ce225" office:value-type="string" calcext:value-type="string">
            <text:p>*</text:p>
          </table:table-cell>
          <table:table-cell table:style-name="ce585" office:value-type="float" office:value="0" calcext:value-type="float">
            <text:p>0</text:p>
          </table:table-cell>
          <table:table-cell table:style-name="ce766" office:value-type="float" office:value="1984" calcext:value-type="float">
            <text:p>1984</text:p>
          </table:table-cell>
          <table:table-cell table:style-name="ce94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number-columns-repeated="4" table:style-name="ce1136" office:value-type="float" office:value="0" calcext:value-type="float">
            <text:p>0</text:p>
          </table:table-cell>
          <table:table-cell table:style-name="ce1106"/>
          <table:table-cell table:style-name="ce1319" office:value-type="float" office:value="0" calcext:value-type="float">
            <text:p>00</text:p>
          </table:table-cell>
          <table:table-cell table:style-name="ce1503" office:value-type="float" office:value="0" calcext:value-type="float">
            <text:p>00</text:p>
          </table:table-cell>
          <table:table-cell table:number-columns-repeated="3" table:style-name="ce1319" office:value-type="float" office:value="0" calcext:value-type="float">
            <text:p>00</text:p>
          </table:table-cell>
          <table:table-cell table:style-name="ce1684" office:value-type="float" office:value="80" calcext:value-type="float">
            <text:p>080</text:p>
          </table:table-cell>
          <table:table-cell table:style-name="ce186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J-21 Jastreb</text:p>
          </table:table-cell>
          <table:table-cell table:style-name="ce42" office:value-type="string" calcext:value-type="string">
            <text:p>YU</text:p>
          </table:table-cell>
          <table:table-cell table:number-columns-repeated="2" table:style-name="ce226" office:value-type="string" calcext:value-type="string">
            <text:p>*</text:p>
          </table:table-cell>
          <table:table-cell table:style-name="ce406" office:value-type="string" calcext:value-type="string">
            <text:p>*</text:p>
          </table:table-cell>
          <table:table-cell table:number-columns-repeated="3" table:style-name="ce226" office:value-type="string" calcext:value-type="string">
            <text:p>*</text:p>
          </table:table-cell>
          <table:table-cell table:style-name="ce586" office:value-type="float" office:value="0" calcext:value-type="float">
            <text:p>0</text:p>
          </table:table-cell>
          <table:table-cell table:style-name="ce767" office:value-type="float" office:value="1971" calcext:value-type="float">
            <text:p>1971</text:p>
          </table:table-cell>
          <table:table-cell table:style-name="ce95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number-columns-repeated="4" table:style-name="ce1137" office:value-type="float" office:value="0" calcext:value-type="float">
            <text:p>0</text:p>
          </table:table-cell>
          <table:table-cell table:style-name="ce1106"/>
          <table:table-cell table:style-name="ce1320" office:value-type="float" office:value="0" calcext:value-type="float">
            <text:p>00</text:p>
          </table:table-cell>
          <table:table-cell table:style-name="ce1504" office:value-type="float" office:value="0" calcext:value-type="float">
            <text:p>00</text:p>
          </table:table-cell>
          <table:table-cell table:number-columns-repeated="3" table:style-name="ce1320" office:value-type="float" office:value="0" calcext:value-type="float">
            <text:p>00</text:p>
          </table:table-cell>
          <table:table-cell table:style-name="ce1685" office:value-type="float" office:value="70" calcext:value-type="float">
            <text:p>070</text:p>
          </table:table-cell>
          <table:table-cell table:style-name="ce186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[⚯] Senke</text:p>
          </table:table-cell>
          <table:table-cell table:style-name="ce43" office:value-type="string" calcext:value-type="string">
            <text:p>YU</text:p>
          </table:table-cell>
          <table:table-cell table:number-columns-repeated="2" table:style-name="ce227" office:value-type="string" calcext:value-type="string">
            <text:p>*</text:p>
          </table:table-cell>
          <table:table-cell table:style-name="ce407" office:value-type="string" calcext:value-type="string">
            <text:p>*</text:p>
          </table:table-cell>
          <table:table-cell table:number-columns-repeated="3" table:style-name="ce227" office:value-type="string" calcext:value-type="string">
            <text:p>*</text:p>
          </table:table-cell>
          <table:table-cell table:style-name="ce587" office:value-type="float" office:value="0" calcext:value-type="float">
            <text:p>0</text:p>
          </table:table-cell>
          <table:table-cell table:style-name="ce768" office:value-type="float" office:value="1995" calcext:value-type="float">
            <text:p>1995</text:p>
          </table:table-cell>
          <table:table-cell table:style-name="ce951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2" calcext:value-type="float">
            <text:p>2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*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06"/>
          <table:table-cell table:style-name="ce1321" office:value-type="float" office:value="0" calcext:value-type="float">
            <text:p>00</text:p>
          </table:table-cell>
          <table:table-cell table:style-name="ce1505" office:value-type="float" office:value="0" calcext:value-type="float">
            <text:p>00</text:p>
          </table:table-cell>
          <table:table-cell table:number-columns-repeated="3" table:style-name="ce1321" office:value-type="float" office:value="0" calcext:value-type="float">
            <text:p>00</text:p>
          </table:table-cell>
          <table:table-cell table:style-name="ce1686" office:value-type="float" office:value="25" calcext:value-type="float">
            <text:p>025</text:p>
          </table:table-cell>
          <table:table-cell table:style-name="ce186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⍟ T-55AK</text:p>
          </table:table-cell>
          <table:table-cell table:style-name="ce44" office:value-type="string" calcext:value-type="string">
            <text:p>YU</text:p>
          </table:table-cell>
          <table:table-cell table:number-columns-repeated="2" table:style-name="ce228" office:value-type="string" calcext:value-type="string">
            <text:p>*</text:p>
          </table:table-cell>
          <table:table-cell table:style-name="ce408" office:value-type="string" calcext:value-type="string">
            <text:p>*</text:p>
          </table:table-cell>
          <table:table-cell table:number-columns-repeated="3" table:style-name="ce228" office:value-type="string" calcext:value-type="string">
            <text:p>*</text:p>
          </table:table-cell>
          <table:table-cell table:style-name="ce588" office:value-type="float" office:value="0" calcext:value-type="float">
            <text:p>0</text:p>
          </table:table-cell>
          <table:table-cell table:style-name="ce769" office:value-type="float" office:value="1973" calcext:value-type="float">
            <text:p>1973</text:p>
          </table:table-cell>
          <table:table-cell table:style-name="ce952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39" office:value-type="string" calcext:value-type="string">
            <text:p>*</text:p>
          </table:table-cell>
          <table:table-cell table:number-columns-repeated="2" table:style-name="ce1139" office:value-type="float" office:value="0" calcext:value-type="float">
            <text:p>0</text:p>
          </table:table-cell>
          <table:table-cell table:style-name="ce1106"/>
          <table:table-cell table:style-name="ce1322" office:value-type="float" office:value="0" calcext:value-type="float">
            <text:p>00</text:p>
          </table:table-cell>
          <table:table-cell table:style-name="ce1506" office:value-type="float" office:value="0" calcext:value-type="float">
            <text:p>00</text:p>
          </table:table-cell>
          <table:table-cell table:number-columns-repeated="3" table:style-name="ce1322" office:value-type="float" office:value="0" calcext:value-type="float">
            <text:p>00</text:p>
          </table:table-cell>
          <table:table-cell table:style-name="ce1687" office:value-type="float" office:value="120" calcext:value-type="float">
            <text:p>120</text:p>
          </table:table-cell>
          <table:table-cell table:style-name="ce187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⚯ T-55A Izviđač</text:p>
          </table:table-cell>
          <table:table-cell table:style-name="ce45" office:value-type="string" calcext:value-type="string">
            <text:p>YU</text:p>
          </table:table-cell>
          <table:table-cell table:number-columns-repeated="2" table:style-name="ce229" office:value-type="string" calcext:value-type="string">
            <text:p>*</text:p>
          </table:table-cell>
          <table:table-cell table:style-name="ce409" office:value-type="string" calcext:value-type="string">
            <text:p>*</text:p>
          </table:table-cell>
          <table:table-cell table:number-columns-repeated="3" table:style-name="ce229" office:value-type="string" calcext:value-type="string">
            <text:p>*</text:p>
          </table:table-cell>
          <table:table-cell table:style-name="ce589" office:value-type="float" office:value="0" calcext:value-type="float">
            <text:p>0</text:p>
          </table:table-cell>
          <table:table-cell table:style-name="ce770" office:value-type="float" office:value="1966" calcext:value-type="float">
            <text:p>1966</text:p>
          </table:table-cell>
          <table:table-cell table:style-name="ce953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40" office:value-type="float" office:value="0" calcext:value-type="float">
            <text:p>0</text:p>
          </table:table-cell>
          <table:table-cell table:style-name="ce1140" office:value-type="string" calcext:value-type="string">
            <text:p>*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06"/>
          <table:table-cell table:style-name="ce1323" office:value-type="float" office:value="0" calcext:value-type="float">
            <text:p>00</text:p>
          </table:table-cell>
          <table:table-cell table:style-name="ce1507" office:value-type="float" office:value="0" calcext:value-type="float">
            <text:p>00</text:p>
          </table:table-cell>
          <table:table-cell table:number-columns-repeated="3" table:style-name="ce1323" office:value-type="float" office:value="0" calcext:value-type="float">
            <text:p>00</text:p>
          </table:table-cell>
          <table:table-cell table:style-name="ce1688" office:value-type="float" office:value="25" calcext:value-type="float">
            <text:p>025</text:p>
          </table:table-cell>
          <table:table-cell table:style-name="ce187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[⚯] M-84AN</text:p>
          </table:table-cell>
          <table:table-cell table:style-name="ce46" office:value-type="string" calcext:value-type="string">
            <text:p>YU</text:p>
          </table:table-cell>
          <table:table-cell table:number-columns-repeated="2" table:style-name="ce230" office:value-type="string" calcext:value-type="string">
            <text:p>*</text:p>
          </table:table-cell>
          <table:table-cell table:style-name="ce410" office:value-type="string" calcext:value-type="string">
            <text:p>*</text:p>
          </table:table-cell>
          <table:table-cell table:number-columns-repeated="3" table:style-name="ce230" office:value-type="string" calcext:value-type="string">
            <text:p>*</text:p>
          </table:table-cell>
          <table:table-cell table:style-name="ce590" office:value-type="float" office:value="0" calcext:value-type="float">
            <text:p>0</text:p>
          </table:table-cell>
          <table:table-cell table:style-name="ce771" office:value-type="float" office:value="1991" calcext:value-type="float">
            <text:p>1991</text:p>
          </table:table-cell>
          <table:table-cell table:style-name="ce954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2" calcext:value-type="float">
            <text:p>2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41" office:value-type="string" calcext:value-type="string">
            <text:p>*</text:p>
          </table:table-cell>
          <table:table-cell table:number-columns-repeated="2" table:style-name="ce1141" office:value-type="float" office:value="0" calcext:value-type="float">
            <text:p>0</text:p>
          </table:table-cell>
          <table:table-cell table:style-name="ce1106"/>
          <table:table-cell table:style-name="ce1324" office:value-type="float" office:value="0" calcext:value-type="float">
            <text:p>00</text:p>
          </table:table-cell>
          <table:table-cell table:style-name="ce1508" office:value-type="float" office:value="0" calcext:value-type="float">
            <text:p>00</text:p>
          </table:table-cell>
          <table:table-cell table:number-columns-repeated="3" table:style-name="ce1324" office:value-type="float" office:value="0" calcext:value-type="float">
            <text:p>00</text:p>
          </table:table-cell>
          <table:table-cell table:style-name="ce1689" office:value-type="float" office:value="100" calcext:value-type="float">
            <text:p>100</text:p>
          </table:table-cell>
          <table:table-cell table:style-name="ce187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⚯ M-8 Grejhaund</text:p>
          </table:table-cell>
          <table:table-cell table:style-name="ce47" office:value-type="string" calcext:value-type="string">
            <text:p>YU</text:p>
          </table:table-cell>
          <table:table-cell table:number-columns-repeated="2" table:style-name="ce231" office:value-type="string" calcext:value-type="string">
            <text:p>*</text:p>
          </table:table-cell>
          <table:table-cell table:style-name="ce411" office:value-type="string" calcext:value-type="string">
            <text:p>*</text:p>
          </table:table-cell>
          <table:table-cell table:number-columns-repeated="3" table:style-name="ce231" office:value-type="string" calcext:value-type="string">
            <text:p>*</text:p>
          </table:table-cell>
          <table:table-cell table:style-name="ce591" office:value-type="float" office:value="0" calcext:value-type="float">
            <text:p>0</text:p>
          </table:table-cell>
          <table:table-cell table:style-name="ce772" office:value-type="float" office:value="1948" calcext:value-type="float">
            <text:p>1948</text:p>
          </table:table-cell>
          <table:table-cell table:style-name="ce955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1142" office:value-type="string" calcext:value-type="string">
            <text:p>*</text:p>
          </table:table-cell>
          <table:table-cell table:style-name="ce1142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06"/>
          <table:table-cell table:style-name="ce1325" office:value-type="float" office:value="0" calcext:value-type="float">
            <text:p>00</text:p>
          </table:table-cell>
          <table:table-cell table:style-name="ce1509" office:value-type="float" office:value="0" calcext:value-type="float">
            <text:p>00</text:p>
          </table:table-cell>
          <table:table-cell table:number-columns-repeated="3" table:style-name="ce1325" office:value-type="float" office:value="0" calcext:value-type="float">
            <text:p>00</text:p>
          </table:table-cell>
          <table:table-cell table:style-name="ce1690" office:value-type="float" office:value="15" calcext:value-type="float">
            <text:p>015</text:p>
          </table:table-cell>
          <table:table-cell table:style-name="ce187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N-45M GaMa 2</text:p>
          </table:table-cell>
          <table:table-cell table:style-name="ce48" office:value-type="string" calcext:value-type="string">
            <text:p>YU</text:p>
          </table:table-cell>
          <table:table-cell table:number-columns-repeated="2" table:style-name="ce232" office:value-type="string" calcext:value-type="string">
            <text:p>*</text:p>
          </table:table-cell>
          <table:table-cell table:style-name="ce412" office:value-type="string" calcext:value-type="string">
            <text:p>*</text:p>
          </table:table-cell>
          <table:table-cell table:number-columns-repeated="3" table:style-name="ce232" office:value-type="string" calcext:value-type="string">
            <text:p>*</text:p>
          </table:table-cell>
          <table:table-cell table:style-name="ce592" office:value-type="float" office:value="0" calcext:value-type="float">
            <text:p>0</text:p>
          </table:table-cell>
          <table:table-cell table:style-name="ce773" office:value-type="float" office:value="1992" calcext:value-type="float">
            <text:p>1992</text:p>
          </table:table-cell>
          <table:table-cell table:style-name="ce956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*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06"/>
          <table:table-cell table:style-name="ce1326" office:value-type="float" office:value="0" calcext:value-type="float">
            <text:p>00</text:p>
          </table:table-cell>
          <table:table-cell table:style-name="ce1510" office:value-type="float" office:value="0" calcext:value-type="float">
            <text:p>00</text:p>
          </table:table-cell>
          <table:table-cell table:number-columns-repeated="3" table:style-name="ce1326" office:value-type="float" office:value="0" calcext:value-type="float">
            <text:p>00</text:p>
          </table:table-cell>
          <table:table-cell table:style-name="ce1691" office:value-type="float" office:value="45" calcext:value-type="float">
            <text:p>045</text:p>
          </table:table-cell>
          <table:table-cell table:style-name="ce187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u-7B</text:p>
          </table:table-cell>
          <table:table-cell table:style-name="ce49" office:value-type="string" calcext:value-type="string">
            <text:p>CZS</text:p>
          </table:table-cell>
          <table:table-cell table:number-columns-repeated="2" table:style-name="ce233" office:value-type="string" calcext:value-type="string">
            <text:p>*</text:p>
          </table:table-cell>
          <table:table-cell table:style-name="ce413" office:value-type="string" calcext:value-type="string">
            <text:p>*</text:p>
          </table:table-cell>
          <table:table-cell table:number-columns-repeated="3" table:style-name="ce233" office:value-type="string" calcext:value-type="string">
            <text:p>*</text:p>
          </table:table-cell>
          <table:table-cell table:style-name="ce593" office:value-type="float" office:value="0" calcext:value-type="float">
            <text:p>0</text:p>
          </table:table-cell>
          <table:table-cell table:style-name="ce774" office:value-type="float" office:value="1962" calcext:value-type="float">
            <text:p>1962</text:p>
          </table:table-cell>
          <table:table-cell table:style-name="ce957" office:value-type="float" office:value="0" calcext:value-type="float">
            <text:p>0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*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06"/>
          <table:table-cell table:style-name="ce1327" office:value-type="float" office:value="0" calcext:value-type="float">
            <text:p>00</text:p>
          </table:table-cell>
          <table:table-cell table:style-name="ce1511" office:value-type="float" office:value="0" calcext:value-type="float">
            <text:p>00</text:p>
          </table:table-cell>
          <table:table-cell table:number-columns-repeated="3" table:style-name="ce1327" office:value-type="float" office:value="0" calcext:value-type="float">
            <text:p>00</text:p>
          </table:table-cell>
          <table:table-cell table:style-name="ce1692" office:value-type="float" office:value="90" calcext:value-type="float">
            <text:p>090</text:p>
          </table:table-cell>
          <table:table-cell table:style-name="ce187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8" office:value-type="string" calcext:value-type="string">
            <text:p>[⚯] PAST Izviđač</text:p>
          </table:table-cell>
          <table:table-cell table:style-name="ce50" office:value-type="string" calcext:value-type="string">
            <text:p>YU</text:p>
          </table:table-cell>
          <table:table-cell table:number-columns-repeated="2" table:style-name="ce234" office:value-type="string" calcext:value-type="string">
            <text:p>*</text:p>
          </table:table-cell>
          <table:table-cell table:style-name="ce414" office:value-type="string" calcext:value-type="string">
            <text:p>*</text:p>
          </table:table-cell>
          <table:table-cell table:number-columns-repeated="3" table:style-name="ce234" office:value-type="string" calcext:value-type="string">
            <text:p>*</text:p>
          </table:table-cell>
          <table:table-cell table:style-name="ce594" office:value-type="float" office:value="0" calcext:value-type="float">
            <text:p>0</text:p>
          </table:table-cell>
          <table:table-cell table:style-name="ce775" office:value-type="float" office:value="1980" calcext:value-type="float">
            <text:p>1980</text:p>
          </table:table-cell>
          <table:table-cell table:style-name="ce958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3" table:style-name="ce1106" office:value-type="float" office:value="0" calcext:value-type="float">
            <text:p>0</text:p>
          </table:table-cell>
          <table:table-cell table:style-name="ce1106" office:value-type="float" office:value="2" calcext:value-type="float">
            <text:p>2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*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06"/>
          <table:table-cell table:style-name="ce1328" office:value-type="float" office:value="0" calcext:value-type="float">
            <text:p>00</text:p>
          </table:table-cell>
          <table:table-cell table:style-name="ce1512" office:value-type="float" office:value="0" calcext:value-type="float">
            <text:p>00</text:p>
          </table:table-cell>
          <table:table-cell table:number-columns-repeated="3" table:style-name="ce1328" office:value-type="float" office:value="0" calcext:value-type="float">
            <text:p>00</text:p>
          </table:table-cell>
          <table:table-cell table:style-name="ce1693" office:value-type="float" office:value="50" calcext:value-type="float">
            <text:p>050</text:p>
          </table:table-cell>
          <table:table-cell table:style-name="ce187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L-19</text:p>
          </table:table-cell>
          <table:table-cell table:style-name="ce51" office:value-type="string" calcext:value-type="string">
            <text:p>YU</text:p>
          </table:table-cell>
          <table:table-cell table:number-columns-repeated="2" table:style-name="ce235" office:value-type="string" calcext:value-type="string">
            <text:p>*</text:p>
          </table:table-cell>
          <table:table-cell table:style-name="ce415" office:value-type="string" calcext:value-type="string">
            <text:p>*</text:p>
          </table:table-cell>
          <table:table-cell table:number-columns-repeated="3" table:style-name="ce235" office:value-type="string" calcext:value-type="string">
            <text:p>*</text:p>
          </table:table-cell>
          <table:table-cell table:style-name="ce595" office:value-type="float" office:value="0" calcext:value-type="float">
            <text:p>0</text:p>
          </table:table-cell>
          <table:table-cell table:style-name="ce776" office:value-type="float" office:value="1995" calcext:value-type="float">
            <text:p>1995</text:p>
          </table:table-cell>
          <table:table-cell table:style-name="ce959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146" office:value-type="string" calcext:value-type="string">
            <text:p>*</text:p>
          </table:table-cell>
          <table:table-cell table:number-columns-repeated="2" table:style-name="ce1146" office:value-type="float" office:value="0" calcext:value-type="float">
            <text:p>0</text:p>
          </table:table-cell>
          <table:table-cell table:style-name="ce1106"/>
          <table:table-cell table:style-name="ce1329" office:value-type="float" office:value="0" calcext:value-type="float">
            <text:p>00</text:p>
          </table:table-cell>
          <table:table-cell table:style-name="ce1513" office:value-type="float" office:value="0" calcext:value-type="float">
            <text:p>00</text:p>
          </table:table-cell>
          <table:table-cell table:number-columns-repeated="3" table:style-name="ce1329" office:value-type="float" office:value="0" calcext:value-type="float">
            <text:p>00</text:p>
          </table:table-cell>
          <table:table-cell table:style-name="ce1694" office:value-type="float" office:value="160" calcext:value-type="float">
            <text:p>160</text:p>
          </table:table-cell>
          <table:table-cell table:style-name="ce187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BOV-1 POLO</text:p>
          </table:table-cell>
          <table:table-cell table:style-name="ce52" office:value-type="string" calcext:value-type="string">
            <text:p>YU</text:p>
          </table:table-cell>
          <table:table-cell table:number-columns-repeated="2" table:style-name="ce236" office:value-type="string" calcext:value-type="string">
            <text:p>*</text:p>
          </table:table-cell>
          <table:table-cell table:style-name="ce416" office:value-type="string" calcext:value-type="string">
            <text:p>*</text:p>
          </table:table-cell>
          <table:table-cell table:number-columns-repeated="3" table:style-name="ce236" office:value-type="string" calcext:value-type="string">
            <text:p>*</text:p>
          </table:table-cell>
          <table:table-cell table:style-name="ce596" office:value-type="float" office:value="0" calcext:value-type="float">
            <text:p>0</text:p>
          </table:table-cell>
          <table:table-cell table:style-name="ce777" office:value-type="float" office:value="1983" calcext:value-type="float">
            <text:p>1983</text:p>
          </table:table-cell>
          <table:table-cell table:style-name="ce960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8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47" office:value-type="float" office:value="1" calcext:value-type="float">
            <text:p>1</text:p>
          </table:table-cell>
          <table:table-cell table:style-name="ce1147" office:value-type="string" calcext:value-type="string">
            <text:p>*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float" office:value="1" calcext:value-type="float">
            <text:p>1</text:p>
          </table:table-cell>
          <table:table-cell table:style-name="ce1106"/>
          <table:table-cell table:style-name="ce1330" office:value-type="float" office:value="0" calcext:value-type="float">
            <text:p>00</text:p>
          </table:table-cell>
          <table:table-cell table:style-name="ce1514" office:value-type="float" office:value="0" calcext:value-type="float">
            <text:p>00</text:p>
          </table:table-cell>
          <table:table-cell table:number-columns-repeated="3" table:style-name="ce1330" office:value-type="float" office:value="0" calcext:value-type="float">
            <text:p>00</text:p>
          </table:table-cell>
          <table:table-cell table:style-name="ce1695" office:value-type="float" office:value="25" calcext:value-type="float">
            <text:p>025</text:p>
          </table:table-cell>
          <table:table-cell table:style-name="ce187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J-22B Orao 2</text:p>
          </table:table-cell>
          <table:table-cell table:style-name="ce53" office:value-type="string" calcext:value-type="string">
            <text:p>YU</text:p>
          </table:table-cell>
          <table:table-cell table:number-columns-repeated="2" table:style-name="ce237" office:value-type="string" calcext:value-type="string">
            <text:p>*</text:p>
          </table:table-cell>
          <table:table-cell table:style-name="ce417" office:value-type="string" calcext:value-type="string">
            <text:p>*</text:p>
          </table:table-cell>
          <table:table-cell table:number-columns-repeated="3" table:style-name="ce237" office:value-type="string" calcext:value-type="string">
            <text:p>*</text:p>
          </table:table-cell>
          <table:table-cell table:style-name="ce597" office:value-type="float" office:value="0" calcext:value-type="float">
            <text:p>0</text:p>
          </table:table-cell>
          <table:table-cell table:style-name="ce778" office:value-type="float" office:value="1983" calcext:value-type="float">
            <text:p>1983</text:p>
          </table:table-cell>
          <table:table-cell table:style-name="ce961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1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*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06"/>
          <table:table-cell table:style-name="ce1331" office:value-type="float" office:value="0" calcext:value-type="float">
            <text:p>00</text:p>
          </table:table-cell>
          <table:table-cell table:style-name="ce1515" office:value-type="float" office:value="0" calcext:value-type="float">
            <text:p>00</text:p>
          </table:table-cell>
          <table:table-cell table:number-columns-repeated="3" table:style-name="ce1331" office:value-type="float" office:value="0" calcext:value-type="float">
            <text:p>00</text:p>
          </table:table-cell>
          <table:table-cell table:style-name="ce1696" office:value-type="float" office:value="100" calcext:value-type="float">
            <text:p>100</text:p>
          </table:table-cell>
          <table:table-cell table:style-name="ce187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T-55AI Igman</text:p>
          </table:table-cell>
          <table:table-cell table:style-name="ce54" office:value-type="string" calcext:value-type="string">
            <text:p>YU</text:p>
          </table:table-cell>
          <table:table-cell table:number-columns-repeated="2" table:style-name="ce238" office:value-type="string" calcext:value-type="string">
            <text:p>*</text:p>
          </table:table-cell>
          <table:table-cell table:style-name="ce418" office:value-type="string" calcext:value-type="string">
            <text:p>*</text:p>
          </table:table-cell>
          <table:table-cell table:number-columns-repeated="3" table:style-name="ce238" office:value-type="string" calcext:value-type="string">
            <text:p>*</text:p>
          </table:table-cell>
          <table:table-cell table:style-name="ce598" office:value-type="float" office:value="0" calcext:value-type="float">
            <text:p>0</text:p>
          </table:table-cell>
          <table:table-cell table:style-name="ce779" office:value-type="float" office:value="1981" calcext:value-type="float">
            <text:p>1981</text:p>
          </table:table-cell>
          <table:table-cell table:style-name="ce962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string" calcext:value-type="string">
            <text:p>*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06"/>
          <table:table-cell table:style-name="ce1332" office:value-type="float" office:value="0" calcext:value-type="float">
            <text:p>00</text:p>
          </table:table-cell>
          <table:table-cell table:style-name="ce1516" office:value-type="float" office:value="0" calcext:value-type="float">
            <text:p>00</text:p>
          </table:table-cell>
          <table:table-cell table:number-columns-repeated="3" table:style-name="ce1332" office:value-type="float" office:value="0" calcext:value-type="float">
            <text:p>00</text:p>
          </table:table-cell>
          <table:table-cell table:style-name="ce1697" office:value-type="float" office:value="40" calcext:value-type="float">
            <text:p>040</text:p>
          </table:table-cell>
          <table:table-cell table:style-name="ce188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NORA-B</text:p>
          </table:table-cell>
          <table:table-cell table:style-name="ce55" office:value-type="string" calcext:value-type="string">
            <text:p>YU</text:p>
          </table:table-cell>
          <table:table-cell table:number-columns-repeated="2" table:style-name="ce239" office:value-type="string" calcext:value-type="string">
            <text:p>*</text:p>
          </table:table-cell>
          <table:table-cell table:style-name="ce419" office:value-type="string" calcext:value-type="string">
            <text:p>*</text:p>
          </table:table-cell>
          <table:table-cell table:number-columns-repeated="3" table:style-name="ce239" office:value-type="string" calcext:value-type="string">
            <text:p>*</text:p>
          </table:table-cell>
          <table:table-cell table:style-name="ce599" office:value-type="float" office:value="0" calcext:value-type="float">
            <text:p>0</text:p>
          </table:table-cell>
          <table:table-cell table:style-name="ce780" office:value-type="float" office:value="1990" calcext:value-type="float">
            <text:p>199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1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*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06"/>
          <table:table-cell table:style-name="ce1333" office:value-type="float" office:value="0" calcext:value-type="float">
            <text:p>00</text:p>
          </table:table-cell>
          <table:table-cell table:style-name="ce1517" office:value-type="float" office:value="0" calcext:value-type="float">
            <text:p>00</text:p>
          </table:table-cell>
          <table:table-cell table:number-columns-repeated="3" table:style-name="ce1333" office:value-type="float" office:value="0" calcext:value-type="float">
            <text:p>00</text:p>
          </table:table-cell>
          <table:table-cell table:style-name="ce1698" office:value-type="float" office:value="120" calcext:value-type="float">
            <text:p>120</text:p>
          </table:table-cell>
          <table:table-cell table:style-name="ce188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L-11D Sejbr</text:p>
          </table:table-cell>
          <table:table-cell table:style-name="ce56" office:value-type="string" calcext:value-type="string">
            <text:p>YU</text:p>
          </table:table-cell>
          <table:table-cell table:number-columns-repeated="2" table:style-name="ce240" office:value-type="string" calcext:value-type="string">
            <text:p>*</text:p>
          </table:table-cell>
          <table:table-cell table:style-name="ce420" office:value-type="string" calcext:value-type="string">
            <text:p>*</text:p>
          </table:table-cell>
          <table:table-cell table:number-columns-repeated="3" table:style-name="ce240" office:value-type="string" calcext:value-type="string">
            <text:p>*</text:p>
          </table:table-cell>
          <table:table-cell table:style-name="ce600" office:value-type="float" office:value="0" calcext:value-type="float">
            <text:p>0</text:p>
          </table:table-cell>
          <table:table-cell table:style-name="ce781" office:value-type="float" office:value="1960" calcext:value-type="float">
            <text:p>1960</text:p>
          </table:table-cell>
          <table:table-cell table:style-name="ce964" office:value-type="float" office:value="0" calcext:value-type="float">
            <text:p>0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1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151" office:value-type="string" calcext:value-type="string">
            <text:p>*</text:p>
          </table:table-cell>
          <table:table-cell table:number-columns-repeated="2" table:style-name="ce1151" office:value-type="float" office:value="0" calcext:value-type="float">
            <text:p>0</text:p>
          </table:table-cell>
          <table:table-cell table:style-name="ce1106"/>
          <table:table-cell table:style-name="ce1334" office:value-type="float" office:value="0" calcext:value-type="float">
            <text:p>00</text:p>
          </table:table-cell>
          <table:table-cell table:style-name="ce1518" office:value-type="float" office:value="0" calcext:value-type="float">
            <text:p>00</text:p>
          </table:table-cell>
          <table:table-cell table:number-columns-repeated="3" table:style-name="ce1334" office:value-type="float" office:value="0" calcext:value-type="float">
            <text:p>00</text:p>
          </table:table-cell>
          <table:table-cell table:style-name="ce1699" office:value-type="float" office:value="60" calcext:value-type="float">
            <text:p>060</text:p>
          </table:table-cell>
          <table:table-cell table:style-name="ce188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T-72M</text:p>
          </table:table-cell>
          <table:table-cell table:style-name="ce57" office:value-type="string" calcext:value-type="string">
            <text:p>YU</text:p>
          </table:table-cell>
          <table:table-cell table:number-columns-repeated="2" table:style-name="ce241" office:value-type="string" calcext:value-type="string">
            <text:p>*</text:p>
          </table:table-cell>
          <table:table-cell table:style-name="ce421" office:value-type="string" calcext:value-type="string">
            <text:p>*</text:p>
          </table:table-cell>
          <table:table-cell table:number-columns-repeated="3" table:style-name="ce241" office:value-type="string" calcext:value-type="string">
            <text:p>*</text:p>
          </table:table-cell>
          <table:table-cell table:style-name="ce601" office:value-type="float" office:value="0" calcext:value-type="float">
            <text:p>0</text:p>
          </table:table-cell>
          <table:table-cell table:style-name="ce782" office:value-type="float" office:value="1979" calcext:value-type="float">
            <text:p>1979</text:p>
          </table:table-cell>
          <table:table-cell table:style-name="ce965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*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06"/>
          <table:table-cell table:style-name="ce1335" office:value-type="float" office:value="0" calcext:value-type="float">
            <text:p>00</text:p>
          </table:table-cell>
          <table:table-cell table:style-name="ce1519" office:value-type="float" office:value="0" calcext:value-type="float">
            <text:p>00</text:p>
          </table:table-cell>
          <table:table-cell table:number-columns-repeated="3" table:style-name="ce1335" office:value-type="float" office:value="0" calcext:value-type="float">
            <text:p>00</text:p>
          </table:table-cell>
          <table:table-cell table:style-name="ce1700" office:value-type="float" office:value="55" calcext:value-type="float">
            <text:p>055</text:p>
          </table:table-cell>
          <table:table-cell table:style-name="ce188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SPVO Kub-M</text:p>
          </table:table-cell>
          <table:table-cell table:style-name="ce58" office:value-type="string" calcext:value-type="string">
            <text:p>YU</text:p>
          </table:table-cell>
          <table:table-cell table:number-columns-repeated="2" table:style-name="ce242" office:value-type="string" calcext:value-type="string">
            <text:p>*</text:p>
          </table:table-cell>
          <table:table-cell table:style-name="ce422" office:value-type="string" calcext:value-type="string">
            <text:p>*</text:p>
          </table:table-cell>
          <table:table-cell table:number-columns-repeated="3" table:style-name="ce242" office:value-type="string" calcext:value-type="string">
            <text:p>*</text:p>
          </table:table-cell>
          <table:table-cell table:style-name="ce602" office:value-type="float" office:value="0" calcext:value-type="float">
            <text:p>0</text:p>
          </table:table-cell>
          <table:table-cell table:style-name="ce783" office:value-type="float" office:value="1975" calcext:value-type="float">
            <text:p>1975</text:p>
          </table:table-cell>
          <table:table-cell table:style-name="ce966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*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06"/>
          <table:table-cell table:style-name="ce1336" office:value-type="float" office:value="0" calcext:value-type="float">
            <text:p>00</text:p>
          </table:table-cell>
          <table:table-cell table:style-name="ce1520" office:value-type="float" office:value="0" calcext:value-type="float">
            <text:p>00</text:p>
          </table:table-cell>
          <table:table-cell table:number-columns-repeated="3" table:style-name="ce1336" office:value-type="float" office:value="0" calcext:value-type="float">
            <text:p>00</text:p>
          </table:table-cell>
          <table:table-cell table:style-name="ce1701" office:value-type="float" office:value="45" calcext:value-type="float">
            <text:p>045</text:p>
          </table:table-cell>
          <table:table-cell table:style-name="ce188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SPVO Strela-10</text:p>
          </table:table-cell>
          <table:table-cell table:style-name="ce59" office:value-type="string" calcext:value-type="string">
            <text:p>YU</text:p>
          </table:table-cell>
          <table:table-cell table:number-columns-repeated="2" table:style-name="ce243" office:value-type="string" calcext:value-type="string">
            <text:p>*</text:p>
          </table:table-cell>
          <table:table-cell table:style-name="ce423" office:value-type="string" calcext:value-type="string">
            <text:p>*</text:p>
          </table:table-cell>
          <table:table-cell table:number-columns-repeated="3" table:style-name="ce243" office:value-type="string" calcext:value-type="string">
            <text:p>*</text:p>
          </table:table-cell>
          <table:table-cell table:style-name="ce603" office:value-type="float" office:value="0" calcext:value-type="float">
            <text:p>0</text:p>
          </table:table-cell>
          <table:table-cell table:style-name="ce784" office:value-type="float" office:value="1982" calcext:value-type="float">
            <text:p>1982</text:p>
          </table:table-cell>
          <table:table-cell table:style-name="ce967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54" office:value-type="string" calcext:value-type="string">
            <text:p>*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06"/>
          <table:table-cell table:style-name="ce1337" office:value-type="float" office:value="0" calcext:value-type="float">
            <text:p>00</text:p>
          </table:table-cell>
          <table:table-cell table:style-name="ce1521" office:value-type="float" office:value="0" calcext:value-type="float">
            <text:p>00</text:p>
          </table:table-cell>
          <table:table-cell table:number-columns-repeated="3" table:style-name="ce1337" office:value-type="float" office:value="0" calcext:value-type="float">
            <text:p>00</text:p>
          </table:table-cell>
          <table:table-cell table:style-name="ce1702" office:value-type="float" office:value="50" calcext:value-type="float">
            <text:p>050</text:p>
          </table:table-cell>
          <table:table-cell table:style-name="ce188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SPVO M90 Sava</text:p>
          </table:table-cell>
          <table:table-cell table:style-name="ce60" office:value-type="string" calcext:value-type="string">
            <text:p>YU</text:p>
          </table:table-cell>
          <table:table-cell table:number-columns-repeated="2" table:style-name="ce244" office:value-type="string" calcext:value-type="string">
            <text:p>*</text:p>
          </table:table-cell>
          <table:table-cell table:style-name="ce424" office:value-type="string" calcext:value-type="string">
            <text:p>*</text:p>
          </table:table-cell>
          <table:table-cell table:number-columns-repeated="3" table:style-name="ce244" office:value-type="string" calcext:value-type="string">
            <text:p>*</text:p>
          </table:table-cell>
          <table:table-cell table:style-name="ce604" office:value-type="float" office:value="0" calcext:value-type="float">
            <text:p>0</text:p>
          </table:table-cell>
          <table:table-cell table:style-name="ce785" office:value-type="float" office:value="1991" calcext:value-type="float">
            <text:p>1991</text:p>
          </table:table-cell>
          <table:table-cell table:style-name="ce968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55" office:value-type="string" calcext:value-type="string">
            <text:p>*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06"/>
          <table:table-cell table:style-name="ce1338" office:value-type="float" office:value="0" calcext:value-type="float">
            <text:p>00</text:p>
          </table:table-cell>
          <table:table-cell table:style-name="ce1522" office:value-type="float" office:value="0" calcext:value-type="float">
            <text:p>00</text:p>
          </table:table-cell>
          <table:table-cell table:number-columns-repeated="3" table:style-name="ce1338" office:value-type="float" office:value="0" calcext:value-type="float">
            <text:p>00</text:p>
          </table:table-cell>
          <table:table-cell table:style-name="ce1703" office:value-type="float" office:value="60" calcext:value-type="float">
            <text:p>060</text:p>
          </table:table-cell>
          <table:table-cell table:style-name="ce188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incgauer</text:p>
          </table:table-cell>
          <table:table-cell table:style-name="ce61" office:value-type="string" calcext:value-type="string">
            <text:p>YU</text:p>
          </table:table-cell>
          <table:table-cell table:number-columns-repeated="2" table:style-name="ce245" office:value-type="string" calcext:value-type="string">
            <text:p>*</text:p>
          </table:table-cell>
          <table:table-cell table:style-name="ce425" office:value-type="string" calcext:value-type="string">
            <text:p>*</text:p>
          </table:table-cell>
          <table:table-cell table:number-columns-repeated="3" table:style-name="ce245" office:value-type="string" calcext:value-type="string">
            <text:p>*</text:p>
          </table:table-cell>
          <table:table-cell table:style-name="ce605" office:value-type="float" office:value="0" calcext:value-type="float">
            <text:p>0</text:p>
          </table:table-cell>
          <table:table-cell table:style-name="ce786" office:value-type="float" office:value="1975" calcext:value-type="float">
            <text:p>1975</text:p>
          </table:table-cell>
          <table:table-cell table:style-name="ce96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string" calcext:value-type="string">
            <text:p>*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06"/>
          <table:table-cell table:style-name="ce1339" office:value-type="float" office:value="0" calcext:value-type="float">
            <text:p>00</text:p>
          </table:table-cell>
          <table:table-cell table:style-name="ce1523" office:value-type="float" office:value="0" calcext:value-type="float">
            <text:p>00</text:p>
          </table:table-cell>
          <table:table-cell table:number-columns-repeated="3" table:style-name="ce1339" office:value-type="float" office:value="0" calcext:value-type="float">
            <text:p>00</text:p>
          </table:table-cell>
          <table:table-cell table:style-name="ce1704" office:value-type="float" office:value="5" calcext:value-type="float">
            <text:p>005</text:p>
          </table:table-cell>
          <table:table-cell table:style-name="ce188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L-12</text:p>
          </table:table-cell>
          <table:table-cell table:style-name="ce62" office:value-type="string" calcext:value-type="string">
            <text:p>YU</text:p>
          </table:table-cell>
          <table:table-cell table:number-columns-repeated="2" table:style-name="ce246" office:value-type="string" calcext:value-type="string">
            <text:p>*</text:p>
          </table:table-cell>
          <table:table-cell table:style-name="ce426" office:value-type="string" calcext:value-type="string">
            <text:p>*</text:p>
          </table:table-cell>
          <table:table-cell table:number-columns-repeated="3" table:style-name="ce246" office:value-type="string" calcext:value-type="string">
            <text:p>*</text:p>
          </table:table-cell>
          <table:table-cell table:style-name="ce606" office:value-type="float" office:value="0" calcext:value-type="float">
            <text:p>0</text:p>
          </table:table-cell>
          <table:table-cell table:style-name="ce787" office:value-type="float" office:value="1962" calcext:value-type="float">
            <text:p>1962</text:p>
          </table:table-cell>
          <table:table-cell table:style-name="ce970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157" office:value-type="string" calcext:value-type="string">
            <text:p>*</text:p>
          </table:table-cell>
          <table:table-cell table:number-columns-repeated="2" table:style-name="ce1157" office:value-type="float" office:value="0" calcext:value-type="float">
            <text:p>0</text:p>
          </table:table-cell>
          <table:table-cell table:style-name="ce1106"/>
          <table:table-cell table:style-name="ce1340" office:value-type="float" office:value="0" calcext:value-type="float">
            <text:p>00</text:p>
          </table:table-cell>
          <table:table-cell table:style-name="ce1524" office:value-type="float" office:value="0" calcext:value-type="float">
            <text:p>00</text:p>
          </table:table-cell>
          <table:table-cell table:number-columns-repeated="3" table:style-name="ce1340" office:value-type="float" office:value="0" calcext:value-type="float">
            <text:p>00</text:p>
          </table:table-cell>
          <table:table-cell table:style-name="ce1705" office:value-type="float" office:value="50" calcext:value-type="float">
            <text:p>050</text:p>
          </table:table-cell>
          <table:table-cell table:style-name="ce188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[⚯] M-1107</text:p>
          </table:table-cell>
          <table:table-cell table:style-name="ce63" office:value-type="string" calcext:value-type="string">
            <text:p>YU</text:p>
          </table:table-cell>
          <table:table-cell table:number-columns-repeated="2" table:style-name="ce247" office:value-type="string" calcext:value-type="string">
            <text:p>*</text:p>
          </table:table-cell>
          <table:table-cell table:style-name="ce427" office:value-type="string" calcext:value-type="string">
            <text:p>*</text:p>
          </table:table-cell>
          <table:table-cell table:number-columns-repeated="3" table:style-name="ce247" office:value-type="string" calcext:value-type="string">
            <text:p>*</text:p>
          </table:table-cell>
          <table:table-cell table:style-name="ce607" office:value-type="float" office:value="0" calcext:value-type="float">
            <text:p>0</text:p>
          </table:table-cell>
          <table:table-cell table:style-name="ce788" office:value-type="float" office:value="1974" calcext:value-type="float">
            <text:p>1974</text:p>
          </table:table-cell>
          <table:table-cell table:style-name="ce971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2" calcext:value-type="float">
            <text:p>2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158" office:value-type="string" calcext:value-type="string">
            <text:p>*</text:p>
          </table:table-cell>
          <table:table-cell table:style-name="ce1158" office:value-type="float" office:value="0" calcext:value-type="float">
            <text:p>0</text:p>
          </table:table-cell>
          <table:table-cell table:style-name="ce1158" office:value-type="float" office:value="1" calcext:value-type="float">
            <text:p>1</text:p>
          </table:table-cell>
          <table:table-cell table:style-name="ce1106"/>
          <table:table-cell table:style-name="ce1341" office:value-type="float" office:value="0" calcext:value-type="float">
            <text:p>00</text:p>
          </table:table-cell>
          <table:table-cell table:style-name="ce1525" office:value-type="float" office:value="0" calcext:value-type="float">
            <text:p>00</text:p>
          </table:table-cell>
          <table:table-cell table:number-columns-repeated="3" table:style-name="ce1341" office:value-type="float" office:value="0" calcext:value-type="float">
            <text:p>00</text:p>
          </table:table-cell>
          <table:table-cell table:style-name="ce1706" office:value-type="float" office:value="30" calcext:value-type="float">
            <text:p>030</text:p>
          </table:table-cell>
          <table:table-cell table:style-name="ce188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L-4M Praćka</text:p>
          </table:table-cell>
          <table:table-cell table:style-name="ce64" office:value-type="string" calcext:value-type="string">
            <text:p>YU</text:p>
          </table:table-cell>
          <table:table-cell table:number-columns-repeated="2" table:style-name="ce248" office:value-type="string" calcext:value-type="string">
            <text:p>*</text:p>
          </table:table-cell>
          <table:table-cell table:style-name="ce428" office:value-type="string" calcext:value-type="string">
            <text:p>*</text:p>
          </table:table-cell>
          <table:table-cell table:number-columns-repeated="3" table:style-name="ce248" office:value-type="string" calcext:value-type="string">
            <text:p>*</text:p>
          </table:table-cell>
          <table:table-cell table:style-name="ce608" office:value-type="float" office:value="0" calcext:value-type="float">
            <text:p>0</text:p>
          </table:table-cell>
          <table:table-cell table:style-name="ce789" office:value-type="float" office:value="1995" calcext:value-type="float">
            <text:p>1995</text:p>
          </table:table-cell>
          <table:table-cell table:style-name="ce972" office:value-type="float" office:value="1" calcext:value-type="float">
            <text:p>1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string" calcext:value-type="string">
            <text:p>*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06"/>
          <table:table-cell table:style-name="ce1342" office:value-type="float" office:value="0" calcext:value-type="float">
            <text:p>00</text:p>
          </table:table-cell>
          <table:table-cell table:style-name="ce1526" office:value-type="float" office:value="0" calcext:value-type="float">
            <text:p>00</text:p>
          </table:table-cell>
          <table:table-cell table:number-columns-repeated="3" table:style-name="ce1342" office:value-type="float" office:value="0" calcext:value-type="float">
            <text:p>00</text:p>
          </table:table-cell>
          <table:table-cell table:style-name="ce1707" office:value-type="float" office:value="40" calcext:value-type="float">
            <text:p>040</text:p>
          </table:table-cell>
          <table:table-cell table:style-name="ce189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IBV M80AI</text:p>
          </table:table-cell>
          <table:table-cell table:style-name="ce65" office:value-type="string" calcext:value-type="string">
            <text:p>YU</text:p>
          </table:table-cell>
          <table:table-cell table:number-columns-repeated="2" table:style-name="ce249" office:value-type="string" calcext:value-type="string">
            <text:p>*</text:p>
          </table:table-cell>
          <table:table-cell table:style-name="ce429" office:value-type="string" calcext:value-type="string">
            <text:p>*</text:p>
          </table:table-cell>
          <table:table-cell table:number-columns-repeated="3" table:style-name="ce249" office:value-type="string" calcext:value-type="string">
            <text:p>*</text:p>
          </table:table-cell>
          <table:table-cell table:style-name="ce609" office:value-type="float" office:value="0" calcext:value-type="float">
            <text:p>0</text:p>
          </table:table-cell>
          <table:table-cell table:style-name="ce790" office:value-type="float" office:value="1990" calcext:value-type="float">
            <text:p>1990</text:p>
          </table:table-cell>
          <table:table-cell table:style-name="ce973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3" calcext:value-type="float">
            <text:p>3</text:p>
          </table:table-cell>
          <table:table-cell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*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06"/>
          <table:table-cell table:style-name="ce1343" office:value-type="float" office:value="0" calcext:value-type="float">
            <text:p>00</text:p>
          </table:table-cell>
          <table:table-cell table:style-name="ce1527" office:value-type="float" office:value="0" calcext:value-type="float">
            <text:p>00</text:p>
          </table:table-cell>
          <table:table-cell table:number-columns-repeated="3" table:style-name="ce1343" office:value-type="float" office:value="0" calcext:value-type="float">
            <text:p>00</text:p>
          </table:table-cell>
          <table:table-cell table:style-name="ce1708" office:value-type="float" office:value="65" calcext:value-type="float">
            <text:p>065</text:p>
          </table:table-cell>
          <table:table-cell table:style-name="ce189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I-42 Hera</text:p>
          </table:table-cell>
          <table:table-cell table:style-name="ce66" office:value-type="string" calcext:value-type="string">
            <text:p>YU</text:p>
          </table:table-cell>
          <table:table-cell table:number-columns-repeated="2" table:style-name="ce250" office:value-type="string" calcext:value-type="string">
            <text:p>*</text:p>
          </table:table-cell>
          <table:table-cell table:style-name="ce430" office:value-type="string" calcext:value-type="string">
            <text:p>*</text:p>
          </table:table-cell>
          <table:table-cell table:number-columns-repeated="3" table:style-name="ce250" office:value-type="string" calcext:value-type="string">
            <text:p>*</text:p>
          </table:table-cell>
          <table:table-cell table:style-name="ce610" office:value-type="float" office:value="0" calcext:value-type="float">
            <text:p>0</text:p>
          </table:table-cell>
          <table:table-cell table:style-name="ce791" office:value-type="float" office:value="1978" calcext:value-type="float">
            <text:p>1978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*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06"/>
          <table:table-cell table:style-name="ce1344" office:value-type="float" office:value="0" calcext:value-type="float">
            <text:p>00</text:p>
          </table:table-cell>
          <table:table-cell table:style-name="ce1528" office:value-type="float" office:value="0" calcext:value-type="float">
            <text:p>00</text:p>
          </table:table-cell>
          <table:table-cell table:number-columns-repeated="3" table:style-name="ce1344" office:value-type="float" office:value="0" calcext:value-type="float">
            <text:p>00</text:p>
          </table:table-cell>
          <table:table-cell table:style-name="ce1709" office:value-type="float" office:value="50" calcext:value-type="float">
            <text:p>050</text:p>
          </table:table-cell>
          <table:table-cell table:style-name="ce189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T-40 NRZ 128</text:p>
          </table:table-cell>
          <table:table-cell table:style-name="ce67" office:value-type="string" calcext:value-type="string">
            <text:p>YU</text:p>
          </table:table-cell>
          <table:table-cell table:number-columns-repeated="2" table:style-name="ce251" office:value-type="string" calcext:value-type="string">
            <text:p>*</text:p>
          </table:table-cell>
          <table:table-cell table:style-name="ce431" office:value-type="string" calcext:value-type="string">
            <text:p>*</text:p>
          </table:table-cell>
          <table:table-cell table:number-columns-repeated="3" table:style-name="ce251" office:value-type="string" calcext:value-type="string">
            <text:p>*</text:p>
          </table:table-cell>
          <table:table-cell table:style-name="ce611" office:value-type="float" office:value="0" calcext:value-type="float">
            <text:p>0</text:p>
          </table:table-cell>
          <table:table-cell table:style-name="ce792" office:value-type="float" office:value="1974" calcext:value-type="float">
            <text:p>1974</text:p>
          </table:table-cell>
          <table:table-cell table:style-name="ce975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*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06"/>
          <table:table-cell table:style-name="ce1345" office:value-type="float" office:value="0" calcext:value-type="float">
            <text:p>00</text:p>
          </table:table-cell>
          <table:table-cell table:style-name="ce1529" office:value-type="float" office:value="0" calcext:value-type="float">
            <text:p>00</text:p>
          </table:table-cell>
          <table:table-cell table:number-columns-repeated="3" table:style-name="ce1345" office:value-type="float" office:value="0" calcext:value-type="float">
            <text:p>00</text:p>
          </table:table-cell>
          <table:table-cell table:style-name="ce1710" office:value-type="float" office:value="45" calcext:value-type="float">
            <text:p>045</text:p>
          </table:table-cell>
          <table:table-cell table:style-name="ce189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⍟ HK-41 Komandni</text:p>
          </table:table-cell>
          <table:table-cell table:style-name="ce68" office:value-type="string" calcext:value-type="string">
            <text:p>YU</text:p>
          </table:table-cell>
          <table:table-cell table:number-columns-repeated="2" table:style-name="ce252" office:value-type="string" calcext:value-type="string">
            <text:p>*</text:p>
          </table:table-cell>
          <table:table-cell table:style-name="ce432" office:value-type="string" calcext:value-type="string">
            <text:p>*</text:p>
          </table:table-cell>
          <table:table-cell table:number-columns-repeated="3" table:style-name="ce252" office:value-type="string" calcext:value-type="string">
            <text:p>*</text:p>
          </table:table-cell>
          <table:table-cell table:style-name="ce612" office:value-type="float" office:value="0" calcext:value-type="float">
            <text:p>0</text:p>
          </table:table-cell>
          <table:table-cell table:style-name="ce793" office:value-type="float" office:value="1972" calcext:value-type="float">
            <text:p>1972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63" office:value-type="float" office:value="0" calcext:value-type="float">
            <text:p>0</text:p>
          </table:table-cell>
          <table:table-cell table:style-name="ce1163" office:value-type="string" calcext:value-type="string">
            <text:p>*</text:p>
          </table:table-cell>
          <table:table-cell table:number-columns-repeated="2" table:style-name="ce1163" office:value-type="float" office:value="0" calcext:value-type="float">
            <text:p>0</text:p>
          </table:table-cell>
          <table:table-cell table:style-name="ce1106"/>
          <table:table-cell table:style-name="ce1346" office:value-type="float" office:value="0" calcext:value-type="float">
            <text:p>00</text:p>
          </table:table-cell>
          <table:table-cell table:style-name="ce1530" office:value-type="float" office:value="0" calcext:value-type="float">
            <text:p>00</text:p>
          </table:table-cell>
          <table:table-cell table:number-columns-repeated="3" table:style-name="ce1346" office:value-type="float" office:value="0" calcext:value-type="float">
            <text:p>00</text:p>
          </table:table-cell>
          <table:table-cell table:style-name="ce1711" office:value-type="float" office:value="100" calcext:value-type="float">
            <text:p>100</text:p>
          </table:table-cell>
          <table:table-cell table:style-name="ce189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VLR M-87 Orkan</text:p>
          </table:table-cell>
          <table:table-cell table:style-name="ce69" office:value-type="string" calcext:value-type="string">
            <text:p>YU</text:p>
          </table:table-cell>
          <table:table-cell table:number-columns-repeated="2" table:style-name="ce253" office:value-type="string" calcext:value-type="string">
            <text:p>*</text:p>
          </table:table-cell>
          <table:table-cell table:style-name="ce433" office:value-type="string" calcext:value-type="string">
            <text:p>*</text:p>
          </table:table-cell>
          <table:table-cell table:number-columns-repeated="3" table:style-name="ce253" office:value-type="string" calcext:value-type="string">
            <text:p>*</text:p>
          </table:table-cell>
          <table:table-cell table:style-name="ce613" office:value-type="float" office:value="0" calcext:value-type="float">
            <text:p>0</text:p>
          </table:table-cell>
          <table:table-cell table:style-name="ce794" office:value-type="float" office:value="1988" calcext:value-type="float">
            <text:p>1988</text:p>
          </table:table-cell>
          <table:table-cell table:style-name="ce977" office:value-type="float" office:value="0" calcext:value-type="float">
            <text:p>0</text:p>
          </table:table-cell>
          <table:table-cell table:number-columns-repeated="1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64" office:value-type="float" office:value="0" calcext:value-type="float">
            <text:p>0</text:p>
          </table:table-cell>
          <table:table-cell table:style-name="ce1164" office:value-type="string" calcext:value-type="string">
            <text:p>*</text:p>
          </table:table-cell>
          <table:table-cell table:style-name="ce1164" office:value-type="float" office:value="0" calcext:value-type="float">
            <text:p>0</text:p>
          </table:table-cell>
          <table:table-cell table:style-name="ce1164" office:value-type="float" office:value="1" calcext:value-type="float">
            <text:p>1</text:p>
          </table:table-cell>
          <table:table-cell table:style-name="ce1106"/>
          <table:table-cell table:style-name="ce1347" office:value-type="float" office:value="0" calcext:value-type="float">
            <text:p>00</text:p>
          </table:table-cell>
          <table:table-cell table:style-name="ce1531" office:value-type="float" office:value="0" calcext:value-type="float">
            <text:p>00</text:p>
          </table:table-cell>
          <table:table-cell table:number-columns-repeated="3" table:style-name="ce1347" office:value-type="float" office:value="0" calcext:value-type="float">
            <text:p>00</text:p>
          </table:table-cell>
          <table:table-cell table:style-name="ce1712" office:value-type="float" office:value="130" calcext:value-type="float">
            <text:p>130</text:p>
          </table:table-cell>
          <table:table-cell table:style-name="ce189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OT M-60P</text:p>
          </table:table-cell>
          <table:table-cell table:style-name="ce70" office:value-type="string" calcext:value-type="string">
            <text:p>YU</text:p>
          </table:table-cell>
          <table:table-cell table:number-columns-repeated="2" table:style-name="ce254" office:value-type="string" calcext:value-type="string">
            <text:p>*</text:p>
          </table:table-cell>
          <table:table-cell table:style-name="ce434" office:value-type="string" calcext:value-type="string">
            <text:p>*</text:p>
          </table:table-cell>
          <table:table-cell table:number-columns-repeated="3" table:style-name="ce254" office:value-type="string" calcext:value-type="string">
            <text:p>*</text:p>
          </table:table-cell>
          <table:table-cell table:style-name="ce614" office:value-type="float" office:value="0" calcext:value-type="float">
            <text:p>0</text:p>
          </table:table-cell>
          <table:table-cell table:style-name="ce795" office:value-type="float" office:value="1965" calcext:value-type="float">
            <text:p>1965</text:p>
          </table:table-cell>
          <table:table-cell table:style-name="ce978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65" office:value-type="float" office:value="0" calcext:value-type="float">
            <text:p>0</text:p>
          </table:table-cell>
          <table:table-cell table:style-name="ce1165" office:value-type="string" calcext:value-type="string">
            <text:p>*</text:p>
          </table:table-cell>
          <table:table-cell table:number-columns-repeated="2" table:style-name="ce1165" office:value-type="float" office:value="0" calcext:value-type="float">
            <text:p>0</text:p>
          </table:table-cell>
          <table:table-cell table:style-name="ce1106"/>
          <table:table-cell table:style-name="ce1348" office:value-type="float" office:value="0" calcext:value-type="float">
            <text:p>00</text:p>
          </table:table-cell>
          <table:table-cell table:style-name="ce1532" office:value-type="float" office:value="0" calcext:value-type="float">
            <text:p>00</text:p>
          </table:table-cell>
          <table:table-cell table:number-columns-repeated="3" table:style-name="ce1348" office:value-type="float" office:value="0" calcext:value-type="float">
            <text:p>00</text:p>
          </table:table-cell>
          <table:table-cell table:style-name="ce1713" office:value-type="float" office:value="5" calcext:value-type="float">
            <text:p>005</text:p>
          </table:table-cell>
          <table:table-cell table:style-name="ce189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⚯ Hi-45 Hera 2</text:p>
          </table:table-cell>
          <table:table-cell table:style-name="ce71" office:value-type="string" calcext:value-type="string">
            <text:p>YU</text:p>
          </table:table-cell>
          <table:table-cell table:number-columns-repeated="2" table:style-name="ce255" office:value-type="string" calcext:value-type="string">
            <text:p>*</text:p>
          </table:table-cell>
          <table:table-cell table:style-name="ce435" office:value-type="string" calcext:value-type="string">
            <text:p>*</text:p>
          </table:table-cell>
          <table:table-cell table:number-columns-repeated="3" table:style-name="ce255" office:value-type="string" calcext:value-type="string">
            <text:p>*</text:p>
          </table:table-cell>
          <table:table-cell table:style-name="ce615" office:value-type="float" office:value="0" calcext:value-type="float">
            <text:p>0</text:p>
          </table:table-cell>
          <table:table-cell table:style-name="ce796" office:value-type="float" office:value="1989" calcext:value-type="float">
            <text:p>1989</text:p>
          </table:table-cell>
          <table:table-cell table:style-name="ce979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66" office:value-type="float" office:value="0" calcext:value-type="float">
            <text:p>0</text:p>
          </table:table-cell>
          <table:table-cell table:style-name="ce1166" office:value-type="string" calcext:value-type="string">
            <text:p>*</text:p>
          </table:table-cell>
          <table:table-cell table:number-columns-repeated="2" table:style-name="ce1166" office:value-type="float" office:value="0" calcext:value-type="float">
            <text:p>0</text:p>
          </table:table-cell>
          <table:table-cell table:style-name="ce1106"/>
          <table:table-cell table:style-name="ce1349" office:value-type="float" office:value="0" calcext:value-type="float">
            <text:p>00</text:p>
          </table:table-cell>
          <table:table-cell table:style-name="ce1533" office:value-type="float" office:value="0" calcext:value-type="float">
            <text:p>00</text:p>
          </table:table-cell>
          <table:table-cell table:number-columns-repeated="3" table:style-name="ce1349" office:value-type="float" office:value="0" calcext:value-type="float">
            <text:p>00</text:p>
          </table:table-cell>
          <table:table-cell table:style-name="ce1714" office:value-type="float" office:value="30" calcext:value-type="float">
            <text:p>030</text:p>
          </table:table-cell>
          <table:table-cell table:style-name="ce189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PAT BOV 30</text:p>
          </table:table-cell>
          <table:table-cell table:style-name="ce72" office:value-type="string" calcext:value-type="string">
            <text:p>YU</text:p>
          </table:table-cell>
          <table:table-cell table:number-columns-repeated="2" table:style-name="ce256" office:value-type="string" calcext:value-type="string">
            <text:p>*</text:p>
          </table:table-cell>
          <table:table-cell table:style-name="ce436" office:value-type="string" calcext:value-type="string">
            <text:p>*</text:p>
          </table:table-cell>
          <table:table-cell table:number-columns-repeated="3" table:style-name="ce256" office:value-type="string" calcext:value-type="string">
            <text:p>*</text:p>
          </table:table-cell>
          <table:table-cell table:style-name="ce616" office:value-type="float" office:value="0" calcext:value-type="float">
            <text:p>0</text:p>
          </table:table-cell>
          <table:table-cell table:style-name="ce797" office:value-type="float" office:value="1985" calcext:value-type="float">
            <text:p>1985</text:p>
          </table:table-cell>
          <table:table-cell table:style-name="ce980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167" office:value-type="string" calcext:value-type="string">
            <text:p>*</text:p>
          </table:table-cell>
          <table:table-cell table:style-name="ce1167" office:value-type="float" office:value="0" calcext:value-type="float">
            <text:p>0</text:p>
          </table:table-cell>
          <table:table-cell table:style-name="ce1167" office:value-type="float" office:value="1" calcext:value-type="float">
            <text:p>1</text:p>
          </table:table-cell>
          <table:table-cell table:style-name="ce1106"/>
          <table:table-cell table:style-name="ce1350" office:value-type="float" office:value="0" calcext:value-type="float">
            <text:p>00</text:p>
          </table:table-cell>
          <table:table-cell table:style-name="ce1534" office:value-type="float" office:value="0" calcext:value-type="float">
            <text:p>00</text:p>
          </table:table-cell>
          <table:table-cell table:number-columns-repeated="3" table:style-name="ce1350" office:value-type="float" office:value="0" calcext:value-type="float">
            <text:p>00</text:p>
          </table:table-cell>
          <table:table-cell table:style-name="ce1715" office:value-type="float" office:value="40" calcext:value-type="float">
            <text:p>040</text:p>
          </table:table-cell>
          <table:table-cell table:style-name="ce189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OT M-60PB</text:p>
          </table:table-cell>
          <table:table-cell table:style-name="ce73" office:value-type="string" calcext:value-type="string">
            <text:p>YU</text:p>
          </table:table-cell>
          <table:table-cell table:number-columns-repeated="2" table:style-name="ce257" office:value-type="string" calcext:value-type="string">
            <text:p>*</text:p>
          </table:table-cell>
          <table:table-cell table:style-name="ce437" office:value-type="string" calcext:value-type="string">
            <text:p>*</text:p>
          </table:table-cell>
          <table:table-cell table:number-columns-repeated="3" table:style-name="ce257" office:value-type="string" calcext:value-type="string">
            <text:p>*</text:p>
          </table:table-cell>
          <table:table-cell table:style-name="ce617" office:value-type="float" office:value="0" calcext:value-type="float">
            <text:p>0</text:p>
          </table:table-cell>
          <table:table-cell table:style-name="ce798" office:value-type="float" office:value="1966" calcext:value-type="float">
            <text:p>1966</text:p>
          </table:table-cell>
          <table:table-cell table:style-name="ce981" office:value-type="float" office:value="0" calcext:value-type="float">
            <text:p>0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*</text:p>
          </table:table-cell>
          <table:table-cell table:number-columns-repeated="2" table:style-name="ce1168" office:value-type="float" office:value="0" calcext:value-type="float">
            <text:p>0</text:p>
          </table:table-cell>
          <table:table-cell table:style-name="ce1106"/>
          <table:table-cell table:style-name="ce1351" office:value-type="float" office:value="0" calcext:value-type="float">
            <text:p>00</text:p>
          </table:table-cell>
          <table:table-cell table:style-name="ce1535" office:value-type="float" office:value="0" calcext:value-type="float">
            <text:p>00</text:p>
          </table:table-cell>
          <table:table-cell table:number-columns-repeated="3" table:style-name="ce1351" office:value-type="float" office:value="0" calcext:value-type="float">
            <text:p>00</text:p>
          </table:table-cell>
          <table:table-cell table:style-name="ce1716" office:value-type="float" office:value="10" calcext:value-type="float">
            <text:p>010</text:p>
          </table:table-cell>
          <table:table-cell table:style-name="ce189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0" office:value-type="string" calcext:value-type="string">
            <text:p>⍟ Kom. Odeljenje</text:p>
          </table:table-cell>
          <table:table-cell table:style-name="ce74" office:value-type="string" calcext:value-type="string">
            <text:p>YU</text:p>
          </table:table-cell>
          <table:table-cell table:number-columns-repeated="2" table:style-name="ce258" office:value-type="string" calcext:value-type="string">
            <text:p>*</text:p>
          </table:table-cell>
          <table:table-cell table:style-name="ce438" office:value-type="string" calcext:value-type="string">
            <text:p>*</text:p>
          </table:table-cell>
          <table:table-cell table:number-columns-repeated="3" table:style-name="ce258" office:value-type="string" calcext:value-type="string">
            <text:p>*</text:p>
          </table:table-cell>
          <table:table-cell table:style-name="ce618" office:value-type="float" office:value="0" calcext:value-type="float">
            <text:p>0</text:p>
          </table:table-cell>
          <table:table-cell table:style-name="ce799" office:value-type="float" office:value="1975" calcext:value-type="float">
            <text:p>1975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169" office:value-type="string" calcext:value-type="string">
            <text:p>*</text:p>
          </table:table-cell>
          <table:table-cell table:number-columns-repeated="2" table:style-name="ce1169" office:value-type="float" office:value="0" calcext:value-type="float">
            <text:p>0</text:p>
          </table:table-cell>
          <table:table-cell table:style-name="ce1106"/>
          <table:table-cell table:style-name="ce1352" office:value-type="float" office:value="0" calcext:value-type="float">
            <text:p>00</text:p>
          </table:table-cell>
          <table:table-cell table:style-name="ce1536" office:value-type="float" office:value="0" calcext:value-type="float">
            <text:p>00</text:p>
          </table:table-cell>
          <table:table-cell table:number-columns-repeated="3" table:style-name="ce1352" office:value-type="float" office:value="0" calcext:value-type="float">
            <text:p>00</text:p>
          </table:table-cell>
          <table:table-cell table:style-name="ce1717" office:value-type="float" office:value="100" calcext:value-type="float">
            <text:p>100</text:p>
          </table:table-cell>
          <table:table-cell table:style-name="ce190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1" office:value-type="string" calcext:value-type="string">
            <text:p>⍟ M-1107 MKŠK</text:p>
          </table:table-cell>
          <table:table-cell table:style-name="ce75" office:value-type="string" calcext:value-type="string">
            <text:p>YU</text:p>
          </table:table-cell>
          <table:table-cell table:number-columns-repeated="2" table:style-name="ce259" office:value-type="string" calcext:value-type="string">
            <text:p>*</text:p>
          </table:table-cell>
          <table:table-cell table:style-name="ce439" office:value-type="string" calcext:value-type="string">
            <text:p>*</text:p>
          </table:table-cell>
          <table:table-cell table:number-columns-repeated="3" table:style-name="ce259" office:value-type="string" calcext:value-type="string">
            <text:p>*</text:p>
          </table:table-cell>
          <table:table-cell table:style-name="ce619" office:value-type="float" office:value="0" calcext:value-type="float">
            <text:p>0</text:p>
          </table:table-cell>
          <table:table-cell table:style-name="ce800" office:value-type="float" office:value="1974" calcext:value-type="float">
            <text:p>1974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*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float" office:value="1" calcext:value-type="float">
            <text:p>1</text:p>
          </table:table-cell>
          <table:table-cell table:style-name="ce1106"/>
          <table:table-cell table:style-name="ce1353" office:value-type="float" office:value="0" calcext:value-type="float">
            <text:p>00</text:p>
          </table:table-cell>
          <table:table-cell table:style-name="ce1537" office:value-type="float" office:value="0" calcext:value-type="float">
            <text:p>00</text:p>
          </table:table-cell>
          <table:table-cell table:number-columns-repeated="3" table:style-name="ce1353" office:value-type="float" office:value="0" calcext:value-type="float">
            <text:p>00</text:p>
          </table:table-cell>
          <table:table-cell table:style-name="ce1718" office:value-type="float" office:value="100" calcext:value-type="float">
            <text:p>100</text:p>
          </table:table-cell>
          <table:table-cell table:style-name="ce190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O-76 Helket</text:p>
          </table:table-cell>
          <table:table-cell table:style-name="ce76" office:value-type="string" calcext:value-type="string">
            <text:p>YU</text:p>
          </table:table-cell>
          <table:table-cell table:number-columns-repeated="2" table:style-name="ce260" office:value-type="string" calcext:value-type="string">
            <text:p>*</text:p>
          </table:table-cell>
          <table:table-cell table:style-name="ce440" office:value-type="string" calcext:value-type="string">
            <text:p>*</text:p>
          </table:table-cell>
          <table:table-cell table:number-columns-repeated="3" table:style-name="ce260" office:value-type="string" calcext:value-type="string">
            <text:p>*</text:p>
          </table:table-cell>
          <table:table-cell table:style-name="ce620" office:value-type="float" office:value="0" calcext:value-type="float">
            <text:p>0</text:p>
          </table:table-cell>
          <table:table-cell table:style-name="ce801" office:value-type="float" office:value="1951" calcext:value-type="float">
            <text:p>1951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office:value-type="string" calcext:value-type="string">
            <text:p>*</text:p>
          </table:table-cell>
          <table:table-cell table:number-columns-repeated="2" table:style-name="ce1171" office:value-type="float" office:value="0" calcext:value-type="float">
            <text:p>0</text:p>
          </table:table-cell>
          <table:table-cell table:style-name="ce1106"/>
          <table:table-cell table:style-name="ce1354" office:value-type="float" office:value="0" calcext:value-type="float">
            <text:p>00</text:p>
          </table:table-cell>
          <table:table-cell table:style-name="ce1538" office:value-type="float" office:value="0" calcext:value-type="float">
            <text:p>00</text:p>
          </table:table-cell>
          <table:table-cell table:number-columns-repeated="3" table:style-name="ce1354" office:value-type="float" office:value="0" calcext:value-type="float">
            <text:p>00</text:p>
          </table:table-cell>
          <table:table-cell table:style-name="ce1719" office:value-type="float" office:value="10" calcext:value-type="float">
            <text:p>010</text:p>
          </table:table-cell>
          <table:table-cell table:style-name="ce190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N-62 Super Galeb</text:p>
          </table:table-cell>
          <table:table-cell table:style-name="ce77" office:value-type="string" calcext:value-type="string">
            <text:p>YU</text:p>
          </table:table-cell>
          <table:table-cell table:number-columns-repeated="2" table:style-name="ce261" office:value-type="string" calcext:value-type="string">
            <text:p>*</text:p>
          </table:table-cell>
          <table:table-cell table:style-name="ce441" office:value-type="string" calcext:value-type="string">
            <text:p>*</text:p>
          </table:table-cell>
          <table:table-cell table:number-columns-repeated="3" table:style-name="ce261" office:value-type="string" calcext:value-type="string">
            <text:p>*</text:p>
          </table:table-cell>
          <table:table-cell table:style-name="ce621" office:value-type="float" office:value="0" calcext:value-type="float">
            <text:p>0</text:p>
          </table:table-cell>
          <table:table-cell table:style-name="ce802" office:value-type="float" office:value="1984" calcext:value-type="float">
            <text:p>1984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72" office:value-type="float" office:value="0" calcext:value-type="float">
            <text:p>0</text:p>
          </table:table-cell>
          <table:table-cell table:style-name="ce1172" office:value-type="string" calcext:value-type="string">
            <text:p>*</text:p>
          </table:table-cell>
          <table:table-cell table:number-columns-repeated="2" table:style-name="ce1172" office:value-type="float" office:value="0" calcext:value-type="float">
            <text:p>0</text:p>
          </table:table-cell>
          <table:table-cell table:style-name="ce1106"/>
          <table:table-cell table:style-name="ce1355" office:value-type="float" office:value="0" calcext:value-type="float">
            <text:p>00</text:p>
          </table:table-cell>
          <table:table-cell table:style-name="ce1539" office:value-type="float" office:value="0" calcext:value-type="float">
            <text:p>00</text:p>
          </table:table-cell>
          <table:table-cell table:number-columns-repeated="3" table:style-name="ce1355" office:value-type="float" office:value="0" calcext:value-type="float">
            <text:p>00</text:p>
          </table:table-cell>
          <table:table-cell table:style-name="ce1720" office:value-type="float" office:value="60" calcext:value-type="float">
            <text:p>060</text:p>
          </table:table-cell>
          <table:table-cell table:style-name="ce190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PAST Praga</text:p>
          </table:table-cell>
          <table:table-cell table:style-name="ce78" office:value-type="string" calcext:value-type="string">
            <text:p>YU</text:p>
          </table:table-cell>
          <table:table-cell table:number-columns-repeated="2" table:style-name="ce262" office:value-type="string" calcext:value-type="string">
            <text:p>*</text:p>
          </table:table-cell>
          <table:table-cell table:style-name="ce442" office:value-type="string" calcext:value-type="string">
            <text:p>*</text:p>
          </table:table-cell>
          <table:table-cell table:number-columns-repeated="3" table:style-name="ce262" office:value-type="string" calcext:value-type="string">
            <text:p>*</text:p>
          </table:table-cell>
          <table:table-cell table:style-name="ce622" office:value-type="float" office:value="0" calcext:value-type="float">
            <text:p>0</text:p>
          </table:table-cell>
          <table:table-cell table:style-name="ce803" office:value-type="float" office:value="1965" calcext:value-type="float">
            <text:p>1965</text:p>
          </table:table-cell>
          <table:table-cell table:style-name="ce986" office:value-type="float" office:value="0" calcext:value-type="float">
            <text:p>0</text:p>
          </table:table-cell>
          <table:table-cell table:number-columns-repeated="2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73" office:value-type="float" office:value="0" calcext:value-type="float">
            <text:p>0</text:p>
          </table:table-cell>
          <table:table-cell table:style-name="ce1173" office:value-type="string" calcext:value-type="string">
            <text:p>*</text:p>
          </table:table-cell>
          <table:table-cell table:style-name="ce1173" office:value-type="float" office:value="0" calcext:value-type="float">
            <text:p>0</text:p>
          </table:table-cell>
          <table:table-cell table:style-name="ce1173" office:value-type="float" office:value="1" calcext:value-type="float">
            <text:p>1</text:p>
          </table:table-cell>
          <table:table-cell table:style-name="ce1106"/>
          <table:table-cell table:style-name="ce1356" office:value-type="float" office:value="0" calcext:value-type="float">
            <text:p>00</text:p>
          </table:table-cell>
          <table:table-cell table:style-name="ce1540" office:value-type="float" office:value="0" calcext:value-type="float">
            <text:p>00</text:p>
          </table:table-cell>
          <table:table-cell table:number-columns-repeated="3" table:style-name="ce1356" office:value-type="float" office:value="0" calcext:value-type="float">
            <text:p>00</text:p>
          </table:table-cell>
          <table:table-cell table:style-name="ce1721" office:value-type="float" office:value="15" calcext:value-type="float">
            <text:p>015</text:p>
          </table:table-cell>
          <table:table-cell table:style-name="ce190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PAT BOV 3</text:p>
          </table:table-cell>
          <table:table-cell table:style-name="ce79" office:value-type="string" calcext:value-type="string">
            <text:p>YU</text:p>
          </table:table-cell>
          <table:table-cell table:number-columns-repeated="2" table:style-name="ce263" office:value-type="string" calcext:value-type="string">
            <text:p>*</text:p>
          </table:table-cell>
          <table:table-cell table:style-name="ce443" office:value-type="string" calcext:value-type="string">
            <text:p>*</text:p>
          </table:table-cell>
          <table:table-cell table:number-columns-repeated="3" table:style-name="ce263" office:value-type="string" calcext:value-type="string">
            <text:p>*</text:p>
          </table:table-cell>
          <table:table-cell table:style-name="ce623" office:value-type="float" office:value="0" calcext:value-type="float">
            <text:p>0</text:p>
          </table:table-cell>
          <table:table-cell table:style-name="ce804" office:value-type="float" office:value="1980" calcext:value-type="float">
            <text:p>1980</text:p>
          </table:table-cell>
          <table:table-cell table:style-name="ce987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74" office:value-type="float" office:value="0" calcext:value-type="float">
            <text:p>0</text:p>
          </table:table-cell>
          <table:table-cell table:style-name="ce1174" office:value-type="string" calcext:value-type="string">
            <text:p>*</text:p>
          </table:table-cell>
          <table:table-cell table:style-name="ce1174" office:value-type="float" office:value="0" calcext:value-type="float">
            <text:p>0</text:p>
          </table:table-cell>
          <table:table-cell table:style-name="ce1174" office:value-type="float" office:value="1" calcext:value-type="float">
            <text:p>1</text:p>
          </table:table-cell>
          <table:table-cell table:style-name="ce1106"/>
          <table:table-cell table:style-name="ce1357" office:value-type="float" office:value="0" calcext:value-type="float">
            <text:p>00</text:p>
          </table:table-cell>
          <table:table-cell table:style-name="ce1541" office:value-type="float" office:value="0" calcext:value-type="float">
            <text:p>00</text:p>
          </table:table-cell>
          <table:table-cell table:number-columns-repeated="3" table:style-name="ce1357" office:value-type="float" office:value="0" calcext:value-type="float">
            <text:p>00</text:p>
          </table:table-cell>
          <table:table-cell table:style-name="ce1722" office:value-type="float" office:value="30" calcext:value-type="float">
            <text:p>030</text:p>
          </table:table-cell>
          <table:table-cell table:style-name="ce190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2" office:value-type="string" calcext:value-type="string">
            <text:p>⍟ Kom. BRDM-2U</text:p>
          </table:table-cell>
          <table:table-cell table:style-name="ce80" office:value-type="string" calcext:value-type="string">
            <text:p>YU</text:p>
          </table:table-cell>
          <table:table-cell table:number-columns-repeated="2" table:style-name="ce264" office:value-type="string" calcext:value-type="string">
            <text:p>*</text:p>
          </table:table-cell>
          <table:table-cell table:style-name="ce444" office:value-type="string" calcext:value-type="string">
            <text:p>*</text:p>
          </table:table-cell>
          <table:table-cell table:number-columns-repeated="3" table:style-name="ce264" office:value-type="string" calcext:value-type="string">
            <text:p>*</text:p>
          </table:table-cell>
          <table:table-cell table:style-name="ce624" office:value-type="float" office:value="0" calcext:value-type="float">
            <text:p>0</text:p>
          </table:table-cell>
          <table:table-cell table:style-name="ce805" office:value-type="float" office:value="1968" calcext:value-type="float">
            <text:p>1968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1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8" table:style-name="ce1106" office:value-type="float" office:value="0" calcext:value-type="float">
            <text:p>0</text:p>
          </table:table-cell>
          <table:table-cell table:style-name="ce1175" office:value-type="float" office:value="0" calcext:value-type="float">
            <text:p>0</text:p>
          </table:table-cell>
          <table:table-cell table:style-name="ce1175" office:value-type="string" calcext:value-type="string">
            <text:p>*</text:p>
          </table:table-cell>
          <table:table-cell table:style-name="ce1175" office:value-type="float" office:value="0" calcext:value-type="float">
            <text:p>0</text:p>
          </table:table-cell>
          <table:table-cell table:style-name="ce1175" office:value-type="float" office:value="1" calcext:value-type="float">
            <text:p>1</text:p>
          </table:table-cell>
          <table:table-cell table:style-name="ce1106"/>
          <table:table-cell table:style-name="ce1358" office:value-type="float" office:value="0" calcext:value-type="float">
            <text:p>00</text:p>
          </table:table-cell>
          <table:table-cell table:style-name="ce1542" office:value-type="float" office:value="0" calcext:value-type="float">
            <text:p>00</text:p>
          </table:table-cell>
          <table:table-cell table:number-columns-repeated="3" table:style-name="ce1358" office:value-type="float" office:value="0" calcext:value-type="float">
            <text:p>00</text:p>
          </table:table-cell>
          <table:table-cell table:style-name="ce1723" office:value-type="float" office:value="120" calcext:value-type="float">
            <text:p>120</text:p>
          </table:table-cell>
          <table:table-cell table:style-name="ce190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⚯ BRDM-2</text:p>
          </table:table-cell>
          <table:table-cell table:style-name="ce81" office:value-type="string" calcext:value-type="string">
            <text:p>YU</text:p>
          </table:table-cell>
          <table:table-cell table:number-columns-repeated="2" table:style-name="ce265" office:value-type="string" calcext:value-type="string">
            <text:p>*</text:p>
          </table:table-cell>
          <table:table-cell table:style-name="ce445" office:value-type="string" calcext:value-type="string">
            <text:p>*</text:p>
          </table:table-cell>
          <table:table-cell table:number-columns-repeated="3" table:style-name="ce265" office:value-type="string" calcext:value-type="string">
            <text:p>*</text:p>
          </table:table-cell>
          <table:table-cell table:style-name="ce625" office:value-type="float" office:value="0" calcext:value-type="float">
            <text:p>0</text:p>
          </table:table-cell>
          <table:table-cell table:style-name="ce806" office:value-type="float" office:value="1968" calcext:value-type="float">
            <text:p>1968</text:p>
          </table:table-cell>
          <table:table-cell table:style-name="ce989" office:value-type="float" office:value="0" calcext:value-type="float">
            <text:p>0</text:p>
          </table:table-cell>
          <table:table-cell table:number-columns-repeated="1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76" office:value-type="float" office:value="1" calcext:value-type="float">
            <text:p>1</text:p>
          </table:table-cell>
          <table:table-cell table:style-name="ce1176" office:value-type="string" calcext:value-type="string">
            <text:p>*</text:p>
          </table:table-cell>
          <table:table-cell table:style-name="ce1176" office:value-type="float" office:value="0" calcext:value-type="float">
            <text:p>0</text:p>
          </table:table-cell>
          <table:table-cell table:style-name="ce1176" office:value-type="float" office:value="1" calcext:value-type="float">
            <text:p>1</text:p>
          </table:table-cell>
          <table:table-cell table:style-name="ce1106"/>
          <table:table-cell table:style-name="ce1359" office:value-type="float" office:value="0" calcext:value-type="float">
            <text:p>00</text:p>
          </table:table-cell>
          <table:table-cell table:style-name="ce1543" office:value-type="float" office:value="0" calcext:value-type="float">
            <text:p>00</text:p>
          </table:table-cell>
          <table:table-cell table:number-columns-repeated="3" table:style-name="ce1359" office:value-type="float" office:value="0" calcext:value-type="float">
            <text:p>00</text:p>
          </table:table-cell>
          <table:table-cell table:style-name="ce1724" office:value-type="float" office:value="10" calcext:value-type="float">
            <text:p>010</text:p>
          </table:table-cell>
          <table:table-cell table:style-name="ce190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N-62M Super Galeb</text:p>
          </table:table-cell>
          <table:table-cell table:style-name="ce82" office:value-type="string" calcext:value-type="string">
            <text:p>YU</text:p>
          </table:table-cell>
          <table:table-cell table:number-columns-repeated="2" table:style-name="ce266" office:value-type="string" calcext:value-type="string">
            <text:p>*</text:p>
          </table:table-cell>
          <table:table-cell table:style-name="ce446" office:value-type="string" calcext:value-type="string">
            <text:p>*</text:p>
          </table:table-cell>
          <table:table-cell table:number-columns-repeated="3" table:style-name="ce266" office:value-type="string" calcext:value-type="string">
            <text:p>*</text:p>
          </table:table-cell>
          <table:table-cell table:style-name="ce626" office:value-type="float" office:value="0" calcext:value-type="float">
            <text:p>0</text:p>
          </table:table-cell>
          <table:table-cell table:style-name="ce807" office:value-type="float" office:value="1995" calcext:value-type="float">
            <text:p>1995</text:p>
          </table:table-cell>
          <table:table-cell table:style-name="ce990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  <table:table-cell table:style-name="ce1177" office:value-type="string" calcext:value-type="string">
            <text:p>*</text:p>
          </table:table-cell>
          <table:table-cell table:number-columns-repeated="2" table:style-name="ce1177" office:value-type="float" office:value="0" calcext:value-type="float">
            <text:p>0</text:p>
          </table:table-cell>
          <table:table-cell table:style-name="ce1106"/>
          <table:table-cell table:style-name="ce1360" office:value-type="float" office:value="0" calcext:value-type="float">
            <text:p>00</text:p>
          </table:table-cell>
          <table:table-cell table:style-name="ce1544" office:value-type="float" office:value="0" calcext:value-type="float">
            <text:p>00</text:p>
          </table:table-cell>
          <table:table-cell table:number-columns-repeated="3" table:style-name="ce1360" office:value-type="float" office:value="0" calcext:value-type="float">
            <text:p>00</text:p>
          </table:table-cell>
          <table:table-cell table:style-name="ce1725" office:value-type="float" office:value="130" calcext:value-type="float">
            <text:p>130</text:p>
          </table:table-cell>
          <table:table-cell table:style-name="ce1908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M-1107 Fagot</text:p>
          </table:table-cell>
          <table:table-cell table:style-name="ce83" office:value-type="string" calcext:value-type="string">
            <text:p>YU</text:p>
          </table:table-cell>
          <table:table-cell table:number-columns-repeated="2" table:style-name="ce267" office:value-type="string" calcext:value-type="string">
            <text:p>*</text:p>
          </table:table-cell>
          <table:table-cell table:style-name="ce447" office:value-type="string" calcext:value-type="string">
            <text:p>*</text:p>
          </table:table-cell>
          <table:table-cell table:number-columns-repeated="3" table:style-name="ce267" office:value-type="string" calcext:value-type="string">
            <text:p>*</text:p>
          </table:table-cell>
          <table:table-cell table:style-name="ce627" office:value-type="float" office:value="0" calcext:value-type="float">
            <text:p>0</text:p>
          </table:table-cell>
          <table:table-cell table:style-name="ce808" office:value-type="float" office:value="1980" calcext:value-type="float">
            <text:p>198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8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178" office:value-type="string" calcext:value-type="string">
            <text:p>*</text:p>
          </table:table-cell>
          <table:table-cell table:style-name="ce1178" office:value-type="float" office:value="0" calcext:value-type="float">
            <text:p>0</text:p>
          </table:table-cell>
          <table:table-cell table:style-name="ce1178" office:value-type="float" office:value="1" calcext:value-type="float">
            <text:p>1</text:p>
          </table:table-cell>
          <table:table-cell table:style-name="ce1106"/>
          <table:table-cell table:style-name="ce1361" office:value-type="float" office:value="0" calcext:value-type="float">
            <text:p>00</text:p>
          </table:table-cell>
          <table:table-cell table:style-name="ce1545" office:value-type="float" office:value="0" calcext:value-type="float">
            <text:p>00</text:p>
          </table:table-cell>
          <table:table-cell table:number-columns-repeated="3" table:style-name="ce1361" office:value-type="float" office:value="0" calcext:value-type="float">
            <text:p>00</text:p>
          </table:table-cell>
          <table:table-cell table:style-name="ce1726" office:value-type="float" office:value="15" calcext:value-type="float">
            <text:p>015</text:p>
          </table:table-cell>
          <table:table-cell table:style-name="ce1909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T-40 NRZ 57</text:p>
          </table:table-cell>
          <table:table-cell table:style-name="ce84" office:value-type="string" calcext:value-type="string">
            <text:p>YU</text:p>
          </table:table-cell>
          <table:table-cell table:number-columns-repeated="2" table:style-name="ce268" office:value-type="string" calcext:value-type="string">
            <text:p>*</text:p>
          </table:table-cell>
          <table:table-cell table:style-name="ce448" office:value-type="string" calcext:value-type="string">
            <text:p>*</text:p>
          </table:table-cell>
          <table:table-cell table:number-columns-repeated="3" table:style-name="ce268" office:value-type="string" calcext:value-type="string">
            <text:p>*</text:p>
          </table:table-cell>
          <table:table-cell table:style-name="ce628" office:value-type="float" office:value="0" calcext:value-type="float">
            <text:p>0</text:p>
          </table:table-cell>
          <table:table-cell table:style-name="ce809" office:value-type="float" office:value="1968" calcext:value-type="float">
            <text:p>1968</text:p>
          </table:table-cell>
          <table:table-cell table:style-name="ce992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79" office:value-type="float" office:value="0" calcext:value-type="float">
            <text:p>0</text:p>
          </table:table-cell>
          <table:table-cell table:style-name="ce1179" office:value-type="string" calcext:value-type="string">
            <text:p>*</text:p>
          </table:table-cell>
          <table:table-cell table:number-columns-repeated="2" table:style-name="ce1179" office:value-type="float" office:value="0" calcext:value-type="float">
            <text:p>0</text:p>
          </table:table-cell>
          <table:table-cell table:style-name="ce1106"/>
          <table:table-cell table:style-name="ce1362" office:value-type="float" office:value="0" calcext:value-type="float">
            <text:p>00</text:p>
          </table:table-cell>
          <table:table-cell table:style-name="ce1546" office:value-type="float" office:value="0" calcext:value-type="float">
            <text:p>00</text:p>
          </table:table-cell>
          <table:table-cell table:number-columns-repeated="3" table:style-name="ce1362" office:value-type="float" office:value="0" calcext:value-type="float">
            <text:p>00</text:p>
          </table:table-cell>
          <table:table-cell table:style-name="ce1727" office:value-type="float" office:value="45" calcext:value-type="float">
            <text:p>045</text:p>
          </table:table-cell>
          <table:table-cell table:style-name="ce1910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M-91 Vihor</text:p>
          </table:table-cell>
          <table:table-cell table:style-name="ce85" office:value-type="string" calcext:value-type="string">
            <text:p>YU</text:p>
          </table:table-cell>
          <table:table-cell table:number-columns-repeated="2" table:style-name="ce269" office:value-type="string" calcext:value-type="string">
            <text:p>*</text:p>
          </table:table-cell>
          <table:table-cell table:style-name="ce449" office:value-type="string" calcext:value-type="string">
            <text:p>*</text:p>
          </table:table-cell>
          <table:table-cell table:number-columns-repeated="3" table:style-name="ce269" office:value-type="string" calcext:value-type="string">
            <text:p>*</text:p>
          </table:table-cell>
          <table:table-cell table:style-name="ce629" office:value-type="float" office:value="0" calcext:value-type="float">
            <text:p>0</text:p>
          </table:table-cell>
          <table:table-cell table:style-name="ce810" office:value-type="float" office:value="1990" calcext:value-type="float">
            <text:p>199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5" table:style-name="ce1106" office:value-type="float" office:value="0" calcext:value-type="float">
            <text:p>0</text:p>
          </table:table-cell>
          <table:table-cell table:style-name="ce1180" office:value-type="float" office:value="0" calcext:value-type="float">
            <text:p>0</text:p>
          </table:table-cell>
          <table:table-cell table:style-name="ce1180" office:value-type="string" calcext:value-type="string">
            <text:p>*</text:p>
          </table:table-cell>
          <table:table-cell table:number-columns-repeated="2" table:style-name="ce1180" office:value-type="float" office:value="0" calcext:value-type="float">
            <text:p>0</text:p>
          </table:table-cell>
          <table:table-cell table:style-name="ce1106"/>
          <table:table-cell table:style-name="ce1363" office:value-type="float" office:value="0" calcext:value-type="float">
            <text:p>00</text:p>
          </table:table-cell>
          <table:table-cell table:style-name="ce1547" office:value-type="float" office:value="0" calcext:value-type="float">
            <text:p>00</text:p>
          </table:table-cell>
          <table:table-cell table:number-columns-repeated="3" table:style-name="ce1363" office:value-type="float" office:value="0" calcext:value-type="float">
            <text:p>00</text:p>
          </table:table-cell>
          <table:table-cell table:style-name="ce1728" office:value-type="float" office:value="125" calcext:value-type="float">
            <text:p>125</text:p>
          </table:table-cell>
          <table:table-cell table:style-name="ce1911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RSPVO Neva M1</text:p>
          </table:table-cell>
          <table:table-cell table:style-name="ce86" office:value-type="string" calcext:value-type="string">
            <text:p>YU</text:p>
          </table:table-cell>
          <table:table-cell table:number-columns-repeated="2" table:style-name="ce270" office:value-type="string" calcext:value-type="string">
            <text:p>*</text:p>
          </table:table-cell>
          <table:table-cell table:style-name="ce450" office:value-type="string" calcext:value-type="string">
            <text:p>*</text:p>
          </table:table-cell>
          <table:table-cell table:number-columns-repeated="3" table:style-name="ce270" office:value-type="string" calcext:value-type="string">
            <text:p>*</text:p>
          </table:table-cell>
          <table:table-cell table:style-name="ce630" office:value-type="float" office:value="0" calcext:value-type="float">
            <text:p>0</text:p>
          </table:table-cell>
          <table:table-cell table:style-name="ce811" office:value-type="float" office:value="1982" calcext:value-type="float">
            <text:p>1982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 table:style-name="ce1106" office:value-type="float" office:value="1" calcext:value-type="float">
            <text:p>1</text:p>
          </table:table-cell>
          <table:table-cell table:number-columns-repeated="1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1181" office:value-type="string" calcext:value-type="string">
            <text:p>*</text:p>
          </table:table-cell>
          <table:table-cell table:style-name="ce1181" office:value-type="float" office:value="0" calcext:value-type="float">
            <text:p>0</text:p>
          </table:table-cell>
          <table:table-cell table:style-name="ce1181" office:value-type="float" office:value="1" calcext:value-type="float">
            <text:p>1</text:p>
          </table:table-cell>
          <table:table-cell table:style-name="ce1106"/>
          <table:table-cell table:style-name="ce1364" office:value-type="float" office:value="0" calcext:value-type="float">
            <text:p>00</text:p>
          </table:table-cell>
          <table:table-cell table:style-name="ce1548" office:value-type="float" office:value="0" calcext:value-type="float">
            <text:p>00</text:p>
          </table:table-cell>
          <table:table-cell table:number-columns-repeated="3" table:style-name="ce1364" office:value-type="float" office:value="0" calcext:value-type="float">
            <text:p>00</text:p>
          </table:table-cell>
          <table:table-cell table:style-name="ce1729" office:value-type="float" office:value="90" calcext:value-type="float">
            <text:p>090</text:p>
          </table:table-cell>
          <table:table-cell table:style-name="ce19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3" office:value-type="string" calcext:value-type="string">
            <text:p>[⚯] Graničari</text:p>
          </table:table-cell>
          <table:table-cell table:style-name="ce87" office:value-type="string" calcext:value-type="string">
            <text:p>YU</text:p>
          </table:table-cell>
          <table:table-cell table:number-columns-repeated="2" table:style-name="ce271" office:value-type="string" calcext:value-type="string">
            <text:p>*</text:p>
          </table:table-cell>
          <table:table-cell table:style-name="ce451" office:value-type="string" calcext:value-type="string">
            <text:p>*</text:p>
          </table:table-cell>
          <table:table-cell table:number-columns-repeated="3" table:style-name="ce271" office:value-type="string" calcext:value-type="string">
            <text:p>*</text:p>
          </table:table-cell>
          <table:table-cell table:style-name="ce631" office:value-type="float" office:value="0" calcext:value-type="float">
            <text:p>0</text:p>
          </table:table-cell>
          <table:table-cell table:style-name="ce812" office:value-type="float" office:value="1975" calcext:value-type="float">
            <text:p>1975</text:p>
          </table:table-cell>
          <table:table-cell table:style-name="ce995" office:value-type="float" office:value="0" calcext:value-type="float">
            <text:p>0</text:p>
          </table:table-cell>
          <table:table-cell table:number-columns-repeated="7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2" calcext:value-type="float">
            <text:p>2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office:value-type="string" calcext:value-type="string">
            <text:p>*</text:p>
          </table:table-cell>
          <table:table-cell table:number-columns-repeated="2" table:style-name="ce1182" office:value-type="float" office:value="0" calcext:value-type="float">
            <text:p>0</text:p>
          </table:table-cell>
          <table:table-cell table:style-name="ce1106"/>
          <table:table-cell table:style-name="ce1365" office:value-type="float" office:value="0" calcext:value-type="float">
            <text:p>00</text:p>
          </table:table-cell>
          <table:table-cell table:style-name="ce1549" office:value-type="float" office:value="0" calcext:value-type="float">
            <text:p>00</text:p>
          </table:table-cell>
          <table:table-cell table:number-columns-repeated="3" table:style-name="ce1365" office:value-type="float" office:value="0" calcext:value-type="float">
            <text:p>00</text:p>
          </table:table-cell>
          <table:table-cell table:style-name="ce1730" office:value-type="float" office:value="15" calcext:value-type="float">
            <text:p>015</text:p>
          </table:table-cell>
          <table:table-cell table:style-name="ce191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LT M-80A POLO</text:p>
          </table:table-cell>
          <table:table-cell table:style-name="ce88" office:value-type="string" calcext:value-type="string">
            <text:p>YU</text:p>
          </table:table-cell>
          <table:table-cell table:number-columns-repeated="2" table:style-name="ce272" office:value-type="string" calcext:value-type="string">
            <text:p>*</text:p>
          </table:table-cell>
          <table:table-cell table:style-name="ce452" office:value-type="string" calcext:value-type="string">
            <text:p>*</text:p>
          </table:table-cell>
          <table:table-cell table:number-columns-repeated="3" table:style-name="ce272" office:value-type="string" calcext:value-type="string">
            <text:p>*</text:p>
          </table:table-cell>
          <table:table-cell table:style-name="ce632" office:value-type="float" office:value="0" calcext:value-type="float">
            <text:p>0</text:p>
          </table:table-cell>
          <table:table-cell table:style-name="ce813" office:value-type="float" office:value="1984" calcext:value-type="float">
            <text:p>1984</text:p>
          </table:table-cell>
          <table:table-cell table:style-name="ce996" office:value-type="float" office:value="0" calcext:value-type="float">
            <text:p>0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8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3" table:style-name="ce1106" office:value-type="float" office:value="0" calcext:value-type="float">
            <text:p>0</text:p>
          </table:table-cell>
          <table:table-cell table:style-name="ce1183" office:value-type="float" office:value="1" calcext:value-type="float">
            <text:p>1</text:p>
          </table:table-cell>
          <table:table-cell table:style-name="ce1183" office:value-type="string" calcext:value-type="string">
            <text:p>*</text:p>
          </table:table-cell>
          <table:table-cell table:number-columns-repeated="2" table:style-name="ce1183" office:value-type="float" office:value="0" calcext:value-type="float">
            <text:p>0</text:p>
          </table:table-cell>
          <table:table-cell table:style-name="ce1106"/>
          <table:table-cell table:style-name="ce1366" office:value-type="float" office:value="0" calcext:value-type="float">
            <text:p>00</text:p>
          </table:table-cell>
          <table:table-cell table:style-name="ce1550" office:value-type="float" office:value="0" calcext:value-type="float">
            <text:p>00</text:p>
          </table:table-cell>
          <table:table-cell table:number-columns-repeated="3" table:style-name="ce1366" office:value-type="float" office:value="0" calcext:value-type="float">
            <text:p>00</text:p>
          </table:table-cell>
          <table:table-cell table:style-name="ce1731" office:value-type="float" office:value="30" calcext:value-type="float">
            <text:p>030</text:p>
          </table:table-cell>
          <table:table-cell table:style-name="ce191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O-42 Gazela</text:p>
          </table:table-cell>
          <table:table-cell table:style-name="ce89" office:value-type="string" calcext:value-type="string">
            <text:p>YU</text:p>
          </table:table-cell>
          <table:table-cell table:number-columns-repeated="2" table:style-name="ce273" office:value-type="string" calcext:value-type="string">
            <text:p>*</text:p>
          </table:table-cell>
          <table:table-cell table:style-name="ce453" office:value-type="string" calcext:value-type="string">
            <text:p>*</text:p>
          </table:table-cell>
          <table:table-cell table:number-columns-repeated="3" table:style-name="ce273" office:value-type="string" calcext:value-type="string">
            <text:p>*</text:p>
          </table:table-cell>
          <table:table-cell table:style-name="ce633" office:value-type="float" office:value="0" calcext:value-type="float">
            <text:p>0</text:p>
          </table:table-cell>
          <table:table-cell table:style-name="ce814" office:value-type="float" office:value="1978" calcext:value-type="float">
            <text:p>1978</text:p>
          </table:table-cell>
          <table:table-cell table:style-name="ce997" office:value-type="float" office:value="0" calcext:value-type="float">
            <text:p>0</text:p>
          </table:table-cell>
          <table:table-cell table:number-columns-repeated="4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16" table:style-name="ce110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184" office:value-type="string" calcext:value-type="string">
            <text:p>*</text:p>
          </table:table-cell>
          <table:table-cell table:number-columns-repeated="2" table:style-name="ce1184" office:value-type="float" office:value="0" calcext:value-type="float">
            <text:p>0</text:p>
          </table:table-cell>
          <table:table-cell table:style-name="ce1106"/>
          <table:table-cell table:style-name="ce1367" office:value-type="float" office:value="0" calcext:value-type="float">
            <text:p>00</text:p>
          </table:table-cell>
          <table:table-cell table:style-name="ce1551" office:value-type="float" office:value="0" calcext:value-type="float">
            <text:p>00</text:p>
          </table:table-cell>
          <table:table-cell table:number-columns-repeated="3" table:style-name="ce1367" office:value-type="float" office:value="0" calcext:value-type="float">
            <text:p>00</text:p>
          </table:table-cell>
          <table:table-cell table:style-name="ce1732" office:value-type="float" office:value="20" calcext:value-type="float">
            <text:p>020</text:p>
          </table:table-cell>
          <table:table-cell table:style-name="ce191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0" office:value-type="string" calcext:value-type="string">
            <text:p>YU</text:p>
          </table:table-cell>
          <table:table-cell table:number-columns-repeated="2" table:style-name="ce274" office:value-type="string" calcext:value-type="string">
            <text:p>*</text:p>
          </table:table-cell>
          <table:table-cell table:style-name="ce454" office:value-type="string" calcext:value-type="string">
            <text:p>*</text:p>
          </table:table-cell>
          <table:table-cell table:number-columns-repeated="3" table:style-name="ce274" office:value-type="string" calcext:value-type="string">
            <text:p>*</text:p>
          </table:table-cell>
          <table:table-cell table:style-name="ce634" office:value-type="float" office:value="0" calcext:value-type="float">
            <text:p>0</text:p>
          </table:table-cell>
          <table:table-cell table:style-name="ce815" office:value-type="float" office:value="0" calcext:value-type="float">
            <text:p>0000</text:p>
          </table:table-cell>
          <table:table-cell table:style-name="ce99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185" office:value-type="string" calcext:value-type="string">
            <text:p>*</text:p>
          </table:table-cell>
          <table:table-cell table:number-columns-repeated="2" table:style-name="ce1185" office:value-type="float" office:value="0" calcext:value-type="float">
            <text:p>0</text:p>
          </table:table-cell>
          <table:table-cell table:style-name="ce1106"/>
          <table:table-cell table:style-name="ce1368" office:value-type="float" office:value="0" calcext:value-type="float">
            <text:p>00</text:p>
          </table:table-cell>
          <table:table-cell table:style-name="ce1552" office:value-type="float" office:value="0" calcext:value-type="float">
            <text:p>00</text:p>
          </table:table-cell>
          <table:table-cell table:number-columns-repeated="3" table:style-name="ce1368" office:value-type="float" office:value="0" calcext:value-type="float">
            <text:p>00</text:p>
          </table:table-cell>
          <table:table-cell table:style-name="ce1733" office:value-type="float" office:value="0" calcext:value-type="float">
            <text:p>000</text:p>
          </table:table-cell>
          <table:table-cell table:style-name="ce191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1" office:value-type="string" calcext:value-type="string">
            <text:p>YU</text:p>
          </table:table-cell>
          <table:table-cell table:number-columns-repeated="2" table:style-name="ce275" office:value-type="string" calcext:value-type="string">
            <text:p>*</text:p>
          </table:table-cell>
          <table:table-cell table:style-name="ce455" office:value-type="string" calcext:value-type="string">
            <text:p>*</text:p>
          </table:table-cell>
          <table:table-cell table:number-columns-repeated="3" table:style-name="ce275" office:value-type="string" calcext:value-type="string">
            <text:p>*</text:p>
          </table:table-cell>
          <table:table-cell table:style-name="ce635" office:value-type="float" office:value="0" calcext:value-type="float">
            <text:p>0</text:p>
          </table:table-cell>
          <table:table-cell table:style-name="ce816" office:value-type="float" office:value="0" calcext:value-type="float">
            <text:p>000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table:style-name="ce1186" office:value-type="string" calcext:value-type="string">
            <text:p>*</text:p>
          </table:table-cell>
          <table:table-cell table:number-columns-repeated="2" table:style-name="ce1186" office:value-type="float" office:value="0" calcext:value-type="float">
            <text:p>0</text:p>
          </table:table-cell>
          <table:table-cell table:style-name="ce1106"/>
          <table:table-cell table:style-name="ce1369" office:value-type="float" office:value="0" calcext:value-type="float">
            <text:p>00</text:p>
          </table:table-cell>
          <table:table-cell table:style-name="ce1553" office:value-type="float" office:value="0" calcext:value-type="float">
            <text:p>00</text:p>
          </table:table-cell>
          <table:table-cell table:number-columns-repeated="3" table:style-name="ce1369" office:value-type="float" office:value="0" calcext:value-type="float">
            <text:p>00</text:p>
          </table:table-cell>
          <table:table-cell table:style-name="ce1734" office:value-type="float" office:value="0" calcext:value-type="float">
            <text:p>000</text:p>
          </table:table-cell>
          <table:table-cell table:style-name="ce191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2" office:value-type="string" calcext:value-type="string">
            <text:p>YU</text:p>
          </table:table-cell>
          <table:table-cell table:number-columns-repeated="2" table:style-name="ce276" office:value-type="string" calcext:value-type="string">
            <text:p>*</text:p>
          </table:table-cell>
          <table:table-cell table:style-name="ce456" office:value-type="string" calcext:value-type="string">
            <text:p>*</text:p>
          </table:table-cell>
          <table:table-cell table:number-columns-repeated="3" table:style-name="ce276" office:value-type="string" calcext:value-type="string">
            <text:p>*</text:p>
          </table:table-cell>
          <table:table-cell table:style-name="ce636" office:value-type="float" office:value="0" calcext:value-type="float">
            <text:p>0</text:p>
          </table:table-cell>
          <table:table-cell table:style-name="ce817" office:value-type="float" office:value="0" calcext:value-type="float">
            <text:p>0000</text:p>
          </table:table-cell>
          <table:table-cell table:style-name="ce100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table:style-name="ce1187" office:value-type="string" calcext:value-type="string">
            <text:p>*</text:p>
          </table:table-cell>
          <table:table-cell table:number-columns-repeated="2" table:style-name="ce1187" office:value-type="float" office:value="0" calcext:value-type="float">
            <text:p>0</text:p>
          </table:table-cell>
          <table:table-cell table:style-name="ce1106"/>
          <table:table-cell table:style-name="ce1370" office:value-type="float" office:value="0" calcext:value-type="float">
            <text:p>00</text:p>
          </table:table-cell>
          <table:table-cell table:style-name="ce1554" office:value-type="float" office:value="0" calcext:value-type="float">
            <text:p>00</text:p>
          </table:table-cell>
          <table:table-cell table:number-columns-repeated="3" table:style-name="ce1370" office:value-type="float" office:value="0" calcext:value-type="float">
            <text:p>00</text:p>
          </table:table-cell>
          <table:table-cell table:style-name="ce1735" office:value-type="float" office:value="0" calcext:value-type="float">
            <text:p>000</text:p>
          </table:table-cell>
          <table:table-cell table:style-name="ce191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3" office:value-type="string" calcext:value-type="string">
            <text:p>YU</text:p>
          </table:table-cell>
          <table:table-cell table:number-columns-repeated="2" table:style-name="ce277" office:value-type="string" calcext:value-type="string">
            <text:p>*</text:p>
          </table:table-cell>
          <table:table-cell table:style-name="ce457" office:value-type="string" calcext:value-type="string">
            <text:p>*</text:p>
          </table:table-cell>
          <table:table-cell table:number-columns-repeated="3" table:style-name="ce277" office:value-type="string" calcext:value-type="string">
            <text:p>*</text:p>
          </table:table-cell>
          <table:table-cell table:style-name="ce637" office:value-type="float" office:value="0" calcext:value-type="float">
            <text:p>0</text:p>
          </table:table-cell>
          <table:table-cell table:style-name="ce818" office:value-type="float" office:value="0" calcext:value-type="float">
            <text:p>0000</text:p>
          </table:table-cell>
          <table:table-cell table:style-name="ce100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88" office:value-type="float" office:value="0" calcext:value-type="float">
            <text:p>0</text:p>
          </table:table-cell>
          <table:table-cell table:style-name="ce1188" office:value-type="string" calcext:value-type="string">
            <text:p>*</text:p>
          </table:table-cell>
          <table:table-cell table:number-columns-repeated="2" table:style-name="ce1188" office:value-type="float" office:value="0" calcext:value-type="float">
            <text:p>0</text:p>
          </table:table-cell>
          <table:table-cell table:style-name="ce1106"/>
          <table:table-cell table:style-name="ce1371" office:value-type="float" office:value="0" calcext:value-type="float">
            <text:p>00</text:p>
          </table:table-cell>
          <table:table-cell table:style-name="ce1555" office:value-type="float" office:value="0" calcext:value-type="float">
            <text:p>00</text:p>
          </table:table-cell>
          <table:table-cell table:number-columns-repeated="3" table:style-name="ce1371" office:value-type="float" office:value="0" calcext:value-type="float">
            <text:p>00</text:p>
          </table:table-cell>
          <table:table-cell table:style-name="ce1736" office:value-type="float" office:value="0" calcext:value-type="float">
            <text:p>000</text:p>
          </table:table-cell>
          <table:table-cell table:style-name="ce191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4" office:value-type="string" calcext:value-type="string">
            <text:p>YU</text:p>
          </table:table-cell>
          <table:table-cell table:number-columns-repeated="2" table:style-name="ce278" office:value-type="string" calcext:value-type="string">
            <text:p>*</text:p>
          </table:table-cell>
          <table:table-cell table:style-name="ce458" office:value-type="string" calcext:value-type="string">
            <text:p>*</text:p>
          </table:table-cell>
          <table:table-cell table:number-columns-repeated="3" table:style-name="ce278" office:value-type="string" calcext:value-type="string">
            <text:p>*</text:p>
          </table:table-cell>
          <table:table-cell table:style-name="ce638" office:value-type="float" office:value="0" calcext:value-type="float">
            <text:p>0</text:p>
          </table:table-cell>
          <table:table-cell table:style-name="ce819" office:value-type="float" office:value="0" calcext:value-type="float">
            <text:p>0000</text:p>
          </table:table-cell>
          <table:table-cell table:style-name="ce1002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table:style-name="ce1189" office:value-type="string" calcext:value-type="string">
            <text:p>*</text:p>
          </table:table-cell>
          <table:table-cell table:number-columns-repeated="2" table:style-name="ce1189" office:value-type="float" office:value="0" calcext:value-type="float">
            <text:p>0</text:p>
          </table:table-cell>
          <table:table-cell table:style-name="ce1106"/>
          <table:table-cell table:style-name="ce1372" office:value-type="float" office:value="0" calcext:value-type="float">
            <text:p>00</text:p>
          </table:table-cell>
          <table:table-cell table:style-name="ce1556" office:value-type="float" office:value="0" calcext:value-type="float">
            <text:p>00</text:p>
          </table:table-cell>
          <table:table-cell table:number-columns-repeated="3" table:style-name="ce1372" office:value-type="float" office:value="0" calcext:value-type="float">
            <text:p>00</text:p>
          </table:table-cell>
          <table:table-cell table:style-name="ce1737" office:value-type="float" office:value="0" calcext:value-type="float">
            <text:p>000</text:p>
          </table:table-cell>
          <table:table-cell table:style-name="ce192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5" office:value-type="string" calcext:value-type="string">
            <text:p>YU</text:p>
          </table:table-cell>
          <table:table-cell table:number-columns-repeated="2" table:style-name="ce279" office:value-type="string" calcext:value-type="string">
            <text:p>*</text:p>
          </table:table-cell>
          <table:table-cell table:style-name="ce459" office:value-type="string" calcext:value-type="string">
            <text:p>*</text:p>
          </table:table-cell>
          <table:table-cell table:number-columns-repeated="3" table:style-name="ce279" office:value-type="string" calcext:value-type="string">
            <text:p>*</text:p>
          </table:table-cell>
          <table:table-cell table:style-name="ce639" office:value-type="float" office:value="0" calcext:value-type="float">
            <text:p>0</text:p>
          </table:table-cell>
          <table:table-cell table:style-name="ce820" office:value-type="float" office:value="0" calcext:value-type="float">
            <text:p>0000</text:p>
          </table:table-cell>
          <table:table-cell table:style-name="ce100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table:style-name="ce1190" office:value-type="string" calcext:value-type="string">
            <text:p>*</text:p>
          </table:table-cell>
          <table:table-cell table:number-columns-repeated="2" table:style-name="ce1190" office:value-type="float" office:value="0" calcext:value-type="float">
            <text:p>0</text:p>
          </table:table-cell>
          <table:table-cell table:style-name="ce1106"/>
          <table:table-cell table:style-name="ce1373" office:value-type="float" office:value="0" calcext:value-type="float">
            <text:p>00</text:p>
          </table:table-cell>
          <table:table-cell table:style-name="ce1557" office:value-type="float" office:value="0" calcext:value-type="float">
            <text:p>00</text:p>
          </table:table-cell>
          <table:table-cell table:number-columns-repeated="3" table:style-name="ce1373" office:value-type="float" office:value="0" calcext:value-type="float">
            <text:p>00</text:p>
          </table:table-cell>
          <table:table-cell table:style-name="ce1738" office:value-type="float" office:value="0" calcext:value-type="float">
            <text:p>000</text:p>
          </table:table-cell>
          <table:table-cell table:style-name="ce192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6" office:value-type="string" calcext:value-type="string">
            <text:p>YU</text:p>
          </table:table-cell>
          <table:table-cell table:number-columns-repeated="2" table:style-name="ce280" office:value-type="string" calcext:value-type="string">
            <text:p>*</text:p>
          </table:table-cell>
          <table:table-cell table:style-name="ce460" office:value-type="string" calcext:value-type="string">
            <text:p>*</text:p>
          </table:table-cell>
          <table:table-cell table:number-columns-repeated="3" table:style-name="ce280" office:value-type="string" calcext:value-type="string">
            <text:p>*</text:p>
          </table:table-cell>
          <table:table-cell table:style-name="ce640" office:value-type="float" office:value="0" calcext:value-type="float">
            <text:p>0</text:p>
          </table:table-cell>
          <table:table-cell table:style-name="ce821" office:value-type="float" office:value="0" calcext:value-type="float">
            <text:p>0000</text:p>
          </table:table-cell>
          <table:table-cell table:style-name="ce100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191" office:value-type="string" calcext:value-type="string">
            <text:p>*</text:p>
          </table:table-cell>
          <table:table-cell table:number-columns-repeated="2" table:style-name="ce1191" office:value-type="float" office:value="0" calcext:value-type="float">
            <text:p>0</text:p>
          </table:table-cell>
          <table:table-cell table:style-name="ce1106"/>
          <table:table-cell table:style-name="ce1374" office:value-type="float" office:value="0" calcext:value-type="float">
            <text:p>00</text:p>
          </table:table-cell>
          <table:table-cell table:style-name="ce1558" office:value-type="float" office:value="0" calcext:value-type="float">
            <text:p>00</text:p>
          </table:table-cell>
          <table:table-cell table:number-columns-repeated="3" table:style-name="ce1374" office:value-type="float" office:value="0" calcext:value-type="float">
            <text:p>00</text:p>
          </table:table-cell>
          <table:table-cell table:style-name="ce1739" office:value-type="float" office:value="0" calcext:value-type="float">
            <text:p>000</text:p>
          </table:table-cell>
          <table:table-cell table:style-name="ce192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7" office:value-type="string" calcext:value-type="string">
            <text:p>YU</text:p>
          </table:table-cell>
          <table:table-cell table:number-columns-repeated="2" table:style-name="ce281" office:value-type="string" calcext:value-type="string">
            <text:p>*</text:p>
          </table:table-cell>
          <table:table-cell table:style-name="ce461" office:value-type="string" calcext:value-type="string">
            <text:p>*</text:p>
          </table:table-cell>
          <table:table-cell table:number-columns-repeated="3" table:style-name="ce281" office:value-type="string" calcext:value-type="string">
            <text:p>*</text:p>
          </table:table-cell>
          <table:table-cell table:style-name="ce641" office:value-type="float" office:value="0" calcext:value-type="float">
            <text:p>0</text:p>
          </table:table-cell>
          <table:table-cell table:style-name="ce822" office:value-type="float" office:value="0" calcext:value-type="float">
            <text:p>0000</text:p>
          </table:table-cell>
          <table:table-cell table:style-name="ce100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192" office:value-type="string" calcext:value-type="string">
            <text:p>*</text:p>
          </table:table-cell>
          <table:table-cell table:number-columns-repeated="2" table:style-name="ce1192" office:value-type="float" office:value="0" calcext:value-type="float">
            <text:p>0</text:p>
          </table:table-cell>
          <table:table-cell table:style-name="ce1106"/>
          <table:table-cell table:style-name="ce1375" office:value-type="float" office:value="0" calcext:value-type="float">
            <text:p>00</text:p>
          </table:table-cell>
          <table:table-cell table:style-name="ce1559" office:value-type="float" office:value="0" calcext:value-type="float">
            <text:p>00</text:p>
          </table:table-cell>
          <table:table-cell table:number-columns-repeated="3" table:style-name="ce1375" office:value-type="float" office:value="0" calcext:value-type="float">
            <text:p>00</text:p>
          </table:table-cell>
          <table:table-cell table:style-name="ce1740" office:value-type="float" office:value="0" calcext:value-type="float">
            <text:p>000</text:p>
          </table:table-cell>
          <table:table-cell table:style-name="ce192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8" office:value-type="string" calcext:value-type="string">
            <text:p>YU</text:p>
          </table:table-cell>
          <table:table-cell table:number-columns-repeated="2" table:style-name="ce282" office:value-type="string" calcext:value-type="string">
            <text:p>*</text:p>
          </table:table-cell>
          <table:table-cell table:style-name="ce462" office:value-type="string" calcext:value-type="string">
            <text:p>*</text:p>
          </table:table-cell>
          <table:table-cell table:number-columns-repeated="3" table:style-name="ce282" office:value-type="string" calcext:value-type="string">
            <text:p>*</text:p>
          </table:table-cell>
          <table:table-cell table:style-name="ce642" office:value-type="float" office:value="0" calcext:value-type="float">
            <text:p>0</text:p>
          </table:table-cell>
          <table:table-cell table:style-name="ce823" office:value-type="float" office:value="0" calcext:value-type="float">
            <text:p>0000</text:p>
          </table:table-cell>
          <table:table-cell table:style-name="ce100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table:style-name="ce1193" office:value-type="string" calcext:value-type="string">
            <text:p>*</text:p>
          </table:table-cell>
          <table:table-cell table:number-columns-repeated="2" table:style-name="ce1193" office:value-type="float" office:value="0" calcext:value-type="float">
            <text:p>0</text:p>
          </table:table-cell>
          <table:table-cell table:style-name="ce1106"/>
          <table:table-cell table:style-name="ce1376" office:value-type="float" office:value="0" calcext:value-type="float">
            <text:p>00</text:p>
          </table:table-cell>
          <table:table-cell table:style-name="ce1560" office:value-type="float" office:value="0" calcext:value-type="float">
            <text:p>00</text:p>
          </table:table-cell>
          <table:table-cell table:number-columns-repeated="3" table:style-name="ce1376" office:value-type="float" office:value="0" calcext:value-type="float">
            <text:p>00</text:p>
          </table:table-cell>
          <table:table-cell table:style-name="ce1741" office:value-type="float" office:value="0" calcext:value-type="float">
            <text:p>000</text:p>
          </table:table-cell>
          <table:table-cell table:style-name="ce192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99" office:value-type="string" calcext:value-type="string">
            <text:p>YU</text:p>
          </table:table-cell>
          <table:table-cell table:number-columns-repeated="2" table:style-name="ce283" office:value-type="string" calcext:value-type="string">
            <text:p>*</text:p>
          </table:table-cell>
          <table:table-cell table:style-name="ce463" office:value-type="string" calcext:value-type="string">
            <text:p>*</text:p>
          </table:table-cell>
          <table:table-cell table:number-columns-repeated="3" table:style-name="ce283" office:value-type="string" calcext:value-type="string">
            <text:p>*</text:p>
          </table:table-cell>
          <table:table-cell table:style-name="ce643" office:value-type="float" office:value="0" calcext:value-type="float">
            <text:p>0</text:p>
          </table:table-cell>
          <table:table-cell table:style-name="ce824" office:value-type="float" office:value="0" calcext:value-type="float">
            <text:p>0000</text:p>
          </table:table-cell>
          <table:table-cell table:style-name="ce100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4" office:value-type="float" office:value="0" calcext:value-type="float">
            <text:p>0</text:p>
          </table:table-cell>
          <table:table-cell table:style-name="ce1194" office:value-type="string" calcext:value-type="string">
            <text:p>*</text:p>
          </table:table-cell>
          <table:table-cell table:number-columns-repeated="2" table:style-name="ce1194" office:value-type="float" office:value="0" calcext:value-type="float">
            <text:p>0</text:p>
          </table:table-cell>
          <table:table-cell table:style-name="ce1106"/>
          <table:table-cell table:style-name="ce1377" office:value-type="float" office:value="0" calcext:value-type="float">
            <text:p>00</text:p>
          </table:table-cell>
          <table:table-cell table:style-name="ce1561" office:value-type="float" office:value="0" calcext:value-type="float">
            <text:p>00</text:p>
          </table:table-cell>
          <table:table-cell table:number-columns-repeated="3" table:style-name="ce1377" office:value-type="float" office:value="0" calcext:value-type="float">
            <text:p>00</text:p>
          </table:table-cell>
          <table:table-cell table:style-name="ce1742" office:value-type="float" office:value="0" calcext:value-type="float">
            <text:p>000</text:p>
          </table:table-cell>
          <table:table-cell table:style-name="ce192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0" office:value-type="string" calcext:value-type="string">
            <text:p>YU</text:p>
          </table:table-cell>
          <table:table-cell table:number-columns-repeated="2" table:style-name="ce284" office:value-type="string" calcext:value-type="string">
            <text:p>*</text:p>
          </table:table-cell>
          <table:table-cell table:style-name="ce464" office:value-type="string" calcext:value-type="string">
            <text:p>*</text:p>
          </table:table-cell>
          <table:table-cell table:number-columns-repeated="3" table:style-name="ce284" office:value-type="string" calcext:value-type="string">
            <text:p>*</text:p>
          </table:table-cell>
          <table:table-cell table:style-name="ce644" office:value-type="float" office:value="0" calcext:value-type="float">
            <text:p>0</text:p>
          </table:table-cell>
          <table:table-cell table:style-name="ce825" office:value-type="float" office:value="0" calcext:value-type="float">
            <text:p>0000</text:p>
          </table:table-cell>
          <table:table-cell table:style-name="ce100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5" office:value-type="float" office:value="0" calcext:value-type="float">
            <text:p>0</text:p>
          </table:table-cell>
          <table:table-cell table:style-name="ce1195" office:value-type="string" calcext:value-type="string">
            <text:p>*</text:p>
          </table:table-cell>
          <table:table-cell table:number-columns-repeated="2" table:style-name="ce1195" office:value-type="float" office:value="0" calcext:value-type="float">
            <text:p>0</text:p>
          </table:table-cell>
          <table:table-cell table:style-name="ce1106"/>
          <table:table-cell table:style-name="ce1378" office:value-type="float" office:value="0" calcext:value-type="float">
            <text:p>00</text:p>
          </table:table-cell>
          <table:table-cell table:style-name="ce1562" office:value-type="float" office:value="0" calcext:value-type="float">
            <text:p>00</text:p>
          </table:table-cell>
          <table:table-cell table:number-columns-repeated="3" table:style-name="ce1378" office:value-type="float" office:value="0" calcext:value-type="float">
            <text:p>00</text:p>
          </table:table-cell>
          <table:table-cell table:style-name="ce1743" office:value-type="float" office:value="0" calcext:value-type="float">
            <text:p>000</text:p>
          </table:table-cell>
          <table:table-cell table:style-name="ce192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1" office:value-type="string" calcext:value-type="string">
            <text:p>YU</text:p>
          </table:table-cell>
          <table:table-cell table:number-columns-repeated="2" table:style-name="ce285" office:value-type="string" calcext:value-type="string">
            <text:p>*</text:p>
          </table:table-cell>
          <table:table-cell table:style-name="ce465" office:value-type="string" calcext:value-type="string">
            <text:p>*</text:p>
          </table:table-cell>
          <table:table-cell table:number-columns-repeated="3" table:style-name="ce285" office:value-type="string" calcext:value-type="string">
            <text:p>*</text:p>
          </table:table-cell>
          <table:table-cell table:style-name="ce645" office:value-type="float" office:value="0" calcext:value-type="float">
            <text:p>0</text:p>
          </table:table-cell>
          <table:table-cell table:style-name="ce826" office:value-type="float" office:value="0" calcext:value-type="float">
            <text:p>0000</text:p>
          </table:table-cell>
          <table:table-cell table:style-name="ce100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6" office:value-type="float" office:value="0" calcext:value-type="float">
            <text:p>0</text:p>
          </table:table-cell>
          <table:table-cell table:style-name="ce1196" office:value-type="string" calcext:value-type="string">
            <text:p>*</text:p>
          </table:table-cell>
          <table:table-cell table:number-columns-repeated="2" table:style-name="ce1196" office:value-type="float" office:value="0" calcext:value-type="float">
            <text:p>0</text:p>
          </table:table-cell>
          <table:table-cell table:style-name="ce1106"/>
          <table:table-cell table:style-name="ce1379" office:value-type="float" office:value="0" calcext:value-type="float">
            <text:p>00</text:p>
          </table:table-cell>
          <table:table-cell table:style-name="ce1563" office:value-type="float" office:value="0" calcext:value-type="float">
            <text:p>00</text:p>
          </table:table-cell>
          <table:table-cell table:number-columns-repeated="3" table:style-name="ce1379" office:value-type="float" office:value="0" calcext:value-type="float">
            <text:p>00</text:p>
          </table:table-cell>
          <table:table-cell table:style-name="ce1744" office:value-type="float" office:value="0" calcext:value-type="float">
            <text:p>000</text:p>
          </table:table-cell>
          <table:table-cell table:style-name="ce192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2" office:value-type="string" calcext:value-type="string">
            <text:p>YU</text:p>
          </table:table-cell>
          <table:table-cell table:number-columns-repeated="2" table:style-name="ce286" office:value-type="string" calcext:value-type="string">
            <text:p>*</text:p>
          </table:table-cell>
          <table:table-cell table:style-name="ce466" office:value-type="string" calcext:value-type="string">
            <text:p>*</text:p>
          </table:table-cell>
          <table:table-cell table:number-columns-repeated="3" table:style-name="ce286" office:value-type="string" calcext:value-type="string">
            <text:p>*</text:p>
          </table:table-cell>
          <table:table-cell table:style-name="ce646" office:value-type="float" office:value="0" calcext:value-type="float">
            <text:p>0</text:p>
          </table:table-cell>
          <table:table-cell table:style-name="ce827" office:value-type="float" office:value="0" calcext:value-type="float">
            <text:p>000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197" office:value-type="string" calcext:value-type="string">
            <text:p>*</text:p>
          </table:table-cell>
          <table:table-cell table:number-columns-repeated="2" table:style-name="ce1197" office:value-type="float" office:value="0" calcext:value-type="float">
            <text:p>0</text:p>
          </table:table-cell>
          <table:table-cell table:style-name="ce1106"/>
          <table:table-cell table:style-name="ce1380" office:value-type="float" office:value="0" calcext:value-type="float">
            <text:p>00</text:p>
          </table:table-cell>
          <table:table-cell table:style-name="ce1564" office:value-type="float" office:value="0" calcext:value-type="float">
            <text:p>00</text:p>
          </table:table-cell>
          <table:table-cell table:number-columns-repeated="3" table:style-name="ce1380" office:value-type="float" office:value="0" calcext:value-type="float">
            <text:p>00</text:p>
          </table:table-cell>
          <table:table-cell table:style-name="ce1745" office:value-type="float" office:value="0" calcext:value-type="float">
            <text:p>000</text:p>
          </table:table-cell>
          <table:table-cell table:style-name="ce192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3" office:value-type="string" calcext:value-type="string">
            <text:p>YU</text:p>
          </table:table-cell>
          <table:table-cell table:number-columns-repeated="2" table:style-name="ce287" office:value-type="string" calcext:value-type="string">
            <text:p>*</text:p>
          </table:table-cell>
          <table:table-cell table:style-name="ce467" office:value-type="string" calcext:value-type="string">
            <text:p>*</text:p>
          </table:table-cell>
          <table:table-cell table:number-columns-repeated="3" table:style-name="ce287" office:value-type="string" calcext:value-type="string">
            <text:p>*</text:p>
          </table:table-cell>
          <table:table-cell table:style-name="ce647" office:value-type="float" office:value="0" calcext:value-type="float">
            <text:p>0</text:p>
          </table:table-cell>
          <table:table-cell table:style-name="ce828" office:value-type="float" office:value="0" calcext:value-type="float">
            <text:p>0000</text:p>
          </table:table-cell>
          <table:table-cell table:style-name="ce101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98" office:value-type="string" calcext:value-type="string">
            <text:p>*</text:p>
          </table:table-cell>
          <table:table-cell table:number-columns-repeated="2" table:style-name="ce1198" office:value-type="float" office:value="0" calcext:value-type="float">
            <text:p>0</text:p>
          </table:table-cell>
          <table:table-cell table:style-name="ce1106"/>
          <table:table-cell table:style-name="ce1381" office:value-type="float" office:value="0" calcext:value-type="float">
            <text:p>00</text:p>
          </table:table-cell>
          <table:table-cell table:style-name="ce1565" office:value-type="float" office:value="0" calcext:value-type="float">
            <text:p>00</text:p>
          </table:table-cell>
          <table:table-cell table:number-columns-repeated="3" table:style-name="ce1381" office:value-type="float" office:value="0" calcext:value-type="float">
            <text:p>00</text:p>
          </table:table-cell>
          <table:table-cell table:style-name="ce1746" office:value-type="float" office:value="0" calcext:value-type="float">
            <text:p>000</text:p>
          </table:table-cell>
          <table:table-cell table:style-name="ce192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4" office:value-type="string" calcext:value-type="string">
            <text:p>YU</text:p>
          </table:table-cell>
          <table:table-cell table:number-columns-repeated="2" table:style-name="ce288" office:value-type="string" calcext:value-type="string">
            <text:p>*</text:p>
          </table:table-cell>
          <table:table-cell table:style-name="ce468" office:value-type="string" calcext:value-type="string">
            <text:p>*</text:p>
          </table:table-cell>
          <table:table-cell table:number-columns-repeated="3" table:style-name="ce288" office:value-type="string" calcext:value-type="string">
            <text:p>*</text:p>
          </table:table-cell>
          <table:table-cell table:style-name="ce648" office:value-type="float" office:value="0" calcext:value-type="float">
            <text:p>0</text:p>
          </table:table-cell>
          <table:table-cell table:style-name="ce829" office:value-type="float" office:value="0" calcext:value-type="float">
            <text:p>0000</text:p>
          </table:table-cell>
          <table:table-cell table:style-name="ce1012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199" office:value-type="float" office:value="0" calcext:value-type="float">
            <text:p>0</text:p>
          </table:table-cell>
          <table:table-cell table:style-name="ce1199" office:value-type="string" calcext:value-type="string">
            <text:p>*</text:p>
          </table:table-cell>
          <table:table-cell table:number-columns-repeated="2" table:style-name="ce1199" office:value-type="float" office:value="0" calcext:value-type="float">
            <text:p>0</text:p>
          </table:table-cell>
          <table:table-cell table:style-name="ce1106"/>
          <table:table-cell table:style-name="ce1382" office:value-type="float" office:value="0" calcext:value-type="float">
            <text:p>00</text:p>
          </table:table-cell>
          <table:table-cell table:style-name="ce1566" office:value-type="float" office:value="0" calcext:value-type="float">
            <text:p>00</text:p>
          </table:table-cell>
          <table:table-cell table:number-columns-repeated="3" table:style-name="ce1382" office:value-type="float" office:value="0" calcext:value-type="float">
            <text:p>00</text:p>
          </table:table-cell>
          <table:table-cell table:style-name="ce1747" office:value-type="float" office:value="0" calcext:value-type="float">
            <text:p>000</text:p>
          </table:table-cell>
          <table:table-cell table:style-name="ce193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5" office:value-type="string" calcext:value-type="string">
            <text:p>YU</text:p>
          </table:table-cell>
          <table:table-cell table:number-columns-repeated="2" table:style-name="ce289" office:value-type="string" calcext:value-type="string">
            <text:p>*</text:p>
          </table:table-cell>
          <table:table-cell table:style-name="ce469" office:value-type="string" calcext:value-type="string">
            <text:p>*</text:p>
          </table:table-cell>
          <table:table-cell table:number-columns-repeated="3" table:style-name="ce289" office:value-type="string" calcext:value-type="string">
            <text:p>*</text:p>
          </table:table-cell>
          <table:table-cell table:style-name="ce649" office:value-type="float" office:value="0" calcext:value-type="float">
            <text:p>0</text:p>
          </table:table-cell>
          <table:table-cell table:style-name="ce830" office:value-type="float" office:value="0" calcext:value-type="float">
            <text:p>0000</text:p>
          </table:table-cell>
          <table:table-cell table:style-name="ce101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00" office:value-type="float" office:value="0" calcext:value-type="float">
            <text:p>0</text:p>
          </table:table-cell>
          <table:table-cell table:style-name="ce1200" office:value-type="string" calcext:value-type="string">
            <text:p>*</text:p>
          </table:table-cell>
          <table:table-cell table:number-columns-repeated="2" table:style-name="ce1200" office:value-type="float" office:value="0" calcext:value-type="float">
            <text:p>0</text:p>
          </table:table-cell>
          <table:table-cell table:style-name="ce1106"/>
          <table:table-cell table:style-name="ce1383" office:value-type="float" office:value="0" calcext:value-type="float">
            <text:p>00</text:p>
          </table:table-cell>
          <table:table-cell table:style-name="ce1567" office:value-type="float" office:value="0" calcext:value-type="float">
            <text:p>00</text:p>
          </table:table-cell>
          <table:table-cell table:number-columns-repeated="3" table:style-name="ce1383" office:value-type="float" office:value="0" calcext:value-type="float">
            <text:p>00</text:p>
          </table:table-cell>
          <table:table-cell table:style-name="ce1748" office:value-type="float" office:value="0" calcext:value-type="float">
            <text:p>000</text:p>
          </table:table-cell>
          <table:table-cell table:style-name="ce193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6" office:value-type="string" calcext:value-type="string">
            <text:p>YU</text:p>
          </table:table-cell>
          <table:table-cell table:number-columns-repeated="2" table:style-name="ce290" office:value-type="string" calcext:value-type="string">
            <text:p>*</text:p>
          </table:table-cell>
          <table:table-cell table:style-name="ce470" office:value-type="string" calcext:value-type="string">
            <text:p>*</text:p>
          </table:table-cell>
          <table:table-cell table:number-columns-repeated="3" table:style-name="ce290" office:value-type="string" calcext:value-type="string">
            <text:p>*</text:p>
          </table:table-cell>
          <table:table-cell table:style-name="ce650" office:value-type="float" office:value="0" calcext:value-type="float">
            <text:p>0</text:p>
          </table:table-cell>
          <table:table-cell table:style-name="ce831" office:value-type="float" office:value="0" calcext:value-type="float">
            <text:p>0000</text:p>
          </table:table-cell>
          <table:table-cell table:style-name="ce1014" office:value-type="float" office:value="0" calcext:value-type="float">
            <text:p>0</text:p>
          </table:table-cell>
          <table:table-cell table:number-columns-repeated="15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10" table:style-name="ce1106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201" office:value-type="string" calcext:value-type="string">
            <text:p>*</text:p>
          </table:table-cell>
          <table:table-cell table:number-columns-repeated="2" table:style-name="ce1201" office:value-type="float" office:value="0" calcext:value-type="float">
            <text:p>0</text:p>
          </table:table-cell>
          <table:table-cell table:style-name="ce1106"/>
          <table:table-cell table:style-name="ce1384" office:value-type="float" office:value="0" calcext:value-type="float">
            <text:p>00</text:p>
          </table:table-cell>
          <table:table-cell table:style-name="ce1568" office:value-type="float" office:value="0" calcext:value-type="float">
            <text:p>00</text:p>
          </table:table-cell>
          <table:table-cell table:number-columns-repeated="3" table:style-name="ce1384" office:value-type="float" office:value="0" calcext:value-type="float">
            <text:p>00</text:p>
          </table:table-cell>
          <table:table-cell table:style-name="ce1749" office:value-type="float" office:value="0" calcext:value-type="float">
            <text:p>000</text:p>
          </table:table-cell>
          <table:table-cell table:style-name="ce193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7" office:value-type="string" calcext:value-type="string">
            <text:p>YU</text:p>
          </table:table-cell>
          <table:table-cell table:number-columns-repeated="2" table:style-name="ce291" office:value-type="string" calcext:value-type="string">
            <text:p>*</text:p>
          </table:table-cell>
          <table:table-cell table:style-name="ce471" office:value-type="string" calcext:value-type="string">
            <text:p>*</text:p>
          </table:table-cell>
          <table:table-cell table:number-columns-repeated="3" table:style-name="ce291" office:value-type="string" calcext:value-type="string">
            <text:p>*</text:p>
          </table:table-cell>
          <table:table-cell table:style-name="ce651" office:value-type="float" office:value="0" calcext:value-type="float">
            <text:p>0</text:p>
          </table:table-cell>
          <table:table-cell table:style-name="ce832" office:value-type="float" office:value="0" calcext:value-type="float">
            <text:p>0000</text:p>
          </table:table-cell>
          <table:table-cell table:style-name="ce101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02" office:value-type="float" office:value="0" calcext:value-type="float">
            <text:p>0</text:p>
          </table:table-cell>
          <table:table-cell table:style-name="ce1202" office:value-type="string" calcext:value-type="string">
            <text:p>*</text:p>
          </table:table-cell>
          <table:table-cell table:number-columns-repeated="2" table:style-name="ce1202" office:value-type="float" office:value="0" calcext:value-type="float">
            <text:p>0</text:p>
          </table:table-cell>
          <table:table-cell table:style-name="ce1106"/>
          <table:table-cell table:style-name="ce1385" office:value-type="float" office:value="0" calcext:value-type="float">
            <text:p>00</text:p>
          </table:table-cell>
          <table:table-cell table:style-name="ce1569" office:value-type="float" office:value="0" calcext:value-type="float">
            <text:p>00</text:p>
          </table:table-cell>
          <table:table-cell table:number-columns-repeated="3" table:style-name="ce1385" office:value-type="float" office:value="0" calcext:value-type="float">
            <text:p>00</text:p>
          </table:table-cell>
          <table:table-cell table:style-name="ce1750" office:value-type="float" office:value="0" calcext:value-type="float">
            <text:p>000</text:p>
          </table:table-cell>
          <table:table-cell table:style-name="ce193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8" office:value-type="string" calcext:value-type="string">
            <text:p>YU</text:p>
          </table:table-cell>
          <table:table-cell table:number-columns-repeated="2" table:style-name="ce292" office:value-type="string" calcext:value-type="string">
            <text:p>*</text:p>
          </table:table-cell>
          <table:table-cell table:style-name="ce472" office:value-type="string" calcext:value-type="string">
            <text:p>*</text:p>
          </table:table-cell>
          <table:table-cell table:number-columns-repeated="3" table:style-name="ce292" office:value-type="string" calcext:value-type="string">
            <text:p>*</text:p>
          </table:table-cell>
          <table:table-cell table:style-name="ce652" office:value-type="float" office:value="0" calcext:value-type="float">
            <text:p>0</text:p>
          </table:table-cell>
          <table:table-cell table:style-name="ce833" office:value-type="float" office:value="0" calcext:value-type="float">
            <text:p>0000</text:p>
          </table:table-cell>
          <table:table-cell table:style-name="ce1016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03" office:value-type="float" office:value="0" calcext:value-type="float">
            <text:p>0</text:p>
          </table:table-cell>
          <table:table-cell table:style-name="ce1203" office:value-type="string" calcext:value-type="string">
            <text:p>*</text:p>
          </table:table-cell>
          <table:table-cell table:number-columns-repeated="2" table:style-name="ce1203" office:value-type="float" office:value="0" calcext:value-type="float">
            <text:p>0</text:p>
          </table:table-cell>
          <table:table-cell table:style-name="ce1106"/>
          <table:table-cell table:style-name="ce1386" office:value-type="float" office:value="0" calcext:value-type="float">
            <text:p>00</text:p>
          </table:table-cell>
          <table:table-cell table:style-name="ce1570" office:value-type="float" office:value="0" calcext:value-type="float">
            <text:p>00</text:p>
          </table:table-cell>
          <table:table-cell table:number-columns-repeated="3" table:style-name="ce1386" office:value-type="float" office:value="0" calcext:value-type="float">
            <text:p>00</text:p>
          </table:table-cell>
          <table:table-cell table:style-name="ce1751" office:value-type="float" office:value="0" calcext:value-type="float">
            <text:p>000</text:p>
          </table:table-cell>
          <table:table-cell table:style-name="ce193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09" office:value-type="string" calcext:value-type="string">
            <text:p>YU</text:p>
          </table:table-cell>
          <table:table-cell table:number-columns-repeated="2" table:style-name="ce293" office:value-type="string" calcext:value-type="string">
            <text:p>*</text:p>
          </table:table-cell>
          <table:table-cell table:style-name="ce473" office:value-type="string" calcext:value-type="string">
            <text:p>*</text:p>
          </table:table-cell>
          <table:table-cell table:number-columns-repeated="3" table:style-name="ce293" office:value-type="string" calcext:value-type="string">
            <text:p>*</text:p>
          </table:table-cell>
          <table:table-cell table:style-name="ce653" office:value-type="float" office:value="0" calcext:value-type="float">
            <text:p>0</text:p>
          </table:table-cell>
          <table:table-cell table:style-name="ce834" office:value-type="float" office:value="0" calcext:value-type="float">
            <text:p>0000</text:p>
          </table:table-cell>
          <table:table-cell table:style-name="ce101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04" office:value-type="float" office:value="0" calcext:value-type="float">
            <text:p>0</text:p>
          </table:table-cell>
          <table:table-cell table:style-name="ce1204" office:value-type="string" calcext:value-type="string">
            <text:p>*</text:p>
          </table:table-cell>
          <table:table-cell table:number-columns-repeated="2" table:style-name="ce1204" office:value-type="float" office:value="0" calcext:value-type="float">
            <text:p>0</text:p>
          </table:table-cell>
          <table:table-cell table:style-name="ce1106"/>
          <table:table-cell table:style-name="ce1387" office:value-type="float" office:value="0" calcext:value-type="float">
            <text:p>00</text:p>
          </table:table-cell>
          <table:table-cell table:style-name="ce1571" office:value-type="float" office:value="0" calcext:value-type="float">
            <text:p>00</text:p>
          </table:table-cell>
          <table:table-cell table:number-columns-repeated="3" table:style-name="ce1387" office:value-type="float" office:value="0" calcext:value-type="float">
            <text:p>00</text:p>
          </table:table-cell>
          <table:table-cell table:style-name="ce1752" office:value-type="float" office:value="0" calcext:value-type="float">
            <text:p>000</text:p>
          </table:table-cell>
          <table:table-cell table:style-name="ce193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0" office:value-type="string" calcext:value-type="string">
            <text:p>YU</text:p>
          </table:table-cell>
          <table:table-cell table:number-columns-repeated="2" table:style-name="ce294" office:value-type="string" calcext:value-type="string">
            <text:p>*</text:p>
          </table:table-cell>
          <table:table-cell table:style-name="ce474" office:value-type="string" calcext:value-type="string">
            <text:p>*</text:p>
          </table:table-cell>
          <table:table-cell table:number-columns-repeated="3" table:style-name="ce294" office:value-type="string" calcext:value-type="string">
            <text:p>*</text:p>
          </table:table-cell>
          <table:table-cell table:style-name="ce654" office:value-type="float" office:value="0" calcext:value-type="float">
            <text:p>0</text:p>
          </table:table-cell>
          <table:table-cell table:style-name="ce835" office:value-type="float" office:value="0" calcext:value-type="float">
            <text:p>0000</text:p>
          </table:table-cell>
          <table:table-cell table:style-name="ce1018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05" office:value-type="float" office:value="0" calcext:value-type="float">
            <text:p>0</text:p>
          </table:table-cell>
          <table:table-cell table:style-name="ce1205" office:value-type="string" calcext:value-type="string">
            <text:p>*</text:p>
          </table:table-cell>
          <table:table-cell table:number-columns-repeated="2" table:style-name="ce1205" office:value-type="float" office:value="0" calcext:value-type="float">
            <text:p>0</text:p>
          </table:table-cell>
          <table:table-cell table:style-name="ce1106"/>
          <table:table-cell table:style-name="ce1388" office:value-type="float" office:value="0" calcext:value-type="float">
            <text:p>00</text:p>
          </table:table-cell>
          <table:table-cell table:style-name="ce1572" office:value-type="float" office:value="0" calcext:value-type="float">
            <text:p>00</text:p>
          </table:table-cell>
          <table:table-cell table:number-columns-repeated="3" table:style-name="ce1388" office:value-type="float" office:value="0" calcext:value-type="float">
            <text:p>00</text:p>
          </table:table-cell>
          <table:table-cell table:style-name="ce1753" office:value-type="float" office:value="0" calcext:value-type="float">
            <text:p>000</text:p>
          </table:table-cell>
          <table:table-cell table:style-name="ce193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1" office:value-type="string" calcext:value-type="string">
            <text:p>YU</text:p>
          </table:table-cell>
          <table:table-cell table:number-columns-repeated="2" table:style-name="ce295" office:value-type="string" calcext:value-type="string">
            <text:p>*</text:p>
          </table:table-cell>
          <table:table-cell table:style-name="ce475" office:value-type="string" calcext:value-type="string">
            <text:p>*</text:p>
          </table:table-cell>
          <table:table-cell table:number-columns-repeated="3" table:style-name="ce295" office:value-type="string" calcext:value-type="string">
            <text:p>*</text:p>
          </table:table-cell>
          <table:table-cell table:style-name="ce655" office:value-type="float" office:value="0" calcext:value-type="float">
            <text:p>0</text:p>
          </table:table-cell>
          <table:table-cell table:style-name="ce836" office:value-type="float" office:value="0" calcext:value-type="float">
            <text:p>0000</text:p>
          </table:table-cell>
          <table:table-cell table:style-name="ce101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06" office:value-type="float" office:value="0" calcext:value-type="float">
            <text:p>0</text:p>
          </table:table-cell>
          <table:table-cell table:style-name="ce1206" office:value-type="string" calcext:value-type="string">
            <text:p>*</text:p>
          </table:table-cell>
          <table:table-cell table:number-columns-repeated="2" table:style-name="ce1206" office:value-type="float" office:value="0" calcext:value-type="float">
            <text:p>0</text:p>
          </table:table-cell>
          <table:table-cell table:style-name="ce1106"/>
          <table:table-cell table:style-name="ce1389" office:value-type="float" office:value="0" calcext:value-type="float">
            <text:p>00</text:p>
          </table:table-cell>
          <table:table-cell table:style-name="ce1573" office:value-type="float" office:value="0" calcext:value-type="float">
            <text:p>00</text:p>
          </table:table-cell>
          <table:table-cell table:number-columns-repeated="3" table:style-name="ce1389" office:value-type="float" office:value="0" calcext:value-type="float">
            <text:p>00</text:p>
          </table:table-cell>
          <table:table-cell table:style-name="ce1754" office:value-type="float" office:value="0" calcext:value-type="float">
            <text:p>000</text:p>
          </table:table-cell>
          <table:table-cell table:style-name="ce193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2" office:value-type="string" calcext:value-type="string">
            <text:p>YU</text:p>
          </table:table-cell>
          <table:table-cell table:number-columns-repeated="2" table:style-name="ce296" office:value-type="string" calcext:value-type="string">
            <text:p>*</text:p>
          </table:table-cell>
          <table:table-cell table:style-name="ce476" office:value-type="string" calcext:value-type="string">
            <text:p>*</text:p>
          </table:table-cell>
          <table:table-cell table:number-columns-repeated="3" table:style-name="ce296" office:value-type="string" calcext:value-type="string">
            <text:p>*</text:p>
          </table:table-cell>
          <table:table-cell table:style-name="ce656" office:value-type="float" office:value="0" calcext:value-type="float">
            <text:p>0</text:p>
          </table:table-cell>
          <table:table-cell table:style-name="ce837" office:value-type="float" office:value="0" calcext:value-type="float">
            <text:p>0000</text:p>
          </table:table-cell>
          <table:table-cell table:style-name="ce1020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  <table:table-cell table:style-name="ce1207" office:value-type="string" calcext:value-type="string">
            <text:p>*</text:p>
          </table:table-cell>
          <table:table-cell table:number-columns-repeated="2" table:style-name="ce1207" office:value-type="float" office:value="0" calcext:value-type="float">
            <text:p>0</text:p>
          </table:table-cell>
          <table:table-cell table:style-name="ce1106"/>
          <table:table-cell table:style-name="ce1390" office:value-type="float" office:value="0" calcext:value-type="float">
            <text:p>00</text:p>
          </table:table-cell>
          <table:table-cell table:style-name="ce1574" office:value-type="float" office:value="0" calcext:value-type="float">
            <text:p>00</text:p>
          </table:table-cell>
          <table:table-cell table:number-columns-repeated="3" table:style-name="ce1390" office:value-type="float" office:value="0" calcext:value-type="float">
            <text:p>00</text:p>
          </table:table-cell>
          <table:table-cell table:style-name="ce1755" office:value-type="float" office:value="0" calcext:value-type="float">
            <text:p>000</text:p>
          </table:table-cell>
          <table:table-cell table:style-name="ce193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3" office:value-type="string" calcext:value-type="string">
            <text:p>YU</text:p>
          </table:table-cell>
          <table:table-cell table:number-columns-repeated="2" table:style-name="ce297" office:value-type="string" calcext:value-type="string">
            <text:p>*</text:p>
          </table:table-cell>
          <table:table-cell table:style-name="ce477" office:value-type="string" calcext:value-type="string">
            <text:p>*</text:p>
          </table:table-cell>
          <table:table-cell table:number-columns-repeated="3" table:style-name="ce297" office:value-type="string" calcext:value-type="string">
            <text:p>*</text:p>
          </table:table-cell>
          <table:table-cell table:style-name="ce657" office:value-type="float" office:value="0" calcext:value-type="float">
            <text:p>0</text:p>
          </table:table-cell>
          <table:table-cell table:style-name="ce838" office:value-type="float" office:value="0" calcext:value-type="float">
            <text:p>0000</text:p>
          </table:table-cell>
          <table:table-cell table:style-name="ce102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08" office:value-type="float" office:value="0" calcext:value-type="float">
            <text:p>0</text:p>
          </table:table-cell>
          <table:table-cell table:style-name="ce1208" office:value-type="string" calcext:value-type="string">
            <text:p>*</text:p>
          </table:table-cell>
          <table:table-cell table:number-columns-repeated="2" table:style-name="ce1208" office:value-type="float" office:value="0" calcext:value-type="float">
            <text:p>0</text:p>
          </table:table-cell>
          <table:table-cell table:style-name="ce1106"/>
          <table:table-cell table:style-name="ce1391" office:value-type="float" office:value="0" calcext:value-type="float">
            <text:p>00</text:p>
          </table:table-cell>
          <table:table-cell table:style-name="ce1575" office:value-type="float" office:value="0" calcext:value-type="float">
            <text:p>00</text:p>
          </table:table-cell>
          <table:table-cell table:number-columns-repeated="3" table:style-name="ce1391" office:value-type="float" office:value="0" calcext:value-type="float">
            <text:p>00</text:p>
          </table:table-cell>
          <table:table-cell table:style-name="ce1756" office:value-type="float" office:value="0" calcext:value-type="float">
            <text:p>000</text:p>
          </table:table-cell>
          <table:table-cell table:style-name="ce193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4" office:value-type="string" calcext:value-type="string">
            <text:p>YU</text:p>
          </table:table-cell>
          <table:table-cell table:number-columns-repeated="2" table:style-name="ce298" office:value-type="string" calcext:value-type="string">
            <text:p>*</text:p>
          </table:table-cell>
          <table:table-cell table:style-name="ce478" office:value-type="string" calcext:value-type="string">
            <text:p>*</text:p>
          </table:table-cell>
          <table:table-cell table:number-columns-repeated="3" table:style-name="ce298" office:value-type="string" calcext:value-type="string">
            <text:p>*</text:p>
          </table:table-cell>
          <table:table-cell table:style-name="ce658" office:value-type="float" office:value="0" calcext:value-type="float">
            <text:p>0</text:p>
          </table:table-cell>
          <table:table-cell table:style-name="ce839" office:value-type="float" office:value="0" calcext:value-type="float">
            <text:p>0000</text:p>
          </table:table-cell>
          <table:table-cell table:style-name="ce102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09" office:value-type="float" office:value="0" calcext:value-type="float">
            <text:p>0</text:p>
          </table:table-cell>
          <table:table-cell table:style-name="ce1209" office:value-type="string" calcext:value-type="string">
            <text:p>*</text:p>
          </table:table-cell>
          <table:table-cell table:number-columns-repeated="2" table:style-name="ce1209" office:value-type="float" office:value="0" calcext:value-type="float">
            <text:p>0</text:p>
          </table:table-cell>
          <table:table-cell table:style-name="ce1106"/>
          <table:table-cell table:style-name="ce1392" office:value-type="float" office:value="0" calcext:value-type="float">
            <text:p>00</text:p>
          </table:table-cell>
          <table:table-cell table:style-name="ce1576" office:value-type="float" office:value="0" calcext:value-type="float">
            <text:p>00</text:p>
          </table:table-cell>
          <table:table-cell table:number-columns-repeated="3" table:style-name="ce1392" office:value-type="float" office:value="0" calcext:value-type="float">
            <text:p>00</text:p>
          </table:table-cell>
          <table:table-cell table:style-name="ce1757" office:value-type="float" office:value="0" calcext:value-type="float">
            <text:p>000</text:p>
          </table:table-cell>
          <table:table-cell table:style-name="ce194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5" office:value-type="string" calcext:value-type="string">
            <text:p>YU</text:p>
          </table:table-cell>
          <table:table-cell table:number-columns-repeated="2" table:style-name="ce299" office:value-type="string" calcext:value-type="string">
            <text:p>*</text:p>
          </table:table-cell>
          <table:table-cell table:style-name="ce479" office:value-type="string" calcext:value-type="string">
            <text:p>*</text:p>
          </table:table-cell>
          <table:table-cell table:number-columns-repeated="3" table:style-name="ce299" office:value-type="string" calcext:value-type="string">
            <text:p>*</text:p>
          </table:table-cell>
          <table:table-cell table:style-name="ce659" office:value-type="float" office:value="0" calcext:value-type="float">
            <text:p>0</text:p>
          </table:table-cell>
          <table:table-cell table:style-name="ce840" office:value-type="float" office:value="0" calcext:value-type="float">
            <text:p>0000</text:p>
          </table:table-cell>
          <table:table-cell table:style-name="ce102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0" office:value-type="float" office:value="0" calcext:value-type="float">
            <text:p>0</text:p>
          </table:table-cell>
          <table:table-cell table:style-name="ce1210" office:value-type="string" calcext:value-type="string">
            <text:p>*</text:p>
          </table:table-cell>
          <table:table-cell table:number-columns-repeated="2" table:style-name="ce1210" office:value-type="float" office:value="0" calcext:value-type="float">
            <text:p>0</text:p>
          </table:table-cell>
          <table:table-cell table:style-name="ce1106"/>
          <table:table-cell table:style-name="ce1393" office:value-type="float" office:value="0" calcext:value-type="float">
            <text:p>00</text:p>
          </table:table-cell>
          <table:table-cell table:style-name="ce1577" office:value-type="float" office:value="0" calcext:value-type="float">
            <text:p>00</text:p>
          </table:table-cell>
          <table:table-cell table:number-columns-repeated="3" table:style-name="ce1393" office:value-type="float" office:value="0" calcext:value-type="float">
            <text:p>00</text:p>
          </table:table-cell>
          <table:table-cell table:style-name="ce1758" office:value-type="float" office:value="0" calcext:value-type="float">
            <text:p>000</text:p>
          </table:table-cell>
          <table:table-cell table:style-name="ce194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6" office:value-type="string" calcext:value-type="string">
            <text:p>YU</text:p>
          </table:table-cell>
          <table:table-cell table:number-columns-repeated="2" table:style-name="ce300" office:value-type="string" calcext:value-type="string">
            <text:p>*</text:p>
          </table:table-cell>
          <table:table-cell table:style-name="ce480" office:value-type="string" calcext:value-type="string">
            <text:p>*</text:p>
          </table:table-cell>
          <table:table-cell table:number-columns-repeated="3" table:style-name="ce300" office:value-type="string" calcext:value-type="string">
            <text:p>*</text:p>
          </table:table-cell>
          <table:table-cell table:style-name="ce660" office:value-type="float" office:value="0" calcext:value-type="float">
            <text:p>0</text:p>
          </table:table-cell>
          <table:table-cell table:style-name="ce841" office:value-type="float" office:value="0" calcext:value-type="float">
            <text:p>0000</text:p>
          </table:table-cell>
          <table:table-cell table:style-name="ce102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  <table:table-cell table:style-name="ce1211" office:value-type="string" calcext:value-type="string">
            <text:p>*</text:p>
          </table:table-cell>
          <table:table-cell table:number-columns-repeated="2" table:style-name="ce1211" office:value-type="float" office:value="0" calcext:value-type="float">
            <text:p>0</text:p>
          </table:table-cell>
          <table:table-cell table:style-name="ce1106"/>
          <table:table-cell table:style-name="ce1394" office:value-type="float" office:value="0" calcext:value-type="float">
            <text:p>00</text:p>
          </table:table-cell>
          <table:table-cell table:style-name="ce1578" office:value-type="float" office:value="0" calcext:value-type="float">
            <text:p>00</text:p>
          </table:table-cell>
          <table:table-cell table:number-columns-repeated="3" table:style-name="ce1394" office:value-type="float" office:value="0" calcext:value-type="float">
            <text:p>00</text:p>
          </table:table-cell>
          <table:table-cell table:style-name="ce1759" office:value-type="float" office:value="0" calcext:value-type="float">
            <text:p>000</text:p>
          </table:table-cell>
          <table:table-cell table:style-name="ce194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7" office:value-type="string" calcext:value-type="string">
            <text:p>YU</text:p>
          </table:table-cell>
          <table:table-cell table:number-columns-repeated="2" table:style-name="ce301" office:value-type="string" calcext:value-type="string">
            <text:p>*</text:p>
          </table:table-cell>
          <table:table-cell table:style-name="ce481" office:value-type="string" calcext:value-type="string">
            <text:p>*</text:p>
          </table:table-cell>
          <table:table-cell table:number-columns-repeated="3" table:style-name="ce301" office:value-type="string" calcext:value-type="string">
            <text:p>*</text:p>
          </table:table-cell>
          <table:table-cell table:style-name="ce661" office:value-type="float" office:value="0" calcext:value-type="float">
            <text:p>0</text:p>
          </table:table-cell>
          <table:table-cell table:style-name="ce842" office:value-type="float" office:value="0" calcext:value-type="float">
            <text:p>0000</text:p>
          </table:table-cell>
          <table:table-cell table:style-name="ce102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212" office:value-type="string" calcext:value-type="string">
            <text:p>*</text:p>
          </table:table-cell>
          <table:table-cell table:number-columns-repeated="2" table:style-name="ce1212" office:value-type="float" office:value="0" calcext:value-type="float">
            <text:p>0</text:p>
          </table:table-cell>
          <table:table-cell table:style-name="ce1106"/>
          <table:table-cell table:style-name="ce1395" office:value-type="float" office:value="0" calcext:value-type="float">
            <text:p>00</text:p>
          </table:table-cell>
          <table:table-cell table:style-name="ce1579" office:value-type="float" office:value="0" calcext:value-type="float">
            <text:p>00</text:p>
          </table:table-cell>
          <table:table-cell table:number-columns-repeated="3" table:style-name="ce1395" office:value-type="float" office:value="0" calcext:value-type="float">
            <text:p>00</text:p>
          </table:table-cell>
          <table:table-cell table:style-name="ce1760" office:value-type="float" office:value="0" calcext:value-type="float">
            <text:p>000</text:p>
          </table:table-cell>
          <table:table-cell table:style-name="ce194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8" office:value-type="string" calcext:value-type="string">
            <text:p>YU</text:p>
          </table:table-cell>
          <table:table-cell table:number-columns-repeated="2" table:style-name="ce302" office:value-type="string" calcext:value-type="string">
            <text:p>*</text:p>
          </table:table-cell>
          <table:table-cell table:style-name="ce482" office:value-type="string" calcext:value-type="string">
            <text:p>*</text:p>
          </table:table-cell>
          <table:table-cell table:number-columns-repeated="3" table:style-name="ce302" office:value-type="string" calcext:value-type="string">
            <text:p>*</text:p>
          </table:table-cell>
          <table:table-cell table:style-name="ce662" office:value-type="float" office:value="0" calcext:value-type="float">
            <text:p>0</text:p>
          </table:table-cell>
          <table:table-cell table:style-name="ce843" office:value-type="float" office:value="0" calcext:value-type="float">
            <text:p>0000</text:p>
          </table:table-cell>
          <table:table-cell table:style-name="ce102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string" calcext:value-type="string">
            <text:p>*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106"/>
          <table:table-cell table:style-name="ce1396" office:value-type="float" office:value="0" calcext:value-type="float">
            <text:p>00</text:p>
          </table:table-cell>
          <table:table-cell table:style-name="ce1580" office:value-type="float" office:value="0" calcext:value-type="float">
            <text:p>00</text:p>
          </table:table-cell>
          <table:table-cell table:number-columns-repeated="3" table:style-name="ce1396" office:value-type="float" office:value="0" calcext:value-type="float">
            <text:p>00</text:p>
          </table:table-cell>
          <table:table-cell table:style-name="ce1761" office:value-type="float" office:value="0" calcext:value-type="float">
            <text:p>000</text:p>
          </table:table-cell>
          <table:table-cell table:style-name="ce194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19" office:value-type="string" calcext:value-type="string">
            <text:p>YU</text:p>
          </table:table-cell>
          <table:table-cell table:number-columns-repeated="2" table:style-name="ce303" office:value-type="string" calcext:value-type="string">
            <text:p>*</text:p>
          </table:table-cell>
          <table:table-cell table:style-name="ce483" office:value-type="string" calcext:value-type="string">
            <text:p>*</text:p>
          </table:table-cell>
          <table:table-cell table:number-columns-repeated="3" table:style-name="ce303" office:value-type="string" calcext:value-type="string">
            <text:p>*</text:p>
          </table:table-cell>
          <table:table-cell table:style-name="ce663" office:value-type="float" office:value="0" calcext:value-type="float">
            <text:p>0</text:p>
          </table:table-cell>
          <table:table-cell table:style-name="ce844" office:value-type="float" office:value="0" calcext:value-type="float">
            <text:p>000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*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106"/>
          <table:table-cell table:style-name="ce1397" office:value-type="float" office:value="0" calcext:value-type="float">
            <text:p>00</text:p>
          </table:table-cell>
          <table:table-cell table:style-name="ce1581" office:value-type="float" office:value="0" calcext:value-type="float">
            <text:p>00</text:p>
          </table:table-cell>
          <table:table-cell table:number-columns-repeated="3" table:style-name="ce1397" office:value-type="float" office:value="0" calcext:value-type="float">
            <text:p>00</text:p>
          </table:table-cell>
          <table:table-cell table:style-name="ce1762" office:value-type="float" office:value="0" calcext:value-type="float">
            <text:p>000</text:p>
          </table:table-cell>
          <table:table-cell table:style-name="ce194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0" office:value-type="string" calcext:value-type="string">
            <text:p>YU</text:p>
          </table:table-cell>
          <table:table-cell table:number-columns-repeated="2" table:style-name="ce304" office:value-type="string" calcext:value-type="string">
            <text:p>*</text:p>
          </table:table-cell>
          <table:table-cell table:style-name="ce484" office:value-type="string" calcext:value-type="string">
            <text:p>*</text:p>
          </table:table-cell>
          <table:table-cell table:number-columns-repeated="3" table:style-name="ce304" office:value-type="string" calcext:value-type="string">
            <text:p>*</text:p>
          </table:table-cell>
          <table:table-cell table:style-name="ce664" office:value-type="float" office:value="0" calcext:value-type="float">
            <text:p>0</text:p>
          </table:table-cell>
          <table:table-cell table:style-name="ce845" office:value-type="float" office:value="0" calcext:value-type="float">
            <text:p>0000</text:p>
          </table:table-cell>
          <table:table-cell table:style-name="ce1028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office:value-type="string" calcext:value-type="string">
            <text:p>*</text:p>
          </table:table-cell>
          <table:table-cell table:number-columns-repeated="2" table:style-name="ce1215" office:value-type="float" office:value="0" calcext:value-type="float">
            <text:p>0</text:p>
          </table:table-cell>
          <table:table-cell table:style-name="ce1106"/>
          <table:table-cell table:style-name="ce1398" office:value-type="float" office:value="0" calcext:value-type="float">
            <text:p>00</text:p>
          </table:table-cell>
          <table:table-cell table:style-name="ce1582" office:value-type="float" office:value="0" calcext:value-type="float">
            <text:p>00</text:p>
          </table:table-cell>
          <table:table-cell table:number-columns-repeated="3" table:style-name="ce1398" office:value-type="float" office:value="0" calcext:value-type="float">
            <text:p>00</text:p>
          </table:table-cell>
          <table:table-cell table:style-name="ce1763" office:value-type="float" office:value="0" calcext:value-type="float">
            <text:p>000</text:p>
          </table:table-cell>
          <table:table-cell table:style-name="ce194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1" office:value-type="string" calcext:value-type="string">
            <text:p>YU</text:p>
          </table:table-cell>
          <table:table-cell table:number-columns-repeated="2" table:style-name="ce305" office:value-type="string" calcext:value-type="string">
            <text:p>*</text:p>
          </table:table-cell>
          <table:table-cell table:style-name="ce485" office:value-type="string" calcext:value-type="string">
            <text:p>*</text:p>
          </table:table-cell>
          <table:table-cell table:number-columns-repeated="3" table:style-name="ce305" office:value-type="string" calcext:value-type="string">
            <text:p>*</text:p>
          </table:table-cell>
          <table:table-cell table:style-name="ce665" office:value-type="float" office:value="0" calcext:value-type="float">
            <text:p>0</text:p>
          </table:table-cell>
          <table:table-cell table:style-name="ce846" office:value-type="float" office:value="0" calcext:value-type="float">
            <text:p>0000</text:p>
          </table:table-cell>
          <table:table-cell table:style-name="ce102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*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106"/>
          <table:table-cell table:style-name="ce1399" office:value-type="float" office:value="0" calcext:value-type="float">
            <text:p>00</text:p>
          </table:table-cell>
          <table:table-cell table:style-name="ce1583" office:value-type="float" office:value="0" calcext:value-type="float">
            <text:p>00</text:p>
          </table:table-cell>
          <table:table-cell table:number-columns-repeated="3" table:style-name="ce1399" office:value-type="float" office:value="0" calcext:value-type="float">
            <text:p>00</text:p>
          </table:table-cell>
          <table:table-cell table:style-name="ce1764" office:value-type="float" office:value="0" calcext:value-type="float">
            <text:p>000</text:p>
          </table:table-cell>
          <table:table-cell table:style-name="ce194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2" office:value-type="string" calcext:value-type="string">
            <text:p>YU</text:p>
          </table:table-cell>
          <table:table-cell table:number-columns-repeated="2" table:style-name="ce306" office:value-type="string" calcext:value-type="string">
            <text:p>*</text:p>
          </table:table-cell>
          <table:table-cell table:style-name="ce486" office:value-type="string" calcext:value-type="string">
            <text:p>*</text:p>
          </table:table-cell>
          <table:table-cell table:number-columns-repeated="3" table:style-name="ce306" office:value-type="string" calcext:value-type="string">
            <text:p>*</text:p>
          </table:table-cell>
          <table:table-cell table:style-name="ce666" office:value-type="float" office:value="0" calcext:value-type="float">
            <text:p>0</text:p>
          </table:table-cell>
          <table:table-cell table:style-name="ce847" office:value-type="float" office:value="0" calcext:value-type="float">
            <text:p>0000</text:p>
          </table:table-cell>
          <table:table-cell table:style-name="ce103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17" office:value-type="float" office:value="0" calcext:value-type="float">
            <text:p>0</text:p>
          </table:table-cell>
          <table:table-cell table:style-name="ce1217" office:value-type="string" calcext:value-type="string">
            <text:p>*</text:p>
          </table:table-cell>
          <table:table-cell table:number-columns-repeated="2" table:style-name="ce1217" office:value-type="float" office:value="0" calcext:value-type="float">
            <text:p>0</text:p>
          </table:table-cell>
          <table:table-cell table:style-name="ce1106"/>
          <table:table-cell table:style-name="ce1400" office:value-type="float" office:value="0" calcext:value-type="float">
            <text:p>00</text:p>
          </table:table-cell>
          <table:table-cell table:style-name="ce1584" office:value-type="float" office:value="0" calcext:value-type="float">
            <text:p>00</text:p>
          </table:table-cell>
          <table:table-cell table:number-columns-repeated="3" table:style-name="ce1400" office:value-type="float" office:value="0" calcext:value-type="float">
            <text:p>00</text:p>
          </table:table-cell>
          <table:table-cell table:style-name="ce1765" office:value-type="float" office:value="0" calcext:value-type="float">
            <text:p>000</text:p>
          </table:table-cell>
          <table:table-cell table:style-name="ce194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3" office:value-type="string" calcext:value-type="string">
            <text:p>YU</text:p>
          </table:table-cell>
          <table:table-cell table:number-columns-repeated="2" table:style-name="ce307" office:value-type="string" calcext:value-type="string">
            <text:p>*</text:p>
          </table:table-cell>
          <table:table-cell table:style-name="ce487" office:value-type="string" calcext:value-type="string">
            <text:p>*</text:p>
          </table:table-cell>
          <table:table-cell table:number-columns-repeated="3" table:style-name="ce307" office:value-type="string" calcext:value-type="string">
            <text:p>*</text:p>
          </table:table-cell>
          <table:table-cell table:style-name="ce667" office:value-type="float" office:value="0" calcext:value-type="float">
            <text:p>0</text:p>
          </table:table-cell>
          <table:table-cell table:style-name="ce848" office:value-type="float" office:value="0" calcext:value-type="float">
            <text:p>0000</text:p>
          </table:table-cell>
          <table:table-cell table:style-name="ce103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8" office:value-type="float" office:value="0" calcext:value-type="float">
            <text:p>0</text:p>
          </table:table-cell>
          <table:table-cell table:style-name="ce1218" office:value-type="string" calcext:value-type="string">
            <text:p>*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106"/>
          <table:table-cell table:style-name="ce1401" office:value-type="float" office:value="0" calcext:value-type="float">
            <text:p>00</text:p>
          </table:table-cell>
          <table:table-cell table:style-name="ce1585" office:value-type="float" office:value="0" calcext:value-type="float">
            <text:p>00</text:p>
          </table:table-cell>
          <table:table-cell table:number-columns-repeated="3" table:style-name="ce1401" office:value-type="float" office:value="0" calcext:value-type="float">
            <text:p>00</text:p>
          </table:table-cell>
          <table:table-cell table:style-name="ce1766" office:value-type="float" office:value="0" calcext:value-type="float">
            <text:p>000</text:p>
          </table:table-cell>
          <table:table-cell table:style-name="ce19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4" office:value-type="string" calcext:value-type="string">
            <text:p>YU</text:p>
          </table:table-cell>
          <table:table-cell table:number-columns-repeated="2" table:style-name="ce308" office:value-type="string" calcext:value-type="string">
            <text:p>*</text:p>
          </table:table-cell>
          <table:table-cell table:style-name="ce488" office:value-type="string" calcext:value-type="string">
            <text:p>*</text:p>
          </table:table-cell>
          <table:table-cell table:number-columns-repeated="3" table:style-name="ce308" office:value-type="string" calcext:value-type="string">
            <text:p>*</text:p>
          </table:table-cell>
          <table:table-cell table:style-name="ce668" office:value-type="float" office:value="0" calcext:value-type="float">
            <text:p>0</text:p>
          </table:table-cell>
          <table:table-cell table:style-name="ce849" office:value-type="float" office:value="0" calcext:value-type="float">
            <text:p>0000</text:p>
          </table:table-cell>
          <table:table-cell table:style-name="ce103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19" office:value-type="string" calcext:value-type="string">
            <text:p>*</text:p>
          </table:table-cell>
          <table:table-cell table:number-columns-repeated="2" table:style-name="ce1219" office:value-type="float" office:value="0" calcext:value-type="float">
            <text:p>0</text:p>
          </table:table-cell>
          <table:table-cell table:style-name="ce1106"/>
          <table:table-cell table:style-name="ce1402" office:value-type="float" office:value="0" calcext:value-type="float">
            <text:p>00</text:p>
          </table:table-cell>
          <table:table-cell table:style-name="ce1586" office:value-type="float" office:value="0" calcext:value-type="float">
            <text:p>00</text:p>
          </table:table-cell>
          <table:table-cell table:number-columns-repeated="3" table:style-name="ce1402" office:value-type="float" office:value="0" calcext:value-type="float">
            <text:p>00</text:p>
          </table:table-cell>
          <table:table-cell table:style-name="ce1767" office:value-type="float" office:value="0" calcext:value-type="float">
            <text:p>000</text:p>
          </table:table-cell>
          <table:table-cell table:style-name="ce195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5" office:value-type="string" calcext:value-type="string">
            <text:p>YU</text:p>
          </table:table-cell>
          <table:table-cell table:number-columns-repeated="2" table:style-name="ce309" office:value-type="string" calcext:value-type="string">
            <text:p>*</text:p>
          </table:table-cell>
          <table:table-cell table:style-name="ce489" office:value-type="string" calcext:value-type="string">
            <text:p>*</text:p>
          </table:table-cell>
          <table:table-cell table:number-columns-repeated="3" table:style-name="ce309" office:value-type="string" calcext:value-type="string">
            <text:p>*</text:p>
          </table:table-cell>
          <table:table-cell table:style-name="ce669" office:value-type="float" office:value="0" calcext:value-type="float">
            <text:p>0</text:p>
          </table:table-cell>
          <table:table-cell table:style-name="ce850" office:value-type="float" office:value="0" calcext:value-type="float">
            <text:p>0000</text:p>
          </table:table-cell>
          <table:table-cell table:style-name="ce1033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20" office:value-type="float" office:value="0" calcext:value-type="float">
            <text:p>0</text:p>
          </table:table-cell>
          <table:table-cell table:style-name="ce1220" office:value-type="string" calcext:value-type="string">
            <text:p>*</text:p>
          </table:table-cell>
          <table:table-cell table:number-columns-repeated="2" table:style-name="ce1220" office:value-type="float" office:value="0" calcext:value-type="float">
            <text:p>0</text:p>
          </table:table-cell>
          <table:table-cell table:style-name="ce1106"/>
          <table:table-cell table:style-name="ce1403" office:value-type="float" office:value="0" calcext:value-type="float">
            <text:p>00</text:p>
          </table:table-cell>
          <table:table-cell table:style-name="ce1587" office:value-type="float" office:value="0" calcext:value-type="float">
            <text:p>00</text:p>
          </table:table-cell>
          <table:table-cell table:number-columns-repeated="3" table:style-name="ce1403" office:value-type="float" office:value="0" calcext:value-type="float">
            <text:p>00</text:p>
          </table:table-cell>
          <table:table-cell table:style-name="ce1768" office:value-type="float" office:value="0" calcext:value-type="float">
            <text:p>000</text:p>
          </table:table-cell>
          <table:table-cell table:style-name="ce195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6" office:value-type="string" calcext:value-type="string">
            <text:p>YU</text:p>
          </table:table-cell>
          <table:table-cell table:number-columns-repeated="2" table:style-name="ce310" office:value-type="string" calcext:value-type="string">
            <text:p>*</text:p>
          </table:table-cell>
          <table:table-cell table:style-name="ce490" office:value-type="string" calcext:value-type="string">
            <text:p>*</text:p>
          </table:table-cell>
          <table:table-cell table:number-columns-repeated="3" table:style-name="ce310" office:value-type="string" calcext:value-type="string">
            <text:p>*</text:p>
          </table:table-cell>
          <table:table-cell table:style-name="ce670" office:value-type="float" office:value="0" calcext:value-type="float">
            <text:p>0</text:p>
          </table:table-cell>
          <table:table-cell table:style-name="ce851" office:value-type="float" office:value="0" calcext:value-type="float">
            <text:p>000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string" calcext:value-type="string">
            <text:p>*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106"/>
          <table:table-cell table:style-name="ce1404" office:value-type="float" office:value="0" calcext:value-type="float">
            <text:p>00</text:p>
          </table:table-cell>
          <table:table-cell table:style-name="ce1588" office:value-type="float" office:value="0" calcext:value-type="float">
            <text:p>00</text:p>
          </table:table-cell>
          <table:table-cell table:number-columns-repeated="3" table:style-name="ce1404" office:value-type="float" office:value="0" calcext:value-type="float">
            <text:p>00</text:p>
          </table:table-cell>
          <table:table-cell table:style-name="ce1769" office:value-type="float" office:value="0" calcext:value-type="float">
            <text:p>000</text:p>
          </table:table-cell>
          <table:table-cell table:style-name="ce195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7" office:value-type="string" calcext:value-type="string">
            <text:p>YU</text:p>
          </table:table-cell>
          <table:table-cell table:number-columns-repeated="2" table:style-name="ce311" office:value-type="string" calcext:value-type="string">
            <text:p>*</text:p>
          </table:table-cell>
          <table:table-cell table:style-name="ce491" office:value-type="string" calcext:value-type="string">
            <text:p>*</text:p>
          </table:table-cell>
          <table:table-cell table:number-columns-repeated="3" table:style-name="ce311" office:value-type="string" calcext:value-type="string">
            <text:p>*</text:p>
          </table:table-cell>
          <table:table-cell table:style-name="ce671" office:value-type="float" office:value="0" calcext:value-type="float">
            <text:p>0</text:p>
          </table:table-cell>
          <table:table-cell table:style-name="ce852" office:value-type="float" office:value="0" calcext:value-type="float">
            <text:p>0000</text:p>
          </table:table-cell>
          <table:table-cell table:style-name="ce103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*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106"/>
          <table:table-cell table:style-name="ce1405" office:value-type="float" office:value="0" calcext:value-type="float">
            <text:p>00</text:p>
          </table:table-cell>
          <table:table-cell table:style-name="ce1589" office:value-type="float" office:value="0" calcext:value-type="float">
            <text:p>00</text:p>
          </table:table-cell>
          <table:table-cell table:number-columns-repeated="3" table:style-name="ce1405" office:value-type="float" office:value="0" calcext:value-type="float">
            <text:p>00</text:p>
          </table:table-cell>
          <table:table-cell table:style-name="ce1770" office:value-type="float" office:value="0" calcext:value-type="float">
            <text:p>000</text:p>
          </table:table-cell>
          <table:table-cell table:style-name="ce195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8" office:value-type="string" calcext:value-type="string">
            <text:p>YU</text:p>
          </table:table-cell>
          <table:table-cell table:number-columns-repeated="2" table:style-name="ce312" office:value-type="string" calcext:value-type="string">
            <text:p>*</text:p>
          </table:table-cell>
          <table:table-cell table:style-name="ce492" office:value-type="string" calcext:value-type="string">
            <text:p>*</text:p>
          </table:table-cell>
          <table:table-cell table:number-columns-repeated="3" table:style-name="ce312" office:value-type="string" calcext:value-type="string">
            <text:p>*</text:p>
          </table:table-cell>
          <table:table-cell table:style-name="ce672" office:value-type="float" office:value="0" calcext:value-type="float">
            <text:p>0</text:p>
          </table:table-cell>
          <table:table-cell table:style-name="ce853" office:value-type="float" office:value="0" calcext:value-type="float">
            <text:p>0000</text:p>
          </table:table-cell>
          <table:table-cell table:style-name="ce103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*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106"/>
          <table:table-cell table:style-name="ce1406" office:value-type="float" office:value="0" calcext:value-type="float">
            <text:p>00</text:p>
          </table:table-cell>
          <table:table-cell table:style-name="ce1590" office:value-type="float" office:value="0" calcext:value-type="float">
            <text:p>00</text:p>
          </table:table-cell>
          <table:table-cell table:number-columns-repeated="3" table:style-name="ce1406" office:value-type="float" office:value="0" calcext:value-type="float">
            <text:p>00</text:p>
          </table:table-cell>
          <table:table-cell table:style-name="ce1771" office:value-type="float" office:value="0" calcext:value-type="float">
            <text:p>000</text:p>
          </table:table-cell>
          <table:table-cell table:style-name="ce195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29" office:value-type="string" calcext:value-type="string">
            <text:p>YU</text:p>
          </table:table-cell>
          <table:table-cell table:number-columns-repeated="2" table:style-name="ce313" office:value-type="string" calcext:value-type="string">
            <text:p>*</text:p>
          </table:table-cell>
          <table:table-cell table:style-name="ce493" office:value-type="string" calcext:value-type="string">
            <text:p>*</text:p>
          </table:table-cell>
          <table:table-cell table:number-columns-repeated="3" table:style-name="ce313" office:value-type="string" calcext:value-type="string">
            <text:p>*</text:p>
          </table:table-cell>
          <table:table-cell table:style-name="ce673" office:value-type="float" office:value="0" calcext:value-type="float">
            <text:p>0</text:p>
          </table:table-cell>
          <table:table-cell table:style-name="ce854" office:value-type="float" office:value="0" calcext:value-type="float">
            <text:p>0000</text:p>
          </table:table-cell>
          <table:table-cell table:style-name="ce103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*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106"/>
          <table:table-cell table:style-name="ce1407" office:value-type="float" office:value="0" calcext:value-type="float">
            <text:p>00</text:p>
          </table:table-cell>
          <table:table-cell table:style-name="ce1591" office:value-type="float" office:value="0" calcext:value-type="float">
            <text:p>00</text:p>
          </table:table-cell>
          <table:table-cell table:number-columns-repeated="3" table:style-name="ce1407" office:value-type="float" office:value="0" calcext:value-type="float">
            <text:p>00</text:p>
          </table:table-cell>
          <table:table-cell table:style-name="ce1772" office:value-type="float" office:value="0" calcext:value-type="float">
            <text:p>000</text:p>
          </table:table-cell>
          <table:table-cell table:style-name="ce195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0" office:value-type="string" calcext:value-type="string">
            <text:p>YU</text:p>
          </table:table-cell>
          <table:table-cell table:number-columns-repeated="2" table:style-name="ce314" office:value-type="string" calcext:value-type="string">
            <text:p>*</text:p>
          </table:table-cell>
          <table:table-cell table:style-name="ce494" office:value-type="string" calcext:value-type="string">
            <text:p>*</text:p>
          </table:table-cell>
          <table:table-cell table:number-columns-repeated="3" table:style-name="ce314" office:value-type="string" calcext:value-type="string">
            <text:p>*</text:p>
          </table:table-cell>
          <table:table-cell table:style-name="ce674" office:value-type="float" office:value="0" calcext:value-type="float">
            <text:p>0</text:p>
          </table:table-cell>
          <table:table-cell table:style-name="ce855" office:value-type="float" office:value="0" calcext:value-type="float">
            <text:p>0000</text:p>
          </table:table-cell>
          <table:table-cell table:style-name="ce103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  <table:table-cell table:style-name="ce1225" office:value-type="string" calcext:value-type="string">
            <text:p>*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106"/>
          <table:table-cell table:style-name="ce1408" office:value-type="float" office:value="0" calcext:value-type="float">
            <text:p>00</text:p>
          </table:table-cell>
          <table:table-cell table:style-name="ce1592" office:value-type="float" office:value="0" calcext:value-type="float">
            <text:p>00</text:p>
          </table:table-cell>
          <table:table-cell table:number-columns-repeated="3" table:style-name="ce1408" office:value-type="float" office:value="0" calcext:value-type="float">
            <text:p>00</text:p>
          </table:table-cell>
          <table:table-cell table:style-name="ce1773" office:value-type="float" office:value="0" calcext:value-type="float">
            <text:p>000</text:p>
          </table:table-cell>
          <table:table-cell table:style-name="ce195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1" office:value-type="string" calcext:value-type="string">
            <text:p>YU</text:p>
          </table:table-cell>
          <table:table-cell table:number-columns-repeated="2" table:style-name="ce315" office:value-type="string" calcext:value-type="string">
            <text:p>*</text:p>
          </table:table-cell>
          <table:table-cell table:style-name="ce495" office:value-type="string" calcext:value-type="string">
            <text:p>*</text:p>
          </table:table-cell>
          <table:table-cell table:number-columns-repeated="3" table:style-name="ce315" office:value-type="string" calcext:value-type="string">
            <text:p>*</text:p>
          </table:table-cell>
          <table:table-cell table:style-name="ce675" office:value-type="float" office:value="0" calcext:value-type="float">
            <text:p>0</text:p>
          </table:table-cell>
          <table:table-cell table:style-name="ce856" office:value-type="float" office:value="0" calcext:value-type="float">
            <text:p>0000</text:p>
          </table:table-cell>
          <table:table-cell table:style-name="ce103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 office:value-type="string" calcext:value-type="string">
            <text:p>*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106"/>
          <table:table-cell table:style-name="ce1409" office:value-type="float" office:value="0" calcext:value-type="float">
            <text:p>00</text:p>
          </table:table-cell>
          <table:table-cell table:style-name="ce1593" office:value-type="float" office:value="0" calcext:value-type="float">
            <text:p>00</text:p>
          </table:table-cell>
          <table:table-cell table:number-columns-repeated="3" table:style-name="ce1409" office:value-type="float" office:value="0" calcext:value-type="float">
            <text:p>00</text:p>
          </table:table-cell>
          <table:table-cell table:style-name="ce1774" office:value-type="float" office:value="0" calcext:value-type="float">
            <text:p>000</text:p>
          </table:table-cell>
          <table:table-cell table:style-name="ce195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2" office:value-type="string" calcext:value-type="string">
            <text:p>YU</text:p>
          </table:table-cell>
          <table:table-cell table:number-columns-repeated="2" table:style-name="ce316" office:value-type="string" calcext:value-type="string">
            <text:p>*</text:p>
          </table:table-cell>
          <table:table-cell table:style-name="ce496" office:value-type="string" calcext:value-type="string">
            <text:p>*</text:p>
          </table:table-cell>
          <table:table-cell table:number-columns-repeated="3" table:style-name="ce316" office:value-type="string" calcext:value-type="string">
            <text:p>*</text:p>
          </table:table-cell>
          <table:table-cell table:style-name="ce676" office:value-type="float" office:value="0" calcext:value-type="float">
            <text:p>0</text:p>
          </table:table-cell>
          <table:table-cell table:style-name="ce857" office:value-type="float" office:value="0" calcext:value-type="float">
            <text:p>0000</text:p>
          </table:table-cell>
          <table:table-cell table:style-name="ce1040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27" office:value-type="string" calcext:value-type="string">
            <text:p>*</text:p>
          </table:table-cell>
          <table:table-cell table:number-columns-repeated="2" table:style-name="ce1227" office:value-type="float" office:value="0" calcext:value-type="float">
            <text:p>0</text:p>
          </table:table-cell>
          <table:table-cell table:style-name="ce1106"/>
          <table:table-cell table:style-name="ce1410" office:value-type="float" office:value="0" calcext:value-type="float">
            <text:p>00</text:p>
          </table:table-cell>
          <table:table-cell table:style-name="ce1594" office:value-type="float" office:value="0" calcext:value-type="float">
            <text:p>00</text:p>
          </table:table-cell>
          <table:table-cell table:number-columns-repeated="3" table:style-name="ce1410" office:value-type="float" office:value="0" calcext:value-type="float">
            <text:p>00</text:p>
          </table:table-cell>
          <table:table-cell table:style-name="ce1775" office:value-type="float" office:value="0" calcext:value-type="float">
            <text:p>000</text:p>
          </table:table-cell>
          <table:table-cell table:style-name="ce195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3" office:value-type="string" calcext:value-type="string">
            <text:p>YU</text:p>
          </table:table-cell>
          <table:table-cell table:number-columns-repeated="2" table:style-name="ce317" office:value-type="string" calcext:value-type="string">
            <text:p>*</text:p>
          </table:table-cell>
          <table:table-cell table:style-name="ce497" office:value-type="string" calcext:value-type="string">
            <text:p>*</text:p>
          </table:table-cell>
          <table:table-cell table:number-columns-repeated="3" table:style-name="ce317" office:value-type="string" calcext:value-type="string">
            <text:p>*</text:p>
          </table:table-cell>
          <table:table-cell table:style-name="ce677" office:value-type="float" office:value="0" calcext:value-type="float">
            <text:p>0</text:p>
          </table:table-cell>
          <table:table-cell table:style-name="ce858" office:value-type="float" office:value="0" calcext:value-type="float">
            <text:p>0000</text:p>
          </table:table-cell>
          <table:table-cell table:style-name="ce104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8" office:value-type="float" office:value="0" calcext:value-type="float">
            <text:p>0</text:p>
          </table:table-cell>
          <table:table-cell table:style-name="ce1228" office:value-type="string" calcext:value-type="string">
            <text:p>*</text:p>
          </table:table-cell>
          <table:table-cell table:number-columns-repeated="2" table:style-name="ce1228" office:value-type="float" office:value="0" calcext:value-type="float">
            <text:p>0</text:p>
          </table:table-cell>
          <table:table-cell table:style-name="ce1106"/>
          <table:table-cell table:style-name="ce1411" office:value-type="float" office:value="0" calcext:value-type="float">
            <text:p>00</text:p>
          </table:table-cell>
          <table:table-cell table:style-name="ce1595" office:value-type="float" office:value="0" calcext:value-type="float">
            <text:p>00</text:p>
          </table:table-cell>
          <table:table-cell table:number-columns-repeated="3" table:style-name="ce1411" office:value-type="float" office:value="0" calcext:value-type="float">
            <text:p>00</text:p>
          </table:table-cell>
          <table:table-cell table:style-name="ce1776" office:value-type="float" office:value="0" calcext:value-type="float">
            <text:p>000</text:p>
          </table:table-cell>
          <table:table-cell table:style-name="ce195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4" office:value-type="string" calcext:value-type="string">
            <text:p>YU</text:p>
          </table:table-cell>
          <table:table-cell table:number-columns-repeated="2" table:style-name="ce318" office:value-type="string" calcext:value-type="string">
            <text:p>*</text:p>
          </table:table-cell>
          <table:table-cell table:style-name="ce498" office:value-type="string" calcext:value-type="string">
            <text:p>*</text:p>
          </table:table-cell>
          <table:table-cell table:number-columns-repeated="3" table:style-name="ce318" office:value-type="string" calcext:value-type="string">
            <text:p>*</text:p>
          </table:table-cell>
          <table:table-cell table:style-name="ce678" office:value-type="float" office:value="0" calcext:value-type="float">
            <text:p>0</text:p>
          </table:table-cell>
          <table:table-cell table:style-name="ce859" office:value-type="float" office:value="0" calcext:value-type="float">
            <text:p>0000</text:p>
          </table:table-cell>
          <table:table-cell table:style-name="ce104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29" office:value-type="float" office:value="0" calcext:value-type="float">
            <text:p>0</text:p>
          </table:table-cell>
          <table:table-cell table:style-name="ce1229" office:value-type="string" calcext:value-type="string">
            <text:p>*</text:p>
          </table:table-cell>
          <table:table-cell table:number-columns-repeated="2" table:style-name="ce1229" office:value-type="float" office:value="0" calcext:value-type="float">
            <text:p>0</text:p>
          </table:table-cell>
          <table:table-cell table:style-name="ce1106"/>
          <table:table-cell table:style-name="ce1412" office:value-type="float" office:value="0" calcext:value-type="float">
            <text:p>00</text:p>
          </table:table-cell>
          <table:table-cell table:style-name="ce1596" office:value-type="float" office:value="0" calcext:value-type="float">
            <text:p>00</text:p>
          </table:table-cell>
          <table:table-cell table:number-columns-repeated="3" table:style-name="ce1412" office:value-type="float" office:value="0" calcext:value-type="float">
            <text:p>00</text:p>
          </table:table-cell>
          <table:table-cell table:style-name="ce1777" office:value-type="float" office:value="0" calcext:value-type="float">
            <text:p>000</text:p>
          </table:table-cell>
          <table:table-cell table:style-name="ce196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5" office:value-type="string" calcext:value-type="string">
            <text:p>YU</text:p>
          </table:table-cell>
          <table:table-cell table:number-columns-repeated="2" table:style-name="ce319" office:value-type="string" calcext:value-type="string">
            <text:p>*</text:p>
          </table:table-cell>
          <table:table-cell table:style-name="ce499" office:value-type="string" calcext:value-type="string">
            <text:p>*</text:p>
          </table:table-cell>
          <table:table-cell table:number-columns-repeated="3" table:style-name="ce319" office:value-type="string" calcext:value-type="string">
            <text:p>*</text:p>
          </table:table-cell>
          <table:table-cell table:style-name="ce679" office:value-type="float" office:value="0" calcext:value-type="float">
            <text:p>0</text:p>
          </table:table-cell>
          <table:table-cell table:style-name="ce860" office:value-type="float" office:value="0" calcext:value-type="float">
            <text:p>0000</text:p>
          </table:table-cell>
          <table:table-cell table:style-name="ce104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230" office:value-type="string" calcext:value-type="string">
            <text:p>*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106"/>
          <table:table-cell table:style-name="ce1413" office:value-type="float" office:value="0" calcext:value-type="float">
            <text:p>00</text:p>
          </table:table-cell>
          <table:table-cell table:style-name="ce1597" office:value-type="float" office:value="0" calcext:value-type="float">
            <text:p>00</text:p>
          </table:table-cell>
          <table:table-cell table:number-columns-repeated="3" table:style-name="ce1413" office:value-type="float" office:value="0" calcext:value-type="float">
            <text:p>00</text:p>
          </table:table-cell>
          <table:table-cell table:style-name="ce1778" office:value-type="float" office:value="0" calcext:value-type="float">
            <text:p>000</text:p>
          </table:table-cell>
          <table:table-cell table:style-name="ce196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6" office:value-type="string" calcext:value-type="string">
            <text:p>YU</text:p>
          </table:table-cell>
          <table:table-cell table:number-columns-repeated="2" table:style-name="ce320" office:value-type="string" calcext:value-type="string">
            <text:p>*</text:p>
          </table:table-cell>
          <table:table-cell table:style-name="ce500" office:value-type="string" calcext:value-type="string">
            <text:p>*</text:p>
          </table:table-cell>
          <table:table-cell table:number-columns-repeated="3" table:style-name="ce320" office:value-type="string" calcext:value-type="string">
            <text:p>*</text:p>
          </table:table-cell>
          <table:table-cell table:style-name="ce680" office:value-type="float" office:value="0" calcext:value-type="float">
            <text:p>0</text:p>
          </table:table-cell>
          <table:table-cell table:style-name="ce861" office:value-type="float" office:value="0" calcext:value-type="float">
            <text:p>0000</text:p>
          </table:table-cell>
          <table:table-cell table:style-name="ce104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  <table:table-cell table:style-name="ce1231" office:value-type="string" calcext:value-type="string">
            <text:p>*</text:p>
          </table:table-cell>
          <table:table-cell table:number-columns-repeated="2" table:style-name="ce1231" office:value-type="float" office:value="0" calcext:value-type="float">
            <text:p>0</text:p>
          </table:table-cell>
          <table:table-cell table:style-name="ce1106"/>
          <table:table-cell table:style-name="ce1414" office:value-type="float" office:value="0" calcext:value-type="float">
            <text:p>00</text:p>
          </table:table-cell>
          <table:table-cell table:style-name="ce1598" office:value-type="float" office:value="0" calcext:value-type="float">
            <text:p>00</text:p>
          </table:table-cell>
          <table:table-cell table:number-columns-repeated="3" table:style-name="ce1414" office:value-type="float" office:value="0" calcext:value-type="float">
            <text:p>00</text:p>
          </table:table-cell>
          <table:table-cell table:style-name="ce1779" office:value-type="float" office:value="0" calcext:value-type="float">
            <text:p>000</text:p>
          </table:table-cell>
          <table:table-cell table:style-name="ce196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7" office:value-type="string" calcext:value-type="string">
            <text:p>YU</text:p>
          </table:table-cell>
          <table:table-cell table:number-columns-repeated="2" table:style-name="ce321" office:value-type="string" calcext:value-type="string">
            <text:p>*</text:p>
          </table:table-cell>
          <table:table-cell table:style-name="ce501" office:value-type="string" calcext:value-type="string">
            <text:p>*</text:p>
          </table:table-cell>
          <table:table-cell table:number-columns-repeated="3" table:style-name="ce321" office:value-type="string" calcext:value-type="string">
            <text:p>*</text:p>
          </table:table-cell>
          <table:table-cell table:style-name="ce681" office:value-type="float" office:value="0" calcext:value-type="float">
            <text:p>0</text:p>
          </table:table-cell>
          <table:table-cell table:style-name="ce862" office:value-type="float" office:value="0" calcext:value-type="float">
            <text:p>0000</text:p>
          </table:table-cell>
          <table:table-cell table:style-name="ce104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232" office:value-type="string" calcext:value-type="string">
            <text:p>*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106"/>
          <table:table-cell table:style-name="ce1415" office:value-type="float" office:value="0" calcext:value-type="float">
            <text:p>00</text:p>
          </table:table-cell>
          <table:table-cell table:style-name="ce1599" office:value-type="float" office:value="0" calcext:value-type="float">
            <text:p>00</text:p>
          </table:table-cell>
          <table:table-cell table:number-columns-repeated="3" table:style-name="ce1415" office:value-type="float" office:value="0" calcext:value-type="float">
            <text:p>00</text:p>
          </table:table-cell>
          <table:table-cell table:style-name="ce1780" office:value-type="float" office:value="0" calcext:value-type="float">
            <text:p>000</text:p>
          </table:table-cell>
          <table:table-cell table:style-name="ce196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8" office:value-type="string" calcext:value-type="string">
            <text:p>YU</text:p>
          </table:table-cell>
          <table:table-cell table:number-columns-repeated="2" table:style-name="ce322" office:value-type="string" calcext:value-type="string">
            <text:p>*</text:p>
          </table:table-cell>
          <table:table-cell table:style-name="ce502" office:value-type="string" calcext:value-type="string">
            <text:p>*</text:p>
          </table:table-cell>
          <table:table-cell table:number-columns-repeated="3" table:style-name="ce322" office:value-type="string" calcext:value-type="string">
            <text:p>*</text:p>
          </table:table-cell>
          <table:table-cell table:style-name="ce68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000</text:p>
          </table:table-cell>
          <table:table-cell table:style-name="ce104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*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106"/>
          <table:table-cell table:style-name="ce1416" office:value-type="float" office:value="0" calcext:value-type="float">
            <text:p>00</text:p>
          </table:table-cell>
          <table:table-cell table:style-name="ce1600" office:value-type="float" office:value="0" calcext:value-type="float">
            <text:p>00</text:p>
          </table:table-cell>
          <table:table-cell table:number-columns-repeated="3" table:style-name="ce1416" office:value-type="float" office:value="0" calcext:value-type="float">
            <text:p>00</text:p>
          </table:table-cell>
          <table:table-cell table:style-name="ce1781" office:value-type="float" office:value="0" calcext:value-type="float">
            <text:p>000</text:p>
          </table:table-cell>
          <table:table-cell table:style-name="ce196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39" office:value-type="string" calcext:value-type="string">
            <text:p>YU</text:p>
          </table:table-cell>
          <table:table-cell table:number-columns-repeated="2" table:style-name="ce323" office:value-type="string" calcext:value-type="string">
            <text:p>*</text:p>
          </table:table-cell>
          <table:table-cell table:style-name="ce503" office:value-type="string" calcext:value-type="string">
            <text:p>*</text:p>
          </table:table-cell>
          <table:table-cell table:number-columns-repeated="3" table:style-name="ce323" office:value-type="string" calcext:value-type="string">
            <text:p>*</text:p>
          </table:table-cell>
          <table:table-cell table:style-name="ce68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000</text:p>
          </table:table-cell>
          <table:table-cell table:style-name="ce104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34" office:value-type="string" calcext:value-type="string">
            <text:p>*</text:p>
          </table:table-cell>
          <table:table-cell table:number-columns-repeated="2" table:style-name="ce1234" office:value-type="float" office:value="0" calcext:value-type="float">
            <text:p>0</text:p>
          </table:table-cell>
          <table:table-cell table:style-name="ce1106"/>
          <table:table-cell table:style-name="ce1417" office:value-type="float" office:value="0" calcext:value-type="float">
            <text:p>00</text:p>
          </table:table-cell>
          <table:table-cell table:style-name="ce1601" office:value-type="float" office:value="0" calcext:value-type="float">
            <text:p>00</text:p>
          </table:table-cell>
          <table:table-cell table:number-columns-repeated="3" table:style-name="ce1417" office:value-type="float" office:value="0" calcext:value-type="float">
            <text:p>00</text:p>
          </table:table-cell>
          <table:table-cell table:style-name="ce1782" office:value-type="float" office:value="0" calcext:value-type="float">
            <text:p>000</text:p>
          </table:table-cell>
          <table:table-cell table:style-name="ce196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0" office:value-type="string" calcext:value-type="string">
            <text:p>YU</text:p>
          </table:table-cell>
          <table:table-cell table:number-columns-repeated="2" table:style-name="ce324" office:value-type="string" calcext:value-type="string">
            <text:p>*</text:p>
          </table:table-cell>
          <table:table-cell table:style-name="ce504" office:value-type="string" calcext:value-type="string">
            <text:p>*</text:p>
          </table:table-cell>
          <table:table-cell table:number-columns-repeated="3" table:style-name="ce324" office:value-type="string" calcext:value-type="string">
            <text:p>*</text:p>
          </table:table-cell>
          <table:table-cell table:style-name="ce684" office:value-type="float" office:value="0" calcext:value-type="float">
            <text:p>0</text:p>
          </table:table-cell>
          <table:table-cell table:style-name="ce865" office:value-type="float" office:value="0" calcext:value-type="float">
            <text:p>0000</text:p>
          </table:table-cell>
          <table:table-cell table:style-name="ce104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35" office:value-type="string" calcext:value-type="string">
            <text:p>*</text:p>
          </table:table-cell>
          <table:table-cell table:number-columns-repeated="2" table:style-name="ce1235" office:value-type="float" office:value="0" calcext:value-type="float">
            <text:p>0</text:p>
          </table:table-cell>
          <table:table-cell table:style-name="ce1106"/>
          <table:table-cell table:style-name="ce1418" office:value-type="float" office:value="0" calcext:value-type="float">
            <text:p>00</text:p>
          </table:table-cell>
          <table:table-cell table:style-name="ce1602" office:value-type="float" office:value="0" calcext:value-type="float">
            <text:p>00</text:p>
          </table:table-cell>
          <table:table-cell table:number-columns-repeated="3" table:style-name="ce1418" office:value-type="float" office:value="0" calcext:value-type="float">
            <text:p>00</text:p>
          </table:table-cell>
          <table:table-cell table:style-name="ce1783" office:value-type="float" office:value="0" calcext:value-type="float">
            <text:p>000</text:p>
          </table:table-cell>
          <table:table-cell table:style-name="ce196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1" office:value-type="string" calcext:value-type="string">
            <text:p>YU</text:p>
          </table:table-cell>
          <table:table-cell table:number-columns-repeated="2" table:style-name="ce325" office:value-type="string" calcext:value-type="string">
            <text:p>*</text:p>
          </table:table-cell>
          <table:table-cell table:style-name="ce505" office:value-type="string" calcext:value-type="string">
            <text:p>*</text:p>
          </table:table-cell>
          <table:table-cell table:number-columns-repeated="3" table:style-name="ce325" office:value-type="string" calcext:value-type="string">
            <text:p>*</text:p>
          </table:table-cell>
          <table:table-cell table:style-name="ce685" office:value-type="float" office:value="0" calcext:value-type="float">
            <text:p>0</text:p>
          </table:table-cell>
          <table:table-cell table:style-name="ce866" office:value-type="float" office:value="0" calcext:value-type="float">
            <text:p>0000</text:p>
          </table:table-cell>
          <table:table-cell table:style-name="ce104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236" office:value-type="string" calcext:value-type="string">
            <text:p>*</text:p>
          </table:table-cell>
          <table:table-cell table:number-columns-repeated="2" table:style-name="ce1236" office:value-type="float" office:value="0" calcext:value-type="float">
            <text:p>0</text:p>
          </table:table-cell>
          <table:table-cell table:style-name="ce1106"/>
          <table:table-cell table:style-name="ce1419" office:value-type="float" office:value="0" calcext:value-type="float">
            <text:p>00</text:p>
          </table:table-cell>
          <table:table-cell table:style-name="ce1603" office:value-type="float" office:value="0" calcext:value-type="float">
            <text:p>00</text:p>
          </table:table-cell>
          <table:table-cell table:number-columns-repeated="3" table:style-name="ce1419" office:value-type="float" office:value="0" calcext:value-type="float">
            <text:p>00</text:p>
          </table:table-cell>
          <table:table-cell table:style-name="ce1784" office:value-type="float" office:value="0" calcext:value-type="float">
            <text:p>000</text:p>
          </table:table-cell>
          <table:table-cell table:style-name="ce196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2" office:value-type="string" calcext:value-type="string">
            <text:p>YU</text:p>
          </table:table-cell>
          <table:table-cell table:number-columns-repeated="2" table:style-name="ce326" office:value-type="string" calcext:value-type="string">
            <text:p>*</text:p>
          </table:table-cell>
          <table:table-cell table:style-name="ce506" office:value-type="string" calcext:value-type="string">
            <text:p>*</text:p>
          </table:table-cell>
          <table:table-cell table:number-columns-repeated="3" table:style-name="ce326" office:value-type="string" calcext:value-type="string">
            <text:p>*</text:p>
          </table:table-cell>
          <table:table-cell table:style-name="ce686" office:value-type="float" office:value="0" calcext:value-type="float">
            <text:p>0</text:p>
          </table:table-cell>
          <table:table-cell table:style-name="ce867" office:value-type="float" office:value="0" calcext:value-type="float">
            <text:p>0000</text:p>
          </table:table-cell>
          <table:table-cell table:style-name="ce105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37" office:value-type="string" calcext:value-type="string">
            <text:p>*</text:p>
          </table:table-cell>
          <table:table-cell table:number-columns-repeated="2" table:style-name="ce1237" office:value-type="float" office:value="0" calcext:value-type="float">
            <text:p>0</text:p>
          </table:table-cell>
          <table:table-cell table:style-name="ce1106"/>
          <table:table-cell table:style-name="ce1420" office:value-type="float" office:value="0" calcext:value-type="float">
            <text:p>00</text:p>
          </table:table-cell>
          <table:table-cell table:style-name="ce1604" office:value-type="float" office:value="0" calcext:value-type="float">
            <text:p>00</text:p>
          </table:table-cell>
          <table:table-cell table:number-columns-repeated="3" table:style-name="ce1420" office:value-type="float" office:value="0" calcext:value-type="float">
            <text:p>00</text:p>
          </table:table-cell>
          <table:table-cell table:style-name="ce1785" office:value-type="float" office:value="0" calcext:value-type="float">
            <text:p>000</text:p>
          </table:table-cell>
          <table:table-cell table:style-name="ce196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3" office:value-type="string" calcext:value-type="string">
            <text:p>YU</text:p>
          </table:table-cell>
          <table:table-cell table:number-columns-repeated="2" table:style-name="ce327" office:value-type="string" calcext:value-type="string">
            <text:p>*</text:p>
          </table:table-cell>
          <table:table-cell table:style-name="ce507" office:value-type="string" calcext:value-type="string">
            <text:p>*</text:p>
          </table:table-cell>
          <table:table-cell table:number-columns-repeated="3" table:style-name="ce327" office:value-type="string" calcext:value-type="string">
            <text:p>*</text:p>
          </table:table-cell>
          <table:table-cell table:style-name="ce687" office:value-type="float" office:value="0" calcext:value-type="float">
            <text:p>0</text:p>
          </table:table-cell>
          <table:table-cell table:style-name="ce868" office:value-type="float" office:value="0" calcext:value-type="float">
            <text:p>0000</text:p>
          </table:table-cell>
          <table:table-cell table:style-name="ce105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8" office:value-type="float" office:value="0" calcext:value-type="float">
            <text:p>0</text:p>
          </table:table-cell>
          <table:table-cell table:style-name="ce1238" office:value-type="string" calcext:value-type="string">
            <text:p>*</text:p>
          </table:table-cell>
          <table:table-cell table:number-columns-repeated="2" table:style-name="ce1238" office:value-type="float" office:value="0" calcext:value-type="float">
            <text:p>0</text:p>
          </table:table-cell>
          <table:table-cell table:style-name="ce1106"/>
          <table:table-cell table:style-name="ce1421" office:value-type="float" office:value="0" calcext:value-type="float">
            <text:p>00</text:p>
          </table:table-cell>
          <table:table-cell table:style-name="ce1605" office:value-type="float" office:value="0" calcext:value-type="float">
            <text:p>00</text:p>
          </table:table-cell>
          <table:table-cell table:number-columns-repeated="3" table:style-name="ce1421" office:value-type="float" office:value="0" calcext:value-type="float">
            <text:p>00</text:p>
          </table:table-cell>
          <table:table-cell table:style-name="ce1786" office:value-type="float" office:value="0" calcext:value-type="float">
            <text:p>000</text:p>
          </table:table-cell>
          <table:table-cell table:style-name="ce196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4" office:value-type="string" calcext:value-type="string">
            <text:p>YU</text:p>
          </table:table-cell>
          <table:table-cell table:number-columns-repeated="2" table:style-name="ce328" office:value-type="string" calcext:value-type="string">
            <text:p>*</text:p>
          </table:table-cell>
          <table:table-cell table:style-name="ce508" office:value-type="string" calcext:value-type="string">
            <text:p>*</text:p>
          </table:table-cell>
          <table:table-cell table:number-columns-repeated="3" table:style-name="ce328" office:value-type="string" calcext:value-type="string">
            <text:p>*</text:p>
          </table:table-cell>
          <table:table-cell table:style-name="ce688" office:value-type="float" office:value="0" calcext:value-type="float">
            <text:p>0</text:p>
          </table:table-cell>
          <table:table-cell table:style-name="ce869" office:value-type="float" office:value="0" calcext:value-type="float">
            <text:p>0000</text:p>
          </table:table-cell>
          <table:table-cell table:style-name="ce105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style-name="ce1239" office:value-type="string" calcext:value-type="string">
            <text:p>*</text:p>
          </table:table-cell>
          <table:table-cell table:number-columns-repeated="2" table:style-name="ce1239" office:value-type="float" office:value="0" calcext:value-type="float">
            <text:p>0</text:p>
          </table:table-cell>
          <table:table-cell table:style-name="ce1106"/>
          <table:table-cell table:style-name="ce1422" office:value-type="float" office:value="0" calcext:value-type="float">
            <text:p>00</text:p>
          </table:table-cell>
          <table:table-cell table:style-name="ce1606" office:value-type="float" office:value="0" calcext:value-type="float">
            <text:p>00</text:p>
          </table:table-cell>
          <table:table-cell table:number-columns-repeated="3" table:style-name="ce1422" office:value-type="float" office:value="0" calcext:value-type="float">
            <text:p>00</text:p>
          </table:table-cell>
          <table:table-cell table:style-name="ce1787" office:value-type="float" office:value="0" calcext:value-type="float">
            <text:p>000</text:p>
          </table:table-cell>
          <table:table-cell table:style-name="ce197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5" office:value-type="string" calcext:value-type="string">
            <text:p>YU</text:p>
          </table:table-cell>
          <table:table-cell table:number-columns-repeated="2" table:style-name="ce329" office:value-type="string" calcext:value-type="string">
            <text:p>*</text:p>
          </table:table-cell>
          <table:table-cell table:style-name="ce509" office:value-type="string" calcext:value-type="string">
            <text:p>*</text:p>
          </table:table-cell>
          <table:table-cell table:number-columns-repeated="3" table:style-name="ce329" office:value-type="string" calcext:value-type="string">
            <text:p>*</text:p>
          </table:table-cell>
          <table:table-cell table:style-name="ce689" office:value-type="float" office:value="0" calcext:value-type="float">
            <text:p>0</text:p>
          </table:table-cell>
          <table:table-cell table:style-name="ce870" office:value-type="float" office:value="0" calcext:value-type="float">
            <text:p>0000</text:p>
          </table:table-cell>
          <table:table-cell table:style-name="ce105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40" office:value-type="string" calcext:value-type="string">
            <text:p>*</text:p>
          </table:table-cell>
          <table:table-cell table:number-columns-repeated="2" table:style-name="ce1240" office:value-type="float" office:value="0" calcext:value-type="float">
            <text:p>0</text:p>
          </table:table-cell>
          <table:table-cell table:style-name="ce1106"/>
          <table:table-cell table:style-name="ce1423" office:value-type="float" office:value="0" calcext:value-type="float">
            <text:p>00</text:p>
          </table:table-cell>
          <table:table-cell table:style-name="ce1607" office:value-type="float" office:value="0" calcext:value-type="float">
            <text:p>00</text:p>
          </table:table-cell>
          <table:table-cell table:number-columns-repeated="3" table:style-name="ce1423" office:value-type="float" office:value="0" calcext:value-type="float">
            <text:p>00</text:p>
          </table:table-cell>
          <table:table-cell table:style-name="ce1788" office:value-type="float" office:value="0" calcext:value-type="float">
            <text:p>000</text:p>
          </table:table-cell>
          <table:table-cell table:style-name="ce197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6" office:value-type="string" calcext:value-type="string">
            <text:p>YU</text:p>
          </table:table-cell>
          <table:table-cell table:number-columns-repeated="2" table:style-name="ce330" office:value-type="string" calcext:value-type="string">
            <text:p>*</text:p>
          </table:table-cell>
          <table:table-cell table:style-name="ce510" office:value-type="string" calcext:value-type="string">
            <text:p>*</text:p>
          </table:table-cell>
          <table:table-cell table:number-columns-repeated="3" table:style-name="ce330" office:value-type="string" calcext:value-type="string">
            <text:p>*</text:p>
          </table:table-cell>
          <table:table-cell table:style-name="ce690" office:value-type="float" office:value="0" calcext:value-type="float">
            <text:p>0</text:p>
          </table:table-cell>
          <table:table-cell table:style-name="ce871" office:value-type="float" office:value="0" calcext:value-type="float">
            <text:p>0000</text:p>
          </table:table-cell>
          <table:table-cell table:style-name="ce105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241" office:value-type="string" calcext:value-type="string">
            <text:p>*</text:p>
          </table:table-cell>
          <table:table-cell table:number-columns-repeated="2" table:style-name="ce1241" office:value-type="float" office:value="0" calcext:value-type="float">
            <text:p>0</text:p>
          </table:table-cell>
          <table:table-cell table:style-name="ce1106"/>
          <table:table-cell table:style-name="ce1424" office:value-type="float" office:value="0" calcext:value-type="float">
            <text:p>00</text:p>
          </table:table-cell>
          <table:table-cell table:style-name="ce1608" office:value-type="float" office:value="0" calcext:value-type="float">
            <text:p>00</text:p>
          </table:table-cell>
          <table:table-cell table:number-columns-repeated="3" table:style-name="ce1424" office:value-type="float" office:value="0" calcext:value-type="float">
            <text:p>00</text:p>
          </table:table-cell>
          <table:table-cell table:style-name="ce1789" office:value-type="float" office:value="0" calcext:value-type="float">
            <text:p>000</text:p>
          </table:table-cell>
          <table:table-cell table:style-name="ce197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7" office:value-type="string" calcext:value-type="string">
            <text:p>YU</text:p>
          </table:table-cell>
          <table:table-cell table:number-columns-repeated="2" table:style-name="ce331" office:value-type="string" calcext:value-type="string">
            <text:p>*</text:p>
          </table:table-cell>
          <table:table-cell table:style-name="ce511" office:value-type="string" calcext:value-type="string">
            <text:p>*</text:p>
          </table:table-cell>
          <table:table-cell table:number-columns-repeated="3" table:style-name="ce331" office:value-type="string" calcext:value-type="string">
            <text:p>*</text:p>
          </table:table-cell>
          <table:table-cell table:style-name="ce691" office:value-type="float" office:value="0" calcext:value-type="float">
            <text:p>0</text:p>
          </table:table-cell>
          <table:table-cell table:style-name="ce872" office:value-type="float" office:value="0" calcext:value-type="float">
            <text:p>0000</text:p>
          </table:table-cell>
          <table:table-cell table:style-name="ce105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  <table:table-cell table:style-name="ce1242" office:value-type="string" calcext:value-type="string">
            <text:p>*</text:p>
          </table:table-cell>
          <table:table-cell table:number-columns-repeated="2" table:style-name="ce1242" office:value-type="float" office:value="0" calcext:value-type="float">
            <text:p>0</text:p>
          </table:table-cell>
          <table:table-cell table:style-name="ce1106"/>
          <table:table-cell table:style-name="ce1425" office:value-type="float" office:value="0" calcext:value-type="float">
            <text:p>00</text:p>
          </table:table-cell>
          <table:table-cell table:style-name="ce1609" office:value-type="float" office:value="0" calcext:value-type="float">
            <text:p>00</text:p>
          </table:table-cell>
          <table:table-cell table:number-columns-repeated="3" table:style-name="ce1425" office:value-type="float" office:value="0" calcext:value-type="float">
            <text:p>00</text:p>
          </table:table-cell>
          <table:table-cell table:style-name="ce1790" office:value-type="float" office:value="0" calcext:value-type="float">
            <text:p>000</text:p>
          </table:table-cell>
          <table:table-cell table:style-name="ce197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8" office:value-type="string" calcext:value-type="string">
            <text:p>YU</text:p>
          </table:table-cell>
          <table:table-cell table:number-columns-repeated="2" table:style-name="ce332" office:value-type="string" calcext:value-type="string">
            <text:p>*</text:p>
          </table:table-cell>
          <table:table-cell table:style-name="ce512" office:value-type="string" calcext:value-type="string">
            <text:p>*</text:p>
          </table:table-cell>
          <table:table-cell table:number-columns-repeated="3" table:style-name="ce332" office:value-type="string" calcext:value-type="string">
            <text:p>*</text:p>
          </table:table-cell>
          <table:table-cell table:style-name="ce692" office:value-type="float" office:value="0" calcext:value-type="float">
            <text:p>0</text:p>
          </table:table-cell>
          <table:table-cell table:style-name="ce873" office:value-type="float" office:value="0" calcext:value-type="float">
            <text:p>0000</text:p>
          </table:table-cell>
          <table:table-cell table:style-name="ce105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3" office:value-type="float" office:value="0" calcext:value-type="float">
            <text:p>0</text:p>
          </table:table-cell>
          <table:table-cell table:style-name="ce1243" office:value-type="string" calcext:value-type="string">
            <text:p>*</text:p>
          </table:table-cell>
          <table:table-cell table:number-columns-repeated="2" table:style-name="ce1243" office:value-type="float" office:value="0" calcext:value-type="float">
            <text:p>0</text:p>
          </table:table-cell>
          <table:table-cell table:style-name="ce1106"/>
          <table:table-cell table:style-name="ce1426" office:value-type="float" office:value="0" calcext:value-type="float">
            <text:p>00</text:p>
          </table:table-cell>
          <table:table-cell table:style-name="ce1610" office:value-type="float" office:value="0" calcext:value-type="float">
            <text:p>00</text:p>
          </table:table-cell>
          <table:table-cell table:number-columns-repeated="3" table:style-name="ce1426" office:value-type="float" office:value="0" calcext:value-type="float">
            <text:p>00</text:p>
          </table:table-cell>
          <table:table-cell table:style-name="ce1791" office:value-type="float" office:value="0" calcext:value-type="float">
            <text:p>000</text:p>
          </table:table-cell>
          <table:table-cell table:style-name="ce197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49" office:value-type="string" calcext:value-type="string">
            <text:p>YU</text:p>
          </table:table-cell>
          <table:table-cell table:number-columns-repeated="2" table:style-name="ce333" office:value-type="string" calcext:value-type="string">
            <text:p>*</text:p>
          </table:table-cell>
          <table:table-cell table:style-name="ce513" office:value-type="string" calcext:value-type="string">
            <text:p>*</text:p>
          </table:table-cell>
          <table:table-cell table:number-columns-repeated="3" table:style-name="ce333" office:value-type="string" calcext:value-type="string">
            <text:p>*</text:p>
          </table:table-cell>
          <table:table-cell table:style-name="ce693" office:value-type="float" office:value="0" calcext:value-type="float">
            <text:p>0</text:p>
          </table:table-cell>
          <table:table-cell table:style-name="ce874" office:value-type="float" office:value="0" calcext:value-type="float">
            <text:p>0000</text:p>
          </table:table-cell>
          <table:table-cell table:style-name="ce105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style-name="ce1244" office:value-type="string" calcext:value-type="string">
            <text:p>*</text:p>
          </table:table-cell>
          <table:table-cell table:number-columns-repeated="2" table:style-name="ce1244" office:value-type="float" office:value="0" calcext:value-type="float">
            <text:p>0</text:p>
          </table:table-cell>
          <table:table-cell table:style-name="ce1106"/>
          <table:table-cell table:style-name="ce1427" office:value-type="float" office:value="0" calcext:value-type="float">
            <text:p>00</text:p>
          </table:table-cell>
          <table:table-cell table:style-name="ce1611" office:value-type="float" office:value="0" calcext:value-type="float">
            <text:p>00</text:p>
          </table:table-cell>
          <table:table-cell table:number-columns-repeated="3" table:style-name="ce1427" office:value-type="float" office:value="0" calcext:value-type="float">
            <text:p>00</text:p>
          </table:table-cell>
          <table:table-cell table:style-name="ce1792" office:value-type="float" office:value="0" calcext:value-type="float">
            <text:p>000</text:p>
          </table:table-cell>
          <table:table-cell table:style-name="ce197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0" office:value-type="string" calcext:value-type="string">
            <text:p>YU</text:p>
          </table:table-cell>
          <table:table-cell table:number-columns-repeated="2" table:style-name="ce334" office:value-type="string" calcext:value-type="string">
            <text:p>*</text:p>
          </table:table-cell>
          <table:table-cell table:style-name="ce514" office:value-type="string" calcext:value-type="string">
            <text:p>*</text:p>
          </table:table-cell>
          <table:table-cell table:number-columns-repeated="3" table:style-name="ce334" office:value-type="string" calcext:value-type="string">
            <text:p>*</text:p>
          </table:table-cell>
          <table:table-cell table:style-name="ce694" office:value-type="float" office:value="0" calcext:value-type="float">
            <text:p>0</text:p>
          </table:table-cell>
          <table:table-cell table:style-name="ce875" office:value-type="float" office:value="0" calcext:value-type="float">
            <text:p>0000</text:p>
          </table:table-cell>
          <table:table-cell table:style-name="ce1058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245" office:value-type="string" calcext:value-type="string">
            <text:p>*</text:p>
          </table:table-cell>
          <table:table-cell table:number-columns-repeated="2" table:style-name="ce1245" office:value-type="float" office:value="0" calcext:value-type="float">
            <text:p>0</text:p>
          </table:table-cell>
          <table:table-cell table:style-name="ce1106"/>
          <table:table-cell table:style-name="ce1428" office:value-type="float" office:value="0" calcext:value-type="float">
            <text:p>00</text:p>
          </table:table-cell>
          <table:table-cell table:style-name="ce1612" office:value-type="float" office:value="0" calcext:value-type="float">
            <text:p>00</text:p>
          </table:table-cell>
          <table:table-cell table:number-columns-repeated="3" table:style-name="ce1428" office:value-type="float" office:value="0" calcext:value-type="float">
            <text:p>00</text:p>
          </table:table-cell>
          <table:table-cell table:style-name="ce1793" office:value-type="float" office:value="0" calcext:value-type="float">
            <text:p>000</text:p>
          </table:table-cell>
          <table:table-cell table:style-name="ce197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1" office:value-type="string" calcext:value-type="string">
            <text:p>YU</text:p>
          </table:table-cell>
          <table:table-cell table:number-columns-repeated="2" table:style-name="ce335" office:value-type="string" calcext:value-type="string">
            <text:p>*</text:p>
          </table:table-cell>
          <table:table-cell table:style-name="ce515" office:value-type="string" calcext:value-type="string">
            <text:p>*</text:p>
          </table:table-cell>
          <table:table-cell table:number-columns-repeated="3" table:style-name="ce335" office:value-type="string" calcext:value-type="string">
            <text:p>*</text:p>
          </table:table-cell>
          <table:table-cell table:style-name="ce695" office:value-type="float" office:value="0" calcext:value-type="float">
            <text:p>0</text:p>
          </table:table-cell>
          <table:table-cell table:style-name="ce876" office:value-type="float" office:value="0" calcext:value-type="float">
            <text:p>0000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246" office:value-type="string" calcext:value-type="string">
            <text:p>*</text:p>
          </table:table-cell>
          <table:table-cell table:number-columns-repeated="2" table:style-name="ce1246" office:value-type="float" office:value="0" calcext:value-type="float">
            <text:p>0</text:p>
          </table:table-cell>
          <table:table-cell table:style-name="ce1106"/>
          <table:table-cell table:style-name="ce1429" office:value-type="float" office:value="0" calcext:value-type="float">
            <text:p>00</text:p>
          </table:table-cell>
          <table:table-cell table:style-name="ce1613" office:value-type="float" office:value="0" calcext:value-type="float">
            <text:p>00</text:p>
          </table:table-cell>
          <table:table-cell table:number-columns-repeated="3" table:style-name="ce1429" office:value-type="float" office:value="0" calcext:value-type="float">
            <text:p>00</text:p>
          </table:table-cell>
          <table:table-cell table:style-name="ce1794" office:value-type="float" office:value="0" calcext:value-type="float">
            <text:p>000</text:p>
          </table:table-cell>
          <table:table-cell table:style-name="ce197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2" office:value-type="string" calcext:value-type="string">
            <text:p>YU</text:p>
          </table:table-cell>
          <table:table-cell table:number-columns-repeated="2" table:style-name="ce336" office:value-type="string" calcext:value-type="string">
            <text:p>*</text:p>
          </table:table-cell>
          <table:table-cell table:style-name="ce516" office:value-type="string" calcext:value-type="string">
            <text:p>*</text:p>
          </table:table-cell>
          <table:table-cell table:number-columns-repeated="3" table:style-name="ce336" office:value-type="string" calcext:value-type="string">
            <text:p>*</text:p>
          </table:table-cell>
          <table:table-cell table:style-name="ce696" office:value-type="float" office:value="0" calcext:value-type="float">
            <text:p>0</text:p>
          </table:table-cell>
          <table:table-cell table:style-name="ce877" office:value-type="float" office:value="0" calcext:value-type="float">
            <text:p>0000</text:p>
          </table:table-cell>
          <table:table-cell table:style-name="ce1060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247" office:value-type="string" calcext:value-type="string">
            <text:p>*</text:p>
          </table:table-cell>
          <table:table-cell table:number-columns-repeated="2" table:style-name="ce1247" office:value-type="float" office:value="0" calcext:value-type="float">
            <text:p>0</text:p>
          </table:table-cell>
          <table:table-cell table:style-name="ce1106"/>
          <table:table-cell table:style-name="ce1430" office:value-type="float" office:value="0" calcext:value-type="float">
            <text:p>00</text:p>
          </table:table-cell>
          <table:table-cell table:style-name="ce1614" office:value-type="float" office:value="0" calcext:value-type="float">
            <text:p>00</text:p>
          </table:table-cell>
          <table:table-cell table:number-columns-repeated="3" table:style-name="ce1430" office:value-type="float" office:value="0" calcext:value-type="float">
            <text:p>00</text:p>
          </table:table-cell>
          <table:table-cell table:style-name="ce1795" office:value-type="float" office:value="0" calcext:value-type="float">
            <text:p>000</text:p>
          </table:table-cell>
          <table:table-cell table:style-name="ce197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3" office:value-type="string" calcext:value-type="string">
            <text:p>YU</text:p>
          </table:table-cell>
          <table:table-cell table:number-columns-repeated="2" table:style-name="ce337" office:value-type="string" calcext:value-type="string">
            <text:p>*</text:p>
          </table:table-cell>
          <table:table-cell table:style-name="ce517" office:value-type="string" calcext:value-type="string">
            <text:p>*</text:p>
          </table:table-cell>
          <table:table-cell table:number-columns-repeated="3" table:style-name="ce337" office:value-type="string" calcext:value-type="string">
            <text:p>*</text:p>
          </table:table-cell>
          <table:table-cell table:style-name="ce697" office:value-type="float" office:value="0" calcext:value-type="float">
            <text:p>0</text:p>
          </table:table-cell>
          <table:table-cell table:style-name="ce878" office:value-type="float" office:value="0" calcext:value-type="float">
            <text:p>0000</text:p>
          </table:table-cell>
          <table:table-cell table:style-name="ce106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  <table:table-cell table:style-name="ce1248" office:value-type="string" calcext:value-type="string">
            <text:p>*</text:p>
          </table:table-cell>
          <table:table-cell table:number-columns-repeated="2" table:style-name="ce1248" office:value-type="float" office:value="0" calcext:value-type="float">
            <text:p>0</text:p>
          </table:table-cell>
          <table:table-cell table:style-name="ce1106"/>
          <table:table-cell table:style-name="ce1431" office:value-type="float" office:value="0" calcext:value-type="float">
            <text:p>00</text:p>
          </table:table-cell>
          <table:table-cell table:style-name="ce1615" office:value-type="float" office:value="0" calcext:value-type="float">
            <text:p>00</text:p>
          </table:table-cell>
          <table:table-cell table:number-columns-repeated="3" table:style-name="ce1431" office:value-type="float" office:value="0" calcext:value-type="float">
            <text:p>00</text:p>
          </table:table-cell>
          <table:table-cell table:style-name="ce1796" office:value-type="float" office:value="0" calcext:value-type="float">
            <text:p>000</text:p>
          </table:table-cell>
          <table:table-cell table:style-name="ce197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4" office:value-type="string" calcext:value-type="string">
            <text:p>YU</text:p>
          </table:table-cell>
          <table:table-cell table:number-columns-repeated="2" table:style-name="ce338" office:value-type="string" calcext:value-type="string">
            <text:p>*</text:p>
          </table:table-cell>
          <table:table-cell table:style-name="ce518" office:value-type="string" calcext:value-type="string">
            <text:p>*</text:p>
          </table:table-cell>
          <table:table-cell table:number-columns-repeated="3" table:style-name="ce338" office:value-type="string" calcext:value-type="string">
            <text:p>*</text:p>
          </table:table-cell>
          <table:table-cell table:style-name="ce698" office:value-type="float" office:value="0" calcext:value-type="float">
            <text:p>0</text:p>
          </table:table-cell>
          <table:table-cell table:style-name="ce879" office:value-type="float" office:value="0" calcext:value-type="float">
            <text:p>0000</text:p>
          </table:table-cell>
          <table:table-cell table:style-name="ce106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249" office:value-type="string" calcext:value-type="string">
            <text:p>*</text:p>
          </table:table-cell>
          <table:table-cell table:number-columns-repeated="2" table:style-name="ce1249" office:value-type="float" office:value="0" calcext:value-type="float">
            <text:p>0</text:p>
          </table:table-cell>
          <table:table-cell table:style-name="ce1106"/>
          <table:table-cell table:style-name="ce1432" office:value-type="float" office:value="0" calcext:value-type="float">
            <text:p>00</text:p>
          </table:table-cell>
          <table:table-cell table:style-name="ce1616" office:value-type="float" office:value="0" calcext:value-type="float">
            <text:p>00</text:p>
          </table:table-cell>
          <table:table-cell table:number-columns-repeated="3" table:style-name="ce1432" office:value-type="float" office:value="0" calcext:value-type="float">
            <text:p>00</text:p>
          </table:table-cell>
          <table:table-cell table:style-name="ce1797" office:value-type="float" office:value="0" calcext:value-type="float">
            <text:p>000</text:p>
          </table:table-cell>
          <table:table-cell table:style-name="ce198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5" office:value-type="string" calcext:value-type="string">
            <text:p>YU</text:p>
          </table:table-cell>
          <table:table-cell table:number-columns-repeated="2" table:style-name="ce339" office:value-type="string" calcext:value-type="string">
            <text:p>*</text:p>
          </table:table-cell>
          <table:table-cell table:style-name="ce519" office:value-type="string" calcext:value-type="string">
            <text:p>*</text:p>
          </table:table-cell>
          <table:table-cell table:number-columns-repeated="3" table:style-name="ce339" office:value-type="string" calcext:value-type="string">
            <text:p>*</text:p>
          </table:table-cell>
          <table:table-cell table:style-name="ce699" office:value-type="float" office:value="0" calcext:value-type="float">
            <text:p>0</text:p>
          </table:table-cell>
          <table:table-cell table:style-name="ce880" office:value-type="float" office:value="0" calcext:value-type="float">
            <text:p>0000</text:p>
          </table:table-cell>
          <table:table-cell table:style-name="ce1063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250" office:value-type="string" calcext:value-type="string">
            <text:p>*</text:p>
          </table:table-cell>
          <table:table-cell table:number-columns-repeated="2" table:style-name="ce1250" office:value-type="float" office:value="0" calcext:value-type="float">
            <text:p>0</text:p>
          </table:table-cell>
          <table:table-cell table:style-name="ce1106"/>
          <table:table-cell table:style-name="ce1433" office:value-type="float" office:value="0" calcext:value-type="float">
            <text:p>00</text:p>
          </table:table-cell>
          <table:table-cell table:style-name="ce1617" office:value-type="float" office:value="0" calcext:value-type="float">
            <text:p>00</text:p>
          </table:table-cell>
          <table:table-cell table:number-columns-repeated="3" table:style-name="ce1433" office:value-type="float" office:value="0" calcext:value-type="float">
            <text:p>00</text:p>
          </table:table-cell>
          <table:table-cell table:style-name="ce1798" office:value-type="float" office:value="0" calcext:value-type="float">
            <text:p>000</text:p>
          </table:table-cell>
          <table:table-cell table:style-name="ce198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6" office:value-type="string" calcext:value-type="string">
            <text:p>YU</text:p>
          </table:table-cell>
          <table:table-cell table:number-columns-repeated="2" table:style-name="ce340" office:value-type="string" calcext:value-type="string">
            <text:p>*</text:p>
          </table:table-cell>
          <table:table-cell table:style-name="ce520" office:value-type="string" calcext:value-type="string">
            <text:p>*</text:p>
          </table:table-cell>
          <table:table-cell table:number-columns-repeated="3" table:style-name="ce340" office:value-type="string" calcext:value-type="string">
            <text:p>*</text:p>
          </table:table-cell>
          <table:table-cell table:style-name="ce700" office:value-type="float" office:value="0" calcext:value-type="float">
            <text:p>0</text:p>
          </table:table-cell>
          <table:table-cell table:style-name="ce881" office:value-type="float" office:value="0" calcext:value-type="float">
            <text:p>0000</text:p>
          </table:table-cell>
          <table:table-cell table:style-name="ce1064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  <table:table-cell table:style-name="ce1251" office:value-type="string" calcext:value-type="string">
            <text:p>*</text:p>
          </table:table-cell>
          <table:table-cell table:number-columns-repeated="2" table:style-name="ce1251" office:value-type="float" office:value="0" calcext:value-type="float">
            <text:p>0</text:p>
          </table:table-cell>
          <table:table-cell table:style-name="ce1106"/>
          <table:table-cell table:style-name="ce1434" office:value-type="float" office:value="0" calcext:value-type="float">
            <text:p>00</text:p>
          </table:table-cell>
          <table:table-cell table:style-name="ce1618" office:value-type="float" office:value="0" calcext:value-type="float">
            <text:p>00</text:p>
          </table:table-cell>
          <table:table-cell table:number-columns-repeated="3" table:style-name="ce1434" office:value-type="float" office:value="0" calcext:value-type="float">
            <text:p>00</text:p>
          </table:table-cell>
          <table:table-cell table:style-name="ce1799" office:value-type="float" office:value="0" calcext:value-type="float">
            <text:p>000</text:p>
          </table:table-cell>
          <table:table-cell table:style-name="ce198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7" office:value-type="string" calcext:value-type="string">
            <text:p>YU</text:p>
          </table:table-cell>
          <table:table-cell table:number-columns-repeated="2" table:style-name="ce341" office:value-type="string" calcext:value-type="string">
            <text:p>*</text:p>
          </table:table-cell>
          <table:table-cell table:style-name="ce521" office:value-type="string" calcext:value-type="string">
            <text:p>*</text:p>
          </table:table-cell>
          <table:table-cell table:number-columns-repeated="3" table:style-name="ce341" office:value-type="string" calcext:value-type="string">
            <text:p>*</text:p>
          </table:table-cell>
          <table:table-cell table:style-name="ce701" office:value-type="float" office:value="0" calcext:value-type="float">
            <text:p>0</text:p>
          </table:table-cell>
          <table:table-cell table:style-name="ce882" office:value-type="float" office:value="0" calcext:value-type="float">
            <text:p>0000</text:p>
          </table:table-cell>
          <table:table-cell table:style-name="ce106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252" office:value-type="string" calcext:value-type="string">
            <text:p>*</text:p>
          </table:table-cell>
          <table:table-cell table:number-columns-repeated="2" table:style-name="ce1252" office:value-type="float" office:value="0" calcext:value-type="float">
            <text:p>0</text:p>
          </table:table-cell>
          <table:table-cell table:style-name="ce1106"/>
          <table:table-cell table:style-name="ce1435" office:value-type="float" office:value="0" calcext:value-type="float">
            <text:p>00</text:p>
          </table:table-cell>
          <table:table-cell table:style-name="ce1619" office:value-type="float" office:value="0" calcext:value-type="float">
            <text:p>00</text:p>
          </table:table-cell>
          <table:table-cell table:number-columns-repeated="3" table:style-name="ce1435" office:value-type="float" office:value="0" calcext:value-type="float">
            <text:p>00</text:p>
          </table:table-cell>
          <table:table-cell table:style-name="ce1800" office:value-type="float" office:value="0" calcext:value-type="float">
            <text:p>000</text:p>
          </table:table-cell>
          <table:table-cell table:style-name="ce198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8" office:value-type="string" calcext:value-type="string">
            <text:p>YU</text:p>
          </table:table-cell>
          <table:table-cell table:number-columns-repeated="2" table:style-name="ce342" office:value-type="string" calcext:value-type="string">
            <text:p>*</text:p>
          </table:table-cell>
          <table:table-cell table:style-name="ce522" office:value-type="string" calcext:value-type="string">
            <text:p>*</text:p>
          </table:table-cell>
          <table:table-cell table:number-columns-repeated="3" table:style-name="ce342" office:value-type="string" calcext:value-type="string">
            <text:p>*</text:p>
          </table:table-cell>
          <table:table-cell table:style-name="ce702" office:value-type="float" office:value="0" calcext:value-type="float">
            <text:p>0</text:p>
          </table:table-cell>
          <table:table-cell table:style-name="ce883" office:value-type="float" office:value="0" calcext:value-type="float">
            <text:p>0000</text:p>
          </table:table-cell>
          <table:table-cell table:style-name="ce106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3" office:value-type="string" calcext:value-type="string">
            <text:p>*</text:p>
          </table:table-cell>
          <table:table-cell table:number-columns-repeated="2" table:style-name="ce1253" office:value-type="float" office:value="0" calcext:value-type="float">
            <text:p>0</text:p>
          </table:table-cell>
          <table:table-cell table:style-name="ce1106"/>
          <table:table-cell table:style-name="ce1436" office:value-type="float" office:value="0" calcext:value-type="float">
            <text:p>00</text:p>
          </table:table-cell>
          <table:table-cell table:style-name="ce1620" office:value-type="float" office:value="0" calcext:value-type="float">
            <text:p>00</text:p>
          </table:table-cell>
          <table:table-cell table:number-columns-repeated="3" table:style-name="ce1436" office:value-type="float" office:value="0" calcext:value-type="float">
            <text:p>00</text:p>
          </table:table-cell>
          <table:table-cell table:style-name="ce1801" office:value-type="float" office:value="0" calcext:value-type="float">
            <text:p>000</text:p>
          </table:table-cell>
          <table:table-cell table:style-name="ce198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59" office:value-type="string" calcext:value-type="string">
            <text:p>YU</text:p>
          </table:table-cell>
          <table:table-cell table:number-columns-repeated="2" table:style-name="ce343" office:value-type="string" calcext:value-type="string">
            <text:p>*</text:p>
          </table:table-cell>
          <table:table-cell table:style-name="ce523" office:value-type="string" calcext:value-type="string">
            <text:p>*</text:p>
          </table:table-cell>
          <table:table-cell table:number-columns-repeated="3" table:style-name="ce343" office:value-type="string" calcext:value-type="string">
            <text:p>*</text:p>
          </table:table-cell>
          <table:table-cell table:style-name="ce703" office:value-type="float" office:value="0" calcext:value-type="float">
            <text:p>0</text:p>
          </table:table-cell>
          <table:table-cell table:style-name="ce884" office:value-type="float" office:value="0" calcext:value-type="float">
            <text:p>0000</text:p>
          </table:table-cell>
          <table:table-cell table:style-name="ce106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*</text:p>
          </table:table-cell>
          <table:table-cell table:number-columns-repeated="2" table:style-name="ce1254" office:value-type="float" office:value="0" calcext:value-type="float">
            <text:p>0</text:p>
          </table:table-cell>
          <table:table-cell table:style-name="ce1106"/>
          <table:table-cell table:style-name="ce1437" office:value-type="float" office:value="0" calcext:value-type="float">
            <text:p>00</text:p>
          </table:table-cell>
          <table:table-cell table:style-name="ce1621" office:value-type="float" office:value="0" calcext:value-type="float">
            <text:p>00</text:p>
          </table:table-cell>
          <table:table-cell table:number-columns-repeated="3" table:style-name="ce1437" office:value-type="float" office:value="0" calcext:value-type="float">
            <text:p>00</text:p>
          </table:table-cell>
          <table:table-cell table:style-name="ce1802" office:value-type="float" office:value="0" calcext:value-type="float">
            <text:p>000</text:p>
          </table:table-cell>
          <table:table-cell table:style-name="ce198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0" office:value-type="string" calcext:value-type="string">
            <text:p>YU</text:p>
          </table:table-cell>
          <table:table-cell table:number-columns-repeated="2" table:style-name="ce344" office:value-type="string" calcext:value-type="string">
            <text:p>*</text:p>
          </table:table-cell>
          <table:table-cell table:style-name="ce524" office:value-type="string" calcext:value-type="string">
            <text:p>*</text:p>
          </table:table-cell>
          <table:table-cell table:number-columns-repeated="3" table:style-name="ce344" office:value-type="string" calcext:value-type="string">
            <text:p>*</text:p>
          </table:table-cell>
          <table:table-cell table:style-name="ce704" office:value-type="float" office:value="0" calcext:value-type="float">
            <text:p>0</text:p>
          </table:table-cell>
          <table:table-cell table:style-name="ce885" office:value-type="float" office:value="0" calcext:value-type="float">
            <text:p>0000</text:p>
          </table:table-cell>
          <table:table-cell table:style-name="ce106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office:value-type="string" calcext:value-type="string">
            <text:p>*</text:p>
          </table:table-cell>
          <table:table-cell table:number-columns-repeated="2" table:style-name="ce1255" office:value-type="float" office:value="0" calcext:value-type="float">
            <text:p>0</text:p>
          </table:table-cell>
          <table:table-cell table:style-name="ce1106"/>
          <table:table-cell table:style-name="ce1438" office:value-type="float" office:value="0" calcext:value-type="float">
            <text:p>00</text:p>
          </table:table-cell>
          <table:table-cell table:style-name="ce1622" office:value-type="float" office:value="0" calcext:value-type="float">
            <text:p>00</text:p>
          </table:table-cell>
          <table:table-cell table:number-columns-repeated="3" table:style-name="ce1438" office:value-type="float" office:value="0" calcext:value-type="float">
            <text:p>00</text:p>
          </table:table-cell>
          <table:table-cell table:style-name="ce1803" office:value-type="float" office:value="0" calcext:value-type="float">
            <text:p>000</text:p>
          </table:table-cell>
          <table:table-cell table:style-name="ce198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1" office:value-type="string" calcext:value-type="string">
            <text:p>YU</text:p>
          </table:table-cell>
          <table:table-cell table:number-columns-repeated="2" table:style-name="ce345" office:value-type="string" calcext:value-type="string">
            <text:p>*</text:p>
          </table:table-cell>
          <table:table-cell table:style-name="ce525" office:value-type="string" calcext:value-type="string">
            <text:p>*</text:p>
          </table:table-cell>
          <table:table-cell table:number-columns-repeated="3" table:style-name="ce345" office:value-type="string" calcext:value-type="string">
            <text:p>*</text:p>
          </table:table-cell>
          <table:table-cell table:style-name="ce705" office:value-type="float" office:value="0" calcext:value-type="float">
            <text:p>0</text:p>
          </table:table-cell>
          <table:table-cell table:style-name="ce886" office:value-type="float" office:value="0" calcext:value-type="float">
            <text:p>0000</text:p>
          </table:table-cell>
          <table:table-cell table:style-name="ce106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1256" office:value-type="string" calcext:value-type="string">
            <text:p>*</text:p>
          </table:table-cell>
          <table:table-cell table:number-columns-repeated="2" table:style-name="ce1256" office:value-type="float" office:value="0" calcext:value-type="float">
            <text:p>0</text:p>
          </table:table-cell>
          <table:table-cell table:style-name="ce1106"/>
          <table:table-cell table:style-name="ce1439" office:value-type="float" office:value="0" calcext:value-type="float">
            <text:p>00</text:p>
          </table:table-cell>
          <table:table-cell table:style-name="ce1623" office:value-type="float" office:value="0" calcext:value-type="float">
            <text:p>00</text:p>
          </table:table-cell>
          <table:table-cell table:number-columns-repeated="3" table:style-name="ce1439" office:value-type="float" office:value="0" calcext:value-type="float">
            <text:p>00</text:p>
          </table:table-cell>
          <table:table-cell table:style-name="ce1804" office:value-type="float" office:value="0" calcext:value-type="float">
            <text:p>000</text:p>
          </table:table-cell>
          <table:table-cell table:style-name="ce198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2" office:value-type="string" calcext:value-type="string">
            <text:p>YU</text:p>
          </table:table-cell>
          <table:table-cell table:number-columns-repeated="2" table:style-name="ce346" office:value-type="string" calcext:value-type="string">
            <text:p>*</text:p>
          </table:table-cell>
          <table:table-cell table:style-name="ce526" office:value-type="string" calcext:value-type="string">
            <text:p>*</text:p>
          </table:table-cell>
          <table:table-cell table:number-columns-repeated="3" table:style-name="ce346" office:value-type="string" calcext:value-type="string">
            <text:p>*</text:p>
          </table:table-cell>
          <table:table-cell table:style-name="ce706" office:value-type="float" office:value="0" calcext:value-type="float">
            <text:p>0</text:p>
          </table:table-cell>
          <table:table-cell table:style-name="ce887" office:value-type="float" office:value="0" calcext:value-type="float">
            <text:p>0000</text:p>
          </table:table-cell>
          <table:table-cell table:style-name="ce1070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ce1257" office:value-type="string" calcext:value-type="string">
            <text:p>*</text:p>
          </table:table-cell>
          <table:table-cell table:number-columns-repeated="2" table:style-name="ce1257" office:value-type="float" office:value="0" calcext:value-type="float">
            <text:p>0</text:p>
          </table:table-cell>
          <table:table-cell table:style-name="ce1106"/>
          <table:table-cell table:style-name="ce1440" office:value-type="float" office:value="0" calcext:value-type="float">
            <text:p>00</text:p>
          </table:table-cell>
          <table:table-cell table:style-name="ce1624" office:value-type="float" office:value="0" calcext:value-type="float">
            <text:p>00</text:p>
          </table:table-cell>
          <table:table-cell table:number-columns-repeated="3" table:style-name="ce1440" office:value-type="float" office:value="0" calcext:value-type="float">
            <text:p>00</text:p>
          </table:table-cell>
          <table:table-cell table:style-name="ce1805" office:value-type="float" office:value="0" calcext:value-type="float">
            <text:p>000</text:p>
          </table:table-cell>
          <table:table-cell table:style-name="ce198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3" office:value-type="string" calcext:value-type="string">
            <text:p>YU</text:p>
          </table:table-cell>
          <table:table-cell table:number-columns-repeated="2" table:style-name="ce347" office:value-type="string" calcext:value-type="string">
            <text:p>*</text:p>
          </table:table-cell>
          <table:table-cell table:style-name="ce527" office:value-type="string" calcext:value-type="string">
            <text:p>*</text:p>
          </table:table-cell>
          <table:table-cell table:number-columns-repeated="3" table:style-name="ce347" office:value-type="string" calcext:value-type="string">
            <text:p>*</text:p>
          </table:table-cell>
          <table:table-cell table:style-name="ce707" office:value-type="float" office:value="0" calcext:value-type="float">
            <text:p>0</text:p>
          </table:table-cell>
          <table:table-cell table:style-name="ce888" office:value-type="float" office:value="0" calcext:value-type="float">
            <text:p>0000</text:p>
          </table:table-cell>
          <table:table-cell table:style-name="ce107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*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106"/>
          <table:table-cell table:style-name="ce1441" office:value-type="float" office:value="0" calcext:value-type="float">
            <text:p>00</text:p>
          </table:table-cell>
          <table:table-cell table:style-name="ce1625" office:value-type="float" office:value="0" calcext:value-type="float">
            <text:p>00</text:p>
          </table:table-cell>
          <table:table-cell table:number-columns-repeated="3" table:style-name="ce1441" office:value-type="float" office:value="0" calcext:value-type="float">
            <text:p>00</text:p>
          </table:table-cell>
          <table:table-cell table:style-name="ce1806" office:value-type="float" office:value="0" calcext:value-type="float">
            <text:p>000</text:p>
          </table:table-cell>
          <table:table-cell table:style-name="ce198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4" office:value-type="string" calcext:value-type="string">
            <text:p>YU</text:p>
          </table:table-cell>
          <table:table-cell table:number-columns-repeated="2" table:style-name="ce348" office:value-type="string" calcext:value-type="string">
            <text:p>*</text:p>
          </table:table-cell>
          <table:table-cell table:style-name="ce528" office:value-type="string" calcext:value-type="string">
            <text:p>*</text:p>
          </table:table-cell>
          <table:table-cell table:number-columns-repeated="3" table:style-name="ce348" office:value-type="string" calcext:value-type="string">
            <text:p>*</text:p>
          </table:table-cell>
          <table:table-cell table:style-name="ce708" office:value-type="float" office:value="0" calcext:value-type="float">
            <text:p>0</text:p>
          </table:table-cell>
          <table:table-cell table:style-name="ce889" office:value-type="float" office:value="0" calcext:value-type="float">
            <text:p>0000</text:p>
          </table:table-cell>
          <table:table-cell table:style-name="ce107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59" office:value-type="float" office:value="0" calcext:value-type="float">
            <text:p>0</text:p>
          </table:table-cell>
          <table:table-cell table:style-name="ce1259" office:value-type="string" calcext:value-type="string">
            <text:p>*</text:p>
          </table:table-cell>
          <table:table-cell table:number-columns-repeated="2" table:style-name="ce1259" office:value-type="float" office:value="0" calcext:value-type="float">
            <text:p>0</text:p>
          </table:table-cell>
          <table:table-cell table:style-name="ce1106"/>
          <table:table-cell table:style-name="ce1442" office:value-type="float" office:value="0" calcext:value-type="float">
            <text:p>00</text:p>
          </table:table-cell>
          <table:table-cell table:style-name="ce1626" office:value-type="float" office:value="0" calcext:value-type="float">
            <text:p>00</text:p>
          </table:table-cell>
          <table:table-cell table:number-columns-repeated="3" table:style-name="ce1442" office:value-type="float" office:value="0" calcext:value-type="float">
            <text:p>00</text:p>
          </table:table-cell>
          <table:table-cell table:style-name="ce1807" office:value-type="float" office:value="0" calcext:value-type="float">
            <text:p>000</text:p>
          </table:table-cell>
          <table:table-cell table:style-name="ce199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5" office:value-type="string" calcext:value-type="string">
            <text:p>YU</text:p>
          </table:table-cell>
          <table:table-cell table:number-columns-repeated="2" table:style-name="ce349" office:value-type="string" calcext:value-type="string">
            <text:p>*</text:p>
          </table:table-cell>
          <table:table-cell table:style-name="ce529" office:value-type="string" calcext:value-type="string">
            <text:p>*</text:p>
          </table:table-cell>
          <table:table-cell table:number-columns-repeated="3" table:style-name="ce349" office:value-type="string" calcext:value-type="string">
            <text:p>*</text:p>
          </table:table-cell>
          <table:table-cell table:style-name="ce709" office:value-type="float" office:value="0" calcext:value-type="float">
            <text:p>0</text:p>
          </table:table-cell>
          <table:table-cell table:style-name="ce890" office:value-type="float" office:value="0" calcext:value-type="float">
            <text:p>0000</text:p>
          </table:table-cell>
          <table:table-cell table:style-name="ce107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style-name="ce1260" office:value-type="string" calcext:value-type="string">
            <text:p>*</text:p>
          </table:table-cell>
          <table:table-cell table:number-columns-repeated="2" table:style-name="ce1260" office:value-type="float" office:value="0" calcext:value-type="float">
            <text:p>0</text:p>
          </table:table-cell>
          <table:table-cell table:style-name="ce1106"/>
          <table:table-cell table:style-name="ce1443" office:value-type="float" office:value="0" calcext:value-type="float">
            <text:p>00</text:p>
          </table:table-cell>
          <table:table-cell table:style-name="ce1627" office:value-type="float" office:value="0" calcext:value-type="float">
            <text:p>00</text:p>
          </table:table-cell>
          <table:table-cell table:number-columns-repeated="3" table:style-name="ce1443" office:value-type="float" office:value="0" calcext:value-type="float">
            <text:p>00</text:p>
          </table:table-cell>
          <table:table-cell table:style-name="ce1808" office:value-type="float" office:value="0" calcext:value-type="float">
            <text:p>000</text:p>
          </table:table-cell>
          <table:table-cell table:style-name="ce199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6" office:value-type="string" calcext:value-type="string">
            <text:p>YU</text:p>
          </table:table-cell>
          <table:table-cell table:number-columns-repeated="2" table:style-name="ce350" office:value-type="string" calcext:value-type="string">
            <text:p>*</text:p>
          </table:table-cell>
          <table:table-cell table:style-name="ce530" office:value-type="string" calcext:value-type="string">
            <text:p>*</text:p>
          </table:table-cell>
          <table:table-cell table:number-columns-repeated="3" table:style-name="ce350" office:value-type="string" calcext:value-type="string">
            <text:p>*</text:p>
          </table:table-cell>
          <table:table-cell table:style-name="ce710" office:value-type="float" office:value="0" calcext:value-type="float">
            <text:p>0</text:p>
          </table:table-cell>
          <table:table-cell table:style-name="ce891" office:value-type="float" office:value="0" calcext:value-type="float">
            <text:p>0000</text:p>
          </table:table-cell>
          <table:table-cell table:style-name="ce107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style-name="ce1261" office:value-type="string" calcext:value-type="string">
            <text:p>*</text:p>
          </table:table-cell>
          <table:table-cell table:number-columns-repeated="2" table:style-name="ce1261" office:value-type="float" office:value="0" calcext:value-type="float">
            <text:p>0</text:p>
          </table:table-cell>
          <table:table-cell table:style-name="ce1106"/>
          <table:table-cell table:style-name="ce1444" office:value-type="float" office:value="0" calcext:value-type="float">
            <text:p>00</text:p>
          </table:table-cell>
          <table:table-cell table:style-name="ce1628" office:value-type="float" office:value="0" calcext:value-type="float">
            <text:p>00</text:p>
          </table:table-cell>
          <table:table-cell table:number-columns-repeated="3" table:style-name="ce1444" office:value-type="float" office:value="0" calcext:value-type="float">
            <text:p>00</text:p>
          </table:table-cell>
          <table:table-cell table:style-name="ce1809" office:value-type="float" office:value="0" calcext:value-type="float">
            <text:p>000</text:p>
          </table:table-cell>
          <table:table-cell table:style-name="ce199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7" office:value-type="string" calcext:value-type="string">
            <text:p>YU</text:p>
          </table:table-cell>
          <table:table-cell table:number-columns-repeated="2" table:style-name="ce351" office:value-type="string" calcext:value-type="string">
            <text:p>*</text:p>
          </table:table-cell>
          <table:table-cell table:style-name="ce531" office:value-type="string" calcext:value-type="string">
            <text:p>*</text:p>
          </table:table-cell>
          <table:table-cell table:number-columns-repeated="3" table:style-name="ce351" office:value-type="string" calcext:value-type="string">
            <text:p>*</text:p>
          </table:table-cell>
          <table:table-cell table:style-name="ce711" office:value-type="float" office:value="0" calcext:value-type="float">
            <text:p>0</text:p>
          </table:table-cell>
          <table:table-cell table:style-name="ce892" office:value-type="float" office:value="0" calcext:value-type="float">
            <text:p>0000</text:p>
          </table:table-cell>
          <table:table-cell table:style-name="ce107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2" office:value-type="float" office:value="0" calcext:value-type="float">
            <text:p>0</text:p>
          </table:table-cell>
          <table:table-cell table:style-name="ce1262" office:value-type="string" calcext:value-type="string">
            <text:p>*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106"/>
          <table:table-cell table:style-name="ce1445" office:value-type="float" office:value="0" calcext:value-type="float">
            <text:p>00</text:p>
          </table:table-cell>
          <table:table-cell table:style-name="ce1629" office:value-type="float" office:value="0" calcext:value-type="float">
            <text:p>00</text:p>
          </table:table-cell>
          <table:table-cell table:number-columns-repeated="3" table:style-name="ce1445" office:value-type="float" office:value="0" calcext:value-type="float">
            <text:p>00</text:p>
          </table:table-cell>
          <table:table-cell table:style-name="ce1810" office:value-type="float" office:value="0" calcext:value-type="float">
            <text:p>000</text:p>
          </table:table-cell>
          <table:table-cell table:style-name="ce199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8" office:value-type="string" calcext:value-type="string">
            <text:p>YU</text:p>
          </table:table-cell>
          <table:table-cell table:number-columns-repeated="2" table:style-name="ce352" office:value-type="string" calcext:value-type="string">
            <text:p>*</text:p>
          </table:table-cell>
          <table:table-cell table:style-name="ce532" office:value-type="string" calcext:value-type="string">
            <text:p>*</text:p>
          </table:table-cell>
          <table:table-cell table:number-columns-repeated="3" table:style-name="ce352" office:value-type="string" calcext:value-type="string">
            <text:p>*</text:p>
          </table:table-cell>
          <table:table-cell table:style-name="ce712" office:value-type="float" office:value="0" calcext:value-type="float">
            <text:p>0</text:p>
          </table:table-cell>
          <table:table-cell table:style-name="ce893" office:value-type="float" office:value="0" calcext:value-type="float">
            <text:p>0000</text:p>
          </table:table-cell>
          <table:table-cell table:style-name="ce107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  <table:table-cell table:style-name="ce1263" office:value-type="string" calcext:value-type="string">
            <text:p>*</text:p>
          </table:table-cell>
          <table:table-cell table:number-columns-repeated="2" table:style-name="ce1263" office:value-type="float" office:value="0" calcext:value-type="float">
            <text:p>0</text:p>
          </table:table-cell>
          <table:table-cell table:style-name="ce1106"/>
          <table:table-cell table:style-name="ce1446" office:value-type="float" office:value="0" calcext:value-type="float">
            <text:p>00</text:p>
          </table:table-cell>
          <table:table-cell table:style-name="ce1630" office:value-type="float" office:value="0" calcext:value-type="float">
            <text:p>00</text:p>
          </table:table-cell>
          <table:table-cell table:number-columns-repeated="3" table:style-name="ce1446" office:value-type="float" office:value="0" calcext:value-type="float">
            <text:p>00</text:p>
          </table:table-cell>
          <table:table-cell table:style-name="ce1811" office:value-type="float" office:value="0" calcext:value-type="float">
            <text:p>000</text:p>
          </table:table-cell>
          <table:table-cell table:style-name="ce199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69" office:value-type="string" calcext:value-type="string">
            <text:p>YU</text:p>
          </table:table-cell>
          <table:table-cell table:number-columns-repeated="2" table:style-name="ce353" office:value-type="string" calcext:value-type="string">
            <text:p>*</text:p>
          </table:table-cell>
          <table:table-cell table:style-name="ce533" office:value-type="string" calcext:value-type="string">
            <text:p>*</text:p>
          </table:table-cell>
          <table:table-cell table:number-columns-repeated="3" table:style-name="ce353" office:value-type="string" calcext:value-type="string">
            <text:p>*</text:p>
          </table:table-cell>
          <table:table-cell table:style-name="ce713" office:value-type="float" office:value="0" calcext:value-type="float">
            <text:p>0</text:p>
          </table:table-cell>
          <table:table-cell table:style-name="ce894" office:value-type="float" office:value="0" calcext:value-type="float">
            <text:p>0000</text:p>
          </table:table-cell>
          <table:table-cell table:style-name="ce107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1264" office:value-type="string" calcext:value-type="string">
            <text:p>*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1106"/>
          <table:table-cell table:style-name="ce1447" office:value-type="float" office:value="0" calcext:value-type="float">
            <text:p>00</text:p>
          </table:table-cell>
          <table:table-cell table:style-name="ce1631" office:value-type="float" office:value="0" calcext:value-type="float">
            <text:p>00</text:p>
          </table:table-cell>
          <table:table-cell table:number-columns-repeated="3" table:style-name="ce1447" office:value-type="float" office:value="0" calcext:value-type="float">
            <text:p>00</text:p>
          </table:table-cell>
          <table:table-cell table:style-name="ce1812" office:value-type="float" office:value="0" calcext:value-type="float">
            <text:p>000</text:p>
          </table:table-cell>
          <table:table-cell table:style-name="ce199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0" office:value-type="string" calcext:value-type="string">
            <text:p>YU</text:p>
          </table:table-cell>
          <table:table-cell table:number-columns-repeated="2" table:style-name="ce354" office:value-type="string" calcext:value-type="string">
            <text:p>*</text:p>
          </table:table-cell>
          <table:table-cell table:style-name="ce534" office:value-type="string" calcext:value-type="string">
            <text:p>*</text:p>
          </table:table-cell>
          <table:table-cell table:number-columns-repeated="3" table:style-name="ce354" office:value-type="string" calcext:value-type="string">
            <text:p>*</text:p>
          </table:table-cell>
          <table:table-cell table:style-name="ce714" office:value-type="float" office:value="0" calcext:value-type="float">
            <text:p>0</text:p>
          </table:table-cell>
          <table:table-cell table:style-name="ce895" office:value-type="float" office:value="0" calcext:value-type="float">
            <text:p>0000</text:p>
          </table:table-cell>
          <table:table-cell table:style-name="ce107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5" office:value-type="float" office:value="0" calcext:value-type="float">
            <text:p>0</text:p>
          </table:table-cell>
          <table:table-cell table:style-name="ce1265" office:value-type="string" calcext:value-type="string">
            <text:p>*</text:p>
          </table:table-cell>
          <table:table-cell table:number-columns-repeated="2" table:style-name="ce1265" office:value-type="float" office:value="0" calcext:value-type="float">
            <text:p>0</text:p>
          </table:table-cell>
          <table:table-cell table:style-name="ce1106"/>
          <table:table-cell table:style-name="ce1448" office:value-type="float" office:value="0" calcext:value-type="float">
            <text:p>00</text:p>
          </table:table-cell>
          <table:table-cell table:style-name="ce1632" office:value-type="float" office:value="0" calcext:value-type="float">
            <text:p>00</text:p>
          </table:table-cell>
          <table:table-cell table:number-columns-repeated="3" table:style-name="ce1448" office:value-type="float" office:value="0" calcext:value-type="float">
            <text:p>00</text:p>
          </table:table-cell>
          <table:table-cell table:style-name="ce1813" office:value-type="float" office:value="0" calcext:value-type="float">
            <text:p>000</text:p>
          </table:table-cell>
          <table:table-cell table:style-name="ce199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1" office:value-type="string" calcext:value-type="string">
            <text:p>YU</text:p>
          </table:table-cell>
          <table:table-cell table:number-columns-repeated="2" table:style-name="ce355" office:value-type="string" calcext:value-type="string">
            <text:p>*</text:p>
          </table:table-cell>
          <table:table-cell table:style-name="ce535" office:value-type="string" calcext:value-type="string">
            <text:p>*</text:p>
          </table:table-cell>
          <table:table-cell table:number-columns-repeated="3" table:style-name="ce355" office:value-type="string" calcext:value-type="string">
            <text:p>*</text:p>
          </table:table-cell>
          <table:table-cell table:style-name="ce715" office:value-type="float" office:value="0" calcext:value-type="float">
            <text:p>0</text:p>
          </table:table-cell>
          <table:table-cell table:style-name="ce896" office:value-type="float" office:value="0" calcext:value-type="float">
            <text:p>0000</text:p>
          </table:table-cell>
          <table:table-cell table:style-name="ce107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6" office:value-type="float" office:value="0" calcext:value-type="float">
            <text:p>0</text:p>
          </table:table-cell>
          <table:table-cell table:style-name="ce1266" office:value-type="string" calcext:value-type="string">
            <text:p>*</text:p>
          </table:table-cell>
          <table:table-cell table:number-columns-repeated="2" table:style-name="ce1266" office:value-type="float" office:value="0" calcext:value-type="float">
            <text:p>0</text:p>
          </table:table-cell>
          <table:table-cell table:style-name="ce1106"/>
          <table:table-cell table:style-name="ce1449" office:value-type="float" office:value="0" calcext:value-type="float">
            <text:p>00</text:p>
          </table:table-cell>
          <table:table-cell table:style-name="ce1633" office:value-type="float" office:value="0" calcext:value-type="float">
            <text:p>00</text:p>
          </table:table-cell>
          <table:table-cell table:number-columns-repeated="3" table:style-name="ce1449" office:value-type="float" office:value="0" calcext:value-type="float">
            <text:p>00</text:p>
          </table:table-cell>
          <table:table-cell table:style-name="ce1814" office:value-type="float" office:value="0" calcext:value-type="float">
            <text:p>000</text:p>
          </table:table-cell>
          <table:table-cell table:style-name="ce199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2" office:value-type="string" calcext:value-type="string">
            <text:p>YU</text:p>
          </table:table-cell>
          <table:table-cell table:number-columns-repeated="2" table:style-name="ce356" office:value-type="string" calcext:value-type="string">
            <text:p>*</text:p>
          </table:table-cell>
          <table:table-cell table:style-name="ce536" office:value-type="string" calcext:value-type="string">
            <text:p>*</text:p>
          </table:table-cell>
          <table:table-cell table:number-columns-repeated="3" table:style-name="ce356" office:value-type="string" calcext:value-type="string">
            <text:p>*</text:p>
          </table:table-cell>
          <table:table-cell table:style-name="ce716" office:value-type="float" office:value="0" calcext:value-type="float">
            <text:p>0</text:p>
          </table:table-cell>
          <table:table-cell table:style-name="ce897" office:value-type="float" office:value="0" calcext:value-type="float">
            <text:p>0000</text:p>
          </table:table-cell>
          <table:table-cell table:style-name="ce1080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267" office:value-type="string" calcext:value-type="string">
            <text:p>*</text:p>
          </table:table-cell>
          <table:table-cell table:number-columns-repeated="2" table:style-name="ce1267" office:value-type="float" office:value="0" calcext:value-type="float">
            <text:p>0</text:p>
          </table:table-cell>
          <table:table-cell table:style-name="ce1106"/>
          <table:table-cell table:style-name="ce1450" office:value-type="float" office:value="0" calcext:value-type="float">
            <text:p>00</text:p>
          </table:table-cell>
          <table:table-cell table:style-name="ce1634" office:value-type="float" office:value="0" calcext:value-type="float">
            <text:p>00</text:p>
          </table:table-cell>
          <table:table-cell table:number-columns-repeated="3" table:style-name="ce1450" office:value-type="float" office:value="0" calcext:value-type="float">
            <text:p>00</text:p>
          </table:table-cell>
          <table:table-cell table:style-name="ce1815" office:value-type="float" office:value="0" calcext:value-type="float">
            <text:p>000</text:p>
          </table:table-cell>
          <table:table-cell table:style-name="ce199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3" office:value-type="string" calcext:value-type="string">
            <text:p>YU</text:p>
          </table:table-cell>
          <table:table-cell table:number-columns-repeated="2" table:style-name="ce357" office:value-type="string" calcext:value-type="string">
            <text:p>*</text:p>
          </table:table-cell>
          <table:table-cell table:style-name="ce537" office:value-type="string" calcext:value-type="string">
            <text:p>*</text:p>
          </table:table-cell>
          <table:table-cell table:number-columns-repeated="3" table:style-name="ce357" office:value-type="string" calcext:value-type="string">
            <text:p>*</text:p>
          </table:table-cell>
          <table:table-cell table:style-name="ce717" office:value-type="float" office:value="0" calcext:value-type="float">
            <text:p>0</text:p>
          </table:table-cell>
          <table:table-cell table:style-name="ce898" office:value-type="float" office:value="0" calcext:value-type="float">
            <text:p>0000</text:p>
          </table:table-cell>
          <table:table-cell table:style-name="ce108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  <table:table-cell table:style-name="ce1268" office:value-type="string" calcext:value-type="string">
            <text:p>*</text:p>
          </table:table-cell>
          <table:table-cell table:number-columns-repeated="2" table:style-name="ce1268" office:value-type="float" office:value="0" calcext:value-type="float">
            <text:p>0</text:p>
          </table:table-cell>
          <table:table-cell table:style-name="ce1106"/>
          <table:table-cell table:style-name="ce1451" office:value-type="float" office:value="0" calcext:value-type="float">
            <text:p>00</text:p>
          </table:table-cell>
          <table:table-cell table:style-name="ce1635" office:value-type="float" office:value="0" calcext:value-type="float">
            <text:p>00</text:p>
          </table:table-cell>
          <table:table-cell table:number-columns-repeated="3" table:style-name="ce1451" office:value-type="float" office:value="0" calcext:value-type="float">
            <text:p>00</text:p>
          </table:table-cell>
          <table:table-cell table:style-name="ce1816" office:value-type="float" office:value="0" calcext:value-type="float">
            <text:p>000</text:p>
          </table:table-cell>
          <table:table-cell table:style-name="ce199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4" office:value-type="string" calcext:value-type="string">
            <text:p>YU</text:p>
          </table:table-cell>
          <table:table-cell table:number-columns-repeated="2" table:style-name="ce358" office:value-type="string" calcext:value-type="string">
            <text:p>*</text:p>
          </table:table-cell>
          <table:table-cell table:style-name="ce538" office:value-type="string" calcext:value-type="string">
            <text:p>*</text:p>
          </table:table-cell>
          <table:table-cell table:number-columns-repeated="3" table:style-name="ce358" office:value-type="string" calcext:value-type="string">
            <text:p>*</text:p>
          </table:table-cell>
          <table:table-cell table:style-name="ce718" office:value-type="float" office:value="0" calcext:value-type="float">
            <text:p>0</text:p>
          </table:table-cell>
          <table:table-cell table:style-name="ce899" office:value-type="float" office:value="0" calcext:value-type="float">
            <text:p>0000</text:p>
          </table:table-cell>
          <table:table-cell table:style-name="ce108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  <table:table-cell table:style-name="ce1269" office:value-type="string" calcext:value-type="string">
            <text:p>*</text:p>
          </table:table-cell>
          <table:table-cell table:number-columns-repeated="2" table:style-name="ce1269" office:value-type="float" office:value="0" calcext:value-type="float">
            <text:p>0</text:p>
          </table:table-cell>
          <table:table-cell table:style-name="ce1106"/>
          <table:table-cell table:style-name="ce1452" office:value-type="float" office:value="0" calcext:value-type="float">
            <text:p>00</text:p>
          </table:table-cell>
          <table:table-cell table:style-name="ce1636" office:value-type="float" office:value="0" calcext:value-type="float">
            <text:p>00</text:p>
          </table:table-cell>
          <table:table-cell table:number-columns-repeated="3" table:style-name="ce1452" office:value-type="float" office:value="0" calcext:value-type="float">
            <text:p>00</text:p>
          </table:table-cell>
          <table:table-cell table:style-name="ce1817" office:value-type="float" office:value="0" calcext:value-type="float">
            <text:p>000</text:p>
          </table:table-cell>
          <table:table-cell table:style-name="ce200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5" office:value-type="string" calcext:value-type="string">
            <text:p>YU</text:p>
          </table:table-cell>
          <table:table-cell table:number-columns-repeated="2" table:style-name="ce359" office:value-type="string" calcext:value-type="string">
            <text:p>*</text:p>
          </table:table-cell>
          <table:table-cell table:style-name="ce539" office:value-type="string" calcext:value-type="string">
            <text:p>*</text:p>
          </table:table-cell>
          <table:table-cell table:number-columns-repeated="3" table:style-name="ce359" office:value-type="string" calcext:value-type="string">
            <text:p>*</text:p>
          </table:table-cell>
          <table:table-cell table:style-name="ce719" office:value-type="float" office:value="0" calcext:value-type="float">
            <text:p>0</text:p>
          </table:table-cell>
          <table:table-cell table:style-name="ce900" office:value-type="float" office:value="0" calcext:value-type="float">
            <text:p>0000</text:p>
          </table:table-cell>
          <table:table-cell table:style-name="ce108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*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106"/>
          <table:table-cell table:style-name="ce1453" office:value-type="float" office:value="0" calcext:value-type="float">
            <text:p>00</text:p>
          </table:table-cell>
          <table:table-cell table:style-name="ce1637" office:value-type="float" office:value="0" calcext:value-type="float">
            <text:p>00</text:p>
          </table:table-cell>
          <table:table-cell table:number-columns-repeated="3" table:style-name="ce1453" office:value-type="float" office:value="0" calcext:value-type="float">
            <text:p>00</text:p>
          </table:table-cell>
          <table:table-cell table:style-name="ce1818" office:value-type="float" office:value="0" calcext:value-type="float">
            <text:p>000</text:p>
          </table:table-cell>
          <table:table-cell table:style-name="ce200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6" office:value-type="string" calcext:value-type="string">
            <text:p>YU</text:p>
          </table:table-cell>
          <table:table-cell table:number-columns-repeated="2" table:style-name="ce360" office:value-type="string" calcext:value-type="string">
            <text:p>*</text:p>
          </table:table-cell>
          <table:table-cell table:style-name="ce540" office:value-type="string" calcext:value-type="string">
            <text:p>*</text:p>
          </table:table-cell>
          <table:table-cell table:number-columns-repeated="3" table:style-name="ce360" office:value-type="string" calcext:value-type="string">
            <text:p>*</text:p>
          </table:table-cell>
          <table:table-cell table:style-name="ce720" office:value-type="float" office:value="0" calcext:value-type="float">
            <text:p>0</text:p>
          </table:table-cell>
          <table:table-cell table:style-name="ce901" office:value-type="float" office:value="0" calcext:value-type="float">
            <text:p>0000</text:p>
          </table:table-cell>
          <table:table-cell table:style-name="ce108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*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106"/>
          <table:table-cell table:style-name="ce1454" office:value-type="float" office:value="0" calcext:value-type="float">
            <text:p>00</text:p>
          </table:table-cell>
          <table:table-cell table:style-name="ce1638" office:value-type="float" office:value="0" calcext:value-type="float">
            <text:p>00</text:p>
          </table:table-cell>
          <table:table-cell table:number-columns-repeated="3" table:style-name="ce1454" office:value-type="float" office:value="0" calcext:value-type="float">
            <text:p>00</text:p>
          </table:table-cell>
          <table:table-cell table:style-name="ce1819" office:value-type="float" office:value="0" calcext:value-type="float">
            <text:p>000</text:p>
          </table:table-cell>
          <table:table-cell table:style-name="ce200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7" office:value-type="string" calcext:value-type="string">
            <text:p>YU</text:p>
          </table:table-cell>
          <table:table-cell table:number-columns-repeated="2" table:style-name="ce361" office:value-type="string" calcext:value-type="string">
            <text:p>*</text:p>
          </table:table-cell>
          <table:table-cell table:style-name="ce541" office:value-type="string" calcext:value-type="string">
            <text:p>*</text:p>
          </table:table-cell>
          <table:table-cell table:number-columns-repeated="3" table:style-name="ce361" office:value-type="string" calcext:value-type="string">
            <text:p>*</text:p>
          </table:table-cell>
          <table:table-cell table:style-name="ce721" office:value-type="float" office:value="0" calcext:value-type="float">
            <text:p>0</text:p>
          </table:table-cell>
          <table:table-cell table:style-name="ce902" office:value-type="float" office:value="0" calcext:value-type="float">
            <text:p>0000</text:p>
          </table:table-cell>
          <table:table-cell table:style-name="ce1085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2" office:value-type="float" office:value="0" calcext:value-type="float">
            <text:p>0</text:p>
          </table:table-cell>
          <table:table-cell table:style-name="ce1272" office:value-type="string" calcext:value-type="string">
            <text:p>*</text:p>
          </table:table-cell>
          <table:table-cell table:number-columns-repeated="2" table:style-name="ce1272" office:value-type="float" office:value="0" calcext:value-type="float">
            <text:p>0</text:p>
          </table:table-cell>
          <table:table-cell table:style-name="ce1106"/>
          <table:table-cell table:style-name="ce1455" office:value-type="float" office:value="0" calcext:value-type="float">
            <text:p>00</text:p>
          </table:table-cell>
          <table:table-cell table:style-name="ce1639" office:value-type="float" office:value="0" calcext:value-type="float">
            <text:p>00</text:p>
          </table:table-cell>
          <table:table-cell table:number-columns-repeated="3" table:style-name="ce1455" office:value-type="float" office:value="0" calcext:value-type="float">
            <text:p>00</text:p>
          </table:table-cell>
          <table:table-cell table:style-name="ce1820" office:value-type="float" office:value="0" calcext:value-type="float">
            <text:p>000</text:p>
          </table:table-cell>
          <table:table-cell table:style-name="ce200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8" office:value-type="string" calcext:value-type="string">
            <text:p>YU</text:p>
          </table:table-cell>
          <table:table-cell table:number-columns-repeated="2" table:style-name="ce362" office:value-type="string" calcext:value-type="string">
            <text:p>*</text:p>
          </table:table-cell>
          <table:table-cell table:style-name="ce542" office:value-type="string" calcext:value-type="string">
            <text:p>*</text:p>
          </table:table-cell>
          <table:table-cell table:number-columns-repeated="3" table:style-name="ce362" office:value-type="string" calcext:value-type="string">
            <text:p>*</text:p>
          </table:table-cell>
          <table:table-cell table:style-name="ce722" office:value-type="float" office:value="0" calcext:value-type="float">
            <text:p>0</text:p>
          </table:table-cell>
          <table:table-cell table:style-name="ce903" office:value-type="float" office:value="0" calcext:value-type="float">
            <text:p>0000</text:p>
          </table:table-cell>
          <table:table-cell table:style-name="ce108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*</text:p>
          </table:table-cell>
          <table:table-cell table:number-columns-repeated="2" table:style-name="ce1273" office:value-type="float" office:value="0" calcext:value-type="float">
            <text:p>0</text:p>
          </table:table-cell>
          <table:table-cell table:style-name="ce1106"/>
          <table:table-cell table:style-name="ce1456" office:value-type="float" office:value="0" calcext:value-type="float">
            <text:p>00</text:p>
          </table:table-cell>
          <table:table-cell table:style-name="ce1640" office:value-type="float" office:value="0" calcext:value-type="float">
            <text:p>00</text:p>
          </table:table-cell>
          <table:table-cell table:number-columns-repeated="3" table:style-name="ce1456" office:value-type="float" office:value="0" calcext:value-type="float">
            <text:p>00</text:p>
          </table:table-cell>
          <table:table-cell table:style-name="ce1821" office:value-type="float" office:value="0" calcext:value-type="float">
            <text:p>000</text:p>
          </table:table-cell>
          <table:table-cell table:style-name="ce200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79" office:value-type="string" calcext:value-type="string">
            <text:p>YU</text:p>
          </table:table-cell>
          <table:table-cell table:number-columns-repeated="2" table:style-name="ce363" office:value-type="string" calcext:value-type="string">
            <text:p>*</text:p>
          </table:table-cell>
          <table:table-cell table:style-name="ce543" office:value-type="string" calcext:value-type="string">
            <text:p>*</text:p>
          </table:table-cell>
          <table:table-cell table:number-columns-repeated="3" table:style-name="ce363" office:value-type="string" calcext:value-type="string">
            <text:p>*</text:p>
          </table:table-cell>
          <table:table-cell table:style-name="ce723" office:value-type="float" office:value="0" calcext:value-type="float">
            <text:p>0</text:p>
          </table:table-cell>
          <table:table-cell table:style-name="ce904" office:value-type="float" office:value="0" calcext:value-type="float">
            <text:p>0000</text:p>
          </table:table-cell>
          <table:table-cell table:style-name="ce1087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274" office:value-type="string" calcext:value-type="string">
            <text:p>*</text:p>
          </table:table-cell>
          <table:table-cell table:number-columns-repeated="2" table:style-name="ce1274" office:value-type="float" office:value="0" calcext:value-type="float">
            <text:p>0</text:p>
          </table:table-cell>
          <table:table-cell table:style-name="ce1106"/>
          <table:table-cell table:style-name="ce1457" office:value-type="float" office:value="0" calcext:value-type="float">
            <text:p>00</text:p>
          </table:table-cell>
          <table:table-cell table:style-name="ce1641" office:value-type="float" office:value="0" calcext:value-type="float">
            <text:p>00</text:p>
          </table:table-cell>
          <table:table-cell table:number-columns-repeated="3" table:style-name="ce1457" office:value-type="float" office:value="0" calcext:value-type="float">
            <text:p>00</text:p>
          </table:table-cell>
          <table:table-cell table:style-name="ce1822" office:value-type="float" office:value="0" calcext:value-type="float">
            <text:p>000</text:p>
          </table:table-cell>
          <table:table-cell table:style-name="ce200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0" office:value-type="string" calcext:value-type="string">
            <text:p>YU</text:p>
          </table:table-cell>
          <table:table-cell table:number-columns-repeated="2" table:style-name="ce364" office:value-type="string" calcext:value-type="string">
            <text:p>*</text:p>
          </table:table-cell>
          <table:table-cell table:style-name="ce544" office:value-type="string" calcext:value-type="string">
            <text:p>*</text:p>
          </table:table-cell>
          <table:table-cell table:number-columns-repeated="3" table:style-name="ce364" office:value-type="string" calcext:value-type="string">
            <text:p>*</text:p>
          </table:table-cell>
          <table:table-cell table:style-name="ce724" office:value-type="float" office:value="0" calcext:value-type="float">
            <text:p>0</text:p>
          </table:table-cell>
          <table:table-cell table:style-name="ce905" office:value-type="float" office:value="0" calcext:value-type="float">
            <text:p>0000</text:p>
          </table:table-cell>
          <table:table-cell table:style-name="ce1088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275" office:value-type="string" calcext:value-type="string">
            <text:p>*</text:p>
          </table:table-cell>
          <table:table-cell table:number-columns-repeated="2" table:style-name="ce1275" office:value-type="float" office:value="0" calcext:value-type="float">
            <text:p>0</text:p>
          </table:table-cell>
          <table:table-cell table:style-name="ce1106"/>
          <table:table-cell table:style-name="ce1458" office:value-type="float" office:value="0" calcext:value-type="float">
            <text:p>00</text:p>
          </table:table-cell>
          <table:table-cell table:style-name="ce1642" office:value-type="float" office:value="0" calcext:value-type="float">
            <text:p>00</text:p>
          </table:table-cell>
          <table:table-cell table:number-columns-repeated="3" table:style-name="ce1458" office:value-type="float" office:value="0" calcext:value-type="float">
            <text:p>00</text:p>
          </table:table-cell>
          <table:table-cell table:style-name="ce1823" office:value-type="float" office:value="0" calcext:value-type="float">
            <text:p>000</text:p>
          </table:table-cell>
          <table:table-cell table:style-name="ce200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1" office:value-type="string" calcext:value-type="string">
            <text:p>YU</text:p>
          </table:table-cell>
          <table:table-cell table:number-columns-repeated="2" table:style-name="ce365" office:value-type="string" calcext:value-type="string">
            <text:p>*</text:p>
          </table:table-cell>
          <table:table-cell table:style-name="ce545" office:value-type="string" calcext:value-type="string">
            <text:p>*</text:p>
          </table:table-cell>
          <table:table-cell table:number-columns-repeated="3" table:style-name="ce365" office:value-type="string" calcext:value-type="string">
            <text:p>*</text:p>
          </table:table-cell>
          <table:table-cell table:style-name="ce725" office:value-type="float" office:value="0" calcext:value-type="float">
            <text:p>0</text:p>
          </table:table-cell>
          <table:table-cell table:style-name="ce906" office:value-type="float" office:value="0" calcext:value-type="float">
            <text:p>0000</text:p>
          </table:table-cell>
          <table:table-cell table:style-name="ce1089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  <table:table-cell table:style-name="ce1276" office:value-type="string" calcext:value-type="string">
            <text:p>*</text:p>
          </table:table-cell>
          <table:table-cell table:number-columns-repeated="2" table:style-name="ce1276" office:value-type="float" office:value="0" calcext:value-type="float">
            <text:p>0</text:p>
          </table:table-cell>
          <table:table-cell table:style-name="ce1106"/>
          <table:table-cell table:style-name="ce1459" office:value-type="float" office:value="0" calcext:value-type="float">
            <text:p>00</text:p>
          </table:table-cell>
          <table:table-cell table:style-name="ce1643" office:value-type="float" office:value="0" calcext:value-type="float">
            <text:p>00</text:p>
          </table:table-cell>
          <table:table-cell table:number-columns-repeated="3" table:style-name="ce1459" office:value-type="float" office:value="0" calcext:value-type="float">
            <text:p>00</text:p>
          </table:table-cell>
          <table:table-cell table:style-name="ce1824" office:value-type="float" office:value="0" calcext:value-type="float">
            <text:p>000</text:p>
          </table:table-cell>
          <table:table-cell table:style-name="ce200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2" office:value-type="string" calcext:value-type="string">
            <text:p>YU</text:p>
          </table:table-cell>
          <table:table-cell table:number-columns-repeated="2" table:style-name="ce366" office:value-type="string" calcext:value-type="string">
            <text:p>*</text:p>
          </table:table-cell>
          <table:table-cell table:style-name="ce546" office:value-type="string" calcext:value-type="string">
            <text:p>*</text:p>
          </table:table-cell>
          <table:table-cell table:number-columns-repeated="3" table:style-name="ce366" office:value-type="string" calcext:value-type="string">
            <text:p>*</text:p>
          </table:table-cell>
          <table:table-cell table:style-name="ce726" office:value-type="float" office:value="0" calcext:value-type="float">
            <text:p>0</text:p>
          </table:table-cell>
          <table:table-cell table:style-name="ce907" office:value-type="float" office:value="0" calcext:value-type="float">
            <text:p>0000</text:p>
          </table:table-cell>
          <table:table-cell table:style-name="ce1090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277" office:value-type="string" calcext:value-type="string">
            <text:p>*</text:p>
          </table:table-cell>
          <table:table-cell table:number-columns-repeated="2" table:style-name="ce1277" office:value-type="float" office:value="0" calcext:value-type="float">
            <text:p>0</text:p>
          </table:table-cell>
          <table:table-cell table:style-name="ce1106"/>
          <table:table-cell table:style-name="ce1460" office:value-type="float" office:value="0" calcext:value-type="float">
            <text:p>00</text:p>
          </table:table-cell>
          <table:table-cell table:style-name="ce1644" office:value-type="float" office:value="0" calcext:value-type="float">
            <text:p>00</text:p>
          </table:table-cell>
          <table:table-cell table:number-columns-repeated="3" table:style-name="ce1460" office:value-type="float" office:value="0" calcext:value-type="float">
            <text:p>00</text:p>
          </table:table-cell>
          <table:table-cell table:style-name="ce1825" office:value-type="float" office:value="0" calcext:value-type="float">
            <text:p>000</text:p>
          </table:table-cell>
          <table:table-cell table:style-name="ce200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3" office:value-type="string" calcext:value-type="string">
            <text:p>YU</text:p>
          </table:table-cell>
          <table:table-cell table:number-columns-repeated="2" table:style-name="ce367" office:value-type="string" calcext:value-type="string">
            <text:p>*</text:p>
          </table:table-cell>
          <table:table-cell table:style-name="ce547" office:value-type="string" calcext:value-type="string">
            <text:p>*</text:p>
          </table:table-cell>
          <table:table-cell table:number-columns-repeated="3" table:style-name="ce367" office:value-type="string" calcext:value-type="string">
            <text:p>*</text:p>
          </table:table-cell>
          <table:table-cell table:style-name="ce727" office:value-type="float" office:value="0" calcext:value-type="float">
            <text:p>0</text:p>
          </table:table-cell>
          <table:table-cell table:style-name="ce908" office:value-type="float" office:value="0" calcext:value-type="float">
            <text:p>0000</text:p>
          </table:table-cell>
          <table:table-cell table:style-name="ce1091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278" office:value-type="string" calcext:value-type="string">
            <text:p>*</text:p>
          </table:table-cell>
          <table:table-cell table:number-columns-repeated="2" table:style-name="ce1278" office:value-type="float" office:value="0" calcext:value-type="float">
            <text:p>0</text:p>
          </table:table-cell>
          <table:table-cell table:style-name="ce1106"/>
          <table:table-cell table:style-name="ce1461" office:value-type="float" office:value="0" calcext:value-type="float">
            <text:p>00</text:p>
          </table:table-cell>
          <table:table-cell table:style-name="ce1645" office:value-type="float" office:value="0" calcext:value-type="float">
            <text:p>00</text:p>
          </table:table-cell>
          <table:table-cell table:number-columns-repeated="3" table:style-name="ce1461" office:value-type="float" office:value="0" calcext:value-type="float">
            <text:p>00</text:p>
          </table:table-cell>
          <table:table-cell table:style-name="ce1826" office:value-type="float" office:value="0" calcext:value-type="float">
            <text:p>000</text:p>
          </table:table-cell>
          <table:table-cell table:style-name="ce200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4" office:value-type="string" calcext:value-type="string">
            <text:p>YU</text:p>
          </table:table-cell>
          <table:table-cell table:number-columns-repeated="2" table:style-name="ce368" office:value-type="string" calcext:value-type="string">
            <text:p>*</text:p>
          </table:table-cell>
          <table:table-cell table:style-name="ce548" office:value-type="string" calcext:value-type="string">
            <text:p>*</text:p>
          </table:table-cell>
          <table:table-cell table:number-columns-repeated="3" table:style-name="ce368" office:value-type="string" calcext:value-type="string">
            <text:p>*</text:p>
          </table:table-cell>
          <table:table-cell table:style-name="ce728" office:value-type="float" office:value="0" calcext:value-type="float">
            <text:p>0</text:p>
          </table:table-cell>
          <table:table-cell table:style-name="ce909" office:value-type="float" office:value="0" calcext:value-type="float">
            <text:p>0000</text:p>
          </table:table-cell>
          <table:table-cell table:style-name="ce109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79" office:value-type="float" office:value="0" calcext:value-type="float">
            <text:p>0</text:p>
          </table:table-cell>
          <table:table-cell table:style-name="ce1279" office:value-type="string" calcext:value-type="string">
            <text:p>*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106"/>
          <table:table-cell table:style-name="ce1462" office:value-type="float" office:value="0" calcext:value-type="float">
            <text:p>00</text:p>
          </table:table-cell>
          <table:table-cell table:style-name="ce1646" office:value-type="float" office:value="0" calcext:value-type="float">
            <text:p>00</text:p>
          </table:table-cell>
          <table:table-cell table:number-columns-repeated="3" table:style-name="ce1462" office:value-type="float" office:value="0" calcext:value-type="float">
            <text:p>00</text:p>
          </table:table-cell>
          <table:table-cell table:style-name="ce1827" office:value-type="float" office:value="0" calcext:value-type="float">
            <text:p>000</text:p>
          </table:table-cell>
          <table:table-cell table:style-name="ce201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5" office:value-type="string" calcext:value-type="string">
            <text:p>YU</text:p>
          </table:table-cell>
          <table:table-cell table:number-columns-repeated="2" table:style-name="ce369" office:value-type="string" calcext:value-type="string">
            <text:p>*</text:p>
          </table:table-cell>
          <table:table-cell table:style-name="ce549" office:value-type="string" calcext:value-type="string">
            <text:p>*</text:p>
          </table:table-cell>
          <table:table-cell table:number-columns-repeated="3" table:style-name="ce369" office:value-type="string" calcext:value-type="string">
            <text:p>*</text:p>
          </table:table-cell>
          <table:table-cell table:style-name="ce729" office:value-type="float" office:value="0" calcext:value-type="float">
            <text:p>0</text:p>
          </table:table-cell>
          <table:table-cell table:style-name="ce910" office:value-type="float" office:value="0" calcext:value-type="float">
            <text:p>0000</text:p>
          </table:table-cell>
          <table:table-cell table:style-name="ce109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string" calcext:value-type="string">
            <text:p>*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106"/>
          <table:table-cell table:style-name="ce1463" office:value-type="float" office:value="0" calcext:value-type="float">
            <text:p>00</text:p>
          </table:table-cell>
          <table:table-cell table:style-name="ce1647" office:value-type="float" office:value="0" calcext:value-type="float">
            <text:p>00</text:p>
          </table:table-cell>
          <table:table-cell table:number-columns-repeated="3" table:style-name="ce1463" office:value-type="float" office:value="0" calcext:value-type="float">
            <text:p>00</text:p>
          </table:table-cell>
          <table:table-cell table:style-name="ce1828" office:value-type="float" office:value="0" calcext:value-type="float">
            <text:p>000</text:p>
          </table:table-cell>
          <table:table-cell table:style-name="ce201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6" office:value-type="string" calcext:value-type="string">
            <text:p>YU</text:p>
          </table:table-cell>
          <table:table-cell table:number-columns-repeated="2" table:style-name="ce370" office:value-type="string" calcext:value-type="string">
            <text:p>*</text:p>
          </table:table-cell>
          <table:table-cell table:style-name="ce550" office:value-type="string" calcext:value-type="string">
            <text:p>*</text:p>
          </table:table-cell>
          <table:table-cell table:number-columns-repeated="3" table:style-name="ce370" office:value-type="string" calcext:value-type="string">
            <text:p>*</text:p>
          </table:table-cell>
          <table:table-cell table:style-name="ce730" office:value-type="float" office:value="0" calcext:value-type="float">
            <text:p>0</text:p>
          </table:table-cell>
          <table:table-cell table:style-name="ce911" office:value-type="float" office:value="0" calcext:value-type="float">
            <text:p>0000</text:p>
          </table:table-cell>
          <table:table-cell table:style-name="ce109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*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106"/>
          <table:table-cell table:style-name="ce1464" office:value-type="float" office:value="0" calcext:value-type="float">
            <text:p>00</text:p>
          </table:table-cell>
          <table:table-cell table:style-name="ce1648" office:value-type="float" office:value="0" calcext:value-type="float">
            <text:p>00</text:p>
          </table:table-cell>
          <table:table-cell table:number-columns-repeated="3" table:style-name="ce1464" office:value-type="float" office:value="0" calcext:value-type="float">
            <text:p>00</text:p>
          </table:table-cell>
          <table:table-cell table:style-name="ce1829" office:value-type="float" office:value="0" calcext:value-type="float">
            <text:p>000</text:p>
          </table:table-cell>
          <table:table-cell table:style-name="ce2012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7" office:value-type="string" calcext:value-type="string">
            <text:p>YU</text:p>
          </table:table-cell>
          <table:table-cell table:number-columns-repeated="2" table:style-name="ce371" office:value-type="string" calcext:value-type="string">
            <text:p>*</text:p>
          </table:table-cell>
          <table:table-cell table:style-name="ce551" office:value-type="string" calcext:value-type="string">
            <text:p>*</text:p>
          </table:table-cell>
          <table:table-cell table:number-columns-repeated="3" table:style-name="ce371" office:value-type="string" calcext:value-type="string">
            <text:p>*</text:p>
          </table:table-cell>
          <table:table-cell table:style-name="ce731" office:value-type="float" office:value="0" calcext:value-type="float">
            <text:p>0</text:p>
          </table:table-cell>
          <table:table-cell table:style-name="ce912" office:value-type="float" office:value="0" calcext:value-type="float">
            <text:p>0000</text:p>
          </table:table-cell>
          <table:table-cell table:style-name="ce1095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82" office:value-type="float" office:value="0" calcext:value-type="float">
            <text:p>0</text:p>
          </table:table-cell>
          <table:table-cell table:style-name="ce1282" office:value-type="string" calcext:value-type="string">
            <text:p>*</text:p>
          </table:table-cell>
          <table:table-cell table:number-columns-repeated="2" table:style-name="ce1282" office:value-type="float" office:value="0" calcext:value-type="float">
            <text:p>0</text:p>
          </table:table-cell>
          <table:table-cell table:style-name="ce1106"/>
          <table:table-cell table:style-name="ce1465" office:value-type="float" office:value="0" calcext:value-type="float">
            <text:p>00</text:p>
          </table:table-cell>
          <table:table-cell table:style-name="ce1649" office:value-type="float" office:value="0" calcext:value-type="float">
            <text:p>00</text:p>
          </table:table-cell>
          <table:table-cell table:number-columns-repeated="3" table:style-name="ce1465" office:value-type="float" office:value="0" calcext:value-type="float">
            <text:p>00</text:p>
          </table:table-cell>
          <table:table-cell table:style-name="ce1830" office:value-type="float" office:value="0" calcext:value-type="float">
            <text:p>000</text:p>
          </table:table-cell>
          <table:table-cell table:style-name="ce2013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8" office:value-type="string" calcext:value-type="string">
            <text:p>YU</text:p>
          </table:table-cell>
          <table:table-cell table:number-columns-repeated="2" table:style-name="ce372" office:value-type="string" calcext:value-type="string">
            <text:p>*</text:p>
          </table:table-cell>
          <table:table-cell table:style-name="ce552" office:value-type="string" calcext:value-type="string">
            <text:p>*</text:p>
          </table:table-cell>
          <table:table-cell table:number-columns-repeated="3" table:style-name="ce372" office:value-type="string" calcext:value-type="string">
            <text:p>*</text:p>
          </table:table-cell>
          <table:table-cell table:style-name="ce732" office:value-type="float" office:value="0" calcext:value-type="float">
            <text:p>0</text:p>
          </table:table-cell>
          <table:table-cell table:style-name="ce913" office:value-type="float" office:value="0" calcext:value-type="float">
            <text:p>0000</text:p>
          </table:table-cell>
          <table:table-cell table:style-name="ce1096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*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106"/>
          <table:table-cell table:style-name="ce1466" office:value-type="float" office:value="0" calcext:value-type="float">
            <text:p>00</text:p>
          </table:table-cell>
          <table:table-cell table:style-name="ce1650" office:value-type="float" office:value="0" calcext:value-type="float">
            <text:p>00</text:p>
          </table:table-cell>
          <table:table-cell table:number-columns-repeated="3" table:style-name="ce1466" office:value-type="float" office:value="0" calcext:value-type="float">
            <text:p>00</text:p>
          </table:table-cell>
          <table:table-cell table:style-name="ce1831" office:value-type="float" office:value="0" calcext:value-type="float">
            <text:p>000</text:p>
          </table:table-cell>
          <table:table-cell table:style-name="ce2014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89" office:value-type="string" calcext:value-type="string">
            <text:p>YU</text:p>
          </table:table-cell>
          <table:table-cell table:number-columns-repeated="2" table:style-name="ce373" office:value-type="string" calcext:value-type="string">
            <text:p>*</text:p>
          </table:table-cell>
          <table:table-cell table:style-name="ce553" office:value-type="string" calcext:value-type="string">
            <text:p>*</text:p>
          </table:table-cell>
          <table:table-cell table:number-columns-repeated="3" table:style-name="ce373" office:value-type="string" calcext:value-type="string">
            <text:p>*</text:p>
          </table:table-cell>
          <table:table-cell table:style-name="ce733" office:value-type="float" office:value="0" calcext:value-type="float">
            <text:p>0</text:p>
          </table:table-cell>
          <table:table-cell table:style-name="ce914" office:value-type="float" office:value="0" calcext:value-type="float">
            <text:p>0000</text:p>
          </table:table-cell>
          <table:table-cell table:style-name="ce1097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284" office:value-type="string" calcext:value-type="string">
            <text:p>*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106"/>
          <table:table-cell table:style-name="ce1467" office:value-type="float" office:value="0" calcext:value-type="float">
            <text:p>00</text:p>
          </table:table-cell>
          <table:table-cell table:style-name="ce1651" office:value-type="float" office:value="0" calcext:value-type="float">
            <text:p>00</text:p>
          </table:table-cell>
          <table:table-cell table:number-columns-repeated="3" table:style-name="ce1467" office:value-type="float" office:value="0" calcext:value-type="float">
            <text:p>00</text:p>
          </table:table-cell>
          <table:table-cell table:style-name="ce1832" office:value-type="float" office:value="0" calcext:value-type="float">
            <text:p>000</text:p>
          </table:table-cell>
          <table:table-cell table:style-name="ce2015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0" office:value-type="string" calcext:value-type="string">
            <text:p>YU</text:p>
          </table:table-cell>
          <table:table-cell table:number-columns-repeated="2" table:style-name="ce374" office:value-type="string" calcext:value-type="string">
            <text:p>*</text:p>
          </table:table-cell>
          <table:table-cell table:style-name="ce554" office:value-type="string" calcext:value-type="string">
            <text:p>*</text:p>
          </table:table-cell>
          <table:table-cell table:number-columns-repeated="3" table:style-name="ce374" office:value-type="string" calcext:value-type="string">
            <text:p>*</text:p>
          </table:table-cell>
          <table:table-cell table:style-name="ce734" office:value-type="float" office:value="0" calcext:value-type="float">
            <text:p>0</text:p>
          </table:table-cell>
          <table:table-cell table:style-name="ce915" office:value-type="float" office:value="0" calcext:value-type="float">
            <text:p>0000</text:p>
          </table:table-cell>
          <table:table-cell table:style-name="ce1098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 office:value-type="string" calcext:value-type="string">
            <text:p>*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106"/>
          <table:table-cell table:style-name="ce1468" office:value-type="float" office:value="0" calcext:value-type="float">
            <text:p>00</text:p>
          </table:table-cell>
          <table:table-cell table:style-name="ce1652" office:value-type="float" office:value="0" calcext:value-type="float">
            <text:p>00</text:p>
          </table:table-cell>
          <table:table-cell table:number-columns-repeated="3" table:style-name="ce1468" office:value-type="float" office:value="0" calcext:value-type="float">
            <text:p>00</text:p>
          </table:table-cell>
          <table:table-cell table:style-name="ce1833" office:value-type="float" office:value="0" calcext:value-type="float">
            <text:p>000</text:p>
          </table:table-cell>
          <table:table-cell table:style-name="ce2016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1" office:value-type="string" calcext:value-type="string">
            <text:p>YU</text:p>
          </table:table-cell>
          <table:table-cell table:number-columns-repeated="2" table:style-name="ce375" office:value-type="string" calcext:value-type="string">
            <text:p>*</text:p>
          </table:table-cell>
          <table:table-cell table:style-name="ce555" office:value-type="string" calcext:value-type="string">
            <text:p>*</text:p>
          </table:table-cell>
          <table:table-cell table:number-columns-repeated="3" table:style-name="ce375" office:value-type="string" calcext:value-type="string">
            <text:p>*</text:p>
          </table:table-cell>
          <table:table-cell table:style-name="ce735" office:value-type="float" office:value="0" calcext:value-type="float">
            <text:p>0</text:p>
          </table:table-cell>
          <table:table-cell table:style-name="ce916" office:value-type="float" office:value="0" calcext:value-type="float">
            <text:p>0000</text:p>
          </table:table-cell>
          <table:table-cell table:style-name="ce1099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*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106"/>
          <table:table-cell table:style-name="ce1469" office:value-type="float" office:value="0" calcext:value-type="float">
            <text:p>00</text:p>
          </table:table-cell>
          <table:table-cell table:style-name="ce1653" office:value-type="float" office:value="0" calcext:value-type="float">
            <text:p>00</text:p>
          </table:table-cell>
          <table:table-cell table:number-columns-repeated="3" table:style-name="ce1469" office:value-type="float" office:value="0" calcext:value-type="float">
            <text:p>00</text:p>
          </table:table-cell>
          <table:table-cell table:style-name="ce1834" office:value-type="float" office:value="0" calcext:value-type="float">
            <text:p>000</text:p>
          </table:table-cell>
          <table:table-cell table:style-name="ce2017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2" office:value-type="string" calcext:value-type="string">
            <text:p>YU</text:p>
          </table:table-cell>
          <table:table-cell table:number-columns-repeated="2" table:style-name="ce376" office:value-type="string" calcext:value-type="string">
            <text:p>*</text:p>
          </table:table-cell>
          <table:table-cell table:style-name="ce556" office:value-type="string" calcext:value-type="string">
            <text:p>*</text:p>
          </table:table-cell>
          <table:table-cell table:number-columns-repeated="3" table:style-name="ce376" office:value-type="string" calcext:value-type="string">
            <text:p>*</text:p>
          </table:table-cell>
          <table:table-cell table:style-name="ce736" office:value-type="float" office:value="0" calcext:value-type="float">
            <text:p>0</text:p>
          </table:table-cell>
          <table:table-cell table:style-name="ce917" office:value-type="float" office:value="0" calcext:value-type="float">
            <text:p>0000</text:p>
          </table:table-cell>
          <table:table-cell table:style-name="ce1100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287" office:value-type="string" calcext:value-type="string">
            <text:p>*</text:p>
          </table:table-cell>
          <table:table-cell table:number-columns-repeated="2" table:style-name="ce1287" office:value-type="float" office:value="0" calcext:value-type="float">
            <text:p>0</text:p>
          </table:table-cell>
          <table:table-cell table:style-name="ce1106"/>
          <table:table-cell table:style-name="ce1470" office:value-type="float" office:value="0" calcext:value-type="float">
            <text:p>00</text:p>
          </table:table-cell>
          <table:table-cell table:style-name="ce1654" office:value-type="float" office:value="0" calcext:value-type="float">
            <text:p>00</text:p>
          </table:table-cell>
          <table:table-cell table:number-columns-repeated="3" table:style-name="ce1470" office:value-type="float" office:value="0" calcext:value-type="float">
            <text:p>00</text:p>
          </table:table-cell>
          <table:table-cell table:style-name="ce1835" office:value-type="float" office:value="0" calcext:value-type="float">
            <text:p>000</text:p>
          </table:table-cell>
          <table:table-cell table:style-name="ce2018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3" office:value-type="string" calcext:value-type="string">
            <text:p>YU</text:p>
          </table:table-cell>
          <table:table-cell table:number-columns-repeated="2" table:style-name="ce377" office:value-type="string" calcext:value-type="string">
            <text:p>*</text:p>
          </table:table-cell>
          <table:table-cell table:style-name="ce557" office:value-type="string" calcext:value-type="string">
            <text:p>*</text:p>
          </table:table-cell>
          <table:table-cell table:number-columns-repeated="3" table:style-name="ce377" office:value-type="string" calcext:value-type="string">
            <text:p>*</text:p>
          </table:table-cell>
          <table:table-cell table:style-name="ce737" office:value-type="float" office:value="0" calcext:value-type="float">
            <text:p>0</text:p>
          </table:table-cell>
          <table:table-cell table:style-name="ce918" office:value-type="float" office:value="0" calcext:value-type="float">
            <text:p>0000</text:p>
          </table:table-cell>
          <table:table-cell table:style-name="ce1101" office:value-type="float" office:value="0" calcext:value-type="float">
            <text:p>0</text:p>
          </table:table-cell>
          <table:table-cell table:number-columns-repeated="6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9" table:style-name="ce1106" office:value-type="float" office:value="0" calcext:value-type="float">
            <text:p>0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*</text:p>
          </table:table-cell>
          <table:table-cell table:number-columns-repeated="2" table:style-name="ce1288" office:value-type="float" office:value="0" calcext:value-type="float">
            <text:p>0</text:p>
          </table:table-cell>
          <table:table-cell table:style-name="ce1106"/>
          <table:table-cell table:style-name="ce1471" office:value-type="float" office:value="0" calcext:value-type="float">
            <text:p>00</text:p>
          </table:table-cell>
          <table:table-cell table:style-name="ce1655" office:value-type="float" office:value="0" calcext:value-type="float">
            <text:p>00</text:p>
          </table:table-cell>
          <table:table-cell table:number-columns-repeated="3" table:style-name="ce1471" office:value-type="float" office:value="0" calcext:value-type="float">
            <text:p>00</text:p>
          </table:table-cell>
          <table:table-cell table:style-name="ce1836" office:value-type="float" office:value="0" calcext:value-type="float">
            <text:p>000</text:p>
          </table:table-cell>
          <table:table-cell table:style-name="ce201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4" office:value-type="string" calcext:value-type="string">
            <text:p>YU</text:p>
          </table:table-cell>
          <table:table-cell table:number-columns-repeated="2" table:style-name="ce378" office:value-type="string" calcext:value-type="string">
            <text:p>*</text:p>
          </table:table-cell>
          <table:table-cell table:style-name="ce558" office:value-type="string" calcext:value-type="string">
            <text:p>*</text:p>
          </table:table-cell>
          <table:table-cell table:number-columns-repeated="3" table:style-name="ce378" office:value-type="string" calcext:value-type="string">
            <text:p>*</text:p>
          </table:table-cell>
          <table:table-cell table:style-name="ce738" office:value-type="float" office:value="0" calcext:value-type="float">
            <text:p>0</text:p>
          </table:table-cell>
          <table:table-cell table:style-name="ce919" office:value-type="float" office:value="0" calcext:value-type="float">
            <text:p>0000</text:p>
          </table:table-cell>
          <table:table-cell table:style-name="ce1102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289" office:value-type="string" calcext:value-type="string">
            <text:p>*</text:p>
          </table:table-cell>
          <table:table-cell table:number-columns-repeated="2" table:style-name="ce1289" office:value-type="float" office:value="0" calcext:value-type="float">
            <text:p>0</text:p>
          </table:table-cell>
          <table:table-cell table:style-name="ce1106"/>
          <table:table-cell table:style-name="ce1472" office:value-type="float" office:value="0" calcext:value-type="float">
            <text:p>00</text:p>
          </table:table-cell>
          <table:table-cell table:style-name="ce1656" office:value-type="float" office:value="0" calcext:value-type="float">
            <text:p>00</text:p>
          </table:table-cell>
          <table:table-cell table:number-columns-repeated="3" table:style-name="ce1472" office:value-type="float" office:value="0" calcext:value-type="float">
            <text:p>00</text:p>
          </table:table-cell>
          <table:table-cell table:style-name="ce1837" office:value-type="float" office:value="0" calcext:value-type="float">
            <text:p>000</text:p>
          </table:table-cell>
          <table:table-cell table:style-name="ce2020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5" office:value-type="string" calcext:value-type="string">
            <text:p>YU</text:p>
          </table:table-cell>
          <table:table-cell table:number-columns-repeated="2" table:style-name="ce379" office:value-type="string" calcext:value-type="string">
            <text:p>*</text:p>
          </table:table-cell>
          <table:table-cell table:style-name="ce559" office:value-type="string" calcext:value-type="string">
            <text:p>*</text:p>
          </table:table-cell>
          <table:table-cell table:number-columns-repeated="3" table:style-name="ce379" office:value-type="string" calcext:value-type="string">
            <text:p>*</text:p>
          </table:table-cell>
          <table:table-cell table:style-name="ce739" office:value-type="float" office:value="0" calcext:value-type="float">
            <text:p>0</text:p>
          </table:table-cell>
          <table:table-cell table:style-name="ce920" office:value-type="float" office:value="0" calcext:value-type="float">
            <text:p>0000</text:p>
          </table:table-cell>
          <table:table-cell table:style-name="ce1103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290" office:value-type="string" calcext:value-type="string">
            <text:p>*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106"/>
          <table:table-cell table:style-name="ce1473" office:value-type="float" office:value="0" calcext:value-type="float">
            <text:p>00</text:p>
          </table:table-cell>
          <table:table-cell table:style-name="ce1657" office:value-type="float" office:value="0" calcext:value-type="float">
            <text:p>00</text:p>
          </table:table-cell>
          <table:table-cell table:number-columns-repeated="3" table:style-name="ce1473" office:value-type="float" office:value="0" calcext:value-type="float">
            <text:p>00</text:p>
          </table:table-cell>
          <table:table-cell table:style-name="ce1838" office:value-type="float" office:value="0" calcext:value-type="float">
            <text:p>000</text:p>
          </table:table-cell>
          <table:table-cell table:style-name="ce2021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ce4"/>
          <table:table-cell table:style-name="ce196" office:value-type="string" calcext:value-type="string">
            <text:p>YU</text:p>
          </table:table-cell>
          <table:table-cell table:number-columns-repeated="2" table:style-name="ce380" office:value-type="string" calcext:value-type="string">
            <text:p>*</text:p>
          </table:table-cell>
          <table:table-cell table:style-name="ce560" office:value-type="string" calcext:value-type="string">
            <text:p>*</text:p>
          </table:table-cell>
          <table:table-cell table:number-columns-repeated="3" table:style-name="ce380" office:value-type="string" calcext:value-type="string">
            <text:p>*</text:p>
          </table:table-cell>
          <table:table-cell table:style-name="ce740" office:value-type="float" office:value="0" calcext:value-type="float">
            <text:p>0</text:p>
          </table:table-cell>
          <table:table-cell table:style-name="ce921" office:value-type="float" office:value="0" calcext:value-type="float">
            <text:p>0000</text:p>
          </table:table-cell>
          <table:table-cell table:style-name="ce1104" office:value-type="float" office:value="0" calcext:value-type="float">
            <text:p>0</text:p>
          </table:table-cell>
          <table:table-cell table:number-columns-repeated="26" table:style-name="ce1106" office:value-type="float" office:value="0" calcext:value-type="float">
            <text:p>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 office:value-type="string" calcext:value-type="string">
            <text:p>*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106"/>
          <table:table-cell table:style-name="ce1474" office:value-type="float" office:value="0" calcext:value-type="float">
            <text:p>00</text:p>
          </table:table-cell>
          <table:table-cell table:style-name="ce1658" office:value-type="float" office:value="0" calcext:value-type="float">
            <text:p>00</text:p>
          </table:table-cell>
          <table:table-cell table:number-columns-repeated="3" table:style-name="ce1474" office:value-type="float" office:value="0" calcext:value-type="float">
            <text:p>00</text:p>
          </table:table-cell>
          <table:table-cell table:style-name="ce1839" office:value-type="float" office:value="0" calcext:value-type="float">
            <text:p>000</text:p>
          </table:table-cell>
          <table:table-cell table:style-name="ce2022" office:value-type="float" office:value="0" calcext:value-type="float">
            <text:p>0</text:p>
          </table:table-cell>
        </table:table-row>
        <table:table-row table:style-name="ro1" table:number-rows-repeated="26">
          <table:table-cell table:style-name="ce2"/>
          <table:table-cell table:style-name="ce14"/>
          <table:table-cell table:style-name="ce197"/>
          <table:table-cell table:style-name="ce381" table:number-columns-repeated="7"/>
          <table:table-cell table:style-name="ce922"/>
          <table:table-cell table:style-name="ce381" table:number-columns-repeated="7"/>
          <table:table-cell table:style-name="ce1112"/>
          <table:table-cell table:style-name="ce381" table:number-columns-repeated="8"/>
          <table:table-cell table:style-name="ce1112" table:number-columns-repeated="16"/>
          <table:table-cell table:style-name="ce1475" table:number-columns-repeated="5"/>
          <table:table-cell table:style-name="ce1840"/>
          <table:table-cell/>
        </table:table-row>
        <table:table-row table:style-name="ro1" table:number-rows-repeated="1048366">
          <table:table-cell table:number-columns-repeated="50"/>
        </table:table-row>
        <table:table-row table:style-name="ro1">
          <table:table-cell table:number-columns-repeated="50"/>
        </table:table-row>
        <calcext:conditional-formats>
          <calcext:conditional-format calcext:target-range-address="RED.J1:RED.AW1 RED.D184:RED.AV209 RED.AW184:RED.AW209 RED.D184:RED.AQ209 RED.AQ11:RED.AQ183 RED.D1:RED.I2 RED.M11:RED.AL183 RED.AQ4:RED.AQ5 RED.M4:RED.AL5 RED.J2:RED.AQ3 RED.AW2:RED.AW3 RED.AQ7:RED.AQ9 RED.M7:RED.AL9">
            <calcext:condition calcext:apply-style-name="Untitled1" calcext:value="&gt;0" calcext:base-cell-address="RED.D1"/>
          </calcext:conditional-format>
          <calcext:conditional-format calcext:target-range-address="RED.B184:RED.C209 RED.C1:RED.C2 RED.B75:RED.B209 RED.B1:RED.B5 RED.B7:RED.B9 RED.B11:RED.B33 RED.B35:RED.B36 RED.B38:RED.B57 RED.B59:RED.B60 RED.B63:RED.B66 RED.B68:RED.B73">
            <calcext:condition calcext:apply-style-name="Untitled1" calcext:value="&gt;0" calcext:base-cell-address="RED.B1"/>
          </calcext:conditional-format>
          <calcext:conditional-format calcext:target-range-address="RED.J4:RED.K4">
            <calcext:condition calcext:apply-style-name="Untitled1" calcext:value="&gt;0" calcext:base-cell-address="RED.J4"/>
          </calcext:conditional-format>
          <calcext:conditional-format calcext:target-range-address="RED.J5:RED.K5">
            <calcext:condition calcext:apply-style-name="Untitled1" calcext:value="&gt;0" calcext:base-cell-address="RED.J5"/>
          </calcext:conditional-format>
          <calcext:conditional-format calcext:target-range-address="RED.J7:RED.K7">
            <calcext:condition calcext:apply-style-name="Untitled1" calcext:value="&gt;0" calcext:base-cell-address="RED.J7"/>
          </calcext:conditional-format>
          <calcext:conditional-format calcext:target-range-address="RED.J8:RED.K8">
            <calcext:condition calcext:apply-style-name="Untitled1" calcext:value="&gt;0" calcext:base-cell-address="RED.J8"/>
          </calcext:conditional-format>
          <calcext:conditional-format calcext:target-range-address="RED.J9:RED.K9">
            <calcext:condition calcext:apply-style-name="Untitled1" calcext:value="&gt;0" calcext:base-cell-address="RED.J9"/>
          </calcext:conditional-format>
          <calcext:conditional-format calcext:target-range-address="RED.J11:RED.K11">
            <calcext:condition calcext:apply-style-name="Untitled1" calcext:value="&gt;0" calcext:base-cell-address="RED.J11"/>
          </calcext:conditional-format>
          <calcext:conditional-format calcext:target-range-address="RED.J12:RED.K12">
            <calcext:condition calcext:apply-style-name="Untitled1" calcext:value="&gt;0" calcext:base-cell-address="RED.J12"/>
          </calcext:conditional-format>
          <calcext:conditional-format calcext:target-range-address="RED.J13:RED.K13">
            <calcext:condition calcext:apply-style-name="Untitled1" calcext:value="&gt;0" calcext:base-cell-address="RED.J13"/>
          </calcext:conditional-format>
          <calcext:conditional-format calcext:target-range-address="RED.J14:RED.K14">
            <calcext:condition calcext:apply-style-name="Untitled1" calcext:value="&gt;0" calcext:base-cell-address="RED.J14"/>
          </calcext:conditional-format>
          <calcext:conditional-format calcext:target-range-address="RED.J15:RED.K15">
            <calcext:condition calcext:apply-style-name="Untitled1" calcext:value="&gt;0" calcext:base-cell-address="RED.J15"/>
          </calcext:conditional-format>
          <calcext:conditional-format calcext:target-range-address="RED.J16:RED.K16">
            <calcext:condition calcext:apply-style-name="Untitled1" calcext:value="&gt;0" calcext:base-cell-address="RED.J16"/>
          </calcext:conditional-format>
          <calcext:conditional-format calcext:target-range-address="RED.J17:RED.K17">
            <calcext:condition calcext:apply-style-name="Untitled1" calcext:value="&gt;0" calcext:base-cell-address="RED.J17"/>
          </calcext:conditional-format>
          <calcext:conditional-format calcext:target-range-address="RED.J18:RED.K18">
            <calcext:condition calcext:apply-style-name="Untitled1" calcext:value="&gt;0" calcext:base-cell-address="RED.J18"/>
          </calcext:conditional-format>
          <calcext:conditional-format calcext:target-range-address="RED.J19:RED.K19">
            <calcext:condition calcext:apply-style-name="Untitled1" calcext:value="&gt;0" calcext:base-cell-address="RED.J19"/>
          </calcext:conditional-format>
          <calcext:conditional-format calcext:target-range-address="RED.J20:RED.K20">
            <calcext:condition calcext:apply-style-name="Untitled1" calcext:value="&gt;0" calcext:base-cell-address="RED.J20"/>
          </calcext:conditional-format>
          <calcext:conditional-format calcext:target-range-address="RED.J21:RED.K21">
            <calcext:condition calcext:apply-style-name="Untitled1" calcext:value="&gt;0" calcext:base-cell-address="RED.J21"/>
          </calcext:conditional-format>
          <calcext:conditional-format calcext:target-range-address="RED.J22:RED.K22">
            <calcext:condition calcext:apply-style-name="Untitled1" calcext:value="&gt;0" calcext:base-cell-address="RED.J22"/>
          </calcext:conditional-format>
          <calcext:conditional-format calcext:target-range-address="RED.J23:RED.K23">
            <calcext:condition calcext:apply-style-name="Untitled1" calcext:value="&gt;0" calcext:base-cell-address="RED.J23"/>
          </calcext:conditional-format>
          <calcext:conditional-format calcext:target-range-address="RED.J24:RED.K24">
            <calcext:condition calcext:apply-style-name="Untitled1" calcext:value="&gt;0" calcext:base-cell-address="RED.J24"/>
          </calcext:conditional-format>
          <calcext:conditional-format calcext:target-range-address="RED.J25:RED.K25">
            <calcext:condition calcext:apply-style-name="Untitled1" calcext:value="&gt;0" calcext:base-cell-address="RED.J25"/>
          </calcext:conditional-format>
          <calcext:conditional-format calcext:target-range-address="RED.J26:RED.K26">
            <calcext:condition calcext:apply-style-name="Untitled1" calcext:value="&gt;0" calcext:base-cell-address="RED.J26"/>
          </calcext:conditional-format>
          <calcext:conditional-format calcext:target-range-address="RED.J27:RED.K27">
            <calcext:condition calcext:apply-style-name="Untitled1" calcext:value="&gt;0" calcext:base-cell-address="RED.J27"/>
          </calcext:conditional-format>
          <calcext:conditional-format calcext:target-range-address="RED.J28:RED.K28">
            <calcext:condition calcext:apply-style-name="Untitled1" calcext:value="&gt;0" calcext:base-cell-address="RED.J28"/>
          </calcext:conditional-format>
          <calcext:conditional-format calcext:target-range-address="RED.J29:RED.K29">
            <calcext:condition calcext:apply-style-name="Untitled1" calcext:value="&gt;0" calcext:base-cell-address="RED.J29"/>
          </calcext:conditional-format>
          <calcext:conditional-format calcext:target-range-address="RED.J30:RED.K30">
            <calcext:condition calcext:apply-style-name="Untitled1" calcext:value="&gt;0" calcext:base-cell-address="RED.J30"/>
          </calcext:conditional-format>
          <calcext:conditional-format calcext:target-range-address="RED.J31:RED.K31">
            <calcext:condition calcext:apply-style-name="Untitled1" calcext:value="&gt;0" calcext:base-cell-address="RED.J31"/>
          </calcext:conditional-format>
          <calcext:conditional-format calcext:target-range-address="RED.J32:RED.K32">
            <calcext:condition calcext:apply-style-name="Untitled1" calcext:value="&gt;0" calcext:base-cell-address="RED.J32"/>
          </calcext:conditional-format>
          <calcext:conditional-format calcext:target-range-address="RED.J33:RED.K33">
            <calcext:condition calcext:apply-style-name="Untitled1" calcext:value="&gt;0" calcext:base-cell-address="RED.J33"/>
          </calcext:conditional-format>
          <calcext:conditional-format calcext:target-range-address="RED.J34:RED.K34">
            <calcext:condition calcext:apply-style-name="Untitled1" calcext:value="&gt;0" calcext:base-cell-address="RED.J34"/>
          </calcext:conditional-format>
          <calcext:conditional-format calcext:target-range-address="RED.J35:RED.K35">
            <calcext:condition calcext:apply-style-name="Untitled1" calcext:value="&gt;0" calcext:base-cell-address="RED.J35"/>
          </calcext:conditional-format>
          <calcext:conditional-format calcext:target-range-address="RED.J36:RED.K36">
            <calcext:condition calcext:apply-style-name="Untitled1" calcext:value="&gt;0" calcext:base-cell-address="RED.J36"/>
          </calcext:conditional-format>
          <calcext:conditional-format calcext:target-range-address="RED.J37:RED.K37">
            <calcext:condition calcext:apply-style-name="Untitled1" calcext:value="&gt;0" calcext:base-cell-address="RED.J37"/>
          </calcext:conditional-format>
          <calcext:conditional-format calcext:target-range-address="RED.J38:RED.K38">
            <calcext:condition calcext:apply-style-name="Untitled1" calcext:value="&gt;0" calcext:base-cell-address="RED.J38"/>
          </calcext:conditional-format>
          <calcext:conditional-format calcext:target-range-address="RED.J39:RED.K39">
            <calcext:condition calcext:apply-style-name="Untitled1" calcext:value="&gt;0" calcext:base-cell-address="RED.J39"/>
          </calcext:conditional-format>
          <calcext:conditional-format calcext:target-range-address="RED.J40:RED.K40">
            <calcext:condition calcext:apply-style-name="Untitled1" calcext:value="&gt;0" calcext:base-cell-address="RED.J40"/>
          </calcext:conditional-format>
          <calcext:conditional-format calcext:target-range-address="RED.J41:RED.K41">
            <calcext:condition calcext:apply-style-name="Untitled1" calcext:value="&gt;0" calcext:base-cell-address="RED.J41"/>
          </calcext:conditional-format>
          <calcext:conditional-format calcext:target-range-address="RED.J42:RED.K42">
            <calcext:condition calcext:apply-style-name="Untitled1" calcext:value="&gt;0" calcext:base-cell-address="RED.J42"/>
          </calcext:conditional-format>
          <calcext:conditional-format calcext:target-range-address="RED.J43:RED.K43">
            <calcext:condition calcext:apply-style-name="Untitled1" calcext:value="&gt;0" calcext:base-cell-address="RED.J43"/>
          </calcext:conditional-format>
          <calcext:conditional-format calcext:target-range-address="RED.J44:RED.K44">
            <calcext:condition calcext:apply-style-name="Untitled1" calcext:value="&gt;0" calcext:base-cell-address="RED.J44"/>
          </calcext:conditional-format>
          <calcext:conditional-format calcext:target-range-address="RED.J45:RED.K45">
            <calcext:condition calcext:apply-style-name="Untitled1" calcext:value="&gt;0" calcext:base-cell-address="RED.J45"/>
          </calcext:conditional-format>
          <calcext:conditional-format calcext:target-range-address="RED.J46:RED.K46">
            <calcext:condition calcext:apply-style-name="Untitled1" calcext:value="&gt;0" calcext:base-cell-address="RED.J46"/>
          </calcext:conditional-format>
          <calcext:conditional-format calcext:target-range-address="RED.J47:RED.K47">
            <calcext:condition calcext:apply-style-name="Untitled1" calcext:value="&gt;0" calcext:base-cell-address="RED.J47"/>
          </calcext:conditional-format>
          <calcext:conditional-format calcext:target-range-address="RED.J48:RED.K48">
            <calcext:condition calcext:apply-style-name="Untitled1" calcext:value="&gt;0" calcext:base-cell-address="RED.J48"/>
          </calcext:conditional-format>
          <calcext:conditional-format calcext:target-range-address="RED.J49:RED.K49">
            <calcext:condition calcext:apply-style-name="Untitled1" calcext:value="&gt;0" calcext:base-cell-address="RED.J49"/>
          </calcext:conditional-format>
          <calcext:conditional-format calcext:target-range-address="RED.J50:RED.K50">
            <calcext:condition calcext:apply-style-name="Untitled1" calcext:value="&gt;0" calcext:base-cell-address="RED.J50"/>
          </calcext:conditional-format>
          <calcext:conditional-format calcext:target-range-address="RED.J51:RED.K51">
            <calcext:condition calcext:apply-style-name="Untitled1" calcext:value="&gt;0" calcext:base-cell-address="RED.J51"/>
          </calcext:conditional-format>
          <calcext:conditional-format calcext:target-range-address="RED.J52:RED.K52">
            <calcext:condition calcext:apply-style-name="Untitled1" calcext:value="&gt;0" calcext:base-cell-address="RED.J52"/>
          </calcext:conditional-format>
          <calcext:conditional-format calcext:target-range-address="RED.J53:RED.K53">
            <calcext:condition calcext:apply-style-name="Untitled1" calcext:value="&gt;0" calcext:base-cell-address="RED.J53"/>
          </calcext:conditional-format>
          <calcext:conditional-format calcext:target-range-address="RED.J54:RED.K54">
            <calcext:condition calcext:apply-style-name="Untitled1" calcext:value="&gt;0" calcext:base-cell-address="RED.J54"/>
          </calcext:conditional-format>
          <calcext:conditional-format calcext:target-range-address="RED.J55:RED.K55">
            <calcext:condition calcext:apply-style-name="Untitled1" calcext:value="&gt;0" calcext:base-cell-address="RED.J55"/>
          </calcext:conditional-format>
          <calcext:conditional-format calcext:target-range-address="RED.J56:RED.K56">
            <calcext:condition calcext:apply-style-name="Untitled1" calcext:value="&gt;0" calcext:base-cell-address="RED.J56"/>
          </calcext:conditional-format>
          <calcext:conditional-format calcext:target-range-address="RED.J57:RED.K57">
            <calcext:condition calcext:apply-style-name="Untitled1" calcext:value="&gt;0" calcext:base-cell-address="RED.J57"/>
          </calcext:conditional-format>
          <calcext:conditional-format calcext:target-range-address="RED.J58:RED.K58">
            <calcext:condition calcext:apply-style-name="Untitled1" calcext:value="&gt;0" calcext:base-cell-address="RED.J58"/>
          </calcext:conditional-format>
          <calcext:conditional-format calcext:target-range-address="RED.J59:RED.K59">
            <calcext:condition calcext:apply-style-name="Untitled1" calcext:value="&gt;0" calcext:base-cell-address="RED.J59"/>
          </calcext:conditional-format>
          <calcext:conditional-format calcext:target-range-address="RED.J60:RED.K60">
            <calcext:condition calcext:apply-style-name="Untitled1" calcext:value="&gt;0" calcext:base-cell-address="RED.J60"/>
          </calcext:conditional-format>
          <calcext:conditional-format calcext:target-range-address="RED.J61:RED.K61">
            <calcext:condition calcext:apply-style-name="Untitled1" calcext:value="&gt;0" calcext:base-cell-address="RED.J61"/>
          </calcext:conditional-format>
          <calcext:conditional-format calcext:target-range-address="RED.J62:RED.K62">
            <calcext:condition calcext:apply-style-name="Untitled1" calcext:value="&gt;0" calcext:base-cell-address="RED.J62"/>
          </calcext:conditional-format>
          <calcext:conditional-format calcext:target-range-address="RED.J63:RED.K63">
            <calcext:condition calcext:apply-style-name="Untitled1" calcext:value="&gt;0" calcext:base-cell-address="RED.J63"/>
          </calcext:conditional-format>
          <calcext:conditional-format calcext:target-range-address="RED.J64:RED.K64">
            <calcext:condition calcext:apply-style-name="Untitled1" calcext:value="&gt;0" calcext:base-cell-address="RED.J64"/>
          </calcext:conditional-format>
          <calcext:conditional-format calcext:target-range-address="RED.J65:RED.K65">
            <calcext:condition calcext:apply-style-name="Untitled1" calcext:value="&gt;0" calcext:base-cell-address="RED.J65"/>
          </calcext:conditional-format>
          <calcext:conditional-format calcext:target-range-address="RED.J66:RED.K66">
            <calcext:condition calcext:apply-style-name="Untitled1" calcext:value="&gt;0" calcext:base-cell-address="RED.J66"/>
          </calcext:conditional-format>
          <calcext:conditional-format calcext:target-range-address="RED.J67:RED.K67">
            <calcext:condition calcext:apply-style-name="Untitled1" calcext:value="&gt;0" calcext:base-cell-address="RED.J67"/>
          </calcext:conditional-format>
          <calcext:conditional-format calcext:target-range-address="RED.J68:RED.K68">
            <calcext:condition calcext:apply-style-name="Untitled1" calcext:value="&gt;0" calcext:base-cell-address="RED.J68"/>
          </calcext:conditional-format>
          <calcext:conditional-format calcext:target-range-address="RED.J69:RED.K69">
            <calcext:condition calcext:apply-style-name="Untitled1" calcext:value="&gt;0" calcext:base-cell-address="RED.J69"/>
          </calcext:conditional-format>
          <calcext:conditional-format calcext:target-range-address="RED.J70:RED.K70">
            <calcext:condition calcext:apply-style-name="Untitled1" calcext:value="&gt;0" calcext:base-cell-address="RED.J70"/>
          </calcext:conditional-format>
          <calcext:conditional-format calcext:target-range-address="RED.J71:RED.K71">
            <calcext:condition calcext:apply-style-name="Untitled1" calcext:value="&gt;0" calcext:base-cell-address="RED.J71"/>
          </calcext:conditional-format>
          <calcext:conditional-format calcext:target-range-address="RED.J72:RED.K72">
            <calcext:condition calcext:apply-style-name="Untitled1" calcext:value="&gt;0" calcext:base-cell-address="RED.J72"/>
          </calcext:conditional-format>
          <calcext:conditional-format calcext:target-range-address="RED.J73:RED.K73">
            <calcext:condition calcext:apply-style-name="Untitled1" calcext:value="&gt;0" calcext:base-cell-address="RED.J73"/>
          </calcext:conditional-format>
          <calcext:conditional-format calcext:target-range-address="RED.J74:RED.K74">
            <calcext:condition calcext:apply-style-name="Untitled1" calcext:value="&gt;0" calcext:base-cell-address="RED.J74"/>
          </calcext:conditional-format>
          <calcext:conditional-format calcext:target-range-address="RED.J75:RED.K75">
            <calcext:condition calcext:apply-style-name="Untitled1" calcext:value="&gt;0" calcext:base-cell-address="RED.J75"/>
          </calcext:conditional-format>
          <calcext:conditional-format calcext:target-range-address="RED.J76:RED.K76">
            <calcext:condition calcext:apply-style-name="Untitled1" calcext:value="&gt;0" calcext:base-cell-address="RED.J76"/>
          </calcext:conditional-format>
          <calcext:conditional-format calcext:target-range-address="RED.J77:RED.K77">
            <calcext:condition calcext:apply-style-name="Untitled1" calcext:value="&gt;0" calcext:base-cell-address="RED.J77"/>
          </calcext:conditional-format>
          <calcext:conditional-format calcext:target-range-address="RED.J78:RED.K78">
            <calcext:condition calcext:apply-style-name="Untitled1" calcext:value="&gt;0" calcext:base-cell-address="RED.J78"/>
          </calcext:conditional-format>
          <calcext:conditional-format calcext:target-range-address="RED.J79:RED.K79">
            <calcext:condition calcext:apply-style-name="Untitled1" calcext:value="&gt;0" calcext:base-cell-address="RED.J79"/>
          </calcext:conditional-format>
          <calcext:conditional-format calcext:target-range-address="RED.J80:RED.K80">
            <calcext:condition calcext:apply-style-name="Untitled1" calcext:value="&gt;0" calcext:base-cell-address="RED.J80"/>
          </calcext:conditional-format>
          <calcext:conditional-format calcext:target-range-address="RED.J81:RED.K81">
            <calcext:condition calcext:apply-style-name="Untitled1" calcext:value="&gt;0" calcext:base-cell-address="RED.J81"/>
          </calcext:conditional-format>
          <calcext:conditional-format calcext:target-range-address="RED.J82:RED.K82">
            <calcext:condition calcext:apply-style-name="Untitled1" calcext:value="&gt;0" calcext:base-cell-address="RED.J82"/>
          </calcext:conditional-format>
          <calcext:conditional-format calcext:target-range-address="RED.J83:RED.K83">
            <calcext:condition calcext:apply-style-name="Untitled1" calcext:value="&gt;0" calcext:base-cell-address="RED.J83"/>
          </calcext:conditional-format>
          <calcext:conditional-format calcext:target-range-address="RED.J84:RED.K84">
            <calcext:condition calcext:apply-style-name="Untitled1" calcext:value="&gt;0" calcext:base-cell-address="RED.J84"/>
          </calcext:conditional-format>
          <calcext:conditional-format calcext:target-range-address="RED.J85:RED.K85">
            <calcext:condition calcext:apply-style-name="Untitled1" calcext:value="&gt;0" calcext:base-cell-address="RED.J85"/>
          </calcext:conditional-format>
          <calcext:conditional-format calcext:target-range-address="RED.J86:RED.K86">
            <calcext:condition calcext:apply-style-name="Untitled1" calcext:value="&gt;0" calcext:base-cell-address="RED.J86"/>
          </calcext:conditional-format>
          <calcext:conditional-format calcext:target-range-address="RED.J87:RED.K87">
            <calcext:condition calcext:apply-style-name="Untitled1" calcext:value="&gt;0" calcext:base-cell-address="RED.J87"/>
          </calcext:conditional-format>
          <calcext:conditional-format calcext:target-range-address="RED.J88:RED.K88">
            <calcext:condition calcext:apply-style-name="Untitled1" calcext:value="&gt;0" calcext:base-cell-address="RED.J88"/>
          </calcext:conditional-format>
          <calcext:conditional-format calcext:target-range-address="RED.J89:RED.K89">
            <calcext:condition calcext:apply-style-name="Untitled1" calcext:value="&gt;0" calcext:base-cell-address="RED.J89"/>
          </calcext:conditional-format>
          <calcext:conditional-format calcext:target-range-address="RED.J90:RED.K90">
            <calcext:condition calcext:apply-style-name="Untitled1" calcext:value="&gt;0" calcext:base-cell-address="RED.J90"/>
          </calcext:conditional-format>
          <calcext:conditional-format calcext:target-range-address="RED.J91:RED.K91">
            <calcext:condition calcext:apply-style-name="Untitled1" calcext:value="&gt;0" calcext:base-cell-address="RED.J91"/>
          </calcext:conditional-format>
          <calcext:conditional-format calcext:target-range-address="RED.J92:RED.K92">
            <calcext:condition calcext:apply-style-name="Untitled1" calcext:value="&gt;0" calcext:base-cell-address="RED.J92"/>
          </calcext:conditional-format>
          <calcext:conditional-format calcext:target-range-address="RED.J93:RED.K93">
            <calcext:condition calcext:apply-style-name="Untitled1" calcext:value="&gt;0" calcext:base-cell-address="RED.J93"/>
          </calcext:conditional-format>
          <calcext:conditional-format calcext:target-range-address="RED.J94:RED.K94">
            <calcext:condition calcext:apply-style-name="Untitled1" calcext:value="&gt;0" calcext:base-cell-address="RED.J94"/>
          </calcext:conditional-format>
          <calcext:conditional-format calcext:target-range-address="RED.J95:RED.K95">
            <calcext:condition calcext:apply-style-name="Untitled1" calcext:value="&gt;0" calcext:base-cell-address="RED.J95"/>
          </calcext:conditional-format>
          <calcext:conditional-format calcext:target-range-address="RED.J96:RED.K96">
            <calcext:condition calcext:apply-style-name="Untitled1" calcext:value="&gt;0" calcext:base-cell-address="RED.J96"/>
          </calcext:conditional-format>
          <calcext:conditional-format calcext:target-range-address="RED.J97:RED.K97">
            <calcext:condition calcext:apply-style-name="Untitled1" calcext:value="&gt;0" calcext:base-cell-address="RED.J97"/>
          </calcext:conditional-format>
          <calcext:conditional-format calcext:target-range-address="RED.J98:RED.K98">
            <calcext:condition calcext:apply-style-name="Untitled1" calcext:value="&gt;0" calcext:base-cell-address="RED.J98"/>
          </calcext:conditional-format>
          <calcext:conditional-format calcext:target-range-address="RED.J99:RED.K99">
            <calcext:condition calcext:apply-style-name="Untitled1" calcext:value="&gt;0" calcext:base-cell-address="RED.J99"/>
          </calcext:conditional-format>
          <calcext:conditional-format calcext:target-range-address="RED.J100:RED.K100">
            <calcext:condition calcext:apply-style-name="Untitled1" calcext:value="&gt;0" calcext:base-cell-address="RED.J100"/>
          </calcext:conditional-format>
          <calcext:conditional-format calcext:target-range-address="RED.J101:RED.K101">
            <calcext:condition calcext:apply-style-name="Untitled1" calcext:value="&gt;0" calcext:base-cell-address="RED.J101"/>
          </calcext:conditional-format>
          <calcext:conditional-format calcext:target-range-address="RED.J102:RED.K102">
            <calcext:condition calcext:apply-style-name="Untitled1" calcext:value="&gt;0" calcext:base-cell-address="RED.J102"/>
          </calcext:conditional-format>
          <calcext:conditional-format calcext:target-range-address="RED.J103:RED.K103">
            <calcext:condition calcext:apply-style-name="Untitled1" calcext:value="&gt;0" calcext:base-cell-address="RED.J103"/>
          </calcext:conditional-format>
          <calcext:conditional-format calcext:target-range-address="RED.J104:RED.K104">
            <calcext:condition calcext:apply-style-name="Untitled1" calcext:value="&gt;0" calcext:base-cell-address="RED.J104"/>
          </calcext:conditional-format>
          <calcext:conditional-format calcext:target-range-address="RED.J105:RED.K105">
            <calcext:condition calcext:apply-style-name="Untitled1" calcext:value="&gt;0" calcext:base-cell-address="RED.J105"/>
          </calcext:conditional-format>
          <calcext:conditional-format calcext:target-range-address="RED.J106:RED.K106">
            <calcext:condition calcext:apply-style-name="Untitled1" calcext:value="&gt;0" calcext:base-cell-address="RED.J106"/>
          </calcext:conditional-format>
          <calcext:conditional-format calcext:target-range-address="RED.J107:RED.K107">
            <calcext:condition calcext:apply-style-name="Untitled1" calcext:value="&gt;0" calcext:base-cell-address="RED.J107"/>
          </calcext:conditional-format>
          <calcext:conditional-format calcext:target-range-address="RED.J108:RED.K108">
            <calcext:condition calcext:apply-style-name="Untitled1" calcext:value="&gt;0" calcext:base-cell-address="RED.J108"/>
          </calcext:conditional-format>
          <calcext:conditional-format calcext:target-range-address="RED.J109:RED.K109">
            <calcext:condition calcext:apply-style-name="Untitled1" calcext:value="&gt;0" calcext:base-cell-address="RED.J109"/>
          </calcext:conditional-format>
          <calcext:conditional-format calcext:target-range-address="RED.J110:RED.K110">
            <calcext:condition calcext:apply-style-name="Untitled1" calcext:value="&gt;0" calcext:base-cell-address="RED.J110"/>
          </calcext:conditional-format>
          <calcext:conditional-format calcext:target-range-address="RED.J111:RED.K111">
            <calcext:condition calcext:apply-style-name="Untitled1" calcext:value="&gt;0" calcext:base-cell-address="RED.J111"/>
          </calcext:conditional-format>
          <calcext:conditional-format calcext:target-range-address="RED.J112:RED.K112">
            <calcext:condition calcext:apply-style-name="Untitled1" calcext:value="&gt;0" calcext:base-cell-address="RED.J112"/>
          </calcext:conditional-format>
          <calcext:conditional-format calcext:target-range-address="RED.J113:RED.K113">
            <calcext:condition calcext:apply-style-name="Untitled1" calcext:value="&gt;0" calcext:base-cell-address="RED.J113"/>
          </calcext:conditional-format>
          <calcext:conditional-format calcext:target-range-address="RED.J114:RED.K114">
            <calcext:condition calcext:apply-style-name="Untitled1" calcext:value="&gt;0" calcext:base-cell-address="RED.J114"/>
          </calcext:conditional-format>
          <calcext:conditional-format calcext:target-range-address="RED.J115:RED.K115">
            <calcext:condition calcext:apply-style-name="Untitled1" calcext:value="&gt;0" calcext:base-cell-address="RED.J115"/>
          </calcext:conditional-format>
          <calcext:conditional-format calcext:target-range-address="RED.J116:RED.K116">
            <calcext:condition calcext:apply-style-name="Untitled1" calcext:value="&gt;0" calcext:base-cell-address="RED.J116"/>
          </calcext:conditional-format>
          <calcext:conditional-format calcext:target-range-address="RED.J117:RED.K117">
            <calcext:condition calcext:apply-style-name="Untitled1" calcext:value="&gt;0" calcext:base-cell-address="RED.J117"/>
          </calcext:conditional-format>
          <calcext:conditional-format calcext:target-range-address="RED.J118:RED.K118">
            <calcext:condition calcext:apply-style-name="Untitled1" calcext:value="&gt;0" calcext:base-cell-address="RED.J118"/>
          </calcext:conditional-format>
          <calcext:conditional-format calcext:target-range-address="RED.J119:RED.K119">
            <calcext:condition calcext:apply-style-name="Untitled1" calcext:value="&gt;0" calcext:base-cell-address="RED.J119"/>
          </calcext:conditional-format>
          <calcext:conditional-format calcext:target-range-address="RED.J120:RED.K120">
            <calcext:condition calcext:apply-style-name="Untitled1" calcext:value="&gt;0" calcext:base-cell-address="RED.J120"/>
          </calcext:conditional-format>
          <calcext:conditional-format calcext:target-range-address="RED.J121:RED.K121">
            <calcext:condition calcext:apply-style-name="Untitled1" calcext:value="&gt;0" calcext:base-cell-address="RED.J121"/>
          </calcext:conditional-format>
          <calcext:conditional-format calcext:target-range-address="RED.J122:RED.K122">
            <calcext:condition calcext:apply-style-name="Untitled1" calcext:value="&gt;0" calcext:base-cell-address="RED.J122"/>
          </calcext:conditional-format>
          <calcext:conditional-format calcext:target-range-address="RED.J123:RED.K123">
            <calcext:condition calcext:apply-style-name="Untitled1" calcext:value="&gt;0" calcext:base-cell-address="RED.J123"/>
          </calcext:conditional-format>
          <calcext:conditional-format calcext:target-range-address="RED.J124:RED.K124">
            <calcext:condition calcext:apply-style-name="Untitled1" calcext:value="&gt;0" calcext:base-cell-address="RED.J124"/>
          </calcext:conditional-format>
          <calcext:conditional-format calcext:target-range-address="RED.J125:RED.K125">
            <calcext:condition calcext:apply-style-name="Untitled1" calcext:value="&gt;0" calcext:base-cell-address="RED.J125"/>
          </calcext:conditional-format>
          <calcext:conditional-format calcext:target-range-address="RED.J126:RED.K126">
            <calcext:condition calcext:apply-style-name="Untitled1" calcext:value="&gt;0" calcext:base-cell-address="RED.J126"/>
          </calcext:conditional-format>
          <calcext:conditional-format calcext:target-range-address="RED.J127:RED.K127">
            <calcext:condition calcext:apply-style-name="Untitled1" calcext:value="&gt;0" calcext:base-cell-address="RED.J127"/>
          </calcext:conditional-format>
          <calcext:conditional-format calcext:target-range-address="RED.J128:RED.K128">
            <calcext:condition calcext:apply-style-name="Untitled1" calcext:value="&gt;0" calcext:base-cell-address="RED.J128"/>
          </calcext:conditional-format>
          <calcext:conditional-format calcext:target-range-address="RED.J129:RED.K129">
            <calcext:condition calcext:apply-style-name="Untitled1" calcext:value="&gt;0" calcext:base-cell-address="RED.J129"/>
          </calcext:conditional-format>
          <calcext:conditional-format calcext:target-range-address="RED.J130:RED.K130">
            <calcext:condition calcext:apply-style-name="Untitled1" calcext:value="&gt;0" calcext:base-cell-address="RED.J130"/>
          </calcext:conditional-format>
          <calcext:conditional-format calcext:target-range-address="RED.J131:RED.K131">
            <calcext:condition calcext:apply-style-name="Untitled1" calcext:value="&gt;0" calcext:base-cell-address="RED.J131"/>
          </calcext:conditional-format>
          <calcext:conditional-format calcext:target-range-address="RED.J132:RED.K132">
            <calcext:condition calcext:apply-style-name="Untitled1" calcext:value="&gt;0" calcext:base-cell-address="RED.J132"/>
          </calcext:conditional-format>
          <calcext:conditional-format calcext:target-range-address="RED.J133:RED.K133">
            <calcext:condition calcext:apply-style-name="Untitled1" calcext:value="&gt;0" calcext:base-cell-address="RED.J133"/>
          </calcext:conditional-format>
          <calcext:conditional-format calcext:target-range-address="RED.J134:RED.K134">
            <calcext:condition calcext:apply-style-name="Untitled1" calcext:value="&gt;0" calcext:base-cell-address="RED.J134"/>
          </calcext:conditional-format>
          <calcext:conditional-format calcext:target-range-address="RED.J135:RED.K135">
            <calcext:condition calcext:apply-style-name="Untitled1" calcext:value="&gt;0" calcext:base-cell-address="RED.J135"/>
          </calcext:conditional-format>
          <calcext:conditional-format calcext:target-range-address="RED.J136:RED.K136">
            <calcext:condition calcext:apply-style-name="Untitled1" calcext:value="&gt;0" calcext:base-cell-address="RED.J136"/>
          </calcext:conditional-format>
          <calcext:conditional-format calcext:target-range-address="RED.J137:RED.K137">
            <calcext:condition calcext:apply-style-name="Untitled1" calcext:value="&gt;0" calcext:base-cell-address="RED.J137"/>
          </calcext:conditional-format>
          <calcext:conditional-format calcext:target-range-address="RED.J138:RED.K138">
            <calcext:condition calcext:apply-style-name="Untitled1" calcext:value="&gt;0" calcext:base-cell-address="RED.J138"/>
          </calcext:conditional-format>
          <calcext:conditional-format calcext:target-range-address="RED.J139:RED.K139">
            <calcext:condition calcext:apply-style-name="Untitled1" calcext:value="&gt;0" calcext:base-cell-address="RED.J139"/>
          </calcext:conditional-format>
          <calcext:conditional-format calcext:target-range-address="RED.J140:RED.K140">
            <calcext:condition calcext:apply-style-name="Untitled1" calcext:value="&gt;0" calcext:base-cell-address="RED.J140"/>
          </calcext:conditional-format>
          <calcext:conditional-format calcext:target-range-address="RED.J141:RED.K141">
            <calcext:condition calcext:apply-style-name="Untitled1" calcext:value="&gt;0" calcext:base-cell-address="RED.J141"/>
          </calcext:conditional-format>
          <calcext:conditional-format calcext:target-range-address="RED.J142:RED.K142">
            <calcext:condition calcext:apply-style-name="Untitled1" calcext:value="&gt;0" calcext:base-cell-address="RED.J142"/>
          </calcext:conditional-format>
          <calcext:conditional-format calcext:target-range-address="RED.J143:RED.K143">
            <calcext:condition calcext:apply-style-name="Untitled1" calcext:value="&gt;0" calcext:base-cell-address="RED.J143"/>
          </calcext:conditional-format>
          <calcext:conditional-format calcext:target-range-address="RED.J144:RED.K144">
            <calcext:condition calcext:apply-style-name="Untitled1" calcext:value="&gt;0" calcext:base-cell-address="RED.J144"/>
          </calcext:conditional-format>
          <calcext:conditional-format calcext:target-range-address="RED.J145:RED.K145">
            <calcext:condition calcext:apply-style-name="Untitled1" calcext:value="&gt;0" calcext:base-cell-address="RED.J145"/>
          </calcext:conditional-format>
          <calcext:conditional-format calcext:target-range-address="RED.J146:RED.K146">
            <calcext:condition calcext:apply-style-name="Untitled1" calcext:value="&gt;0" calcext:base-cell-address="RED.J146"/>
          </calcext:conditional-format>
          <calcext:conditional-format calcext:target-range-address="RED.J147:RED.K147">
            <calcext:condition calcext:apply-style-name="Untitled1" calcext:value="&gt;0" calcext:base-cell-address="RED.J147"/>
          </calcext:conditional-format>
          <calcext:conditional-format calcext:target-range-address="RED.J148:RED.K148">
            <calcext:condition calcext:apply-style-name="Untitled1" calcext:value="&gt;0" calcext:base-cell-address="RED.J148"/>
          </calcext:conditional-format>
          <calcext:conditional-format calcext:target-range-address="RED.J149:RED.K149">
            <calcext:condition calcext:apply-style-name="Untitled1" calcext:value="&gt;0" calcext:base-cell-address="RED.J149"/>
          </calcext:conditional-format>
          <calcext:conditional-format calcext:target-range-address="RED.J150:RED.K150">
            <calcext:condition calcext:apply-style-name="Untitled1" calcext:value="&gt;0" calcext:base-cell-address="RED.J150"/>
          </calcext:conditional-format>
          <calcext:conditional-format calcext:target-range-address="RED.J151:RED.K151">
            <calcext:condition calcext:apply-style-name="Untitled1" calcext:value="&gt;0" calcext:base-cell-address="RED.J151"/>
          </calcext:conditional-format>
          <calcext:conditional-format calcext:target-range-address="RED.J152:RED.K152">
            <calcext:condition calcext:apply-style-name="Untitled1" calcext:value="&gt;0" calcext:base-cell-address="RED.J152"/>
          </calcext:conditional-format>
          <calcext:conditional-format calcext:target-range-address="RED.J153:RED.K153">
            <calcext:condition calcext:apply-style-name="Untitled1" calcext:value="&gt;0" calcext:base-cell-address="RED.J153"/>
          </calcext:conditional-format>
          <calcext:conditional-format calcext:target-range-address="RED.J154:RED.K154">
            <calcext:condition calcext:apply-style-name="Untitled1" calcext:value="&gt;0" calcext:base-cell-address="RED.J154"/>
          </calcext:conditional-format>
          <calcext:conditional-format calcext:target-range-address="RED.J155:RED.K155">
            <calcext:condition calcext:apply-style-name="Untitled1" calcext:value="&gt;0" calcext:base-cell-address="RED.J155"/>
          </calcext:conditional-format>
          <calcext:conditional-format calcext:target-range-address="RED.J156:RED.K156">
            <calcext:condition calcext:apply-style-name="Untitled1" calcext:value="&gt;0" calcext:base-cell-address="RED.J156"/>
          </calcext:conditional-format>
          <calcext:conditional-format calcext:target-range-address="RED.J157:RED.K157">
            <calcext:condition calcext:apply-style-name="Untitled1" calcext:value="&gt;0" calcext:base-cell-address="RED.J157"/>
          </calcext:conditional-format>
          <calcext:conditional-format calcext:target-range-address="RED.J158:RED.K158">
            <calcext:condition calcext:apply-style-name="Untitled1" calcext:value="&gt;0" calcext:base-cell-address="RED.J158"/>
          </calcext:conditional-format>
          <calcext:conditional-format calcext:target-range-address="RED.J159:RED.K159">
            <calcext:condition calcext:apply-style-name="Untitled1" calcext:value="&gt;0" calcext:base-cell-address="RED.J159"/>
          </calcext:conditional-format>
          <calcext:conditional-format calcext:target-range-address="RED.J160:RED.K160">
            <calcext:condition calcext:apply-style-name="Untitled1" calcext:value="&gt;0" calcext:base-cell-address="RED.J160"/>
          </calcext:conditional-format>
          <calcext:conditional-format calcext:target-range-address="RED.J161:RED.K161">
            <calcext:condition calcext:apply-style-name="Untitled1" calcext:value="&gt;0" calcext:base-cell-address="RED.J161"/>
          </calcext:conditional-format>
          <calcext:conditional-format calcext:target-range-address="RED.J162:RED.K162">
            <calcext:condition calcext:apply-style-name="Untitled1" calcext:value="&gt;0" calcext:base-cell-address="RED.J162"/>
          </calcext:conditional-format>
          <calcext:conditional-format calcext:target-range-address="RED.J163:RED.K163">
            <calcext:condition calcext:apply-style-name="Untitled1" calcext:value="&gt;0" calcext:base-cell-address="RED.J163"/>
          </calcext:conditional-format>
          <calcext:conditional-format calcext:target-range-address="RED.J164:RED.K164">
            <calcext:condition calcext:apply-style-name="Untitled1" calcext:value="&gt;0" calcext:base-cell-address="RED.J164"/>
          </calcext:conditional-format>
          <calcext:conditional-format calcext:target-range-address="RED.J165:RED.K165">
            <calcext:condition calcext:apply-style-name="Untitled1" calcext:value="&gt;0" calcext:base-cell-address="RED.J165"/>
          </calcext:conditional-format>
          <calcext:conditional-format calcext:target-range-address="RED.J166:RED.K166">
            <calcext:condition calcext:apply-style-name="Untitled1" calcext:value="&gt;0" calcext:base-cell-address="RED.J166"/>
          </calcext:conditional-format>
          <calcext:conditional-format calcext:target-range-address="RED.J167:RED.K167">
            <calcext:condition calcext:apply-style-name="Untitled1" calcext:value="&gt;0" calcext:base-cell-address="RED.J167"/>
          </calcext:conditional-format>
          <calcext:conditional-format calcext:target-range-address="RED.J168:RED.K168">
            <calcext:condition calcext:apply-style-name="Untitled1" calcext:value="&gt;0" calcext:base-cell-address="RED.J168"/>
          </calcext:conditional-format>
          <calcext:conditional-format calcext:target-range-address="RED.J169:RED.K169">
            <calcext:condition calcext:apply-style-name="Untitled1" calcext:value="&gt;0" calcext:base-cell-address="RED.J169"/>
          </calcext:conditional-format>
          <calcext:conditional-format calcext:target-range-address="RED.J170:RED.K170">
            <calcext:condition calcext:apply-style-name="Untitled1" calcext:value="&gt;0" calcext:base-cell-address="RED.J170"/>
          </calcext:conditional-format>
          <calcext:conditional-format calcext:target-range-address="RED.J171:RED.K171">
            <calcext:condition calcext:apply-style-name="Untitled1" calcext:value="&gt;0" calcext:base-cell-address="RED.J171"/>
          </calcext:conditional-format>
          <calcext:conditional-format calcext:target-range-address="RED.J172:RED.K172">
            <calcext:condition calcext:apply-style-name="Untitled1" calcext:value="&gt;0" calcext:base-cell-address="RED.J172"/>
          </calcext:conditional-format>
          <calcext:conditional-format calcext:target-range-address="RED.J173:RED.K173">
            <calcext:condition calcext:apply-style-name="Untitled1" calcext:value="&gt;0" calcext:base-cell-address="RED.J173"/>
          </calcext:conditional-format>
          <calcext:conditional-format calcext:target-range-address="RED.J174:RED.K174">
            <calcext:condition calcext:apply-style-name="Untitled1" calcext:value="&gt;0" calcext:base-cell-address="RED.J174"/>
          </calcext:conditional-format>
          <calcext:conditional-format calcext:target-range-address="RED.J175:RED.K175">
            <calcext:condition calcext:apply-style-name="Untitled1" calcext:value="&gt;0" calcext:base-cell-address="RED.J175"/>
          </calcext:conditional-format>
          <calcext:conditional-format calcext:target-range-address="RED.J176:RED.K176">
            <calcext:condition calcext:apply-style-name="Untitled1" calcext:value="&gt;0" calcext:base-cell-address="RED.J176"/>
          </calcext:conditional-format>
          <calcext:conditional-format calcext:target-range-address="RED.J177:RED.K177">
            <calcext:condition calcext:apply-style-name="Untitled1" calcext:value="&gt;0" calcext:base-cell-address="RED.J177"/>
          </calcext:conditional-format>
          <calcext:conditional-format calcext:target-range-address="RED.J178:RED.K178">
            <calcext:condition calcext:apply-style-name="Untitled1" calcext:value="&gt;0" calcext:base-cell-address="RED.J178"/>
          </calcext:conditional-format>
          <calcext:conditional-format calcext:target-range-address="RED.J179:RED.K179">
            <calcext:condition calcext:apply-style-name="Untitled1" calcext:value="&gt;0" calcext:base-cell-address="RED.J179"/>
          </calcext:conditional-format>
          <calcext:conditional-format calcext:target-range-address="RED.J180:RED.K180">
            <calcext:condition calcext:apply-style-name="Untitled1" calcext:value="&gt;0" calcext:base-cell-address="RED.J180"/>
          </calcext:conditional-format>
          <calcext:conditional-format calcext:target-range-address="RED.J181:RED.K181">
            <calcext:condition calcext:apply-style-name="Untitled1" calcext:value="&gt;0" calcext:base-cell-address="RED.J181"/>
          </calcext:conditional-format>
          <calcext:conditional-format calcext:target-range-address="RED.J182:RED.K182">
            <calcext:condition calcext:apply-style-name="Untitled1" calcext:value="&gt;0" calcext:base-cell-address="RED.J182"/>
          </calcext:conditional-format>
          <calcext:conditional-format calcext:target-range-address="RED.J183:RED.K183">
            <calcext:condition calcext:apply-style-name="Untitled1" calcext:value="&gt;0" calcext:base-cell-address="RED.J183"/>
          </calcext:conditional-format>
          <calcext:conditional-format calcext:target-range-address="RED.B1:RED.AX1 RED.J11:RED.K183 RED.AQ11:RED.AQ183 RED.AW2:RED.AX3 RED.B3:RED.B5 RED.B75:RED.B183 RED.M11:RED.AL183 RED.J4:RED.K5 RED.AQ4:RED.AQ5 RED.M4:RED.AL5 RED.B2:RED.AQ2 RED.J3:RED.AQ3 RED.J7:RED.K9 RED.AQ7:RED.AQ9 RED.B7:RED.B9 RED.M7:RED.AL9 RED.B11:RED.B33 RED.B35:RED.B36 RED.B38:RED.B57 RED.B59:RED.B60 RED.B63:RED.B66 RED.B68:RED.B73">
            <calcext:condition calcext:apply-style-name="Untitled1" calcext:value="&gt;0" calcext:base-cell-address="RED.B1"/>
          </calcext:conditional-format>
          <calcext:conditional-format calcext:target-range-address="RED.AR4:RED.AR4 RED.AT4:RED.AV4">
            <calcext:condition calcext:apply-style-name="Untitled1" calcext:value="&gt;0" calcext:base-cell-address="RED.AR4"/>
          </calcext:conditional-format>
          <calcext:conditional-format calcext:target-range-address="RED.AR4:RED.AR4 RED.AX4:RED.AX4 RED.AT4:RED.AV4">
            <calcext:condition calcext:apply-style-name="Untitled1" calcext:value="&gt;0" calcext:base-cell-address="RED.AR4"/>
          </calcext:conditional-format>
          <calcext:conditional-format calcext:target-range-address="RED.AS4:RED.AS4">
            <calcext:condition calcext:apply-style-name="Untitled1" calcext:value="&gt;0" calcext:base-cell-address="RED.AS4"/>
          </calcext:conditional-format>
          <calcext:conditional-format calcext:target-range-address="RED.AS4:RED.AS4">
            <calcext:condition calcext:apply-style-name="Untitled1" calcext:value="&gt;0" calcext:base-cell-address="RED.AS4"/>
          </calcext:conditional-format>
          <calcext:conditional-format calcext:target-range-address="RED.AW4:RED.AW4">
            <calcext:condition calcext:apply-style-name="Untitled1" calcext:value="&gt;0" calcext:base-cell-address="RED.AW4"/>
          </calcext:conditional-format>
          <calcext:conditional-format calcext:target-range-address="RED.AW4:RED.AW4">
            <calcext:condition calcext:apply-style-name="Untitled1" calcext:value="&gt;0" calcext:base-cell-address="RED.AW4"/>
          </calcext:conditional-format>
          <calcext:conditional-format calcext:target-range-address="RED.AX5:RED.AX5">
            <calcext:condition calcext:apply-style-name="Untitled1" calcext:value="&gt;0" calcext:base-cell-address="RED.AX5"/>
          </calcext:conditional-format>
          <calcext:conditional-format calcext:target-range-address="RED.AW5:RED.AW5">
            <calcext:condition calcext:apply-style-name="Untitled1" calcext:value="&gt;0" calcext:base-cell-address="RED.AW5"/>
          </calcext:conditional-format>
          <calcext:conditional-format calcext:target-range-address="RED.AW5:RED.AW5">
            <calcext:condition calcext:apply-style-name="Untitled1" calcext:value="&gt;0" calcext:base-cell-address="RED.AW5"/>
          </calcext:conditional-format>
          <calcext:conditional-format calcext:target-range-address="RED.AX6:RED.AX6">
            <calcext:condition calcext:apply-style-name="Untitled1" calcext:value="&gt;0" calcext:base-cell-address="RED.AX6"/>
          </calcext:conditional-format>
          <calcext:conditional-format calcext:target-range-address="RED.AR7:RED.AR7 RED.AT7:RED.AV7">
            <calcext:condition calcext:apply-style-name="Untitled1" calcext:value="&gt;0" calcext:base-cell-address="RED.AR7"/>
          </calcext:conditional-format>
          <calcext:conditional-format calcext:target-range-address="RED.AR7:RED.AR7 RED.AX7:RED.AX7 RED.AT7:RED.AV7">
            <calcext:condition calcext:apply-style-name="Untitled1" calcext:value="&gt;0" calcext:base-cell-address="RED.AR7"/>
          </calcext:conditional-format>
          <calcext:conditional-format calcext:target-range-address="RED.AS7:RED.AS7">
            <calcext:condition calcext:apply-style-name="Untitled1" calcext:value="&gt;0" calcext:base-cell-address="RED.AS7"/>
          </calcext:conditional-format>
          <calcext:conditional-format calcext:target-range-address="RED.AS7:RED.AS7">
            <calcext:condition calcext:apply-style-name="Untitled1" calcext:value="&gt;0" calcext:base-cell-address="RED.AS7"/>
          </calcext:conditional-format>
          <calcext:conditional-format calcext:target-range-address="RED.AW7:RED.AW7">
            <calcext:condition calcext:apply-style-name="Untitled1" calcext:value="&gt;0" calcext:base-cell-address="RED.AW7"/>
          </calcext:conditional-format>
          <calcext:conditional-format calcext:target-range-address="RED.AW7:RED.AW7">
            <calcext:condition calcext:apply-style-name="Untitled1" calcext:value="&gt;0" calcext:base-cell-address="RED.AW7"/>
          </calcext:conditional-format>
          <calcext:conditional-format calcext:target-range-address="RED.AR8:RED.AR8 RED.AT8:RED.AV8">
            <calcext:condition calcext:apply-style-name="Untitled1" calcext:value="&gt;0" calcext:base-cell-address="RED.AR8"/>
          </calcext:conditional-format>
          <calcext:conditional-format calcext:target-range-address="RED.AR8:RED.AR8 RED.AX8:RED.AX8 RED.AT8:RED.AV8">
            <calcext:condition calcext:apply-style-name="Untitled1" calcext:value="&gt;0" calcext:base-cell-address="RED.AR8"/>
          </calcext:conditional-format>
          <calcext:conditional-format calcext:target-range-address="RED.AS8:RED.AS8">
            <calcext:condition calcext:apply-style-name="Untitled1" calcext:value="&gt;0" calcext:base-cell-address="RED.AS8"/>
          </calcext:conditional-format>
          <calcext:conditional-format calcext:target-range-address="RED.AS8:RED.AS8">
            <calcext:condition calcext:apply-style-name="Untitled1" calcext:value="&gt;0" calcext:base-cell-address="RED.AS8"/>
          </calcext:conditional-format>
          <calcext:conditional-format calcext:target-range-address="RED.AW8:RED.AW8">
            <calcext:condition calcext:apply-style-name="Untitled1" calcext:value="&gt;0" calcext:base-cell-address="RED.AW8"/>
          </calcext:conditional-format>
          <calcext:conditional-format calcext:target-range-address="RED.AW8:RED.AW8">
            <calcext:condition calcext:apply-style-name="Untitled1" calcext:value="&gt;0" calcext:base-cell-address="RED.AW8"/>
          </calcext:conditional-format>
          <calcext:conditional-format calcext:target-range-address="RED.AR9:RED.AR9 RED.AT9:RED.AV9">
            <calcext:condition calcext:apply-style-name="Untitled1" calcext:value="&gt;0" calcext:base-cell-address="RED.AR9"/>
          </calcext:conditional-format>
          <calcext:conditional-format calcext:target-range-address="RED.AR9:RED.AR9 RED.AX9:RED.AX9 RED.AT9:RED.AV9">
            <calcext:condition calcext:apply-style-name="Untitled1" calcext:value="&gt;0" calcext:base-cell-address="RED.AR9"/>
          </calcext:conditional-format>
          <calcext:conditional-format calcext:target-range-address="RED.AS9:RED.AS9">
            <calcext:condition calcext:apply-style-name="Untitled1" calcext:value="&gt;0" calcext:base-cell-address="RED.AS9"/>
          </calcext:conditional-format>
          <calcext:conditional-format calcext:target-range-address="RED.AS9:RED.AS9">
            <calcext:condition calcext:apply-style-name="Untitled1" calcext:value="&gt;0" calcext:base-cell-address="RED.AS9"/>
          </calcext:conditional-format>
          <calcext:conditional-format calcext:target-range-address="RED.AW9:RED.AW9">
            <calcext:condition calcext:apply-style-name="Untitled1" calcext:value="&gt;0" calcext:base-cell-address="RED.AW9"/>
          </calcext:conditional-format>
          <calcext:conditional-format calcext:target-range-address="RED.AW9:RED.AW9">
            <calcext:condition calcext:apply-style-name="Untitled1" calcext:value="&gt;0" calcext:base-cell-address="RED.AW9"/>
          </calcext:conditional-format>
          <calcext:conditional-format calcext:target-range-address="RED.AR11:RED.AR11 RED.AT11:RED.AV11">
            <calcext:condition calcext:apply-style-name="Untitled1" calcext:value="&gt;0" calcext:base-cell-address="RED.AR11"/>
          </calcext:conditional-format>
          <calcext:conditional-format calcext:target-range-address="RED.AR11:RED.AR11 RED.AX11:RED.AX11 RED.AT11:RED.AV11">
            <calcext:condition calcext:apply-style-name="Untitled1" calcext:value="&gt;0" calcext:base-cell-address="RED.AR11"/>
          </calcext:conditional-format>
          <calcext:conditional-format calcext:target-range-address="RED.AS11:RED.AS11">
            <calcext:condition calcext:apply-style-name="Untitled1" calcext:value="&gt;0" calcext:base-cell-address="RED.AS11"/>
          </calcext:conditional-format>
          <calcext:conditional-format calcext:target-range-address="RED.AS11:RED.AS11">
            <calcext:condition calcext:apply-style-name="Untitled1" calcext:value="&gt;0" calcext:base-cell-address="RED.AS11"/>
          </calcext:conditional-format>
          <calcext:conditional-format calcext:target-range-address="RED.AW11:RED.AW11">
            <calcext:condition calcext:apply-style-name="Untitled1" calcext:value="&gt;0" calcext:base-cell-address="RED.AW11"/>
          </calcext:conditional-format>
          <calcext:conditional-format calcext:target-range-address="RED.AW11:RED.AW11">
            <calcext:condition calcext:apply-style-name="Untitled1" calcext:value="&gt;0" calcext:base-cell-address="RED.AW11"/>
          </calcext:conditional-format>
          <calcext:conditional-format calcext:target-range-address="RED.AR12:RED.AR12 RED.AT12:RED.AV12">
            <calcext:condition calcext:apply-style-name="Untitled1" calcext:value="&gt;0" calcext:base-cell-address="RED.AR12"/>
          </calcext:conditional-format>
          <calcext:conditional-format calcext:target-range-address="RED.AR12:RED.AR12 RED.AX12:RED.AX12 RED.AT12:RED.AV12">
            <calcext:condition calcext:apply-style-name="Untitled1" calcext:value="&gt;0" calcext:base-cell-address="RED.AR12"/>
          </calcext:conditional-format>
          <calcext:conditional-format calcext:target-range-address="RED.AS12:RED.AS12">
            <calcext:condition calcext:apply-style-name="Untitled1" calcext:value="&gt;0" calcext:base-cell-address="RED.AS12"/>
          </calcext:conditional-format>
          <calcext:conditional-format calcext:target-range-address="RED.AS12:RED.AS12">
            <calcext:condition calcext:apply-style-name="Untitled1" calcext:value="&gt;0" calcext:base-cell-address="RED.AS12"/>
          </calcext:conditional-format>
          <calcext:conditional-format calcext:target-range-address="RED.AW12:RED.AW12">
            <calcext:condition calcext:apply-style-name="Untitled1" calcext:value="&gt;0" calcext:base-cell-address="RED.AW12"/>
          </calcext:conditional-format>
          <calcext:conditional-format calcext:target-range-address="RED.AW12:RED.AW12">
            <calcext:condition calcext:apply-style-name="Untitled1" calcext:value="&gt;0" calcext:base-cell-address="RED.AW12"/>
          </calcext:conditional-format>
          <calcext:conditional-format calcext:target-range-address="RED.AR13:RED.AR13 RED.AT13:RED.AV13">
            <calcext:condition calcext:apply-style-name="Untitled1" calcext:value="&gt;0" calcext:base-cell-address="RED.AR13"/>
          </calcext:conditional-format>
          <calcext:conditional-format calcext:target-range-address="RED.AR13:RED.AR13 RED.AX13:RED.AX13 RED.AT13:RED.AV13">
            <calcext:condition calcext:apply-style-name="Untitled1" calcext:value="&gt;0" calcext:base-cell-address="RED.AR13"/>
          </calcext:conditional-format>
          <calcext:conditional-format calcext:target-range-address="RED.AS13:RED.AS13">
            <calcext:condition calcext:apply-style-name="Untitled1" calcext:value="&gt;0" calcext:base-cell-address="RED.AS13"/>
          </calcext:conditional-format>
          <calcext:conditional-format calcext:target-range-address="RED.AS13:RED.AS13">
            <calcext:condition calcext:apply-style-name="Untitled1" calcext:value="&gt;0" calcext:base-cell-address="RED.AS13"/>
          </calcext:conditional-format>
          <calcext:conditional-format calcext:target-range-address="RED.AW13:RED.AW13">
            <calcext:condition calcext:apply-style-name="Untitled1" calcext:value="&gt;0" calcext:base-cell-address="RED.AW13"/>
          </calcext:conditional-format>
          <calcext:conditional-format calcext:target-range-address="RED.AW13:RED.AW13">
            <calcext:condition calcext:apply-style-name="Untitled1" calcext:value="&gt;0" calcext:base-cell-address="RED.AW13"/>
          </calcext:conditional-format>
          <calcext:conditional-format calcext:target-range-address="RED.AR14:RED.AR14 RED.AT14:RED.AV14">
            <calcext:condition calcext:apply-style-name="Untitled1" calcext:value="&gt;0" calcext:base-cell-address="RED.AR14"/>
          </calcext:conditional-format>
          <calcext:conditional-format calcext:target-range-address="RED.AR14:RED.AR14 RED.AX14:RED.AX14 RED.AT14:RED.AV14">
            <calcext:condition calcext:apply-style-name="Untitled1" calcext:value="&gt;0" calcext:base-cell-address="RED.AR14"/>
          </calcext:conditional-format>
          <calcext:conditional-format calcext:target-range-address="RED.AS14:RED.AS14">
            <calcext:condition calcext:apply-style-name="Untitled1" calcext:value="&gt;0" calcext:base-cell-address="RED.AS14"/>
          </calcext:conditional-format>
          <calcext:conditional-format calcext:target-range-address="RED.AS14:RED.AS14">
            <calcext:condition calcext:apply-style-name="Untitled1" calcext:value="&gt;0" calcext:base-cell-address="RED.AS14"/>
          </calcext:conditional-format>
          <calcext:conditional-format calcext:target-range-address="RED.AW14:RED.AW14">
            <calcext:condition calcext:apply-style-name="Untitled1" calcext:value="&gt;0" calcext:base-cell-address="RED.AW14"/>
          </calcext:conditional-format>
          <calcext:conditional-format calcext:target-range-address="RED.AW14:RED.AW14">
            <calcext:condition calcext:apply-style-name="Untitled1" calcext:value="&gt;0" calcext:base-cell-address="RED.AW14"/>
          </calcext:conditional-format>
          <calcext:conditional-format calcext:target-range-address="RED.AR15:RED.AR15 RED.AT15:RED.AV15">
            <calcext:condition calcext:apply-style-name="Untitled1" calcext:value="&gt;0" calcext:base-cell-address="RED.AR15"/>
          </calcext:conditional-format>
          <calcext:conditional-format calcext:target-range-address="RED.AR15:RED.AR15 RED.AX15:RED.AX15 RED.AT15:RED.AV15">
            <calcext:condition calcext:apply-style-name="Untitled1" calcext:value="&gt;0" calcext:base-cell-address="RED.AR15"/>
          </calcext:conditional-format>
          <calcext:conditional-format calcext:target-range-address="RED.AS15:RED.AS15">
            <calcext:condition calcext:apply-style-name="Untitled1" calcext:value="&gt;0" calcext:base-cell-address="RED.AS15"/>
          </calcext:conditional-format>
          <calcext:conditional-format calcext:target-range-address="RED.AS15:RED.AS15">
            <calcext:condition calcext:apply-style-name="Untitled1" calcext:value="&gt;0" calcext:base-cell-address="RED.AS15"/>
          </calcext:conditional-format>
          <calcext:conditional-format calcext:target-range-address="RED.AW15:RED.AW15">
            <calcext:condition calcext:apply-style-name="Untitled1" calcext:value="&gt;0" calcext:base-cell-address="RED.AW15"/>
          </calcext:conditional-format>
          <calcext:conditional-format calcext:target-range-address="RED.AW15:RED.AW15">
            <calcext:condition calcext:apply-style-name="Untitled1" calcext:value="&gt;0" calcext:base-cell-address="RED.AW15"/>
          </calcext:conditional-format>
          <calcext:conditional-format calcext:target-range-address="RED.AR16:RED.AR16 RED.AT16:RED.AV16">
            <calcext:condition calcext:apply-style-name="Untitled1" calcext:value="&gt;0" calcext:base-cell-address="RED.AR16"/>
          </calcext:conditional-format>
          <calcext:conditional-format calcext:target-range-address="RED.AR16:RED.AR16 RED.AX16:RED.AX16 RED.AT16:RED.AV16">
            <calcext:condition calcext:apply-style-name="Untitled1" calcext:value="&gt;0" calcext:base-cell-address="RED.AR16"/>
          </calcext:conditional-format>
          <calcext:conditional-format calcext:target-range-address="RED.AS16:RED.AS16">
            <calcext:condition calcext:apply-style-name="Untitled1" calcext:value="&gt;0" calcext:base-cell-address="RED.AS16"/>
          </calcext:conditional-format>
          <calcext:conditional-format calcext:target-range-address="RED.AS16:RED.AS16">
            <calcext:condition calcext:apply-style-name="Untitled1" calcext:value="&gt;0" calcext:base-cell-address="RED.AS16"/>
          </calcext:conditional-format>
          <calcext:conditional-format calcext:target-range-address="RED.AW16:RED.AW16">
            <calcext:condition calcext:apply-style-name="Untitled1" calcext:value="&gt;0" calcext:base-cell-address="RED.AW16"/>
          </calcext:conditional-format>
          <calcext:conditional-format calcext:target-range-address="RED.AW16:RED.AW16">
            <calcext:condition calcext:apply-style-name="Untitled1" calcext:value="&gt;0" calcext:base-cell-address="RED.AW16"/>
          </calcext:conditional-format>
          <calcext:conditional-format calcext:target-range-address="RED.AR17:RED.AR17 RED.AT17:RED.AV17">
            <calcext:condition calcext:apply-style-name="Untitled1" calcext:value="&gt;0" calcext:base-cell-address="RED.AR17"/>
          </calcext:conditional-format>
          <calcext:conditional-format calcext:target-range-address="RED.AR17:RED.AR17 RED.AX17:RED.AX17 RED.AT17:RED.AV17">
            <calcext:condition calcext:apply-style-name="Untitled1" calcext:value="&gt;0" calcext:base-cell-address="RED.AR17"/>
          </calcext:conditional-format>
          <calcext:conditional-format calcext:target-range-address="RED.AS17:RED.AS17">
            <calcext:condition calcext:apply-style-name="Untitled1" calcext:value="&gt;0" calcext:base-cell-address="RED.AS17"/>
          </calcext:conditional-format>
          <calcext:conditional-format calcext:target-range-address="RED.AS17:RED.AS17">
            <calcext:condition calcext:apply-style-name="Untitled1" calcext:value="&gt;0" calcext:base-cell-address="RED.AS17"/>
          </calcext:conditional-format>
          <calcext:conditional-format calcext:target-range-address="RED.AW17:RED.AW17">
            <calcext:condition calcext:apply-style-name="Untitled1" calcext:value="&gt;0" calcext:base-cell-address="RED.AW17"/>
          </calcext:conditional-format>
          <calcext:conditional-format calcext:target-range-address="RED.AW17:RED.AW17">
            <calcext:condition calcext:apply-style-name="Untitled1" calcext:value="&gt;0" calcext:base-cell-address="RED.AW17"/>
          </calcext:conditional-format>
          <calcext:conditional-format calcext:target-range-address="RED.AR18:RED.AR18 RED.AT18:RED.AV18">
            <calcext:condition calcext:apply-style-name="Untitled1" calcext:value="&gt;0" calcext:base-cell-address="RED.AR18"/>
          </calcext:conditional-format>
          <calcext:conditional-format calcext:target-range-address="RED.AR18:RED.AR18 RED.AX18:RED.AX18 RED.AT18:RED.AV18">
            <calcext:condition calcext:apply-style-name="Untitled1" calcext:value="&gt;0" calcext:base-cell-address="RED.AR18"/>
          </calcext:conditional-format>
          <calcext:conditional-format calcext:target-range-address="RED.AS18:RED.AS18">
            <calcext:condition calcext:apply-style-name="Untitled1" calcext:value="&gt;0" calcext:base-cell-address="RED.AS18"/>
          </calcext:conditional-format>
          <calcext:conditional-format calcext:target-range-address="RED.AS18:RED.AS18">
            <calcext:condition calcext:apply-style-name="Untitled1" calcext:value="&gt;0" calcext:base-cell-address="RED.AS18"/>
          </calcext:conditional-format>
          <calcext:conditional-format calcext:target-range-address="RED.AW18:RED.AW18">
            <calcext:condition calcext:apply-style-name="Untitled1" calcext:value="&gt;0" calcext:base-cell-address="RED.AW18"/>
          </calcext:conditional-format>
          <calcext:conditional-format calcext:target-range-address="RED.AW18:RED.AW18">
            <calcext:condition calcext:apply-style-name="Untitled1" calcext:value="&gt;0" calcext:base-cell-address="RED.AW18"/>
          </calcext:conditional-format>
          <calcext:conditional-format calcext:target-range-address="RED.AR19:RED.AR19 RED.AT19:RED.AV19">
            <calcext:condition calcext:apply-style-name="Untitled1" calcext:value="&gt;0" calcext:base-cell-address="RED.AR19"/>
          </calcext:conditional-format>
          <calcext:conditional-format calcext:target-range-address="RED.AR19:RED.AR19 RED.AX19:RED.AX19 RED.AT19:RED.AV19">
            <calcext:condition calcext:apply-style-name="Untitled1" calcext:value="&gt;0" calcext:base-cell-address="RED.AR19"/>
          </calcext:conditional-format>
          <calcext:conditional-format calcext:target-range-address="RED.AS19:RED.AS19">
            <calcext:condition calcext:apply-style-name="Untitled1" calcext:value="&gt;0" calcext:base-cell-address="RED.AS19"/>
          </calcext:conditional-format>
          <calcext:conditional-format calcext:target-range-address="RED.AS19:RED.AS19">
            <calcext:condition calcext:apply-style-name="Untitled1" calcext:value="&gt;0" calcext:base-cell-address="RED.AS19"/>
          </calcext:conditional-format>
          <calcext:conditional-format calcext:target-range-address="RED.AW19:RED.AW19">
            <calcext:condition calcext:apply-style-name="Untitled1" calcext:value="&gt;0" calcext:base-cell-address="RED.AW19"/>
          </calcext:conditional-format>
          <calcext:conditional-format calcext:target-range-address="RED.AW19:RED.AW19">
            <calcext:condition calcext:apply-style-name="Untitled1" calcext:value="&gt;0" calcext:base-cell-address="RED.AW19"/>
          </calcext:conditional-format>
          <calcext:conditional-format calcext:target-range-address="RED.AR20:RED.AR20 RED.AT20:RED.AV20">
            <calcext:condition calcext:apply-style-name="Untitled1" calcext:value="&gt;0" calcext:base-cell-address="RED.AR20"/>
          </calcext:conditional-format>
          <calcext:conditional-format calcext:target-range-address="RED.AR20:RED.AR20 RED.AX20:RED.AX20 RED.AT20:RED.AV20">
            <calcext:condition calcext:apply-style-name="Untitled1" calcext:value="&gt;0" calcext:base-cell-address="RED.AR20"/>
          </calcext:conditional-format>
          <calcext:conditional-format calcext:target-range-address="RED.AS20:RED.AS20">
            <calcext:condition calcext:apply-style-name="Untitled1" calcext:value="&gt;0" calcext:base-cell-address="RED.AS20"/>
          </calcext:conditional-format>
          <calcext:conditional-format calcext:target-range-address="RED.AS20:RED.AS20">
            <calcext:condition calcext:apply-style-name="Untitled1" calcext:value="&gt;0" calcext:base-cell-address="RED.AS20"/>
          </calcext:conditional-format>
          <calcext:conditional-format calcext:target-range-address="RED.AW20:RED.AW20">
            <calcext:condition calcext:apply-style-name="Untitled1" calcext:value="&gt;0" calcext:base-cell-address="RED.AW20"/>
          </calcext:conditional-format>
          <calcext:conditional-format calcext:target-range-address="RED.AW20:RED.AW20">
            <calcext:condition calcext:apply-style-name="Untitled1" calcext:value="&gt;0" calcext:base-cell-address="RED.AW20"/>
          </calcext:conditional-format>
          <calcext:conditional-format calcext:target-range-address="RED.AR21:RED.AR21 RED.AT21:RED.AV21">
            <calcext:condition calcext:apply-style-name="Untitled1" calcext:value="&gt;0" calcext:base-cell-address="RED.AR21"/>
          </calcext:conditional-format>
          <calcext:conditional-format calcext:target-range-address="RED.AR21:RED.AR21 RED.AX21:RED.AX21 RED.AT21:RED.AV21">
            <calcext:condition calcext:apply-style-name="Untitled1" calcext:value="&gt;0" calcext:base-cell-address="RED.AR21"/>
          </calcext:conditional-format>
          <calcext:conditional-format calcext:target-range-address="RED.AS21:RED.AS21">
            <calcext:condition calcext:apply-style-name="Untitled1" calcext:value="&gt;0" calcext:base-cell-address="RED.AS21"/>
          </calcext:conditional-format>
          <calcext:conditional-format calcext:target-range-address="RED.AS21:RED.AS21">
            <calcext:condition calcext:apply-style-name="Untitled1" calcext:value="&gt;0" calcext:base-cell-address="RED.AS21"/>
          </calcext:conditional-format>
          <calcext:conditional-format calcext:target-range-address="RED.AW21:RED.AW21">
            <calcext:condition calcext:apply-style-name="Untitled1" calcext:value="&gt;0" calcext:base-cell-address="RED.AW21"/>
          </calcext:conditional-format>
          <calcext:conditional-format calcext:target-range-address="RED.AW21:RED.AW21">
            <calcext:condition calcext:apply-style-name="Untitled1" calcext:value="&gt;0" calcext:base-cell-address="RED.AW21"/>
          </calcext:conditional-format>
          <calcext:conditional-format calcext:target-range-address="RED.AR22:RED.AR22 RED.AT22:RED.AV22">
            <calcext:condition calcext:apply-style-name="Untitled1" calcext:value="&gt;0" calcext:base-cell-address="RED.AR22"/>
          </calcext:conditional-format>
          <calcext:conditional-format calcext:target-range-address="RED.AR22:RED.AR22 RED.AX22:RED.AX22 RED.AT22:RED.AV22">
            <calcext:condition calcext:apply-style-name="Untitled1" calcext:value="&gt;0" calcext:base-cell-address="RED.AR22"/>
          </calcext:conditional-format>
          <calcext:conditional-format calcext:target-range-address="RED.AS22:RED.AS22">
            <calcext:condition calcext:apply-style-name="Untitled1" calcext:value="&gt;0" calcext:base-cell-address="RED.AS22"/>
          </calcext:conditional-format>
          <calcext:conditional-format calcext:target-range-address="RED.AS22:RED.AS22">
            <calcext:condition calcext:apply-style-name="Untitled1" calcext:value="&gt;0" calcext:base-cell-address="RED.AS22"/>
          </calcext:conditional-format>
          <calcext:conditional-format calcext:target-range-address="RED.AW22:RED.AW22">
            <calcext:condition calcext:apply-style-name="Untitled1" calcext:value="&gt;0" calcext:base-cell-address="RED.AW22"/>
          </calcext:conditional-format>
          <calcext:conditional-format calcext:target-range-address="RED.AW22:RED.AW22">
            <calcext:condition calcext:apply-style-name="Untitled1" calcext:value="&gt;0" calcext:base-cell-address="RED.AW22"/>
          </calcext:conditional-format>
          <calcext:conditional-format calcext:target-range-address="RED.AR23:RED.AR23 RED.AT23:RED.AV23">
            <calcext:condition calcext:apply-style-name="Untitled1" calcext:value="&gt;0" calcext:base-cell-address="RED.AR23"/>
          </calcext:conditional-format>
          <calcext:conditional-format calcext:target-range-address="RED.AR23:RED.AR23 RED.AX23:RED.AX23 RED.AT23:RED.AV23">
            <calcext:condition calcext:apply-style-name="Untitled1" calcext:value="&gt;0" calcext:base-cell-address="RED.AR23"/>
          </calcext:conditional-format>
          <calcext:conditional-format calcext:target-range-address="RED.AS23:RED.AS23">
            <calcext:condition calcext:apply-style-name="Untitled1" calcext:value="&gt;0" calcext:base-cell-address="RED.AS23"/>
          </calcext:conditional-format>
          <calcext:conditional-format calcext:target-range-address="RED.AS23:RED.AS23">
            <calcext:condition calcext:apply-style-name="Untitled1" calcext:value="&gt;0" calcext:base-cell-address="RED.AS23"/>
          </calcext:conditional-format>
          <calcext:conditional-format calcext:target-range-address="RED.AW23:RED.AW23">
            <calcext:condition calcext:apply-style-name="Untitled1" calcext:value="&gt;0" calcext:base-cell-address="RED.AW23"/>
          </calcext:conditional-format>
          <calcext:conditional-format calcext:target-range-address="RED.AW23:RED.AW23">
            <calcext:condition calcext:apply-style-name="Untitled1" calcext:value="&gt;0" calcext:base-cell-address="RED.AW23"/>
          </calcext:conditional-format>
          <calcext:conditional-format calcext:target-range-address="RED.AR24:RED.AR24 RED.AT24:RED.AV24">
            <calcext:condition calcext:apply-style-name="Untitled1" calcext:value="&gt;0" calcext:base-cell-address="RED.AR24"/>
          </calcext:conditional-format>
          <calcext:conditional-format calcext:target-range-address="RED.AR24:RED.AR24 RED.AX24:RED.AX24 RED.AT24:RED.AV24">
            <calcext:condition calcext:apply-style-name="Untitled1" calcext:value="&gt;0" calcext:base-cell-address="RED.AR24"/>
          </calcext:conditional-format>
          <calcext:conditional-format calcext:target-range-address="RED.AS24:RED.AS24">
            <calcext:condition calcext:apply-style-name="Untitled1" calcext:value="&gt;0" calcext:base-cell-address="RED.AS24"/>
          </calcext:conditional-format>
          <calcext:conditional-format calcext:target-range-address="RED.AS24:RED.AS24">
            <calcext:condition calcext:apply-style-name="Untitled1" calcext:value="&gt;0" calcext:base-cell-address="RED.AS24"/>
          </calcext:conditional-format>
          <calcext:conditional-format calcext:target-range-address="RED.AW24:RED.AW24">
            <calcext:condition calcext:apply-style-name="Untitled1" calcext:value="&gt;0" calcext:base-cell-address="RED.AW24"/>
          </calcext:conditional-format>
          <calcext:conditional-format calcext:target-range-address="RED.AW24:RED.AW24">
            <calcext:condition calcext:apply-style-name="Untitled1" calcext:value="&gt;0" calcext:base-cell-address="RED.AW24"/>
          </calcext:conditional-format>
          <calcext:conditional-format calcext:target-range-address="RED.AR25:RED.AR25 RED.AT25:RED.AV25">
            <calcext:condition calcext:apply-style-name="Untitled1" calcext:value="&gt;0" calcext:base-cell-address="RED.AR25"/>
          </calcext:conditional-format>
          <calcext:conditional-format calcext:target-range-address="RED.AR25:RED.AR25 RED.AX25:RED.AX25 RED.AT25:RED.AV25">
            <calcext:condition calcext:apply-style-name="Untitled1" calcext:value="&gt;0" calcext:base-cell-address="RED.AR25"/>
          </calcext:conditional-format>
          <calcext:conditional-format calcext:target-range-address="RED.AS25:RED.AS25">
            <calcext:condition calcext:apply-style-name="Untitled1" calcext:value="&gt;0" calcext:base-cell-address="RED.AS25"/>
          </calcext:conditional-format>
          <calcext:conditional-format calcext:target-range-address="RED.AS25:RED.AS25">
            <calcext:condition calcext:apply-style-name="Untitled1" calcext:value="&gt;0" calcext:base-cell-address="RED.AS25"/>
          </calcext:conditional-format>
          <calcext:conditional-format calcext:target-range-address="RED.AW25:RED.AW25">
            <calcext:condition calcext:apply-style-name="Untitled1" calcext:value="&gt;0" calcext:base-cell-address="RED.AW25"/>
          </calcext:conditional-format>
          <calcext:conditional-format calcext:target-range-address="RED.AW25:RED.AW25">
            <calcext:condition calcext:apply-style-name="Untitled1" calcext:value="&gt;0" calcext:base-cell-address="RED.AW25"/>
          </calcext:conditional-format>
          <calcext:conditional-format calcext:target-range-address="RED.AR26:RED.AR26 RED.AT26:RED.AV26">
            <calcext:condition calcext:apply-style-name="Untitled1" calcext:value="&gt;0" calcext:base-cell-address="RED.AR26"/>
          </calcext:conditional-format>
          <calcext:conditional-format calcext:target-range-address="RED.AR26:RED.AR26 RED.AX26:RED.AX26 RED.AT26:RED.AV26">
            <calcext:condition calcext:apply-style-name="Untitled1" calcext:value="&gt;0" calcext:base-cell-address="RED.AR26"/>
          </calcext:conditional-format>
          <calcext:conditional-format calcext:target-range-address="RED.AS26:RED.AS26">
            <calcext:condition calcext:apply-style-name="Untitled1" calcext:value="&gt;0" calcext:base-cell-address="RED.AS26"/>
          </calcext:conditional-format>
          <calcext:conditional-format calcext:target-range-address="RED.AS26:RED.AS26">
            <calcext:condition calcext:apply-style-name="Untitled1" calcext:value="&gt;0" calcext:base-cell-address="RED.AS26"/>
          </calcext:conditional-format>
          <calcext:conditional-format calcext:target-range-address="RED.AW26:RED.AW26">
            <calcext:condition calcext:apply-style-name="Untitled1" calcext:value="&gt;0" calcext:base-cell-address="RED.AW26"/>
          </calcext:conditional-format>
          <calcext:conditional-format calcext:target-range-address="RED.AW26:RED.AW26">
            <calcext:condition calcext:apply-style-name="Untitled1" calcext:value="&gt;0" calcext:base-cell-address="RED.AW26"/>
          </calcext:conditional-format>
          <calcext:conditional-format calcext:target-range-address="RED.AR27:RED.AR27 RED.AT27:RED.AV27">
            <calcext:condition calcext:apply-style-name="Untitled1" calcext:value="&gt;0" calcext:base-cell-address="RED.AR27"/>
          </calcext:conditional-format>
          <calcext:conditional-format calcext:target-range-address="RED.AR27:RED.AR27 RED.AX27:RED.AX27 RED.AT27:RED.AV27">
            <calcext:condition calcext:apply-style-name="Untitled1" calcext:value="&gt;0" calcext:base-cell-address="RED.AR27"/>
          </calcext:conditional-format>
          <calcext:conditional-format calcext:target-range-address="RED.AS27:RED.AS27">
            <calcext:condition calcext:apply-style-name="Untitled1" calcext:value="&gt;0" calcext:base-cell-address="RED.AS27"/>
          </calcext:conditional-format>
          <calcext:conditional-format calcext:target-range-address="RED.AS27:RED.AS27">
            <calcext:condition calcext:apply-style-name="Untitled1" calcext:value="&gt;0" calcext:base-cell-address="RED.AS27"/>
          </calcext:conditional-format>
          <calcext:conditional-format calcext:target-range-address="RED.AW27:RED.AW27">
            <calcext:condition calcext:apply-style-name="Untitled1" calcext:value="&gt;0" calcext:base-cell-address="RED.AW27"/>
          </calcext:conditional-format>
          <calcext:conditional-format calcext:target-range-address="RED.AW27:RED.AW27">
            <calcext:condition calcext:apply-style-name="Untitled1" calcext:value="&gt;0" calcext:base-cell-address="RED.AW27"/>
          </calcext:conditional-format>
          <calcext:conditional-format calcext:target-range-address="RED.AR28:RED.AR28 RED.AT28:RED.AV28">
            <calcext:condition calcext:apply-style-name="Untitled1" calcext:value="&gt;0" calcext:base-cell-address="RED.AR28"/>
          </calcext:conditional-format>
          <calcext:conditional-format calcext:target-range-address="RED.AR28:RED.AR28 RED.AX28:RED.AX28 RED.AT28:RED.AV28">
            <calcext:condition calcext:apply-style-name="Untitled1" calcext:value="&gt;0" calcext:base-cell-address="RED.AR28"/>
          </calcext:conditional-format>
          <calcext:conditional-format calcext:target-range-address="RED.AS28:RED.AS28">
            <calcext:condition calcext:apply-style-name="Untitled1" calcext:value="&gt;0" calcext:base-cell-address="RED.AS28"/>
          </calcext:conditional-format>
          <calcext:conditional-format calcext:target-range-address="RED.AS28:RED.AS28">
            <calcext:condition calcext:apply-style-name="Untitled1" calcext:value="&gt;0" calcext:base-cell-address="RED.AS28"/>
          </calcext:conditional-format>
          <calcext:conditional-format calcext:target-range-address="RED.AW28:RED.AW28">
            <calcext:condition calcext:apply-style-name="Untitled1" calcext:value="&gt;0" calcext:base-cell-address="RED.AW28"/>
          </calcext:conditional-format>
          <calcext:conditional-format calcext:target-range-address="RED.AW28:RED.AW28">
            <calcext:condition calcext:apply-style-name="Untitled1" calcext:value="&gt;0" calcext:base-cell-address="RED.AW28"/>
          </calcext:conditional-format>
          <calcext:conditional-format calcext:target-range-address="RED.AR29:RED.AR29 RED.AT29:RED.AV29">
            <calcext:condition calcext:apply-style-name="Untitled1" calcext:value="&gt;0" calcext:base-cell-address="RED.AR29"/>
          </calcext:conditional-format>
          <calcext:conditional-format calcext:target-range-address="RED.AR29:RED.AR29 RED.AX29:RED.AX29 RED.AT29:RED.AV29">
            <calcext:condition calcext:apply-style-name="Untitled1" calcext:value="&gt;0" calcext:base-cell-address="RED.AR29"/>
          </calcext:conditional-format>
          <calcext:conditional-format calcext:target-range-address="RED.AS29:RED.AS29">
            <calcext:condition calcext:apply-style-name="Untitled1" calcext:value="&gt;0" calcext:base-cell-address="RED.AS29"/>
          </calcext:conditional-format>
          <calcext:conditional-format calcext:target-range-address="RED.AS29:RED.AS29">
            <calcext:condition calcext:apply-style-name="Untitled1" calcext:value="&gt;0" calcext:base-cell-address="RED.AS29"/>
          </calcext:conditional-format>
          <calcext:conditional-format calcext:target-range-address="RED.AW29:RED.AW29">
            <calcext:condition calcext:apply-style-name="Untitled1" calcext:value="&gt;0" calcext:base-cell-address="RED.AW29"/>
          </calcext:conditional-format>
          <calcext:conditional-format calcext:target-range-address="RED.AW29:RED.AW29">
            <calcext:condition calcext:apply-style-name="Untitled1" calcext:value="&gt;0" calcext:base-cell-address="RED.AW29"/>
          </calcext:conditional-format>
          <calcext:conditional-format calcext:target-range-address="RED.AR30:RED.AR30 RED.AT30:RED.AV30">
            <calcext:condition calcext:apply-style-name="Untitled1" calcext:value="&gt;0" calcext:base-cell-address="RED.AR30"/>
          </calcext:conditional-format>
          <calcext:conditional-format calcext:target-range-address="RED.AR30:RED.AR30 RED.AX30:RED.AX30 RED.AT30:RED.AV30">
            <calcext:condition calcext:apply-style-name="Untitled1" calcext:value="&gt;0" calcext:base-cell-address="RED.AR30"/>
          </calcext:conditional-format>
          <calcext:conditional-format calcext:target-range-address="RED.AS30:RED.AS30">
            <calcext:condition calcext:apply-style-name="Untitled1" calcext:value="&gt;0" calcext:base-cell-address="RED.AS30"/>
          </calcext:conditional-format>
          <calcext:conditional-format calcext:target-range-address="RED.AS30:RED.AS30">
            <calcext:condition calcext:apply-style-name="Untitled1" calcext:value="&gt;0" calcext:base-cell-address="RED.AS30"/>
          </calcext:conditional-format>
          <calcext:conditional-format calcext:target-range-address="RED.AW30:RED.AW30">
            <calcext:condition calcext:apply-style-name="Untitled1" calcext:value="&gt;0" calcext:base-cell-address="RED.AW30"/>
          </calcext:conditional-format>
          <calcext:conditional-format calcext:target-range-address="RED.AW30:RED.AW30">
            <calcext:condition calcext:apply-style-name="Untitled1" calcext:value="&gt;0" calcext:base-cell-address="RED.AW30"/>
          </calcext:conditional-format>
          <calcext:conditional-format calcext:target-range-address="RED.AR31:RED.AR31 RED.AT31:RED.AV31">
            <calcext:condition calcext:apply-style-name="Untitled1" calcext:value="&gt;0" calcext:base-cell-address="RED.AR31"/>
          </calcext:conditional-format>
          <calcext:conditional-format calcext:target-range-address="RED.AR31:RED.AR31 RED.AX31:RED.AX31 RED.AT31:RED.AV31">
            <calcext:condition calcext:apply-style-name="Untitled1" calcext:value="&gt;0" calcext:base-cell-address="RED.AR31"/>
          </calcext:conditional-format>
          <calcext:conditional-format calcext:target-range-address="RED.AS31:RED.AS31">
            <calcext:condition calcext:apply-style-name="Untitled1" calcext:value="&gt;0" calcext:base-cell-address="RED.AS31"/>
          </calcext:conditional-format>
          <calcext:conditional-format calcext:target-range-address="RED.AS31:RED.AS31">
            <calcext:condition calcext:apply-style-name="Untitled1" calcext:value="&gt;0" calcext:base-cell-address="RED.AS31"/>
          </calcext:conditional-format>
          <calcext:conditional-format calcext:target-range-address="RED.AW31:RED.AW31">
            <calcext:condition calcext:apply-style-name="Untitled1" calcext:value="&gt;0" calcext:base-cell-address="RED.AW31"/>
          </calcext:conditional-format>
          <calcext:conditional-format calcext:target-range-address="RED.AW31:RED.AW31">
            <calcext:condition calcext:apply-style-name="Untitled1" calcext:value="&gt;0" calcext:base-cell-address="RED.AW31"/>
          </calcext:conditional-format>
          <calcext:conditional-format calcext:target-range-address="RED.AR32:RED.AR32 RED.AT32:RED.AV32">
            <calcext:condition calcext:apply-style-name="Untitled1" calcext:value="&gt;0" calcext:base-cell-address="RED.AR32"/>
          </calcext:conditional-format>
          <calcext:conditional-format calcext:target-range-address="RED.AR32:RED.AR32 RED.AX32:RED.AX32 RED.AT32:RED.AV32">
            <calcext:condition calcext:apply-style-name="Untitled1" calcext:value="&gt;0" calcext:base-cell-address="RED.AR32"/>
          </calcext:conditional-format>
          <calcext:conditional-format calcext:target-range-address="RED.AS32:RED.AS32">
            <calcext:condition calcext:apply-style-name="Untitled1" calcext:value="&gt;0" calcext:base-cell-address="RED.AS32"/>
          </calcext:conditional-format>
          <calcext:conditional-format calcext:target-range-address="RED.AS32:RED.AS32">
            <calcext:condition calcext:apply-style-name="Untitled1" calcext:value="&gt;0" calcext:base-cell-address="RED.AS32"/>
          </calcext:conditional-format>
          <calcext:conditional-format calcext:target-range-address="RED.AW32:RED.AW32">
            <calcext:condition calcext:apply-style-name="Untitled1" calcext:value="&gt;0" calcext:base-cell-address="RED.AW32"/>
          </calcext:conditional-format>
          <calcext:conditional-format calcext:target-range-address="RED.AW32:RED.AW32">
            <calcext:condition calcext:apply-style-name="Untitled1" calcext:value="&gt;0" calcext:base-cell-address="RED.AW32"/>
          </calcext:conditional-format>
          <calcext:conditional-format calcext:target-range-address="RED.AR33:RED.AR33 RED.AT33:RED.AV33">
            <calcext:condition calcext:apply-style-name="Untitled1" calcext:value="&gt;0" calcext:base-cell-address="RED.AR33"/>
          </calcext:conditional-format>
          <calcext:conditional-format calcext:target-range-address="RED.AR33:RED.AR33 RED.AX33:RED.AX33 RED.AT33:RED.AV33">
            <calcext:condition calcext:apply-style-name="Untitled1" calcext:value="&gt;0" calcext:base-cell-address="RED.AR33"/>
          </calcext:conditional-format>
          <calcext:conditional-format calcext:target-range-address="RED.AS33:RED.AS33">
            <calcext:condition calcext:apply-style-name="Untitled1" calcext:value="&gt;0" calcext:base-cell-address="RED.AS33"/>
          </calcext:conditional-format>
          <calcext:conditional-format calcext:target-range-address="RED.AS33:RED.AS33">
            <calcext:condition calcext:apply-style-name="Untitled1" calcext:value="&gt;0" calcext:base-cell-address="RED.AS33"/>
          </calcext:conditional-format>
          <calcext:conditional-format calcext:target-range-address="RED.AW33:RED.AW33">
            <calcext:condition calcext:apply-style-name="Untitled1" calcext:value="&gt;0" calcext:base-cell-address="RED.AW33"/>
          </calcext:conditional-format>
          <calcext:conditional-format calcext:target-range-address="RED.AW33:RED.AW33">
            <calcext:condition calcext:apply-style-name="Untitled1" calcext:value="&gt;0" calcext:base-cell-address="RED.AW33"/>
          </calcext:conditional-format>
          <calcext:conditional-format calcext:target-range-address="RED.AR34:RED.AR34 RED.AT34:RED.AV34">
            <calcext:condition calcext:apply-style-name="Untitled1" calcext:value="&gt;0" calcext:base-cell-address="RED.AR34"/>
          </calcext:conditional-format>
          <calcext:conditional-format calcext:target-range-address="RED.AR34:RED.AR34 RED.AX34:RED.AX34 RED.AT34:RED.AV34">
            <calcext:condition calcext:apply-style-name="Untitled1" calcext:value="&gt;0" calcext:base-cell-address="RED.AR34"/>
          </calcext:conditional-format>
          <calcext:conditional-format calcext:target-range-address="RED.AS34:RED.AS34">
            <calcext:condition calcext:apply-style-name="Untitled1" calcext:value="&gt;0" calcext:base-cell-address="RED.AS34"/>
          </calcext:conditional-format>
          <calcext:conditional-format calcext:target-range-address="RED.AS34:RED.AS34">
            <calcext:condition calcext:apply-style-name="Untitled1" calcext:value="&gt;0" calcext:base-cell-address="RED.AS34"/>
          </calcext:conditional-format>
          <calcext:conditional-format calcext:target-range-address="RED.AW34:RED.AW34">
            <calcext:condition calcext:apply-style-name="Untitled1" calcext:value="&gt;0" calcext:base-cell-address="RED.AW34"/>
          </calcext:conditional-format>
          <calcext:conditional-format calcext:target-range-address="RED.AW34:RED.AW34">
            <calcext:condition calcext:apply-style-name="Untitled1" calcext:value="&gt;0" calcext:base-cell-address="RED.AW34"/>
          </calcext:conditional-format>
          <calcext:conditional-format calcext:target-range-address="RED.AR35:RED.AR35 RED.AT35:RED.AV35">
            <calcext:condition calcext:apply-style-name="Untitled1" calcext:value="&gt;0" calcext:base-cell-address="RED.AR35"/>
          </calcext:conditional-format>
          <calcext:conditional-format calcext:target-range-address="RED.AR35:RED.AR35 RED.AX35:RED.AX35 RED.AT35:RED.AV35">
            <calcext:condition calcext:apply-style-name="Untitled1" calcext:value="&gt;0" calcext:base-cell-address="RED.AR35"/>
          </calcext:conditional-format>
          <calcext:conditional-format calcext:target-range-address="RED.AS35:RED.AS35">
            <calcext:condition calcext:apply-style-name="Untitled1" calcext:value="&gt;0" calcext:base-cell-address="RED.AS35"/>
          </calcext:conditional-format>
          <calcext:conditional-format calcext:target-range-address="RED.AS35:RED.AS35">
            <calcext:condition calcext:apply-style-name="Untitled1" calcext:value="&gt;0" calcext:base-cell-address="RED.AS35"/>
          </calcext:conditional-format>
          <calcext:conditional-format calcext:target-range-address="RED.AW35:RED.AW35">
            <calcext:condition calcext:apply-style-name="Untitled1" calcext:value="&gt;0" calcext:base-cell-address="RED.AW35"/>
          </calcext:conditional-format>
          <calcext:conditional-format calcext:target-range-address="RED.AW35:RED.AW35">
            <calcext:condition calcext:apply-style-name="Untitled1" calcext:value="&gt;0" calcext:base-cell-address="RED.AW35"/>
          </calcext:conditional-format>
          <calcext:conditional-format calcext:target-range-address="RED.AR36:RED.AR36 RED.AT36:RED.AV36">
            <calcext:condition calcext:apply-style-name="Untitled1" calcext:value="&gt;0" calcext:base-cell-address="RED.AR36"/>
          </calcext:conditional-format>
          <calcext:conditional-format calcext:target-range-address="RED.AR36:RED.AR36 RED.AX36:RED.AX36 RED.AT36:RED.AV36">
            <calcext:condition calcext:apply-style-name="Untitled1" calcext:value="&gt;0" calcext:base-cell-address="RED.AR36"/>
          </calcext:conditional-format>
          <calcext:conditional-format calcext:target-range-address="RED.AS36:RED.AS36">
            <calcext:condition calcext:apply-style-name="Untitled1" calcext:value="&gt;0" calcext:base-cell-address="RED.AS36"/>
          </calcext:conditional-format>
          <calcext:conditional-format calcext:target-range-address="RED.AS36:RED.AS36">
            <calcext:condition calcext:apply-style-name="Untitled1" calcext:value="&gt;0" calcext:base-cell-address="RED.AS36"/>
          </calcext:conditional-format>
          <calcext:conditional-format calcext:target-range-address="RED.AW36:RED.AW36">
            <calcext:condition calcext:apply-style-name="Untitled1" calcext:value="&gt;0" calcext:base-cell-address="RED.AW36"/>
          </calcext:conditional-format>
          <calcext:conditional-format calcext:target-range-address="RED.AW36:RED.AW36">
            <calcext:condition calcext:apply-style-name="Untitled1" calcext:value="&gt;0" calcext:base-cell-address="RED.AW36"/>
          </calcext:conditional-format>
          <calcext:conditional-format calcext:target-range-address="RED.AR37:RED.AR37 RED.AT37:RED.AV37">
            <calcext:condition calcext:apply-style-name="Untitled1" calcext:value="&gt;0" calcext:base-cell-address="RED.AR37"/>
          </calcext:conditional-format>
          <calcext:conditional-format calcext:target-range-address="RED.AR37:RED.AR37 RED.AX37:RED.AX37 RED.AT37:RED.AV37">
            <calcext:condition calcext:apply-style-name="Untitled1" calcext:value="&gt;0" calcext:base-cell-address="RED.AR37"/>
          </calcext:conditional-format>
          <calcext:conditional-format calcext:target-range-address="RED.AS37:RED.AS37">
            <calcext:condition calcext:apply-style-name="Untitled1" calcext:value="&gt;0" calcext:base-cell-address="RED.AS37"/>
          </calcext:conditional-format>
          <calcext:conditional-format calcext:target-range-address="RED.AS37:RED.AS37">
            <calcext:condition calcext:apply-style-name="Untitled1" calcext:value="&gt;0" calcext:base-cell-address="RED.AS37"/>
          </calcext:conditional-format>
          <calcext:conditional-format calcext:target-range-address="RED.AW37:RED.AW37">
            <calcext:condition calcext:apply-style-name="Untitled1" calcext:value="&gt;0" calcext:base-cell-address="RED.AW37"/>
          </calcext:conditional-format>
          <calcext:conditional-format calcext:target-range-address="RED.AW37:RED.AW37">
            <calcext:condition calcext:apply-style-name="Untitled1" calcext:value="&gt;0" calcext:base-cell-address="RED.AW37"/>
          </calcext:conditional-format>
          <calcext:conditional-format calcext:target-range-address="RED.AR38:RED.AR38 RED.AT38:RED.AV38">
            <calcext:condition calcext:apply-style-name="Untitled1" calcext:value="&gt;0" calcext:base-cell-address="RED.AR38"/>
          </calcext:conditional-format>
          <calcext:conditional-format calcext:target-range-address="RED.AR38:RED.AR38 RED.AX38:RED.AX38 RED.AT38:RED.AV38">
            <calcext:condition calcext:apply-style-name="Untitled1" calcext:value="&gt;0" calcext:base-cell-address="RED.AR38"/>
          </calcext:conditional-format>
          <calcext:conditional-format calcext:target-range-address="RED.AS38:RED.AS38">
            <calcext:condition calcext:apply-style-name="Untitled1" calcext:value="&gt;0" calcext:base-cell-address="RED.AS38"/>
          </calcext:conditional-format>
          <calcext:conditional-format calcext:target-range-address="RED.AS38:RED.AS38">
            <calcext:condition calcext:apply-style-name="Untitled1" calcext:value="&gt;0" calcext:base-cell-address="RED.AS38"/>
          </calcext:conditional-format>
          <calcext:conditional-format calcext:target-range-address="RED.AW38:RED.AW38">
            <calcext:condition calcext:apply-style-name="Untitled1" calcext:value="&gt;0" calcext:base-cell-address="RED.AW38"/>
          </calcext:conditional-format>
          <calcext:conditional-format calcext:target-range-address="RED.AW38:RED.AW38">
            <calcext:condition calcext:apply-style-name="Untitled1" calcext:value="&gt;0" calcext:base-cell-address="RED.AW38"/>
          </calcext:conditional-format>
          <calcext:conditional-format calcext:target-range-address="RED.AR39:RED.AR39 RED.AT39:RED.AV39">
            <calcext:condition calcext:apply-style-name="Untitled1" calcext:value="&gt;0" calcext:base-cell-address="RED.AR39"/>
          </calcext:conditional-format>
          <calcext:conditional-format calcext:target-range-address="RED.AR39:RED.AR39 RED.AX39:RED.AX39 RED.AT39:RED.AV39">
            <calcext:condition calcext:apply-style-name="Untitled1" calcext:value="&gt;0" calcext:base-cell-address="RED.AR39"/>
          </calcext:conditional-format>
          <calcext:conditional-format calcext:target-range-address="RED.AS39:RED.AS39">
            <calcext:condition calcext:apply-style-name="Untitled1" calcext:value="&gt;0" calcext:base-cell-address="RED.AS39"/>
          </calcext:conditional-format>
          <calcext:conditional-format calcext:target-range-address="RED.AS39:RED.AS39">
            <calcext:condition calcext:apply-style-name="Untitled1" calcext:value="&gt;0" calcext:base-cell-address="RED.AS39"/>
          </calcext:conditional-format>
          <calcext:conditional-format calcext:target-range-address="RED.AW39:RED.AW39">
            <calcext:condition calcext:apply-style-name="Untitled1" calcext:value="&gt;0" calcext:base-cell-address="RED.AW39"/>
          </calcext:conditional-format>
          <calcext:conditional-format calcext:target-range-address="RED.AW39:RED.AW39">
            <calcext:condition calcext:apply-style-name="Untitled1" calcext:value="&gt;0" calcext:base-cell-address="RED.AW39"/>
          </calcext:conditional-format>
          <calcext:conditional-format calcext:target-range-address="RED.AR40:RED.AR40 RED.AT40:RED.AV40">
            <calcext:condition calcext:apply-style-name="Untitled1" calcext:value="&gt;0" calcext:base-cell-address="RED.AR40"/>
          </calcext:conditional-format>
          <calcext:conditional-format calcext:target-range-address="RED.AR40:RED.AR40 RED.AX40:RED.AX40 RED.AT40:RED.AV40">
            <calcext:condition calcext:apply-style-name="Untitled1" calcext:value="&gt;0" calcext:base-cell-address="RED.AR40"/>
          </calcext:conditional-format>
          <calcext:conditional-format calcext:target-range-address="RED.AS40:RED.AS40">
            <calcext:condition calcext:apply-style-name="Untitled1" calcext:value="&gt;0" calcext:base-cell-address="RED.AS40"/>
          </calcext:conditional-format>
          <calcext:conditional-format calcext:target-range-address="RED.AS40:RED.AS40">
            <calcext:condition calcext:apply-style-name="Untitled1" calcext:value="&gt;0" calcext:base-cell-address="RED.AS40"/>
          </calcext:conditional-format>
          <calcext:conditional-format calcext:target-range-address="RED.AW40:RED.AW40">
            <calcext:condition calcext:apply-style-name="Untitled1" calcext:value="&gt;0" calcext:base-cell-address="RED.AW40"/>
          </calcext:conditional-format>
          <calcext:conditional-format calcext:target-range-address="RED.AW40:RED.AW40">
            <calcext:condition calcext:apply-style-name="Untitled1" calcext:value="&gt;0" calcext:base-cell-address="RED.AW40"/>
          </calcext:conditional-format>
          <calcext:conditional-format calcext:target-range-address="RED.AR41:RED.AR41 RED.AT41:RED.AV41">
            <calcext:condition calcext:apply-style-name="Untitled1" calcext:value="&gt;0" calcext:base-cell-address="RED.AR41"/>
          </calcext:conditional-format>
          <calcext:conditional-format calcext:target-range-address="RED.AR41:RED.AR41 RED.AX41:RED.AX41 RED.AT41:RED.AV41">
            <calcext:condition calcext:apply-style-name="Untitled1" calcext:value="&gt;0" calcext:base-cell-address="RED.AR41"/>
          </calcext:conditional-format>
          <calcext:conditional-format calcext:target-range-address="RED.AS41:RED.AS41">
            <calcext:condition calcext:apply-style-name="Untitled1" calcext:value="&gt;0" calcext:base-cell-address="RED.AS41"/>
          </calcext:conditional-format>
          <calcext:conditional-format calcext:target-range-address="RED.AS41:RED.AS41">
            <calcext:condition calcext:apply-style-name="Untitled1" calcext:value="&gt;0" calcext:base-cell-address="RED.AS41"/>
          </calcext:conditional-format>
          <calcext:conditional-format calcext:target-range-address="RED.AW41:RED.AW41">
            <calcext:condition calcext:apply-style-name="Untitled1" calcext:value="&gt;0" calcext:base-cell-address="RED.AW41"/>
          </calcext:conditional-format>
          <calcext:conditional-format calcext:target-range-address="RED.AW41:RED.AW41">
            <calcext:condition calcext:apply-style-name="Untitled1" calcext:value="&gt;0" calcext:base-cell-address="RED.AW41"/>
          </calcext:conditional-format>
          <calcext:conditional-format calcext:target-range-address="RED.AR42:RED.AR42 RED.AT42:RED.AV42">
            <calcext:condition calcext:apply-style-name="Untitled1" calcext:value="&gt;0" calcext:base-cell-address="RED.AR42"/>
          </calcext:conditional-format>
          <calcext:conditional-format calcext:target-range-address="RED.AR42:RED.AR42 RED.AX42:RED.AX42 RED.AT42:RED.AV42">
            <calcext:condition calcext:apply-style-name="Untitled1" calcext:value="&gt;0" calcext:base-cell-address="RED.AR42"/>
          </calcext:conditional-format>
          <calcext:conditional-format calcext:target-range-address="RED.AS42:RED.AS42">
            <calcext:condition calcext:apply-style-name="Untitled1" calcext:value="&gt;0" calcext:base-cell-address="RED.AS42"/>
          </calcext:conditional-format>
          <calcext:conditional-format calcext:target-range-address="RED.AS42:RED.AS42">
            <calcext:condition calcext:apply-style-name="Untitled1" calcext:value="&gt;0" calcext:base-cell-address="RED.AS42"/>
          </calcext:conditional-format>
          <calcext:conditional-format calcext:target-range-address="RED.AW42:RED.AW42">
            <calcext:condition calcext:apply-style-name="Untitled1" calcext:value="&gt;0" calcext:base-cell-address="RED.AW42"/>
          </calcext:conditional-format>
          <calcext:conditional-format calcext:target-range-address="RED.AW42:RED.AW42">
            <calcext:condition calcext:apply-style-name="Untitled1" calcext:value="&gt;0" calcext:base-cell-address="RED.AW42"/>
          </calcext:conditional-format>
          <calcext:conditional-format calcext:target-range-address="RED.AR43:RED.AR43 RED.AT43:RED.AV43">
            <calcext:condition calcext:apply-style-name="Untitled1" calcext:value="&gt;0" calcext:base-cell-address="RED.AR43"/>
          </calcext:conditional-format>
          <calcext:conditional-format calcext:target-range-address="RED.AR43:RED.AR43 RED.AX43:RED.AX43 RED.AT43:RED.AV43">
            <calcext:condition calcext:apply-style-name="Untitled1" calcext:value="&gt;0" calcext:base-cell-address="RED.AR43"/>
          </calcext:conditional-format>
          <calcext:conditional-format calcext:target-range-address="RED.AS43:RED.AS43">
            <calcext:condition calcext:apply-style-name="Untitled1" calcext:value="&gt;0" calcext:base-cell-address="RED.AS43"/>
          </calcext:conditional-format>
          <calcext:conditional-format calcext:target-range-address="RED.AS43:RED.AS43">
            <calcext:condition calcext:apply-style-name="Untitled1" calcext:value="&gt;0" calcext:base-cell-address="RED.AS43"/>
          </calcext:conditional-format>
          <calcext:conditional-format calcext:target-range-address="RED.AW43:RED.AW43">
            <calcext:condition calcext:apply-style-name="Untitled1" calcext:value="&gt;0" calcext:base-cell-address="RED.AW43"/>
          </calcext:conditional-format>
          <calcext:conditional-format calcext:target-range-address="RED.AW43:RED.AW43">
            <calcext:condition calcext:apply-style-name="Untitled1" calcext:value="&gt;0" calcext:base-cell-address="RED.AW43"/>
          </calcext:conditional-format>
          <calcext:conditional-format calcext:target-range-address="RED.AR44:RED.AR44 RED.AT44:RED.AV44">
            <calcext:condition calcext:apply-style-name="Untitled1" calcext:value="&gt;0" calcext:base-cell-address="RED.AR44"/>
          </calcext:conditional-format>
          <calcext:conditional-format calcext:target-range-address="RED.AR44:RED.AR44 RED.AX44:RED.AX44 RED.AT44:RED.AV44">
            <calcext:condition calcext:apply-style-name="Untitled1" calcext:value="&gt;0" calcext:base-cell-address="RED.AR44"/>
          </calcext:conditional-format>
          <calcext:conditional-format calcext:target-range-address="RED.AS44:RED.AS44">
            <calcext:condition calcext:apply-style-name="Untitled1" calcext:value="&gt;0" calcext:base-cell-address="RED.AS44"/>
          </calcext:conditional-format>
          <calcext:conditional-format calcext:target-range-address="RED.AS44:RED.AS44">
            <calcext:condition calcext:apply-style-name="Untitled1" calcext:value="&gt;0" calcext:base-cell-address="RED.AS44"/>
          </calcext:conditional-format>
          <calcext:conditional-format calcext:target-range-address="RED.AW44:RED.AW44">
            <calcext:condition calcext:apply-style-name="Untitled1" calcext:value="&gt;0" calcext:base-cell-address="RED.AW44"/>
          </calcext:conditional-format>
          <calcext:conditional-format calcext:target-range-address="RED.AW44:RED.AW44">
            <calcext:condition calcext:apply-style-name="Untitled1" calcext:value="&gt;0" calcext:base-cell-address="RED.AW44"/>
          </calcext:conditional-format>
          <calcext:conditional-format calcext:target-range-address="RED.AR45:RED.AR45 RED.AT45:RED.AV45">
            <calcext:condition calcext:apply-style-name="Untitled1" calcext:value="&gt;0" calcext:base-cell-address="RED.AR45"/>
          </calcext:conditional-format>
          <calcext:conditional-format calcext:target-range-address="RED.AR45:RED.AR45 RED.AX45:RED.AX45 RED.AT45:RED.AV45">
            <calcext:condition calcext:apply-style-name="Untitled1" calcext:value="&gt;0" calcext:base-cell-address="RED.AR45"/>
          </calcext:conditional-format>
          <calcext:conditional-format calcext:target-range-address="RED.AS45:RED.AS45">
            <calcext:condition calcext:apply-style-name="Untitled1" calcext:value="&gt;0" calcext:base-cell-address="RED.AS45"/>
          </calcext:conditional-format>
          <calcext:conditional-format calcext:target-range-address="RED.AS45:RED.AS45">
            <calcext:condition calcext:apply-style-name="Untitled1" calcext:value="&gt;0" calcext:base-cell-address="RED.AS45"/>
          </calcext:conditional-format>
          <calcext:conditional-format calcext:target-range-address="RED.AW45:RED.AW45">
            <calcext:condition calcext:apply-style-name="Untitled1" calcext:value="&gt;0" calcext:base-cell-address="RED.AW45"/>
          </calcext:conditional-format>
          <calcext:conditional-format calcext:target-range-address="RED.AW45:RED.AW45">
            <calcext:condition calcext:apply-style-name="Untitled1" calcext:value="&gt;0" calcext:base-cell-address="RED.AW45"/>
          </calcext:conditional-format>
          <calcext:conditional-format calcext:target-range-address="RED.AR46:RED.AR46 RED.AT46:RED.AV46">
            <calcext:condition calcext:apply-style-name="Untitled1" calcext:value="&gt;0" calcext:base-cell-address="RED.AR46"/>
          </calcext:conditional-format>
          <calcext:conditional-format calcext:target-range-address="RED.AR46:RED.AR46 RED.AX46:RED.AX46 RED.AT46:RED.AV46">
            <calcext:condition calcext:apply-style-name="Untitled1" calcext:value="&gt;0" calcext:base-cell-address="RED.AR46"/>
          </calcext:conditional-format>
          <calcext:conditional-format calcext:target-range-address="RED.AS46:RED.AS46">
            <calcext:condition calcext:apply-style-name="Untitled1" calcext:value="&gt;0" calcext:base-cell-address="RED.AS46"/>
          </calcext:conditional-format>
          <calcext:conditional-format calcext:target-range-address="RED.AS46:RED.AS46">
            <calcext:condition calcext:apply-style-name="Untitled1" calcext:value="&gt;0" calcext:base-cell-address="RED.AS46"/>
          </calcext:conditional-format>
          <calcext:conditional-format calcext:target-range-address="RED.AW46:RED.AW46">
            <calcext:condition calcext:apply-style-name="Untitled1" calcext:value="&gt;0" calcext:base-cell-address="RED.AW46"/>
          </calcext:conditional-format>
          <calcext:conditional-format calcext:target-range-address="RED.AW46:RED.AW46">
            <calcext:condition calcext:apply-style-name="Untitled1" calcext:value="&gt;0" calcext:base-cell-address="RED.AW46"/>
          </calcext:conditional-format>
          <calcext:conditional-format calcext:target-range-address="RED.AR47:RED.AR47 RED.AT47:RED.AV47">
            <calcext:condition calcext:apply-style-name="Untitled1" calcext:value="&gt;0" calcext:base-cell-address="RED.AR47"/>
          </calcext:conditional-format>
          <calcext:conditional-format calcext:target-range-address="RED.AR47:RED.AR47 RED.AX47:RED.AX47 RED.AT47:RED.AV47">
            <calcext:condition calcext:apply-style-name="Untitled1" calcext:value="&gt;0" calcext:base-cell-address="RED.AR47"/>
          </calcext:conditional-format>
          <calcext:conditional-format calcext:target-range-address="RED.AS47:RED.AS47">
            <calcext:condition calcext:apply-style-name="Untitled1" calcext:value="&gt;0" calcext:base-cell-address="RED.AS47"/>
          </calcext:conditional-format>
          <calcext:conditional-format calcext:target-range-address="RED.AS47:RED.AS47">
            <calcext:condition calcext:apply-style-name="Untitled1" calcext:value="&gt;0" calcext:base-cell-address="RED.AS47"/>
          </calcext:conditional-format>
          <calcext:conditional-format calcext:target-range-address="RED.AW47:RED.AW47">
            <calcext:condition calcext:apply-style-name="Untitled1" calcext:value="&gt;0" calcext:base-cell-address="RED.AW47"/>
          </calcext:conditional-format>
          <calcext:conditional-format calcext:target-range-address="RED.AW47:RED.AW47">
            <calcext:condition calcext:apply-style-name="Untitled1" calcext:value="&gt;0" calcext:base-cell-address="RED.AW47"/>
          </calcext:conditional-format>
          <calcext:conditional-format calcext:target-range-address="RED.AR48:RED.AR48 RED.AT48:RED.AV48">
            <calcext:condition calcext:apply-style-name="Untitled1" calcext:value="&gt;0" calcext:base-cell-address="RED.AR48"/>
          </calcext:conditional-format>
          <calcext:conditional-format calcext:target-range-address="RED.AR48:RED.AR48 RED.AX48:RED.AX48 RED.AT48:RED.AV48">
            <calcext:condition calcext:apply-style-name="Untitled1" calcext:value="&gt;0" calcext:base-cell-address="RED.AR48"/>
          </calcext:conditional-format>
          <calcext:conditional-format calcext:target-range-address="RED.AS48:RED.AS48">
            <calcext:condition calcext:apply-style-name="Untitled1" calcext:value="&gt;0" calcext:base-cell-address="RED.AS48"/>
          </calcext:conditional-format>
          <calcext:conditional-format calcext:target-range-address="RED.AS48:RED.AS48">
            <calcext:condition calcext:apply-style-name="Untitled1" calcext:value="&gt;0" calcext:base-cell-address="RED.AS48"/>
          </calcext:conditional-format>
          <calcext:conditional-format calcext:target-range-address="RED.AW48:RED.AW48">
            <calcext:condition calcext:apply-style-name="Untitled1" calcext:value="&gt;0" calcext:base-cell-address="RED.AW48"/>
          </calcext:conditional-format>
          <calcext:conditional-format calcext:target-range-address="RED.AW48:RED.AW48">
            <calcext:condition calcext:apply-style-name="Untitled1" calcext:value="&gt;0" calcext:base-cell-address="RED.AW48"/>
          </calcext:conditional-format>
          <calcext:conditional-format calcext:target-range-address="RED.AR49:RED.AR49 RED.AT49:RED.AV49">
            <calcext:condition calcext:apply-style-name="Untitled1" calcext:value="&gt;0" calcext:base-cell-address="RED.AR49"/>
          </calcext:conditional-format>
          <calcext:conditional-format calcext:target-range-address="RED.AR49:RED.AR49 RED.AX49:RED.AX49 RED.AT49:RED.AV49">
            <calcext:condition calcext:apply-style-name="Untitled1" calcext:value="&gt;0" calcext:base-cell-address="RED.AR49"/>
          </calcext:conditional-format>
          <calcext:conditional-format calcext:target-range-address="RED.AS49:RED.AS49">
            <calcext:condition calcext:apply-style-name="Untitled1" calcext:value="&gt;0" calcext:base-cell-address="RED.AS49"/>
          </calcext:conditional-format>
          <calcext:conditional-format calcext:target-range-address="RED.AS49:RED.AS49">
            <calcext:condition calcext:apply-style-name="Untitled1" calcext:value="&gt;0" calcext:base-cell-address="RED.AS49"/>
          </calcext:conditional-format>
          <calcext:conditional-format calcext:target-range-address="RED.AW49:RED.AW49">
            <calcext:condition calcext:apply-style-name="Untitled1" calcext:value="&gt;0" calcext:base-cell-address="RED.AW49"/>
          </calcext:conditional-format>
          <calcext:conditional-format calcext:target-range-address="RED.AW49:RED.AW49">
            <calcext:condition calcext:apply-style-name="Untitled1" calcext:value="&gt;0" calcext:base-cell-address="RED.AW49"/>
          </calcext:conditional-format>
          <calcext:conditional-format calcext:target-range-address="RED.AR50:RED.AR50 RED.AT50:RED.AV50">
            <calcext:condition calcext:apply-style-name="Untitled1" calcext:value="&gt;0" calcext:base-cell-address="RED.AR50"/>
          </calcext:conditional-format>
          <calcext:conditional-format calcext:target-range-address="RED.AR50:RED.AR50 RED.AX50:RED.AX50 RED.AT50:RED.AV50">
            <calcext:condition calcext:apply-style-name="Untitled1" calcext:value="&gt;0" calcext:base-cell-address="RED.AR50"/>
          </calcext:conditional-format>
          <calcext:conditional-format calcext:target-range-address="RED.AS50:RED.AS50">
            <calcext:condition calcext:apply-style-name="Untitled1" calcext:value="&gt;0" calcext:base-cell-address="RED.AS50"/>
          </calcext:conditional-format>
          <calcext:conditional-format calcext:target-range-address="RED.AS50:RED.AS50">
            <calcext:condition calcext:apply-style-name="Untitled1" calcext:value="&gt;0" calcext:base-cell-address="RED.AS50"/>
          </calcext:conditional-format>
          <calcext:conditional-format calcext:target-range-address="RED.AW50:RED.AW50">
            <calcext:condition calcext:apply-style-name="Untitled1" calcext:value="&gt;0" calcext:base-cell-address="RED.AW50"/>
          </calcext:conditional-format>
          <calcext:conditional-format calcext:target-range-address="RED.AW50:RED.AW50">
            <calcext:condition calcext:apply-style-name="Untitled1" calcext:value="&gt;0" calcext:base-cell-address="RED.AW50"/>
          </calcext:conditional-format>
          <calcext:conditional-format calcext:target-range-address="RED.AR51:RED.AR51 RED.AT51:RED.AV51">
            <calcext:condition calcext:apply-style-name="Untitled1" calcext:value="&gt;0" calcext:base-cell-address="RED.AR51"/>
          </calcext:conditional-format>
          <calcext:conditional-format calcext:target-range-address="RED.AR51:RED.AR51 RED.AX51:RED.AX51 RED.AT51:RED.AV51">
            <calcext:condition calcext:apply-style-name="Untitled1" calcext:value="&gt;0" calcext:base-cell-address="RED.AR51"/>
          </calcext:conditional-format>
          <calcext:conditional-format calcext:target-range-address="RED.AS51:RED.AS51">
            <calcext:condition calcext:apply-style-name="Untitled1" calcext:value="&gt;0" calcext:base-cell-address="RED.AS51"/>
          </calcext:conditional-format>
          <calcext:conditional-format calcext:target-range-address="RED.AS51:RED.AS51">
            <calcext:condition calcext:apply-style-name="Untitled1" calcext:value="&gt;0" calcext:base-cell-address="RED.AS51"/>
          </calcext:conditional-format>
          <calcext:conditional-format calcext:target-range-address="RED.AW51:RED.AW51">
            <calcext:condition calcext:apply-style-name="Untitled1" calcext:value="&gt;0" calcext:base-cell-address="RED.AW51"/>
          </calcext:conditional-format>
          <calcext:conditional-format calcext:target-range-address="RED.AW51:RED.AW51">
            <calcext:condition calcext:apply-style-name="Untitled1" calcext:value="&gt;0" calcext:base-cell-address="RED.AW51"/>
          </calcext:conditional-format>
          <calcext:conditional-format calcext:target-range-address="RED.AR52:RED.AR52 RED.AT52:RED.AV52">
            <calcext:condition calcext:apply-style-name="Untitled1" calcext:value="&gt;0" calcext:base-cell-address="RED.AR52"/>
          </calcext:conditional-format>
          <calcext:conditional-format calcext:target-range-address="RED.AR52:RED.AR52 RED.AX52:RED.AX52 RED.AT52:RED.AV52">
            <calcext:condition calcext:apply-style-name="Untitled1" calcext:value="&gt;0" calcext:base-cell-address="RED.AR52"/>
          </calcext:conditional-format>
          <calcext:conditional-format calcext:target-range-address="RED.AS52:RED.AS52">
            <calcext:condition calcext:apply-style-name="Untitled1" calcext:value="&gt;0" calcext:base-cell-address="RED.AS52"/>
          </calcext:conditional-format>
          <calcext:conditional-format calcext:target-range-address="RED.AS52:RED.AS52">
            <calcext:condition calcext:apply-style-name="Untitled1" calcext:value="&gt;0" calcext:base-cell-address="RED.AS52"/>
          </calcext:conditional-format>
          <calcext:conditional-format calcext:target-range-address="RED.AW52:RED.AW52">
            <calcext:condition calcext:apply-style-name="Untitled1" calcext:value="&gt;0" calcext:base-cell-address="RED.AW52"/>
          </calcext:conditional-format>
          <calcext:conditional-format calcext:target-range-address="RED.AW52:RED.AW52">
            <calcext:condition calcext:apply-style-name="Untitled1" calcext:value="&gt;0" calcext:base-cell-address="RED.AW52"/>
          </calcext:conditional-format>
          <calcext:conditional-format calcext:target-range-address="RED.AR53:RED.AR53 RED.AT53:RED.AV53">
            <calcext:condition calcext:apply-style-name="Untitled1" calcext:value="&gt;0" calcext:base-cell-address="RED.AR53"/>
          </calcext:conditional-format>
          <calcext:conditional-format calcext:target-range-address="RED.AR53:RED.AR53 RED.AX53:RED.AX53 RED.AT53:RED.AV53">
            <calcext:condition calcext:apply-style-name="Untitled1" calcext:value="&gt;0" calcext:base-cell-address="RED.AR53"/>
          </calcext:conditional-format>
          <calcext:conditional-format calcext:target-range-address="RED.AS53:RED.AS53">
            <calcext:condition calcext:apply-style-name="Untitled1" calcext:value="&gt;0" calcext:base-cell-address="RED.AS53"/>
          </calcext:conditional-format>
          <calcext:conditional-format calcext:target-range-address="RED.AS53:RED.AS53">
            <calcext:condition calcext:apply-style-name="Untitled1" calcext:value="&gt;0" calcext:base-cell-address="RED.AS53"/>
          </calcext:conditional-format>
          <calcext:conditional-format calcext:target-range-address="RED.AW53:RED.AW53">
            <calcext:condition calcext:apply-style-name="Untitled1" calcext:value="&gt;0" calcext:base-cell-address="RED.AW53"/>
          </calcext:conditional-format>
          <calcext:conditional-format calcext:target-range-address="RED.AW53:RED.AW53">
            <calcext:condition calcext:apply-style-name="Untitled1" calcext:value="&gt;0" calcext:base-cell-address="RED.AW53"/>
          </calcext:conditional-format>
          <calcext:conditional-format calcext:target-range-address="RED.AR54:RED.AR54 RED.AT54:RED.AV54">
            <calcext:condition calcext:apply-style-name="Untitled1" calcext:value="&gt;0" calcext:base-cell-address="RED.AR54"/>
          </calcext:conditional-format>
          <calcext:conditional-format calcext:target-range-address="RED.AR54:RED.AR54 RED.AX54:RED.AX54 RED.AT54:RED.AV54">
            <calcext:condition calcext:apply-style-name="Untitled1" calcext:value="&gt;0" calcext:base-cell-address="RED.AR54"/>
          </calcext:conditional-format>
          <calcext:conditional-format calcext:target-range-address="RED.AS54:RED.AS54">
            <calcext:condition calcext:apply-style-name="Untitled1" calcext:value="&gt;0" calcext:base-cell-address="RED.AS54"/>
          </calcext:conditional-format>
          <calcext:conditional-format calcext:target-range-address="RED.AS54:RED.AS54">
            <calcext:condition calcext:apply-style-name="Untitled1" calcext:value="&gt;0" calcext:base-cell-address="RED.AS54"/>
          </calcext:conditional-format>
          <calcext:conditional-format calcext:target-range-address="RED.AW54:RED.AW54">
            <calcext:condition calcext:apply-style-name="Untitled1" calcext:value="&gt;0" calcext:base-cell-address="RED.AW54"/>
          </calcext:conditional-format>
          <calcext:conditional-format calcext:target-range-address="RED.AW54:RED.AW54">
            <calcext:condition calcext:apply-style-name="Untitled1" calcext:value="&gt;0" calcext:base-cell-address="RED.AW54"/>
          </calcext:conditional-format>
          <calcext:conditional-format calcext:target-range-address="RED.AR55:RED.AR55 RED.AT55:RED.AV55">
            <calcext:condition calcext:apply-style-name="Untitled1" calcext:value="&gt;0" calcext:base-cell-address="RED.AR55"/>
          </calcext:conditional-format>
          <calcext:conditional-format calcext:target-range-address="RED.AR55:RED.AR55 RED.AX55:RED.AX55 RED.AT55:RED.AV55">
            <calcext:condition calcext:apply-style-name="Untitled1" calcext:value="&gt;0" calcext:base-cell-address="RED.AR55"/>
          </calcext:conditional-format>
          <calcext:conditional-format calcext:target-range-address="RED.AS55:RED.AS55">
            <calcext:condition calcext:apply-style-name="Untitled1" calcext:value="&gt;0" calcext:base-cell-address="RED.AS55"/>
          </calcext:conditional-format>
          <calcext:conditional-format calcext:target-range-address="RED.AS55:RED.AS55">
            <calcext:condition calcext:apply-style-name="Untitled1" calcext:value="&gt;0" calcext:base-cell-address="RED.AS55"/>
          </calcext:conditional-format>
          <calcext:conditional-format calcext:target-range-address="RED.AW55:RED.AW55">
            <calcext:condition calcext:apply-style-name="Untitled1" calcext:value="&gt;0" calcext:base-cell-address="RED.AW55"/>
          </calcext:conditional-format>
          <calcext:conditional-format calcext:target-range-address="RED.AW55:RED.AW55">
            <calcext:condition calcext:apply-style-name="Untitled1" calcext:value="&gt;0" calcext:base-cell-address="RED.AW55"/>
          </calcext:conditional-format>
          <calcext:conditional-format calcext:target-range-address="RED.AR56:RED.AR56 RED.AT56:RED.AV56">
            <calcext:condition calcext:apply-style-name="Untitled1" calcext:value="&gt;0" calcext:base-cell-address="RED.AR56"/>
          </calcext:conditional-format>
          <calcext:conditional-format calcext:target-range-address="RED.AR56:RED.AR56 RED.AX56:RED.AX56 RED.AT56:RED.AV56">
            <calcext:condition calcext:apply-style-name="Untitled1" calcext:value="&gt;0" calcext:base-cell-address="RED.AR56"/>
          </calcext:conditional-format>
          <calcext:conditional-format calcext:target-range-address="RED.AS56:RED.AS56">
            <calcext:condition calcext:apply-style-name="Untitled1" calcext:value="&gt;0" calcext:base-cell-address="RED.AS56"/>
          </calcext:conditional-format>
          <calcext:conditional-format calcext:target-range-address="RED.AS56:RED.AS56">
            <calcext:condition calcext:apply-style-name="Untitled1" calcext:value="&gt;0" calcext:base-cell-address="RED.AS56"/>
          </calcext:conditional-format>
          <calcext:conditional-format calcext:target-range-address="RED.AW56:RED.AW56">
            <calcext:condition calcext:apply-style-name="Untitled1" calcext:value="&gt;0" calcext:base-cell-address="RED.AW56"/>
          </calcext:conditional-format>
          <calcext:conditional-format calcext:target-range-address="RED.AW56:RED.AW56">
            <calcext:condition calcext:apply-style-name="Untitled1" calcext:value="&gt;0" calcext:base-cell-address="RED.AW56"/>
          </calcext:conditional-format>
          <calcext:conditional-format calcext:target-range-address="RED.AR57:RED.AR57 RED.AT57:RED.AV57">
            <calcext:condition calcext:apply-style-name="Untitled1" calcext:value="&gt;0" calcext:base-cell-address="RED.AR57"/>
          </calcext:conditional-format>
          <calcext:conditional-format calcext:target-range-address="RED.AR57:RED.AR57 RED.AX57:RED.AX57 RED.AT57:RED.AV57">
            <calcext:condition calcext:apply-style-name="Untitled1" calcext:value="&gt;0" calcext:base-cell-address="RED.AR57"/>
          </calcext:conditional-format>
          <calcext:conditional-format calcext:target-range-address="RED.AS57:RED.AS57">
            <calcext:condition calcext:apply-style-name="Untitled1" calcext:value="&gt;0" calcext:base-cell-address="RED.AS57"/>
          </calcext:conditional-format>
          <calcext:conditional-format calcext:target-range-address="RED.AS57:RED.AS57">
            <calcext:condition calcext:apply-style-name="Untitled1" calcext:value="&gt;0" calcext:base-cell-address="RED.AS57"/>
          </calcext:conditional-format>
          <calcext:conditional-format calcext:target-range-address="RED.AW57:RED.AW57">
            <calcext:condition calcext:apply-style-name="Untitled1" calcext:value="&gt;0" calcext:base-cell-address="RED.AW57"/>
          </calcext:conditional-format>
          <calcext:conditional-format calcext:target-range-address="RED.AW57:RED.AW57">
            <calcext:condition calcext:apply-style-name="Untitled1" calcext:value="&gt;0" calcext:base-cell-address="RED.AW57"/>
          </calcext:conditional-format>
          <calcext:conditional-format calcext:target-range-address="RED.AR58:RED.AR58 RED.AT58:RED.AV58">
            <calcext:condition calcext:apply-style-name="Untitled1" calcext:value="&gt;0" calcext:base-cell-address="RED.AR58"/>
          </calcext:conditional-format>
          <calcext:conditional-format calcext:target-range-address="RED.AR58:RED.AR58 RED.AX58:RED.AX58 RED.AT58:RED.AV58">
            <calcext:condition calcext:apply-style-name="Untitled1" calcext:value="&gt;0" calcext:base-cell-address="RED.AR58"/>
          </calcext:conditional-format>
          <calcext:conditional-format calcext:target-range-address="RED.AS58:RED.AS58">
            <calcext:condition calcext:apply-style-name="Untitled1" calcext:value="&gt;0" calcext:base-cell-address="RED.AS58"/>
          </calcext:conditional-format>
          <calcext:conditional-format calcext:target-range-address="RED.AS58:RED.AS58">
            <calcext:condition calcext:apply-style-name="Untitled1" calcext:value="&gt;0" calcext:base-cell-address="RED.AS58"/>
          </calcext:conditional-format>
          <calcext:conditional-format calcext:target-range-address="RED.AW58:RED.AW58">
            <calcext:condition calcext:apply-style-name="Untitled1" calcext:value="&gt;0" calcext:base-cell-address="RED.AW58"/>
          </calcext:conditional-format>
          <calcext:conditional-format calcext:target-range-address="RED.AW58:RED.AW58">
            <calcext:condition calcext:apply-style-name="Untitled1" calcext:value="&gt;0" calcext:base-cell-address="RED.AW58"/>
          </calcext:conditional-format>
          <calcext:conditional-format calcext:target-range-address="RED.AR59:RED.AR59 RED.AT59:RED.AV59">
            <calcext:condition calcext:apply-style-name="Untitled1" calcext:value="&gt;0" calcext:base-cell-address="RED.AR59"/>
          </calcext:conditional-format>
          <calcext:conditional-format calcext:target-range-address="RED.AR59:RED.AR59 RED.AX59:RED.AX59 RED.AT59:RED.AV59">
            <calcext:condition calcext:apply-style-name="Untitled1" calcext:value="&gt;0" calcext:base-cell-address="RED.AR59"/>
          </calcext:conditional-format>
          <calcext:conditional-format calcext:target-range-address="RED.AS59:RED.AS59">
            <calcext:condition calcext:apply-style-name="Untitled1" calcext:value="&gt;0" calcext:base-cell-address="RED.AS59"/>
          </calcext:conditional-format>
          <calcext:conditional-format calcext:target-range-address="RED.AS59:RED.AS59">
            <calcext:condition calcext:apply-style-name="Untitled1" calcext:value="&gt;0" calcext:base-cell-address="RED.AS59"/>
          </calcext:conditional-format>
          <calcext:conditional-format calcext:target-range-address="RED.AW59:RED.AW59">
            <calcext:condition calcext:apply-style-name="Untitled1" calcext:value="&gt;0" calcext:base-cell-address="RED.AW59"/>
          </calcext:conditional-format>
          <calcext:conditional-format calcext:target-range-address="RED.AW59:RED.AW59">
            <calcext:condition calcext:apply-style-name="Untitled1" calcext:value="&gt;0" calcext:base-cell-address="RED.AW59"/>
          </calcext:conditional-format>
          <calcext:conditional-format calcext:target-range-address="RED.AR60:RED.AR60 RED.AT60:RED.AV60">
            <calcext:condition calcext:apply-style-name="Untitled1" calcext:value="&gt;0" calcext:base-cell-address="RED.AR60"/>
          </calcext:conditional-format>
          <calcext:conditional-format calcext:target-range-address="RED.AR60:RED.AR60 RED.AX60:RED.AX60 RED.AT60:RED.AV60">
            <calcext:condition calcext:apply-style-name="Untitled1" calcext:value="&gt;0" calcext:base-cell-address="RED.AR60"/>
          </calcext:conditional-format>
          <calcext:conditional-format calcext:target-range-address="RED.AS60:RED.AS60">
            <calcext:condition calcext:apply-style-name="Untitled1" calcext:value="&gt;0" calcext:base-cell-address="RED.AS60"/>
          </calcext:conditional-format>
          <calcext:conditional-format calcext:target-range-address="RED.AS60:RED.AS60">
            <calcext:condition calcext:apply-style-name="Untitled1" calcext:value="&gt;0" calcext:base-cell-address="RED.AS60"/>
          </calcext:conditional-format>
          <calcext:conditional-format calcext:target-range-address="RED.AW60:RED.AW60">
            <calcext:condition calcext:apply-style-name="Untitled1" calcext:value="&gt;0" calcext:base-cell-address="RED.AW60"/>
          </calcext:conditional-format>
          <calcext:conditional-format calcext:target-range-address="RED.AW60:RED.AW60">
            <calcext:condition calcext:apply-style-name="Untitled1" calcext:value="&gt;0" calcext:base-cell-address="RED.AW60"/>
          </calcext:conditional-format>
          <calcext:conditional-format calcext:target-range-address="RED.AR61:RED.AR61 RED.AT61:RED.AV61">
            <calcext:condition calcext:apply-style-name="Untitled1" calcext:value="&gt;0" calcext:base-cell-address="RED.AR61"/>
          </calcext:conditional-format>
          <calcext:conditional-format calcext:target-range-address="RED.AR61:RED.AR61 RED.AX61:RED.AX61 RED.AT61:RED.AV61">
            <calcext:condition calcext:apply-style-name="Untitled1" calcext:value="&gt;0" calcext:base-cell-address="RED.AR61"/>
          </calcext:conditional-format>
          <calcext:conditional-format calcext:target-range-address="RED.AS61:RED.AS61">
            <calcext:condition calcext:apply-style-name="Untitled1" calcext:value="&gt;0" calcext:base-cell-address="RED.AS61"/>
          </calcext:conditional-format>
          <calcext:conditional-format calcext:target-range-address="RED.AS61:RED.AS61">
            <calcext:condition calcext:apply-style-name="Untitled1" calcext:value="&gt;0" calcext:base-cell-address="RED.AS61"/>
          </calcext:conditional-format>
          <calcext:conditional-format calcext:target-range-address="RED.AW61:RED.AW61">
            <calcext:condition calcext:apply-style-name="Untitled1" calcext:value="&gt;0" calcext:base-cell-address="RED.AW61"/>
          </calcext:conditional-format>
          <calcext:conditional-format calcext:target-range-address="RED.AW61:RED.AW61">
            <calcext:condition calcext:apply-style-name="Untitled1" calcext:value="&gt;0" calcext:base-cell-address="RED.AW61"/>
          </calcext:conditional-format>
          <calcext:conditional-format calcext:target-range-address="RED.AR62:RED.AR62 RED.AT62:RED.AV62">
            <calcext:condition calcext:apply-style-name="Untitled1" calcext:value="&gt;0" calcext:base-cell-address="RED.AR62"/>
          </calcext:conditional-format>
          <calcext:conditional-format calcext:target-range-address="RED.AR62:RED.AR62 RED.AX62:RED.AX62 RED.AT62:RED.AV62">
            <calcext:condition calcext:apply-style-name="Untitled1" calcext:value="&gt;0" calcext:base-cell-address="RED.AR62"/>
          </calcext:conditional-format>
          <calcext:conditional-format calcext:target-range-address="RED.AS62:RED.AS62">
            <calcext:condition calcext:apply-style-name="Untitled1" calcext:value="&gt;0" calcext:base-cell-address="RED.AS62"/>
          </calcext:conditional-format>
          <calcext:conditional-format calcext:target-range-address="RED.AS62:RED.AS62">
            <calcext:condition calcext:apply-style-name="Untitled1" calcext:value="&gt;0" calcext:base-cell-address="RED.AS62"/>
          </calcext:conditional-format>
          <calcext:conditional-format calcext:target-range-address="RED.AW62:RED.AW62">
            <calcext:condition calcext:apply-style-name="Untitled1" calcext:value="&gt;0" calcext:base-cell-address="RED.AW62"/>
          </calcext:conditional-format>
          <calcext:conditional-format calcext:target-range-address="RED.AW62:RED.AW62">
            <calcext:condition calcext:apply-style-name="Untitled1" calcext:value="&gt;0" calcext:base-cell-address="RED.AW62"/>
          </calcext:conditional-format>
          <calcext:conditional-format calcext:target-range-address="RED.AR63:RED.AR63 RED.AT63:RED.AV63">
            <calcext:condition calcext:apply-style-name="Untitled1" calcext:value="&gt;0" calcext:base-cell-address="RED.AR63"/>
          </calcext:conditional-format>
          <calcext:conditional-format calcext:target-range-address="RED.AR63:RED.AR63 RED.AX63:RED.AX63 RED.AT63:RED.AV63">
            <calcext:condition calcext:apply-style-name="Untitled1" calcext:value="&gt;0" calcext:base-cell-address="RED.AR63"/>
          </calcext:conditional-format>
          <calcext:conditional-format calcext:target-range-address="RED.AS63:RED.AS63">
            <calcext:condition calcext:apply-style-name="Untitled1" calcext:value="&gt;0" calcext:base-cell-address="RED.AS63"/>
          </calcext:conditional-format>
          <calcext:conditional-format calcext:target-range-address="RED.AS63:RED.AS63">
            <calcext:condition calcext:apply-style-name="Untitled1" calcext:value="&gt;0" calcext:base-cell-address="RED.AS63"/>
          </calcext:conditional-format>
          <calcext:conditional-format calcext:target-range-address="RED.AW63:RED.AW63">
            <calcext:condition calcext:apply-style-name="Untitled1" calcext:value="&gt;0" calcext:base-cell-address="RED.AW63"/>
          </calcext:conditional-format>
          <calcext:conditional-format calcext:target-range-address="RED.AW63:RED.AW63">
            <calcext:condition calcext:apply-style-name="Untitled1" calcext:value="&gt;0" calcext:base-cell-address="RED.AW63"/>
          </calcext:conditional-format>
          <calcext:conditional-format calcext:target-range-address="RED.AR64:RED.AR64 RED.AT64:RED.AV64">
            <calcext:condition calcext:apply-style-name="Untitled1" calcext:value="&gt;0" calcext:base-cell-address="RED.AR64"/>
          </calcext:conditional-format>
          <calcext:conditional-format calcext:target-range-address="RED.AR64:RED.AR64 RED.AX64:RED.AX64 RED.AT64:RED.AV64">
            <calcext:condition calcext:apply-style-name="Untitled1" calcext:value="&gt;0" calcext:base-cell-address="RED.AR64"/>
          </calcext:conditional-format>
          <calcext:conditional-format calcext:target-range-address="RED.AS64:RED.AS64">
            <calcext:condition calcext:apply-style-name="Untitled1" calcext:value="&gt;0" calcext:base-cell-address="RED.AS64"/>
          </calcext:conditional-format>
          <calcext:conditional-format calcext:target-range-address="RED.AS64:RED.AS64">
            <calcext:condition calcext:apply-style-name="Untitled1" calcext:value="&gt;0" calcext:base-cell-address="RED.AS64"/>
          </calcext:conditional-format>
          <calcext:conditional-format calcext:target-range-address="RED.AW64:RED.AW64">
            <calcext:condition calcext:apply-style-name="Untitled1" calcext:value="&gt;0" calcext:base-cell-address="RED.AW64"/>
          </calcext:conditional-format>
          <calcext:conditional-format calcext:target-range-address="RED.AW64:RED.AW64">
            <calcext:condition calcext:apply-style-name="Untitled1" calcext:value="&gt;0" calcext:base-cell-address="RED.AW64"/>
          </calcext:conditional-format>
          <calcext:conditional-format calcext:target-range-address="RED.AR65:RED.AR65 RED.AT65:RED.AV65">
            <calcext:condition calcext:apply-style-name="Untitled1" calcext:value="&gt;0" calcext:base-cell-address="RED.AR65"/>
          </calcext:conditional-format>
          <calcext:conditional-format calcext:target-range-address="RED.AR65:RED.AR65 RED.AX65:RED.AX65 RED.AT65:RED.AV65">
            <calcext:condition calcext:apply-style-name="Untitled1" calcext:value="&gt;0" calcext:base-cell-address="RED.AR65"/>
          </calcext:conditional-format>
          <calcext:conditional-format calcext:target-range-address="RED.AS65:RED.AS65">
            <calcext:condition calcext:apply-style-name="Untitled1" calcext:value="&gt;0" calcext:base-cell-address="RED.AS65"/>
          </calcext:conditional-format>
          <calcext:conditional-format calcext:target-range-address="RED.AS65:RED.AS65">
            <calcext:condition calcext:apply-style-name="Untitled1" calcext:value="&gt;0" calcext:base-cell-address="RED.AS65"/>
          </calcext:conditional-format>
          <calcext:conditional-format calcext:target-range-address="RED.AW65:RED.AW65">
            <calcext:condition calcext:apply-style-name="Untitled1" calcext:value="&gt;0" calcext:base-cell-address="RED.AW65"/>
          </calcext:conditional-format>
          <calcext:conditional-format calcext:target-range-address="RED.AW65:RED.AW65">
            <calcext:condition calcext:apply-style-name="Untitled1" calcext:value="&gt;0" calcext:base-cell-address="RED.AW65"/>
          </calcext:conditional-format>
          <calcext:conditional-format calcext:target-range-address="RED.AR66:RED.AR66 RED.AT66:RED.AV66">
            <calcext:condition calcext:apply-style-name="Untitled1" calcext:value="&gt;0" calcext:base-cell-address="RED.AR66"/>
          </calcext:conditional-format>
          <calcext:conditional-format calcext:target-range-address="RED.AR66:RED.AR66 RED.AX66:RED.AX66 RED.AT66:RED.AV66">
            <calcext:condition calcext:apply-style-name="Untitled1" calcext:value="&gt;0" calcext:base-cell-address="RED.AR66"/>
          </calcext:conditional-format>
          <calcext:conditional-format calcext:target-range-address="RED.AS66:RED.AS66">
            <calcext:condition calcext:apply-style-name="Untitled1" calcext:value="&gt;0" calcext:base-cell-address="RED.AS66"/>
          </calcext:conditional-format>
          <calcext:conditional-format calcext:target-range-address="RED.AS66:RED.AS66">
            <calcext:condition calcext:apply-style-name="Untitled1" calcext:value="&gt;0" calcext:base-cell-address="RED.AS66"/>
          </calcext:conditional-format>
          <calcext:conditional-format calcext:target-range-address="RED.AW66:RED.AW66">
            <calcext:condition calcext:apply-style-name="Untitled1" calcext:value="&gt;0" calcext:base-cell-address="RED.AW66"/>
          </calcext:conditional-format>
          <calcext:conditional-format calcext:target-range-address="RED.AW66:RED.AW66">
            <calcext:condition calcext:apply-style-name="Untitled1" calcext:value="&gt;0" calcext:base-cell-address="RED.AW66"/>
          </calcext:conditional-format>
          <calcext:conditional-format calcext:target-range-address="RED.AR67:RED.AR67 RED.AT67:RED.AV67">
            <calcext:condition calcext:apply-style-name="Untitled1" calcext:value="&gt;0" calcext:base-cell-address="RED.AR67"/>
          </calcext:conditional-format>
          <calcext:conditional-format calcext:target-range-address="RED.AR67:RED.AR67 RED.AX67:RED.AX67 RED.AT67:RED.AV67">
            <calcext:condition calcext:apply-style-name="Untitled1" calcext:value="&gt;0" calcext:base-cell-address="RED.AR67"/>
          </calcext:conditional-format>
          <calcext:conditional-format calcext:target-range-address="RED.AS67:RED.AS67">
            <calcext:condition calcext:apply-style-name="Untitled1" calcext:value="&gt;0" calcext:base-cell-address="RED.AS67"/>
          </calcext:conditional-format>
          <calcext:conditional-format calcext:target-range-address="RED.AS67:RED.AS67">
            <calcext:condition calcext:apply-style-name="Untitled1" calcext:value="&gt;0" calcext:base-cell-address="RED.AS67"/>
          </calcext:conditional-format>
          <calcext:conditional-format calcext:target-range-address="RED.AW67:RED.AW67">
            <calcext:condition calcext:apply-style-name="Untitled1" calcext:value="&gt;0" calcext:base-cell-address="RED.AW67"/>
          </calcext:conditional-format>
          <calcext:conditional-format calcext:target-range-address="RED.AW67:RED.AW67">
            <calcext:condition calcext:apply-style-name="Untitled1" calcext:value="&gt;0" calcext:base-cell-address="RED.AW67"/>
          </calcext:conditional-format>
          <calcext:conditional-format calcext:target-range-address="RED.AR68:RED.AR68 RED.AT68:RED.AV68">
            <calcext:condition calcext:apply-style-name="Untitled1" calcext:value="&gt;0" calcext:base-cell-address="RED.AR68"/>
          </calcext:conditional-format>
          <calcext:conditional-format calcext:target-range-address="RED.AR68:RED.AR68 RED.AX68:RED.AX68 RED.AT68:RED.AV68">
            <calcext:condition calcext:apply-style-name="Untitled1" calcext:value="&gt;0" calcext:base-cell-address="RED.AR68"/>
          </calcext:conditional-format>
          <calcext:conditional-format calcext:target-range-address="RED.AS68:RED.AS68">
            <calcext:condition calcext:apply-style-name="Untitled1" calcext:value="&gt;0" calcext:base-cell-address="RED.AS68"/>
          </calcext:conditional-format>
          <calcext:conditional-format calcext:target-range-address="RED.AS68:RED.AS68">
            <calcext:condition calcext:apply-style-name="Untitled1" calcext:value="&gt;0" calcext:base-cell-address="RED.AS68"/>
          </calcext:conditional-format>
          <calcext:conditional-format calcext:target-range-address="RED.AW68:RED.AW68">
            <calcext:condition calcext:apply-style-name="Untitled1" calcext:value="&gt;0" calcext:base-cell-address="RED.AW68"/>
          </calcext:conditional-format>
          <calcext:conditional-format calcext:target-range-address="RED.AW68:RED.AW68">
            <calcext:condition calcext:apply-style-name="Untitled1" calcext:value="&gt;0" calcext:base-cell-address="RED.AW68"/>
          </calcext:conditional-format>
          <calcext:conditional-format calcext:target-range-address="RED.AR69:RED.AR69 RED.AT69:RED.AV69">
            <calcext:condition calcext:apply-style-name="Untitled1" calcext:value="&gt;0" calcext:base-cell-address="RED.AR69"/>
          </calcext:conditional-format>
          <calcext:conditional-format calcext:target-range-address="RED.AR69:RED.AR69 RED.AX69:RED.AX69 RED.AT69:RED.AV69">
            <calcext:condition calcext:apply-style-name="Untitled1" calcext:value="&gt;0" calcext:base-cell-address="RED.AR69"/>
          </calcext:conditional-format>
          <calcext:conditional-format calcext:target-range-address="RED.AS69:RED.AS69">
            <calcext:condition calcext:apply-style-name="Untitled1" calcext:value="&gt;0" calcext:base-cell-address="RED.AS69"/>
          </calcext:conditional-format>
          <calcext:conditional-format calcext:target-range-address="RED.AS69:RED.AS69">
            <calcext:condition calcext:apply-style-name="Untitled1" calcext:value="&gt;0" calcext:base-cell-address="RED.AS69"/>
          </calcext:conditional-format>
          <calcext:conditional-format calcext:target-range-address="RED.AW69:RED.AW69">
            <calcext:condition calcext:apply-style-name="Untitled1" calcext:value="&gt;0" calcext:base-cell-address="RED.AW69"/>
          </calcext:conditional-format>
          <calcext:conditional-format calcext:target-range-address="RED.AW69:RED.AW69">
            <calcext:condition calcext:apply-style-name="Untitled1" calcext:value="&gt;0" calcext:base-cell-address="RED.AW69"/>
          </calcext:conditional-format>
          <calcext:conditional-format calcext:target-range-address="RED.AR70:RED.AR70 RED.AT70:RED.AV70">
            <calcext:condition calcext:apply-style-name="Untitled1" calcext:value="&gt;0" calcext:base-cell-address="RED.AR70"/>
          </calcext:conditional-format>
          <calcext:conditional-format calcext:target-range-address="RED.AR70:RED.AR70 RED.AX70:RED.AX70 RED.AT70:RED.AV70">
            <calcext:condition calcext:apply-style-name="Untitled1" calcext:value="&gt;0" calcext:base-cell-address="RED.AR70"/>
          </calcext:conditional-format>
          <calcext:conditional-format calcext:target-range-address="RED.AS70:RED.AS70">
            <calcext:condition calcext:apply-style-name="Untitled1" calcext:value="&gt;0" calcext:base-cell-address="RED.AS70"/>
          </calcext:conditional-format>
          <calcext:conditional-format calcext:target-range-address="RED.AS70:RED.AS70">
            <calcext:condition calcext:apply-style-name="Untitled1" calcext:value="&gt;0" calcext:base-cell-address="RED.AS70"/>
          </calcext:conditional-format>
          <calcext:conditional-format calcext:target-range-address="RED.AW70:RED.AW70">
            <calcext:condition calcext:apply-style-name="Untitled1" calcext:value="&gt;0" calcext:base-cell-address="RED.AW70"/>
          </calcext:conditional-format>
          <calcext:conditional-format calcext:target-range-address="RED.AW70:RED.AW70">
            <calcext:condition calcext:apply-style-name="Untitled1" calcext:value="&gt;0" calcext:base-cell-address="RED.AW70"/>
          </calcext:conditional-format>
          <calcext:conditional-format calcext:target-range-address="RED.AR71:RED.AR71 RED.AT71:RED.AV71">
            <calcext:condition calcext:apply-style-name="Untitled1" calcext:value="&gt;0" calcext:base-cell-address="RED.AR71"/>
          </calcext:conditional-format>
          <calcext:conditional-format calcext:target-range-address="RED.AR71:RED.AR71 RED.AX71:RED.AX71 RED.AT71:RED.AV71">
            <calcext:condition calcext:apply-style-name="Untitled1" calcext:value="&gt;0" calcext:base-cell-address="RED.AR71"/>
          </calcext:conditional-format>
          <calcext:conditional-format calcext:target-range-address="RED.AS71:RED.AS71">
            <calcext:condition calcext:apply-style-name="Untitled1" calcext:value="&gt;0" calcext:base-cell-address="RED.AS71"/>
          </calcext:conditional-format>
          <calcext:conditional-format calcext:target-range-address="RED.AS71:RED.AS71">
            <calcext:condition calcext:apply-style-name="Untitled1" calcext:value="&gt;0" calcext:base-cell-address="RED.AS71"/>
          </calcext:conditional-format>
          <calcext:conditional-format calcext:target-range-address="RED.AW71:RED.AW71">
            <calcext:condition calcext:apply-style-name="Untitled1" calcext:value="&gt;0" calcext:base-cell-address="RED.AW71"/>
          </calcext:conditional-format>
          <calcext:conditional-format calcext:target-range-address="RED.AW71:RED.AW71">
            <calcext:condition calcext:apply-style-name="Untitled1" calcext:value="&gt;0" calcext:base-cell-address="RED.AW71"/>
          </calcext:conditional-format>
          <calcext:conditional-format calcext:target-range-address="RED.AR72:RED.AR72 RED.AT72:RED.AV72">
            <calcext:condition calcext:apply-style-name="Untitled1" calcext:value="&gt;0" calcext:base-cell-address="RED.AR72"/>
          </calcext:conditional-format>
          <calcext:conditional-format calcext:target-range-address="RED.AR72:RED.AR72 RED.AX72:RED.AX72 RED.AT72:RED.AV72">
            <calcext:condition calcext:apply-style-name="Untitled1" calcext:value="&gt;0" calcext:base-cell-address="RED.AR72"/>
          </calcext:conditional-format>
          <calcext:conditional-format calcext:target-range-address="RED.AS72:RED.AS72">
            <calcext:condition calcext:apply-style-name="Untitled1" calcext:value="&gt;0" calcext:base-cell-address="RED.AS72"/>
          </calcext:conditional-format>
          <calcext:conditional-format calcext:target-range-address="RED.AS72:RED.AS72">
            <calcext:condition calcext:apply-style-name="Untitled1" calcext:value="&gt;0" calcext:base-cell-address="RED.AS72"/>
          </calcext:conditional-format>
          <calcext:conditional-format calcext:target-range-address="RED.AW72:RED.AW72">
            <calcext:condition calcext:apply-style-name="Untitled1" calcext:value="&gt;0" calcext:base-cell-address="RED.AW72"/>
          </calcext:conditional-format>
          <calcext:conditional-format calcext:target-range-address="RED.AW72:RED.AW72">
            <calcext:condition calcext:apply-style-name="Untitled1" calcext:value="&gt;0" calcext:base-cell-address="RED.AW72"/>
          </calcext:conditional-format>
          <calcext:conditional-format calcext:target-range-address="RED.AR73:RED.AR73 RED.AT73:RED.AV73">
            <calcext:condition calcext:apply-style-name="Untitled1" calcext:value="&gt;0" calcext:base-cell-address="RED.AR73"/>
          </calcext:conditional-format>
          <calcext:conditional-format calcext:target-range-address="RED.AR73:RED.AR73 RED.AX73:RED.AX73 RED.AT73:RED.AV73">
            <calcext:condition calcext:apply-style-name="Untitled1" calcext:value="&gt;0" calcext:base-cell-address="RED.AR73"/>
          </calcext:conditional-format>
          <calcext:conditional-format calcext:target-range-address="RED.AS73:RED.AS73">
            <calcext:condition calcext:apply-style-name="Untitled1" calcext:value="&gt;0" calcext:base-cell-address="RED.AS73"/>
          </calcext:conditional-format>
          <calcext:conditional-format calcext:target-range-address="RED.AS73:RED.AS73">
            <calcext:condition calcext:apply-style-name="Untitled1" calcext:value="&gt;0" calcext:base-cell-address="RED.AS73"/>
          </calcext:conditional-format>
          <calcext:conditional-format calcext:target-range-address="RED.AW73:RED.AW73">
            <calcext:condition calcext:apply-style-name="Untitled1" calcext:value="&gt;0" calcext:base-cell-address="RED.AW73"/>
          </calcext:conditional-format>
          <calcext:conditional-format calcext:target-range-address="RED.AW73:RED.AW73">
            <calcext:condition calcext:apply-style-name="Untitled1" calcext:value="&gt;0" calcext:base-cell-address="RED.AW73"/>
          </calcext:conditional-format>
          <calcext:conditional-format calcext:target-range-address="RED.AR74:RED.AR74 RED.AT74:RED.AV74">
            <calcext:condition calcext:apply-style-name="Untitled1" calcext:value="&gt;0" calcext:base-cell-address="RED.AR74"/>
          </calcext:conditional-format>
          <calcext:conditional-format calcext:target-range-address="RED.AR74:RED.AR74 RED.AX74:RED.AX74 RED.AT74:RED.AV74">
            <calcext:condition calcext:apply-style-name="Untitled1" calcext:value="&gt;0" calcext:base-cell-address="RED.AR74"/>
          </calcext:conditional-format>
          <calcext:conditional-format calcext:target-range-address="RED.AS74:RED.AS74">
            <calcext:condition calcext:apply-style-name="Untitled1" calcext:value="&gt;0" calcext:base-cell-address="RED.AS74"/>
          </calcext:conditional-format>
          <calcext:conditional-format calcext:target-range-address="RED.AS74:RED.AS74">
            <calcext:condition calcext:apply-style-name="Untitled1" calcext:value="&gt;0" calcext:base-cell-address="RED.AS74"/>
          </calcext:conditional-format>
          <calcext:conditional-format calcext:target-range-address="RED.AW74:RED.AW74">
            <calcext:condition calcext:apply-style-name="Untitled1" calcext:value="&gt;0" calcext:base-cell-address="RED.AW74"/>
          </calcext:conditional-format>
          <calcext:conditional-format calcext:target-range-address="RED.AW74:RED.AW74">
            <calcext:condition calcext:apply-style-name="Untitled1" calcext:value="&gt;0" calcext:base-cell-address="RED.AW74"/>
          </calcext:conditional-format>
          <calcext:conditional-format calcext:target-range-address="RED.AR75:RED.AR75 RED.AT75:RED.AV75">
            <calcext:condition calcext:apply-style-name="Untitled1" calcext:value="&gt;0" calcext:base-cell-address="RED.AR75"/>
          </calcext:conditional-format>
          <calcext:conditional-format calcext:target-range-address="RED.AR75:RED.AR75 RED.AX75:RED.AX75 RED.AT75:RED.AV75">
            <calcext:condition calcext:apply-style-name="Untitled1" calcext:value="&gt;0" calcext:base-cell-address="RED.AR75"/>
          </calcext:conditional-format>
          <calcext:conditional-format calcext:target-range-address="RED.AS75:RED.AS75">
            <calcext:condition calcext:apply-style-name="Untitled1" calcext:value="&gt;0" calcext:base-cell-address="RED.AS75"/>
          </calcext:conditional-format>
          <calcext:conditional-format calcext:target-range-address="RED.AS75:RED.AS75">
            <calcext:condition calcext:apply-style-name="Untitled1" calcext:value="&gt;0" calcext:base-cell-address="RED.AS75"/>
          </calcext:conditional-format>
          <calcext:conditional-format calcext:target-range-address="RED.AW75:RED.AW75">
            <calcext:condition calcext:apply-style-name="Untitled1" calcext:value="&gt;0" calcext:base-cell-address="RED.AW75"/>
          </calcext:conditional-format>
          <calcext:conditional-format calcext:target-range-address="RED.AW75:RED.AW75">
            <calcext:condition calcext:apply-style-name="Untitled1" calcext:value="&gt;0" calcext:base-cell-address="RED.AW75"/>
          </calcext:conditional-format>
          <calcext:conditional-format calcext:target-range-address="RED.AR76:RED.AR76 RED.AT76:RED.AV76">
            <calcext:condition calcext:apply-style-name="Untitled1" calcext:value="&gt;0" calcext:base-cell-address="RED.AR76"/>
          </calcext:conditional-format>
          <calcext:conditional-format calcext:target-range-address="RED.AR76:RED.AR76 RED.AX76:RED.AX76 RED.AT76:RED.AV76">
            <calcext:condition calcext:apply-style-name="Untitled1" calcext:value="&gt;0" calcext:base-cell-address="RED.AR76"/>
          </calcext:conditional-format>
          <calcext:conditional-format calcext:target-range-address="RED.AS76:RED.AS76">
            <calcext:condition calcext:apply-style-name="Untitled1" calcext:value="&gt;0" calcext:base-cell-address="RED.AS76"/>
          </calcext:conditional-format>
          <calcext:conditional-format calcext:target-range-address="RED.AS76:RED.AS76">
            <calcext:condition calcext:apply-style-name="Untitled1" calcext:value="&gt;0" calcext:base-cell-address="RED.AS76"/>
          </calcext:conditional-format>
          <calcext:conditional-format calcext:target-range-address="RED.AW76:RED.AW76">
            <calcext:condition calcext:apply-style-name="Untitled1" calcext:value="&gt;0" calcext:base-cell-address="RED.AW76"/>
          </calcext:conditional-format>
          <calcext:conditional-format calcext:target-range-address="RED.AW76:RED.AW76">
            <calcext:condition calcext:apply-style-name="Untitled1" calcext:value="&gt;0" calcext:base-cell-address="RED.AW76"/>
          </calcext:conditional-format>
          <calcext:conditional-format calcext:target-range-address="RED.AR77:RED.AR77 RED.AT77:RED.AV77">
            <calcext:condition calcext:apply-style-name="Untitled1" calcext:value="&gt;0" calcext:base-cell-address="RED.AR77"/>
          </calcext:conditional-format>
          <calcext:conditional-format calcext:target-range-address="RED.AR77:RED.AR77 RED.AX77:RED.AX77 RED.AT77:RED.AV77">
            <calcext:condition calcext:apply-style-name="Untitled1" calcext:value="&gt;0" calcext:base-cell-address="RED.AR77"/>
          </calcext:conditional-format>
          <calcext:conditional-format calcext:target-range-address="RED.AS77:RED.AS77">
            <calcext:condition calcext:apply-style-name="Untitled1" calcext:value="&gt;0" calcext:base-cell-address="RED.AS77"/>
          </calcext:conditional-format>
          <calcext:conditional-format calcext:target-range-address="RED.AS77:RED.AS77">
            <calcext:condition calcext:apply-style-name="Untitled1" calcext:value="&gt;0" calcext:base-cell-address="RED.AS77"/>
          </calcext:conditional-format>
          <calcext:conditional-format calcext:target-range-address="RED.AW77:RED.AW77">
            <calcext:condition calcext:apply-style-name="Untitled1" calcext:value="&gt;0" calcext:base-cell-address="RED.AW77"/>
          </calcext:conditional-format>
          <calcext:conditional-format calcext:target-range-address="RED.AW77:RED.AW77">
            <calcext:condition calcext:apply-style-name="Untitled1" calcext:value="&gt;0" calcext:base-cell-address="RED.AW77"/>
          </calcext:conditional-format>
          <calcext:conditional-format calcext:target-range-address="RED.AR78:RED.AR78 RED.AT78:RED.AV78">
            <calcext:condition calcext:apply-style-name="Untitled1" calcext:value="&gt;0" calcext:base-cell-address="RED.AR78"/>
          </calcext:conditional-format>
          <calcext:conditional-format calcext:target-range-address="RED.AR78:RED.AR78 RED.AX78:RED.AX78 RED.AT78:RED.AV78">
            <calcext:condition calcext:apply-style-name="Untitled1" calcext:value="&gt;0" calcext:base-cell-address="RED.AR78"/>
          </calcext:conditional-format>
          <calcext:conditional-format calcext:target-range-address="RED.AS78:RED.AS78">
            <calcext:condition calcext:apply-style-name="Untitled1" calcext:value="&gt;0" calcext:base-cell-address="RED.AS78"/>
          </calcext:conditional-format>
          <calcext:conditional-format calcext:target-range-address="RED.AS78:RED.AS78">
            <calcext:condition calcext:apply-style-name="Untitled1" calcext:value="&gt;0" calcext:base-cell-address="RED.AS78"/>
          </calcext:conditional-format>
          <calcext:conditional-format calcext:target-range-address="RED.AW78:RED.AW78">
            <calcext:condition calcext:apply-style-name="Untitled1" calcext:value="&gt;0" calcext:base-cell-address="RED.AW78"/>
          </calcext:conditional-format>
          <calcext:conditional-format calcext:target-range-address="RED.AW78:RED.AW78">
            <calcext:condition calcext:apply-style-name="Untitled1" calcext:value="&gt;0" calcext:base-cell-address="RED.AW78"/>
          </calcext:conditional-format>
          <calcext:conditional-format calcext:target-range-address="RED.AR79:RED.AR79 RED.AT79:RED.AV79">
            <calcext:condition calcext:apply-style-name="Untitled1" calcext:value="&gt;0" calcext:base-cell-address="RED.AR79"/>
          </calcext:conditional-format>
          <calcext:conditional-format calcext:target-range-address="RED.AR79:RED.AR79 RED.AX79:RED.AX79 RED.AT79:RED.AV79">
            <calcext:condition calcext:apply-style-name="Untitled1" calcext:value="&gt;0" calcext:base-cell-address="RED.AR79"/>
          </calcext:conditional-format>
          <calcext:conditional-format calcext:target-range-address="RED.AS79:RED.AS79">
            <calcext:condition calcext:apply-style-name="Untitled1" calcext:value="&gt;0" calcext:base-cell-address="RED.AS79"/>
          </calcext:conditional-format>
          <calcext:conditional-format calcext:target-range-address="RED.AS79:RED.AS79">
            <calcext:condition calcext:apply-style-name="Untitled1" calcext:value="&gt;0" calcext:base-cell-address="RED.AS79"/>
          </calcext:conditional-format>
          <calcext:conditional-format calcext:target-range-address="RED.AW79:RED.AW79">
            <calcext:condition calcext:apply-style-name="Untitled1" calcext:value="&gt;0" calcext:base-cell-address="RED.AW79"/>
          </calcext:conditional-format>
          <calcext:conditional-format calcext:target-range-address="RED.AW79:RED.AW79">
            <calcext:condition calcext:apply-style-name="Untitled1" calcext:value="&gt;0" calcext:base-cell-address="RED.AW79"/>
          </calcext:conditional-format>
          <calcext:conditional-format calcext:target-range-address="RED.AR80:RED.AR80 RED.AT80:RED.AV80">
            <calcext:condition calcext:apply-style-name="Untitled1" calcext:value="&gt;0" calcext:base-cell-address="RED.AR80"/>
          </calcext:conditional-format>
          <calcext:conditional-format calcext:target-range-address="RED.AR80:RED.AR80 RED.AX80:RED.AX80 RED.AT80:RED.AV80">
            <calcext:condition calcext:apply-style-name="Untitled1" calcext:value="&gt;0" calcext:base-cell-address="RED.AR80"/>
          </calcext:conditional-format>
          <calcext:conditional-format calcext:target-range-address="RED.AS80:RED.AS80">
            <calcext:condition calcext:apply-style-name="Untitled1" calcext:value="&gt;0" calcext:base-cell-address="RED.AS80"/>
          </calcext:conditional-format>
          <calcext:conditional-format calcext:target-range-address="RED.AS80:RED.AS80">
            <calcext:condition calcext:apply-style-name="Untitled1" calcext:value="&gt;0" calcext:base-cell-address="RED.AS80"/>
          </calcext:conditional-format>
          <calcext:conditional-format calcext:target-range-address="RED.AW80:RED.AW80">
            <calcext:condition calcext:apply-style-name="Untitled1" calcext:value="&gt;0" calcext:base-cell-address="RED.AW80"/>
          </calcext:conditional-format>
          <calcext:conditional-format calcext:target-range-address="RED.AW80:RED.AW80">
            <calcext:condition calcext:apply-style-name="Untitled1" calcext:value="&gt;0" calcext:base-cell-address="RED.AW80"/>
          </calcext:conditional-format>
          <calcext:conditional-format calcext:target-range-address="RED.AR81:RED.AR81 RED.AT81:RED.AV81">
            <calcext:condition calcext:apply-style-name="Untitled1" calcext:value="&gt;0" calcext:base-cell-address="RED.AR81"/>
          </calcext:conditional-format>
          <calcext:conditional-format calcext:target-range-address="RED.AR81:RED.AR81 RED.AX81:RED.AX81 RED.AT81:RED.AV81">
            <calcext:condition calcext:apply-style-name="Untitled1" calcext:value="&gt;0" calcext:base-cell-address="RED.AR81"/>
          </calcext:conditional-format>
          <calcext:conditional-format calcext:target-range-address="RED.AS81:RED.AS81">
            <calcext:condition calcext:apply-style-name="Untitled1" calcext:value="&gt;0" calcext:base-cell-address="RED.AS81"/>
          </calcext:conditional-format>
          <calcext:conditional-format calcext:target-range-address="RED.AS81:RED.AS81">
            <calcext:condition calcext:apply-style-name="Untitled1" calcext:value="&gt;0" calcext:base-cell-address="RED.AS81"/>
          </calcext:conditional-format>
          <calcext:conditional-format calcext:target-range-address="RED.AW81:RED.AW81">
            <calcext:condition calcext:apply-style-name="Untitled1" calcext:value="&gt;0" calcext:base-cell-address="RED.AW81"/>
          </calcext:conditional-format>
          <calcext:conditional-format calcext:target-range-address="RED.AW81:RED.AW81">
            <calcext:condition calcext:apply-style-name="Untitled1" calcext:value="&gt;0" calcext:base-cell-address="RED.AW81"/>
          </calcext:conditional-format>
          <calcext:conditional-format calcext:target-range-address="RED.AR82:RED.AR82 RED.AT82:RED.AV82">
            <calcext:condition calcext:apply-style-name="Untitled1" calcext:value="&gt;0" calcext:base-cell-address="RED.AR82"/>
          </calcext:conditional-format>
          <calcext:conditional-format calcext:target-range-address="RED.AR82:RED.AR82 RED.AX82:RED.AX82 RED.AT82:RED.AV82">
            <calcext:condition calcext:apply-style-name="Untitled1" calcext:value="&gt;0" calcext:base-cell-address="RED.AR82"/>
          </calcext:conditional-format>
          <calcext:conditional-format calcext:target-range-address="RED.AS82:RED.AS82">
            <calcext:condition calcext:apply-style-name="Untitled1" calcext:value="&gt;0" calcext:base-cell-address="RED.AS82"/>
          </calcext:conditional-format>
          <calcext:conditional-format calcext:target-range-address="RED.AS82:RED.AS82">
            <calcext:condition calcext:apply-style-name="Untitled1" calcext:value="&gt;0" calcext:base-cell-address="RED.AS82"/>
          </calcext:conditional-format>
          <calcext:conditional-format calcext:target-range-address="RED.AW82:RED.AW82">
            <calcext:condition calcext:apply-style-name="Untitled1" calcext:value="&gt;0" calcext:base-cell-address="RED.AW82"/>
          </calcext:conditional-format>
          <calcext:conditional-format calcext:target-range-address="RED.AW82:RED.AW82">
            <calcext:condition calcext:apply-style-name="Untitled1" calcext:value="&gt;0" calcext:base-cell-address="RED.AW82"/>
          </calcext:conditional-format>
          <calcext:conditional-format calcext:target-range-address="RED.AR83:RED.AR83 RED.AT83:RED.AV83">
            <calcext:condition calcext:apply-style-name="Untitled1" calcext:value="&gt;0" calcext:base-cell-address="RED.AR83"/>
          </calcext:conditional-format>
          <calcext:conditional-format calcext:target-range-address="RED.AR83:RED.AR83 RED.AX83:RED.AX83 RED.AT83:RED.AV83">
            <calcext:condition calcext:apply-style-name="Untitled1" calcext:value="&gt;0" calcext:base-cell-address="RED.AR83"/>
          </calcext:conditional-format>
          <calcext:conditional-format calcext:target-range-address="RED.AS83:RED.AS83">
            <calcext:condition calcext:apply-style-name="Untitled1" calcext:value="&gt;0" calcext:base-cell-address="RED.AS83"/>
          </calcext:conditional-format>
          <calcext:conditional-format calcext:target-range-address="RED.AS83:RED.AS83">
            <calcext:condition calcext:apply-style-name="Untitled1" calcext:value="&gt;0" calcext:base-cell-address="RED.AS83"/>
          </calcext:conditional-format>
          <calcext:conditional-format calcext:target-range-address="RED.AW83:RED.AW83">
            <calcext:condition calcext:apply-style-name="Untitled1" calcext:value="&gt;0" calcext:base-cell-address="RED.AW83"/>
          </calcext:conditional-format>
          <calcext:conditional-format calcext:target-range-address="RED.AW83:RED.AW83">
            <calcext:condition calcext:apply-style-name="Untitled1" calcext:value="&gt;0" calcext:base-cell-address="RED.AW83"/>
          </calcext:conditional-format>
          <calcext:conditional-format calcext:target-range-address="RED.AR84:RED.AR84 RED.AT84:RED.AV84">
            <calcext:condition calcext:apply-style-name="Untitled1" calcext:value="&gt;0" calcext:base-cell-address="RED.AR84"/>
          </calcext:conditional-format>
          <calcext:conditional-format calcext:target-range-address="RED.AR84:RED.AR84 RED.AX84:RED.AX84 RED.AT84:RED.AV84">
            <calcext:condition calcext:apply-style-name="Untitled1" calcext:value="&gt;0" calcext:base-cell-address="RED.AR84"/>
          </calcext:conditional-format>
          <calcext:conditional-format calcext:target-range-address="RED.AS84:RED.AS84">
            <calcext:condition calcext:apply-style-name="Untitled1" calcext:value="&gt;0" calcext:base-cell-address="RED.AS84"/>
          </calcext:conditional-format>
          <calcext:conditional-format calcext:target-range-address="RED.AS84:RED.AS84">
            <calcext:condition calcext:apply-style-name="Untitled1" calcext:value="&gt;0" calcext:base-cell-address="RED.AS84"/>
          </calcext:conditional-format>
          <calcext:conditional-format calcext:target-range-address="RED.AW84:RED.AW84">
            <calcext:condition calcext:apply-style-name="Untitled1" calcext:value="&gt;0" calcext:base-cell-address="RED.AW84"/>
          </calcext:conditional-format>
          <calcext:conditional-format calcext:target-range-address="RED.AW84:RED.AW84">
            <calcext:condition calcext:apply-style-name="Untitled1" calcext:value="&gt;0" calcext:base-cell-address="RED.AW84"/>
          </calcext:conditional-format>
          <calcext:conditional-format calcext:target-range-address="RED.AR85:RED.AR85 RED.AT85:RED.AV85">
            <calcext:condition calcext:apply-style-name="Untitled1" calcext:value="&gt;0" calcext:base-cell-address="RED.AR85"/>
          </calcext:conditional-format>
          <calcext:conditional-format calcext:target-range-address="RED.AR85:RED.AR85 RED.AX85:RED.AX85 RED.AT85:RED.AV85">
            <calcext:condition calcext:apply-style-name="Untitled1" calcext:value="&gt;0" calcext:base-cell-address="RED.AR85"/>
          </calcext:conditional-format>
          <calcext:conditional-format calcext:target-range-address="RED.AS85:RED.AS85">
            <calcext:condition calcext:apply-style-name="Untitled1" calcext:value="&gt;0" calcext:base-cell-address="RED.AS85"/>
          </calcext:conditional-format>
          <calcext:conditional-format calcext:target-range-address="RED.AS85:RED.AS85">
            <calcext:condition calcext:apply-style-name="Untitled1" calcext:value="&gt;0" calcext:base-cell-address="RED.AS85"/>
          </calcext:conditional-format>
          <calcext:conditional-format calcext:target-range-address="RED.AW85:RED.AW85">
            <calcext:condition calcext:apply-style-name="Untitled1" calcext:value="&gt;0" calcext:base-cell-address="RED.AW85"/>
          </calcext:conditional-format>
          <calcext:conditional-format calcext:target-range-address="RED.AW85:RED.AW85">
            <calcext:condition calcext:apply-style-name="Untitled1" calcext:value="&gt;0" calcext:base-cell-address="RED.AW85"/>
          </calcext:conditional-format>
          <calcext:conditional-format calcext:target-range-address="RED.AR86:RED.AR86 RED.AT86:RED.AV86">
            <calcext:condition calcext:apply-style-name="Untitled1" calcext:value="&gt;0" calcext:base-cell-address="RED.AR86"/>
          </calcext:conditional-format>
          <calcext:conditional-format calcext:target-range-address="RED.AR86:RED.AR86 RED.AX86:RED.AX86 RED.AT86:RED.AV86">
            <calcext:condition calcext:apply-style-name="Untitled1" calcext:value="&gt;0" calcext:base-cell-address="RED.AR86"/>
          </calcext:conditional-format>
          <calcext:conditional-format calcext:target-range-address="RED.AS86:RED.AS86">
            <calcext:condition calcext:apply-style-name="Untitled1" calcext:value="&gt;0" calcext:base-cell-address="RED.AS86"/>
          </calcext:conditional-format>
          <calcext:conditional-format calcext:target-range-address="RED.AS86:RED.AS86">
            <calcext:condition calcext:apply-style-name="Untitled1" calcext:value="&gt;0" calcext:base-cell-address="RED.AS86"/>
          </calcext:conditional-format>
          <calcext:conditional-format calcext:target-range-address="RED.AW86:RED.AW86">
            <calcext:condition calcext:apply-style-name="Untitled1" calcext:value="&gt;0" calcext:base-cell-address="RED.AW86"/>
          </calcext:conditional-format>
          <calcext:conditional-format calcext:target-range-address="RED.AW86:RED.AW86">
            <calcext:condition calcext:apply-style-name="Untitled1" calcext:value="&gt;0" calcext:base-cell-address="RED.AW86"/>
          </calcext:conditional-format>
          <calcext:conditional-format calcext:target-range-address="RED.AR87:RED.AR87 RED.AT87:RED.AV87">
            <calcext:condition calcext:apply-style-name="Untitled1" calcext:value="&gt;0" calcext:base-cell-address="RED.AR87"/>
          </calcext:conditional-format>
          <calcext:conditional-format calcext:target-range-address="RED.AR87:RED.AR87 RED.AX87:RED.AX87 RED.AT87:RED.AV87">
            <calcext:condition calcext:apply-style-name="Untitled1" calcext:value="&gt;0" calcext:base-cell-address="RED.AR87"/>
          </calcext:conditional-format>
          <calcext:conditional-format calcext:target-range-address="RED.AS87:RED.AS87">
            <calcext:condition calcext:apply-style-name="Untitled1" calcext:value="&gt;0" calcext:base-cell-address="RED.AS87"/>
          </calcext:conditional-format>
          <calcext:conditional-format calcext:target-range-address="RED.AS87:RED.AS87">
            <calcext:condition calcext:apply-style-name="Untitled1" calcext:value="&gt;0" calcext:base-cell-address="RED.AS87"/>
          </calcext:conditional-format>
          <calcext:conditional-format calcext:target-range-address="RED.AW87:RED.AW87">
            <calcext:condition calcext:apply-style-name="Untitled1" calcext:value="&gt;0" calcext:base-cell-address="RED.AW87"/>
          </calcext:conditional-format>
          <calcext:conditional-format calcext:target-range-address="RED.AW87:RED.AW87">
            <calcext:condition calcext:apply-style-name="Untitled1" calcext:value="&gt;0" calcext:base-cell-address="RED.AW87"/>
          </calcext:conditional-format>
          <calcext:conditional-format calcext:target-range-address="RED.AR88:RED.AR88 RED.AT88:RED.AV88">
            <calcext:condition calcext:apply-style-name="Untitled1" calcext:value="&gt;0" calcext:base-cell-address="RED.AR88"/>
          </calcext:conditional-format>
          <calcext:conditional-format calcext:target-range-address="RED.AR88:RED.AR88 RED.AX88:RED.AX88 RED.AT88:RED.AV88">
            <calcext:condition calcext:apply-style-name="Untitled1" calcext:value="&gt;0" calcext:base-cell-address="RED.AR88"/>
          </calcext:conditional-format>
          <calcext:conditional-format calcext:target-range-address="RED.AS88:RED.AS88">
            <calcext:condition calcext:apply-style-name="Untitled1" calcext:value="&gt;0" calcext:base-cell-address="RED.AS88"/>
          </calcext:conditional-format>
          <calcext:conditional-format calcext:target-range-address="RED.AS88:RED.AS88">
            <calcext:condition calcext:apply-style-name="Untitled1" calcext:value="&gt;0" calcext:base-cell-address="RED.AS88"/>
          </calcext:conditional-format>
          <calcext:conditional-format calcext:target-range-address="RED.AW88:RED.AW88">
            <calcext:condition calcext:apply-style-name="Untitled1" calcext:value="&gt;0" calcext:base-cell-address="RED.AW88"/>
          </calcext:conditional-format>
          <calcext:conditional-format calcext:target-range-address="RED.AW88:RED.AW88">
            <calcext:condition calcext:apply-style-name="Untitled1" calcext:value="&gt;0" calcext:base-cell-address="RED.AW88"/>
          </calcext:conditional-format>
          <calcext:conditional-format calcext:target-range-address="RED.AR89:RED.AR89 RED.AT89:RED.AV89">
            <calcext:condition calcext:apply-style-name="Untitled1" calcext:value="&gt;0" calcext:base-cell-address="RED.AR89"/>
          </calcext:conditional-format>
          <calcext:conditional-format calcext:target-range-address="RED.AR89:RED.AR89 RED.AX89:RED.AX89 RED.AT89:RED.AV89">
            <calcext:condition calcext:apply-style-name="Untitled1" calcext:value="&gt;0" calcext:base-cell-address="RED.AR89"/>
          </calcext:conditional-format>
          <calcext:conditional-format calcext:target-range-address="RED.AS89:RED.AS89">
            <calcext:condition calcext:apply-style-name="Untitled1" calcext:value="&gt;0" calcext:base-cell-address="RED.AS89"/>
          </calcext:conditional-format>
          <calcext:conditional-format calcext:target-range-address="RED.AS89:RED.AS89">
            <calcext:condition calcext:apply-style-name="Untitled1" calcext:value="&gt;0" calcext:base-cell-address="RED.AS89"/>
          </calcext:conditional-format>
          <calcext:conditional-format calcext:target-range-address="RED.AW89:RED.AW89">
            <calcext:condition calcext:apply-style-name="Untitled1" calcext:value="&gt;0" calcext:base-cell-address="RED.AW89"/>
          </calcext:conditional-format>
          <calcext:conditional-format calcext:target-range-address="RED.AW89:RED.AW89">
            <calcext:condition calcext:apply-style-name="Untitled1" calcext:value="&gt;0" calcext:base-cell-address="RED.AW89"/>
          </calcext:conditional-format>
          <calcext:conditional-format calcext:target-range-address="RED.AR90:RED.AR90 RED.AT90:RED.AV90">
            <calcext:condition calcext:apply-style-name="Untitled1" calcext:value="&gt;0" calcext:base-cell-address="RED.AR90"/>
          </calcext:conditional-format>
          <calcext:conditional-format calcext:target-range-address="RED.AR90:RED.AR90 RED.AX90:RED.AX90 RED.AT90:RED.AV90">
            <calcext:condition calcext:apply-style-name="Untitled1" calcext:value="&gt;0" calcext:base-cell-address="RED.AR90"/>
          </calcext:conditional-format>
          <calcext:conditional-format calcext:target-range-address="RED.AS90:RED.AS90">
            <calcext:condition calcext:apply-style-name="Untitled1" calcext:value="&gt;0" calcext:base-cell-address="RED.AS90"/>
          </calcext:conditional-format>
          <calcext:conditional-format calcext:target-range-address="RED.AS90:RED.AS90">
            <calcext:condition calcext:apply-style-name="Untitled1" calcext:value="&gt;0" calcext:base-cell-address="RED.AS90"/>
          </calcext:conditional-format>
          <calcext:conditional-format calcext:target-range-address="RED.AW90:RED.AW90">
            <calcext:condition calcext:apply-style-name="Untitled1" calcext:value="&gt;0" calcext:base-cell-address="RED.AW90"/>
          </calcext:conditional-format>
          <calcext:conditional-format calcext:target-range-address="RED.AW90:RED.AW90">
            <calcext:condition calcext:apply-style-name="Untitled1" calcext:value="&gt;0" calcext:base-cell-address="RED.AW90"/>
          </calcext:conditional-format>
          <calcext:conditional-format calcext:target-range-address="RED.AR91:RED.AR91 RED.AT91:RED.AV91">
            <calcext:condition calcext:apply-style-name="Untitled1" calcext:value="&gt;0" calcext:base-cell-address="RED.AR91"/>
          </calcext:conditional-format>
          <calcext:conditional-format calcext:target-range-address="RED.AR91:RED.AR91 RED.AX91:RED.AX91 RED.AT91:RED.AV91">
            <calcext:condition calcext:apply-style-name="Untitled1" calcext:value="&gt;0" calcext:base-cell-address="RED.AR91"/>
          </calcext:conditional-format>
          <calcext:conditional-format calcext:target-range-address="RED.AS91:RED.AS91">
            <calcext:condition calcext:apply-style-name="Untitled1" calcext:value="&gt;0" calcext:base-cell-address="RED.AS91"/>
          </calcext:conditional-format>
          <calcext:conditional-format calcext:target-range-address="RED.AS91:RED.AS91">
            <calcext:condition calcext:apply-style-name="Untitled1" calcext:value="&gt;0" calcext:base-cell-address="RED.AS91"/>
          </calcext:conditional-format>
          <calcext:conditional-format calcext:target-range-address="RED.AW91:RED.AW91">
            <calcext:condition calcext:apply-style-name="Untitled1" calcext:value="&gt;0" calcext:base-cell-address="RED.AW91"/>
          </calcext:conditional-format>
          <calcext:conditional-format calcext:target-range-address="RED.AW91:RED.AW91">
            <calcext:condition calcext:apply-style-name="Untitled1" calcext:value="&gt;0" calcext:base-cell-address="RED.AW91"/>
          </calcext:conditional-format>
          <calcext:conditional-format calcext:target-range-address="RED.AR92:RED.AR92 RED.AT92:RED.AV92">
            <calcext:condition calcext:apply-style-name="Untitled1" calcext:value="&gt;0" calcext:base-cell-address="RED.AR92"/>
          </calcext:conditional-format>
          <calcext:conditional-format calcext:target-range-address="RED.AR92:RED.AR92 RED.AX92:RED.AX92 RED.AT92:RED.AV92">
            <calcext:condition calcext:apply-style-name="Untitled1" calcext:value="&gt;0" calcext:base-cell-address="RED.AR92"/>
          </calcext:conditional-format>
          <calcext:conditional-format calcext:target-range-address="RED.AS92:RED.AS92">
            <calcext:condition calcext:apply-style-name="Untitled1" calcext:value="&gt;0" calcext:base-cell-address="RED.AS92"/>
          </calcext:conditional-format>
          <calcext:conditional-format calcext:target-range-address="RED.AS92:RED.AS92">
            <calcext:condition calcext:apply-style-name="Untitled1" calcext:value="&gt;0" calcext:base-cell-address="RED.AS92"/>
          </calcext:conditional-format>
          <calcext:conditional-format calcext:target-range-address="RED.AW92:RED.AW92">
            <calcext:condition calcext:apply-style-name="Untitled1" calcext:value="&gt;0" calcext:base-cell-address="RED.AW92"/>
          </calcext:conditional-format>
          <calcext:conditional-format calcext:target-range-address="RED.AW92:RED.AW92">
            <calcext:condition calcext:apply-style-name="Untitled1" calcext:value="&gt;0" calcext:base-cell-address="RED.AW92"/>
          </calcext:conditional-format>
          <calcext:conditional-format calcext:target-range-address="RED.AR93:RED.AR93 RED.AT93:RED.AV93">
            <calcext:condition calcext:apply-style-name="Untitled1" calcext:value="&gt;0" calcext:base-cell-address="RED.AR93"/>
          </calcext:conditional-format>
          <calcext:conditional-format calcext:target-range-address="RED.AR93:RED.AR93 RED.AX93:RED.AX93 RED.AT93:RED.AV93">
            <calcext:condition calcext:apply-style-name="Untitled1" calcext:value="&gt;0" calcext:base-cell-address="RED.AR93"/>
          </calcext:conditional-format>
          <calcext:conditional-format calcext:target-range-address="RED.AS93:RED.AS93">
            <calcext:condition calcext:apply-style-name="Untitled1" calcext:value="&gt;0" calcext:base-cell-address="RED.AS93"/>
          </calcext:conditional-format>
          <calcext:conditional-format calcext:target-range-address="RED.AS93:RED.AS93">
            <calcext:condition calcext:apply-style-name="Untitled1" calcext:value="&gt;0" calcext:base-cell-address="RED.AS93"/>
          </calcext:conditional-format>
          <calcext:conditional-format calcext:target-range-address="RED.AW93:RED.AW93">
            <calcext:condition calcext:apply-style-name="Untitled1" calcext:value="&gt;0" calcext:base-cell-address="RED.AW93"/>
          </calcext:conditional-format>
          <calcext:conditional-format calcext:target-range-address="RED.AW93:RED.AW93">
            <calcext:condition calcext:apply-style-name="Untitled1" calcext:value="&gt;0" calcext:base-cell-address="RED.AW93"/>
          </calcext:conditional-format>
          <calcext:conditional-format calcext:target-range-address="RED.AR94:RED.AR94 RED.AT94:RED.AV94">
            <calcext:condition calcext:apply-style-name="Untitled1" calcext:value="&gt;0" calcext:base-cell-address="RED.AR94"/>
          </calcext:conditional-format>
          <calcext:conditional-format calcext:target-range-address="RED.AR94:RED.AR94 RED.AX94:RED.AX94 RED.AT94:RED.AV94">
            <calcext:condition calcext:apply-style-name="Untitled1" calcext:value="&gt;0" calcext:base-cell-address="RED.AR94"/>
          </calcext:conditional-format>
          <calcext:conditional-format calcext:target-range-address="RED.AS94:RED.AS94">
            <calcext:condition calcext:apply-style-name="Untitled1" calcext:value="&gt;0" calcext:base-cell-address="RED.AS94"/>
          </calcext:conditional-format>
          <calcext:conditional-format calcext:target-range-address="RED.AS94:RED.AS94">
            <calcext:condition calcext:apply-style-name="Untitled1" calcext:value="&gt;0" calcext:base-cell-address="RED.AS94"/>
          </calcext:conditional-format>
          <calcext:conditional-format calcext:target-range-address="RED.AW94:RED.AW94">
            <calcext:condition calcext:apply-style-name="Untitled1" calcext:value="&gt;0" calcext:base-cell-address="RED.AW94"/>
          </calcext:conditional-format>
          <calcext:conditional-format calcext:target-range-address="RED.AW94:RED.AW94">
            <calcext:condition calcext:apply-style-name="Untitled1" calcext:value="&gt;0" calcext:base-cell-address="RED.AW94"/>
          </calcext:conditional-format>
          <calcext:conditional-format calcext:target-range-address="RED.AR95:RED.AR95 RED.AT95:RED.AV95">
            <calcext:condition calcext:apply-style-name="Untitled1" calcext:value="&gt;0" calcext:base-cell-address="RED.AR95"/>
          </calcext:conditional-format>
          <calcext:conditional-format calcext:target-range-address="RED.AR95:RED.AR95 RED.AX95:RED.AX95 RED.AT95:RED.AV95">
            <calcext:condition calcext:apply-style-name="Untitled1" calcext:value="&gt;0" calcext:base-cell-address="RED.AR95"/>
          </calcext:conditional-format>
          <calcext:conditional-format calcext:target-range-address="RED.AS95:RED.AS95">
            <calcext:condition calcext:apply-style-name="Untitled1" calcext:value="&gt;0" calcext:base-cell-address="RED.AS95"/>
          </calcext:conditional-format>
          <calcext:conditional-format calcext:target-range-address="RED.AS95:RED.AS95">
            <calcext:condition calcext:apply-style-name="Untitled1" calcext:value="&gt;0" calcext:base-cell-address="RED.AS95"/>
          </calcext:conditional-format>
          <calcext:conditional-format calcext:target-range-address="RED.AW95:RED.AW95">
            <calcext:condition calcext:apply-style-name="Untitled1" calcext:value="&gt;0" calcext:base-cell-address="RED.AW95"/>
          </calcext:conditional-format>
          <calcext:conditional-format calcext:target-range-address="RED.AW95:RED.AW95">
            <calcext:condition calcext:apply-style-name="Untitled1" calcext:value="&gt;0" calcext:base-cell-address="RED.AW95"/>
          </calcext:conditional-format>
          <calcext:conditional-format calcext:target-range-address="RED.AR96:RED.AR96 RED.AT96:RED.AV96">
            <calcext:condition calcext:apply-style-name="Untitled1" calcext:value="&gt;0" calcext:base-cell-address="RED.AR96"/>
          </calcext:conditional-format>
          <calcext:conditional-format calcext:target-range-address="RED.AR96:RED.AR96 RED.AX96:RED.AX96 RED.AT96:RED.AV96">
            <calcext:condition calcext:apply-style-name="Untitled1" calcext:value="&gt;0" calcext:base-cell-address="RED.AR96"/>
          </calcext:conditional-format>
          <calcext:conditional-format calcext:target-range-address="RED.AS96:RED.AS96">
            <calcext:condition calcext:apply-style-name="Untitled1" calcext:value="&gt;0" calcext:base-cell-address="RED.AS96"/>
          </calcext:conditional-format>
          <calcext:conditional-format calcext:target-range-address="RED.AS96:RED.AS96">
            <calcext:condition calcext:apply-style-name="Untitled1" calcext:value="&gt;0" calcext:base-cell-address="RED.AS96"/>
          </calcext:conditional-format>
          <calcext:conditional-format calcext:target-range-address="RED.AW96:RED.AW96">
            <calcext:condition calcext:apply-style-name="Untitled1" calcext:value="&gt;0" calcext:base-cell-address="RED.AW96"/>
          </calcext:conditional-format>
          <calcext:conditional-format calcext:target-range-address="RED.AW96:RED.AW96">
            <calcext:condition calcext:apply-style-name="Untitled1" calcext:value="&gt;0" calcext:base-cell-address="RED.AW96"/>
          </calcext:conditional-format>
          <calcext:conditional-format calcext:target-range-address="RED.AR97:RED.AR97 RED.AT97:RED.AV97">
            <calcext:condition calcext:apply-style-name="Untitled1" calcext:value="&gt;0" calcext:base-cell-address="RED.AR97"/>
          </calcext:conditional-format>
          <calcext:conditional-format calcext:target-range-address="RED.AR97:RED.AR97 RED.AX97:RED.AX97 RED.AT97:RED.AV97">
            <calcext:condition calcext:apply-style-name="Untitled1" calcext:value="&gt;0" calcext:base-cell-address="RED.AR97"/>
          </calcext:conditional-format>
          <calcext:conditional-format calcext:target-range-address="RED.AS97:RED.AS97">
            <calcext:condition calcext:apply-style-name="Untitled1" calcext:value="&gt;0" calcext:base-cell-address="RED.AS97"/>
          </calcext:conditional-format>
          <calcext:conditional-format calcext:target-range-address="RED.AS97:RED.AS97">
            <calcext:condition calcext:apply-style-name="Untitled1" calcext:value="&gt;0" calcext:base-cell-address="RED.AS97"/>
          </calcext:conditional-format>
          <calcext:conditional-format calcext:target-range-address="RED.AW97:RED.AW97">
            <calcext:condition calcext:apply-style-name="Untitled1" calcext:value="&gt;0" calcext:base-cell-address="RED.AW97"/>
          </calcext:conditional-format>
          <calcext:conditional-format calcext:target-range-address="RED.AW97:RED.AW97">
            <calcext:condition calcext:apply-style-name="Untitled1" calcext:value="&gt;0" calcext:base-cell-address="RED.AW97"/>
          </calcext:conditional-format>
          <calcext:conditional-format calcext:target-range-address="RED.AR98:RED.AR98 RED.AT98:RED.AV98">
            <calcext:condition calcext:apply-style-name="Untitled1" calcext:value="&gt;0" calcext:base-cell-address="RED.AR98"/>
          </calcext:conditional-format>
          <calcext:conditional-format calcext:target-range-address="RED.AR98:RED.AR98 RED.AX98:RED.AX98 RED.AT98:RED.AV98">
            <calcext:condition calcext:apply-style-name="Untitled1" calcext:value="&gt;0" calcext:base-cell-address="RED.AR98"/>
          </calcext:conditional-format>
          <calcext:conditional-format calcext:target-range-address="RED.AS98:RED.AS98">
            <calcext:condition calcext:apply-style-name="Untitled1" calcext:value="&gt;0" calcext:base-cell-address="RED.AS98"/>
          </calcext:conditional-format>
          <calcext:conditional-format calcext:target-range-address="RED.AS98:RED.AS98">
            <calcext:condition calcext:apply-style-name="Untitled1" calcext:value="&gt;0" calcext:base-cell-address="RED.AS98"/>
          </calcext:conditional-format>
          <calcext:conditional-format calcext:target-range-address="RED.AW98:RED.AW98">
            <calcext:condition calcext:apply-style-name="Untitled1" calcext:value="&gt;0" calcext:base-cell-address="RED.AW98"/>
          </calcext:conditional-format>
          <calcext:conditional-format calcext:target-range-address="RED.AW98:RED.AW98">
            <calcext:condition calcext:apply-style-name="Untitled1" calcext:value="&gt;0" calcext:base-cell-address="RED.AW98"/>
          </calcext:conditional-format>
          <calcext:conditional-format calcext:target-range-address="RED.AR99:RED.AR99 RED.AT99:RED.AV99">
            <calcext:condition calcext:apply-style-name="Untitled1" calcext:value="&gt;0" calcext:base-cell-address="RED.AR99"/>
          </calcext:conditional-format>
          <calcext:conditional-format calcext:target-range-address="RED.AR99:RED.AR99 RED.AX99:RED.AX99 RED.AT99:RED.AV99">
            <calcext:condition calcext:apply-style-name="Untitled1" calcext:value="&gt;0" calcext:base-cell-address="RED.AR99"/>
          </calcext:conditional-format>
          <calcext:conditional-format calcext:target-range-address="RED.AS99:RED.AS99">
            <calcext:condition calcext:apply-style-name="Untitled1" calcext:value="&gt;0" calcext:base-cell-address="RED.AS99"/>
          </calcext:conditional-format>
          <calcext:conditional-format calcext:target-range-address="RED.AS99:RED.AS99">
            <calcext:condition calcext:apply-style-name="Untitled1" calcext:value="&gt;0" calcext:base-cell-address="RED.AS99"/>
          </calcext:conditional-format>
          <calcext:conditional-format calcext:target-range-address="RED.AW99:RED.AW99">
            <calcext:condition calcext:apply-style-name="Untitled1" calcext:value="&gt;0" calcext:base-cell-address="RED.AW99"/>
          </calcext:conditional-format>
          <calcext:conditional-format calcext:target-range-address="RED.AW99:RED.AW99">
            <calcext:condition calcext:apply-style-name="Untitled1" calcext:value="&gt;0" calcext:base-cell-address="RED.AW99"/>
          </calcext:conditional-format>
          <calcext:conditional-format calcext:target-range-address="RED.AR100:RED.AR100 RED.AT100:RED.AV100">
            <calcext:condition calcext:apply-style-name="Untitled1" calcext:value="&gt;0" calcext:base-cell-address="RED.AR100"/>
          </calcext:conditional-format>
          <calcext:conditional-format calcext:target-range-address="RED.AR100:RED.AR100 RED.AX100:RED.AX100 RED.AT100:RED.AV100">
            <calcext:condition calcext:apply-style-name="Untitled1" calcext:value="&gt;0" calcext:base-cell-address="RED.AR100"/>
          </calcext:conditional-format>
          <calcext:conditional-format calcext:target-range-address="RED.AS100:RED.AS100">
            <calcext:condition calcext:apply-style-name="Untitled1" calcext:value="&gt;0" calcext:base-cell-address="RED.AS100"/>
          </calcext:conditional-format>
          <calcext:conditional-format calcext:target-range-address="RED.AS100:RED.AS100">
            <calcext:condition calcext:apply-style-name="Untitled1" calcext:value="&gt;0" calcext:base-cell-address="RED.AS100"/>
          </calcext:conditional-format>
          <calcext:conditional-format calcext:target-range-address="RED.AW100:RED.AW100">
            <calcext:condition calcext:apply-style-name="Untitled1" calcext:value="&gt;0" calcext:base-cell-address="RED.AW100"/>
          </calcext:conditional-format>
          <calcext:conditional-format calcext:target-range-address="RED.AW100:RED.AW100">
            <calcext:condition calcext:apply-style-name="Untitled1" calcext:value="&gt;0" calcext:base-cell-address="RED.AW100"/>
          </calcext:conditional-format>
          <calcext:conditional-format calcext:target-range-address="RED.AR101:RED.AR101 RED.AT101:RED.AV101">
            <calcext:condition calcext:apply-style-name="Untitled1" calcext:value="&gt;0" calcext:base-cell-address="RED.AR101"/>
          </calcext:conditional-format>
          <calcext:conditional-format calcext:target-range-address="RED.AR101:RED.AR101 RED.AX101:RED.AX101 RED.AT101:RED.AV101">
            <calcext:condition calcext:apply-style-name="Untitled1" calcext:value="&gt;0" calcext:base-cell-address="RED.AR101"/>
          </calcext:conditional-format>
          <calcext:conditional-format calcext:target-range-address="RED.AS101:RED.AS101">
            <calcext:condition calcext:apply-style-name="Untitled1" calcext:value="&gt;0" calcext:base-cell-address="RED.AS101"/>
          </calcext:conditional-format>
          <calcext:conditional-format calcext:target-range-address="RED.AS101:RED.AS101">
            <calcext:condition calcext:apply-style-name="Untitled1" calcext:value="&gt;0" calcext:base-cell-address="RED.AS101"/>
          </calcext:conditional-format>
          <calcext:conditional-format calcext:target-range-address="RED.AW101:RED.AW101">
            <calcext:condition calcext:apply-style-name="Untitled1" calcext:value="&gt;0" calcext:base-cell-address="RED.AW101"/>
          </calcext:conditional-format>
          <calcext:conditional-format calcext:target-range-address="RED.AW101:RED.AW101">
            <calcext:condition calcext:apply-style-name="Untitled1" calcext:value="&gt;0" calcext:base-cell-address="RED.AW101"/>
          </calcext:conditional-format>
          <calcext:conditional-format calcext:target-range-address="RED.AR102:RED.AR102 RED.AT102:RED.AV102">
            <calcext:condition calcext:apply-style-name="Untitled1" calcext:value="&gt;0" calcext:base-cell-address="RED.AR102"/>
          </calcext:conditional-format>
          <calcext:conditional-format calcext:target-range-address="RED.AR102:RED.AR102 RED.AX102:RED.AX102 RED.AT102:RED.AV102">
            <calcext:condition calcext:apply-style-name="Untitled1" calcext:value="&gt;0" calcext:base-cell-address="RED.AR102"/>
          </calcext:conditional-format>
          <calcext:conditional-format calcext:target-range-address="RED.AS102:RED.AS102">
            <calcext:condition calcext:apply-style-name="Untitled1" calcext:value="&gt;0" calcext:base-cell-address="RED.AS102"/>
          </calcext:conditional-format>
          <calcext:conditional-format calcext:target-range-address="RED.AS102:RED.AS102">
            <calcext:condition calcext:apply-style-name="Untitled1" calcext:value="&gt;0" calcext:base-cell-address="RED.AS102"/>
          </calcext:conditional-format>
          <calcext:conditional-format calcext:target-range-address="RED.AW102:RED.AW102">
            <calcext:condition calcext:apply-style-name="Untitled1" calcext:value="&gt;0" calcext:base-cell-address="RED.AW102"/>
          </calcext:conditional-format>
          <calcext:conditional-format calcext:target-range-address="RED.AW102:RED.AW102">
            <calcext:condition calcext:apply-style-name="Untitled1" calcext:value="&gt;0" calcext:base-cell-address="RED.AW102"/>
          </calcext:conditional-format>
          <calcext:conditional-format calcext:target-range-address="RED.AR103:RED.AR103 RED.AT103:RED.AV103">
            <calcext:condition calcext:apply-style-name="Untitled1" calcext:value="&gt;0" calcext:base-cell-address="RED.AR103"/>
          </calcext:conditional-format>
          <calcext:conditional-format calcext:target-range-address="RED.AR103:RED.AR103 RED.AX103:RED.AX103 RED.AT103:RED.AV103">
            <calcext:condition calcext:apply-style-name="Untitled1" calcext:value="&gt;0" calcext:base-cell-address="RED.AR103"/>
          </calcext:conditional-format>
          <calcext:conditional-format calcext:target-range-address="RED.AS103:RED.AS103">
            <calcext:condition calcext:apply-style-name="Untitled1" calcext:value="&gt;0" calcext:base-cell-address="RED.AS103"/>
          </calcext:conditional-format>
          <calcext:conditional-format calcext:target-range-address="RED.AS103:RED.AS103">
            <calcext:condition calcext:apply-style-name="Untitled1" calcext:value="&gt;0" calcext:base-cell-address="RED.AS103"/>
          </calcext:conditional-format>
          <calcext:conditional-format calcext:target-range-address="RED.AW103:RED.AW103">
            <calcext:condition calcext:apply-style-name="Untitled1" calcext:value="&gt;0" calcext:base-cell-address="RED.AW103"/>
          </calcext:conditional-format>
          <calcext:conditional-format calcext:target-range-address="RED.AW103:RED.AW103">
            <calcext:condition calcext:apply-style-name="Untitled1" calcext:value="&gt;0" calcext:base-cell-address="RED.AW103"/>
          </calcext:conditional-format>
          <calcext:conditional-format calcext:target-range-address="RED.AR104:RED.AR104 RED.AT104:RED.AV104">
            <calcext:condition calcext:apply-style-name="Untitled1" calcext:value="&gt;0" calcext:base-cell-address="RED.AR104"/>
          </calcext:conditional-format>
          <calcext:conditional-format calcext:target-range-address="RED.AR104:RED.AR104 RED.AX104:RED.AX104 RED.AT104:RED.AV104">
            <calcext:condition calcext:apply-style-name="Untitled1" calcext:value="&gt;0" calcext:base-cell-address="RED.AR104"/>
          </calcext:conditional-format>
          <calcext:conditional-format calcext:target-range-address="RED.AS104:RED.AS104">
            <calcext:condition calcext:apply-style-name="Untitled1" calcext:value="&gt;0" calcext:base-cell-address="RED.AS104"/>
          </calcext:conditional-format>
          <calcext:conditional-format calcext:target-range-address="RED.AS104:RED.AS104">
            <calcext:condition calcext:apply-style-name="Untitled1" calcext:value="&gt;0" calcext:base-cell-address="RED.AS104"/>
          </calcext:conditional-format>
          <calcext:conditional-format calcext:target-range-address="RED.AW104:RED.AW104">
            <calcext:condition calcext:apply-style-name="Untitled1" calcext:value="&gt;0" calcext:base-cell-address="RED.AW104"/>
          </calcext:conditional-format>
          <calcext:conditional-format calcext:target-range-address="RED.AW104:RED.AW104">
            <calcext:condition calcext:apply-style-name="Untitled1" calcext:value="&gt;0" calcext:base-cell-address="RED.AW104"/>
          </calcext:conditional-format>
          <calcext:conditional-format calcext:target-range-address="RED.AR105:RED.AR105 RED.AT105:RED.AV105">
            <calcext:condition calcext:apply-style-name="Untitled1" calcext:value="&gt;0" calcext:base-cell-address="RED.AR105"/>
          </calcext:conditional-format>
          <calcext:conditional-format calcext:target-range-address="RED.AR105:RED.AR105 RED.AX105:RED.AX105 RED.AT105:RED.AV105">
            <calcext:condition calcext:apply-style-name="Untitled1" calcext:value="&gt;0" calcext:base-cell-address="RED.AR105"/>
          </calcext:conditional-format>
          <calcext:conditional-format calcext:target-range-address="RED.AS105:RED.AS105">
            <calcext:condition calcext:apply-style-name="Untitled1" calcext:value="&gt;0" calcext:base-cell-address="RED.AS105"/>
          </calcext:conditional-format>
          <calcext:conditional-format calcext:target-range-address="RED.AS105:RED.AS105">
            <calcext:condition calcext:apply-style-name="Untitled1" calcext:value="&gt;0" calcext:base-cell-address="RED.AS105"/>
          </calcext:conditional-format>
          <calcext:conditional-format calcext:target-range-address="RED.AW105:RED.AW105">
            <calcext:condition calcext:apply-style-name="Untitled1" calcext:value="&gt;0" calcext:base-cell-address="RED.AW105"/>
          </calcext:conditional-format>
          <calcext:conditional-format calcext:target-range-address="RED.AW105:RED.AW105">
            <calcext:condition calcext:apply-style-name="Untitled1" calcext:value="&gt;0" calcext:base-cell-address="RED.AW105"/>
          </calcext:conditional-format>
          <calcext:conditional-format calcext:target-range-address="RED.AR106:RED.AR106 RED.AT106:RED.AV106">
            <calcext:condition calcext:apply-style-name="Untitled1" calcext:value="&gt;0" calcext:base-cell-address="RED.AR106"/>
          </calcext:conditional-format>
          <calcext:conditional-format calcext:target-range-address="RED.AR106:RED.AR106 RED.AX106:RED.AX106 RED.AT106:RED.AV106">
            <calcext:condition calcext:apply-style-name="Untitled1" calcext:value="&gt;0" calcext:base-cell-address="RED.AR106"/>
          </calcext:conditional-format>
          <calcext:conditional-format calcext:target-range-address="RED.AS106:RED.AS106">
            <calcext:condition calcext:apply-style-name="Untitled1" calcext:value="&gt;0" calcext:base-cell-address="RED.AS106"/>
          </calcext:conditional-format>
          <calcext:conditional-format calcext:target-range-address="RED.AS106:RED.AS106">
            <calcext:condition calcext:apply-style-name="Untitled1" calcext:value="&gt;0" calcext:base-cell-address="RED.AS106"/>
          </calcext:conditional-format>
          <calcext:conditional-format calcext:target-range-address="RED.AW106:RED.AW106">
            <calcext:condition calcext:apply-style-name="Untitled1" calcext:value="&gt;0" calcext:base-cell-address="RED.AW106"/>
          </calcext:conditional-format>
          <calcext:conditional-format calcext:target-range-address="RED.AW106:RED.AW106">
            <calcext:condition calcext:apply-style-name="Untitled1" calcext:value="&gt;0" calcext:base-cell-address="RED.AW106"/>
          </calcext:conditional-format>
          <calcext:conditional-format calcext:target-range-address="RED.AR107:RED.AR107 RED.AT107:RED.AV107">
            <calcext:condition calcext:apply-style-name="Untitled1" calcext:value="&gt;0" calcext:base-cell-address="RED.AR107"/>
          </calcext:conditional-format>
          <calcext:conditional-format calcext:target-range-address="RED.AR107:RED.AR107 RED.AX107:RED.AX107 RED.AT107:RED.AV107">
            <calcext:condition calcext:apply-style-name="Untitled1" calcext:value="&gt;0" calcext:base-cell-address="RED.AR107"/>
          </calcext:conditional-format>
          <calcext:conditional-format calcext:target-range-address="RED.AS107:RED.AS107">
            <calcext:condition calcext:apply-style-name="Untitled1" calcext:value="&gt;0" calcext:base-cell-address="RED.AS107"/>
          </calcext:conditional-format>
          <calcext:conditional-format calcext:target-range-address="RED.AS107:RED.AS107">
            <calcext:condition calcext:apply-style-name="Untitled1" calcext:value="&gt;0" calcext:base-cell-address="RED.AS107"/>
          </calcext:conditional-format>
          <calcext:conditional-format calcext:target-range-address="RED.AW107:RED.AW107">
            <calcext:condition calcext:apply-style-name="Untitled1" calcext:value="&gt;0" calcext:base-cell-address="RED.AW107"/>
          </calcext:conditional-format>
          <calcext:conditional-format calcext:target-range-address="RED.AW107:RED.AW107">
            <calcext:condition calcext:apply-style-name="Untitled1" calcext:value="&gt;0" calcext:base-cell-address="RED.AW107"/>
          </calcext:conditional-format>
          <calcext:conditional-format calcext:target-range-address="RED.AR108:RED.AR108 RED.AT108:RED.AV108">
            <calcext:condition calcext:apply-style-name="Untitled1" calcext:value="&gt;0" calcext:base-cell-address="RED.AR108"/>
          </calcext:conditional-format>
          <calcext:conditional-format calcext:target-range-address="RED.AR108:RED.AR108 RED.AX108:RED.AX108 RED.AT108:RED.AV108">
            <calcext:condition calcext:apply-style-name="Untitled1" calcext:value="&gt;0" calcext:base-cell-address="RED.AR108"/>
          </calcext:conditional-format>
          <calcext:conditional-format calcext:target-range-address="RED.AS108:RED.AS108">
            <calcext:condition calcext:apply-style-name="Untitled1" calcext:value="&gt;0" calcext:base-cell-address="RED.AS108"/>
          </calcext:conditional-format>
          <calcext:conditional-format calcext:target-range-address="RED.AS108:RED.AS108">
            <calcext:condition calcext:apply-style-name="Untitled1" calcext:value="&gt;0" calcext:base-cell-address="RED.AS108"/>
          </calcext:conditional-format>
          <calcext:conditional-format calcext:target-range-address="RED.AW108:RED.AW108">
            <calcext:condition calcext:apply-style-name="Untitled1" calcext:value="&gt;0" calcext:base-cell-address="RED.AW108"/>
          </calcext:conditional-format>
          <calcext:conditional-format calcext:target-range-address="RED.AW108:RED.AW108">
            <calcext:condition calcext:apply-style-name="Untitled1" calcext:value="&gt;0" calcext:base-cell-address="RED.AW108"/>
          </calcext:conditional-format>
          <calcext:conditional-format calcext:target-range-address="RED.AR109:RED.AR109 RED.AT109:RED.AV109">
            <calcext:condition calcext:apply-style-name="Untitled1" calcext:value="&gt;0" calcext:base-cell-address="RED.AR109"/>
          </calcext:conditional-format>
          <calcext:conditional-format calcext:target-range-address="RED.AR109:RED.AR109 RED.AX109:RED.AX109 RED.AT109:RED.AV109">
            <calcext:condition calcext:apply-style-name="Untitled1" calcext:value="&gt;0" calcext:base-cell-address="RED.AR109"/>
          </calcext:conditional-format>
          <calcext:conditional-format calcext:target-range-address="RED.AS109:RED.AS109">
            <calcext:condition calcext:apply-style-name="Untitled1" calcext:value="&gt;0" calcext:base-cell-address="RED.AS109"/>
          </calcext:conditional-format>
          <calcext:conditional-format calcext:target-range-address="RED.AS109:RED.AS109">
            <calcext:condition calcext:apply-style-name="Untitled1" calcext:value="&gt;0" calcext:base-cell-address="RED.AS109"/>
          </calcext:conditional-format>
          <calcext:conditional-format calcext:target-range-address="RED.AW109:RED.AW109">
            <calcext:condition calcext:apply-style-name="Untitled1" calcext:value="&gt;0" calcext:base-cell-address="RED.AW109"/>
          </calcext:conditional-format>
          <calcext:conditional-format calcext:target-range-address="RED.AW109:RED.AW109">
            <calcext:condition calcext:apply-style-name="Untitled1" calcext:value="&gt;0" calcext:base-cell-address="RED.AW109"/>
          </calcext:conditional-format>
          <calcext:conditional-format calcext:target-range-address="RED.AR110:RED.AR110 RED.AT110:RED.AV110">
            <calcext:condition calcext:apply-style-name="Untitled1" calcext:value="&gt;0" calcext:base-cell-address="RED.AR110"/>
          </calcext:conditional-format>
          <calcext:conditional-format calcext:target-range-address="RED.AR110:RED.AR110 RED.AX110:RED.AX110 RED.AT110:RED.AV110">
            <calcext:condition calcext:apply-style-name="Untitled1" calcext:value="&gt;0" calcext:base-cell-address="RED.AR110"/>
          </calcext:conditional-format>
          <calcext:conditional-format calcext:target-range-address="RED.AS110:RED.AS110">
            <calcext:condition calcext:apply-style-name="Untitled1" calcext:value="&gt;0" calcext:base-cell-address="RED.AS110"/>
          </calcext:conditional-format>
          <calcext:conditional-format calcext:target-range-address="RED.AS110:RED.AS110">
            <calcext:condition calcext:apply-style-name="Untitled1" calcext:value="&gt;0" calcext:base-cell-address="RED.AS110"/>
          </calcext:conditional-format>
          <calcext:conditional-format calcext:target-range-address="RED.AW110:RED.AW110">
            <calcext:condition calcext:apply-style-name="Untitled1" calcext:value="&gt;0" calcext:base-cell-address="RED.AW110"/>
          </calcext:conditional-format>
          <calcext:conditional-format calcext:target-range-address="RED.AW110:RED.AW110">
            <calcext:condition calcext:apply-style-name="Untitled1" calcext:value="&gt;0" calcext:base-cell-address="RED.AW110"/>
          </calcext:conditional-format>
          <calcext:conditional-format calcext:target-range-address="RED.AR111:RED.AR111 RED.AT111:RED.AV111">
            <calcext:condition calcext:apply-style-name="Untitled1" calcext:value="&gt;0" calcext:base-cell-address="RED.AR111"/>
          </calcext:conditional-format>
          <calcext:conditional-format calcext:target-range-address="RED.AR111:RED.AR111 RED.AX111:RED.AX111 RED.AT111:RED.AV111">
            <calcext:condition calcext:apply-style-name="Untitled1" calcext:value="&gt;0" calcext:base-cell-address="RED.AR111"/>
          </calcext:conditional-format>
          <calcext:conditional-format calcext:target-range-address="RED.AS111:RED.AS111">
            <calcext:condition calcext:apply-style-name="Untitled1" calcext:value="&gt;0" calcext:base-cell-address="RED.AS111"/>
          </calcext:conditional-format>
          <calcext:conditional-format calcext:target-range-address="RED.AS111:RED.AS111">
            <calcext:condition calcext:apply-style-name="Untitled1" calcext:value="&gt;0" calcext:base-cell-address="RED.AS111"/>
          </calcext:conditional-format>
          <calcext:conditional-format calcext:target-range-address="RED.AW111:RED.AW111">
            <calcext:condition calcext:apply-style-name="Untitled1" calcext:value="&gt;0" calcext:base-cell-address="RED.AW111"/>
          </calcext:conditional-format>
          <calcext:conditional-format calcext:target-range-address="RED.AW111:RED.AW111">
            <calcext:condition calcext:apply-style-name="Untitled1" calcext:value="&gt;0" calcext:base-cell-address="RED.AW111"/>
          </calcext:conditional-format>
          <calcext:conditional-format calcext:target-range-address="RED.AR112:RED.AR112 RED.AT112:RED.AV112">
            <calcext:condition calcext:apply-style-name="Untitled1" calcext:value="&gt;0" calcext:base-cell-address="RED.AR112"/>
          </calcext:conditional-format>
          <calcext:conditional-format calcext:target-range-address="RED.AR112:RED.AR112 RED.AX112:RED.AX112 RED.AT112:RED.AV112">
            <calcext:condition calcext:apply-style-name="Untitled1" calcext:value="&gt;0" calcext:base-cell-address="RED.AR112"/>
          </calcext:conditional-format>
          <calcext:conditional-format calcext:target-range-address="RED.AS112:RED.AS112">
            <calcext:condition calcext:apply-style-name="Untitled1" calcext:value="&gt;0" calcext:base-cell-address="RED.AS112"/>
          </calcext:conditional-format>
          <calcext:conditional-format calcext:target-range-address="RED.AS112:RED.AS112">
            <calcext:condition calcext:apply-style-name="Untitled1" calcext:value="&gt;0" calcext:base-cell-address="RED.AS112"/>
          </calcext:conditional-format>
          <calcext:conditional-format calcext:target-range-address="RED.AW112:RED.AW112">
            <calcext:condition calcext:apply-style-name="Untitled1" calcext:value="&gt;0" calcext:base-cell-address="RED.AW112"/>
          </calcext:conditional-format>
          <calcext:conditional-format calcext:target-range-address="RED.AW112:RED.AW112">
            <calcext:condition calcext:apply-style-name="Untitled1" calcext:value="&gt;0" calcext:base-cell-address="RED.AW112"/>
          </calcext:conditional-format>
          <calcext:conditional-format calcext:target-range-address="RED.AR113:RED.AR113 RED.AT113:RED.AV113">
            <calcext:condition calcext:apply-style-name="Untitled1" calcext:value="&gt;0" calcext:base-cell-address="RED.AR113"/>
          </calcext:conditional-format>
          <calcext:conditional-format calcext:target-range-address="RED.AR113:RED.AR113 RED.AX113:RED.AX113 RED.AT113:RED.AV113">
            <calcext:condition calcext:apply-style-name="Untitled1" calcext:value="&gt;0" calcext:base-cell-address="RED.AR113"/>
          </calcext:conditional-format>
          <calcext:conditional-format calcext:target-range-address="RED.AS113:RED.AS113">
            <calcext:condition calcext:apply-style-name="Untitled1" calcext:value="&gt;0" calcext:base-cell-address="RED.AS113"/>
          </calcext:conditional-format>
          <calcext:conditional-format calcext:target-range-address="RED.AS113:RED.AS113">
            <calcext:condition calcext:apply-style-name="Untitled1" calcext:value="&gt;0" calcext:base-cell-address="RED.AS113"/>
          </calcext:conditional-format>
          <calcext:conditional-format calcext:target-range-address="RED.AW113:RED.AW113">
            <calcext:condition calcext:apply-style-name="Untitled1" calcext:value="&gt;0" calcext:base-cell-address="RED.AW113"/>
          </calcext:conditional-format>
          <calcext:conditional-format calcext:target-range-address="RED.AW113:RED.AW113">
            <calcext:condition calcext:apply-style-name="Untitled1" calcext:value="&gt;0" calcext:base-cell-address="RED.AW113"/>
          </calcext:conditional-format>
          <calcext:conditional-format calcext:target-range-address="RED.AR114:RED.AR114 RED.AT114:RED.AV114">
            <calcext:condition calcext:apply-style-name="Untitled1" calcext:value="&gt;0" calcext:base-cell-address="RED.AR114"/>
          </calcext:conditional-format>
          <calcext:conditional-format calcext:target-range-address="RED.AR114:RED.AR114 RED.AX114:RED.AX114 RED.AT114:RED.AV114">
            <calcext:condition calcext:apply-style-name="Untitled1" calcext:value="&gt;0" calcext:base-cell-address="RED.AR114"/>
          </calcext:conditional-format>
          <calcext:conditional-format calcext:target-range-address="RED.AS114:RED.AS114">
            <calcext:condition calcext:apply-style-name="Untitled1" calcext:value="&gt;0" calcext:base-cell-address="RED.AS114"/>
          </calcext:conditional-format>
          <calcext:conditional-format calcext:target-range-address="RED.AS114:RED.AS114">
            <calcext:condition calcext:apply-style-name="Untitled1" calcext:value="&gt;0" calcext:base-cell-address="RED.AS114"/>
          </calcext:conditional-format>
          <calcext:conditional-format calcext:target-range-address="RED.AW114:RED.AW114">
            <calcext:condition calcext:apply-style-name="Untitled1" calcext:value="&gt;0" calcext:base-cell-address="RED.AW114"/>
          </calcext:conditional-format>
          <calcext:conditional-format calcext:target-range-address="RED.AW114:RED.AW114">
            <calcext:condition calcext:apply-style-name="Untitled1" calcext:value="&gt;0" calcext:base-cell-address="RED.AW114"/>
          </calcext:conditional-format>
          <calcext:conditional-format calcext:target-range-address="RED.AR115:RED.AR115 RED.AT115:RED.AV115">
            <calcext:condition calcext:apply-style-name="Untitled1" calcext:value="&gt;0" calcext:base-cell-address="RED.AR115"/>
          </calcext:conditional-format>
          <calcext:conditional-format calcext:target-range-address="RED.AR115:RED.AR115 RED.AX115:RED.AX115 RED.AT115:RED.AV115">
            <calcext:condition calcext:apply-style-name="Untitled1" calcext:value="&gt;0" calcext:base-cell-address="RED.AR115"/>
          </calcext:conditional-format>
          <calcext:conditional-format calcext:target-range-address="RED.AS115:RED.AS115">
            <calcext:condition calcext:apply-style-name="Untitled1" calcext:value="&gt;0" calcext:base-cell-address="RED.AS115"/>
          </calcext:conditional-format>
          <calcext:conditional-format calcext:target-range-address="RED.AS115:RED.AS115">
            <calcext:condition calcext:apply-style-name="Untitled1" calcext:value="&gt;0" calcext:base-cell-address="RED.AS115"/>
          </calcext:conditional-format>
          <calcext:conditional-format calcext:target-range-address="RED.AW115:RED.AW115">
            <calcext:condition calcext:apply-style-name="Untitled1" calcext:value="&gt;0" calcext:base-cell-address="RED.AW115"/>
          </calcext:conditional-format>
          <calcext:conditional-format calcext:target-range-address="RED.AW115:RED.AW115">
            <calcext:condition calcext:apply-style-name="Untitled1" calcext:value="&gt;0" calcext:base-cell-address="RED.AW115"/>
          </calcext:conditional-format>
          <calcext:conditional-format calcext:target-range-address="RED.AR116:RED.AR116 RED.AT116:RED.AV116">
            <calcext:condition calcext:apply-style-name="Untitled1" calcext:value="&gt;0" calcext:base-cell-address="RED.AR116"/>
          </calcext:conditional-format>
          <calcext:conditional-format calcext:target-range-address="RED.AR116:RED.AR116 RED.AX116:RED.AX116 RED.AT116:RED.AV116">
            <calcext:condition calcext:apply-style-name="Untitled1" calcext:value="&gt;0" calcext:base-cell-address="RED.AR116"/>
          </calcext:conditional-format>
          <calcext:conditional-format calcext:target-range-address="RED.AS116:RED.AS116">
            <calcext:condition calcext:apply-style-name="Untitled1" calcext:value="&gt;0" calcext:base-cell-address="RED.AS116"/>
          </calcext:conditional-format>
          <calcext:conditional-format calcext:target-range-address="RED.AS116:RED.AS116">
            <calcext:condition calcext:apply-style-name="Untitled1" calcext:value="&gt;0" calcext:base-cell-address="RED.AS116"/>
          </calcext:conditional-format>
          <calcext:conditional-format calcext:target-range-address="RED.AW116:RED.AW116">
            <calcext:condition calcext:apply-style-name="Untitled1" calcext:value="&gt;0" calcext:base-cell-address="RED.AW116"/>
          </calcext:conditional-format>
          <calcext:conditional-format calcext:target-range-address="RED.AW116:RED.AW116">
            <calcext:condition calcext:apply-style-name="Untitled1" calcext:value="&gt;0" calcext:base-cell-address="RED.AW116"/>
          </calcext:conditional-format>
          <calcext:conditional-format calcext:target-range-address="RED.AR117:RED.AR117 RED.AT117:RED.AV117">
            <calcext:condition calcext:apply-style-name="Untitled1" calcext:value="&gt;0" calcext:base-cell-address="RED.AR117"/>
          </calcext:conditional-format>
          <calcext:conditional-format calcext:target-range-address="RED.AR117:RED.AR117 RED.AX117:RED.AX117 RED.AT117:RED.AV117">
            <calcext:condition calcext:apply-style-name="Untitled1" calcext:value="&gt;0" calcext:base-cell-address="RED.AR117"/>
          </calcext:conditional-format>
          <calcext:conditional-format calcext:target-range-address="RED.AS117:RED.AS117">
            <calcext:condition calcext:apply-style-name="Untitled1" calcext:value="&gt;0" calcext:base-cell-address="RED.AS117"/>
          </calcext:conditional-format>
          <calcext:conditional-format calcext:target-range-address="RED.AS117:RED.AS117">
            <calcext:condition calcext:apply-style-name="Untitled1" calcext:value="&gt;0" calcext:base-cell-address="RED.AS117"/>
          </calcext:conditional-format>
          <calcext:conditional-format calcext:target-range-address="RED.AW117:RED.AW117">
            <calcext:condition calcext:apply-style-name="Untitled1" calcext:value="&gt;0" calcext:base-cell-address="RED.AW117"/>
          </calcext:conditional-format>
          <calcext:conditional-format calcext:target-range-address="RED.AW117:RED.AW117">
            <calcext:condition calcext:apply-style-name="Untitled1" calcext:value="&gt;0" calcext:base-cell-address="RED.AW117"/>
          </calcext:conditional-format>
          <calcext:conditional-format calcext:target-range-address="RED.AR118:RED.AR118 RED.AT118:RED.AV118">
            <calcext:condition calcext:apply-style-name="Untitled1" calcext:value="&gt;0" calcext:base-cell-address="RED.AR118"/>
          </calcext:conditional-format>
          <calcext:conditional-format calcext:target-range-address="RED.AR118:RED.AR118 RED.AX118:RED.AX118 RED.AT118:RED.AV118">
            <calcext:condition calcext:apply-style-name="Untitled1" calcext:value="&gt;0" calcext:base-cell-address="RED.AR118"/>
          </calcext:conditional-format>
          <calcext:conditional-format calcext:target-range-address="RED.AS118:RED.AS118">
            <calcext:condition calcext:apply-style-name="Untitled1" calcext:value="&gt;0" calcext:base-cell-address="RED.AS118"/>
          </calcext:conditional-format>
          <calcext:conditional-format calcext:target-range-address="RED.AS118:RED.AS118">
            <calcext:condition calcext:apply-style-name="Untitled1" calcext:value="&gt;0" calcext:base-cell-address="RED.AS118"/>
          </calcext:conditional-format>
          <calcext:conditional-format calcext:target-range-address="RED.AW118:RED.AW118">
            <calcext:condition calcext:apply-style-name="Untitled1" calcext:value="&gt;0" calcext:base-cell-address="RED.AW118"/>
          </calcext:conditional-format>
          <calcext:conditional-format calcext:target-range-address="RED.AW118:RED.AW118">
            <calcext:condition calcext:apply-style-name="Untitled1" calcext:value="&gt;0" calcext:base-cell-address="RED.AW118"/>
          </calcext:conditional-format>
          <calcext:conditional-format calcext:target-range-address="RED.AR119:RED.AR119 RED.AT119:RED.AV119">
            <calcext:condition calcext:apply-style-name="Untitled1" calcext:value="&gt;0" calcext:base-cell-address="RED.AR119"/>
          </calcext:conditional-format>
          <calcext:conditional-format calcext:target-range-address="RED.AR119:RED.AR119 RED.AX119:RED.AX119 RED.AT119:RED.AV119">
            <calcext:condition calcext:apply-style-name="Untitled1" calcext:value="&gt;0" calcext:base-cell-address="RED.AR119"/>
          </calcext:conditional-format>
          <calcext:conditional-format calcext:target-range-address="RED.AS119:RED.AS119">
            <calcext:condition calcext:apply-style-name="Untitled1" calcext:value="&gt;0" calcext:base-cell-address="RED.AS119"/>
          </calcext:conditional-format>
          <calcext:conditional-format calcext:target-range-address="RED.AS119:RED.AS119">
            <calcext:condition calcext:apply-style-name="Untitled1" calcext:value="&gt;0" calcext:base-cell-address="RED.AS119"/>
          </calcext:conditional-format>
          <calcext:conditional-format calcext:target-range-address="RED.AW119:RED.AW119">
            <calcext:condition calcext:apply-style-name="Untitled1" calcext:value="&gt;0" calcext:base-cell-address="RED.AW119"/>
          </calcext:conditional-format>
          <calcext:conditional-format calcext:target-range-address="RED.AW119:RED.AW119">
            <calcext:condition calcext:apply-style-name="Untitled1" calcext:value="&gt;0" calcext:base-cell-address="RED.AW119"/>
          </calcext:conditional-format>
          <calcext:conditional-format calcext:target-range-address="RED.AR120:RED.AR120 RED.AT120:RED.AV120">
            <calcext:condition calcext:apply-style-name="Untitled1" calcext:value="&gt;0" calcext:base-cell-address="RED.AR120"/>
          </calcext:conditional-format>
          <calcext:conditional-format calcext:target-range-address="RED.AR120:RED.AR120 RED.AX120:RED.AX120 RED.AT120:RED.AV120">
            <calcext:condition calcext:apply-style-name="Untitled1" calcext:value="&gt;0" calcext:base-cell-address="RED.AR120"/>
          </calcext:conditional-format>
          <calcext:conditional-format calcext:target-range-address="RED.AS120:RED.AS120">
            <calcext:condition calcext:apply-style-name="Untitled1" calcext:value="&gt;0" calcext:base-cell-address="RED.AS120"/>
          </calcext:conditional-format>
          <calcext:conditional-format calcext:target-range-address="RED.AS120:RED.AS120">
            <calcext:condition calcext:apply-style-name="Untitled1" calcext:value="&gt;0" calcext:base-cell-address="RED.AS120"/>
          </calcext:conditional-format>
          <calcext:conditional-format calcext:target-range-address="RED.AW120:RED.AW120">
            <calcext:condition calcext:apply-style-name="Untitled1" calcext:value="&gt;0" calcext:base-cell-address="RED.AW120"/>
          </calcext:conditional-format>
          <calcext:conditional-format calcext:target-range-address="RED.AW120:RED.AW120">
            <calcext:condition calcext:apply-style-name="Untitled1" calcext:value="&gt;0" calcext:base-cell-address="RED.AW120"/>
          </calcext:conditional-format>
          <calcext:conditional-format calcext:target-range-address="RED.AR121:RED.AR121 RED.AT121:RED.AV121">
            <calcext:condition calcext:apply-style-name="Untitled1" calcext:value="&gt;0" calcext:base-cell-address="RED.AR121"/>
          </calcext:conditional-format>
          <calcext:conditional-format calcext:target-range-address="RED.AR121:RED.AR121 RED.AX121:RED.AX121 RED.AT121:RED.AV121">
            <calcext:condition calcext:apply-style-name="Untitled1" calcext:value="&gt;0" calcext:base-cell-address="RED.AR121"/>
          </calcext:conditional-format>
          <calcext:conditional-format calcext:target-range-address="RED.AS121:RED.AS121">
            <calcext:condition calcext:apply-style-name="Untitled1" calcext:value="&gt;0" calcext:base-cell-address="RED.AS121"/>
          </calcext:conditional-format>
          <calcext:conditional-format calcext:target-range-address="RED.AS121:RED.AS121">
            <calcext:condition calcext:apply-style-name="Untitled1" calcext:value="&gt;0" calcext:base-cell-address="RED.AS121"/>
          </calcext:conditional-format>
          <calcext:conditional-format calcext:target-range-address="RED.AW121:RED.AW121">
            <calcext:condition calcext:apply-style-name="Untitled1" calcext:value="&gt;0" calcext:base-cell-address="RED.AW121"/>
          </calcext:conditional-format>
          <calcext:conditional-format calcext:target-range-address="RED.AW121:RED.AW121">
            <calcext:condition calcext:apply-style-name="Untitled1" calcext:value="&gt;0" calcext:base-cell-address="RED.AW121"/>
          </calcext:conditional-format>
          <calcext:conditional-format calcext:target-range-address="RED.AR122:RED.AR122 RED.AT122:RED.AV122">
            <calcext:condition calcext:apply-style-name="Untitled1" calcext:value="&gt;0" calcext:base-cell-address="RED.AR122"/>
          </calcext:conditional-format>
          <calcext:conditional-format calcext:target-range-address="RED.AR122:RED.AR122 RED.AX122:RED.AX122 RED.AT122:RED.AV122">
            <calcext:condition calcext:apply-style-name="Untitled1" calcext:value="&gt;0" calcext:base-cell-address="RED.AR122"/>
          </calcext:conditional-format>
          <calcext:conditional-format calcext:target-range-address="RED.AS122:RED.AS122">
            <calcext:condition calcext:apply-style-name="Untitled1" calcext:value="&gt;0" calcext:base-cell-address="RED.AS122"/>
          </calcext:conditional-format>
          <calcext:conditional-format calcext:target-range-address="RED.AS122:RED.AS122">
            <calcext:condition calcext:apply-style-name="Untitled1" calcext:value="&gt;0" calcext:base-cell-address="RED.AS122"/>
          </calcext:conditional-format>
          <calcext:conditional-format calcext:target-range-address="RED.AW122:RED.AW122">
            <calcext:condition calcext:apply-style-name="Untitled1" calcext:value="&gt;0" calcext:base-cell-address="RED.AW122"/>
          </calcext:conditional-format>
          <calcext:conditional-format calcext:target-range-address="RED.AW122:RED.AW122">
            <calcext:condition calcext:apply-style-name="Untitled1" calcext:value="&gt;0" calcext:base-cell-address="RED.AW122"/>
          </calcext:conditional-format>
          <calcext:conditional-format calcext:target-range-address="RED.AR123:RED.AR123 RED.AT123:RED.AV123">
            <calcext:condition calcext:apply-style-name="Untitled1" calcext:value="&gt;0" calcext:base-cell-address="RED.AR123"/>
          </calcext:conditional-format>
          <calcext:conditional-format calcext:target-range-address="RED.AR123:RED.AR123 RED.AX123:RED.AX123 RED.AT123:RED.AV123">
            <calcext:condition calcext:apply-style-name="Untitled1" calcext:value="&gt;0" calcext:base-cell-address="RED.AR123"/>
          </calcext:conditional-format>
          <calcext:conditional-format calcext:target-range-address="RED.AS123:RED.AS123">
            <calcext:condition calcext:apply-style-name="Untitled1" calcext:value="&gt;0" calcext:base-cell-address="RED.AS123"/>
          </calcext:conditional-format>
          <calcext:conditional-format calcext:target-range-address="RED.AS123:RED.AS123">
            <calcext:condition calcext:apply-style-name="Untitled1" calcext:value="&gt;0" calcext:base-cell-address="RED.AS123"/>
          </calcext:conditional-format>
          <calcext:conditional-format calcext:target-range-address="RED.AW123:RED.AW123">
            <calcext:condition calcext:apply-style-name="Untitled1" calcext:value="&gt;0" calcext:base-cell-address="RED.AW123"/>
          </calcext:conditional-format>
          <calcext:conditional-format calcext:target-range-address="RED.AW123:RED.AW123">
            <calcext:condition calcext:apply-style-name="Untitled1" calcext:value="&gt;0" calcext:base-cell-address="RED.AW123"/>
          </calcext:conditional-format>
          <calcext:conditional-format calcext:target-range-address="RED.AR124:RED.AR124 RED.AT124:RED.AV124">
            <calcext:condition calcext:apply-style-name="Untitled1" calcext:value="&gt;0" calcext:base-cell-address="RED.AR124"/>
          </calcext:conditional-format>
          <calcext:conditional-format calcext:target-range-address="RED.AR124:RED.AR124 RED.AX124:RED.AX124 RED.AT124:RED.AV124">
            <calcext:condition calcext:apply-style-name="Untitled1" calcext:value="&gt;0" calcext:base-cell-address="RED.AR124"/>
          </calcext:conditional-format>
          <calcext:conditional-format calcext:target-range-address="RED.AS124:RED.AS124">
            <calcext:condition calcext:apply-style-name="Untitled1" calcext:value="&gt;0" calcext:base-cell-address="RED.AS124"/>
          </calcext:conditional-format>
          <calcext:conditional-format calcext:target-range-address="RED.AS124:RED.AS124">
            <calcext:condition calcext:apply-style-name="Untitled1" calcext:value="&gt;0" calcext:base-cell-address="RED.AS124"/>
          </calcext:conditional-format>
          <calcext:conditional-format calcext:target-range-address="RED.AW124:RED.AW124">
            <calcext:condition calcext:apply-style-name="Untitled1" calcext:value="&gt;0" calcext:base-cell-address="RED.AW124"/>
          </calcext:conditional-format>
          <calcext:conditional-format calcext:target-range-address="RED.AW124:RED.AW124">
            <calcext:condition calcext:apply-style-name="Untitled1" calcext:value="&gt;0" calcext:base-cell-address="RED.AW124"/>
          </calcext:conditional-format>
          <calcext:conditional-format calcext:target-range-address="RED.AR125:RED.AR125 RED.AT125:RED.AV125">
            <calcext:condition calcext:apply-style-name="Untitled1" calcext:value="&gt;0" calcext:base-cell-address="RED.AR125"/>
          </calcext:conditional-format>
          <calcext:conditional-format calcext:target-range-address="RED.AR125:RED.AR125 RED.AX125:RED.AX125 RED.AT125:RED.AV125">
            <calcext:condition calcext:apply-style-name="Untitled1" calcext:value="&gt;0" calcext:base-cell-address="RED.AR125"/>
          </calcext:conditional-format>
          <calcext:conditional-format calcext:target-range-address="RED.AS125:RED.AS125">
            <calcext:condition calcext:apply-style-name="Untitled1" calcext:value="&gt;0" calcext:base-cell-address="RED.AS125"/>
          </calcext:conditional-format>
          <calcext:conditional-format calcext:target-range-address="RED.AS125:RED.AS125">
            <calcext:condition calcext:apply-style-name="Untitled1" calcext:value="&gt;0" calcext:base-cell-address="RED.AS125"/>
          </calcext:conditional-format>
          <calcext:conditional-format calcext:target-range-address="RED.AW125:RED.AW125">
            <calcext:condition calcext:apply-style-name="Untitled1" calcext:value="&gt;0" calcext:base-cell-address="RED.AW125"/>
          </calcext:conditional-format>
          <calcext:conditional-format calcext:target-range-address="RED.AW125:RED.AW125">
            <calcext:condition calcext:apply-style-name="Untitled1" calcext:value="&gt;0" calcext:base-cell-address="RED.AW125"/>
          </calcext:conditional-format>
          <calcext:conditional-format calcext:target-range-address="RED.AR126:RED.AR126 RED.AT126:RED.AV126">
            <calcext:condition calcext:apply-style-name="Untitled1" calcext:value="&gt;0" calcext:base-cell-address="RED.AR126"/>
          </calcext:conditional-format>
          <calcext:conditional-format calcext:target-range-address="RED.AR126:RED.AR126 RED.AX126:RED.AX126 RED.AT126:RED.AV126">
            <calcext:condition calcext:apply-style-name="Untitled1" calcext:value="&gt;0" calcext:base-cell-address="RED.AR126"/>
          </calcext:conditional-format>
          <calcext:conditional-format calcext:target-range-address="RED.AS126:RED.AS126">
            <calcext:condition calcext:apply-style-name="Untitled1" calcext:value="&gt;0" calcext:base-cell-address="RED.AS126"/>
          </calcext:conditional-format>
          <calcext:conditional-format calcext:target-range-address="RED.AS126:RED.AS126">
            <calcext:condition calcext:apply-style-name="Untitled1" calcext:value="&gt;0" calcext:base-cell-address="RED.AS126"/>
          </calcext:conditional-format>
          <calcext:conditional-format calcext:target-range-address="RED.AW126:RED.AW126">
            <calcext:condition calcext:apply-style-name="Untitled1" calcext:value="&gt;0" calcext:base-cell-address="RED.AW126"/>
          </calcext:conditional-format>
          <calcext:conditional-format calcext:target-range-address="RED.AW126:RED.AW126">
            <calcext:condition calcext:apply-style-name="Untitled1" calcext:value="&gt;0" calcext:base-cell-address="RED.AW126"/>
          </calcext:conditional-format>
          <calcext:conditional-format calcext:target-range-address="RED.AR127:RED.AR127 RED.AT127:RED.AV127">
            <calcext:condition calcext:apply-style-name="Untitled1" calcext:value="&gt;0" calcext:base-cell-address="RED.AR127"/>
          </calcext:conditional-format>
          <calcext:conditional-format calcext:target-range-address="RED.AR127:RED.AR127 RED.AX127:RED.AX127 RED.AT127:RED.AV127">
            <calcext:condition calcext:apply-style-name="Untitled1" calcext:value="&gt;0" calcext:base-cell-address="RED.AR127"/>
          </calcext:conditional-format>
          <calcext:conditional-format calcext:target-range-address="RED.AS127:RED.AS127">
            <calcext:condition calcext:apply-style-name="Untitled1" calcext:value="&gt;0" calcext:base-cell-address="RED.AS127"/>
          </calcext:conditional-format>
          <calcext:conditional-format calcext:target-range-address="RED.AS127:RED.AS127">
            <calcext:condition calcext:apply-style-name="Untitled1" calcext:value="&gt;0" calcext:base-cell-address="RED.AS127"/>
          </calcext:conditional-format>
          <calcext:conditional-format calcext:target-range-address="RED.AW127:RED.AW127">
            <calcext:condition calcext:apply-style-name="Untitled1" calcext:value="&gt;0" calcext:base-cell-address="RED.AW127"/>
          </calcext:conditional-format>
          <calcext:conditional-format calcext:target-range-address="RED.AW127:RED.AW127">
            <calcext:condition calcext:apply-style-name="Untitled1" calcext:value="&gt;0" calcext:base-cell-address="RED.AW127"/>
          </calcext:conditional-format>
          <calcext:conditional-format calcext:target-range-address="RED.AR128:RED.AR128 RED.AT128:RED.AV128">
            <calcext:condition calcext:apply-style-name="Untitled1" calcext:value="&gt;0" calcext:base-cell-address="RED.AR128"/>
          </calcext:conditional-format>
          <calcext:conditional-format calcext:target-range-address="RED.AR128:RED.AR128 RED.AX128:RED.AX128 RED.AT128:RED.AV128">
            <calcext:condition calcext:apply-style-name="Untitled1" calcext:value="&gt;0" calcext:base-cell-address="RED.AR128"/>
          </calcext:conditional-format>
          <calcext:conditional-format calcext:target-range-address="RED.AS128:RED.AS128">
            <calcext:condition calcext:apply-style-name="Untitled1" calcext:value="&gt;0" calcext:base-cell-address="RED.AS128"/>
          </calcext:conditional-format>
          <calcext:conditional-format calcext:target-range-address="RED.AS128:RED.AS128">
            <calcext:condition calcext:apply-style-name="Untitled1" calcext:value="&gt;0" calcext:base-cell-address="RED.AS128"/>
          </calcext:conditional-format>
          <calcext:conditional-format calcext:target-range-address="RED.AW128:RED.AW128">
            <calcext:condition calcext:apply-style-name="Untitled1" calcext:value="&gt;0" calcext:base-cell-address="RED.AW128"/>
          </calcext:conditional-format>
          <calcext:conditional-format calcext:target-range-address="RED.AW128:RED.AW128">
            <calcext:condition calcext:apply-style-name="Untitled1" calcext:value="&gt;0" calcext:base-cell-address="RED.AW128"/>
          </calcext:conditional-format>
          <calcext:conditional-format calcext:target-range-address="RED.AR129:RED.AR129 RED.AT129:RED.AV129">
            <calcext:condition calcext:apply-style-name="Untitled1" calcext:value="&gt;0" calcext:base-cell-address="RED.AR129"/>
          </calcext:conditional-format>
          <calcext:conditional-format calcext:target-range-address="RED.AR129:RED.AR129 RED.AX129:RED.AX129 RED.AT129:RED.AV129">
            <calcext:condition calcext:apply-style-name="Untitled1" calcext:value="&gt;0" calcext:base-cell-address="RED.AR129"/>
          </calcext:conditional-format>
          <calcext:conditional-format calcext:target-range-address="RED.AS129:RED.AS129">
            <calcext:condition calcext:apply-style-name="Untitled1" calcext:value="&gt;0" calcext:base-cell-address="RED.AS129"/>
          </calcext:conditional-format>
          <calcext:conditional-format calcext:target-range-address="RED.AS129:RED.AS129">
            <calcext:condition calcext:apply-style-name="Untitled1" calcext:value="&gt;0" calcext:base-cell-address="RED.AS129"/>
          </calcext:conditional-format>
          <calcext:conditional-format calcext:target-range-address="RED.AW129:RED.AW129">
            <calcext:condition calcext:apply-style-name="Untitled1" calcext:value="&gt;0" calcext:base-cell-address="RED.AW129"/>
          </calcext:conditional-format>
          <calcext:conditional-format calcext:target-range-address="RED.AW129:RED.AW129">
            <calcext:condition calcext:apply-style-name="Untitled1" calcext:value="&gt;0" calcext:base-cell-address="RED.AW129"/>
          </calcext:conditional-format>
          <calcext:conditional-format calcext:target-range-address="RED.AR130:RED.AR130 RED.AT130:RED.AV130">
            <calcext:condition calcext:apply-style-name="Untitled1" calcext:value="&gt;0" calcext:base-cell-address="RED.AR130"/>
          </calcext:conditional-format>
          <calcext:conditional-format calcext:target-range-address="RED.AR130:RED.AR130 RED.AX130:RED.AX130 RED.AT130:RED.AV130">
            <calcext:condition calcext:apply-style-name="Untitled1" calcext:value="&gt;0" calcext:base-cell-address="RED.AR130"/>
          </calcext:conditional-format>
          <calcext:conditional-format calcext:target-range-address="RED.AS130:RED.AS130">
            <calcext:condition calcext:apply-style-name="Untitled1" calcext:value="&gt;0" calcext:base-cell-address="RED.AS130"/>
          </calcext:conditional-format>
          <calcext:conditional-format calcext:target-range-address="RED.AS130:RED.AS130">
            <calcext:condition calcext:apply-style-name="Untitled1" calcext:value="&gt;0" calcext:base-cell-address="RED.AS130"/>
          </calcext:conditional-format>
          <calcext:conditional-format calcext:target-range-address="RED.AW130:RED.AW130">
            <calcext:condition calcext:apply-style-name="Untitled1" calcext:value="&gt;0" calcext:base-cell-address="RED.AW130"/>
          </calcext:conditional-format>
          <calcext:conditional-format calcext:target-range-address="RED.AW130:RED.AW130">
            <calcext:condition calcext:apply-style-name="Untitled1" calcext:value="&gt;0" calcext:base-cell-address="RED.AW130"/>
          </calcext:conditional-format>
          <calcext:conditional-format calcext:target-range-address="RED.AR131:RED.AR131 RED.AT131:RED.AV131">
            <calcext:condition calcext:apply-style-name="Untitled1" calcext:value="&gt;0" calcext:base-cell-address="RED.AR131"/>
          </calcext:conditional-format>
          <calcext:conditional-format calcext:target-range-address="RED.AR131:RED.AR131 RED.AX131:RED.AX131 RED.AT131:RED.AV131">
            <calcext:condition calcext:apply-style-name="Untitled1" calcext:value="&gt;0" calcext:base-cell-address="RED.AR131"/>
          </calcext:conditional-format>
          <calcext:conditional-format calcext:target-range-address="RED.AS131:RED.AS131">
            <calcext:condition calcext:apply-style-name="Untitled1" calcext:value="&gt;0" calcext:base-cell-address="RED.AS131"/>
          </calcext:conditional-format>
          <calcext:conditional-format calcext:target-range-address="RED.AS131:RED.AS131">
            <calcext:condition calcext:apply-style-name="Untitled1" calcext:value="&gt;0" calcext:base-cell-address="RED.AS131"/>
          </calcext:conditional-format>
          <calcext:conditional-format calcext:target-range-address="RED.AW131:RED.AW131">
            <calcext:condition calcext:apply-style-name="Untitled1" calcext:value="&gt;0" calcext:base-cell-address="RED.AW131"/>
          </calcext:conditional-format>
          <calcext:conditional-format calcext:target-range-address="RED.AW131:RED.AW131">
            <calcext:condition calcext:apply-style-name="Untitled1" calcext:value="&gt;0" calcext:base-cell-address="RED.AW131"/>
          </calcext:conditional-format>
          <calcext:conditional-format calcext:target-range-address="RED.AR132:RED.AR132 RED.AT132:RED.AV132">
            <calcext:condition calcext:apply-style-name="Untitled1" calcext:value="&gt;0" calcext:base-cell-address="RED.AR132"/>
          </calcext:conditional-format>
          <calcext:conditional-format calcext:target-range-address="RED.AR132:RED.AR132 RED.AX132:RED.AX132 RED.AT132:RED.AV132">
            <calcext:condition calcext:apply-style-name="Untitled1" calcext:value="&gt;0" calcext:base-cell-address="RED.AR132"/>
          </calcext:conditional-format>
          <calcext:conditional-format calcext:target-range-address="RED.AS132:RED.AS132">
            <calcext:condition calcext:apply-style-name="Untitled1" calcext:value="&gt;0" calcext:base-cell-address="RED.AS132"/>
          </calcext:conditional-format>
          <calcext:conditional-format calcext:target-range-address="RED.AS132:RED.AS132">
            <calcext:condition calcext:apply-style-name="Untitled1" calcext:value="&gt;0" calcext:base-cell-address="RED.AS132"/>
          </calcext:conditional-format>
          <calcext:conditional-format calcext:target-range-address="RED.AW132:RED.AW132">
            <calcext:condition calcext:apply-style-name="Untitled1" calcext:value="&gt;0" calcext:base-cell-address="RED.AW132"/>
          </calcext:conditional-format>
          <calcext:conditional-format calcext:target-range-address="RED.AW132:RED.AW132">
            <calcext:condition calcext:apply-style-name="Untitled1" calcext:value="&gt;0" calcext:base-cell-address="RED.AW132"/>
          </calcext:conditional-format>
          <calcext:conditional-format calcext:target-range-address="RED.AR133:RED.AR133 RED.AT133:RED.AV133">
            <calcext:condition calcext:apply-style-name="Untitled1" calcext:value="&gt;0" calcext:base-cell-address="RED.AR133"/>
          </calcext:conditional-format>
          <calcext:conditional-format calcext:target-range-address="RED.AR133:RED.AR133 RED.AX133:RED.AX133 RED.AT133:RED.AV133">
            <calcext:condition calcext:apply-style-name="Untitled1" calcext:value="&gt;0" calcext:base-cell-address="RED.AR133"/>
          </calcext:conditional-format>
          <calcext:conditional-format calcext:target-range-address="RED.AS133:RED.AS133">
            <calcext:condition calcext:apply-style-name="Untitled1" calcext:value="&gt;0" calcext:base-cell-address="RED.AS133"/>
          </calcext:conditional-format>
          <calcext:conditional-format calcext:target-range-address="RED.AS133:RED.AS133">
            <calcext:condition calcext:apply-style-name="Untitled1" calcext:value="&gt;0" calcext:base-cell-address="RED.AS133"/>
          </calcext:conditional-format>
          <calcext:conditional-format calcext:target-range-address="RED.AW133:RED.AW133">
            <calcext:condition calcext:apply-style-name="Untitled1" calcext:value="&gt;0" calcext:base-cell-address="RED.AW133"/>
          </calcext:conditional-format>
          <calcext:conditional-format calcext:target-range-address="RED.AW133:RED.AW133">
            <calcext:condition calcext:apply-style-name="Untitled1" calcext:value="&gt;0" calcext:base-cell-address="RED.AW133"/>
          </calcext:conditional-format>
          <calcext:conditional-format calcext:target-range-address="RED.AR134:RED.AR134 RED.AT134:RED.AV134">
            <calcext:condition calcext:apply-style-name="Untitled1" calcext:value="&gt;0" calcext:base-cell-address="RED.AR134"/>
          </calcext:conditional-format>
          <calcext:conditional-format calcext:target-range-address="RED.AR134:RED.AR134 RED.AX134:RED.AX134 RED.AT134:RED.AV134">
            <calcext:condition calcext:apply-style-name="Untitled1" calcext:value="&gt;0" calcext:base-cell-address="RED.AR134"/>
          </calcext:conditional-format>
          <calcext:conditional-format calcext:target-range-address="RED.AS134:RED.AS134">
            <calcext:condition calcext:apply-style-name="Untitled1" calcext:value="&gt;0" calcext:base-cell-address="RED.AS134"/>
          </calcext:conditional-format>
          <calcext:conditional-format calcext:target-range-address="RED.AS134:RED.AS134">
            <calcext:condition calcext:apply-style-name="Untitled1" calcext:value="&gt;0" calcext:base-cell-address="RED.AS134"/>
          </calcext:conditional-format>
          <calcext:conditional-format calcext:target-range-address="RED.AW134:RED.AW134">
            <calcext:condition calcext:apply-style-name="Untitled1" calcext:value="&gt;0" calcext:base-cell-address="RED.AW134"/>
          </calcext:conditional-format>
          <calcext:conditional-format calcext:target-range-address="RED.AW134:RED.AW134">
            <calcext:condition calcext:apply-style-name="Untitled1" calcext:value="&gt;0" calcext:base-cell-address="RED.AW134"/>
          </calcext:conditional-format>
          <calcext:conditional-format calcext:target-range-address="RED.AR135:RED.AR135 RED.AT135:RED.AV135">
            <calcext:condition calcext:apply-style-name="Untitled1" calcext:value="&gt;0" calcext:base-cell-address="RED.AR135"/>
          </calcext:conditional-format>
          <calcext:conditional-format calcext:target-range-address="RED.AR135:RED.AR135 RED.AX135:RED.AX135 RED.AT135:RED.AV135">
            <calcext:condition calcext:apply-style-name="Untitled1" calcext:value="&gt;0" calcext:base-cell-address="RED.AR135"/>
          </calcext:conditional-format>
          <calcext:conditional-format calcext:target-range-address="RED.AS135:RED.AS135">
            <calcext:condition calcext:apply-style-name="Untitled1" calcext:value="&gt;0" calcext:base-cell-address="RED.AS135"/>
          </calcext:conditional-format>
          <calcext:conditional-format calcext:target-range-address="RED.AS135:RED.AS135">
            <calcext:condition calcext:apply-style-name="Untitled1" calcext:value="&gt;0" calcext:base-cell-address="RED.AS135"/>
          </calcext:conditional-format>
          <calcext:conditional-format calcext:target-range-address="RED.AW135:RED.AW135">
            <calcext:condition calcext:apply-style-name="Untitled1" calcext:value="&gt;0" calcext:base-cell-address="RED.AW135"/>
          </calcext:conditional-format>
          <calcext:conditional-format calcext:target-range-address="RED.AW135:RED.AW135">
            <calcext:condition calcext:apply-style-name="Untitled1" calcext:value="&gt;0" calcext:base-cell-address="RED.AW135"/>
          </calcext:conditional-format>
          <calcext:conditional-format calcext:target-range-address="RED.AR136:RED.AR136 RED.AT136:RED.AV136">
            <calcext:condition calcext:apply-style-name="Untitled1" calcext:value="&gt;0" calcext:base-cell-address="RED.AR136"/>
          </calcext:conditional-format>
          <calcext:conditional-format calcext:target-range-address="RED.AR136:RED.AR136 RED.AX136:RED.AX136 RED.AT136:RED.AV136">
            <calcext:condition calcext:apply-style-name="Untitled1" calcext:value="&gt;0" calcext:base-cell-address="RED.AR136"/>
          </calcext:conditional-format>
          <calcext:conditional-format calcext:target-range-address="RED.AS136:RED.AS136">
            <calcext:condition calcext:apply-style-name="Untitled1" calcext:value="&gt;0" calcext:base-cell-address="RED.AS136"/>
          </calcext:conditional-format>
          <calcext:conditional-format calcext:target-range-address="RED.AS136:RED.AS136">
            <calcext:condition calcext:apply-style-name="Untitled1" calcext:value="&gt;0" calcext:base-cell-address="RED.AS136"/>
          </calcext:conditional-format>
          <calcext:conditional-format calcext:target-range-address="RED.AW136:RED.AW136">
            <calcext:condition calcext:apply-style-name="Untitled1" calcext:value="&gt;0" calcext:base-cell-address="RED.AW136"/>
          </calcext:conditional-format>
          <calcext:conditional-format calcext:target-range-address="RED.AW136:RED.AW136">
            <calcext:condition calcext:apply-style-name="Untitled1" calcext:value="&gt;0" calcext:base-cell-address="RED.AW136"/>
          </calcext:conditional-format>
          <calcext:conditional-format calcext:target-range-address="RED.AR137:RED.AR137 RED.AT137:RED.AV137">
            <calcext:condition calcext:apply-style-name="Untitled1" calcext:value="&gt;0" calcext:base-cell-address="RED.AR137"/>
          </calcext:conditional-format>
          <calcext:conditional-format calcext:target-range-address="RED.AR137:RED.AR137 RED.AX137:RED.AX137 RED.AT137:RED.AV137">
            <calcext:condition calcext:apply-style-name="Untitled1" calcext:value="&gt;0" calcext:base-cell-address="RED.AR137"/>
          </calcext:conditional-format>
          <calcext:conditional-format calcext:target-range-address="RED.AS137:RED.AS137">
            <calcext:condition calcext:apply-style-name="Untitled1" calcext:value="&gt;0" calcext:base-cell-address="RED.AS137"/>
          </calcext:conditional-format>
          <calcext:conditional-format calcext:target-range-address="RED.AS137:RED.AS137">
            <calcext:condition calcext:apply-style-name="Untitled1" calcext:value="&gt;0" calcext:base-cell-address="RED.AS137"/>
          </calcext:conditional-format>
          <calcext:conditional-format calcext:target-range-address="RED.AW137:RED.AW137">
            <calcext:condition calcext:apply-style-name="Untitled1" calcext:value="&gt;0" calcext:base-cell-address="RED.AW137"/>
          </calcext:conditional-format>
          <calcext:conditional-format calcext:target-range-address="RED.AW137:RED.AW137">
            <calcext:condition calcext:apply-style-name="Untitled1" calcext:value="&gt;0" calcext:base-cell-address="RED.AW137"/>
          </calcext:conditional-format>
          <calcext:conditional-format calcext:target-range-address="RED.AR138:RED.AR138 RED.AT138:RED.AV138">
            <calcext:condition calcext:apply-style-name="Untitled1" calcext:value="&gt;0" calcext:base-cell-address="RED.AR138"/>
          </calcext:conditional-format>
          <calcext:conditional-format calcext:target-range-address="RED.AR138:RED.AR138 RED.AX138:RED.AX138 RED.AT138:RED.AV138">
            <calcext:condition calcext:apply-style-name="Untitled1" calcext:value="&gt;0" calcext:base-cell-address="RED.AR138"/>
          </calcext:conditional-format>
          <calcext:conditional-format calcext:target-range-address="RED.AS138:RED.AS138">
            <calcext:condition calcext:apply-style-name="Untitled1" calcext:value="&gt;0" calcext:base-cell-address="RED.AS138"/>
          </calcext:conditional-format>
          <calcext:conditional-format calcext:target-range-address="RED.AS138:RED.AS138">
            <calcext:condition calcext:apply-style-name="Untitled1" calcext:value="&gt;0" calcext:base-cell-address="RED.AS138"/>
          </calcext:conditional-format>
          <calcext:conditional-format calcext:target-range-address="RED.AW138:RED.AW138">
            <calcext:condition calcext:apply-style-name="Untitled1" calcext:value="&gt;0" calcext:base-cell-address="RED.AW138"/>
          </calcext:conditional-format>
          <calcext:conditional-format calcext:target-range-address="RED.AW138:RED.AW138">
            <calcext:condition calcext:apply-style-name="Untitled1" calcext:value="&gt;0" calcext:base-cell-address="RED.AW138"/>
          </calcext:conditional-format>
          <calcext:conditional-format calcext:target-range-address="RED.AR139:RED.AR139 RED.AT139:RED.AV139">
            <calcext:condition calcext:apply-style-name="Untitled1" calcext:value="&gt;0" calcext:base-cell-address="RED.AR139"/>
          </calcext:conditional-format>
          <calcext:conditional-format calcext:target-range-address="RED.AR139:RED.AR139 RED.AX139:RED.AX139 RED.AT139:RED.AV139">
            <calcext:condition calcext:apply-style-name="Untitled1" calcext:value="&gt;0" calcext:base-cell-address="RED.AR139"/>
          </calcext:conditional-format>
          <calcext:conditional-format calcext:target-range-address="RED.AS139:RED.AS139">
            <calcext:condition calcext:apply-style-name="Untitled1" calcext:value="&gt;0" calcext:base-cell-address="RED.AS139"/>
          </calcext:conditional-format>
          <calcext:conditional-format calcext:target-range-address="RED.AS139:RED.AS139">
            <calcext:condition calcext:apply-style-name="Untitled1" calcext:value="&gt;0" calcext:base-cell-address="RED.AS139"/>
          </calcext:conditional-format>
          <calcext:conditional-format calcext:target-range-address="RED.AW139:RED.AW139">
            <calcext:condition calcext:apply-style-name="Untitled1" calcext:value="&gt;0" calcext:base-cell-address="RED.AW139"/>
          </calcext:conditional-format>
          <calcext:conditional-format calcext:target-range-address="RED.AW139:RED.AW139">
            <calcext:condition calcext:apply-style-name="Untitled1" calcext:value="&gt;0" calcext:base-cell-address="RED.AW139"/>
          </calcext:conditional-format>
          <calcext:conditional-format calcext:target-range-address="RED.AR140:RED.AR140 RED.AT140:RED.AV140">
            <calcext:condition calcext:apply-style-name="Untitled1" calcext:value="&gt;0" calcext:base-cell-address="RED.AR140"/>
          </calcext:conditional-format>
          <calcext:conditional-format calcext:target-range-address="RED.AR140:RED.AR140 RED.AX140:RED.AX140 RED.AT140:RED.AV140">
            <calcext:condition calcext:apply-style-name="Untitled1" calcext:value="&gt;0" calcext:base-cell-address="RED.AR140"/>
          </calcext:conditional-format>
          <calcext:conditional-format calcext:target-range-address="RED.AS140:RED.AS140">
            <calcext:condition calcext:apply-style-name="Untitled1" calcext:value="&gt;0" calcext:base-cell-address="RED.AS140"/>
          </calcext:conditional-format>
          <calcext:conditional-format calcext:target-range-address="RED.AS140:RED.AS140">
            <calcext:condition calcext:apply-style-name="Untitled1" calcext:value="&gt;0" calcext:base-cell-address="RED.AS140"/>
          </calcext:conditional-format>
          <calcext:conditional-format calcext:target-range-address="RED.AW140:RED.AW140">
            <calcext:condition calcext:apply-style-name="Untitled1" calcext:value="&gt;0" calcext:base-cell-address="RED.AW140"/>
          </calcext:conditional-format>
          <calcext:conditional-format calcext:target-range-address="RED.AW140:RED.AW140">
            <calcext:condition calcext:apply-style-name="Untitled1" calcext:value="&gt;0" calcext:base-cell-address="RED.AW140"/>
          </calcext:conditional-format>
          <calcext:conditional-format calcext:target-range-address="RED.AR141:RED.AR141 RED.AT141:RED.AV141">
            <calcext:condition calcext:apply-style-name="Untitled1" calcext:value="&gt;0" calcext:base-cell-address="RED.AR141"/>
          </calcext:conditional-format>
          <calcext:conditional-format calcext:target-range-address="RED.AR141:RED.AR141 RED.AX141:RED.AX141 RED.AT141:RED.AV141">
            <calcext:condition calcext:apply-style-name="Untitled1" calcext:value="&gt;0" calcext:base-cell-address="RED.AR141"/>
          </calcext:conditional-format>
          <calcext:conditional-format calcext:target-range-address="RED.AS141:RED.AS141">
            <calcext:condition calcext:apply-style-name="Untitled1" calcext:value="&gt;0" calcext:base-cell-address="RED.AS141"/>
          </calcext:conditional-format>
          <calcext:conditional-format calcext:target-range-address="RED.AS141:RED.AS141">
            <calcext:condition calcext:apply-style-name="Untitled1" calcext:value="&gt;0" calcext:base-cell-address="RED.AS141"/>
          </calcext:conditional-format>
          <calcext:conditional-format calcext:target-range-address="RED.AW141:RED.AW141">
            <calcext:condition calcext:apply-style-name="Untitled1" calcext:value="&gt;0" calcext:base-cell-address="RED.AW141"/>
          </calcext:conditional-format>
          <calcext:conditional-format calcext:target-range-address="RED.AW141:RED.AW141">
            <calcext:condition calcext:apply-style-name="Untitled1" calcext:value="&gt;0" calcext:base-cell-address="RED.AW141"/>
          </calcext:conditional-format>
          <calcext:conditional-format calcext:target-range-address="RED.AR142:RED.AR142 RED.AT142:RED.AV142">
            <calcext:condition calcext:apply-style-name="Untitled1" calcext:value="&gt;0" calcext:base-cell-address="RED.AR142"/>
          </calcext:conditional-format>
          <calcext:conditional-format calcext:target-range-address="RED.AR142:RED.AR142 RED.AX142:RED.AX142 RED.AT142:RED.AV142">
            <calcext:condition calcext:apply-style-name="Untitled1" calcext:value="&gt;0" calcext:base-cell-address="RED.AR142"/>
          </calcext:conditional-format>
          <calcext:conditional-format calcext:target-range-address="RED.AS142:RED.AS142">
            <calcext:condition calcext:apply-style-name="Untitled1" calcext:value="&gt;0" calcext:base-cell-address="RED.AS142"/>
          </calcext:conditional-format>
          <calcext:conditional-format calcext:target-range-address="RED.AS142:RED.AS142">
            <calcext:condition calcext:apply-style-name="Untitled1" calcext:value="&gt;0" calcext:base-cell-address="RED.AS142"/>
          </calcext:conditional-format>
          <calcext:conditional-format calcext:target-range-address="RED.AW142:RED.AW142">
            <calcext:condition calcext:apply-style-name="Untitled1" calcext:value="&gt;0" calcext:base-cell-address="RED.AW142"/>
          </calcext:conditional-format>
          <calcext:conditional-format calcext:target-range-address="RED.AW142:RED.AW142">
            <calcext:condition calcext:apply-style-name="Untitled1" calcext:value="&gt;0" calcext:base-cell-address="RED.AW142"/>
          </calcext:conditional-format>
          <calcext:conditional-format calcext:target-range-address="RED.AR143:RED.AR143 RED.AT143:RED.AV143">
            <calcext:condition calcext:apply-style-name="Untitled1" calcext:value="&gt;0" calcext:base-cell-address="RED.AR143"/>
          </calcext:conditional-format>
          <calcext:conditional-format calcext:target-range-address="RED.AR143:RED.AR143 RED.AX143:RED.AX143 RED.AT143:RED.AV143">
            <calcext:condition calcext:apply-style-name="Untitled1" calcext:value="&gt;0" calcext:base-cell-address="RED.AR143"/>
          </calcext:conditional-format>
          <calcext:conditional-format calcext:target-range-address="RED.AS143:RED.AS143">
            <calcext:condition calcext:apply-style-name="Untitled1" calcext:value="&gt;0" calcext:base-cell-address="RED.AS143"/>
          </calcext:conditional-format>
          <calcext:conditional-format calcext:target-range-address="RED.AS143:RED.AS143">
            <calcext:condition calcext:apply-style-name="Untitled1" calcext:value="&gt;0" calcext:base-cell-address="RED.AS143"/>
          </calcext:conditional-format>
          <calcext:conditional-format calcext:target-range-address="RED.AW143:RED.AW143">
            <calcext:condition calcext:apply-style-name="Untitled1" calcext:value="&gt;0" calcext:base-cell-address="RED.AW143"/>
          </calcext:conditional-format>
          <calcext:conditional-format calcext:target-range-address="RED.AW143:RED.AW143">
            <calcext:condition calcext:apply-style-name="Untitled1" calcext:value="&gt;0" calcext:base-cell-address="RED.AW143"/>
          </calcext:conditional-format>
          <calcext:conditional-format calcext:target-range-address="RED.AR144:RED.AR144 RED.AT144:RED.AV144">
            <calcext:condition calcext:apply-style-name="Untitled1" calcext:value="&gt;0" calcext:base-cell-address="RED.AR144"/>
          </calcext:conditional-format>
          <calcext:conditional-format calcext:target-range-address="RED.AR144:RED.AR144 RED.AX144:RED.AX144 RED.AT144:RED.AV144">
            <calcext:condition calcext:apply-style-name="Untitled1" calcext:value="&gt;0" calcext:base-cell-address="RED.AR144"/>
          </calcext:conditional-format>
          <calcext:conditional-format calcext:target-range-address="RED.AS144:RED.AS144">
            <calcext:condition calcext:apply-style-name="Untitled1" calcext:value="&gt;0" calcext:base-cell-address="RED.AS144"/>
          </calcext:conditional-format>
          <calcext:conditional-format calcext:target-range-address="RED.AS144:RED.AS144">
            <calcext:condition calcext:apply-style-name="Untitled1" calcext:value="&gt;0" calcext:base-cell-address="RED.AS144"/>
          </calcext:conditional-format>
          <calcext:conditional-format calcext:target-range-address="RED.AW144:RED.AW144">
            <calcext:condition calcext:apply-style-name="Untitled1" calcext:value="&gt;0" calcext:base-cell-address="RED.AW144"/>
          </calcext:conditional-format>
          <calcext:conditional-format calcext:target-range-address="RED.AW144:RED.AW144">
            <calcext:condition calcext:apply-style-name="Untitled1" calcext:value="&gt;0" calcext:base-cell-address="RED.AW144"/>
          </calcext:conditional-format>
          <calcext:conditional-format calcext:target-range-address="RED.AR145:RED.AR145 RED.AT145:RED.AV145">
            <calcext:condition calcext:apply-style-name="Untitled1" calcext:value="&gt;0" calcext:base-cell-address="RED.AR145"/>
          </calcext:conditional-format>
          <calcext:conditional-format calcext:target-range-address="RED.AR145:RED.AR145 RED.AX145:RED.AX145 RED.AT145:RED.AV145">
            <calcext:condition calcext:apply-style-name="Untitled1" calcext:value="&gt;0" calcext:base-cell-address="RED.AR145"/>
          </calcext:conditional-format>
          <calcext:conditional-format calcext:target-range-address="RED.AS145:RED.AS145">
            <calcext:condition calcext:apply-style-name="Untitled1" calcext:value="&gt;0" calcext:base-cell-address="RED.AS145"/>
          </calcext:conditional-format>
          <calcext:conditional-format calcext:target-range-address="RED.AS145:RED.AS145">
            <calcext:condition calcext:apply-style-name="Untitled1" calcext:value="&gt;0" calcext:base-cell-address="RED.AS145"/>
          </calcext:conditional-format>
          <calcext:conditional-format calcext:target-range-address="RED.AW145:RED.AW145">
            <calcext:condition calcext:apply-style-name="Untitled1" calcext:value="&gt;0" calcext:base-cell-address="RED.AW145"/>
          </calcext:conditional-format>
          <calcext:conditional-format calcext:target-range-address="RED.AW145:RED.AW145">
            <calcext:condition calcext:apply-style-name="Untitled1" calcext:value="&gt;0" calcext:base-cell-address="RED.AW145"/>
          </calcext:conditional-format>
          <calcext:conditional-format calcext:target-range-address="RED.AR146:RED.AR146 RED.AT146:RED.AV146">
            <calcext:condition calcext:apply-style-name="Untitled1" calcext:value="&gt;0" calcext:base-cell-address="RED.AR146"/>
          </calcext:conditional-format>
          <calcext:conditional-format calcext:target-range-address="RED.AR146:RED.AR146 RED.AX146:RED.AX146 RED.AT146:RED.AV146">
            <calcext:condition calcext:apply-style-name="Untitled1" calcext:value="&gt;0" calcext:base-cell-address="RED.AR146"/>
          </calcext:conditional-format>
          <calcext:conditional-format calcext:target-range-address="RED.AS146:RED.AS146">
            <calcext:condition calcext:apply-style-name="Untitled1" calcext:value="&gt;0" calcext:base-cell-address="RED.AS146"/>
          </calcext:conditional-format>
          <calcext:conditional-format calcext:target-range-address="RED.AS146:RED.AS146">
            <calcext:condition calcext:apply-style-name="Untitled1" calcext:value="&gt;0" calcext:base-cell-address="RED.AS146"/>
          </calcext:conditional-format>
          <calcext:conditional-format calcext:target-range-address="RED.AW146:RED.AW146">
            <calcext:condition calcext:apply-style-name="Untitled1" calcext:value="&gt;0" calcext:base-cell-address="RED.AW146"/>
          </calcext:conditional-format>
          <calcext:conditional-format calcext:target-range-address="RED.AW146:RED.AW146">
            <calcext:condition calcext:apply-style-name="Untitled1" calcext:value="&gt;0" calcext:base-cell-address="RED.AW146"/>
          </calcext:conditional-format>
          <calcext:conditional-format calcext:target-range-address="RED.AR147:RED.AR147 RED.AT147:RED.AV147">
            <calcext:condition calcext:apply-style-name="Untitled1" calcext:value="&gt;0" calcext:base-cell-address="RED.AR147"/>
          </calcext:conditional-format>
          <calcext:conditional-format calcext:target-range-address="RED.AR147:RED.AR147 RED.AX147:RED.AX147 RED.AT147:RED.AV147">
            <calcext:condition calcext:apply-style-name="Untitled1" calcext:value="&gt;0" calcext:base-cell-address="RED.AR147"/>
          </calcext:conditional-format>
          <calcext:conditional-format calcext:target-range-address="RED.AS147:RED.AS147">
            <calcext:condition calcext:apply-style-name="Untitled1" calcext:value="&gt;0" calcext:base-cell-address="RED.AS147"/>
          </calcext:conditional-format>
          <calcext:conditional-format calcext:target-range-address="RED.AS147:RED.AS147">
            <calcext:condition calcext:apply-style-name="Untitled1" calcext:value="&gt;0" calcext:base-cell-address="RED.AS147"/>
          </calcext:conditional-format>
          <calcext:conditional-format calcext:target-range-address="RED.AW147:RED.AW147">
            <calcext:condition calcext:apply-style-name="Untitled1" calcext:value="&gt;0" calcext:base-cell-address="RED.AW147"/>
          </calcext:conditional-format>
          <calcext:conditional-format calcext:target-range-address="RED.AW147:RED.AW147">
            <calcext:condition calcext:apply-style-name="Untitled1" calcext:value="&gt;0" calcext:base-cell-address="RED.AW147"/>
          </calcext:conditional-format>
          <calcext:conditional-format calcext:target-range-address="RED.AR148:RED.AR148 RED.AT148:RED.AV148">
            <calcext:condition calcext:apply-style-name="Untitled1" calcext:value="&gt;0" calcext:base-cell-address="RED.AR148"/>
          </calcext:conditional-format>
          <calcext:conditional-format calcext:target-range-address="RED.AR148:RED.AR148 RED.AX148:RED.AX148 RED.AT148:RED.AV148">
            <calcext:condition calcext:apply-style-name="Untitled1" calcext:value="&gt;0" calcext:base-cell-address="RED.AR148"/>
          </calcext:conditional-format>
          <calcext:conditional-format calcext:target-range-address="RED.AS148:RED.AS148">
            <calcext:condition calcext:apply-style-name="Untitled1" calcext:value="&gt;0" calcext:base-cell-address="RED.AS148"/>
          </calcext:conditional-format>
          <calcext:conditional-format calcext:target-range-address="RED.AS148:RED.AS148">
            <calcext:condition calcext:apply-style-name="Untitled1" calcext:value="&gt;0" calcext:base-cell-address="RED.AS148"/>
          </calcext:conditional-format>
          <calcext:conditional-format calcext:target-range-address="RED.AW148:RED.AW148">
            <calcext:condition calcext:apply-style-name="Untitled1" calcext:value="&gt;0" calcext:base-cell-address="RED.AW148"/>
          </calcext:conditional-format>
          <calcext:conditional-format calcext:target-range-address="RED.AW148:RED.AW148">
            <calcext:condition calcext:apply-style-name="Untitled1" calcext:value="&gt;0" calcext:base-cell-address="RED.AW148"/>
          </calcext:conditional-format>
          <calcext:conditional-format calcext:target-range-address="RED.AR149:RED.AR149 RED.AT149:RED.AV149">
            <calcext:condition calcext:apply-style-name="Untitled1" calcext:value="&gt;0" calcext:base-cell-address="RED.AR149"/>
          </calcext:conditional-format>
          <calcext:conditional-format calcext:target-range-address="RED.AR149:RED.AR149 RED.AX149:RED.AX149 RED.AT149:RED.AV149">
            <calcext:condition calcext:apply-style-name="Untitled1" calcext:value="&gt;0" calcext:base-cell-address="RED.AR149"/>
          </calcext:conditional-format>
          <calcext:conditional-format calcext:target-range-address="RED.AS149:RED.AS149">
            <calcext:condition calcext:apply-style-name="Untitled1" calcext:value="&gt;0" calcext:base-cell-address="RED.AS149"/>
          </calcext:conditional-format>
          <calcext:conditional-format calcext:target-range-address="RED.AS149:RED.AS149">
            <calcext:condition calcext:apply-style-name="Untitled1" calcext:value="&gt;0" calcext:base-cell-address="RED.AS149"/>
          </calcext:conditional-format>
          <calcext:conditional-format calcext:target-range-address="RED.AW149:RED.AW149">
            <calcext:condition calcext:apply-style-name="Untitled1" calcext:value="&gt;0" calcext:base-cell-address="RED.AW149"/>
          </calcext:conditional-format>
          <calcext:conditional-format calcext:target-range-address="RED.AW149:RED.AW149">
            <calcext:condition calcext:apply-style-name="Untitled1" calcext:value="&gt;0" calcext:base-cell-address="RED.AW149"/>
          </calcext:conditional-format>
          <calcext:conditional-format calcext:target-range-address="RED.AR150:RED.AR150 RED.AT150:RED.AV150">
            <calcext:condition calcext:apply-style-name="Untitled1" calcext:value="&gt;0" calcext:base-cell-address="RED.AR150"/>
          </calcext:conditional-format>
          <calcext:conditional-format calcext:target-range-address="RED.AR150:RED.AR150 RED.AX150:RED.AX150 RED.AT150:RED.AV150">
            <calcext:condition calcext:apply-style-name="Untitled1" calcext:value="&gt;0" calcext:base-cell-address="RED.AR150"/>
          </calcext:conditional-format>
          <calcext:conditional-format calcext:target-range-address="RED.AS150:RED.AS150">
            <calcext:condition calcext:apply-style-name="Untitled1" calcext:value="&gt;0" calcext:base-cell-address="RED.AS150"/>
          </calcext:conditional-format>
          <calcext:conditional-format calcext:target-range-address="RED.AS150:RED.AS150">
            <calcext:condition calcext:apply-style-name="Untitled1" calcext:value="&gt;0" calcext:base-cell-address="RED.AS150"/>
          </calcext:conditional-format>
          <calcext:conditional-format calcext:target-range-address="RED.AW150:RED.AW150">
            <calcext:condition calcext:apply-style-name="Untitled1" calcext:value="&gt;0" calcext:base-cell-address="RED.AW150"/>
          </calcext:conditional-format>
          <calcext:conditional-format calcext:target-range-address="RED.AW150:RED.AW150">
            <calcext:condition calcext:apply-style-name="Untitled1" calcext:value="&gt;0" calcext:base-cell-address="RED.AW150"/>
          </calcext:conditional-format>
          <calcext:conditional-format calcext:target-range-address="RED.AR151:RED.AR151 RED.AT151:RED.AV151">
            <calcext:condition calcext:apply-style-name="Untitled1" calcext:value="&gt;0" calcext:base-cell-address="RED.AR151"/>
          </calcext:conditional-format>
          <calcext:conditional-format calcext:target-range-address="RED.AR151:RED.AR151 RED.AX151:RED.AX151 RED.AT151:RED.AV151">
            <calcext:condition calcext:apply-style-name="Untitled1" calcext:value="&gt;0" calcext:base-cell-address="RED.AR151"/>
          </calcext:conditional-format>
          <calcext:conditional-format calcext:target-range-address="RED.AS151:RED.AS151">
            <calcext:condition calcext:apply-style-name="Untitled1" calcext:value="&gt;0" calcext:base-cell-address="RED.AS151"/>
          </calcext:conditional-format>
          <calcext:conditional-format calcext:target-range-address="RED.AS151:RED.AS151">
            <calcext:condition calcext:apply-style-name="Untitled1" calcext:value="&gt;0" calcext:base-cell-address="RED.AS151"/>
          </calcext:conditional-format>
          <calcext:conditional-format calcext:target-range-address="RED.AW151:RED.AW151">
            <calcext:condition calcext:apply-style-name="Untitled1" calcext:value="&gt;0" calcext:base-cell-address="RED.AW151"/>
          </calcext:conditional-format>
          <calcext:conditional-format calcext:target-range-address="RED.AW151:RED.AW151">
            <calcext:condition calcext:apply-style-name="Untitled1" calcext:value="&gt;0" calcext:base-cell-address="RED.AW151"/>
          </calcext:conditional-format>
          <calcext:conditional-format calcext:target-range-address="RED.AR152:RED.AR152 RED.AT152:RED.AV152">
            <calcext:condition calcext:apply-style-name="Untitled1" calcext:value="&gt;0" calcext:base-cell-address="RED.AR152"/>
          </calcext:conditional-format>
          <calcext:conditional-format calcext:target-range-address="RED.AR152:RED.AR152 RED.AX152:RED.AX152 RED.AT152:RED.AV152">
            <calcext:condition calcext:apply-style-name="Untitled1" calcext:value="&gt;0" calcext:base-cell-address="RED.AR152"/>
          </calcext:conditional-format>
          <calcext:conditional-format calcext:target-range-address="RED.AS152:RED.AS152">
            <calcext:condition calcext:apply-style-name="Untitled1" calcext:value="&gt;0" calcext:base-cell-address="RED.AS152"/>
          </calcext:conditional-format>
          <calcext:conditional-format calcext:target-range-address="RED.AS152:RED.AS152">
            <calcext:condition calcext:apply-style-name="Untitled1" calcext:value="&gt;0" calcext:base-cell-address="RED.AS152"/>
          </calcext:conditional-format>
          <calcext:conditional-format calcext:target-range-address="RED.AW152:RED.AW152">
            <calcext:condition calcext:apply-style-name="Untitled1" calcext:value="&gt;0" calcext:base-cell-address="RED.AW152"/>
          </calcext:conditional-format>
          <calcext:conditional-format calcext:target-range-address="RED.AW152:RED.AW152">
            <calcext:condition calcext:apply-style-name="Untitled1" calcext:value="&gt;0" calcext:base-cell-address="RED.AW152"/>
          </calcext:conditional-format>
          <calcext:conditional-format calcext:target-range-address="RED.AR153:RED.AR153 RED.AT153:RED.AV153">
            <calcext:condition calcext:apply-style-name="Untitled1" calcext:value="&gt;0" calcext:base-cell-address="RED.AR153"/>
          </calcext:conditional-format>
          <calcext:conditional-format calcext:target-range-address="RED.AR153:RED.AR153 RED.AX153:RED.AX153 RED.AT153:RED.AV153">
            <calcext:condition calcext:apply-style-name="Untitled1" calcext:value="&gt;0" calcext:base-cell-address="RED.AR153"/>
          </calcext:conditional-format>
          <calcext:conditional-format calcext:target-range-address="RED.AS153:RED.AS153">
            <calcext:condition calcext:apply-style-name="Untitled1" calcext:value="&gt;0" calcext:base-cell-address="RED.AS153"/>
          </calcext:conditional-format>
          <calcext:conditional-format calcext:target-range-address="RED.AS153:RED.AS153">
            <calcext:condition calcext:apply-style-name="Untitled1" calcext:value="&gt;0" calcext:base-cell-address="RED.AS153"/>
          </calcext:conditional-format>
          <calcext:conditional-format calcext:target-range-address="RED.AW153:RED.AW153">
            <calcext:condition calcext:apply-style-name="Untitled1" calcext:value="&gt;0" calcext:base-cell-address="RED.AW153"/>
          </calcext:conditional-format>
          <calcext:conditional-format calcext:target-range-address="RED.AW153:RED.AW153">
            <calcext:condition calcext:apply-style-name="Untitled1" calcext:value="&gt;0" calcext:base-cell-address="RED.AW153"/>
          </calcext:conditional-format>
          <calcext:conditional-format calcext:target-range-address="RED.AR154:RED.AR154 RED.AT154:RED.AV154">
            <calcext:condition calcext:apply-style-name="Untitled1" calcext:value="&gt;0" calcext:base-cell-address="RED.AR154"/>
          </calcext:conditional-format>
          <calcext:conditional-format calcext:target-range-address="RED.AR154:RED.AR154 RED.AX154:RED.AX154 RED.AT154:RED.AV154">
            <calcext:condition calcext:apply-style-name="Untitled1" calcext:value="&gt;0" calcext:base-cell-address="RED.AR154"/>
          </calcext:conditional-format>
          <calcext:conditional-format calcext:target-range-address="RED.AS154:RED.AS154">
            <calcext:condition calcext:apply-style-name="Untitled1" calcext:value="&gt;0" calcext:base-cell-address="RED.AS154"/>
          </calcext:conditional-format>
          <calcext:conditional-format calcext:target-range-address="RED.AS154:RED.AS154">
            <calcext:condition calcext:apply-style-name="Untitled1" calcext:value="&gt;0" calcext:base-cell-address="RED.AS154"/>
          </calcext:conditional-format>
          <calcext:conditional-format calcext:target-range-address="RED.AW154:RED.AW154">
            <calcext:condition calcext:apply-style-name="Untitled1" calcext:value="&gt;0" calcext:base-cell-address="RED.AW154"/>
          </calcext:conditional-format>
          <calcext:conditional-format calcext:target-range-address="RED.AW154:RED.AW154">
            <calcext:condition calcext:apply-style-name="Untitled1" calcext:value="&gt;0" calcext:base-cell-address="RED.AW154"/>
          </calcext:conditional-format>
          <calcext:conditional-format calcext:target-range-address="RED.AR155:RED.AR155 RED.AT155:RED.AV155">
            <calcext:condition calcext:apply-style-name="Untitled1" calcext:value="&gt;0" calcext:base-cell-address="RED.AR155"/>
          </calcext:conditional-format>
          <calcext:conditional-format calcext:target-range-address="RED.AR155:RED.AR155 RED.AX155:RED.AX155 RED.AT155:RED.AV155">
            <calcext:condition calcext:apply-style-name="Untitled1" calcext:value="&gt;0" calcext:base-cell-address="RED.AR155"/>
          </calcext:conditional-format>
          <calcext:conditional-format calcext:target-range-address="RED.AS155:RED.AS155">
            <calcext:condition calcext:apply-style-name="Untitled1" calcext:value="&gt;0" calcext:base-cell-address="RED.AS155"/>
          </calcext:conditional-format>
          <calcext:conditional-format calcext:target-range-address="RED.AS155:RED.AS155">
            <calcext:condition calcext:apply-style-name="Untitled1" calcext:value="&gt;0" calcext:base-cell-address="RED.AS155"/>
          </calcext:conditional-format>
          <calcext:conditional-format calcext:target-range-address="RED.AW155:RED.AW155">
            <calcext:condition calcext:apply-style-name="Untitled1" calcext:value="&gt;0" calcext:base-cell-address="RED.AW155"/>
          </calcext:conditional-format>
          <calcext:conditional-format calcext:target-range-address="RED.AW155:RED.AW155">
            <calcext:condition calcext:apply-style-name="Untitled1" calcext:value="&gt;0" calcext:base-cell-address="RED.AW155"/>
          </calcext:conditional-format>
          <calcext:conditional-format calcext:target-range-address="RED.AR156:RED.AR156 RED.AT156:RED.AV156">
            <calcext:condition calcext:apply-style-name="Untitled1" calcext:value="&gt;0" calcext:base-cell-address="RED.AR156"/>
          </calcext:conditional-format>
          <calcext:conditional-format calcext:target-range-address="RED.AR156:RED.AR156 RED.AX156:RED.AX156 RED.AT156:RED.AV156">
            <calcext:condition calcext:apply-style-name="Untitled1" calcext:value="&gt;0" calcext:base-cell-address="RED.AR156"/>
          </calcext:conditional-format>
          <calcext:conditional-format calcext:target-range-address="RED.AS156:RED.AS156">
            <calcext:condition calcext:apply-style-name="Untitled1" calcext:value="&gt;0" calcext:base-cell-address="RED.AS156"/>
          </calcext:conditional-format>
          <calcext:conditional-format calcext:target-range-address="RED.AS156:RED.AS156">
            <calcext:condition calcext:apply-style-name="Untitled1" calcext:value="&gt;0" calcext:base-cell-address="RED.AS156"/>
          </calcext:conditional-format>
          <calcext:conditional-format calcext:target-range-address="RED.AW156:RED.AW156">
            <calcext:condition calcext:apply-style-name="Untitled1" calcext:value="&gt;0" calcext:base-cell-address="RED.AW156"/>
          </calcext:conditional-format>
          <calcext:conditional-format calcext:target-range-address="RED.AW156:RED.AW156">
            <calcext:condition calcext:apply-style-name="Untitled1" calcext:value="&gt;0" calcext:base-cell-address="RED.AW156"/>
          </calcext:conditional-format>
          <calcext:conditional-format calcext:target-range-address="RED.AR157:RED.AR157 RED.AT157:RED.AV157">
            <calcext:condition calcext:apply-style-name="Untitled1" calcext:value="&gt;0" calcext:base-cell-address="RED.AR157"/>
          </calcext:conditional-format>
          <calcext:conditional-format calcext:target-range-address="RED.AR157:RED.AR157 RED.AX157:RED.AX157 RED.AT157:RED.AV157">
            <calcext:condition calcext:apply-style-name="Untitled1" calcext:value="&gt;0" calcext:base-cell-address="RED.AR157"/>
          </calcext:conditional-format>
          <calcext:conditional-format calcext:target-range-address="RED.AS157:RED.AS157">
            <calcext:condition calcext:apply-style-name="Untitled1" calcext:value="&gt;0" calcext:base-cell-address="RED.AS157"/>
          </calcext:conditional-format>
          <calcext:conditional-format calcext:target-range-address="RED.AS157:RED.AS157">
            <calcext:condition calcext:apply-style-name="Untitled1" calcext:value="&gt;0" calcext:base-cell-address="RED.AS157"/>
          </calcext:conditional-format>
          <calcext:conditional-format calcext:target-range-address="RED.AW157:RED.AW157">
            <calcext:condition calcext:apply-style-name="Untitled1" calcext:value="&gt;0" calcext:base-cell-address="RED.AW157"/>
          </calcext:conditional-format>
          <calcext:conditional-format calcext:target-range-address="RED.AW157:RED.AW157">
            <calcext:condition calcext:apply-style-name="Untitled1" calcext:value="&gt;0" calcext:base-cell-address="RED.AW157"/>
          </calcext:conditional-format>
          <calcext:conditional-format calcext:target-range-address="RED.AR158:RED.AR158 RED.AT158:RED.AV158">
            <calcext:condition calcext:apply-style-name="Untitled1" calcext:value="&gt;0" calcext:base-cell-address="RED.AR158"/>
          </calcext:conditional-format>
          <calcext:conditional-format calcext:target-range-address="RED.AR158:RED.AR158 RED.AX158:RED.AX158 RED.AT158:RED.AV158">
            <calcext:condition calcext:apply-style-name="Untitled1" calcext:value="&gt;0" calcext:base-cell-address="RED.AR158"/>
          </calcext:conditional-format>
          <calcext:conditional-format calcext:target-range-address="RED.AS158:RED.AS158">
            <calcext:condition calcext:apply-style-name="Untitled1" calcext:value="&gt;0" calcext:base-cell-address="RED.AS158"/>
          </calcext:conditional-format>
          <calcext:conditional-format calcext:target-range-address="RED.AS158:RED.AS158">
            <calcext:condition calcext:apply-style-name="Untitled1" calcext:value="&gt;0" calcext:base-cell-address="RED.AS158"/>
          </calcext:conditional-format>
          <calcext:conditional-format calcext:target-range-address="RED.AW158:RED.AW158">
            <calcext:condition calcext:apply-style-name="Untitled1" calcext:value="&gt;0" calcext:base-cell-address="RED.AW158"/>
          </calcext:conditional-format>
          <calcext:conditional-format calcext:target-range-address="RED.AW158:RED.AW158">
            <calcext:condition calcext:apply-style-name="Untitled1" calcext:value="&gt;0" calcext:base-cell-address="RED.AW158"/>
          </calcext:conditional-format>
          <calcext:conditional-format calcext:target-range-address="RED.AR159:RED.AR159 RED.AT159:RED.AV159">
            <calcext:condition calcext:apply-style-name="Untitled1" calcext:value="&gt;0" calcext:base-cell-address="RED.AR159"/>
          </calcext:conditional-format>
          <calcext:conditional-format calcext:target-range-address="RED.AR159:RED.AR159 RED.AX159:RED.AX159 RED.AT159:RED.AV159">
            <calcext:condition calcext:apply-style-name="Untitled1" calcext:value="&gt;0" calcext:base-cell-address="RED.AR159"/>
          </calcext:conditional-format>
          <calcext:conditional-format calcext:target-range-address="RED.AS159:RED.AS159">
            <calcext:condition calcext:apply-style-name="Untitled1" calcext:value="&gt;0" calcext:base-cell-address="RED.AS159"/>
          </calcext:conditional-format>
          <calcext:conditional-format calcext:target-range-address="RED.AS159:RED.AS159">
            <calcext:condition calcext:apply-style-name="Untitled1" calcext:value="&gt;0" calcext:base-cell-address="RED.AS159"/>
          </calcext:conditional-format>
          <calcext:conditional-format calcext:target-range-address="RED.AW159:RED.AW159">
            <calcext:condition calcext:apply-style-name="Untitled1" calcext:value="&gt;0" calcext:base-cell-address="RED.AW159"/>
          </calcext:conditional-format>
          <calcext:conditional-format calcext:target-range-address="RED.AW159:RED.AW159">
            <calcext:condition calcext:apply-style-name="Untitled1" calcext:value="&gt;0" calcext:base-cell-address="RED.AW159"/>
          </calcext:conditional-format>
          <calcext:conditional-format calcext:target-range-address="RED.AR160:RED.AR160 RED.AT160:RED.AV160">
            <calcext:condition calcext:apply-style-name="Untitled1" calcext:value="&gt;0" calcext:base-cell-address="RED.AR160"/>
          </calcext:conditional-format>
          <calcext:conditional-format calcext:target-range-address="RED.AR160:RED.AR160 RED.AX160:RED.AX160 RED.AT160:RED.AV160">
            <calcext:condition calcext:apply-style-name="Untitled1" calcext:value="&gt;0" calcext:base-cell-address="RED.AR160"/>
          </calcext:conditional-format>
          <calcext:conditional-format calcext:target-range-address="RED.AS160:RED.AS160">
            <calcext:condition calcext:apply-style-name="Untitled1" calcext:value="&gt;0" calcext:base-cell-address="RED.AS160"/>
          </calcext:conditional-format>
          <calcext:conditional-format calcext:target-range-address="RED.AS160:RED.AS160">
            <calcext:condition calcext:apply-style-name="Untitled1" calcext:value="&gt;0" calcext:base-cell-address="RED.AS160"/>
          </calcext:conditional-format>
          <calcext:conditional-format calcext:target-range-address="RED.AW160:RED.AW160">
            <calcext:condition calcext:apply-style-name="Untitled1" calcext:value="&gt;0" calcext:base-cell-address="RED.AW160"/>
          </calcext:conditional-format>
          <calcext:conditional-format calcext:target-range-address="RED.AW160:RED.AW160">
            <calcext:condition calcext:apply-style-name="Untitled1" calcext:value="&gt;0" calcext:base-cell-address="RED.AW160"/>
          </calcext:conditional-format>
          <calcext:conditional-format calcext:target-range-address="RED.AR161:RED.AR161 RED.AT161:RED.AV161">
            <calcext:condition calcext:apply-style-name="Untitled1" calcext:value="&gt;0" calcext:base-cell-address="RED.AR161"/>
          </calcext:conditional-format>
          <calcext:conditional-format calcext:target-range-address="RED.AR161:RED.AR161 RED.AX161:RED.AX161 RED.AT161:RED.AV161">
            <calcext:condition calcext:apply-style-name="Untitled1" calcext:value="&gt;0" calcext:base-cell-address="RED.AR161"/>
          </calcext:conditional-format>
          <calcext:conditional-format calcext:target-range-address="RED.AS161:RED.AS161">
            <calcext:condition calcext:apply-style-name="Untitled1" calcext:value="&gt;0" calcext:base-cell-address="RED.AS161"/>
          </calcext:conditional-format>
          <calcext:conditional-format calcext:target-range-address="RED.AS161:RED.AS161">
            <calcext:condition calcext:apply-style-name="Untitled1" calcext:value="&gt;0" calcext:base-cell-address="RED.AS161"/>
          </calcext:conditional-format>
          <calcext:conditional-format calcext:target-range-address="RED.AW161:RED.AW161">
            <calcext:condition calcext:apply-style-name="Untitled1" calcext:value="&gt;0" calcext:base-cell-address="RED.AW161"/>
          </calcext:conditional-format>
          <calcext:conditional-format calcext:target-range-address="RED.AW161:RED.AW161">
            <calcext:condition calcext:apply-style-name="Untitled1" calcext:value="&gt;0" calcext:base-cell-address="RED.AW161"/>
          </calcext:conditional-format>
          <calcext:conditional-format calcext:target-range-address="RED.AR162:RED.AR162 RED.AT162:RED.AV162">
            <calcext:condition calcext:apply-style-name="Untitled1" calcext:value="&gt;0" calcext:base-cell-address="RED.AR162"/>
          </calcext:conditional-format>
          <calcext:conditional-format calcext:target-range-address="RED.AR162:RED.AR162 RED.AX162:RED.AX162 RED.AT162:RED.AV162">
            <calcext:condition calcext:apply-style-name="Untitled1" calcext:value="&gt;0" calcext:base-cell-address="RED.AR162"/>
          </calcext:conditional-format>
          <calcext:conditional-format calcext:target-range-address="RED.AS162:RED.AS162">
            <calcext:condition calcext:apply-style-name="Untitled1" calcext:value="&gt;0" calcext:base-cell-address="RED.AS162"/>
          </calcext:conditional-format>
          <calcext:conditional-format calcext:target-range-address="RED.AS162:RED.AS162">
            <calcext:condition calcext:apply-style-name="Untitled1" calcext:value="&gt;0" calcext:base-cell-address="RED.AS162"/>
          </calcext:conditional-format>
          <calcext:conditional-format calcext:target-range-address="RED.AW162:RED.AW162">
            <calcext:condition calcext:apply-style-name="Untitled1" calcext:value="&gt;0" calcext:base-cell-address="RED.AW162"/>
          </calcext:conditional-format>
          <calcext:conditional-format calcext:target-range-address="RED.AW162:RED.AW162">
            <calcext:condition calcext:apply-style-name="Untitled1" calcext:value="&gt;0" calcext:base-cell-address="RED.AW162"/>
          </calcext:conditional-format>
          <calcext:conditional-format calcext:target-range-address="RED.AR163:RED.AR163 RED.AT163:RED.AV163">
            <calcext:condition calcext:apply-style-name="Untitled1" calcext:value="&gt;0" calcext:base-cell-address="RED.AR163"/>
          </calcext:conditional-format>
          <calcext:conditional-format calcext:target-range-address="RED.AR163:RED.AR163 RED.AX163:RED.AX163 RED.AT163:RED.AV163">
            <calcext:condition calcext:apply-style-name="Untitled1" calcext:value="&gt;0" calcext:base-cell-address="RED.AR163"/>
          </calcext:conditional-format>
          <calcext:conditional-format calcext:target-range-address="RED.AS163:RED.AS163">
            <calcext:condition calcext:apply-style-name="Untitled1" calcext:value="&gt;0" calcext:base-cell-address="RED.AS163"/>
          </calcext:conditional-format>
          <calcext:conditional-format calcext:target-range-address="RED.AS163:RED.AS163">
            <calcext:condition calcext:apply-style-name="Untitled1" calcext:value="&gt;0" calcext:base-cell-address="RED.AS163"/>
          </calcext:conditional-format>
          <calcext:conditional-format calcext:target-range-address="RED.AW163:RED.AW163">
            <calcext:condition calcext:apply-style-name="Untitled1" calcext:value="&gt;0" calcext:base-cell-address="RED.AW163"/>
          </calcext:conditional-format>
          <calcext:conditional-format calcext:target-range-address="RED.AW163:RED.AW163">
            <calcext:condition calcext:apply-style-name="Untitled1" calcext:value="&gt;0" calcext:base-cell-address="RED.AW163"/>
          </calcext:conditional-format>
          <calcext:conditional-format calcext:target-range-address="RED.AR164:RED.AR164 RED.AT164:RED.AV164">
            <calcext:condition calcext:apply-style-name="Untitled1" calcext:value="&gt;0" calcext:base-cell-address="RED.AR164"/>
          </calcext:conditional-format>
          <calcext:conditional-format calcext:target-range-address="RED.AR164:RED.AR164 RED.AX164:RED.AX164 RED.AT164:RED.AV164">
            <calcext:condition calcext:apply-style-name="Untitled1" calcext:value="&gt;0" calcext:base-cell-address="RED.AR164"/>
          </calcext:conditional-format>
          <calcext:conditional-format calcext:target-range-address="RED.AS164:RED.AS164">
            <calcext:condition calcext:apply-style-name="Untitled1" calcext:value="&gt;0" calcext:base-cell-address="RED.AS164"/>
          </calcext:conditional-format>
          <calcext:conditional-format calcext:target-range-address="RED.AS164:RED.AS164">
            <calcext:condition calcext:apply-style-name="Untitled1" calcext:value="&gt;0" calcext:base-cell-address="RED.AS164"/>
          </calcext:conditional-format>
          <calcext:conditional-format calcext:target-range-address="RED.AW164:RED.AW164">
            <calcext:condition calcext:apply-style-name="Untitled1" calcext:value="&gt;0" calcext:base-cell-address="RED.AW164"/>
          </calcext:conditional-format>
          <calcext:conditional-format calcext:target-range-address="RED.AW164:RED.AW164">
            <calcext:condition calcext:apply-style-name="Untitled1" calcext:value="&gt;0" calcext:base-cell-address="RED.AW164"/>
          </calcext:conditional-format>
          <calcext:conditional-format calcext:target-range-address="RED.AR165:RED.AR165 RED.AT165:RED.AV165">
            <calcext:condition calcext:apply-style-name="Untitled1" calcext:value="&gt;0" calcext:base-cell-address="RED.AR165"/>
          </calcext:conditional-format>
          <calcext:conditional-format calcext:target-range-address="RED.AR165:RED.AR165 RED.AX165:RED.AX165 RED.AT165:RED.AV165">
            <calcext:condition calcext:apply-style-name="Untitled1" calcext:value="&gt;0" calcext:base-cell-address="RED.AR165"/>
          </calcext:conditional-format>
          <calcext:conditional-format calcext:target-range-address="RED.AS165:RED.AS165">
            <calcext:condition calcext:apply-style-name="Untitled1" calcext:value="&gt;0" calcext:base-cell-address="RED.AS165"/>
          </calcext:conditional-format>
          <calcext:conditional-format calcext:target-range-address="RED.AS165:RED.AS165">
            <calcext:condition calcext:apply-style-name="Untitled1" calcext:value="&gt;0" calcext:base-cell-address="RED.AS165"/>
          </calcext:conditional-format>
          <calcext:conditional-format calcext:target-range-address="RED.AW165:RED.AW165">
            <calcext:condition calcext:apply-style-name="Untitled1" calcext:value="&gt;0" calcext:base-cell-address="RED.AW165"/>
          </calcext:conditional-format>
          <calcext:conditional-format calcext:target-range-address="RED.AW165:RED.AW165">
            <calcext:condition calcext:apply-style-name="Untitled1" calcext:value="&gt;0" calcext:base-cell-address="RED.AW165"/>
          </calcext:conditional-format>
          <calcext:conditional-format calcext:target-range-address="RED.AR166:RED.AR166 RED.AT166:RED.AV166">
            <calcext:condition calcext:apply-style-name="Untitled1" calcext:value="&gt;0" calcext:base-cell-address="RED.AR166"/>
          </calcext:conditional-format>
          <calcext:conditional-format calcext:target-range-address="RED.AR166:RED.AR166 RED.AX166:RED.AX166 RED.AT166:RED.AV166">
            <calcext:condition calcext:apply-style-name="Untitled1" calcext:value="&gt;0" calcext:base-cell-address="RED.AR166"/>
          </calcext:conditional-format>
          <calcext:conditional-format calcext:target-range-address="RED.AS166:RED.AS166">
            <calcext:condition calcext:apply-style-name="Untitled1" calcext:value="&gt;0" calcext:base-cell-address="RED.AS166"/>
          </calcext:conditional-format>
          <calcext:conditional-format calcext:target-range-address="RED.AS166:RED.AS166">
            <calcext:condition calcext:apply-style-name="Untitled1" calcext:value="&gt;0" calcext:base-cell-address="RED.AS166"/>
          </calcext:conditional-format>
          <calcext:conditional-format calcext:target-range-address="RED.AW166:RED.AW166">
            <calcext:condition calcext:apply-style-name="Untitled1" calcext:value="&gt;0" calcext:base-cell-address="RED.AW166"/>
          </calcext:conditional-format>
          <calcext:conditional-format calcext:target-range-address="RED.AW166:RED.AW166">
            <calcext:condition calcext:apply-style-name="Untitled1" calcext:value="&gt;0" calcext:base-cell-address="RED.AW166"/>
          </calcext:conditional-format>
          <calcext:conditional-format calcext:target-range-address="RED.AR167:RED.AR167 RED.AT167:RED.AV167">
            <calcext:condition calcext:apply-style-name="Untitled1" calcext:value="&gt;0" calcext:base-cell-address="RED.AR167"/>
          </calcext:conditional-format>
          <calcext:conditional-format calcext:target-range-address="RED.AR167:RED.AR167 RED.AX167:RED.AX167 RED.AT167:RED.AV167">
            <calcext:condition calcext:apply-style-name="Untitled1" calcext:value="&gt;0" calcext:base-cell-address="RED.AR167"/>
          </calcext:conditional-format>
          <calcext:conditional-format calcext:target-range-address="RED.AS167:RED.AS167">
            <calcext:condition calcext:apply-style-name="Untitled1" calcext:value="&gt;0" calcext:base-cell-address="RED.AS167"/>
          </calcext:conditional-format>
          <calcext:conditional-format calcext:target-range-address="RED.AS167:RED.AS167">
            <calcext:condition calcext:apply-style-name="Untitled1" calcext:value="&gt;0" calcext:base-cell-address="RED.AS167"/>
          </calcext:conditional-format>
          <calcext:conditional-format calcext:target-range-address="RED.AW167:RED.AW167">
            <calcext:condition calcext:apply-style-name="Untitled1" calcext:value="&gt;0" calcext:base-cell-address="RED.AW167"/>
          </calcext:conditional-format>
          <calcext:conditional-format calcext:target-range-address="RED.AW167:RED.AW167">
            <calcext:condition calcext:apply-style-name="Untitled1" calcext:value="&gt;0" calcext:base-cell-address="RED.AW167"/>
          </calcext:conditional-format>
          <calcext:conditional-format calcext:target-range-address="RED.AR168:RED.AR168 RED.AT168:RED.AV168">
            <calcext:condition calcext:apply-style-name="Untitled1" calcext:value="&gt;0" calcext:base-cell-address="RED.AR168"/>
          </calcext:conditional-format>
          <calcext:conditional-format calcext:target-range-address="RED.AR168:RED.AR168 RED.AX168:RED.AX168 RED.AT168:RED.AV168">
            <calcext:condition calcext:apply-style-name="Untitled1" calcext:value="&gt;0" calcext:base-cell-address="RED.AR168"/>
          </calcext:conditional-format>
          <calcext:conditional-format calcext:target-range-address="RED.AS168:RED.AS168">
            <calcext:condition calcext:apply-style-name="Untitled1" calcext:value="&gt;0" calcext:base-cell-address="RED.AS168"/>
          </calcext:conditional-format>
          <calcext:conditional-format calcext:target-range-address="RED.AS168:RED.AS168">
            <calcext:condition calcext:apply-style-name="Untitled1" calcext:value="&gt;0" calcext:base-cell-address="RED.AS168"/>
          </calcext:conditional-format>
          <calcext:conditional-format calcext:target-range-address="RED.AW168:RED.AW168">
            <calcext:condition calcext:apply-style-name="Untitled1" calcext:value="&gt;0" calcext:base-cell-address="RED.AW168"/>
          </calcext:conditional-format>
          <calcext:conditional-format calcext:target-range-address="RED.AW168:RED.AW168">
            <calcext:condition calcext:apply-style-name="Untitled1" calcext:value="&gt;0" calcext:base-cell-address="RED.AW168"/>
          </calcext:conditional-format>
          <calcext:conditional-format calcext:target-range-address="RED.AR169:RED.AR169 RED.AT169:RED.AV169">
            <calcext:condition calcext:apply-style-name="Untitled1" calcext:value="&gt;0" calcext:base-cell-address="RED.AR169"/>
          </calcext:conditional-format>
          <calcext:conditional-format calcext:target-range-address="RED.AR169:RED.AR169 RED.AX169:RED.AX169 RED.AT169:RED.AV169">
            <calcext:condition calcext:apply-style-name="Untitled1" calcext:value="&gt;0" calcext:base-cell-address="RED.AR169"/>
          </calcext:conditional-format>
          <calcext:conditional-format calcext:target-range-address="RED.AS169:RED.AS169">
            <calcext:condition calcext:apply-style-name="Untitled1" calcext:value="&gt;0" calcext:base-cell-address="RED.AS169"/>
          </calcext:conditional-format>
          <calcext:conditional-format calcext:target-range-address="RED.AS169:RED.AS169">
            <calcext:condition calcext:apply-style-name="Untitled1" calcext:value="&gt;0" calcext:base-cell-address="RED.AS169"/>
          </calcext:conditional-format>
          <calcext:conditional-format calcext:target-range-address="RED.AW169:RED.AW169">
            <calcext:condition calcext:apply-style-name="Untitled1" calcext:value="&gt;0" calcext:base-cell-address="RED.AW169"/>
          </calcext:conditional-format>
          <calcext:conditional-format calcext:target-range-address="RED.AW169:RED.AW169">
            <calcext:condition calcext:apply-style-name="Untitled1" calcext:value="&gt;0" calcext:base-cell-address="RED.AW169"/>
          </calcext:conditional-format>
          <calcext:conditional-format calcext:target-range-address="RED.AR170:RED.AR170 RED.AT170:RED.AV170">
            <calcext:condition calcext:apply-style-name="Untitled1" calcext:value="&gt;0" calcext:base-cell-address="RED.AR170"/>
          </calcext:conditional-format>
          <calcext:conditional-format calcext:target-range-address="RED.AR170:RED.AR170 RED.AX170:RED.AX170 RED.AT170:RED.AV170">
            <calcext:condition calcext:apply-style-name="Untitled1" calcext:value="&gt;0" calcext:base-cell-address="RED.AR170"/>
          </calcext:conditional-format>
          <calcext:conditional-format calcext:target-range-address="RED.AS170:RED.AS170">
            <calcext:condition calcext:apply-style-name="Untitled1" calcext:value="&gt;0" calcext:base-cell-address="RED.AS170"/>
          </calcext:conditional-format>
          <calcext:conditional-format calcext:target-range-address="RED.AS170:RED.AS170">
            <calcext:condition calcext:apply-style-name="Untitled1" calcext:value="&gt;0" calcext:base-cell-address="RED.AS170"/>
          </calcext:conditional-format>
          <calcext:conditional-format calcext:target-range-address="RED.AW170:RED.AW170">
            <calcext:condition calcext:apply-style-name="Untitled1" calcext:value="&gt;0" calcext:base-cell-address="RED.AW170"/>
          </calcext:conditional-format>
          <calcext:conditional-format calcext:target-range-address="RED.AW170:RED.AW170">
            <calcext:condition calcext:apply-style-name="Untitled1" calcext:value="&gt;0" calcext:base-cell-address="RED.AW170"/>
          </calcext:conditional-format>
          <calcext:conditional-format calcext:target-range-address="RED.AR171:RED.AR171 RED.AT171:RED.AV171">
            <calcext:condition calcext:apply-style-name="Untitled1" calcext:value="&gt;0" calcext:base-cell-address="RED.AR171"/>
          </calcext:conditional-format>
          <calcext:conditional-format calcext:target-range-address="RED.AR171:RED.AR171 RED.AX171:RED.AX171 RED.AT171:RED.AV171">
            <calcext:condition calcext:apply-style-name="Untitled1" calcext:value="&gt;0" calcext:base-cell-address="RED.AR171"/>
          </calcext:conditional-format>
          <calcext:conditional-format calcext:target-range-address="RED.AS171:RED.AS171">
            <calcext:condition calcext:apply-style-name="Untitled1" calcext:value="&gt;0" calcext:base-cell-address="RED.AS171"/>
          </calcext:conditional-format>
          <calcext:conditional-format calcext:target-range-address="RED.AS171:RED.AS171">
            <calcext:condition calcext:apply-style-name="Untitled1" calcext:value="&gt;0" calcext:base-cell-address="RED.AS171"/>
          </calcext:conditional-format>
          <calcext:conditional-format calcext:target-range-address="RED.AW171:RED.AW171">
            <calcext:condition calcext:apply-style-name="Untitled1" calcext:value="&gt;0" calcext:base-cell-address="RED.AW171"/>
          </calcext:conditional-format>
          <calcext:conditional-format calcext:target-range-address="RED.AW171:RED.AW171">
            <calcext:condition calcext:apply-style-name="Untitled1" calcext:value="&gt;0" calcext:base-cell-address="RED.AW171"/>
          </calcext:conditional-format>
          <calcext:conditional-format calcext:target-range-address="RED.AR172:RED.AR172 RED.AT172:RED.AV172">
            <calcext:condition calcext:apply-style-name="Untitled1" calcext:value="&gt;0" calcext:base-cell-address="RED.AR172"/>
          </calcext:conditional-format>
          <calcext:conditional-format calcext:target-range-address="RED.AR172:RED.AR172 RED.AX172:RED.AX172 RED.AT172:RED.AV172">
            <calcext:condition calcext:apply-style-name="Untitled1" calcext:value="&gt;0" calcext:base-cell-address="RED.AR172"/>
          </calcext:conditional-format>
          <calcext:conditional-format calcext:target-range-address="RED.AS172:RED.AS172">
            <calcext:condition calcext:apply-style-name="Untitled1" calcext:value="&gt;0" calcext:base-cell-address="RED.AS172"/>
          </calcext:conditional-format>
          <calcext:conditional-format calcext:target-range-address="RED.AS172:RED.AS172">
            <calcext:condition calcext:apply-style-name="Untitled1" calcext:value="&gt;0" calcext:base-cell-address="RED.AS172"/>
          </calcext:conditional-format>
          <calcext:conditional-format calcext:target-range-address="RED.AW172:RED.AW172">
            <calcext:condition calcext:apply-style-name="Untitled1" calcext:value="&gt;0" calcext:base-cell-address="RED.AW172"/>
          </calcext:conditional-format>
          <calcext:conditional-format calcext:target-range-address="RED.AW172:RED.AW172">
            <calcext:condition calcext:apply-style-name="Untitled1" calcext:value="&gt;0" calcext:base-cell-address="RED.AW172"/>
          </calcext:conditional-format>
          <calcext:conditional-format calcext:target-range-address="RED.AR173:RED.AR173 RED.AT173:RED.AV173">
            <calcext:condition calcext:apply-style-name="Untitled1" calcext:value="&gt;0" calcext:base-cell-address="RED.AR173"/>
          </calcext:conditional-format>
          <calcext:conditional-format calcext:target-range-address="RED.AR173:RED.AR173 RED.AX173:RED.AX173 RED.AT173:RED.AV173">
            <calcext:condition calcext:apply-style-name="Untitled1" calcext:value="&gt;0" calcext:base-cell-address="RED.AR173"/>
          </calcext:conditional-format>
          <calcext:conditional-format calcext:target-range-address="RED.AS173:RED.AS173">
            <calcext:condition calcext:apply-style-name="Untitled1" calcext:value="&gt;0" calcext:base-cell-address="RED.AS173"/>
          </calcext:conditional-format>
          <calcext:conditional-format calcext:target-range-address="RED.AS173:RED.AS173">
            <calcext:condition calcext:apply-style-name="Untitled1" calcext:value="&gt;0" calcext:base-cell-address="RED.AS173"/>
          </calcext:conditional-format>
          <calcext:conditional-format calcext:target-range-address="RED.AW173:RED.AW173">
            <calcext:condition calcext:apply-style-name="Untitled1" calcext:value="&gt;0" calcext:base-cell-address="RED.AW173"/>
          </calcext:conditional-format>
          <calcext:conditional-format calcext:target-range-address="RED.AW173:RED.AW173">
            <calcext:condition calcext:apply-style-name="Untitled1" calcext:value="&gt;0" calcext:base-cell-address="RED.AW173"/>
          </calcext:conditional-format>
          <calcext:conditional-format calcext:target-range-address="RED.AR174:RED.AR174 RED.AT174:RED.AV174">
            <calcext:condition calcext:apply-style-name="Untitled1" calcext:value="&gt;0" calcext:base-cell-address="RED.AR174"/>
          </calcext:conditional-format>
          <calcext:conditional-format calcext:target-range-address="RED.AR174:RED.AR174 RED.AX174:RED.AX174 RED.AT174:RED.AV174">
            <calcext:condition calcext:apply-style-name="Untitled1" calcext:value="&gt;0" calcext:base-cell-address="RED.AR174"/>
          </calcext:conditional-format>
          <calcext:conditional-format calcext:target-range-address="RED.AS174:RED.AS174">
            <calcext:condition calcext:apply-style-name="Untitled1" calcext:value="&gt;0" calcext:base-cell-address="RED.AS174"/>
          </calcext:conditional-format>
          <calcext:conditional-format calcext:target-range-address="RED.AS174:RED.AS174">
            <calcext:condition calcext:apply-style-name="Untitled1" calcext:value="&gt;0" calcext:base-cell-address="RED.AS174"/>
          </calcext:conditional-format>
          <calcext:conditional-format calcext:target-range-address="RED.AW174:RED.AW174">
            <calcext:condition calcext:apply-style-name="Untitled1" calcext:value="&gt;0" calcext:base-cell-address="RED.AW174"/>
          </calcext:conditional-format>
          <calcext:conditional-format calcext:target-range-address="RED.AW174:RED.AW174">
            <calcext:condition calcext:apply-style-name="Untitled1" calcext:value="&gt;0" calcext:base-cell-address="RED.AW174"/>
          </calcext:conditional-format>
          <calcext:conditional-format calcext:target-range-address="RED.AR175:RED.AR175 RED.AT175:RED.AV175">
            <calcext:condition calcext:apply-style-name="Untitled1" calcext:value="&gt;0" calcext:base-cell-address="RED.AR175"/>
          </calcext:conditional-format>
          <calcext:conditional-format calcext:target-range-address="RED.AR175:RED.AR175 RED.AX175:RED.AX175 RED.AT175:RED.AV175">
            <calcext:condition calcext:apply-style-name="Untitled1" calcext:value="&gt;0" calcext:base-cell-address="RED.AR175"/>
          </calcext:conditional-format>
          <calcext:conditional-format calcext:target-range-address="RED.AS175:RED.AS175">
            <calcext:condition calcext:apply-style-name="Untitled1" calcext:value="&gt;0" calcext:base-cell-address="RED.AS175"/>
          </calcext:conditional-format>
          <calcext:conditional-format calcext:target-range-address="RED.AS175:RED.AS175">
            <calcext:condition calcext:apply-style-name="Untitled1" calcext:value="&gt;0" calcext:base-cell-address="RED.AS175"/>
          </calcext:conditional-format>
          <calcext:conditional-format calcext:target-range-address="RED.AW175:RED.AW175">
            <calcext:condition calcext:apply-style-name="Untitled1" calcext:value="&gt;0" calcext:base-cell-address="RED.AW175"/>
          </calcext:conditional-format>
          <calcext:conditional-format calcext:target-range-address="RED.AW175:RED.AW175">
            <calcext:condition calcext:apply-style-name="Untitled1" calcext:value="&gt;0" calcext:base-cell-address="RED.AW175"/>
          </calcext:conditional-format>
          <calcext:conditional-format calcext:target-range-address="RED.AR176:RED.AR176 RED.AT176:RED.AV176">
            <calcext:condition calcext:apply-style-name="Untitled1" calcext:value="&gt;0" calcext:base-cell-address="RED.AR176"/>
          </calcext:conditional-format>
          <calcext:conditional-format calcext:target-range-address="RED.AR176:RED.AR176 RED.AX176:RED.AX176 RED.AT176:RED.AV176">
            <calcext:condition calcext:apply-style-name="Untitled1" calcext:value="&gt;0" calcext:base-cell-address="RED.AR176"/>
          </calcext:conditional-format>
          <calcext:conditional-format calcext:target-range-address="RED.AS176:RED.AS176">
            <calcext:condition calcext:apply-style-name="Untitled1" calcext:value="&gt;0" calcext:base-cell-address="RED.AS176"/>
          </calcext:conditional-format>
          <calcext:conditional-format calcext:target-range-address="RED.AS176:RED.AS176">
            <calcext:condition calcext:apply-style-name="Untitled1" calcext:value="&gt;0" calcext:base-cell-address="RED.AS176"/>
          </calcext:conditional-format>
          <calcext:conditional-format calcext:target-range-address="RED.AW176:RED.AW176">
            <calcext:condition calcext:apply-style-name="Untitled1" calcext:value="&gt;0" calcext:base-cell-address="RED.AW176"/>
          </calcext:conditional-format>
          <calcext:conditional-format calcext:target-range-address="RED.AW176:RED.AW176">
            <calcext:condition calcext:apply-style-name="Untitled1" calcext:value="&gt;0" calcext:base-cell-address="RED.AW176"/>
          </calcext:conditional-format>
          <calcext:conditional-format calcext:target-range-address="RED.AR177:RED.AR177 RED.AT177:RED.AV177">
            <calcext:condition calcext:apply-style-name="Untitled1" calcext:value="&gt;0" calcext:base-cell-address="RED.AR177"/>
          </calcext:conditional-format>
          <calcext:conditional-format calcext:target-range-address="RED.AR177:RED.AR177 RED.AX177:RED.AX177 RED.AT177:RED.AV177">
            <calcext:condition calcext:apply-style-name="Untitled1" calcext:value="&gt;0" calcext:base-cell-address="RED.AR177"/>
          </calcext:conditional-format>
          <calcext:conditional-format calcext:target-range-address="RED.AS177:RED.AS177">
            <calcext:condition calcext:apply-style-name="Untitled1" calcext:value="&gt;0" calcext:base-cell-address="RED.AS177"/>
          </calcext:conditional-format>
          <calcext:conditional-format calcext:target-range-address="RED.AS177:RED.AS177">
            <calcext:condition calcext:apply-style-name="Untitled1" calcext:value="&gt;0" calcext:base-cell-address="RED.AS177"/>
          </calcext:conditional-format>
          <calcext:conditional-format calcext:target-range-address="RED.AW177:RED.AW177">
            <calcext:condition calcext:apply-style-name="Untitled1" calcext:value="&gt;0" calcext:base-cell-address="RED.AW177"/>
          </calcext:conditional-format>
          <calcext:conditional-format calcext:target-range-address="RED.AW177:RED.AW177">
            <calcext:condition calcext:apply-style-name="Untitled1" calcext:value="&gt;0" calcext:base-cell-address="RED.AW177"/>
          </calcext:conditional-format>
          <calcext:conditional-format calcext:target-range-address="RED.AR178:RED.AR178 RED.AT178:RED.AV178">
            <calcext:condition calcext:apply-style-name="Untitled1" calcext:value="&gt;0" calcext:base-cell-address="RED.AR178"/>
          </calcext:conditional-format>
          <calcext:conditional-format calcext:target-range-address="RED.AR178:RED.AR178 RED.AX178:RED.AX178 RED.AT178:RED.AV178">
            <calcext:condition calcext:apply-style-name="Untitled1" calcext:value="&gt;0" calcext:base-cell-address="RED.AR178"/>
          </calcext:conditional-format>
          <calcext:conditional-format calcext:target-range-address="RED.AS178:RED.AS178">
            <calcext:condition calcext:apply-style-name="Untitled1" calcext:value="&gt;0" calcext:base-cell-address="RED.AS178"/>
          </calcext:conditional-format>
          <calcext:conditional-format calcext:target-range-address="RED.AS178:RED.AS178">
            <calcext:condition calcext:apply-style-name="Untitled1" calcext:value="&gt;0" calcext:base-cell-address="RED.AS178"/>
          </calcext:conditional-format>
          <calcext:conditional-format calcext:target-range-address="RED.AW178:RED.AW178">
            <calcext:condition calcext:apply-style-name="Untitled1" calcext:value="&gt;0" calcext:base-cell-address="RED.AW178"/>
          </calcext:conditional-format>
          <calcext:conditional-format calcext:target-range-address="RED.AW178:RED.AW178">
            <calcext:condition calcext:apply-style-name="Untitled1" calcext:value="&gt;0" calcext:base-cell-address="RED.AW178"/>
          </calcext:conditional-format>
          <calcext:conditional-format calcext:target-range-address="RED.AR179:RED.AR179 RED.AT179:RED.AV179">
            <calcext:condition calcext:apply-style-name="Untitled1" calcext:value="&gt;0" calcext:base-cell-address="RED.AR179"/>
          </calcext:conditional-format>
          <calcext:conditional-format calcext:target-range-address="RED.AR179:RED.AR179 RED.AX179:RED.AX179 RED.AT179:RED.AV179">
            <calcext:condition calcext:apply-style-name="Untitled1" calcext:value="&gt;0" calcext:base-cell-address="RED.AR179"/>
          </calcext:conditional-format>
          <calcext:conditional-format calcext:target-range-address="RED.AS179:RED.AS179">
            <calcext:condition calcext:apply-style-name="Untitled1" calcext:value="&gt;0" calcext:base-cell-address="RED.AS179"/>
          </calcext:conditional-format>
          <calcext:conditional-format calcext:target-range-address="RED.AS179:RED.AS179">
            <calcext:condition calcext:apply-style-name="Untitled1" calcext:value="&gt;0" calcext:base-cell-address="RED.AS179"/>
          </calcext:conditional-format>
          <calcext:conditional-format calcext:target-range-address="RED.AW179:RED.AW179">
            <calcext:condition calcext:apply-style-name="Untitled1" calcext:value="&gt;0" calcext:base-cell-address="RED.AW179"/>
          </calcext:conditional-format>
          <calcext:conditional-format calcext:target-range-address="RED.AW179:RED.AW179">
            <calcext:condition calcext:apply-style-name="Untitled1" calcext:value="&gt;0" calcext:base-cell-address="RED.AW179"/>
          </calcext:conditional-format>
          <calcext:conditional-format calcext:target-range-address="RED.AR180:RED.AR180 RED.AT180:RED.AV180">
            <calcext:condition calcext:apply-style-name="Untitled1" calcext:value="&gt;0" calcext:base-cell-address="RED.AR180"/>
          </calcext:conditional-format>
          <calcext:conditional-format calcext:target-range-address="RED.AR180:RED.AR180 RED.AX180:RED.AX180 RED.AT180:RED.AV180">
            <calcext:condition calcext:apply-style-name="Untitled1" calcext:value="&gt;0" calcext:base-cell-address="RED.AR180"/>
          </calcext:conditional-format>
          <calcext:conditional-format calcext:target-range-address="RED.AS180:RED.AS180">
            <calcext:condition calcext:apply-style-name="Untitled1" calcext:value="&gt;0" calcext:base-cell-address="RED.AS180"/>
          </calcext:conditional-format>
          <calcext:conditional-format calcext:target-range-address="RED.AS180:RED.AS180">
            <calcext:condition calcext:apply-style-name="Untitled1" calcext:value="&gt;0" calcext:base-cell-address="RED.AS180"/>
          </calcext:conditional-format>
          <calcext:conditional-format calcext:target-range-address="RED.AW180:RED.AW180">
            <calcext:condition calcext:apply-style-name="Untitled1" calcext:value="&gt;0" calcext:base-cell-address="RED.AW180"/>
          </calcext:conditional-format>
          <calcext:conditional-format calcext:target-range-address="RED.AW180:RED.AW180">
            <calcext:condition calcext:apply-style-name="Untitled1" calcext:value="&gt;0" calcext:base-cell-address="RED.AW180"/>
          </calcext:conditional-format>
          <calcext:conditional-format calcext:target-range-address="RED.AR181:RED.AR181 RED.AT181:RED.AV181">
            <calcext:condition calcext:apply-style-name="Untitled1" calcext:value="&gt;0" calcext:base-cell-address="RED.AR181"/>
          </calcext:conditional-format>
          <calcext:conditional-format calcext:target-range-address="RED.AR181:RED.AR181 RED.AX181:RED.AX181 RED.AT181:RED.AV181">
            <calcext:condition calcext:apply-style-name="Untitled1" calcext:value="&gt;0" calcext:base-cell-address="RED.AR181"/>
          </calcext:conditional-format>
          <calcext:conditional-format calcext:target-range-address="RED.AS181:RED.AS181">
            <calcext:condition calcext:apply-style-name="Untitled1" calcext:value="&gt;0" calcext:base-cell-address="RED.AS181"/>
          </calcext:conditional-format>
          <calcext:conditional-format calcext:target-range-address="RED.AS181:RED.AS181">
            <calcext:condition calcext:apply-style-name="Untitled1" calcext:value="&gt;0" calcext:base-cell-address="RED.AS181"/>
          </calcext:conditional-format>
          <calcext:conditional-format calcext:target-range-address="RED.AW181:RED.AW181">
            <calcext:condition calcext:apply-style-name="Untitled1" calcext:value="&gt;0" calcext:base-cell-address="RED.AW181"/>
          </calcext:conditional-format>
          <calcext:conditional-format calcext:target-range-address="RED.AW181:RED.AW181">
            <calcext:condition calcext:apply-style-name="Untitled1" calcext:value="&gt;0" calcext:base-cell-address="RED.AW181"/>
          </calcext:conditional-format>
          <calcext:conditional-format calcext:target-range-address="RED.AR182:RED.AR182 RED.AT182:RED.AV182">
            <calcext:condition calcext:apply-style-name="Untitled1" calcext:value="&gt;0" calcext:base-cell-address="RED.AR182"/>
          </calcext:conditional-format>
          <calcext:conditional-format calcext:target-range-address="RED.AR182:RED.AR182 RED.AX182:RED.AX182 RED.AT182:RED.AV182">
            <calcext:condition calcext:apply-style-name="Untitled1" calcext:value="&gt;0" calcext:base-cell-address="RED.AR182"/>
          </calcext:conditional-format>
          <calcext:conditional-format calcext:target-range-address="RED.AS182:RED.AS182">
            <calcext:condition calcext:apply-style-name="Untitled1" calcext:value="&gt;0" calcext:base-cell-address="RED.AS182"/>
          </calcext:conditional-format>
          <calcext:conditional-format calcext:target-range-address="RED.AS182:RED.AS182">
            <calcext:condition calcext:apply-style-name="Untitled1" calcext:value="&gt;0" calcext:base-cell-address="RED.AS182"/>
          </calcext:conditional-format>
          <calcext:conditional-format calcext:target-range-address="RED.AW182:RED.AW182">
            <calcext:condition calcext:apply-style-name="Untitled1" calcext:value="&gt;0" calcext:base-cell-address="RED.AW182"/>
          </calcext:conditional-format>
          <calcext:conditional-format calcext:target-range-address="RED.AW182:RED.AW182">
            <calcext:condition calcext:apply-style-name="Untitled1" calcext:value="&gt;0" calcext:base-cell-address="RED.AW182"/>
          </calcext:conditional-format>
          <calcext:conditional-format calcext:target-range-address="RED.AR183:RED.AR183 RED.AT183:RED.AV183">
            <calcext:condition calcext:apply-style-name="Untitled1" calcext:value="&gt;0" calcext:base-cell-address="RED.AR183"/>
          </calcext:conditional-format>
          <calcext:conditional-format calcext:target-range-address="RED.AR183:RED.AR183 RED.AX183:RED.AX183 RED.AT183:RED.AV183">
            <calcext:condition calcext:apply-style-name="Untitled1" calcext:value="&gt;0" calcext:base-cell-address="RED.AR183"/>
          </calcext:conditional-format>
          <calcext:conditional-format calcext:target-range-address="RED.AS183:RED.AS183">
            <calcext:condition calcext:apply-style-name="Untitled1" calcext:value="&gt;0" calcext:base-cell-address="RED.AS183"/>
          </calcext:conditional-format>
          <calcext:conditional-format calcext:target-range-address="RED.AS183:RED.AS183">
            <calcext:condition calcext:apply-style-name="Untitled1" calcext:value="&gt;0" calcext:base-cell-address="RED.AS183"/>
          </calcext:conditional-format>
          <calcext:conditional-format calcext:target-range-address="RED.AW183:RED.AW183">
            <calcext:condition calcext:apply-style-name="Untitled1" calcext:value="&gt;0" calcext:base-cell-address="RED.AW183"/>
          </calcext:conditional-format>
          <calcext:conditional-format calcext:target-range-address="RED.AW183:RED.AW183">
            <calcext:condition calcext:apply-style-name="Untitled1" calcext:value="&gt;0" calcext:base-cell-address="RED.AW183"/>
          </calcext:conditional-format>
          <calcext:conditional-format calcext:target-range-address="RED.L4:RED.L4">
            <calcext:condition calcext:apply-style-name="Untitled1" calcext:value="&gt;0" calcext:base-cell-address="RED.L4"/>
          </calcext:conditional-format>
          <calcext:conditional-format calcext:target-range-address="RED.L5:RED.L5">
            <calcext:condition calcext:apply-style-name="Untitled1" calcext:value="&gt;0" calcext:base-cell-address="RED.L5"/>
          </calcext:conditional-format>
          <calcext:conditional-format calcext:target-range-address="RED.L7:RED.L7">
            <calcext:condition calcext:apply-style-name="Untitled1" calcext:value="&gt;0" calcext:base-cell-address="RED.L7"/>
          </calcext:conditional-format>
          <calcext:conditional-format calcext:target-range-address="RED.L8:RED.L8">
            <calcext:condition calcext:apply-style-name="Untitled1" calcext:value="&gt;0" calcext:base-cell-address="RED.L8"/>
          </calcext:conditional-format>
          <calcext:conditional-format calcext:target-range-address="RED.L9:RED.L9">
            <calcext:condition calcext:apply-style-name="Untitled1" calcext:value="&gt;0" calcext:base-cell-address="RED.L9"/>
          </calcext:conditional-format>
          <calcext:conditional-format calcext:target-range-address="RED.L11:RED.L11">
            <calcext:condition calcext:apply-style-name="Untitled1" calcext:value="&gt;0" calcext:base-cell-address="RED.L11"/>
          </calcext:conditional-format>
          <calcext:conditional-format calcext:target-range-address="RED.L12:RED.L12">
            <calcext:condition calcext:apply-style-name="Untitled1" calcext:value="&gt;0" calcext:base-cell-address="RED.L12"/>
          </calcext:conditional-format>
          <calcext:conditional-format calcext:target-range-address="RED.L13:RED.L13">
            <calcext:condition calcext:apply-style-name="Untitled1" calcext:value="&gt;0" calcext:base-cell-address="RED.L13"/>
          </calcext:conditional-format>
          <calcext:conditional-format calcext:target-range-address="RED.L14:RED.L14">
            <calcext:condition calcext:apply-style-name="Untitled1" calcext:value="&gt;0" calcext:base-cell-address="RED.L14"/>
          </calcext:conditional-format>
          <calcext:conditional-format calcext:target-range-address="RED.L15:RED.L15">
            <calcext:condition calcext:apply-style-name="Untitled1" calcext:value="&gt;0" calcext:base-cell-address="RED.L15"/>
          </calcext:conditional-format>
          <calcext:conditional-format calcext:target-range-address="RED.L16:RED.L16">
            <calcext:condition calcext:apply-style-name="Untitled1" calcext:value="&gt;0" calcext:base-cell-address="RED.L16"/>
          </calcext:conditional-format>
          <calcext:conditional-format calcext:target-range-address="RED.L17:RED.L17">
            <calcext:condition calcext:apply-style-name="Untitled1" calcext:value="&gt;0" calcext:base-cell-address="RED.L17"/>
          </calcext:conditional-format>
          <calcext:conditional-format calcext:target-range-address="RED.L18:RED.L18">
            <calcext:condition calcext:apply-style-name="Untitled1" calcext:value="&gt;0" calcext:base-cell-address="RED.L18"/>
          </calcext:conditional-format>
          <calcext:conditional-format calcext:target-range-address="RED.L19:RED.L19">
            <calcext:condition calcext:apply-style-name="Untitled1" calcext:value="&gt;0" calcext:base-cell-address="RED.L19"/>
          </calcext:conditional-format>
          <calcext:conditional-format calcext:target-range-address="RED.L20:RED.L20">
            <calcext:condition calcext:apply-style-name="Untitled1" calcext:value="&gt;0" calcext:base-cell-address="RED.L20"/>
          </calcext:conditional-format>
          <calcext:conditional-format calcext:target-range-address="RED.L21:RED.L21">
            <calcext:condition calcext:apply-style-name="Untitled1" calcext:value="&gt;0" calcext:base-cell-address="RED.L21"/>
          </calcext:conditional-format>
          <calcext:conditional-format calcext:target-range-address="RED.L22:RED.L22">
            <calcext:condition calcext:apply-style-name="Untitled1" calcext:value="&gt;0" calcext:base-cell-address="RED.L22"/>
          </calcext:conditional-format>
          <calcext:conditional-format calcext:target-range-address="RED.L23:RED.L23">
            <calcext:condition calcext:apply-style-name="Untitled1" calcext:value="&gt;0" calcext:base-cell-address="RED.L23"/>
          </calcext:conditional-format>
          <calcext:conditional-format calcext:target-range-address="RED.L24:RED.L24">
            <calcext:condition calcext:apply-style-name="Untitled1" calcext:value="&gt;0" calcext:base-cell-address="RED.L24"/>
          </calcext:conditional-format>
          <calcext:conditional-format calcext:target-range-address="RED.L25:RED.L25">
            <calcext:condition calcext:apply-style-name="Untitled1" calcext:value="&gt;0" calcext:base-cell-address="RED.L25"/>
          </calcext:conditional-format>
          <calcext:conditional-format calcext:target-range-address="RED.L26:RED.L26">
            <calcext:condition calcext:apply-style-name="Untitled1" calcext:value="&gt;0" calcext:base-cell-address="RED.L26"/>
          </calcext:conditional-format>
          <calcext:conditional-format calcext:target-range-address="RED.L27:RED.L27">
            <calcext:condition calcext:apply-style-name="Untitled1" calcext:value="&gt;0" calcext:base-cell-address="RED.L27"/>
          </calcext:conditional-format>
          <calcext:conditional-format calcext:target-range-address="RED.L28:RED.L28">
            <calcext:condition calcext:apply-style-name="Untitled1" calcext:value="&gt;0" calcext:base-cell-address="RED.L28"/>
          </calcext:conditional-format>
          <calcext:conditional-format calcext:target-range-address="RED.L29:RED.L29">
            <calcext:condition calcext:apply-style-name="Untitled1" calcext:value="&gt;0" calcext:base-cell-address="RED.L29"/>
          </calcext:conditional-format>
          <calcext:conditional-format calcext:target-range-address="RED.L30:RED.L30">
            <calcext:condition calcext:apply-style-name="Untitled1" calcext:value="&gt;0" calcext:base-cell-address="RED.L30"/>
          </calcext:conditional-format>
          <calcext:conditional-format calcext:target-range-address="RED.L31:RED.L31">
            <calcext:condition calcext:apply-style-name="Untitled1" calcext:value="&gt;0" calcext:base-cell-address="RED.L31"/>
          </calcext:conditional-format>
          <calcext:conditional-format calcext:target-range-address="RED.L32:RED.L32">
            <calcext:condition calcext:apply-style-name="Untitled1" calcext:value="&gt;0" calcext:base-cell-address="RED.L32"/>
          </calcext:conditional-format>
          <calcext:conditional-format calcext:target-range-address="RED.L33:RED.L33">
            <calcext:condition calcext:apply-style-name="Untitled1" calcext:value="&gt;0" calcext:base-cell-address="RED.L33"/>
          </calcext:conditional-format>
          <calcext:conditional-format calcext:target-range-address="RED.L34:RED.L34">
            <calcext:condition calcext:apply-style-name="Untitled1" calcext:value="&gt;0" calcext:base-cell-address="RED.L34"/>
          </calcext:conditional-format>
          <calcext:conditional-format calcext:target-range-address="RED.L35:RED.L35">
            <calcext:condition calcext:apply-style-name="Untitled1" calcext:value="&gt;0" calcext:base-cell-address="RED.L35"/>
          </calcext:conditional-format>
          <calcext:conditional-format calcext:target-range-address="RED.L36:RED.L36">
            <calcext:condition calcext:apply-style-name="Untitled1" calcext:value="&gt;0" calcext:base-cell-address="RED.L36"/>
          </calcext:conditional-format>
          <calcext:conditional-format calcext:target-range-address="RED.L37:RED.L37">
            <calcext:condition calcext:apply-style-name="Untitled1" calcext:value="&gt;0" calcext:base-cell-address="RED.L37"/>
          </calcext:conditional-format>
          <calcext:conditional-format calcext:target-range-address="RED.L38:RED.L38">
            <calcext:condition calcext:apply-style-name="Untitled1" calcext:value="&gt;0" calcext:base-cell-address="RED.L38"/>
          </calcext:conditional-format>
          <calcext:conditional-format calcext:target-range-address="RED.L39:RED.L39">
            <calcext:condition calcext:apply-style-name="Untitled1" calcext:value="&gt;0" calcext:base-cell-address="RED.L39"/>
          </calcext:conditional-format>
          <calcext:conditional-format calcext:target-range-address="RED.L40:RED.L40">
            <calcext:condition calcext:apply-style-name="Untitled1" calcext:value="&gt;0" calcext:base-cell-address="RED.L40"/>
          </calcext:conditional-format>
          <calcext:conditional-format calcext:target-range-address="RED.L41:RED.L41">
            <calcext:condition calcext:apply-style-name="Untitled1" calcext:value="&gt;0" calcext:base-cell-address="RED.L41"/>
          </calcext:conditional-format>
          <calcext:conditional-format calcext:target-range-address="RED.L42:RED.L42">
            <calcext:condition calcext:apply-style-name="Untitled1" calcext:value="&gt;0" calcext:base-cell-address="RED.L42"/>
          </calcext:conditional-format>
          <calcext:conditional-format calcext:target-range-address="RED.L43:RED.L43">
            <calcext:condition calcext:apply-style-name="Untitled1" calcext:value="&gt;0" calcext:base-cell-address="RED.L43"/>
          </calcext:conditional-format>
          <calcext:conditional-format calcext:target-range-address="RED.L44:RED.L44">
            <calcext:condition calcext:apply-style-name="Untitled1" calcext:value="&gt;0" calcext:base-cell-address="RED.L44"/>
          </calcext:conditional-format>
          <calcext:conditional-format calcext:target-range-address="RED.L45:RED.L45">
            <calcext:condition calcext:apply-style-name="Untitled1" calcext:value="&gt;0" calcext:base-cell-address="RED.L45"/>
          </calcext:conditional-format>
          <calcext:conditional-format calcext:target-range-address="RED.L46:RED.L46">
            <calcext:condition calcext:apply-style-name="Untitled1" calcext:value="&gt;0" calcext:base-cell-address="RED.L46"/>
          </calcext:conditional-format>
          <calcext:conditional-format calcext:target-range-address="RED.L47:RED.L47">
            <calcext:condition calcext:apply-style-name="Untitled1" calcext:value="&gt;0" calcext:base-cell-address="RED.L47"/>
          </calcext:conditional-format>
          <calcext:conditional-format calcext:target-range-address="RED.L48:RED.L48">
            <calcext:condition calcext:apply-style-name="Untitled1" calcext:value="&gt;0" calcext:base-cell-address="RED.L48"/>
          </calcext:conditional-format>
          <calcext:conditional-format calcext:target-range-address="RED.L49:RED.L49">
            <calcext:condition calcext:apply-style-name="Untitled1" calcext:value="&gt;0" calcext:base-cell-address="RED.L49"/>
          </calcext:conditional-format>
          <calcext:conditional-format calcext:target-range-address="RED.L50:RED.L50">
            <calcext:condition calcext:apply-style-name="Untitled1" calcext:value="&gt;0" calcext:base-cell-address="RED.L50"/>
          </calcext:conditional-format>
          <calcext:conditional-format calcext:target-range-address="RED.L51:RED.L51">
            <calcext:condition calcext:apply-style-name="Untitled1" calcext:value="&gt;0" calcext:base-cell-address="RED.L51"/>
          </calcext:conditional-format>
          <calcext:conditional-format calcext:target-range-address="RED.L52:RED.L52">
            <calcext:condition calcext:apply-style-name="Untitled1" calcext:value="&gt;0" calcext:base-cell-address="RED.L52"/>
          </calcext:conditional-format>
          <calcext:conditional-format calcext:target-range-address="RED.L53:RED.L53">
            <calcext:condition calcext:apply-style-name="Untitled1" calcext:value="&gt;0" calcext:base-cell-address="RED.L53"/>
          </calcext:conditional-format>
          <calcext:conditional-format calcext:target-range-address="RED.L54:RED.L54">
            <calcext:condition calcext:apply-style-name="Untitled1" calcext:value="&gt;0" calcext:base-cell-address="RED.L54"/>
          </calcext:conditional-format>
          <calcext:conditional-format calcext:target-range-address="RED.L55:RED.L55">
            <calcext:condition calcext:apply-style-name="Untitled1" calcext:value="&gt;0" calcext:base-cell-address="RED.L55"/>
          </calcext:conditional-format>
          <calcext:conditional-format calcext:target-range-address="RED.L56:RED.L56">
            <calcext:condition calcext:apply-style-name="Untitled1" calcext:value="&gt;0" calcext:base-cell-address="RED.L56"/>
          </calcext:conditional-format>
          <calcext:conditional-format calcext:target-range-address="RED.L57:RED.L57">
            <calcext:condition calcext:apply-style-name="Untitled1" calcext:value="&gt;0" calcext:base-cell-address="RED.L57"/>
          </calcext:conditional-format>
          <calcext:conditional-format calcext:target-range-address="RED.L58:RED.L58">
            <calcext:condition calcext:apply-style-name="Untitled1" calcext:value="&gt;0" calcext:base-cell-address="RED.L58"/>
          </calcext:conditional-format>
          <calcext:conditional-format calcext:target-range-address="RED.L59:RED.L59">
            <calcext:condition calcext:apply-style-name="Untitled1" calcext:value="&gt;0" calcext:base-cell-address="RED.L59"/>
          </calcext:conditional-format>
          <calcext:conditional-format calcext:target-range-address="RED.L60:RED.L60">
            <calcext:condition calcext:apply-style-name="Untitled1" calcext:value="&gt;0" calcext:base-cell-address="RED.L60"/>
          </calcext:conditional-format>
          <calcext:conditional-format calcext:target-range-address="RED.L61:RED.L61">
            <calcext:condition calcext:apply-style-name="Untitled1" calcext:value="&gt;0" calcext:base-cell-address="RED.L61"/>
          </calcext:conditional-format>
          <calcext:conditional-format calcext:target-range-address="RED.L62:RED.L62">
            <calcext:condition calcext:apply-style-name="Untitled1" calcext:value="&gt;0" calcext:base-cell-address="RED.L62"/>
          </calcext:conditional-format>
          <calcext:conditional-format calcext:target-range-address="RED.L63:RED.L63">
            <calcext:condition calcext:apply-style-name="Untitled1" calcext:value="&gt;0" calcext:base-cell-address="RED.L63"/>
          </calcext:conditional-format>
          <calcext:conditional-format calcext:target-range-address="RED.L64:RED.L64">
            <calcext:condition calcext:apply-style-name="Untitled1" calcext:value="&gt;0" calcext:base-cell-address="RED.L64"/>
          </calcext:conditional-format>
          <calcext:conditional-format calcext:target-range-address="RED.L65:RED.L65">
            <calcext:condition calcext:apply-style-name="Untitled1" calcext:value="&gt;0" calcext:base-cell-address="RED.L65"/>
          </calcext:conditional-format>
          <calcext:conditional-format calcext:target-range-address="RED.L66:RED.L66">
            <calcext:condition calcext:apply-style-name="Untitled1" calcext:value="&gt;0" calcext:base-cell-address="RED.L66"/>
          </calcext:conditional-format>
          <calcext:conditional-format calcext:target-range-address="RED.L67:RED.L67">
            <calcext:condition calcext:apply-style-name="Untitled1" calcext:value="&gt;0" calcext:base-cell-address="RED.L67"/>
          </calcext:conditional-format>
          <calcext:conditional-format calcext:target-range-address="RED.L68:RED.L68">
            <calcext:condition calcext:apply-style-name="Untitled1" calcext:value="&gt;0" calcext:base-cell-address="RED.L68"/>
          </calcext:conditional-format>
          <calcext:conditional-format calcext:target-range-address="RED.L69:RED.L69">
            <calcext:condition calcext:apply-style-name="Untitled1" calcext:value="&gt;0" calcext:base-cell-address="RED.L69"/>
          </calcext:conditional-format>
          <calcext:conditional-format calcext:target-range-address="RED.L70:RED.L70">
            <calcext:condition calcext:apply-style-name="Untitled1" calcext:value="&gt;0" calcext:base-cell-address="RED.L70"/>
          </calcext:conditional-format>
          <calcext:conditional-format calcext:target-range-address="RED.L71:RED.L71">
            <calcext:condition calcext:apply-style-name="Untitled1" calcext:value="&gt;0" calcext:base-cell-address="RED.L71"/>
          </calcext:conditional-format>
          <calcext:conditional-format calcext:target-range-address="RED.L72:RED.L72">
            <calcext:condition calcext:apply-style-name="Untitled1" calcext:value="&gt;0" calcext:base-cell-address="RED.L72"/>
          </calcext:conditional-format>
          <calcext:conditional-format calcext:target-range-address="RED.L73:RED.L73">
            <calcext:condition calcext:apply-style-name="Untitled1" calcext:value="&gt;0" calcext:base-cell-address="RED.L73"/>
          </calcext:conditional-format>
          <calcext:conditional-format calcext:target-range-address="RED.L74:RED.L74">
            <calcext:condition calcext:apply-style-name="Untitled1" calcext:value="&gt;0" calcext:base-cell-address="RED.L74"/>
          </calcext:conditional-format>
          <calcext:conditional-format calcext:target-range-address="RED.L75:RED.L75">
            <calcext:condition calcext:apply-style-name="Untitled1" calcext:value="&gt;0" calcext:base-cell-address="RED.L75"/>
          </calcext:conditional-format>
          <calcext:conditional-format calcext:target-range-address="RED.L76:RED.L76">
            <calcext:condition calcext:apply-style-name="Untitled1" calcext:value="&gt;0" calcext:base-cell-address="RED.L76"/>
          </calcext:conditional-format>
          <calcext:conditional-format calcext:target-range-address="RED.L77:RED.L77">
            <calcext:condition calcext:apply-style-name="Untitled1" calcext:value="&gt;0" calcext:base-cell-address="RED.L77"/>
          </calcext:conditional-format>
          <calcext:conditional-format calcext:target-range-address="RED.L78:RED.L78">
            <calcext:condition calcext:apply-style-name="Untitled1" calcext:value="&gt;0" calcext:base-cell-address="RED.L78"/>
          </calcext:conditional-format>
          <calcext:conditional-format calcext:target-range-address="RED.L79:RED.L79">
            <calcext:condition calcext:apply-style-name="Untitled1" calcext:value="&gt;0" calcext:base-cell-address="RED.L79"/>
          </calcext:conditional-format>
          <calcext:conditional-format calcext:target-range-address="RED.L80:RED.L80">
            <calcext:condition calcext:apply-style-name="Untitled1" calcext:value="&gt;0" calcext:base-cell-address="RED.L80"/>
          </calcext:conditional-format>
          <calcext:conditional-format calcext:target-range-address="RED.L81:RED.L81">
            <calcext:condition calcext:apply-style-name="Untitled1" calcext:value="&gt;0" calcext:base-cell-address="RED.L81"/>
          </calcext:conditional-format>
          <calcext:conditional-format calcext:target-range-address="RED.L82:RED.L82">
            <calcext:condition calcext:apply-style-name="Untitled1" calcext:value="&gt;0" calcext:base-cell-address="RED.L82"/>
          </calcext:conditional-format>
          <calcext:conditional-format calcext:target-range-address="RED.L83:RED.L83">
            <calcext:condition calcext:apply-style-name="Untitled1" calcext:value="&gt;0" calcext:base-cell-address="RED.L83"/>
          </calcext:conditional-format>
          <calcext:conditional-format calcext:target-range-address="RED.L84:RED.L84">
            <calcext:condition calcext:apply-style-name="Untitled1" calcext:value="&gt;0" calcext:base-cell-address="RED.L84"/>
          </calcext:conditional-format>
          <calcext:conditional-format calcext:target-range-address="RED.L85:RED.L85">
            <calcext:condition calcext:apply-style-name="Untitled1" calcext:value="&gt;0" calcext:base-cell-address="RED.L85"/>
          </calcext:conditional-format>
          <calcext:conditional-format calcext:target-range-address="RED.L86:RED.L86">
            <calcext:condition calcext:apply-style-name="Untitled1" calcext:value="&gt;0" calcext:base-cell-address="RED.L86"/>
          </calcext:conditional-format>
          <calcext:conditional-format calcext:target-range-address="RED.L87:RED.L87">
            <calcext:condition calcext:apply-style-name="Untitled1" calcext:value="&gt;0" calcext:base-cell-address="RED.L87"/>
          </calcext:conditional-format>
          <calcext:conditional-format calcext:target-range-address="RED.L88:RED.L88">
            <calcext:condition calcext:apply-style-name="Untitled1" calcext:value="&gt;0" calcext:base-cell-address="RED.L88"/>
          </calcext:conditional-format>
          <calcext:conditional-format calcext:target-range-address="RED.L89:RED.L89">
            <calcext:condition calcext:apply-style-name="Untitled1" calcext:value="&gt;0" calcext:base-cell-address="RED.L89"/>
          </calcext:conditional-format>
          <calcext:conditional-format calcext:target-range-address="RED.L90:RED.L90">
            <calcext:condition calcext:apply-style-name="Untitled1" calcext:value="&gt;0" calcext:base-cell-address="RED.L90"/>
          </calcext:conditional-format>
          <calcext:conditional-format calcext:target-range-address="RED.L91:RED.L91">
            <calcext:condition calcext:apply-style-name="Untitled1" calcext:value="&gt;0" calcext:base-cell-address="RED.L91"/>
          </calcext:conditional-format>
          <calcext:conditional-format calcext:target-range-address="RED.L92:RED.L92">
            <calcext:condition calcext:apply-style-name="Untitled1" calcext:value="&gt;0" calcext:base-cell-address="RED.L92"/>
          </calcext:conditional-format>
          <calcext:conditional-format calcext:target-range-address="RED.L93:RED.L93">
            <calcext:condition calcext:apply-style-name="Untitled1" calcext:value="&gt;0" calcext:base-cell-address="RED.L93"/>
          </calcext:conditional-format>
          <calcext:conditional-format calcext:target-range-address="RED.L94:RED.L94">
            <calcext:condition calcext:apply-style-name="Untitled1" calcext:value="&gt;0" calcext:base-cell-address="RED.L94"/>
          </calcext:conditional-format>
          <calcext:conditional-format calcext:target-range-address="RED.L95:RED.L95">
            <calcext:condition calcext:apply-style-name="Untitled1" calcext:value="&gt;0" calcext:base-cell-address="RED.L95"/>
          </calcext:conditional-format>
          <calcext:conditional-format calcext:target-range-address="RED.L96:RED.L96">
            <calcext:condition calcext:apply-style-name="Untitled1" calcext:value="&gt;0" calcext:base-cell-address="RED.L96"/>
          </calcext:conditional-format>
          <calcext:conditional-format calcext:target-range-address="RED.L97:RED.L97">
            <calcext:condition calcext:apply-style-name="Untitled1" calcext:value="&gt;0" calcext:base-cell-address="RED.L97"/>
          </calcext:conditional-format>
          <calcext:conditional-format calcext:target-range-address="RED.L98:RED.L98">
            <calcext:condition calcext:apply-style-name="Untitled1" calcext:value="&gt;0" calcext:base-cell-address="RED.L98"/>
          </calcext:conditional-format>
          <calcext:conditional-format calcext:target-range-address="RED.L99:RED.L99">
            <calcext:condition calcext:apply-style-name="Untitled1" calcext:value="&gt;0" calcext:base-cell-address="RED.L99"/>
          </calcext:conditional-format>
          <calcext:conditional-format calcext:target-range-address="RED.L100:RED.L100">
            <calcext:condition calcext:apply-style-name="Untitled1" calcext:value="&gt;0" calcext:base-cell-address="RED.L100"/>
          </calcext:conditional-format>
          <calcext:conditional-format calcext:target-range-address="RED.L101:RED.L101">
            <calcext:condition calcext:apply-style-name="Untitled1" calcext:value="&gt;0" calcext:base-cell-address="RED.L101"/>
          </calcext:conditional-format>
          <calcext:conditional-format calcext:target-range-address="RED.L102:RED.L102">
            <calcext:condition calcext:apply-style-name="Untitled1" calcext:value="&gt;0" calcext:base-cell-address="RED.L102"/>
          </calcext:conditional-format>
          <calcext:conditional-format calcext:target-range-address="RED.L103:RED.L103">
            <calcext:condition calcext:apply-style-name="Untitled1" calcext:value="&gt;0" calcext:base-cell-address="RED.L103"/>
          </calcext:conditional-format>
          <calcext:conditional-format calcext:target-range-address="RED.L104:RED.L104">
            <calcext:condition calcext:apply-style-name="Untitled1" calcext:value="&gt;0" calcext:base-cell-address="RED.L104"/>
          </calcext:conditional-format>
          <calcext:conditional-format calcext:target-range-address="RED.L105:RED.L105">
            <calcext:condition calcext:apply-style-name="Untitled1" calcext:value="&gt;0" calcext:base-cell-address="RED.L105"/>
          </calcext:conditional-format>
          <calcext:conditional-format calcext:target-range-address="RED.L106:RED.L106">
            <calcext:condition calcext:apply-style-name="Untitled1" calcext:value="&gt;0" calcext:base-cell-address="RED.L106"/>
          </calcext:conditional-format>
          <calcext:conditional-format calcext:target-range-address="RED.L107:RED.L107">
            <calcext:condition calcext:apply-style-name="Untitled1" calcext:value="&gt;0" calcext:base-cell-address="RED.L107"/>
          </calcext:conditional-format>
          <calcext:conditional-format calcext:target-range-address="RED.L108:RED.L108">
            <calcext:condition calcext:apply-style-name="Untitled1" calcext:value="&gt;0" calcext:base-cell-address="RED.L108"/>
          </calcext:conditional-format>
          <calcext:conditional-format calcext:target-range-address="RED.L109:RED.L109">
            <calcext:condition calcext:apply-style-name="Untitled1" calcext:value="&gt;0" calcext:base-cell-address="RED.L109"/>
          </calcext:conditional-format>
          <calcext:conditional-format calcext:target-range-address="RED.L110:RED.L110">
            <calcext:condition calcext:apply-style-name="Untitled1" calcext:value="&gt;0" calcext:base-cell-address="RED.L110"/>
          </calcext:conditional-format>
          <calcext:conditional-format calcext:target-range-address="RED.L111:RED.L111">
            <calcext:condition calcext:apply-style-name="Untitled1" calcext:value="&gt;0" calcext:base-cell-address="RED.L111"/>
          </calcext:conditional-format>
          <calcext:conditional-format calcext:target-range-address="RED.L112:RED.L112">
            <calcext:condition calcext:apply-style-name="Untitled1" calcext:value="&gt;0" calcext:base-cell-address="RED.L112"/>
          </calcext:conditional-format>
          <calcext:conditional-format calcext:target-range-address="RED.L113:RED.L113">
            <calcext:condition calcext:apply-style-name="Untitled1" calcext:value="&gt;0" calcext:base-cell-address="RED.L113"/>
          </calcext:conditional-format>
          <calcext:conditional-format calcext:target-range-address="RED.L114:RED.L114">
            <calcext:condition calcext:apply-style-name="Untitled1" calcext:value="&gt;0" calcext:base-cell-address="RED.L114"/>
          </calcext:conditional-format>
          <calcext:conditional-format calcext:target-range-address="RED.L115:RED.L115">
            <calcext:condition calcext:apply-style-name="Untitled1" calcext:value="&gt;0" calcext:base-cell-address="RED.L115"/>
          </calcext:conditional-format>
          <calcext:conditional-format calcext:target-range-address="RED.L116:RED.L116">
            <calcext:condition calcext:apply-style-name="Untitled1" calcext:value="&gt;0" calcext:base-cell-address="RED.L116"/>
          </calcext:conditional-format>
          <calcext:conditional-format calcext:target-range-address="RED.L117:RED.L117">
            <calcext:condition calcext:apply-style-name="Untitled1" calcext:value="&gt;0" calcext:base-cell-address="RED.L117"/>
          </calcext:conditional-format>
          <calcext:conditional-format calcext:target-range-address="RED.L118:RED.L118">
            <calcext:condition calcext:apply-style-name="Untitled1" calcext:value="&gt;0" calcext:base-cell-address="RED.L118"/>
          </calcext:conditional-format>
          <calcext:conditional-format calcext:target-range-address="RED.L119:RED.L119">
            <calcext:condition calcext:apply-style-name="Untitled1" calcext:value="&gt;0" calcext:base-cell-address="RED.L119"/>
          </calcext:conditional-format>
          <calcext:conditional-format calcext:target-range-address="RED.L120:RED.L120">
            <calcext:condition calcext:apply-style-name="Untitled1" calcext:value="&gt;0" calcext:base-cell-address="RED.L120"/>
          </calcext:conditional-format>
          <calcext:conditional-format calcext:target-range-address="RED.L121:RED.L121">
            <calcext:condition calcext:apply-style-name="Untitled1" calcext:value="&gt;0" calcext:base-cell-address="RED.L121"/>
          </calcext:conditional-format>
          <calcext:conditional-format calcext:target-range-address="RED.L122:RED.L122">
            <calcext:condition calcext:apply-style-name="Untitled1" calcext:value="&gt;0" calcext:base-cell-address="RED.L122"/>
          </calcext:conditional-format>
          <calcext:conditional-format calcext:target-range-address="RED.L123:RED.L123">
            <calcext:condition calcext:apply-style-name="Untitled1" calcext:value="&gt;0" calcext:base-cell-address="RED.L123"/>
          </calcext:conditional-format>
          <calcext:conditional-format calcext:target-range-address="RED.L124:RED.L124">
            <calcext:condition calcext:apply-style-name="Untitled1" calcext:value="&gt;0" calcext:base-cell-address="RED.L124"/>
          </calcext:conditional-format>
          <calcext:conditional-format calcext:target-range-address="RED.L125:RED.L125">
            <calcext:condition calcext:apply-style-name="Untitled1" calcext:value="&gt;0" calcext:base-cell-address="RED.L125"/>
          </calcext:conditional-format>
          <calcext:conditional-format calcext:target-range-address="RED.L126:RED.L126">
            <calcext:condition calcext:apply-style-name="Untitled1" calcext:value="&gt;0" calcext:base-cell-address="RED.L126"/>
          </calcext:conditional-format>
          <calcext:conditional-format calcext:target-range-address="RED.L127:RED.L127">
            <calcext:condition calcext:apply-style-name="Untitled1" calcext:value="&gt;0" calcext:base-cell-address="RED.L127"/>
          </calcext:conditional-format>
          <calcext:conditional-format calcext:target-range-address="RED.L128:RED.L128">
            <calcext:condition calcext:apply-style-name="Untitled1" calcext:value="&gt;0" calcext:base-cell-address="RED.L128"/>
          </calcext:conditional-format>
          <calcext:conditional-format calcext:target-range-address="RED.L129:RED.L129">
            <calcext:condition calcext:apply-style-name="Untitled1" calcext:value="&gt;0" calcext:base-cell-address="RED.L129"/>
          </calcext:conditional-format>
          <calcext:conditional-format calcext:target-range-address="RED.L130:RED.L130">
            <calcext:condition calcext:apply-style-name="Untitled1" calcext:value="&gt;0" calcext:base-cell-address="RED.L130"/>
          </calcext:conditional-format>
          <calcext:conditional-format calcext:target-range-address="RED.L131:RED.L131">
            <calcext:condition calcext:apply-style-name="Untitled1" calcext:value="&gt;0" calcext:base-cell-address="RED.L131"/>
          </calcext:conditional-format>
          <calcext:conditional-format calcext:target-range-address="RED.L132:RED.L132">
            <calcext:condition calcext:apply-style-name="Untitled1" calcext:value="&gt;0" calcext:base-cell-address="RED.L132"/>
          </calcext:conditional-format>
          <calcext:conditional-format calcext:target-range-address="RED.L133:RED.L133">
            <calcext:condition calcext:apply-style-name="Untitled1" calcext:value="&gt;0" calcext:base-cell-address="RED.L133"/>
          </calcext:conditional-format>
          <calcext:conditional-format calcext:target-range-address="RED.L134:RED.L134">
            <calcext:condition calcext:apply-style-name="Untitled1" calcext:value="&gt;0" calcext:base-cell-address="RED.L134"/>
          </calcext:conditional-format>
          <calcext:conditional-format calcext:target-range-address="RED.L135:RED.L135">
            <calcext:condition calcext:apply-style-name="Untitled1" calcext:value="&gt;0" calcext:base-cell-address="RED.L135"/>
          </calcext:conditional-format>
          <calcext:conditional-format calcext:target-range-address="RED.L136:RED.L136">
            <calcext:condition calcext:apply-style-name="Untitled1" calcext:value="&gt;0" calcext:base-cell-address="RED.L136"/>
          </calcext:conditional-format>
          <calcext:conditional-format calcext:target-range-address="RED.L137:RED.L137">
            <calcext:condition calcext:apply-style-name="Untitled1" calcext:value="&gt;0" calcext:base-cell-address="RED.L137"/>
          </calcext:conditional-format>
          <calcext:conditional-format calcext:target-range-address="RED.L138:RED.L138">
            <calcext:condition calcext:apply-style-name="Untitled1" calcext:value="&gt;0" calcext:base-cell-address="RED.L138"/>
          </calcext:conditional-format>
          <calcext:conditional-format calcext:target-range-address="RED.L139:RED.L139">
            <calcext:condition calcext:apply-style-name="Untitled1" calcext:value="&gt;0" calcext:base-cell-address="RED.L139"/>
          </calcext:conditional-format>
          <calcext:conditional-format calcext:target-range-address="RED.L140:RED.L140">
            <calcext:condition calcext:apply-style-name="Untitled1" calcext:value="&gt;0" calcext:base-cell-address="RED.L140"/>
          </calcext:conditional-format>
          <calcext:conditional-format calcext:target-range-address="RED.L141:RED.L141">
            <calcext:condition calcext:apply-style-name="Untitled1" calcext:value="&gt;0" calcext:base-cell-address="RED.L141"/>
          </calcext:conditional-format>
          <calcext:conditional-format calcext:target-range-address="RED.L142:RED.L142">
            <calcext:condition calcext:apply-style-name="Untitled1" calcext:value="&gt;0" calcext:base-cell-address="RED.L142"/>
          </calcext:conditional-format>
          <calcext:conditional-format calcext:target-range-address="RED.L143:RED.L143">
            <calcext:condition calcext:apply-style-name="Untitled1" calcext:value="&gt;0" calcext:base-cell-address="RED.L143"/>
          </calcext:conditional-format>
          <calcext:conditional-format calcext:target-range-address="RED.L144:RED.L144">
            <calcext:condition calcext:apply-style-name="Untitled1" calcext:value="&gt;0" calcext:base-cell-address="RED.L144"/>
          </calcext:conditional-format>
          <calcext:conditional-format calcext:target-range-address="RED.L145:RED.L145">
            <calcext:condition calcext:apply-style-name="Untitled1" calcext:value="&gt;0" calcext:base-cell-address="RED.L145"/>
          </calcext:conditional-format>
          <calcext:conditional-format calcext:target-range-address="RED.L146:RED.L146">
            <calcext:condition calcext:apply-style-name="Untitled1" calcext:value="&gt;0" calcext:base-cell-address="RED.L146"/>
          </calcext:conditional-format>
          <calcext:conditional-format calcext:target-range-address="RED.L147:RED.L147">
            <calcext:condition calcext:apply-style-name="Untitled1" calcext:value="&gt;0" calcext:base-cell-address="RED.L147"/>
          </calcext:conditional-format>
          <calcext:conditional-format calcext:target-range-address="RED.L148:RED.L148">
            <calcext:condition calcext:apply-style-name="Untitled1" calcext:value="&gt;0" calcext:base-cell-address="RED.L148"/>
          </calcext:conditional-format>
          <calcext:conditional-format calcext:target-range-address="RED.L149:RED.L149">
            <calcext:condition calcext:apply-style-name="Untitled1" calcext:value="&gt;0" calcext:base-cell-address="RED.L149"/>
          </calcext:conditional-format>
          <calcext:conditional-format calcext:target-range-address="RED.L150:RED.L150">
            <calcext:condition calcext:apply-style-name="Untitled1" calcext:value="&gt;0" calcext:base-cell-address="RED.L150"/>
          </calcext:conditional-format>
          <calcext:conditional-format calcext:target-range-address="RED.L151:RED.L151">
            <calcext:condition calcext:apply-style-name="Untitled1" calcext:value="&gt;0" calcext:base-cell-address="RED.L151"/>
          </calcext:conditional-format>
          <calcext:conditional-format calcext:target-range-address="RED.L152:RED.L152">
            <calcext:condition calcext:apply-style-name="Untitled1" calcext:value="&gt;0" calcext:base-cell-address="RED.L152"/>
          </calcext:conditional-format>
          <calcext:conditional-format calcext:target-range-address="RED.L153:RED.L153">
            <calcext:condition calcext:apply-style-name="Untitled1" calcext:value="&gt;0" calcext:base-cell-address="RED.L153"/>
          </calcext:conditional-format>
          <calcext:conditional-format calcext:target-range-address="RED.L154:RED.L154">
            <calcext:condition calcext:apply-style-name="Untitled1" calcext:value="&gt;0" calcext:base-cell-address="RED.L154"/>
          </calcext:conditional-format>
          <calcext:conditional-format calcext:target-range-address="RED.L155:RED.L155">
            <calcext:condition calcext:apply-style-name="Untitled1" calcext:value="&gt;0" calcext:base-cell-address="RED.L155"/>
          </calcext:conditional-format>
          <calcext:conditional-format calcext:target-range-address="RED.L156:RED.L156">
            <calcext:condition calcext:apply-style-name="Untitled1" calcext:value="&gt;0" calcext:base-cell-address="RED.L156"/>
          </calcext:conditional-format>
          <calcext:conditional-format calcext:target-range-address="RED.L157:RED.L157">
            <calcext:condition calcext:apply-style-name="Untitled1" calcext:value="&gt;0" calcext:base-cell-address="RED.L157"/>
          </calcext:conditional-format>
          <calcext:conditional-format calcext:target-range-address="RED.L158:RED.L158">
            <calcext:condition calcext:apply-style-name="Untitled1" calcext:value="&gt;0" calcext:base-cell-address="RED.L158"/>
          </calcext:conditional-format>
          <calcext:conditional-format calcext:target-range-address="RED.L159:RED.L159">
            <calcext:condition calcext:apply-style-name="Untitled1" calcext:value="&gt;0" calcext:base-cell-address="RED.L159"/>
          </calcext:conditional-format>
          <calcext:conditional-format calcext:target-range-address="RED.L160:RED.L160">
            <calcext:condition calcext:apply-style-name="Untitled1" calcext:value="&gt;0" calcext:base-cell-address="RED.L160"/>
          </calcext:conditional-format>
          <calcext:conditional-format calcext:target-range-address="RED.L161:RED.L161">
            <calcext:condition calcext:apply-style-name="Untitled1" calcext:value="&gt;0" calcext:base-cell-address="RED.L161"/>
          </calcext:conditional-format>
          <calcext:conditional-format calcext:target-range-address="RED.L162:RED.L162">
            <calcext:condition calcext:apply-style-name="Untitled1" calcext:value="&gt;0" calcext:base-cell-address="RED.L162"/>
          </calcext:conditional-format>
          <calcext:conditional-format calcext:target-range-address="RED.L163:RED.L163">
            <calcext:condition calcext:apply-style-name="Untitled1" calcext:value="&gt;0" calcext:base-cell-address="RED.L163"/>
          </calcext:conditional-format>
          <calcext:conditional-format calcext:target-range-address="RED.L164:RED.L164">
            <calcext:condition calcext:apply-style-name="Untitled1" calcext:value="&gt;0" calcext:base-cell-address="RED.L164"/>
          </calcext:conditional-format>
          <calcext:conditional-format calcext:target-range-address="RED.L165:RED.L165">
            <calcext:condition calcext:apply-style-name="Untitled1" calcext:value="&gt;0" calcext:base-cell-address="RED.L165"/>
          </calcext:conditional-format>
          <calcext:conditional-format calcext:target-range-address="RED.L166:RED.L166">
            <calcext:condition calcext:apply-style-name="Untitled1" calcext:value="&gt;0" calcext:base-cell-address="RED.L166"/>
          </calcext:conditional-format>
          <calcext:conditional-format calcext:target-range-address="RED.L167:RED.L167">
            <calcext:condition calcext:apply-style-name="Untitled1" calcext:value="&gt;0" calcext:base-cell-address="RED.L167"/>
          </calcext:conditional-format>
          <calcext:conditional-format calcext:target-range-address="RED.L168:RED.L168">
            <calcext:condition calcext:apply-style-name="Untitled1" calcext:value="&gt;0" calcext:base-cell-address="RED.L168"/>
          </calcext:conditional-format>
          <calcext:conditional-format calcext:target-range-address="RED.L169:RED.L169">
            <calcext:condition calcext:apply-style-name="Untitled1" calcext:value="&gt;0" calcext:base-cell-address="RED.L169"/>
          </calcext:conditional-format>
          <calcext:conditional-format calcext:target-range-address="RED.L170:RED.L170">
            <calcext:condition calcext:apply-style-name="Untitled1" calcext:value="&gt;0" calcext:base-cell-address="RED.L170"/>
          </calcext:conditional-format>
          <calcext:conditional-format calcext:target-range-address="RED.L171:RED.L171">
            <calcext:condition calcext:apply-style-name="Untitled1" calcext:value="&gt;0" calcext:base-cell-address="RED.L171"/>
          </calcext:conditional-format>
          <calcext:conditional-format calcext:target-range-address="RED.L172:RED.L172">
            <calcext:condition calcext:apply-style-name="Untitled1" calcext:value="&gt;0" calcext:base-cell-address="RED.L172"/>
          </calcext:conditional-format>
          <calcext:conditional-format calcext:target-range-address="RED.L173:RED.L173">
            <calcext:condition calcext:apply-style-name="Untitled1" calcext:value="&gt;0" calcext:base-cell-address="RED.L173"/>
          </calcext:conditional-format>
          <calcext:conditional-format calcext:target-range-address="RED.L174:RED.L174">
            <calcext:condition calcext:apply-style-name="Untitled1" calcext:value="&gt;0" calcext:base-cell-address="RED.L174"/>
          </calcext:conditional-format>
          <calcext:conditional-format calcext:target-range-address="RED.L175:RED.L175">
            <calcext:condition calcext:apply-style-name="Untitled1" calcext:value="&gt;0" calcext:base-cell-address="RED.L175"/>
          </calcext:conditional-format>
          <calcext:conditional-format calcext:target-range-address="RED.L176:RED.L176">
            <calcext:condition calcext:apply-style-name="Untitled1" calcext:value="&gt;0" calcext:base-cell-address="RED.L176"/>
          </calcext:conditional-format>
          <calcext:conditional-format calcext:target-range-address="RED.L177:RED.L177">
            <calcext:condition calcext:apply-style-name="Untitled1" calcext:value="&gt;0" calcext:base-cell-address="RED.L177"/>
          </calcext:conditional-format>
          <calcext:conditional-format calcext:target-range-address="RED.L178:RED.L178">
            <calcext:condition calcext:apply-style-name="Untitled1" calcext:value="&gt;0" calcext:base-cell-address="RED.L178"/>
          </calcext:conditional-format>
          <calcext:conditional-format calcext:target-range-address="RED.L179:RED.L179">
            <calcext:condition calcext:apply-style-name="Untitled1" calcext:value="&gt;0" calcext:base-cell-address="RED.L179"/>
          </calcext:conditional-format>
          <calcext:conditional-format calcext:target-range-address="RED.L180:RED.L180">
            <calcext:condition calcext:apply-style-name="Untitled1" calcext:value="&gt;0" calcext:base-cell-address="RED.L180"/>
          </calcext:conditional-format>
          <calcext:conditional-format calcext:target-range-address="RED.L181:RED.L181">
            <calcext:condition calcext:apply-style-name="Untitled1" calcext:value="&gt;0" calcext:base-cell-address="RED.L181"/>
          </calcext:conditional-format>
          <calcext:conditional-format calcext:target-range-address="RED.L182:RED.L182">
            <calcext:condition calcext:apply-style-name="Untitled1" calcext:value="&gt;0" calcext:base-cell-address="RED.L182"/>
          </calcext:conditional-format>
          <calcext:conditional-format calcext:target-range-address="RED.L183:RED.L183">
            <calcext:condition calcext:apply-style-name="Untitled1" calcext:value="&gt;0" calcext:base-cell-address="RED.L183"/>
          </calcext:conditional-format>
          <calcext:conditional-format calcext:target-range-address="RED.C3:RED.C3">
            <calcext:condition calcext:apply-style-name="Untitled1" calcext:value="&gt;0" calcext:base-cell-address="RED.C3"/>
          </calcext:conditional-format>
          <calcext:conditional-format calcext:target-range-address="RED.C3:RED.C3">
            <calcext:condition calcext:apply-style-name="Untitled1" calcext:value="&gt;0" calcext:base-cell-address="RED.C3"/>
          </calcext:conditional-format>
          <calcext:conditional-format calcext:target-range-address="RED.D3:RED.I3">
            <calcext:condition calcext:apply-style-name="Untitled1" calcext:value="&gt;0" calcext:base-cell-address="RED.D3"/>
          </calcext:conditional-format>
          <calcext:conditional-format calcext:target-range-address="RED.D3:RED.I3">
            <calcext:condition calcext:apply-style-name="Untitled1" calcext:value="&gt;0" calcext:base-cell-address="RED.D3"/>
          </calcext:conditional-format>
          <calcext:conditional-format calcext:target-range-address="RED.A1:RED.A209">
            <calcext:condition calcext:apply-style-name="Untitled1" calcext:value="&gt;0" calcext:base-cell-address="RED.A1"/>
          </calcext:conditional-format>
          <calcext:conditional-format calcext:target-range-address="RED.A1:RED.A183">
            <calcext:condition calcext:apply-style-name="Untitled1" calcext:value="&gt;0" calcext:base-cell-address="RED.A1"/>
          </calcext:conditional-format>
          <calcext:conditional-format calcext:target-range-address="RED.D4:RED.I4">
            <calcext:condition calcext:apply-style-name="Untitled1" calcext:value="&gt;0" calcext:base-cell-address="RED.D4"/>
          </calcext:conditional-format>
          <calcext:conditional-format calcext:target-range-address="RED.D5:RED.I5">
            <calcext:condition calcext:apply-style-name="Untitled1" calcext:value="&gt;0" calcext:base-cell-address="RED.D5"/>
          </calcext:conditional-format>
          <calcext:conditional-format calcext:target-range-address="RED.D7:RED.I7">
            <calcext:condition calcext:apply-style-name="Untitled1" calcext:value="&gt;0" calcext:base-cell-address="RED.D7"/>
          </calcext:conditional-format>
          <calcext:conditional-format calcext:target-range-address="RED.D8:RED.I8">
            <calcext:condition calcext:apply-style-name="Untitled1" calcext:value="&gt;0" calcext:base-cell-address="RED.D8"/>
          </calcext:conditional-format>
          <calcext:conditional-format calcext:target-range-address="RED.D9:RED.I9">
            <calcext:condition calcext:apply-style-name="Untitled1" calcext:value="&gt;0" calcext:base-cell-address="RED.D9"/>
          </calcext:conditional-format>
          <calcext:conditional-format calcext:target-range-address="RED.D11:RED.I11">
            <calcext:condition calcext:apply-style-name="Untitled1" calcext:value="&gt;0" calcext:base-cell-address="RED.D11"/>
          </calcext:conditional-format>
          <calcext:conditional-format calcext:target-range-address="RED.D12:RED.I12">
            <calcext:condition calcext:apply-style-name="Untitled1" calcext:value="&gt;0" calcext:base-cell-address="RED.D12"/>
          </calcext:conditional-format>
          <calcext:conditional-format calcext:target-range-address="RED.D13:RED.I13">
            <calcext:condition calcext:apply-style-name="Untitled1" calcext:value="&gt;0" calcext:base-cell-address="RED.D13"/>
          </calcext:conditional-format>
          <calcext:conditional-format calcext:target-range-address="RED.D14:RED.I14">
            <calcext:condition calcext:apply-style-name="Untitled1" calcext:value="&gt;0" calcext:base-cell-address="RED.D14"/>
          </calcext:conditional-format>
          <calcext:conditional-format calcext:target-range-address="RED.D15:RED.I15">
            <calcext:condition calcext:apply-style-name="Untitled1" calcext:value="&gt;0" calcext:base-cell-address="RED.D15"/>
          </calcext:conditional-format>
          <calcext:conditional-format calcext:target-range-address="RED.D16:RED.I16">
            <calcext:condition calcext:apply-style-name="Untitled1" calcext:value="&gt;0" calcext:base-cell-address="RED.D16"/>
          </calcext:conditional-format>
          <calcext:conditional-format calcext:target-range-address="RED.D17:RED.I17">
            <calcext:condition calcext:apply-style-name="Untitled1" calcext:value="&gt;0" calcext:base-cell-address="RED.D17"/>
          </calcext:conditional-format>
          <calcext:conditional-format calcext:target-range-address="RED.D18:RED.I18">
            <calcext:condition calcext:apply-style-name="Untitled1" calcext:value="&gt;0" calcext:base-cell-address="RED.D18"/>
          </calcext:conditional-format>
          <calcext:conditional-format calcext:target-range-address="RED.D19:RED.I19">
            <calcext:condition calcext:apply-style-name="Untitled1" calcext:value="&gt;0" calcext:base-cell-address="RED.D19"/>
          </calcext:conditional-format>
          <calcext:conditional-format calcext:target-range-address="RED.D20:RED.I20">
            <calcext:condition calcext:apply-style-name="Untitled1" calcext:value="&gt;0" calcext:base-cell-address="RED.D20"/>
          </calcext:conditional-format>
          <calcext:conditional-format calcext:target-range-address="RED.D21:RED.I21">
            <calcext:condition calcext:apply-style-name="Untitled1" calcext:value="&gt;0" calcext:base-cell-address="RED.D21"/>
          </calcext:conditional-format>
          <calcext:conditional-format calcext:target-range-address="RED.D22:RED.I22">
            <calcext:condition calcext:apply-style-name="Untitled1" calcext:value="&gt;0" calcext:base-cell-address="RED.D22"/>
          </calcext:conditional-format>
          <calcext:conditional-format calcext:target-range-address="RED.D23:RED.I23">
            <calcext:condition calcext:apply-style-name="Untitled1" calcext:value="&gt;0" calcext:base-cell-address="RED.D23"/>
          </calcext:conditional-format>
          <calcext:conditional-format calcext:target-range-address="RED.D24:RED.I24">
            <calcext:condition calcext:apply-style-name="Untitled1" calcext:value="&gt;0" calcext:base-cell-address="RED.D24"/>
          </calcext:conditional-format>
          <calcext:conditional-format calcext:target-range-address="RED.D25:RED.I25">
            <calcext:condition calcext:apply-style-name="Untitled1" calcext:value="&gt;0" calcext:base-cell-address="RED.D25"/>
          </calcext:conditional-format>
          <calcext:conditional-format calcext:target-range-address="RED.D26:RED.I26">
            <calcext:condition calcext:apply-style-name="Untitled1" calcext:value="&gt;0" calcext:base-cell-address="RED.D26"/>
          </calcext:conditional-format>
          <calcext:conditional-format calcext:target-range-address="RED.D27:RED.I27">
            <calcext:condition calcext:apply-style-name="Untitled1" calcext:value="&gt;0" calcext:base-cell-address="RED.D27"/>
          </calcext:conditional-format>
          <calcext:conditional-format calcext:target-range-address="RED.D28:RED.I28">
            <calcext:condition calcext:apply-style-name="Untitled1" calcext:value="&gt;0" calcext:base-cell-address="RED.D28"/>
          </calcext:conditional-format>
          <calcext:conditional-format calcext:target-range-address="RED.D29:RED.I29">
            <calcext:condition calcext:apply-style-name="Untitled1" calcext:value="&gt;0" calcext:base-cell-address="RED.D29"/>
          </calcext:conditional-format>
          <calcext:conditional-format calcext:target-range-address="RED.D30:RED.I30">
            <calcext:condition calcext:apply-style-name="Untitled1" calcext:value="&gt;0" calcext:base-cell-address="RED.D30"/>
          </calcext:conditional-format>
          <calcext:conditional-format calcext:target-range-address="RED.D31:RED.I31">
            <calcext:condition calcext:apply-style-name="Untitled1" calcext:value="&gt;0" calcext:base-cell-address="RED.D31"/>
          </calcext:conditional-format>
          <calcext:conditional-format calcext:target-range-address="RED.D32:RED.I32">
            <calcext:condition calcext:apply-style-name="Untitled1" calcext:value="&gt;0" calcext:base-cell-address="RED.D32"/>
          </calcext:conditional-format>
          <calcext:conditional-format calcext:target-range-address="RED.D33:RED.I33">
            <calcext:condition calcext:apply-style-name="Untitled1" calcext:value="&gt;0" calcext:base-cell-address="RED.D33"/>
          </calcext:conditional-format>
          <calcext:conditional-format calcext:target-range-address="RED.D34:RED.I34">
            <calcext:condition calcext:apply-style-name="Untitled1" calcext:value="&gt;0" calcext:base-cell-address="RED.D34"/>
          </calcext:conditional-format>
          <calcext:conditional-format calcext:target-range-address="RED.D35:RED.I35">
            <calcext:condition calcext:apply-style-name="Untitled1" calcext:value="&gt;0" calcext:base-cell-address="RED.D35"/>
          </calcext:conditional-format>
          <calcext:conditional-format calcext:target-range-address="RED.D36:RED.I36">
            <calcext:condition calcext:apply-style-name="Untitled1" calcext:value="&gt;0" calcext:base-cell-address="RED.D36"/>
          </calcext:conditional-format>
          <calcext:conditional-format calcext:target-range-address="RED.D37:RED.I37">
            <calcext:condition calcext:apply-style-name="Untitled1" calcext:value="&gt;0" calcext:base-cell-address="RED.D37"/>
          </calcext:conditional-format>
          <calcext:conditional-format calcext:target-range-address="RED.D38:RED.I38">
            <calcext:condition calcext:apply-style-name="Untitled1" calcext:value="&gt;0" calcext:base-cell-address="RED.D38"/>
          </calcext:conditional-format>
          <calcext:conditional-format calcext:target-range-address="RED.D39:RED.I39">
            <calcext:condition calcext:apply-style-name="Untitled1" calcext:value="&gt;0" calcext:base-cell-address="RED.D39"/>
          </calcext:conditional-format>
          <calcext:conditional-format calcext:target-range-address="RED.D40:RED.I40">
            <calcext:condition calcext:apply-style-name="Untitled1" calcext:value="&gt;0" calcext:base-cell-address="RED.D40"/>
          </calcext:conditional-format>
          <calcext:conditional-format calcext:target-range-address="RED.D41:RED.I41">
            <calcext:condition calcext:apply-style-name="Untitled1" calcext:value="&gt;0" calcext:base-cell-address="RED.D41"/>
          </calcext:conditional-format>
          <calcext:conditional-format calcext:target-range-address="RED.D42:RED.I42">
            <calcext:condition calcext:apply-style-name="Untitled1" calcext:value="&gt;0" calcext:base-cell-address="RED.D42"/>
          </calcext:conditional-format>
          <calcext:conditional-format calcext:target-range-address="RED.D43:RED.I43">
            <calcext:condition calcext:apply-style-name="Untitled1" calcext:value="&gt;0" calcext:base-cell-address="RED.D43"/>
          </calcext:conditional-format>
          <calcext:conditional-format calcext:target-range-address="RED.D44:RED.I44">
            <calcext:condition calcext:apply-style-name="Untitled1" calcext:value="&gt;0" calcext:base-cell-address="RED.D44"/>
          </calcext:conditional-format>
          <calcext:conditional-format calcext:target-range-address="RED.D45:RED.I45">
            <calcext:condition calcext:apply-style-name="Untitled1" calcext:value="&gt;0" calcext:base-cell-address="RED.D45"/>
          </calcext:conditional-format>
          <calcext:conditional-format calcext:target-range-address="RED.D46:RED.I46">
            <calcext:condition calcext:apply-style-name="Untitled1" calcext:value="&gt;0" calcext:base-cell-address="RED.D46"/>
          </calcext:conditional-format>
          <calcext:conditional-format calcext:target-range-address="RED.D47:RED.I47">
            <calcext:condition calcext:apply-style-name="Untitled1" calcext:value="&gt;0" calcext:base-cell-address="RED.D47"/>
          </calcext:conditional-format>
          <calcext:conditional-format calcext:target-range-address="RED.D48:RED.I48">
            <calcext:condition calcext:apply-style-name="Untitled1" calcext:value="&gt;0" calcext:base-cell-address="RED.D48"/>
          </calcext:conditional-format>
          <calcext:conditional-format calcext:target-range-address="RED.D49:RED.I49">
            <calcext:condition calcext:apply-style-name="Untitled1" calcext:value="&gt;0" calcext:base-cell-address="RED.D49"/>
          </calcext:conditional-format>
          <calcext:conditional-format calcext:target-range-address="RED.D50:RED.I50">
            <calcext:condition calcext:apply-style-name="Untitled1" calcext:value="&gt;0" calcext:base-cell-address="RED.D50"/>
          </calcext:conditional-format>
          <calcext:conditional-format calcext:target-range-address="RED.D51:RED.I51">
            <calcext:condition calcext:apply-style-name="Untitled1" calcext:value="&gt;0" calcext:base-cell-address="RED.D51"/>
          </calcext:conditional-format>
          <calcext:conditional-format calcext:target-range-address="RED.D52:RED.I52">
            <calcext:condition calcext:apply-style-name="Untitled1" calcext:value="&gt;0" calcext:base-cell-address="RED.D52"/>
          </calcext:conditional-format>
          <calcext:conditional-format calcext:target-range-address="RED.D53:RED.I53">
            <calcext:condition calcext:apply-style-name="Untitled1" calcext:value="&gt;0" calcext:base-cell-address="RED.D53"/>
          </calcext:conditional-format>
          <calcext:conditional-format calcext:target-range-address="RED.D54:RED.I54">
            <calcext:condition calcext:apply-style-name="Untitled1" calcext:value="&gt;0" calcext:base-cell-address="RED.D54"/>
          </calcext:conditional-format>
          <calcext:conditional-format calcext:target-range-address="RED.D55:RED.I55">
            <calcext:condition calcext:apply-style-name="Untitled1" calcext:value="&gt;0" calcext:base-cell-address="RED.D55"/>
          </calcext:conditional-format>
          <calcext:conditional-format calcext:target-range-address="RED.D56:RED.I56">
            <calcext:condition calcext:apply-style-name="Untitled1" calcext:value="&gt;0" calcext:base-cell-address="RED.D56"/>
          </calcext:conditional-format>
          <calcext:conditional-format calcext:target-range-address="RED.D57:RED.I57">
            <calcext:condition calcext:apply-style-name="Untitled1" calcext:value="&gt;0" calcext:base-cell-address="RED.D57"/>
          </calcext:conditional-format>
          <calcext:conditional-format calcext:target-range-address="RED.D58:RED.I58">
            <calcext:condition calcext:apply-style-name="Untitled1" calcext:value="&gt;0" calcext:base-cell-address="RED.D58"/>
          </calcext:conditional-format>
          <calcext:conditional-format calcext:target-range-address="RED.D59:RED.I59">
            <calcext:condition calcext:apply-style-name="Untitled1" calcext:value="&gt;0" calcext:base-cell-address="RED.D59"/>
          </calcext:conditional-format>
          <calcext:conditional-format calcext:target-range-address="RED.D60:RED.I60">
            <calcext:condition calcext:apply-style-name="Untitled1" calcext:value="&gt;0" calcext:base-cell-address="RED.D60"/>
          </calcext:conditional-format>
          <calcext:conditional-format calcext:target-range-address="RED.D61:RED.I61">
            <calcext:condition calcext:apply-style-name="Untitled1" calcext:value="&gt;0" calcext:base-cell-address="RED.D61"/>
          </calcext:conditional-format>
          <calcext:conditional-format calcext:target-range-address="RED.D62:RED.I62">
            <calcext:condition calcext:apply-style-name="Untitled1" calcext:value="&gt;0" calcext:base-cell-address="RED.D62"/>
          </calcext:conditional-format>
          <calcext:conditional-format calcext:target-range-address="RED.D63:RED.I63">
            <calcext:condition calcext:apply-style-name="Untitled1" calcext:value="&gt;0" calcext:base-cell-address="RED.D63"/>
          </calcext:conditional-format>
          <calcext:conditional-format calcext:target-range-address="RED.D64:RED.I64">
            <calcext:condition calcext:apply-style-name="Untitled1" calcext:value="&gt;0" calcext:base-cell-address="RED.D64"/>
          </calcext:conditional-format>
          <calcext:conditional-format calcext:target-range-address="RED.D65:RED.I65">
            <calcext:condition calcext:apply-style-name="Untitled1" calcext:value="&gt;0" calcext:base-cell-address="RED.D65"/>
          </calcext:conditional-format>
          <calcext:conditional-format calcext:target-range-address="RED.D66:RED.I66">
            <calcext:condition calcext:apply-style-name="Untitled1" calcext:value="&gt;0" calcext:base-cell-address="RED.D66"/>
          </calcext:conditional-format>
          <calcext:conditional-format calcext:target-range-address="RED.D67:RED.I67">
            <calcext:condition calcext:apply-style-name="Untitled1" calcext:value="&gt;0" calcext:base-cell-address="RED.D67"/>
          </calcext:conditional-format>
          <calcext:conditional-format calcext:target-range-address="RED.D68:RED.I68">
            <calcext:condition calcext:apply-style-name="Untitled1" calcext:value="&gt;0" calcext:base-cell-address="RED.D68"/>
          </calcext:conditional-format>
          <calcext:conditional-format calcext:target-range-address="RED.D69:RED.I69">
            <calcext:condition calcext:apply-style-name="Untitled1" calcext:value="&gt;0" calcext:base-cell-address="RED.D69"/>
          </calcext:conditional-format>
          <calcext:conditional-format calcext:target-range-address="RED.D70:RED.I70">
            <calcext:condition calcext:apply-style-name="Untitled1" calcext:value="&gt;0" calcext:base-cell-address="RED.D70"/>
          </calcext:conditional-format>
          <calcext:conditional-format calcext:target-range-address="RED.D71:RED.I71">
            <calcext:condition calcext:apply-style-name="Untitled1" calcext:value="&gt;0" calcext:base-cell-address="RED.D71"/>
          </calcext:conditional-format>
          <calcext:conditional-format calcext:target-range-address="RED.D72:RED.I72">
            <calcext:condition calcext:apply-style-name="Untitled1" calcext:value="&gt;0" calcext:base-cell-address="RED.D72"/>
          </calcext:conditional-format>
          <calcext:conditional-format calcext:target-range-address="RED.D73:RED.I73">
            <calcext:condition calcext:apply-style-name="Untitled1" calcext:value="&gt;0" calcext:base-cell-address="RED.D73"/>
          </calcext:conditional-format>
          <calcext:conditional-format calcext:target-range-address="RED.D74:RED.I74">
            <calcext:condition calcext:apply-style-name="Untitled1" calcext:value="&gt;0" calcext:base-cell-address="RED.D74"/>
          </calcext:conditional-format>
          <calcext:conditional-format calcext:target-range-address="RED.D75:RED.I75">
            <calcext:condition calcext:apply-style-name="Untitled1" calcext:value="&gt;0" calcext:base-cell-address="RED.D75"/>
          </calcext:conditional-format>
          <calcext:conditional-format calcext:target-range-address="RED.D76:RED.I76">
            <calcext:condition calcext:apply-style-name="Untitled1" calcext:value="&gt;0" calcext:base-cell-address="RED.D76"/>
          </calcext:conditional-format>
          <calcext:conditional-format calcext:target-range-address="RED.D77:RED.I77">
            <calcext:condition calcext:apply-style-name="Untitled1" calcext:value="&gt;0" calcext:base-cell-address="RED.D77"/>
          </calcext:conditional-format>
          <calcext:conditional-format calcext:target-range-address="RED.D78:RED.I78">
            <calcext:condition calcext:apply-style-name="Untitled1" calcext:value="&gt;0" calcext:base-cell-address="RED.D78"/>
          </calcext:conditional-format>
          <calcext:conditional-format calcext:target-range-address="RED.D79:RED.I79">
            <calcext:condition calcext:apply-style-name="Untitled1" calcext:value="&gt;0" calcext:base-cell-address="RED.D79"/>
          </calcext:conditional-format>
          <calcext:conditional-format calcext:target-range-address="RED.D80:RED.I80">
            <calcext:condition calcext:apply-style-name="Untitled1" calcext:value="&gt;0" calcext:base-cell-address="RED.D80"/>
          </calcext:conditional-format>
          <calcext:conditional-format calcext:target-range-address="RED.D81:RED.I81">
            <calcext:condition calcext:apply-style-name="Untitled1" calcext:value="&gt;0" calcext:base-cell-address="RED.D81"/>
          </calcext:conditional-format>
          <calcext:conditional-format calcext:target-range-address="RED.D82:RED.I82">
            <calcext:condition calcext:apply-style-name="Untitled1" calcext:value="&gt;0" calcext:base-cell-address="RED.D82"/>
          </calcext:conditional-format>
          <calcext:conditional-format calcext:target-range-address="RED.D83:RED.I83">
            <calcext:condition calcext:apply-style-name="Untitled1" calcext:value="&gt;0" calcext:base-cell-address="RED.D83"/>
          </calcext:conditional-format>
          <calcext:conditional-format calcext:target-range-address="RED.D84:RED.I84">
            <calcext:condition calcext:apply-style-name="Untitled1" calcext:value="&gt;0" calcext:base-cell-address="RED.D84"/>
          </calcext:conditional-format>
          <calcext:conditional-format calcext:target-range-address="RED.D85:RED.I85">
            <calcext:condition calcext:apply-style-name="Untitled1" calcext:value="&gt;0" calcext:base-cell-address="RED.D85"/>
          </calcext:conditional-format>
          <calcext:conditional-format calcext:target-range-address="RED.D86:RED.I86">
            <calcext:condition calcext:apply-style-name="Untitled1" calcext:value="&gt;0" calcext:base-cell-address="RED.D86"/>
          </calcext:conditional-format>
          <calcext:conditional-format calcext:target-range-address="RED.D87:RED.I87">
            <calcext:condition calcext:apply-style-name="Untitled1" calcext:value="&gt;0" calcext:base-cell-address="RED.D87"/>
          </calcext:conditional-format>
          <calcext:conditional-format calcext:target-range-address="RED.D88:RED.I88">
            <calcext:condition calcext:apply-style-name="Untitled1" calcext:value="&gt;0" calcext:base-cell-address="RED.D88"/>
          </calcext:conditional-format>
          <calcext:conditional-format calcext:target-range-address="RED.D89:RED.I89">
            <calcext:condition calcext:apply-style-name="Untitled1" calcext:value="&gt;0" calcext:base-cell-address="RED.D89"/>
          </calcext:conditional-format>
          <calcext:conditional-format calcext:target-range-address="RED.D90:RED.I90">
            <calcext:condition calcext:apply-style-name="Untitled1" calcext:value="&gt;0" calcext:base-cell-address="RED.D90"/>
          </calcext:conditional-format>
          <calcext:conditional-format calcext:target-range-address="RED.D91:RED.I91">
            <calcext:condition calcext:apply-style-name="Untitled1" calcext:value="&gt;0" calcext:base-cell-address="RED.D91"/>
          </calcext:conditional-format>
          <calcext:conditional-format calcext:target-range-address="RED.D92:RED.I92">
            <calcext:condition calcext:apply-style-name="Untitled1" calcext:value="&gt;0" calcext:base-cell-address="RED.D92"/>
          </calcext:conditional-format>
          <calcext:conditional-format calcext:target-range-address="RED.D93:RED.I93">
            <calcext:condition calcext:apply-style-name="Untitled1" calcext:value="&gt;0" calcext:base-cell-address="RED.D93"/>
          </calcext:conditional-format>
          <calcext:conditional-format calcext:target-range-address="RED.D94:RED.I94">
            <calcext:condition calcext:apply-style-name="Untitled1" calcext:value="&gt;0" calcext:base-cell-address="RED.D94"/>
          </calcext:conditional-format>
          <calcext:conditional-format calcext:target-range-address="RED.D95:RED.I95">
            <calcext:condition calcext:apply-style-name="Untitled1" calcext:value="&gt;0" calcext:base-cell-address="RED.D95"/>
          </calcext:conditional-format>
          <calcext:conditional-format calcext:target-range-address="RED.D96:RED.I96">
            <calcext:condition calcext:apply-style-name="Untitled1" calcext:value="&gt;0" calcext:base-cell-address="RED.D96"/>
          </calcext:conditional-format>
          <calcext:conditional-format calcext:target-range-address="RED.D97:RED.I97">
            <calcext:condition calcext:apply-style-name="Untitled1" calcext:value="&gt;0" calcext:base-cell-address="RED.D97"/>
          </calcext:conditional-format>
          <calcext:conditional-format calcext:target-range-address="RED.D98:RED.I98">
            <calcext:condition calcext:apply-style-name="Untitled1" calcext:value="&gt;0" calcext:base-cell-address="RED.D98"/>
          </calcext:conditional-format>
          <calcext:conditional-format calcext:target-range-address="RED.D99:RED.I99">
            <calcext:condition calcext:apply-style-name="Untitled1" calcext:value="&gt;0" calcext:base-cell-address="RED.D99"/>
          </calcext:conditional-format>
          <calcext:conditional-format calcext:target-range-address="RED.D100:RED.I100">
            <calcext:condition calcext:apply-style-name="Untitled1" calcext:value="&gt;0" calcext:base-cell-address="RED.D100"/>
          </calcext:conditional-format>
          <calcext:conditional-format calcext:target-range-address="RED.D101:RED.I101">
            <calcext:condition calcext:apply-style-name="Untitled1" calcext:value="&gt;0" calcext:base-cell-address="RED.D101"/>
          </calcext:conditional-format>
          <calcext:conditional-format calcext:target-range-address="RED.D102:RED.I102">
            <calcext:condition calcext:apply-style-name="Untitled1" calcext:value="&gt;0" calcext:base-cell-address="RED.D102"/>
          </calcext:conditional-format>
          <calcext:conditional-format calcext:target-range-address="RED.D103:RED.I103">
            <calcext:condition calcext:apply-style-name="Untitled1" calcext:value="&gt;0" calcext:base-cell-address="RED.D103"/>
          </calcext:conditional-format>
          <calcext:conditional-format calcext:target-range-address="RED.D104:RED.I104">
            <calcext:condition calcext:apply-style-name="Untitled1" calcext:value="&gt;0" calcext:base-cell-address="RED.D104"/>
          </calcext:conditional-format>
          <calcext:conditional-format calcext:target-range-address="RED.D105:RED.I105">
            <calcext:condition calcext:apply-style-name="Untitled1" calcext:value="&gt;0" calcext:base-cell-address="RED.D105"/>
          </calcext:conditional-format>
          <calcext:conditional-format calcext:target-range-address="RED.D106:RED.I106">
            <calcext:condition calcext:apply-style-name="Untitled1" calcext:value="&gt;0" calcext:base-cell-address="RED.D106"/>
          </calcext:conditional-format>
          <calcext:conditional-format calcext:target-range-address="RED.D107:RED.I107">
            <calcext:condition calcext:apply-style-name="Untitled1" calcext:value="&gt;0" calcext:base-cell-address="RED.D107"/>
          </calcext:conditional-format>
          <calcext:conditional-format calcext:target-range-address="RED.D108:RED.I108">
            <calcext:condition calcext:apply-style-name="Untitled1" calcext:value="&gt;0" calcext:base-cell-address="RED.D108"/>
          </calcext:conditional-format>
          <calcext:conditional-format calcext:target-range-address="RED.D109:RED.I109">
            <calcext:condition calcext:apply-style-name="Untitled1" calcext:value="&gt;0" calcext:base-cell-address="RED.D109"/>
          </calcext:conditional-format>
          <calcext:conditional-format calcext:target-range-address="RED.D110:RED.I110">
            <calcext:condition calcext:apply-style-name="Untitled1" calcext:value="&gt;0" calcext:base-cell-address="RED.D110"/>
          </calcext:conditional-format>
          <calcext:conditional-format calcext:target-range-address="RED.D111:RED.I111">
            <calcext:condition calcext:apply-style-name="Untitled1" calcext:value="&gt;0" calcext:base-cell-address="RED.D111"/>
          </calcext:conditional-format>
          <calcext:conditional-format calcext:target-range-address="RED.D112:RED.I112">
            <calcext:condition calcext:apply-style-name="Untitled1" calcext:value="&gt;0" calcext:base-cell-address="RED.D112"/>
          </calcext:conditional-format>
          <calcext:conditional-format calcext:target-range-address="RED.D113:RED.I113">
            <calcext:condition calcext:apply-style-name="Untitled1" calcext:value="&gt;0" calcext:base-cell-address="RED.D113"/>
          </calcext:conditional-format>
          <calcext:conditional-format calcext:target-range-address="RED.D114:RED.I114">
            <calcext:condition calcext:apply-style-name="Untitled1" calcext:value="&gt;0" calcext:base-cell-address="RED.D114"/>
          </calcext:conditional-format>
          <calcext:conditional-format calcext:target-range-address="RED.D115:RED.I115">
            <calcext:condition calcext:apply-style-name="Untitled1" calcext:value="&gt;0" calcext:base-cell-address="RED.D115"/>
          </calcext:conditional-format>
          <calcext:conditional-format calcext:target-range-address="RED.D116:RED.I116">
            <calcext:condition calcext:apply-style-name="Untitled1" calcext:value="&gt;0" calcext:base-cell-address="RED.D116"/>
          </calcext:conditional-format>
          <calcext:conditional-format calcext:target-range-address="RED.D117:RED.I117">
            <calcext:condition calcext:apply-style-name="Untitled1" calcext:value="&gt;0" calcext:base-cell-address="RED.D117"/>
          </calcext:conditional-format>
          <calcext:conditional-format calcext:target-range-address="RED.D118:RED.I118">
            <calcext:condition calcext:apply-style-name="Untitled1" calcext:value="&gt;0" calcext:base-cell-address="RED.D118"/>
          </calcext:conditional-format>
          <calcext:conditional-format calcext:target-range-address="RED.D119:RED.I119">
            <calcext:condition calcext:apply-style-name="Untitled1" calcext:value="&gt;0" calcext:base-cell-address="RED.D119"/>
          </calcext:conditional-format>
          <calcext:conditional-format calcext:target-range-address="RED.D120:RED.I120">
            <calcext:condition calcext:apply-style-name="Untitled1" calcext:value="&gt;0" calcext:base-cell-address="RED.D120"/>
          </calcext:conditional-format>
          <calcext:conditional-format calcext:target-range-address="RED.D121:RED.I121">
            <calcext:condition calcext:apply-style-name="Untitled1" calcext:value="&gt;0" calcext:base-cell-address="RED.D121"/>
          </calcext:conditional-format>
          <calcext:conditional-format calcext:target-range-address="RED.D122:RED.I122">
            <calcext:condition calcext:apply-style-name="Untitled1" calcext:value="&gt;0" calcext:base-cell-address="RED.D122"/>
          </calcext:conditional-format>
          <calcext:conditional-format calcext:target-range-address="RED.D123:RED.I123">
            <calcext:condition calcext:apply-style-name="Untitled1" calcext:value="&gt;0" calcext:base-cell-address="RED.D123"/>
          </calcext:conditional-format>
          <calcext:conditional-format calcext:target-range-address="RED.D124:RED.I124">
            <calcext:condition calcext:apply-style-name="Untitled1" calcext:value="&gt;0" calcext:base-cell-address="RED.D124"/>
          </calcext:conditional-format>
          <calcext:conditional-format calcext:target-range-address="RED.D125:RED.I125">
            <calcext:condition calcext:apply-style-name="Untitled1" calcext:value="&gt;0" calcext:base-cell-address="RED.D125"/>
          </calcext:conditional-format>
          <calcext:conditional-format calcext:target-range-address="RED.D126:RED.I126">
            <calcext:condition calcext:apply-style-name="Untitled1" calcext:value="&gt;0" calcext:base-cell-address="RED.D126"/>
          </calcext:conditional-format>
          <calcext:conditional-format calcext:target-range-address="RED.D127:RED.I127">
            <calcext:condition calcext:apply-style-name="Untitled1" calcext:value="&gt;0" calcext:base-cell-address="RED.D127"/>
          </calcext:conditional-format>
          <calcext:conditional-format calcext:target-range-address="RED.D128:RED.I128">
            <calcext:condition calcext:apply-style-name="Untitled1" calcext:value="&gt;0" calcext:base-cell-address="RED.D128"/>
          </calcext:conditional-format>
          <calcext:conditional-format calcext:target-range-address="RED.D129:RED.I129">
            <calcext:condition calcext:apply-style-name="Untitled1" calcext:value="&gt;0" calcext:base-cell-address="RED.D129"/>
          </calcext:conditional-format>
          <calcext:conditional-format calcext:target-range-address="RED.D130:RED.I130">
            <calcext:condition calcext:apply-style-name="Untitled1" calcext:value="&gt;0" calcext:base-cell-address="RED.D130"/>
          </calcext:conditional-format>
          <calcext:conditional-format calcext:target-range-address="RED.D131:RED.I131">
            <calcext:condition calcext:apply-style-name="Untitled1" calcext:value="&gt;0" calcext:base-cell-address="RED.D131"/>
          </calcext:conditional-format>
          <calcext:conditional-format calcext:target-range-address="RED.D132:RED.I132">
            <calcext:condition calcext:apply-style-name="Untitled1" calcext:value="&gt;0" calcext:base-cell-address="RED.D132"/>
          </calcext:conditional-format>
          <calcext:conditional-format calcext:target-range-address="RED.D133:RED.I133">
            <calcext:condition calcext:apply-style-name="Untitled1" calcext:value="&gt;0" calcext:base-cell-address="RED.D133"/>
          </calcext:conditional-format>
          <calcext:conditional-format calcext:target-range-address="RED.D134:RED.I134">
            <calcext:condition calcext:apply-style-name="Untitled1" calcext:value="&gt;0" calcext:base-cell-address="RED.D134"/>
          </calcext:conditional-format>
          <calcext:conditional-format calcext:target-range-address="RED.D135:RED.I135">
            <calcext:condition calcext:apply-style-name="Untitled1" calcext:value="&gt;0" calcext:base-cell-address="RED.D135"/>
          </calcext:conditional-format>
          <calcext:conditional-format calcext:target-range-address="RED.D136:RED.I136">
            <calcext:condition calcext:apply-style-name="Untitled1" calcext:value="&gt;0" calcext:base-cell-address="RED.D136"/>
          </calcext:conditional-format>
          <calcext:conditional-format calcext:target-range-address="RED.D137:RED.I137">
            <calcext:condition calcext:apply-style-name="Untitled1" calcext:value="&gt;0" calcext:base-cell-address="RED.D137"/>
          </calcext:conditional-format>
          <calcext:conditional-format calcext:target-range-address="RED.D138:RED.I138">
            <calcext:condition calcext:apply-style-name="Untitled1" calcext:value="&gt;0" calcext:base-cell-address="RED.D138"/>
          </calcext:conditional-format>
          <calcext:conditional-format calcext:target-range-address="RED.D139:RED.I139">
            <calcext:condition calcext:apply-style-name="Untitled1" calcext:value="&gt;0" calcext:base-cell-address="RED.D139"/>
          </calcext:conditional-format>
          <calcext:conditional-format calcext:target-range-address="RED.D140:RED.I140">
            <calcext:condition calcext:apply-style-name="Untitled1" calcext:value="&gt;0" calcext:base-cell-address="RED.D140"/>
          </calcext:conditional-format>
          <calcext:conditional-format calcext:target-range-address="RED.D141:RED.I141">
            <calcext:condition calcext:apply-style-name="Untitled1" calcext:value="&gt;0" calcext:base-cell-address="RED.D141"/>
          </calcext:conditional-format>
          <calcext:conditional-format calcext:target-range-address="RED.D142:RED.I142">
            <calcext:condition calcext:apply-style-name="Untitled1" calcext:value="&gt;0" calcext:base-cell-address="RED.D142"/>
          </calcext:conditional-format>
          <calcext:conditional-format calcext:target-range-address="RED.D143:RED.I143">
            <calcext:condition calcext:apply-style-name="Untitled1" calcext:value="&gt;0" calcext:base-cell-address="RED.D143"/>
          </calcext:conditional-format>
          <calcext:conditional-format calcext:target-range-address="RED.D144:RED.I144">
            <calcext:condition calcext:apply-style-name="Untitled1" calcext:value="&gt;0" calcext:base-cell-address="RED.D144"/>
          </calcext:conditional-format>
          <calcext:conditional-format calcext:target-range-address="RED.D145:RED.I145">
            <calcext:condition calcext:apply-style-name="Untitled1" calcext:value="&gt;0" calcext:base-cell-address="RED.D145"/>
          </calcext:conditional-format>
          <calcext:conditional-format calcext:target-range-address="RED.D146:RED.I146">
            <calcext:condition calcext:apply-style-name="Untitled1" calcext:value="&gt;0" calcext:base-cell-address="RED.D146"/>
          </calcext:conditional-format>
          <calcext:conditional-format calcext:target-range-address="RED.D147:RED.I147">
            <calcext:condition calcext:apply-style-name="Untitled1" calcext:value="&gt;0" calcext:base-cell-address="RED.D147"/>
          </calcext:conditional-format>
          <calcext:conditional-format calcext:target-range-address="RED.D148:RED.I148">
            <calcext:condition calcext:apply-style-name="Untitled1" calcext:value="&gt;0" calcext:base-cell-address="RED.D148"/>
          </calcext:conditional-format>
          <calcext:conditional-format calcext:target-range-address="RED.D149:RED.I149">
            <calcext:condition calcext:apply-style-name="Untitled1" calcext:value="&gt;0" calcext:base-cell-address="RED.D149"/>
          </calcext:conditional-format>
          <calcext:conditional-format calcext:target-range-address="RED.D150:RED.I150">
            <calcext:condition calcext:apply-style-name="Untitled1" calcext:value="&gt;0" calcext:base-cell-address="RED.D150"/>
          </calcext:conditional-format>
          <calcext:conditional-format calcext:target-range-address="RED.D151:RED.I151">
            <calcext:condition calcext:apply-style-name="Untitled1" calcext:value="&gt;0" calcext:base-cell-address="RED.D151"/>
          </calcext:conditional-format>
          <calcext:conditional-format calcext:target-range-address="RED.D152:RED.I152">
            <calcext:condition calcext:apply-style-name="Untitled1" calcext:value="&gt;0" calcext:base-cell-address="RED.D152"/>
          </calcext:conditional-format>
          <calcext:conditional-format calcext:target-range-address="RED.D153:RED.I153">
            <calcext:condition calcext:apply-style-name="Untitled1" calcext:value="&gt;0" calcext:base-cell-address="RED.D153"/>
          </calcext:conditional-format>
          <calcext:conditional-format calcext:target-range-address="RED.D154:RED.I154">
            <calcext:condition calcext:apply-style-name="Untitled1" calcext:value="&gt;0" calcext:base-cell-address="RED.D154"/>
          </calcext:conditional-format>
          <calcext:conditional-format calcext:target-range-address="RED.D155:RED.I155">
            <calcext:condition calcext:apply-style-name="Untitled1" calcext:value="&gt;0" calcext:base-cell-address="RED.D155"/>
          </calcext:conditional-format>
          <calcext:conditional-format calcext:target-range-address="RED.D156:RED.I156">
            <calcext:condition calcext:apply-style-name="Untitled1" calcext:value="&gt;0" calcext:base-cell-address="RED.D156"/>
          </calcext:conditional-format>
          <calcext:conditional-format calcext:target-range-address="RED.D157:RED.I157">
            <calcext:condition calcext:apply-style-name="Untitled1" calcext:value="&gt;0" calcext:base-cell-address="RED.D157"/>
          </calcext:conditional-format>
          <calcext:conditional-format calcext:target-range-address="RED.D158:RED.I158">
            <calcext:condition calcext:apply-style-name="Untitled1" calcext:value="&gt;0" calcext:base-cell-address="RED.D158"/>
          </calcext:conditional-format>
          <calcext:conditional-format calcext:target-range-address="RED.D159:RED.I159">
            <calcext:condition calcext:apply-style-name="Untitled1" calcext:value="&gt;0" calcext:base-cell-address="RED.D159"/>
          </calcext:conditional-format>
          <calcext:conditional-format calcext:target-range-address="RED.D160:RED.I160">
            <calcext:condition calcext:apply-style-name="Untitled1" calcext:value="&gt;0" calcext:base-cell-address="RED.D160"/>
          </calcext:conditional-format>
          <calcext:conditional-format calcext:target-range-address="RED.D161:RED.I161">
            <calcext:condition calcext:apply-style-name="Untitled1" calcext:value="&gt;0" calcext:base-cell-address="RED.D161"/>
          </calcext:conditional-format>
          <calcext:conditional-format calcext:target-range-address="RED.D162:RED.I162">
            <calcext:condition calcext:apply-style-name="Untitled1" calcext:value="&gt;0" calcext:base-cell-address="RED.D162"/>
          </calcext:conditional-format>
          <calcext:conditional-format calcext:target-range-address="RED.D163:RED.I163">
            <calcext:condition calcext:apply-style-name="Untitled1" calcext:value="&gt;0" calcext:base-cell-address="RED.D163"/>
          </calcext:conditional-format>
          <calcext:conditional-format calcext:target-range-address="RED.D164:RED.I164">
            <calcext:condition calcext:apply-style-name="Untitled1" calcext:value="&gt;0" calcext:base-cell-address="RED.D164"/>
          </calcext:conditional-format>
          <calcext:conditional-format calcext:target-range-address="RED.D165:RED.I165">
            <calcext:condition calcext:apply-style-name="Untitled1" calcext:value="&gt;0" calcext:base-cell-address="RED.D165"/>
          </calcext:conditional-format>
          <calcext:conditional-format calcext:target-range-address="RED.D166:RED.I166">
            <calcext:condition calcext:apply-style-name="Untitled1" calcext:value="&gt;0" calcext:base-cell-address="RED.D166"/>
          </calcext:conditional-format>
          <calcext:conditional-format calcext:target-range-address="RED.D167:RED.I167">
            <calcext:condition calcext:apply-style-name="Untitled1" calcext:value="&gt;0" calcext:base-cell-address="RED.D167"/>
          </calcext:conditional-format>
          <calcext:conditional-format calcext:target-range-address="RED.D168:RED.I168">
            <calcext:condition calcext:apply-style-name="Untitled1" calcext:value="&gt;0" calcext:base-cell-address="RED.D168"/>
          </calcext:conditional-format>
          <calcext:conditional-format calcext:target-range-address="RED.D169:RED.I169">
            <calcext:condition calcext:apply-style-name="Untitled1" calcext:value="&gt;0" calcext:base-cell-address="RED.D169"/>
          </calcext:conditional-format>
          <calcext:conditional-format calcext:target-range-address="RED.D170:RED.I170">
            <calcext:condition calcext:apply-style-name="Untitled1" calcext:value="&gt;0" calcext:base-cell-address="RED.D170"/>
          </calcext:conditional-format>
          <calcext:conditional-format calcext:target-range-address="RED.D171:RED.I171">
            <calcext:condition calcext:apply-style-name="Untitled1" calcext:value="&gt;0" calcext:base-cell-address="RED.D171"/>
          </calcext:conditional-format>
          <calcext:conditional-format calcext:target-range-address="RED.D172:RED.I172">
            <calcext:condition calcext:apply-style-name="Untitled1" calcext:value="&gt;0" calcext:base-cell-address="RED.D172"/>
          </calcext:conditional-format>
          <calcext:conditional-format calcext:target-range-address="RED.D173:RED.I173">
            <calcext:condition calcext:apply-style-name="Untitled1" calcext:value="&gt;0" calcext:base-cell-address="RED.D173"/>
          </calcext:conditional-format>
          <calcext:conditional-format calcext:target-range-address="RED.D174:RED.I174">
            <calcext:condition calcext:apply-style-name="Untitled1" calcext:value="&gt;0" calcext:base-cell-address="RED.D174"/>
          </calcext:conditional-format>
          <calcext:conditional-format calcext:target-range-address="RED.D175:RED.I175">
            <calcext:condition calcext:apply-style-name="Untitled1" calcext:value="&gt;0" calcext:base-cell-address="RED.D175"/>
          </calcext:conditional-format>
          <calcext:conditional-format calcext:target-range-address="RED.D176:RED.I176">
            <calcext:condition calcext:apply-style-name="Untitled1" calcext:value="&gt;0" calcext:base-cell-address="RED.D176"/>
          </calcext:conditional-format>
          <calcext:conditional-format calcext:target-range-address="RED.D177:RED.I177">
            <calcext:condition calcext:apply-style-name="Untitled1" calcext:value="&gt;0" calcext:base-cell-address="RED.D177"/>
          </calcext:conditional-format>
          <calcext:conditional-format calcext:target-range-address="RED.D178:RED.I178">
            <calcext:condition calcext:apply-style-name="Untitled1" calcext:value="&gt;0" calcext:base-cell-address="RED.D178"/>
          </calcext:conditional-format>
          <calcext:conditional-format calcext:target-range-address="RED.D179:RED.I179">
            <calcext:condition calcext:apply-style-name="Untitled1" calcext:value="&gt;0" calcext:base-cell-address="RED.D179"/>
          </calcext:conditional-format>
          <calcext:conditional-format calcext:target-range-address="RED.D180:RED.I180">
            <calcext:condition calcext:apply-style-name="Untitled1" calcext:value="&gt;0" calcext:base-cell-address="RED.D180"/>
          </calcext:conditional-format>
          <calcext:conditional-format calcext:target-range-address="RED.D181:RED.I181">
            <calcext:condition calcext:apply-style-name="Untitled1" calcext:value="&gt;0" calcext:base-cell-address="RED.D181"/>
          </calcext:conditional-format>
          <calcext:conditional-format calcext:target-range-address="RED.D182:RED.I182">
            <calcext:condition calcext:apply-style-name="Untitled1" calcext:value="&gt;0" calcext:base-cell-address="RED.D182"/>
          </calcext:conditional-format>
          <calcext:conditional-format calcext:target-range-address="RED.D183:RED.I183">
            <calcext:condition calcext:apply-style-name="Untitled1" calcext:value="&gt;0" calcext:base-cell-address="RED.D183"/>
          </calcext:conditional-format>
          <calcext:conditional-format calcext:target-range-address="RED.D11:RED.I183 RED.D4:RED.I5 RED.D7:RED.I9">
            <calcext:condition calcext:apply-style-name="Untitled1" calcext:value="&gt;0" calcext:base-cell-address="RED.D4"/>
          </calcext:conditional-format>
          <calcext:conditional-format calcext:target-range-address="RED.AM4:RED.AP4">
            <calcext:condition calcext:apply-style-name="Untitled1" calcext:value="&gt;0" calcext:base-cell-address="RED.AM4"/>
          </calcext:conditional-format>
          <calcext:conditional-format calcext:target-range-address="RED.AM4:RED.AP4">
            <calcext:condition calcext:apply-style-name="Untitled1" calcext:value="&gt;0" calcext:base-cell-address="RED.AM4"/>
          </calcext:conditional-format>
          <calcext:conditional-format calcext:target-range-address="RED.AM5:RED.AP5">
            <calcext:condition calcext:apply-style-name="Untitled1" calcext:value="&gt;0" calcext:base-cell-address="RED.AM5"/>
          </calcext:conditional-format>
          <calcext:conditional-format calcext:target-range-address="RED.AM5:RED.AP5">
            <calcext:condition calcext:apply-style-name="Untitled1" calcext:value="&gt;0" calcext:base-cell-address="RED.AM5"/>
          </calcext:conditional-format>
          <calcext:conditional-format calcext:target-range-address="RED.AM7:RED.AP7">
            <calcext:condition calcext:apply-style-name="Untitled1" calcext:value="&gt;0" calcext:base-cell-address="RED.AM7"/>
          </calcext:conditional-format>
          <calcext:conditional-format calcext:target-range-address="RED.AM7:RED.AP7">
            <calcext:condition calcext:apply-style-name="Untitled1" calcext:value="&gt;0" calcext:base-cell-address="RED.AM7"/>
          </calcext:conditional-format>
          <calcext:conditional-format calcext:target-range-address="RED.AM8:RED.AP8">
            <calcext:condition calcext:apply-style-name="Untitled1" calcext:value="&gt;0" calcext:base-cell-address="RED.AM8"/>
          </calcext:conditional-format>
          <calcext:conditional-format calcext:target-range-address="RED.AM8:RED.AP8">
            <calcext:condition calcext:apply-style-name="Untitled1" calcext:value="&gt;0" calcext:base-cell-address="RED.AM8"/>
          </calcext:conditional-format>
          <calcext:conditional-format calcext:target-range-address="RED.AM9:RED.AP9">
            <calcext:condition calcext:apply-style-name="Untitled1" calcext:value="&gt;0" calcext:base-cell-address="RED.AM9"/>
          </calcext:conditional-format>
          <calcext:conditional-format calcext:target-range-address="RED.AM9:RED.AP9">
            <calcext:condition calcext:apply-style-name="Untitled1" calcext:value="&gt;0" calcext:base-cell-address="RED.AM9"/>
          </calcext:conditional-format>
          <calcext:conditional-format calcext:target-range-address="RED.AM11:RED.AP11">
            <calcext:condition calcext:apply-style-name="Untitled1" calcext:value="&gt;0" calcext:base-cell-address="RED.AM11"/>
          </calcext:conditional-format>
          <calcext:conditional-format calcext:target-range-address="RED.AM11:RED.AP11">
            <calcext:condition calcext:apply-style-name="Untitled1" calcext:value="&gt;0" calcext:base-cell-address="RED.AM11"/>
          </calcext:conditional-format>
          <calcext:conditional-format calcext:target-range-address="RED.AM12:RED.AP12">
            <calcext:condition calcext:apply-style-name="Untitled1" calcext:value="&gt;0" calcext:base-cell-address="RED.AM12"/>
          </calcext:conditional-format>
          <calcext:conditional-format calcext:target-range-address="RED.AM12:RED.AP12">
            <calcext:condition calcext:apply-style-name="Untitled1" calcext:value="&gt;0" calcext:base-cell-address="RED.AM12"/>
          </calcext:conditional-format>
          <calcext:conditional-format calcext:target-range-address="RED.AM13:RED.AP13">
            <calcext:condition calcext:apply-style-name="Untitled1" calcext:value="&gt;0" calcext:base-cell-address="RED.AM13"/>
          </calcext:conditional-format>
          <calcext:conditional-format calcext:target-range-address="RED.AM13:RED.AP13">
            <calcext:condition calcext:apply-style-name="Untitled1" calcext:value="&gt;0" calcext:base-cell-address="RED.AM13"/>
          </calcext:conditional-format>
          <calcext:conditional-format calcext:target-range-address="RED.AM14:RED.AP14">
            <calcext:condition calcext:apply-style-name="Untitled1" calcext:value="&gt;0" calcext:base-cell-address="RED.AM14"/>
          </calcext:conditional-format>
          <calcext:conditional-format calcext:target-range-address="RED.AM14:RED.AP14">
            <calcext:condition calcext:apply-style-name="Untitled1" calcext:value="&gt;0" calcext:base-cell-address="RED.AM14"/>
          </calcext:conditional-format>
          <calcext:conditional-format calcext:target-range-address="RED.AM15:RED.AP15">
            <calcext:condition calcext:apply-style-name="Untitled1" calcext:value="&gt;0" calcext:base-cell-address="RED.AM15"/>
          </calcext:conditional-format>
          <calcext:conditional-format calcext:target-range-address="RED.AM15:RED.AP15">
            <calcext:condition calcext:apply-style-name="Untitled1" calcext:value="&gt;0" calcext:base-cell-address="RED.AM15"/>
          </calcext:conditional-format>
          <calcext:conditional-format calcext:target-range-address="RED.AM16:RED.AP16">
            <calcext:condition calcext:apply-style-name="Untitled1" calcext:value="&gt;0" calcext:base-cell-address="RED.AM16"/>
          </calcext:conditional-format>
          <calcext:conditional-format calcext:target-range-address="RED.AM16:RED.AP16">
            <calcext:condition calcext:apply-style-name="Untitled1" calcext:value="&gt;0" calcext:base-cell-address="RED.AM16"/>
          </calcext:conditional-format>
          <calcext:conditional-format calcext:target-range-address="RED.AM17:RED.AP17">
            <calcext:condition calcext:apply-style-name="Untitled1" calcext:value="&gt;0" calcext:base-cell-address="RED.AM17"/>
          </calcext:conditional-format>
          <calcext:conditional-format calcext:target-range-address="RED.AM17:RED.AP17">
            <calcext:condition calcext:apply-style-name="Untitled1" calcext:value="&gt;0" calcext:base-cell-address="RED.AM17"/>
          </calcext:conditional-format>
          <calcext:conditional-format calcext:target-range-address="RED.AM18:RED.AP18">
            <calcext:condition calcext:apply-style-name="Untitled1" calcext:value="&gt;0" calcext:base-cell-address="RED.AM18"/>
          </calcext:conditional-format>
          <calcext:conditional-format calcext:target-range-address="RED.AM18:RED.AP18">
            <calcext:condition calcext:apply-style-name="Untitled1" calcext:value="&gt;0" calcext:base-cell-address="RED.AM18"/>
          </calcext:conditional-format>
          <calcext:conditional-format calcext:target-range-address="RED.AM19:RED.AP19">
            <calcext:condition calcext:apply-style-name="Untitled1" calcext:value="&gt;0" calcext:base-cell-address="RED.AM19"/>
          </calcext:conditional-format>
          <calcext:conditional-format calcext:target-range-address="RED.AM19:RED.AP19">
            <calcext:condition calcext:apply-style-name="Untitled1" calcext:value="&gt;0" calcext:base-cell-address="RED.AM19"/>
          </calcext:conditional-format>
          <calcext:conditional-format calcext:target-range-address="RED.AM20:RED.AP20">
            <calcext:condition calcext:apply-style-name="Untitled1" calcext:value="&gt;0" calcext:base-cell-address="RED.AM20"/>
          </calcext:conditional-format>
          <calcext:conditional-format calcext:target-range-address="RED.AM20:RED.AP20">
            <calcext:condition calcext:apply-style-name="Untitled1" calcext:value="&gt;0" calcext:base-cell-address="RED.AM20"/>
          </calcext:conditional-format>
          <calcext:conditional-format calcext:target-range-address="RED.AM21:RED.AP21">
            <calcext:condition calcext:apply-style-name="Untitled1" calcext:value="&gt;0" calcext:base-cell-address="RED.AM21"/>
          </calcext:conditional-format>
          <calcext:conditional-format calcext:target-range-address="RED.AM21:RED.AP21">
            <calcext:condition calcext:apply-style-name="Untitled1" calcext:value="&gt;0" calcext:base-cell-address="RED.AM21"/>
          </calcext:conditional-format>
          <calcext:conditional-format calcext:target-range-address="RED.AM22:RED.AP22">
            <calcext:condition calcext:apply-style-name="Untitled1" calcext:value="&gt;0" calcext:base-cell-address="RED.AM22"/>
          </calcext:conditional-format>
          <calcext:conditional-format calcext:target-range-address="RED.AM22:RED.AP22">
            <calcext:condition calcext:apply-style-name="Untitled1" calcext:value="&gt;0" calcext:base-cell-address="RED.AM22"/>
          </calcext:conditional-format>
          <calcext:conditional-format calcext:target-range-address="RED.AM23:RED.AP23">
            <calcext:condition calcext:apply-style-name="Untitled1" calcext:value="&gt;0" calcext:base-cell-address="RED.AM23"/>
          </calcext:conditional-format>
          <calcext:conditional-format calcext:target-range-address="RED.AM23:RED.AP23">
            <calcext:condition calcext:apply-style-name="Untitled1" calcext:value="&gt;0" calcext:base-cell-address="RED.AM23"/>
          </calcext:conditional-format>
          <calcext:conditional-format calcext:target-range-address="RED.AM24:RED.AP24">
            <calcext:condition calcext:apply-style-name="Untitled1" calcext:value="&gt;0" calcext:base-cell-address="RED.AM24"/>
          </calcext:conditional-format>
          <calcext:conditional-format calcext:target-range-address="RED.AM24:RED.AP24">
            <calcext:condition calcext:apply-style-name="Untitled1" calcext:value="&gt;0" calcext:base-cell-address="RED.AM24"/>
          </calcext:conditional-format>
          <calcext:conditional-format calcext:target-range-address="RED.AM25:RED.AP25">
            <calcext:condition calcext:apply-style-name="Untitled1" calcext:value="&gt;0" calcext:base-cell-address="RED.AM25"/>
          </calcext:conditional-format>
          <calcext:conditional-format calcext:target-range-address="RED.AM25:RED.AP25">
            <calcext:condition calcext:apply-style-name="Untitled1" calcext:value="&gt;0" calcext:base-cell-address="RED.AM25"/>
          </calcext:conditional-format>
          <calcext:conditional-format calcext:target-range-address="RED.AM26:RED.AP26">
            <calcext:condition calcext:apply-style-name="Untitled1" calcext:value="&gt;0" calcext:base-cell-address="RED.AM26"/>
          </calcext:conditional-format>
          <calcext:conditional-format calcext:target-range-address="RED.AM26:RED.AP26">
            <calcext:condition calcext:apply-style-name="Untitled1" calcext:value="&gt;0" calcext:base-cell-address="RED.AM26"/>
          </calcext:conditional-format>
          <calcext:conditional-format calcext:target-range-address="RED.AM27:RED.AP27">
            <calcext:condition calcext:apply-style-name="Untitled1" calcext:value="&gt;0" calcext:base-cell-address="RED.AM27"/>
          </calcext:conditional-format>
          <calcext:conditional-format calcext:target-range-address="RED.AM27:RED.AP27">
            <calcext:condition calcext:apply-style-name="Untitled1" calcext:value="&gt;0" calcext:base-cell-address="RED.AM27"/>
          </calcext:conditional-format>
          <calcext:conditional-format calcext:target-range-address="RED.AM28:RED.AP28">
            <calcext:condition calcext:apply-style-name="Untitled1" calcext:value="&gt;0" calcext:base-cell-address="RED.AM28"/>
          </calcext:conditional-format>
          <calcext:conditional-format calcext:target-range-address="RED.AM28:RED.AP28">
            <calcext:condition calcext:apply-style-name="Untitled1" calcext:value="&gt;0" calcext:base-cell-address="RED.AM28"/>
          </calcext:conditional-format>
          <calcext:conditional-format calcext:target-range-address="RED.AM29:RED.AP29">
            <calcext:condition calcext:apply-style-name="Untitled1" calcext:value="&gt;0" calcext:base-cell-address="RED.AM29"/>
          </calcext:conditional-format>
          <calcext:conditional-format calcext:target-range-address="RED.AM29:RED.AP29">
            <calcext:condition calcext:apply-style-name="Untitled1" calcext:value="&gt;0" calcext:base-cell-address="RED.AM29"/>
          </calcext:conditional-format>
          <calcext:conditional-format calcext:target-range-address="RED.AM30:RED.AP30">
            <calcext:condition calcext:apply-style-name="Untitled1" calcext:value="&gt;0" calcext:base-cell-address="RED.AM30"/>
          </calcext:conditional-format>
          <calcext:conditional-format calcext:target-range-address="RED.AM30:RED.AP30">
            <calcext:condition calcext:apply-style-name="Untitled1" calcext:value="&gt;0" calcext:base-cell-address="RED.AM30"/>
          </calcext:conditional-format>
          <calcext:conditional-format calcext:target-range-address="RED.AM31:RED.AP31">
            <calcext:condition calcext:apply-style-name="Untitled1" calcext:value="&gt;0" calcext:base-cell-address="RED.AM31"/>
          </calcext:conditional-format>
          <calcext:conditional-format calcext:target-range-address="RED.AM31:RED.AP31">
            <calcext:condition calcext:apply-style-name="Untitled1" calcext:value="&gt;0" calcext:base-cell-address="RED.AM31"/>
          </calcext:conditional-format>
          <calcext:conditional-format calcext:target-range-address="RED.AM32:RED.AP32">
            <calcext:condition calcext:apply-style-name="Untitled1" calcext:value="&gt;0" calcext:base-cell-address="RED.AM32"/>
          </calcext:conditional-format>
          <calcext:conditional-format calcext:target-range-address="RED.AM32:RED.AP32">
            <calcext:condition calcext:apply-style-name="Untitled1" calcext:value="&gt;0" calcext:base-cell-address="RED.AM32"/>
          </calcext:conditional-format>
          <calcext:conditional-format calcext:target-range-address="RED.AM33:RED.AP33">
            <calcext:condition calcext:apply-style-name="Untitled1" calcext:value="&gt;0" calcext:base-cell-address="RED.AM33"/>
          </calcext:conditional-format>
          <calcext:conditional-format calcext:target-range-address="RED.AM33:RED.AP33">
            <calcext:condition calcext:apply-style-name="Untitled1" calcext:value="&gt;0" calcext:base-cell-address="RED.AM33"/>
          </calcext:conditional-format>
          <calcext:conditional-format calcext:target-range-address="RED.AM34:RED.AP34">
            <calcext:condition calcext:apply-style-name="Untitled1" calcext:value="&gt;0" calcext:base-cell-address="RED.AM34"/>
          </calcext:conditional-format>
          <calcext:conditional-format calcext:target-range-address="RED.AM34:RED.AP34">
            <calcext:condition calcext:apply-style-name="Untitled1" calcext:value="&gt;0" calcext:base-cell-address="RED.AM34"/>
          </calcext:conditional-format>
          <calcext:conditional-format calcext:target-range-address="RED.AM35:RED.AP35">
            <calcext:condition calcext:apply-style-name="Untitled1" calcext:value="&gt;0" calcext:base-cell-address="RED.AM35"/>
          </calcext:conditional-format>
          <calcext:conditional-format calcext:target-range-address="RED.AM35:RED.AP35">
            <calcext:condition calcext:apply-style-name="Untitled1" calcext:value="&gt;0" calcext:base-cell-address="RED.AM35"/>
          </calcext:conditional-format>
          <calcext:conditional-format calcext:target-range-address="RED.AM36:RED.AP36">
            <calcext:condition calcext:apply-style-name="Untitled1" calcext:value="&gt;0" calcext:base-cell-address="RED.AM36"/>
          </calcext:conditional-format>
          <calcext:conditional-format calcext:target-range-address="RED.AM36:RED.AP36">
            <calcext:condition calcext:apply-style-name="Untitled1" calcext:value="&gt;0" calcext:base-cell-address="RED.AM36"/>
          </calcext:conditional-format>
          <calcext:conditional-format calcext:target-range-address="RED.AM37:RED.AP37">
            <calcext:condition calcext:apply-style-name="Untitled1" calcext:value="&gt;0" calcext:base-cell-address="RED.AM37"/>
          </calcext:conditional-format>
          <calcext:conditional-format calcext:target-range-address="RED.AM37:RED.AP37">
            <calcext:condition calcext:apply-style-name="Untitled1" calcext:value="&gt;0" calcext:base-cell-address="RED.AM37"/>
          </calcext:conditional-format>
          <calcext:conditional-format calcext:target-range-address="RED.AM38:RED.AP38">
            <calcext:condition calcext:apply-style-name="Untitled1" calcext:value="&gt;0" calcext:base-cell-address="RED.AM38"/>
          </calcext:conditional-format>
          <calcext:conditional-format calcext:target-range-address="RED.AM38:RED.AP38">
            <calcext:condition calcext:apply-style-name="Untitled1" calcext:value="&gt;0" calcext:base-cell-address="RED.AM38"/>
          </calcext:conditional-format>
          <calcext:conditional-format calcext:target-range-address="RED.AM39:RED.AP39">
            <calcext:condition calcext:apply-style-name="Untitled1" calcext:value="&gt;0" calcext:base-cell-address="RED.AM39"/>
          </calcext:conditional-format>
          <calcext:conditional-format calcext:target-range-address="RED.AM39:RED.AP39">
            <calcext:condition calcext:apply-style-name="Untitled1" calcext:value="&gt;0" calcext:base-cell-address="RED.AM39"/>
          </calcext:conditional-format>
          <calcext:conditional-format calcext:target-range-address="RED.AM40:RED.AP40">
            <calcext:condition calcext:apply-style-name="Untitled1" calcext:value="&gt;0" calcext:base-cell-address="RED.AM40"/>
          </calcext:conditional-format>
          <calcext:conditional-format calcext:target-range-address="RED.AM40:RED.AP40">
            <calcext:condition calcext:apply-style-name="Untitled1" calcext:value="&gt;0" calcext:base-cell-address="RED.AM40"/>
          </calcext:conditional-format>
          <calcext:conditional-format calcext:target-range-address="RED.AM41:RED.AP41">
            <calcext:condition calcext:apply-style-name="Untitled1" calcext:value="&gt;0" calcext:base-cell-address="RED.AM41"/>
          </calcext:conditional-format>
          <calcext:conditional-format calcext:target-range-address="RED.AM41:RED.AP41">
            <calcext:condition calcext:apply-style-name="Untitled1" calcext:value="&gt;0" calcext:base-cell-address="RED.AM41"/>
          </calcext:conditional-format>
          <calcext:conditional-format calcext:target-range-address="RED.AM42:RED.AP42">
            <calcext:condition calcext:apply-style-name="Untitled1" calcext:value="&gt;0" calcext:base-cell-address="RED.AM42"/>
          </calcext:conditional-format>
          <calcext:conditional-format calcext:target-range-address="RED.AM42:RED.AP42">
            <calcext:condition calcext:apply-style-name="Untitled1" calcext:value="&gt;0" calcext:base-cell-address="RED.AM42"/>
          </calcext:conditional-format>
          <calcext:conditional-format calcext:target-range-address="RED.AM43:RED.AP43">
            <calcext:condition calcext:apply-style-name="Untitled1" calcext:value="&gt;0" calcext:base-cell-address="RED.AM43"/>
          </calcext:conditional-format>
          <calcext:conditional-format calcext:target-range-address="RED.AM43:RED.AP43">
            <calcext:condition calcext:apply-style-name="Untitled1" calcext:value="&gt;0" calcext:base-cell-address="RED.AM43"/>
          </calcext:conditional-format>
          <calcext:conditional-format calcext:target-range-address="RED.AM44:RED.AP44">
            <calcext:condition calcext:apply-style-name="Untitled1" calcext:value="&gt;0" calcext:base-cell-address="RED.AM44"/>
          </calcext:conditional-format>
          <calcext:conditional-format calcext:target-range-address="RED.AM44:RED.AP44">
            <calcext:condition calcext:apply-style-name="Untitled1" calcext:value="&gt;0" calcext:base-cell-address="RED.AM44"/>
          </calcext:conditional-format>
          <calcext:conditional-format calcext:target-range-address="RED.AM45:RED.AP45">
            <calcext:condition calcext:apply-style-name="Untitled1" calcext:value="&gt;0" calcext:base-cell-address="RED.AM45"/>
          </calcext:conditional-format>
          <calcext:conditional-format calcext:target-range-address="RED.AM45:RED.AP45">
            <calcext:condition calcext:apply-style-name="Untitled1" calcext:value="&gt;0" calcext:base-cell-address="RED.AM45"/>
          </calcext:conditional-format>
          <calcext:conditional-format calcext:target-range-address="RED.AM46:RED.AP46">
            <calcext:condition calcext:apply-style-name="Untitled1" calcext:value="&gt;0" calcext:base-cell-address="RED.AM46"/>
          </calcext:conditional-format>
          <calcext:conditional-format calcext:target-range-address="RED.AM46:RED.AP46">
            <calcext:condition calcext:apply-style-name="Untitled1" calcext:value="&gt;0" calcext:base-cell-address="RED.AM46"/>
          </calcext:conditional-format>
          <calcext:conditional-format calcext:target-range-address="RED.AM47:RED.AP47">
            <calcext:condition calcext:apply-style-name="Untitled1" calcext:value="&gt;0" calcext:base-cell-address="RED.AM47"/>
          </calcext:conditional-format>
          <calcext:conditional-format calcext:target-range-address="RED.AM47:RED.AP47">
            <calcext:condition calcext:apply-style-name="Untitled1" calcext:value="&gt;0" calcext:base-cell-address="RED.AM47"/>
          </calcext:conditional-format>
          <calcext:conditional-format calcext:target-range-address="RED.AM48:RED.AP48">
            <calcext:condition calcext:apply-style-name="Untitled1" calcext:value="&gt;0" calcext:base-cell-address="RED.AM48"/>
          </calcext:conditional-format>
          <calcext:conditional-format calcext:target-range-address="RED.AM48:RED.AP48">
            <calcext:condition calcext:apply-style-name="Untitled1" calcext:value="&gt;0" calcext:base-cell-address="RED.AM48"/>
          </calcext:conditional-format>
          <calcext:conditional-format calcext:target-range-address="RED.AM49:RED.AP49">
            <calcext:condition calcext:apply-style-name="Untitled1" calcext:value="&gt;0" calcext:base-cell-address="RED.AM49"/>
          </calcext:conditional-format>
          <calcext:conditional-format calcext:target-range-address="RED.AM49:RED.AP49">
            <calcext:condition calcext:apply-style-name="Untitled1" calcext:value="&gt;0" calcext:base-cell-address="RED.AM49"/>
          </calcext:conditional-format>
          <calcext:conditional-format calcext:target-range-address="RED.AM50:RED.AP50">
            <calcext:condition calcext:apply-style-name="Untitled1" calcext:value="&gt;0" calcext:base-cell-address="RED.AM50"/>
          </calcext:conditional-format>
          <calcext:conditional-format calcext:target-range-address="RED.AM50:RED.AP50">
            <calcext:condition calcext:apply-style-name="Untitled1" calcext:value="&gt;0" calcext:base-cell-address="RED.AM50"/>
          </calcext:conditional-format>
          <calcext:conditional-format calcext:target-range-address="RED.AM51:RED.AP51">
            <calcext:condition calcext:apply-style-name="Untitled1" calcext:value="&gt;0" calcext:base-cell-address="RED.AM51"/>
          </calcext:conditional-format>
          <calcext:conditional-format calcext:target-range-address="RED.AM51:RED.AP51">
            <calcext:condition calcext:apply-style-name="Untitled1" calcext:value="&gt;0" calcext:base-cell-address="RED.AM51"/>
          </calcext:conditional-format>
          <calcext:conditional-format calcext:target-range-address="RED.AM52:RED.AP52">
            <calcext:condition calcext:apply-style-name="Untitled1" calcext:value="&gt;0" calcext:base-cell-address="RED.AM52"/>
          </calcext:conditional-format>
          <calcext:conditional-format calcext:target-range-address="RED.AM52:RED.AP52">
            <calcext:condition calcext:apply-style-name="Untitled1" calcext:value="&gt;0" calcext:base-cell-address="RED.AM52"/>
          </calcext:conditional-format>
          <calcext:conditional-format calcext:target-range-address="RED.AM53:RED.AP53">
            <calcext:condition calcext:apply-style-name="Untitled1" calcext:value="&gt;0" calcext:base-cell-address="RED.AM53"/>
          </calcext:conditional-format>
          <calcext:conditional-format calcext:target-range-address="RED.AM53:RED.AP53">
            <calcext:condition calcext:apply-style-name="Untitled1" calcext:value="&gt;0" calcext:base-cell-address="RED.AM53"/>
          </calcext:conditional-format>
          <calcext:conditional-format calcext:target-range-address="RED.AM54:RED.AP54">
            <calcext:condition calcext:apply-style-name="Untitled1" calcext:value="&gt;0" calcext:base-cell-address="RED.AM54"/>
          </calcext:conditional-format>
          <calcext:conditional-format calcext:target-range-address="RED.AM54:RED.AP54">
            <calcext:condition calcext:apply-style-name="Untitled1" calcext:value="&gt;0" calcext:base-cell-address="RED.AM54"/>
          </calcext:conditional-format>
          <calcext:conditional-format calcext:target-range-address="RED.AM55:RED.AP55">
            <calcext:condition calcext:apply-style-name="Untitled1" calcext:value="&gt;0" calcext:base-cell-address="RED.AM55"/>
          </calcext:conditional-format>
          <calcext:conditional-format calcext:target-range-address="RED.AM55:RED.AP55">
            <calcext:condition calcext:apply-style-name="Untitled1" calcext:value="&gt;0" calcext:base-cell-address="RED.AM55"/>
          </calcext:conditional-format>
          <calcext:conditional-format calcext:target-range-address="RED.AM56:RED.AP56">
            <calcext:condition calcext:apply-style-name="Untitled1" calcext:value="&gt;0" calcext:base-cell-address="RED.AM56"/>
          </calcext:conditional-format>
          <calcext:conditional-format calcext:target-range-address="RED.AM56:RED.AP56">
            <calcext:condition calcext:apply-style-name="Untitled1" calcext:value="&gt;0" calcext:base-cell-address="RED.AM56"/>
          </calcext:conditional-format>
          <calcext:conditional-format calcext:target-range-address="RED.AM57:RED.AP57">
            <calcext:condition calcext:apply-style-name="Untitled1" calcext:value="&gt;0" calcext:base-cell-address="RED.AM57"/>
          </calcext:conditional-format>
          <calcext:conditional-format calcext:target-range-address="RED.AM57:RED.AP57">
            <calcext:condition calcext:apply-style-name="Untitled1" calcext:value="&gt;0" calcext:base-cell-address="RED.AM57"/>
          </calcext:conditional-format>
          <calcext:conditional-format calcext:target-range-address="RED.AM58:RED.AP58">
            <calcext:condition calcext:apply-style-name="Untitled1" calcext:value="&gt;0" calcext:base-cell-address="RED.AM58"/>
          </calcext:conditional-format>
          <calcext:conditional-format calcext:target-range-address="RED.AM58:RED.AP58">
            <calcext:condition calcext:apply-style-name="Untitled1" calcext:value="&gt;0" calcext:base-cell-address="RED.AM58"/>
          </calcext:conditional-format>
          <calcext:conditional-format calcext:target-range-address="RED.AM59:RED.AP59">
            <calcext:condition calcext:apply-style-name="Untitled1" calcext:value="&gt;0" calcext:base-cell-address="RED.AM59"/>
          </calcext:conditional-format>
          <calcext:conditional-format calcext:target-range-address="RED.AM59:RED.AP59">
            <calcext:condition calcext:apply-style-name="Untitled1" calcext:value="&gt;0" calcext:base-cell-address="RED.AM59"/>
          </calcext:conditional-format>
          <calcext:conditional-format calcext:target-range-address="RED.AM60:RED.AP60">
            <calcext:condition calcext:apply-style-name="Untitled1" calcext:value="&gt;0" calcext:base-cell-address="RED.AM60"/>
          </calcext:conditional-format>
          <calcext:conditional-format calcext:target-range-address="RED.AM60:RED.AP60">
            <calcext:condition calcext:apply-style-name="Untitled1" calcext:value="&gt;0" calcext:base-cell-address="RED.AM60"/>
          </calcext:conditional-format>
          <calcext:conditional-format calcext:target-range-address="RED.AM61:RED.AP61">
            <calcext:condition calcext:apply-style-name="Untitled1" calcext:value="&gt;0" calcext:base-cell-address="RED.AM61"/>
          </calcext:conditional-format>
          <calcext:conditional-format calcext:target-range-address="RED.AM61:RED.AP61">
            <calcext:condition calcext:apply-style-name="Untitled1" calcext:value="&gt;0" calcext:base-cell-address="RED.AM61"/>
          </calcext:conditional-format>
          <calcext:conditional-format calcext:target-range-address="RED.AM62:RED.AP62">
            <calcext:condition calcext:apply-style-name="Untitled1" calcext:value="&gt;0" calcext:base-cell-address="RED.AM62"/>
          </calcext:conditional-format>
          <calcext:conditional-format calcext:target-range-address="RED.AM62:RED.AP62">
            <calcext:condition calcext:apply-style-name="Untitled1" calcext:value="&gt;0" calcext:base-cell-address="RED.AM62"/>
          </calcext:conditional-format>
          <calcext:conditional-format calcext:target-range-address="RED.AM63:RED.AP63">
            <calcext:condition calcext:apply-style-name="Untitled1" calcext:value="&gt;0" calcext:base-cell-address="RED.AM63"/>
          </calcext:conditional-format>
          <calcext:conditional-format calcext:target-range-address="RED.AM63:RED.AP63">
            <calcext:condition calcext:apply-style-name="Untitled1" calcext:value="&gt;0" calcext:base-cell-address="RED.AM63"/>
          </calcext:conditional-format>
          <calcext:conditional-format calcext:target-range-address="RED.AM64:RED.AP64">
            <calcext:condition calcext:apply-style-name="Untitled1" calcext:value="&gt;0" calcext:base-cell-address="RED.AM64"/>
          </calcext:conditional-format>
          <calcext:conditional-format calcext:target-range-address="RED.AM64:RED.AP64">
            <calcext:condition calcext:apply-style-name="Untitled1" calcext:value="&gt;0" calcext:base-cell-address="RED.AM64"/>
          </calcext:conditional-format>
          <calcext:conditional-format calcext:target-range-address="RED.AM65:RED.AP65">
            <calcext:condition calcext:apply-style-name="Untitled1" calcext:value="&gt;0" calcext:base-cell-address="RED.AM65"/>
          </calcext:conditional-format>
          <calcext:conditional-format calcext:target-range-address="RED.AM65:RED.AP65">
            <calcext:condition calcext:apply-style-name="Untitled1" calcext:value="&gt;0" calcext:base-cell-address="RED.AM65"/>
          </calcext:conditional-format>
          <calcext:conditional-format calcext:target-range-address="RED.AM66:RED.AP66">
            <calcext:condition calcext:apply-style-name="Untitled1" calcext:value="&gt;0" calcext:base-cell-address="RED.AM66"/>
          </calcext:conditional-format>
          <calcext:conditional-format calcext:target-range-address="RED.AM66:RED.AP66">
            <calcext:condition calcext:apply-style-name="Untitled1" calcext:value="&gt;0" calcext:base-cell-address="RED.AM66"/>
          </calcext:conditional-format>
          <calcext:conditional-format calcext:target-range-address="RED.AM67:RED.AP67">
            <calcext:condition calcext:apply-style-name="Untitled1" calcext:value="&gt;0" calcext:base-cell-address="RED.AM67"/>
          </calcext:conditional-format>
          <calcext:conditional-format calcext:target-range-address="RED.AM67:RED.AP67">
            <calcext:condition calcext:apply-style-name="Untitled1" calcext:value="&gt;0" calcext:base-cell-address="RED.AM67"/>
          </calcext:conditional-format>
          <calcext:conditional-format calcext:target-range-address="RED.AM68:RED.AP68">
            <calcext:condition calcext:apply-style-name="Untitled1" calcext:value="&gt;0" calcext:base-cell-address="RED.AM68"/>
          </calcext:conditional-format>
          <calcext:conditional-format calcext:target-range-address="RED.AM68:RED.AP68">
            <calcext:condition calcext:apply-style-name="Untitled1" calcext:value="&gt;0" calcext:base-cell-address="RED.AM68"/>
          </calcext:conditional-format>
          <calcext:conditional-format calcext:target-range-address="RED.AM69:RED.AP69">
            <calcext:condition calcext:apply-style-name="Untitled1" calcext:value="&gt;0" calcext:base-cell-address="RED.AM69"/>
          </calcext:conditional-format>
          <calcext:conditional-format calcext:target-range-address="RED.AM69:RED.AP69">
            <calcext:condition calcext:apply-style-name="Untitled1" calcext:value="&gt;0" calcext:base-cell-address="RED.AM69"/>
          </calcext:conditional-format>
          <calcext:conditional-format calcext:target-range-address="RED.AM70:RED.AP70">
            <calcext:condition calcext:apply-style-name="Untitled1" calcext:value="&gt;0" calcext:base-cell-address="RED.AM70"/>
          </calcext:conditional-format>
          <calcext:conditional-format calcext:target-range-address="RED.AM70:RED.AP70">
            <calcext:condition calcext:apply-style-name="Untitled1" calcext:value="&gt;0" calcext:base-cell-address="RED.AM70"/>
          </calcext:conditional-format>
          <calcext:conditional-format calcext:target-range-address="RED.AM71:RED.AP71">
            <calcext:condition calcext:apply-style-name="Untitled1" calcext:value="&gt;0" calcext:base-cell-address="RED.AM71"/>
          </calcext:conditional-format>
          <calcext:conditional-format calcext:target-range-address="RED.AM71:RED.AP71">
            <calcext:condition calcext:apply-style-name="Untitled1" calcext:value="&gt;0" calcext:base-cell-address="RED.AM71"/>
          </calcext:conditional-format>
          <calcext:conditional-format calcext:target-range-address="RED.AM72:RED.AP72">
            <calcext:condition calcext:apply-style-name="Untitled1" calcext:value="&gt;0" calcext:base-cell-address="RED.AM72"/>
          </calcext:conditional-format>
          <calcext:conditional-format calcext:target-range-address="RED.AM72:RED.AP72">
            <calcext:condition calcext:apply-style-name="Untitled1" calcext:value="&gt;0" calcext:base-cell-address="RED.AM72"/>
          </calcext:conditional-format>
          <calcext:conditional-format calcext:target-range-address="RED.AM73:RED.AP73">
            <calcext:condition calcext:apply-style-name="Untitled1" calcext:value="&gt;0" calcext:base-cell-address="RED.AM73"/>
          </calcext:conditional-format>
          <calcext:conditional-format calcext:target-range-address="RED.AM73:RED.AP73">
            <calcext:condition calcext:apply-style-name="Untitled1" calcext:value="&gt;0" calcext:base-cell-address="RED.AM73"/>
          </calcext:conditional-format>
          <calcext:conditional-format calcext:target-range-address="RED.AM74:RED.AP74">
            <calcext:condition calcext:apply-style-name="Untitled1" calcext:value="&gt;0" calcext:base-cell-address="RED.AM74"/>
          </calcext:conditional-format>
          <calcext:conditional-format calcext:target-range-address="RED.AM74:RED.AP74">
            <calcext:condition calcext:apply-style-name="Untitled1" calcext:value="&gt;0" calcext:base-cell-address="RED.AM74"/>
          </calcext:conditional-format>
          <calcext:conditional-format calcext:target-range-address="RED.AM75:RED.AP75">
            <calcext:condition calcext:apply-style-name="Untitled1" calcext:value="&gt;0" calcext:base-cell-address="RED.AM75"/>
          </calcext:conditional-format>
          <calcext:conditional-format calcext:target-range-address="RED.AM75:RED.AP75">
            <calcext:condition calcext:apply-style-name="Untitled1" calcext:value="&gt;0" calcext:base-cell-address="RED.AM75"/>
          </calcext:conditional-format>
          <calcext:conditional-format calcext:target-range-address="RED.AM76:RED.AP76">
            <calcext:condition calcext:apply-style-name="Untitled1" calcext:value="&gt;0" calcext:base-cell-address="RED.AM76"/>
          </calcext:conditional-format>
          <calcext:conditional-format calcext:target-range-address="RED.AM76:RED.AP76">
            <calcext:condition calcext:apply-style-name="Untitled1" calcext:value="&gt;0" calcext:base-cell-address="RED.AM76"/>
          </calcext:conditional-format>
          <calcext:conditional-format calcext:target-range-address="RED.AM77:RED.AP77">
            <calcext:condition calcext:apply-style-name="Untitled1" calcext:value="&gt;0" calcext:base-cell-address="RED.AM77"/>
          </calcext:conditional-format>
          <calcext:conditional-format calcext:target-range-address="RED.AM77:RED.AP77">
            <calcext:condition calcext:apply-style-name="Untitled1" calcext:value="&gt;0" calcext:base-cell-address="RED.AM77"/>
          </calcext:conditional-format>
          <calcext:conditional-format calcext:target-range-address="RED.AM78:RED.AP78">
            <calcext:condition calcext:apply-style-name="Untitled1" calcext:value="&gt;0" calcext:base-cell-address="RED.AM78"/>
          </calcext:conditional-format>
          <calcext:conditional-format calcext:target-range-address="RED.AM78:RED.AP78">
            <calcext:condition calcext:apply-style-name="Untitled1" calcext:value="&gt;0" calcext:base-cell-address="RED.AM78"/>
          </calcext:conditional-format>
          <calcext:conditional-format calcext:target-range-address="RED.AM79:RED.AP79">
            <calcext:condition calcext:apply-style-name="Untitled1" calcext:value="&gt;0" calcext:base-cell-address="RED.AM79"/>
          </calcext:conditional-format>
          <calcext:conditional-format calcext:target-range-address="RED.AM79:RED.AP79">
            <calcext:condition calcext:apply-style-name="Untitled1" calcext:value="&gt;0" calcext:base-cell-address="RED.AM79"/>
          </calcext:conditional-format>
          <calcext:conditional-format calcext:target-range-address="RED.AM80:RED.AP80">
            <calcext:condition calcext:apply-style-name="Untitled1" calcext:value="&gt;0" calcext:base-cell-address="RED.AM80"/>
          </calcext:conditional-format>
          <calcext:conditional-format calcext:target-range-address="RED.AM80:RED.AP80">
            <calcext:condition calcext:apply-style-name="Untitled1" calcext:value="&gt;0" calcext:base-cell-address="RED.AM80"/>
          </calcext:conditional-format>
          <calcext:conditional-format calcext:target-range-address="RED.AM81:RED.AP81">
            <calcext:condition calcext:apply-style-name="Untitled1" calcext:value="&gt;0" calcext:base-cell-address="RED.AM81"/>
          </calcext:conditional-format>
          <calcext:conditional-format calcext:target-range-address="RED.AM81:RED.AP81">
            <calcext:condition calcext:apply-style-name="Untitled1" calcext:value="&gt;0" calcext:base-cell-address="RED.AM81"/>
          </calcext:conditional-format>
          <calcext:conditional-format calcext:target-range-address="RED.AM82:RED.AP82">
            <calcext:condition calcext:apply-style-name="Untitled1" calcext:value="&gt;0" calcext:base-cell-address="RED.AM82"/>
          </calcext:conditional-format>
          <calcext:conditional-format calcext:target-range-address="RED.AM82:RED.AP82">
            <calcext:condition calcext:apply-style-name="Untitled1" calcext:value="&gt;0" calcext:base-cell-address="RED.AM82"/>
          </calcext:conditional-format>
          <calcext:conditional-format calcext:target-range-address="RED.AM83:RED.AP83">
            <calcext:condition calcext:apply-style-name="Untitled1" calcext:value="&gt;0" calcext:base-cell-address="RED.AM83"/>
          </calcext:conditional-format>
          <calcext:conditional-format calcext:target-range-address="RED.AM83:RED.AP83">
            <calcext:condition calcext:apply-style-name="Untitled1" calcext:value="&gt;0" calcext:base-cell-address="RED.AM83"/>
          </calcext:conditional-format>
          <calcext:conditional-format calcext:target-range-address="RED.AM84:RED.AP84">
            <calcext:condition calcext:apply-style-name="Untitled1" calcext:value="&gt;0" calcext:base-cell-address="RED.AM84"/>
          </calcext:conditional-format>
          <calcext:conditional-format calcext:target-range-address="RED.AM84:RED.AP84">
            <calcext:condition calcext:apply-style-name="Untitled1" calcext:value="&gt;0" calcext:base-cell-address="RED.AM84"/>
          </calcext:conditional-format>
          <calcext:conditional-format calcext:target-range-address="RED.AM85:RED.AP85">
            <calcext:condition calcext:apply-style-name="Untitled1" calcext:value="&gt;0" calcext:base-cell-address="RED.AM85"/>
          </calcext:conditional-format>
          <calcext:conditional-format calcext:target-range-address="RED.AM85:RED.AP85">
            <calcext:condition calcext:apply-style-name="Untitled1" calcext:value="&gt;0" calcext:base-cell-address="RED.AM85"/>
          </calcext:conditional-format>
          <calcext:conditional-format calcext:target-range-address="RED.AM86:RED.AP86">
            <calcext:condition calcext:apply-style-name="Untitled1" calcext:value="&gt;0" calcext:base-cell-address="RED.AM86"/>
          </calcext:conditional-format>
          <calcext:conditional-format calcext:target-range-address="RED.AM86:RED.AP86">
            <calcext:condition calcext:apply-style-name="Untitled1" calcext:value="&gt;0" calcext:base-cell-address="RED.AM86"/>
          </calcext:conditional-format>
          <calcext:conditional-format calcext:target-range-address="RED.AM87:RED.AP87">
            <calcext:condition calcext:apply-style-name="Untitled1" calcext:value="&gt;0" calcext:base-cell-address="RED.AM87"/>
          </calcext:conditional-format>
          <calcext:conditional-format calcext:target-range-address="RED.AM87:RED.AP87">
            <calcext:condition calcext:apply-style-name="Untitled1" calcext:value="&gt;0" calcext:base-cell-address="RED.AM87"/>
          </calcext:conditional-format>
          <calcext:conditional-format calcext:target-range-address="RED.AM88:RED.AP88">
            <calcext:condition calcext:apply-style-name="Untitled1" calcext:value="&gt;0" calcext:base-cell-address="RED.AM88"/>
          </calcext:conditional-format>
          <calcext:conditional-format calcext:target-range-address="RED.AM88:RED.AP88">
            <calcext:condition calcext:apply-style-name="Untitled1" calcext:value="&gt;0" calcext:base-cell-address="RED.AM88"/>
          </calcext:conditional-format>
          <calcext:conditional-format calcext:target-range-address="RED.AM89:RED.AP89">
            <calcext:condition calcext:apply-style-name="Untitled1" calcext:value="&gt;0" calcext:base-cell-address="RED.AM89"/>
          </calcext:conditional-format>
          <calcext:conditional-format calcext:target-range-address="RED.AM89:RED.AP89">
            <calcext:condition calcext:apply-style-name="Untitled1" calcext:value="&gt;0" calcext:base-cell-address="RED.AM89"/>
          </calcext:conditional-format>
          <calcext:conditional-format calcext:target-range-address="RED.AM90:RED.AP90">
            <calcext:condition calcext:apply-style-name="Untitled1" calcext:value="&gt;0" calcext:base-cell-address="RED.AM90"/>
          </calcext:conditional-format>
          <calcext:conditional-format calcext:target-range-address="RED.AM90:RED.AP90">
            <calcext:condition calcext:apply-style-name="Untitled1" calcext:value="&gt;0" calcext:base-cell-address="RED.AM90"/>
          </calcext:conditional-format>
          <calcext:conditional-format calcext:target-range-address="RED.AM91:RED.AP91">
            <calcext:condition calcext:apply-style-name="Untitled1" calcext:value="&gt;0" calcext:base-cell-address="RED.AM91"/>
          </calcext:conditional-format>
          <calcext:conditional-format calcext:target-range-address="RED.AM91:RED.AP91">
            <calcext:condition calcext:apply-style-name="Untitled1" calcext:value="&gt;0" calcext:base-cell-address="RED.AM91"/>
          </calcext:conditional-format>
          <calcext:conditional-format calcext:target-range-address="RED.AM92:RED.AP92">
            <calcext:condition calcext:apply-style-name="Untitled1" calcext:value="&gt;0" calcext:base-cell-address="RED.AM92"/>
          </calcext:conditional-format>
          <calcext:conditional-format calcext:target-range-address="RED.AM92:RED.AP92">
            <calcext:condition calcext:apply-style-name="Untitled1" calcext:value="&gt;0" calcext:base-cell-address="RED.AM92"/>
          </calcext:conditional-format>
          <calcext:conditional-format calcext:target-range-address="RED.AM93:RED.AP93">
            <calcext:condition calcext:apply-style-name="Untitled1" calcext:value="&gt;0" calcext:base-cell-address="RED.AM93"/>
          </calcext:conditional-format>
          <calcext:conditional-format calcext:target-range-address="RED.AM93:RED.AP93">
            <calcext:condition calcext:apply-style-name="Untitled1" calcext:value="&gt;0" calcext:base-cell-address="RED.AM93"/>
          </calcext:conditional-format>
          <calcext:conditional-format calcext:target-range-address="RED.AM94:RED.AP94">
            <calcext:condition calcext:apply-style-name="Untitled1" calcext:value="&gt;0" calcext:base-cell-address="RED.AM94"/>
          </calcext:conditional-format>
          <calcext:conditional-format calcext:target-range-address="RED.AM94:RED.AP94">
            <calcext:condition calcext:apply-style-name="Untitled1" calcext:value="&gt;0" calcext:base-cell-address="RED.AM94"/>
          </calcext:conditional-format>
          <calcext:conditional-format calcext:target-range-address="RED.AM95:RED.AP95">
            <calcext:condition calcext:apply-style-name="Untitled1" calcext:value="&gt;0" calcext:base-cell-address="RED.AM95"/>
          </calcext:conditional-format>
          <calcext:conditional-format calcext:target-range-address="RED.AM95:RED.AP95">
            <calcext:condition calcext:apply-style-name="Untitled1" calcext:value="&gt;0" calcext:base-cell-address="RED.AM95"/>
          </calcext:conditional-format>
          <calcext:conditional-format calcext:target-range-address="RED.AM96:RED.AP96">
            <calcext:condition calcext:apply-style-name="Untitled1" calcext:value="&gt;0" calcext:base-cell-address="RED.AM96"/>
          </calcext:conditional-format>
          <calcext:conditional-format calcext:target-range-address="RED.AM96:RED.AP96">
            <calcext:condition calcext:apply-style-name="Untitled1" calcext:value="&gt;0" calcext:base-cell-address="RED.AM96"/>
          </calcext:conditional-format>
          <calcext:conditional-format calcext:target-range-address="RED.AM97:RED.AP97">
            <calcext:condition calcext:apply-style-name="Untitled1" calcext:value="&gt;0" calcext:base-cell-address="RED.AM97"/>
          </calcext:conditional-format>
          <calcext:conditional-format calcext:target-range-address="RED.AM97:RED.AP97">
            <calcext:condition calcext:apply-style-name="Untitled1" calcext:value="&gt;0" calcext:base-cell-address="RED.AM97"/>
          </calcext:conditional-format>
          <calcext:conditional-format calcext:target-range-address="RED.AM98:RED.AP98">
            <calcext:condition calcext:apply-style-name="Untitled1" calcext:value="&gt;0" calcext:base-cell-address="RED.AM98"/>
          </calcext:conditional-format>
          <calcext:conditional-format calcext:target-range-address="RED.AM98:RED.AP98">
            <calcext:condition calcext:apply-style-name="Untitled1" calcext:value="&gt;0" calcext:base-cell-address="RED.AM98"/>
          </calcext:conditional-format>
          <calcext:conditional-format calcext:target-range-address="RED.AM99:RED.AP99">
            <calcext:condition calcext:apply-style-name="Untitled1" calcext:value="&gt;0" calcext:base-cell-address="RED.AM99"/>
          </calcext:conditional-format>
          <calcext:conditional-format calcext:target-range-address="RED.AM99:RED.AP99">
            <calcext:condition calcext:apply-style-name="Untitled1" calcext:value="&gt;0" calcext:base-cell-address="RED.AM99"/>
          </calcext:conditional-format>
          <calcext:conditional-format calcext:target-range-address="RED.AM100:RED.AP100">
            <calcext:condition calcext:apply-style-name="Untitled1" calcext:value="&gt;0" calcext:base-cell-address="RED.AM100"/>
          </calcext:conditional-format>
          <calcext:conditional-format calcext:target-range-address="RED.AM100:RED.AP100">
            <calcext:condition calcext:apply-style-name="Untitled1" calcext:value="&gt;0" calcext:base-cell-address="RED.AM100"/>
          </calcext:conditional-format>
          <calcext:conditional-format calcext:target-range-address="RED.AM101:RED.AP101">
            <calcext:condition calcext:apply-style-name="Untitled1" calcext:value="&gt;0" calcext:base-cell-address="RED.AM101"/>
          </calcext:conditional-format>
          <calcext:conditional-format calcext:target-range-address="RED.AM101:RED.AP101">
            <calcext:condition calcext:apply-style-name="Untitled1" calcext:value="&gt;0" calcext:base-cell-address="RED.AM101"/>
          </calcext:conditional-format>
          <calcext:conditional-format calcext:target-range-address="RED.AM102:RED.AP102">
            <calcext:condition calcext:apply-style-name="Untitled1" calcext:value="&gt;0" calcext:base-cell-address="RED.AM102"/>
          </calcext:conditional-format>
          <calcext:conditional-format calcext:target-range-address="RED.AM102:RED.AP102">
            <calcext:condition calcext:apply-style-name="Untitled1" calcext:value="&gt;0" calcext:base-cell-address="RED.AM102"/>
          </calcext:conditional-format>
          <calcext:conditional-format calcext:target-range-address="RED.AM103:RED.AP103">
            <calcext:condition calcext:apply-style-name="Untitled1" calcext:value="&gt;0" calcext:base-cell-address="RED.AM103"/>
          </calcext:conditional-format>
          <calcext:conditional-format calcext:target-range-address="RED.AM103:RED.AP103">
            <calcext:condition calcext:apply-style-name="Untitled1" calcext:value="&gt;0" calcext:base-cell-address="RED.AM103"/>
          </calcext:conditional-format>
          <calcext:conditional-format calcext:target-range-address="RED.AM104:RED.AP104">
            <calcext:condition calcext:apply-style-name="Untitled1" calcext:value="&gt;0" calcext:base-cell-address="RED.AM104"/>
          </calcext:conditional-format>
          <calcext:conditional-format calcext:target-range-address="RED.AM104:RED.AP104">
            <calcext:condition calcext:apply-style-name="Untitled1" calcext:value="&gt;0" calcext:base-cell-address="RED.AM104"/>
          </calcext:conditional-format>
          <calcext:conditional-format calcext:target-range-address="RED.AM105:RED.AP105">
            <calcext:condition calcext:apply-style-name="Untitled1" calcext:value="&gt;0" calcext:base-cell-address="RED.AM105"/>
          </calcext:conditional-format>
          <calcext:conditional-format calcext:target-range-address="RED.AM105:RED.AP105">
            <calcext:condition calcext:apply-style-name="Untitled1" calcext:value="&gt;0" calcext:base-cell-address="RED.AM105"/>
          </calcext:conditional-format>
          <calcext:conditional-format calcext:target-range-address="RED.AM106:RED.AP106">
            <calcext:condition calcext:apply-style-name="Untitled1" calcext:value="&gt;0" calcext:base-cell-address="RED.AM106"/>
          </calcext:conditional-format>
          <calcext:conditional-format calcext:target-range-address="RED.AM106:RED.AP106">
            <calcext:condition calcext:apply-style-name="Untitled1" calcext:value="&gt;0" calcext:base-cell-address="RED.AM106"/>
          </calcext:conditional-format>
          <calcext:conditional-format calcext:target-range-address="RED.AM107:RED.AP107">
            <calcext:condition calcext:apply-style-name="Untitled1" calcext:value="&gt;0" calcext:base-cell-address="RED.AM107"/>
          </calcext:conditional-format>
          <calcext:conditional-format calcext:target-range-address="RED.AM107:RED.AP107">
            <calcext:condition calcext:apply-style-name="Untitled1" calcext:value="&gt;0" calcext:base-cell-address="RED.AM107"/>
          </calcext:conditional-format>
          <calcext:conditional-format calcext:target-range-address="RED.AM108:RED.AP108">
            <calcext:condition calcext:apply-style-name="Untitled1" calcext:value="&gt;0" calcext:base-cell-address="RED.AM108"/>
          </calcext:conditional-format>
          <calcext:conditional-format calcext:target-range-address="RED.AM108:RED.AP108">
            <calcext:condition calcext:apply-style-name="Untitled1" calcext:value="&gt;0" calcext:base-cell-address="RED.AM108"/>
          </calcext:conditional-format>
          <calcext:conditional-format calcext:target-range-address="RED.AM109:RED.AP109">
            <calcext:condition calcext:apply-style-name="Untitled1" calcext:value="&gt;0" calcext:base-cell-address="RED.AM109"/>
          </calcext:conditional-format>
          <calcext:conditional-format calcext:target-range-address="RED.AM109:RED.AP109">
            <calcext:condition calcext:apply-style-name="Untitled1" calcext:value="&gt;0" calcext:base-cell-address="RED.AM109"/>
          </calcext:conditional-format>
          <calcext:conditional-format calcext:target-range-address="RED.AM110:RED.AP110">
            <calcext:condition calcext:apply-style-name="Untitled1" calcext:value="&gt;0" calcext:base-cell-address="RED.AM110"/>
          </calcext:conditional-format>
          <calcext:conditional-format calcext:target-range-address="RED.AM110:RED.AP110">
            <calcext:condition calcext:apply-style-name="Untitled1" calcext:value="&gt;0" calcext:base-cell-address="RED.AM110"/>
          </calcext:conditional-format>
          <calcext:conditional-format calcext:target-range-address="RED.AM111:RED.AP111">
            <calcext:condition calcext:apply-style-name="Untitled1" calcext:value="&gt;0" calcext:base-cell-address="RED.AM111"/>
          </calcext:conditional-format>
          <calcext:conditional-format calcext:target-range-address="RED.AM111:RED.AP111">
            <calcext:condition calcext:apply-style-name="Untitled1" calcext:value="&gt;0" calcext:base-cell-address="RED.AM111"/>
          </calcext:conditional-format>
          <calcext:conditional-format calcext:target-range-address="RED.AM112:RED.AP112">
            <calcext:condition calcext:apply-style-name="Untitled1" calcext:value="&gt;0" calcext:base-cell-address="RED.AM112"/>
          </calcext:conditional-format>
          <calcext:conditional-format calcext:target-range-address="RED.AM112:RED.AP112">
            <calcext:condition calcext:apply-style-name="Untitled1" calcext:value="&gt;0" calcext:base-cell-address="RED.AM112"/>
          </calcext:conditional-format>
          <calcext:conditional-format calcext:target-range-address="RED.AM113:RED.AP113">
            <calcext:condition calcext:apply-style-name="Untitled1" calcext:value="&gt;0" calcext:base-cell-address="RED.AM113"/>
          </calcext:conditional-format>
          <calcext:conditional-format calcext:target-range-address="RED.AM113:RED.AP113">
            <calcext:condition calcext:apply-style-name="Untitled1" calcext:value="&gt;0" calcext:base-cell-address="RED.AM113"/>
          </calcext:conditional-format>
          <calcext:conditional-format calcext:target-range-address="RED.AM114:RED.AP114">
            <calcext:condition calcext:apply-style-name="Untitled1" calcext:value="&gt;0" calcext:base-cell-address="RED.AM114"/>
          </calcext:conditional-format>
          <calcext:conditional-format calcext:target-range-address="RED.AM114:RED.AP114">
            <calcext:condition calcext:apply-style-name="Untitled1" calcext:value="&gt;0" calcext:base-cell-address="RED.AM114"/>
          </calcext:conditional-format>
          <calcext:conditional-format calcext:target-range-address="RED.AM115:RED.AP115">
            <calcext:condition calcext:apply-style-name="Untitled1" calcext:value="&gt;0" calcext:base-cell-address="RED.AM115"/>
          </calcext:conditional-format>
          <calcext:conditional-format calcext:target-range-address="RED.AM115:RED.AP115">
            <calcext:condition calcext:apply-style-name="Untitled1" calcext:value="&gt;0" calcext:base-cell-address="RED.AM115"/>
          </calcext:conditional-format>
          <calcext:conditional-format calcext:target-range-address="RED.AM116:RED.AP116">
            <calcext:condition calcext:apply-style-name="Untitled1" calcext:value="&gt;0" calcext:base-cell-address="RED.AM116"/>
          </calcext:conditional-format>
          <calcext:conditional-format calcext:target-range-address="RED.AM116:RED.AP116">
            <calcext:condition calcext:apply-style-name="Untitled1" calcext:value="&gt;0" calcext:base-cell-address="RED.AM116"/>
          </calcext:conditional-format>
          <calcext:conditional-format calcext:target-range-address="RED.AM117:RED.AP117">
            <calcext:condition calcext:apply-style-name="Untitled1" calcext:value="&gt;0" calcext:base-cell-address="RED.AM117"/>
          </calcext:conditional-format>
          <calcext:conditional-format calcext:target-range-address="RED.AM117:RED.AP117">
            <calcext:condition calcext:apply-style-name="Untitled1" calcext:value="&gt;0" calcext:base-cell-address="RED.AM117"/>
          </calcext:conditional-format>
          <calcext:conditional-format calcext:target-range-address="RED.AM118:RED.AP118">
            <calcext:condition calcext:apply-style-name="Untitled1" calcext:value="&gt;0" calcext:base-cell-address="RED.AM118"/>
          </calcext:conditional-format>
          <calcext:conditional-format calcext:target-range-address="RED.AM118:RED.AP118">
            <calcext:condition calcext:apply-style-name="Untitled1" calcext:value="&gt;0" calcext:base-cell-address="RED.AM118"/>
          </calcext:conditional-format>
          <calcext:conditional-format calcext:target-range-address="RED.AM119:RED.AP119">
            <calcext:condition calcext:apply-style-name="Untitled1" calcext:value="&gt;0" calcext:base-cell-address="RED.AM119"/>
          </calcext:conditional-format>
          <calcext:conditional-format calcext:target-range-address="RED.AM119:RED.AP119">
            <calcext:condition calcext:apply-style-name="Untitled1" calcext:value="&gt;0" calcext:base-cell-address="RED.AM119"/>
          </calcext:conditional-format>
          <calcext:conditional-format calcext:target-range-address="RED.AM120:RED.AP120">
            <calcext:condition calcext:apply-style-name="Untitled1" calcext:value="&gt;0" calcext:base-cell-address="RED.AM120"/>
          </calcext:conditional-format>
          <calcext:conditional-format calcext:target-range-address="RED.AM120:RED.AP120">
            <calcext:condition calcext:apply-style-name="Untitled1" calcext:value="&gt;0" calcext:base-cell-address="RED.AM120"/>
          </calcext:conditional-format>
          <calcext:conditional-format calcext:target-range-address="RED.AM121:RED.AP121">
            <calcext:condition calcext:apply-style-name="Untitled1" calcext:value="&gt;0" calcext:base-cell-address="RED.AM121"/>
          </calcext:conditional-format>
          <calcext:conditional-format calcext:target-range-address="RED.AM121:RED.AP121">
            <calcext:condition calcext:apply-style-name="Untitled1" calcext:value="&gt;0" calcext:base-cell-address="RED.AM121"/>
          </calcext:conditional-format>
          <calcext:conditional-format calcext:target-range-address="RED.AM122:RED.AP122">
            <calcext:condition calcext:apply-style-name="Untitled1" calcext:value="&gt;0" calcext:base-cell-address="RED.AM122"/>
          </calcext:conditional-format>
          <calcext:conditional-format calcext:target-range-address="RED.AM122:RED.AP122">
            <calcext:condition calcext:apply-style-name="Untitled1" calcext:value="&gt;0" calcext:base-cell-address="RED.AM122"/>
          </calcext:conditional-format>
          <calcext:conditional-format calcext:target-range-address="RED.AM123:RED.AP123">
            <calcext:condition calcext:apply-style-name="Untitled1" calcext:value="&gt;0" calcext:base-cell-address="RED.AM123"/>
          </calcext:conditional-format>
          <calcext:conditional-format calcext:target-range-address="RED.AM123:RED.AP123">
            <calcext:condition calcext:apply-style-name="Untitled1" calcext:value="&gt;0" calcext:base-cell-address="RED.AM123"/>
          </calcext:conditional-format>
          <calcext:conditional-format calcext:target-range-address="RED.AM124:RED.AP124">
            <calcext:condition calcext:apply-style-name="Untitled1" calcext:value="&gt;0" calcext:base-cell-address="RED.AM124"/>
          </calcext:conditional-format>
          <calcext:conditional-format calcext:target-range-address="RED.AM124:RED.AP124">
            <calcext:condition calcext:apply-style-name="Untitled1" calcext:value="&gt;0" calcext:base-cell-address="RED.AM124"/>
          </calcext:conditional-format>
          <calcext:conditional-format calcext:target-range-address="RED.AM125:RED.AP125">
            <calcext:condition calcext:apply-style-name="Untitled1" calcext:value="&gt;0" calcext:base-cell-address="RED.AM125"/>
          </calcext:conditional-format>
          <calcext:conditional-format calcext:target-range-address="RED.AM125:RED.AP125">
            <calcext:condition calcext:apply-style-name="Untitled1" calcext:value="&gt;0" calcext:base-cell-address="RED.AM125"/>
          </calcext:conditional-format>
          <calcext:conditional-format calcext:target-range-address="RED.AM126:RED.AP126">
            <calcext:condition calcext:apply-style-name="Untitled1" calcext:value="&gt;0" calcext:base-cell-address="RED.AM126"/>
          </calcext:conditional-format>
          <calcext:conditional-format calcext:target-range-address="RED.AM126:RED.AP126">
            <calcext:condition calcext:apply-style-name="Untitled1" calcext:value="&gt;0" calcext:base-cell-address="RED.AM126"/>
          </calcext:conditional-format>
          <calcext:conditional-format calcext:target-range-address="RED.AM127:RED.AP127">
            <calcext:condition calcext:apply-style-name="Untitled1" calcext:value="&gt;0" calcext:base-cell-address="RED.AM127"/>
          </calcext:conditional-format>
          <calcext:conditional-format calcext:target-range-address="RED.AM127:RED.AP127">
            <calcext:condition calcext:apply-style-name="Untitled1" calcext:value="&gt;0" calcext:base-cell-address="RED.AM127"/>
          </calcext:conditional-format>
          <calcext:conditional-format calcext:target-range-address="RED.AM128:RED.AP128">
            <calcext:condition calcext:apply-style-name="Untitled1" calcext:value="&gt;0" calcext:base-cell-address="RED.AM128"/>
          </calcext:conditional-format>
          <calcext:conditional-format calcext:target-range-address="RED.AM128:RED.AP128">
            <calcext:condition calcext:apply-style-name="Untitled1" calcext:value="&gt;0" calcext:base-cell-address="RED.AM128"/>
          </calcext:conditional-format>
          <calcext:conditional-format calcext:target-range-address="RED.AM129:RED.AP129">
            <calcext:condition calcext:apply-style-name="Untitled1" calcext:value="&gt;0" calcext:base-cell-address="RED.AM129"/>
          </calcext:conditional-format>
          <calcext:conditional-format calcext:target-range-address="RED.AM129:RED.AP129">
            <calcext:condition calcext:apply-style-name="Untitled1" calcext:value="&gt;0" calcext:base-cell-address="RED.AM129"/>
          </calcext:conditional-format>
          <calcext:conditional-format calcext:target-range-address="RED.AM130:RED.AP130">
            <calcext:condition calcext:apply-style-name="Untitled1" calcext:value="&gt;0" calcext:base-cell-address="RED.AM130"/>
          </calcext:conditional-format>
          <calcext:conditional-format calcext:target-range-address="RED.AM130:RED.AP130">
            <calcext:condition calcext:apply-style-name="Untitled1" calcext:value="&gt;0" calcext:base-cell-address="RED.AM130"/>
          </calcext:conditional-format>
          <calcext:conditional-format calcext:target-range-address="RED.AM131:RED.AP131">
            <calcext:condition calcext:apply-style-name="Untitled1" calcext:value="&gt;0" calcext:base-cell-address="RED.AM131"/>
          </calcext:conditional-format>
          <calcext:conditional-format calcext:target-range-address="RED.AM131:RED.AP131">
            <calcext:condition calcext:apply-style-name="Untitled1" calcext:value="&gt;0" calcext:base-cell-address="RED.AM131"/>
          </calcext:conditional-format>
          <calcext:conditional-format calcext:target-range-address="RED.AM132:RED.AP132">
            <calcext:condition calcext:apply-style-name="Untitled1" calcext:value="&gt;0" calcext:base-cell-address="RED.AM132"/>
          </calcext:conditional-format>
          <calcext:conditional-format calcext:target-range-address="RED.AM132:RED.AP132">
            <calcext:condition calcext:apply-style-name="Untitled1" calcext:value="&gt;0" calcext:base-cell-address="RED.AM132"/>
          </calcext:conditional-format>
          <calcext:conditional-format calcext:target-range-address="RED.AM133:RED.AP133">
            <calcext:condition calcext:apply-style-name="Untitled1" calcext:value="&gt;0" calcext:base-cell-address="RED.AM133"/>
          </calcext:conditional-format>
          <calcext:conditional-format calcext:target-range-address="RED.AM133:RED.AP133">
            <calcext:condition calcext:apply-style-name="Untitled1" calcext:value="&gt;0" calcext:base-cell-address="RED.AM133"/>
          </calcext:conditional-format>
          <calcext:conditional-format calcext:target-range-address="RED.AM134:RED.AP134">
            <calcext:condition calcext:apply-style-name="Untitled1" calcext:value="&gt;0" calcext:base-cell-address="RED.AM134"/>
          </calcext:conditional-format>
          <calcext:conditional-format calcext:target-range-address="RED.AM134:RED.AP134">
            <calcext:condition calcext:apply-style-name="Untitled1" calcext:value="&gt;0" calcext:base-cell-address="RED.AM134"/>
          </calcext:conditional-format>
          <calcext:conditional-format calcext:target-range-address="RED.AM135:RED.AP135">
            <calcext:condition calcext:apply-style-name="Untitled1" calcext:value="&gt;0" calcext:base-cell-address="RED.AM135"/>
          </calcext:conditional-format>
          <calcext:conditional-format calcext:target-range-address="RED.AM135:RED.AP135">
            <calcext:condition calcext:apply-style-name="Untitled1" calcext:value="&gt;0" calcext:base-cell-address="RED.AM135"/>
          </calcext:conditional-format>
          <calcext:conditional-format calcext:target-range-address="RED.AM136:RED.AP136">
            <calcext:condition calcext:apply-style-name="Untitled1" calcext:value="&gt;0" calcext:base-cell-address="RED.AM136"/>
          </calcext:conditional-format>
          <calcext:conditional-format calcext:target-range-address="RED.AM136:RED.AP136">
            <calcext:condition calcext:apply-style-name="Untitled1" calcext:value="&gt;0" calcext:base-cell-address="RED.AM136"/>
          </calcext:conditional-format>
          <calcext:conditional-format calcext:target-range-address="RED.AM137:RED.AP137">
            <calcext:condition calcext:apply-style-name="Untitled1" calcext:value="&gt;0" calcext:base-cell-address="RED.AM137"/>
          </calcext:conditional-format>
          <calcext:conditional-format calcext:target-range-address="RED.AM137:RED.AP137">
            <calcext:condition calcext:apply-style-name="Untitled1" calcext:value="&gt;0" calcext:base-cell-address="RED.AM137"/>
          </calcext:conditional-format>
          <calcext:conditional-format calcext:target-range-address="RED.AM138:RED.AP138">
            <calcext:condition calcext:apply-style-name="Untitled1" calcext:value="&gt;0" calcext:base-cell-address="RED.AM138"/>
          </calcext:conditional-format>
          <calcext:conditional-format calcext:target-range-address="RED.AM138:RED.AP138">
            <calcext:condition calcext:apply-style-name="Untitled1" calcext:value="&gt;0" calcext:base-cell-address="RED.AM138"/>
          </calcext:conditional-format>
          <calcext:conditional-format calcext:target-range-address="RED.AM139:RED.AP139">
            <calcext:condition calcext:apply-style-name="Untitled1" calcext:value="&gt;0" calcext:base-cell-address="RED.AM139"/>
          </calcext:conditional-format>
          <calcext:conditional-format calcext:target-range-address="RED.AM139:RED.AP139">
            <calcext:condition calcext:apply-style-name="Untitled1" calcext:value="&gt;0" calcext:base-cell-address="RED.AM139"/>
          </calcext:conditional-format>
          <calcext:conditional-format calcext:target-range-address="RED.AM140:RED.AP140">
            <calcext:condition calcext:apply-style-name="Untitled1" calcext:value="&gt;0" calcext:base-cell-address="RED.AM140"/>
          </calcext:conditional-format>
          <calcext:conditional-format calcext:target-range-address="RED.AM140:RED.AP140">
            <calcext:condition calcext:apply-style-name="Untitled1" calcext:value="&gt;0" calcext:base-cell-address="RED.AM140"/>
          </calcext:conditional-format>
          <calcext:conditional-format calcext:target-range-address="RED.AM141:RED.AP141">
            <calcext:condition calcext:apply-style-name="Untitled1" calcext:value="&gt;0" calcext:base-cell-address="RED.AM141"/>
          </calcext:conditional-format>
          <calcext:conditional-format calcext:target-range-address="RED.AM141:RED.AP141">
            <calcext:condition calcext:apply-style-name="Untitled1" calcext:value="&gt;0" calcext:base-cell-address="RED.AM141"/>
          </calcext:conditional-format>
          <calcext:conditional-format calcext:target-range-address="RED.AM142:RED.AP142">
            <calcext:condition calcext:apply-style-name="Untitled1" calcext:value="&gt;0" calcext:base-cell-address="RED.AM142"/>
          </calcext:conditional-format>
          <calcext:conditional-format calcext:target-range-address="RED.AM142:RED.AP142">
            <calcext:condition calcext:apply-style-name="Untitled1" calcext:value="&gt;0" calcext:base-cell-address="RED.AM142"/>
          </calcext:conditional-format>
          <calcext:conditional-format calcext:target-range-address="RED.AM143:RED.AP143">
            <calcext:condition calcext:apply-style-name="Untitled1" calcext:value="&gt;0" calcext:base-cell-address="RED.AM143"/>
          </calcext:conditional-format>
          <calcext:conditional-format calcext:target-range-address="RED.AM143:RED.AP143">
            <calcext:condition calcext:apply-style-name="Untitled1" calcext:value="&gt;0" calcext:base-cell-address="RED.AM143"/>
          </calcext:conditional-format>
          <calcext:conditional-format calcext:target-range-address="RED.AM144:RED.AP144">
            <calcext:condition calcext:apply-style-name="Untitled1" calcext:value="&gt;0" calcext:base-cell-address="RED.AM144"/>
          </calcext:conditional-format>
          <calcext:conditional-format calcext:target-range-address="RED.AM144:RED.AP144">
            <calcext:condition calcext:apply-style-name="Untitled1" calcext:value="&gt;0" calcext:base-cell-address="RED.AM144"/>
          </calcext:conditional-format>
          <calcext:conditional-format calcext:target-range-address="RED.AM145:RED.AP145">
            <calcext:condition calcext:apply-style-name="Untitled1" calcext:value="&gt;0" calcext:base-cell-address="RED.AM145"/>
          </calcext:conditional-format>
          <calcext:conditional-format calcext:target-range-address="RED.AM145:RED.AP145">
            <calcext:condition calcext:apply-style-name="Untitled1" calcext:value="&gt;0" calcext:base-cell-address="RED.AM145"/>
          </calcext:conditional-format>
          <calcext:conditional-format calcext:target-range-address="RED.AM146:RED.AP146">
            <calcext:condition calcext:apply-style-name="Untitled1" calcext:value="&gt;0" calcext:base-cell-address="RED.AM146"/>
          </calcext:conditional-format>
          <calcext:conditional-format calcext:target-range-address="RED.AM146:RED.AP146">
            <calcext:condition calcext:apply-style-name="Untitled1" calcext:value="&gt;0" calcext:base-cell-address="RED.AM146"/>
          </calcext:conditional-format>
          <calcext:conditional-format calcext:target-range-address="RED.AM147:RED.AP147">
            <calcext:condition calcext:apply-style-name="Untitled1" calcext:value="&gt;0" calcext:base-cell-address="RED.AM147"/>
          </calcext:conditional-format>
          <calcext:conditional-format calcext:target-range-address="RED.AM147:RED.AP147">
            <calcext:condition calcext:apply-style-name="Untitled1" calcext:value="&gt;0" calcext:base-cell-address="RED.AM147"/>
          </calcext:conditional-format>
          <calcext:conditional-format calcext:target-range-address="RED.AM148:RED.AP148">
            <calcext:condition calcext:apply-style-name="Untitled1" calcext:value="&gt;0" calcext:base-cell-address="RED.AM148"/>
          </calcext:conditional-format>
          <calcext:conditional-format calcext:target-range-address="RED.AM148:RED.AP148">
            <calcext:condition calcext:apply-style-name="Untitled1" calcext:value="&gt;0" calcext:base-cell-address="RED.AM148"/>
          </calcext:conditional-format>
          <calcext:conditional-format calcext:target-range-address="RED.AM149:RED.AP149">
            <calcext:condition calcext:apply-style-name="Untitled1" calcext:value="&gt;0" calcext:base-cell-address="RED.AM149"/>
          </calcext:conditional-format>
          <calcext:conditional-format calcext:target-range-address="RED.AM149:RED.AP149">
            <calcext:condition calcext:apply-style-name="Untitled1" calcext:value="&gt;0" calcext:base-cell-address="RED.AM149"/>
          </calcext:conditional-format>
          <calcext:conditional-format calcext:target-range-address="RED.AM150:RED.AP150">
            <calcext:condition calcext:apply-style-name="Untitled1" calcext:value="&gt;0" calcext:base-cell-address="RED.AM150"/>
          </calcext:conditional-format>
          <calcext:conditional-format calcext:target-range-address="RED.AM150:RED.AP150">
            <calcext:condition calcext:apply-style-name="Untitled1" calcext:value="&gt;0" calcext:base-cell-address="RED.AM150"/>
          </calcext:conditional-format>
          <calcext:conditional-format calcext:target-range-address="RED.AM151:RED.AP151">
            <calcext:condition calcext:apply-style-name="Untitled1" calcext:value="&gt;0" calcext:base-cell-address="RED.AM151"/>
          </calcext:conditional-format>
          <calcext:conditional-format calcext:target-range-address="RED.AM151:RED.AP151">
            <calcext:condition calcext:apply-style-name="Untitled1" calcext:value="&gt;0" calcext:base-cell-address="RED.AM151"/>
          </calcext:conditional-format>
          <calcext:conditional-format calcext:target-range-address="RED.AM152:RED.AP152">
            <calcext:condition calcext:apply-style-name="Untitled1" calcext:value="&gt;0" calcext:base-cell-address="RED.AM152"/>
          </calcext:conditional-format>
          <calcext:conditional-format calcext:target-range-address="RED.AM152:RED.AP152">
            <calcext:condition calcext:apply-style-name="Untitled1" calcext:value="&gt;0" calcext:base-cell-address="RED.AM152"/>
          </calcext:conditional-format>
          <calcext:conditional-format calcext:target-range-address="RED.AM153:RED.AP153">
            <calcext:condition calcext:apply-style-name="Untitled1" calcext:value="&gt;0" calcext:base-cell-address="RED.AM153"/>
          </calcext:conditional-format>
          <calcext:conditional-format calcext:target-range-address="RED.AM153:RED.AP153">
            <calcext:condition calcext:apply-style-name="Untitled1" calcext:value="&gt;0" calcext:base-cell-address="RED.AM153"/>
          </calcext:conditional-format>
          <calcext:conditional-format calcext:target-range-address="RED.AM154:RED.AP154">
            <calcext:condition calcext:apply-style-name="Untitled1" calcext:value="&gt;0" calcext:base-cell-address="RED.AM154"/>
          </calcext:conditional-format>
          <calcext:conditional-format calcext:target-range-address="RED.AM154:RED.AP154">
            <calcext:condition calcext:apply-style-name="Untitled1" calcext:value="&gt;0" calcext:base-cell-address="RED.AM154"/>
          </calcext:conditional-format>
          <calcext:conditional-format calcext:target-range-address="RED.AM155:RED.AP155">
            <calcext:condition calcext:apply-style-name="Untitled1" calcext:value="&gt;0" calcext:base-cell-address="RED.AM155"/>
          </calcext:conditional-format>
          <calcext:conditional-format calcext:target-range-address="RED.AM155:RED.AP155">
            <calcext:condition calcext:apply-style-name="Untitled1" calcext:value="&gt;0" calcext:base-cell-address="RED.AM155"/>
          </calcext:conditional-format>
          <calcext:conditional-format calcext:target-range-address="RED.AM156:RED.AP156">
            <calcext:condition calcext:apply-style-name="Untitled1" calcext:value="&gt;0" calcext:base-cell-address="RED.AM156"/>
          </calcext:conditional-format>
          <calcext:conditional-format calcext:target-range-address="RED.AM156:RED.AP156">
            <calcext:condition calcext:apply-style-name="Untitled1" calcext:value="&gt;0" calcext:base-cell-address="RED.AM156"/>
          </calcext:conditional-format>
          <calcext:conditional-format calcext:target-range-address="RED.AM157:RED.AP157">
            <calcext:condition calcext:apply-style-name="Untitled1" calcext:value="&gt;0" calcext:base-cell-address="RED.AM157"/>
          </calcext:conditional-format>
          <calcext:conditional-format calcext:target-range-address="RED.AM157:RED.AP157">
            <calcext:condition calcext:apply-style-name="Untitled1" calcext:value="&gt;0" calcext:base-cell-address="RED.AM157"/>
          </calcext:conditional-format>
          <calcext:conditional-format calcext:target-range-address="RED.AM158:RED.AP158">
            <calcext:condition calcext:apply-style-name="Untitled1" calcext:value="&gt;0" calcext:base-cell-address="RED.AM158"/>
          </calcext:conditional-format>
          <calcext:conditional-format calcext:target-range-address="RED.AM158:RED.AP158">
            <calcext:condition calcext:apply-style-name="Untitled1" calcext:value="&gt;0" calcext:base-cell-address="RED.AM158"/>
          </calcext:conditional-format>
          <calcext:conditional-format calcext:target-range-address="RED.AM159:RED.AP159">
            <calcext:condition calcext:apply-style-name="Untitled1" calcext:value="&gt;0" calcext:base-cell-address="RED.AM159"/>
          </calcext:conditional-format>
          <calcext:conditional-format calcext:target-range-address="RED.AM159:RED.AP159">
            <calcext:condition calcext:apply-style-name="Untitled1" calcext:value="&gt;0" calcext:base-cell-address="RED.AM159"/>
          </calcext:conditional-format>
          <calcext:conditional-format calcext:target-range-address="RED.AM160:RED.AP160">
            <calcext:condition calcext:apply-style-name="Untitled1" calcext:value="&gt;0" calcext:base-cell-address="RED.AM160"/>
          </calcext:conditional-format>
          <calcext:conditional-format calcext:target-range-address="RED.AM160:RED.AP160">
            <calcext:condition calcext:apply-style-name="Untitled1" calcext:value="&gt;0" calcext:base-cell-address="RED.AM160"/>
          </calcext:conditional-format>
          <calcext:conditional-format calcext:target-range-address="RED.AM161:RED.AP161">
            <calcext:condition calcext:apply-style-name="Untitled1" calcext:value="&gt;0" calcext:base-cell-address="RED.AM161"/>
          </calcext:conditional-format>
          <calcext:conditional-format calcext:target-range-address="RED.AM161:RED.AP161">
            <calcext:condition calcext:apply-style-name="Untitled1" calcext:value="&gt;0" calcext:base-cell-address="RED.AM161"/>
          </calcext:conditional-format>
          <calcext:conditional-format calcext:target-range-address="RED.AM162:RED.AP162">
            <calcext:condition calcext:apply-style-name="Untitled1" calcext:value="&gt;0" calcext:base-cell-address="RED.AM162"/>
          </calcext:conditional-format>
          <calcext:conditional-format calcext:target-range-address="RED.AM162:RED.AP162">
            <calcext:condition calcext:apply-style-name="Untitled1" calcext:value="&gt;0" calcext:base-cell-address="RED.AM162"/>
          </calcext:conditional-format>
          <calcext:conditional-format calcext:target-range-address="RED.AM163:RED.AP163">
            <calcext:condition calcext:apply-style-name="Untitled1" calcext:value="&gt;0" calcext:base-cell-address="RED.AM163"/>
          </calcext:conditional-format>
          <calcext:conditional-format calcext:target-range-address="RED.AM163:RED.AP163">
            <calcext:condition calcext:apply-style-name="Untitled1" calcext:value="&gt;0" calcext:base-cell-address="RED.AM163"/>
          </calcext:conditional-format>
          <calcext:conditional-format calcext:target-range-address="RED.AM164:RED.AP164">
            <calcext:condition calcext:apply-style-name="Untitled1" calcext:value="&gt;0" calcext:base-cell-address="RED.AM164"/>
          </calcext:conditional-format>
          <calcext:conditional-format calcext:target-range-address="RED.AM164:RED.AP164">
            <calcext:condition calcext:apply-style-name="Untitled1" calcext:value="&gt;0" calcext:base-cell-address="RED.AM164"/>
          </calcext:conditional-format>
          <calcext:conditional-format calcext:target-range-address="RED.AM165:RED.AP165">
            <calcext:condition calcext:apply-style-name="Untitled1" calcext:value="&gt;0" calcext:base-cell-address="RED.AM165"/>
          </calcext:conditional-format>
          <calcext:conditional-format calcext:target-range-address="RED.AM165:RED.AP165">
            <calcext:condition calcext:apply-style-name="Untitled1" calcext:value="&gt;0" calcext:base-cell-address="RED.AM165"/>
          </calcext:conditional-format>
          <calcext:conditional-format calcext:target-range-address="RED.AM166:RED.AP166">
            <calcext:condition calcext:apply-style-name="Untitled1" calcext:value="&gt;0" calcext:base-cell-address="RED.AM166"/>
          </calcext:conditional-format>
          <calcext:conditional-format calcext:target-range-address="RED.AM166:RED.AP166">
            <calcext:condition calcext:apply-style-name="Untitled1" calcext:value="&gt;0" calcext:base-cell-address="RED.AM166"/>
          </calcext:conditional-format>
          <calcext:conditional-format calcext:target-range-address="RED.AM167:RED.AP167">
            <calcext:condition calcext:apply-style-name="Untitled1" calcext:value="&gt;0" calcext:base-cell-address="RED.AM167"/>
          </calcext:conditional-format>
          <calcext:conditional-format calcext:target-range-address="RED.AM167:RED.AP167">
            <calcext:condition calcext:apply-style-name="Untitled1" calcext:value="&gt;0" calcext:base-cell-address="RED.AM167"/>
          </calcext:conditional-format>
          <calcext:conditional-format calcext:target-range-address="RED.AM168:RED.AP168">
            <calcext:condition calcext:apply-style-name="Untitled1" calcext:value="&gt;0" calcext:base-cell-address="RED.AM168"/>
          </calcext:conditional-format>
          <calcext:conditional-format calcext:target-range-address="RED.AM168:RED.AP168">
            <calcext:condition calcext:apply-style-name="Untitled1" calcext:value="&gt;0" calcext:base-cell-address="RED.AM168"/>
          </calcext:conditional-format>
          <calcext:conditional-format calcext:target-range-address="RED.AM169:RED.AP169">
            <calcext:condition calcext:apply-style-name="Untitled1" calcext:value="&gt;0" calcext:base-cell-address="RED.AM169"/>
          </calcext:conditional-format>
          <calcext:conditional-format calcext:target-range-address="RED.AM169:RED.AP169">
            <calcext:condition calcext:apply-style-name="Untitled1" calcext:value="&gt;0" calcext:base-cell-address="RED.AM169"/>
          </calcext:conditional-format>
          <calcext:conditional-format calcext:target-range-address="RED.AM170:RED.AP170">
            <calcext:condition calcext:apply-style-name="Untitled1" calcext:value="&gt;0" calcext:base-cell-address="RED.AM170"/>
          </calcext:conditional-format>
          <calcext:conditional-format calcext:target-range-address="RED.AM170:RED.AP170">
            <calcext:condition calcext:apply-style-name="Untitled1" calcext:value="&gt;0" calcext:base-cell-address="RED.AM170"/>
          </calcext:conditional-format>
          <calcext:conditional-format calcext:target-range-address="RED.AM171:RED.AP171">
            <calcext:condition calcext:apply-style-name="Untitled1" calcext:value="&gt;0" calcext:base-cell-address="RED.AM171"/>
          </calcext:conditional-format>
          <calcext:conditional-format calcext:target-range-address="RED.AM171:RED.AP171">
            <calcext:condition calcext:apply-style-name="Untitled1" calcext:value="&gt;0" calcext:base-cell-address="RED.AM171"/>
          </calcext:conditional-format>
          <calcext:conditional-format calcext:target-range-address="RED.AM172:RED.AP172">
            <calcext:condition calcext:apply-style-name="Untitled1" calcext:value="&gt;0" calcext:base-cell-address="RED.AM172"/>
          </calcext:conditional-format>
          <calcext:conditional-format calcext:target-range-address="RED.AM172:RED.AP172">
            <calcext:condition calcext:apply-style-name="Untitled1" calcext:value="&gt;0" calcext:base-cell-address="RED.AM172"/>
          </calcext:conditional-format>
          <calcext:conditional-format calcext:target-range-address="RED.AM173:RED.AP173">
            <calcext:condition calcext:apply-style-name="Untitled1" calcext:value="&gt;0" calcext:base-cell-address="RED.AM173"/>
          </calcext:conditional-format>
          <calcext:conditional-format calcext:target-range-address="RED.AM173:RED.AP173">
            <calcext:condition calcext:apply-style-name="Untitled1" calcext:value="&gt;0" calcext:base-cell-address="RED.AM173"/>
          </calcext:conditional-format>
          <calcext:conditional-format calcext:target-range-address="RED.AM174:RED.AP174">
            <calcext:condition calcext:apply-style-name="Untitled1" calcext:value="&gt;0" calcext:base-cell-address="RED.AM174"/>
          </calcext:conditional-format>
          <calcext:conditional-format calcext:target-range-address="RED.AM174:RED.AP174">
            <calcext:condition calcext:apply-style-name="Untitled1" calcext:value="&gt;0" calcext:base-cell-address="RED.AM174"/>
          </calcext:conditional-format>
          <calcext:conditional-format calcext:target-range-address="RED.AM175:RED.AP175">
            <calcext:condition calcext:apply-style-name="Untitled1" calcext:value="&gt;0" calcext:base-cell-address="RED.AM175"/>
          </calcext:conditional-format>
          <calcext:conditional-format calcext:target-range-address="RED.AM175:RED.AP175">
            <calcext:condition calcext:apply-style-name="Untitled1" calcext:value="&gt;0" calcext:base-cell-address="RED.AM175"/>
          </calcext:conditional-format>
          <calcext:conditional-format calcext:target-range-address="RED.AM176:RED.AP176">
            <calcext:condition calcext:apply-style-name="Untitled1" calcext:value="&gt;0" calcext:base-cell-address="RED.AM176"/>
          </calcext:conditional-format>
          <calcext:conditional-format calcext:target-range-address="RED.AM176:RED.AP176">
            <calcext:condition calcext:apply-style-name="Untitled1" calcext:value="&gt;0" calcext:base-cell-address="RED.AM176"/>
          </calcext:conditional-format>
          <calcext:conditional-format calcext:target-range-address="RED.AM177:RED.AP177">
            <calcext:condition calcext:apply-style-name="Untitled1" calcext:value="&gt;0" calcext:base-cell-address="RED.AM177"/>
          </calcext:conditional-format>
          <calcext:conditional-format calcext:target-range-address="RED.AM177:RED.AP177">
            <calcext:condition calcext:apply-style-name="Untitled1" calcext:value="&gt;0" calcext:base-cell-address="RED.AM177"/>
          </calcext:conditional-format>
          <calcext:conditional-format calcext:target-range-address="RED.AM178:RED.AP178">
            <calcext:condition calcext:apply-style-name="Untitled1" calcext:value="&gt;0" calcext:base-cell-address="RED.AM178"/>
          </calcext:conditional-format>
          <calcext:conditional-format calcext:target-range-address="RED.AM178:RED.AP178">
            <calcext:condition calcext:apply-style-name="Untitled1" calcext:value="&gt;0" calcext:base-cell-address="RED.AM178"/>
          </calcext:conditional-format>
          <calcext:conditional-format calcext:target-range-address="RED.AM179:RED.AP179">
            <calcext:condition calcext:apply-style-name="Untitled1" calcext:value="&gt;0" calcext:base-cell-address="RED.AM179"/>
          </calcext:conditional-format>
          <calcext:conditional-format calcext:target-range-address="RED.AM179:RED.AP179">
            <calcext:condition calcext:apply-style-name="Untitled1" calcext:value="&gt;0" calcext:base-cell-address="RED.AM179"/>
          </calcext:conditional-format>
          <calcext:conditional-format calcext:target-range-address="RED.AM180:RED.AP180">
            <calcext:condition calcext:apply-style-name="Untitled1" calcext:value="&gt;0" calcext:base-cell-address="RED.AM180"/>
          </calcext:conditional-format>
          <calcext:conditional-format calcext:target-range-address="RED.AM180:RED.AP180">
            <calcext:condition calcext:apply-style-name="Untitled1" calcext:value="&gt;0" calcext:base-cell-address="RED.AM180"/>
          </calcext:conditional-format>
          <calcext:conditional-format calcext:target-range-address="RED.AM181:RED.AP181">
            <calcext:condition calcext:apply-style-name="Untitled1" calcext:value="&gt;0" calcext:base-cell-address="RED.AM181"/>
          </calcext:conditional-format>
          <calcext:conditional-format calcext:target-range-address="RED.AM181:RED.AP181">
            <calcext:condition calcext:apply-style-name="Untitled1" calcext:value="&gt;0" calcext:base-cell-address="RED.AM181"/>
          </calcext:conditional-format>
          <calcext:conditional-format calcext:target-range-address="RED.AM182:RED.AP182">
            <calcext:condition calcext:apply-style-name="Untitled1" calcext:value="&gt;0" calcext:base-cell-address="RED.AM182"/>
          </calcext:conditional-format>
          <calcext:conditional-format calcext:target-range-address="RED.AM182:RED.AP182">
            <calcext:condition calcext:apply-style-name="Untitled1" calcext:value="&gt;0" calcext:base-cell-address="RED.AM182"/>
          </calcext:conditional-format>
          <calcext:conditional-format calcext:target-range-address="RED.AM183:RED.AP183">
            <calcext:condition calcext:apply-style-name="Untitled1" calcext:value="&gt;0" calcext:base-cell-address="RED.AM183"/>
          </calcext:conditional-format>
          <calcext:conditional-format calcext:target-range-address="RED.AM183:RED.AP183">
            <calcext:condition calcext:apply-style-name="Untitled1" calcext:value="&gt;0" calcext:base-cell-address="RED.AM183"/>
          </calcext:conditional-format>
          <calcext:conditional-format calcext:target-range-address="RED.C4:RED.C4">
            <calcext:condition calcext:apply-style-name="Untitled1" calcext:value="&gt;0" calcext:base-cell-address="RED.C4"/>
          </calcext:conditional-format>
          <calcext:conditional-format calcext:target-range-address="RED.C4:RED.C4">
            <calcext:condition calcext:apply-style-name="Untitled1" calcext:value="&gt;0" calcext:base-cell-address="RED.C4"/>
          </calcext:conditional-format>
          <calcext:conditional-format calcext:target-range-address="RED.C5:RED.C5">
            <calcext:condition calcext:apply-style-name="Untitled1" calcext:value="&gt;0" calcext:base-cell-address="RED.C5"/>
          </calcext:conditional-format>
          <calcext:conditional-format calcext:target-range-address="RED.C5:RED.C5">
            <calcext:condition calcext:apply-style-name="Untitled1" calcext:value="&gt;0" calcext:base-cell-address="RED.C5"/>
          </calcext:conditional-format>
          <calcext:conditional-format calcext:target-range-address="RED.C7:RED.C7">
            <calcext:condition calcext:apply-style-name="Untitled1" calcext:value="&gt;0" calcext:base-cell-address="RED.C7"/>
          </calcext:conditional-format>
          <calcext:conditional-format calcext:target-range-address="RED.C7:RED.C7">
            <calcext:condition calcext:apply-style-name="Untitled1" calcext:value="&gt;0" calcext:base-cell-address="RED.C7"/>
          </calcext:conditional-format>
          <calcext:conditional-format calcext:target-range-address="RED.C8:RED.C8">
            <calcext:condition calcext:apply-style-name="Untitled1" calcext:value="&gt;0" calcext:base-cell-address="RED.C8"/>
          </calcext:conditional-format>
          <calcext:conditional-format calcext:target-range-address="RED.C8:RED.C8">
            <calcext:condition calcext:apply-style-name="Untitled1" calcext:value="&gt;0" calcext:base-cell-address="RED.C8"/>
          </calcext:conditional-format>
          <calcext:conditional-format calcext:target-range-address="RED.C9:RED.C9">
            <calcext:condition calcext:apply-style-name="Untitled1" calcext:value="&gt;0" calcext:base-cell-address="RED.C9"/>
          </calcext:conditional-format>
          <calcext:conditional-format calcext:target-range-address="RED.C9:RED.C9">
            <calcext:condition calcext:apply-style-name="Untitled1" calcext:value="&gt;0" calcext:base-cell-address="RED.C9"/>
          </calcext:conditional-format>
          <calcext:conditional-format calcext:target-range-address="RED.C11:RED.C11">
            <calcext:condition calcext:apply-style-name="Untitled1" calcext:value="&gt;0" calcext:base-cell-address="RED.C11"/>
          </calcext:conditional-format>
          <calcext:conditional-format calcext:target-range-address="RED.C11:RED.C11">
            <calcext:condition calcext:apply-style-name="Untitled1" calcext:value="&gt;0" calcext:base-cell-address="RED.C11"/>
          </calcext:conditional-format>
          <calcext:conditional-format calcext:target-range-address="RED.C12:RED.C12">
            <calcext:condition calcext:apply-style-name="Untitled1" calcext:value="&gt;0" calcext:base-cell-address="RED.C12"/>
          </calcext:conditional-format>
          <calcext:conditional-format calcext:target-range-address="RED.C12:RED.C12">
            <calcext:condition calcext:apply-style-name="Untitled1" calcext:value="&gt;0" calcext:base-cell-address="RED.C12"/>
          </calcext:conditional-format>
          <calcext:conditional-format calcext:target-range-address="RED.C13:RED.C13">
            <calcext:condition calcext:apply-style-name="Untitled1" calcext:value="&gt;0" calcext:base-cell-address="RED.C13"/>
          </calcext:conditional-format>
          <calcext:conditional-format calcext:target-range-address="RED.C13:RED.C13">
            <calcext:condition calcext:apply-style-name="Untitled1" calcext:value="&gt;0" calcext:base-cell-address="RED.C13"/>
          </calcext:conditional-format>
          <calcext:conditional-format calcext:target-range-address="RED.C14:RED.C14">
            <calcext:condition calcext:apply-style-name="Untitled1" calcext:value="&gt;0" calcext:base-cell-address="RED.C14"/>
          </calcext:conditional-format>
          <calcext:conditional-format calcext:target-range-address="RED.C14:RED.C14">
            <calcext:condition calcext:apply-style-name="Untitled1" calcext:value="&gt;0" calcext:base-cell-address="RED.C14"/>
          </calcext:conditional-format>
          <calcext:conditional-format calcext:target-range-address="RED.C15:RED.C15">
            <calcext:condition calcext:apply-style-name="Untitled1" calcext:value="&gt;0" calcext:base-cell-address="RED.C15"/>
          </calcext:conditional-format>
          <calcext:conditional-format calcext:target-range-address="RED.C15:RED.C15">
            <calcext:condition calcext:apply-style-name="Untitled1" calcext:value="&gt;0" calcext:base-cell-address="RED.C15"/>
          </calcext:conditional-format>
          <calcext:conditional-format calcext:target-range-address="RED.C16:RED.C16">
            <calcext:condition calcext:apply-style-name="Untitled1" calcext:value="&gt;0" calcext:base-cell-address="RED.C16"/>
          </calcext:conditional-format>
          <calcext:conditional-format calcext:target-range-address="RED.C16:RED.C16">
            <calcext:condition calcext:apply-style-name="Untitled1" calcext:value="&gt;0" calcext:base-cell-address="RED.C16"/>
          </calcext:conditional-format>
          <calcext:conditional-format calcext:target-range-address="RED.C17:RED.C17">
            <calcext:condition calcext:apply-style-name="Untitled1" calcext:value="&gt;0" calcext:base-cell-address="RED.C17"/>
          </calcext:conditional-format>
          <calcext:conditional-format calcext:target-range-address="RED.C17:RED.C17">
            <calcext:condition calcext:apply-style-name="Untitled1" calcext:value="&gt;0" calcext:base-cell-address="RED.C17"/>
          </calcext:conditional-format>
          <calcext:conditional-format calcext:target-range-address="RED.C18:RED.C18">
            <calcext:condition calcext:apply-style-name="Untitled1" calcext:value="&gt;0" calcext:base-cell-address="RED.C18"/>
          </calcext:conditional-format>
          <calcext:conditional-format calcext:target-range-address="RED.C18:RED.C18">
            <calcext:condition calcext:apply-style-name="Untitled1" calcext:value="&gt;0" calcext:base-cell-address="RED.C18"/>
          </calcext:conditional-format>
          <calcext:conditional-format calcext:target-range-address="RED.C19:RED.C19">
            <calcext:condition calcext:apply-style-name="Untitled1" calcext:value="&gt;0" calcext:base-cell-address="RED.C19"/>
          </calcext:conditional-format>
          <calcext:conditional-format calcext:target-range-address="RED.C19:RED.C19">
            <calcext:condition calcext:apply-style-name="Untitled1" calcext:value="&gt;0" calcext:base-cell-address="RED.C19"/>
          </calcext:conditional-format>
          <calcext:conditional-format calcext:target-range-address="RED.C20:RED.C20">
            <calcext:condition calcext:apply-style-name="Untitled1" calcext:value="&gt;0" calcext:base-cell-address="RED.C20"/>
          </calcext:conditional-format>
          <calcext:conditional-format calcext:target-range-address="RED.C20:RED.C20">
            <calcext:condition calcext:apply-style-name="Untitled1" calcext:value="&gt;0" calcext:base-cell-address="RED.C20"/>
          </calcext:conditional-format>
          <calcext:conditional-format calcext:target-range-address="RED.C21:RED.C21">
            <calcext:condition calcext:apply-style-name="Untitled1" calcext:value="&gt;0" calcext:base-cell-address="RED.C21"/>
          </calcext:conditional-format>
          <calcext:conditional-format calcext:target-range-address="RED.C21:RED.C21">
            <calcext:condition calcext:apply-style-name="Untitled1" calcext:value="&gt;0" calcext:base-cell-address="RED.C21"/>
          </calcext:conditional-format>
          <calcext:conditional-format calcext:target-range-address="RED.C22:RED.C22">
            <calcext:condition calcext:apply-style-name="Untitled1" calcext:value="&gt;0" calcext:base-cell-address="RED.C22"/>
          </calcext:conditional-format>
          <calcext:conditional-format calcext:target-range-address="RED.C22:RED.C22">
            <calcext:condition calcext:apply-style-name="Untitled1" calcext:value="&gt;0" calcext:base-cell-address="RED.C22"/>
          </calcext:conditional-format>
          <calcext:conditional-format calcext:target-range-address="RED.C23:RED.C23">
            <calcext:condition calcext:apply-style-name="Untitled1" calcext:value="&gt;0" calcext:base-cell-address="RED.C23"/>
          </calcext:conditional-format>
          <calcext:conditional-format calcext:target-range-address="RED.C23:RED.C23">
            <calcext:condition calcext:apply-style-name="Untitled1" calcext:value="&gt;0" calcext:base-cell-address="RED.C23"/>
          </calcext:conditional-format>
          <calcext:conditional-format calcext:target-range-address="RED.C24:RED.C24">
            <calcext:condition calcext:apply-style-name="Untitled1" calcext:value="&gt;0" calcext:base-cell-address="RED.C24"/>
          </calcext:conditional-format>
          <calcext:conditional-format calcext:target-range-address="RED.C24:RED.C24">
            <calcext:condition calcext:apply-style-name="Untitled1" calcext:value="&gt;0" calcext:base-cell-address="RED.C24"/>
          </calcext:conditional-format>
          <calcext:conditional-format calcext:target-range-address="RED.C25:RED.C25">
            <calcext:condition calcext:apply-style-name="Untitled1" calcext:value="&gt;0" calcext:base-cell-address="RED.C25"/>
          </calcext:conditional-format>
          <calcext:conditional-format calcext:target-range-address="RED.C25:RED.C25">
            <calcext:condition calcext:apply-style-name="Untitled1" calcext:value="&gt;0" calcext:base-cell-address="RED.C25"/>
          </calcext:conditional-format>
          <calcext:conditional-format calcext:target-range-address="RED.C26:RED.C26">
            <calcext:condition calcext:apply-style-name="Untitled1" calcext:value="&gt;0" calcext:base-cell-address="RED.C26"/>
          </calcext:conditional-format>
          <calcext:conditional-format calcext:target-range-address="RED.C26:RED.C26">
            <calcext:condition calcext:apply-style-name="Untitled1" calcext:value="&gt;0" calcext:base-cell-address="RED.C26"/>
          </calcext:conditional-format>
          <calcext:conditional-format calcext:target-range-address="RED.C27:RED.C27">
            <calcext:condition calcext:apply-style-name="Untitled1" calcext:value="&gt;0" calcext:base-cell-address="RED.C27"/>
          </calcext:conditional-format>
          <calcext:conditional-format calcext:target-range-address="RED.C27:RED.C27">
            <calcext:condition calcext:apply-style-name="Untitled1" calcext:value="&gt;0" calcext:base-cell-address="RED.C27"/>
          </calcext:conditional-format>
          <calcext:conditional-format calcext:target-range-address="RED.C28:RED.C28">
            <calcext:condition calcext:apply-style-name="Untitled1" calcext:value="&gt;0" calcext:base-cell-address="RED.C28"/>
          </calcext:conditional-format>
          <calcext:conditional-format calcext:target-range-address="RED.C28:RED.C28">
            <calcext:condition calcext:apply-style-name="Untitled1" calcext:value="&gt;0" calcext:base-cell-address="RED.C28"/>
          </calcext:conditional-format>
          <calcext:conditional-format calcext:target-range-address="RED.C29:RED.C29">
            <calcext:condition calcext:apply-style-name="Untitled1" calcext:value="&gt;0" calcext:base-cell-address="RED.C29"/>
          </calcext:conditional-format>
          <calcext:conditional-format calcext:target-range-address="RED.C29:RED.C29">
            <calcext:condition calcext:apply-style-name="Untitled1" calcext:value="&gt;0" calcext:base-cell-address="RED.C29"/>
          </calcext:conditional-format>
          <calcext:conditional-format calcext:target-range-address="RED.C30:RED.C30">
            <calcext:condition calcext:apply-style-name="Untitled1" calcext:value="&gt;0" calcext:base-cell-address="RED.C30"/>
          </calcext:conditional-format>
          <calcext:conditional-format calcext:target-range-address="RED.C30:RED.C30">
            <calcext:condition calcext:apply-style-name="Untitled1" calcext:value="&gt;0" calcext:base-cell-address="RED.C30"/>
          </calcext:conditional-format>
          <calcext:conditional-format calcext:target-range-address="RED.C31:RED.C31">
            <calcext:condition calcext:apply-style-name="Untitled1" calcext:value="&gt;0" calcext:base-cell-address="RED.C31"/>
          </calcext:conditional-format>
          <calcext:conditional-format calcext:target-range-address="RED.C31:RED.C31">
            <calcext:condition calcext:apply-style-name="Untitled1" calcext:value="&gt;0" calcext:base-cell-address="RED.C31"/>
          </calcext:conditional-format>
          <calcext:conditional-format calcext:target-range-address="RED.C32:RED.C32">
            <calcext:condition calcext:apply-style-name="Untitled1" calcext:value="&gt;0" calcext:base-cell-address="RED.C32"/>
          </calcext:conditional-format>
          <calcext:conditional-format calcext:target-range-address="RED.C32:RED.C32">
            <calcext:condition calcext:apply-style-name="Untitled1" calcext:value="&gt;0" calcext:base-cell-address="RED.C32"/>
          </calcext:conditional-format>
          <calcext:conditional-format calcext:target-range-address="RED.C33:RED.C33">
            <calcext:condition calcext:apply-style-name="Untitled1" calcext:value="&gt;0" calcext:base-cell-address="RED.C33"/>
          </calcext:conditional-format>
          <calcext:conditional-format calcext:target-range-address="RED.C33:RED.C33">
            <calcext:condition calcext:apply-style-name="Untitled1" calcext:value="&gt;0" calcext:base-cell-address="RED.C33"/>
          </calcext:conditional-format>
          <calcext:conditional-format calcext:target-range-address="RED.C34:RED.C34">
            <calcext:condition calcext:apply-style-name="Untitled1" calcext:value="&gt;0" calcext:base-cell-address="RED.C34"/>
          </calcext:conditional-format>
          <calcext:conditional-format calcext:target-range-address="RED.C34:RED.C34">
            <calcext:condition calcext:apply-style-name="Untitled1" calcext:value="&gt;0" calcext:base-cell-address="RED.C34"/>
          </calcext:conditional-format>
          <calcext:conditional-format calcext:target-range-address="RED.C35:RED.C35">
            <calcext:condition calcext:apply-style-name="Untitled1" calcext:value="&gt;0" calcext:base-cell-address="RED.C35"/>
          </calcext:conditional-format>
          <calcext:conditional-format calcext:target-range-address="RED.C35:RED.C35">
            <calcext:condition calcext:apply-style-name="Untitled1" calcext:value="&gt;0" calcext:base-cell-address="RED.C35"/>
          </calcext:conditional-format>
          <calcext:conditional-format calcext:target-range-address="RED.C36:RED.C36">
            <calcext:condition calcext:apply-style-name="Untitled1" calcext:value="&gt;0" calcext:base-cell-address="RED.C36"/>
          </calcext:conditional-format>
          <calcext:conditional-format calcext:target-range-address="RED.C36:RED.C36">
            <calcext:condition calcext:apply-style-name="Untitled1" calcext:value="&gt;0" calcext:base-cell-address="RED.C36"/>
          </calcext:conditional-format>
          <calcext:conditional-format calcext:target-range-address="RED.C37:RED.C37">
            <calcext:condition calcext:apply-style-name="Untitled1" calcext:value="&gt;0" calcext:base-cell-address="RED.C37"/>
          </calcext:conditional-format>
          <calcext:conditional-format calcext:target-range-address="RED.C37:RED.C37">
            <calcext:condition calcext:apply-style-name="Untitled1" calcext:value="&gt;0" calcext:base-cell-address="RED.C37"/>
          </calcext:conditional-format>
          <calcext:conditional-format calcext:target-range-address="RED.C38:RED.C38">
            <calcext:condition calcext:apply-style-name="Untitled1" calcext:value="&gt;0" calcext:base-cell-address="RED.C38"/>
          </calcext:conditional-format>
          <calcext:conditional-format calcext:target-range-address="RED.C38:RED.C38">
            <calcext:condition calcext:apply-style-name="Untitled1" calcext:value="&gt;0" calcext:base-cell-address="RED.C38"/>
          </calcext:conditional-format>
          <calcext:conditional-format calcext:target-range-address="RED.C39:RED.C39">
            <calcext:condition calcext:apply-style-name="Untitled1" calcext:value="&gt;0" calcext:base-cell-address="RED.C39"/>
          </calcext:conditional-format>
          <calcext:conditional-format calcext:target-range-address="RED.C39:RED.C39">
            <calcext:condition calcext:apply-style-name="Untitled1" calcext:value="&gt;0" calcext:base-cell-address="RED.C39"/>
          </calcext:conditional-format>
          <calcext:conditional-format calcext:target-range-address="RED.C40:RED.C40">
            <calcext:condition calcext:apply-style-name="Untitled1" calcext:value="&gt;0" calcext:base-cell-address="RED.C40"/>
          </calcext:conditional-format>
          <calcext:conditional-format calcext:target-range-address="RED.C40:RED.C40">
            <calcext:condition calcext:apply-style-name="Untitled1" calcext:value="&gt;0" calcext:base-cell-address="RED.C40"/>
          </calcext:conditional-format>
          <calcext:conditional-format calcext:target-range-address="RED.C41:RED.C41">
            <calcext:condition calcext:apply-style-name="Untitled1" calcext:value="&gt;0" calcext:base-cell-address="RED.C41"/>
          </calcext:conditional-format>
          <calcext:conditional-format calcext:target-range-address="RED.C41:RED.C41">
            <calcext:condition calcext:apply-style-name="Untitled1" calcext:value="&gt;0" calcext:base-cell-address="RED.C41"/>
          </calcext:conditional-format>
          <calcext:conditional-format calcext:target-range-address="RED.C42:RED.C42">
            <calcext:condition calcext:apply-style-name="Untitled1" calcext:value="&gt;0" calcext:base-cell-address="RED.C42"/>
          </calcext:conditional-format>
          <calcext:conditional-format calcext:target-range-address="RED.C42:RED.C42">
            <calcext:condition calcext:apply-style-name="Untitled1" calcext:value="&gt;0" calcext:base-cell-address="RED.C42"/>
          </calcext:conditional-format>
          <calcext:conditional-format calcext:target-range-address="RED.C43:RED.C43">
            <calcext:condition calcext:apply-style-name="Untitled1" calcext:value="&gt;0" calcext:base-cell-address="RED.C43"/>
          </calcext:conditional-format>
          <calcext:conditional-format calcext:target-range-address="RED.C43:RED.C43">
            <calcext:condition calcext:apply-style-name="Untitled1" calcext:value="&gt;0" calcext:base-cell-address="RED.C43"/>
          </calcext:conditional-format>
          <calcext:conditional-format calcext:target-range-address="RED.C44:RED.C44">
            <calcext:condition calcext:apply-style-name="Untitled1" calcext:value="&gt;0" calcext:base-cell-address="RED.C44"/>
          </calcext:conditional-format>
          <calcext:conditional-format calcext:target-range-address="RED.C44:RED.C44">
            <calcext:condition calcext:apply-style-name="Untitled1" calcext:value="&gt;0" calcext:base-cell-address="RED.C44"/>
          </calcext:conditional-format>
          <calcext:conditional-format calcext:target-range-address="RED.C45:RED.C45">
            <calcext:condition calcext:apply-style-name="Untitled1" calcext:value="&gt;0" calcext:base-cell-address="RED.C45"/>
          </calcext:conditional-format>
          <calcext:conditional-format calcext:target-range-address="RED.C45:RED.C45">
            <calcext:condition calcext:apply-style-name="Untitled1" calcext:value="&gt;0" calcext:base-cell-address="RED.C45"/>
          </calcext:conditional-format>
          <calcext:conditional-format calcext:target-range-address="RED.C46:RED.C46">
            <calcext:condition calcext:apply-style-name="Untitled1" calcext:value="&gt;0" calcext:base-cell-address="RED.C46"/>
          </calcext:conditional-format>
          <calcext:conditional-format calcext:target-range-address="RED.C46:RED.C46">
            <calcext:condition calcext:apply-style-name="Untitled1" calcext:value="&gt;0" calcext:base-cell-address="RED.C46"/>
          </calcext:conditional-format>
          <calcext:conditional-format calcext:target-range-address="RED.C47:RED.C47">
            <calcext:condition calcext:apply-style-name="Untitled1" calcext:value="&gt;0" calcext:base-cell-address="RED.C47"/>
          </calcext:conditional-format>
          <calcext:conditional-format calcext:target-range-address="RED.C47:RED.C47">
            <calcext:condition calcext:apply-style-name="Untitled1" calcext:value="&gt;0" calcext:base-cell-address="RED.C47"/>
          </calcext:conditional-format>
          <calcext:conditional-format calcext:target-range-address="RED.C48:RED.C48">
            <calcext:condition calcext:apply-style-name="Untitled1" calcext:value="&gt;0" calcext:base-cell-address="RED.C48"/>
          </calcext:conditional-format>
          <calcext:conditional-format calcext:target-range-address="RED.C48:RED.C48">
            <calcext:condition calcext:apply-style-name="Untitled1" calcext:value="&gt;0" calcext:base-cell-address="RED.C48"/>
          </calcext:conditional-format>
          <calcext:conditional-format calcext:target-range-address="RED.C49:RED.C49">
            <calcext:condition calcext:apply-style-name="Untitled1" calcext:value="&gt;0" calcext:base-cell-address="RED.C49"/>
          </calcext:conditional-format>
          <calcext:conditional-format calcext:target-range-address="RED.C49:RED.C49">
            <calcext:condition calcext:apply-style-name="Untitled1" calcext:value="&gt;0" calcext:base-cell-address="RED.C49"/>
          </calcext:conditional-format>
          <calcext:conditional-format calcext:target-range-address="RED.C50:RED.C50">
            <calcext:condition calcext:apply-style-name="Untitled1" calcext:value="&gt;0" calcext:base-cell-address="RED.C50"/>
          </calcext:conditional-format>
          <calcext:conditional-format calcext:target-range-address="RED.C50:RED.C50">
            <calcext:condition calcext:apply-style-name="Untitled1" calcext:value="&gt;0" calcext:base-cell-address="RED.C50"/>
          </calcext:conditional-format>
          <calcext:conditional-format calcext:target-range-address="RED.C51:RED.C51">
            <calcext:condition calcext:apply-style-name="Untitled1" calcext:value="&gt;0" calcext:base-cell-address="RED.C51"/>
          </calcext:conditional-format>
          <calcext:conditional-format calcext:target-range-address="RED.C51:RED.C51">
            <calcext:condition calcext:apply-style-name="Untitled1" calcext:value="&gt;0" calcext:base-cell-address="RED.C51"/>
          </calcext:conditional-format>
          <calcext:conditional-format calcext:target-range-address="RED.C52:RED.C52">
            <calcext:condition calcext:apply-style-name="Untitled1" calcext:value="&gt;0" calcext:base-cell-address="RED.C52"/>
          </calcext:conditional-format>
          <calcext:conditional-format calcext:target-range-address="RED.C52:RED.C52">
            <calcext:condition calcext:apply-style-name="Untitled1" calcext:value="&gt;0" calcext:base-cell-address="RED.C52"/>
          </calcext:conditional-format>
          <calcext:conditional-format calcext:target-range-address="RED.C53:RED.C53">
            <calcext:condition calcext:apply-style-name="Untitled1" calcext:value="&gt;0" calcext:base-cell-address="RED.C53"/>
          </calcext:conditional-format>
          <calcext:conditional-format calcext:target-range-address="RED.C53:RED.C53">
            <calcext:condition calcext:apply-style-name="Untitled1" calcext:value="&gt;0" calcext:base-cell-address="RED.C53"/>
          </calcext:conditional-format>
          <calcext:conditional-format calcext:target-range-address="RED.C54:RED.C54">
            <calcext:condition calcext:apply-style-name="Untitled1" calcext:value="&gt;0" calcext:base-cell-address="RED.C54"/>
          </calcext:conditional-format>
          <calcext:conditional-format calcext:target-range-address="RED.C54:RED.C54">
            <calcext:condition calcext:apply-style-name="Untitled1" calcext:value="&gt;0" calcext:base-cell-address="RED.C54"/>
          </calcext:conditional-format>
          <calcext:conditional-format calcext:target-range-address="RED.C55:RED.C55">
            <calcext:condition calcext:apply-style-name="Untitled1" calcext:value="&gt;0" calcext:base-cell-address="RED.C55"/>
          </calcext:conditional-format>
          <calcext:conditional-format calcext:target-range-address="RED.C55:RED.C55">
            <calcext:condition calcext:apply-style-name="Untitled1" calcext:value="&gt;0" calcext:base-cell-address="RED.C55"/>
          </calcext:conditional-format>
          <calcext:conditional-format calcext:target-range-address="RED.C56:RED.C56">
            <calcext:condition calcext:apply-style-name="Untitled1" calcext:value="&gt;0" calcext:base-cell-address="RED.C56"/>
          </calcext:conditional-format>
          <calcext:conditional-format calcext:target-range-address="RED.C56:RED.C56">
            <calcext:condition calcext:apply-style-name="Untitled1" calcext:value="&gt;0" calcext:base-cell-address="RED.C56"/>
          </calcext:conditional-format>
          <calcext:conditional-format calcext:target-range-address="RED.C57:RED.C57">
            <calcext:condition calcext:apply-style-name="Untitled1" calcext:value="&gt;0" calcext:base-cell-address="RED.C57"/>
          </calcext:conditional-format>
          <calcext:conditional-format calcext:target-range-address="RED.C57:RED.C57">
            <calcext:condition calcext:apply-style-name="Untitled1" calcext:value="&gt;0" calcext:base-cell-address="RED.C57"/>
          </calcext:conditional-format>
          <calcext:conditional-format calcext:target-range-address="RED.C58:RED.C58">
            <calcext:condition calcext:apply-style-name="Untitled1" calcext:value="&gt;0" calcext:base-cell-address="RED.C58"/>
          </calcext:conditional-format>
          <calcext:conditional-format calcext:target-range-address="RED.C58:RED.C58">
            <calcext:condition calcext:apply-style-name="Untitled1" calcext:value="&gt;0" calcext:base-cell-address="RED.C58"/>
          </calcext:conditional-format>
          <calcext:conditional-format calcext:target-range-address="RED.C59:RED.C59">
            <calcext:condition calcext:apply-style-name="Untitled1" calcext:value="&gt;0" calcext:base-cell-address="RED.C59"/>
          </calcext:conditional-format>
          <calcext:conditional-format calcext:target-range-address="RED.C59:RED.C59">
            <calcext:condition calcext:apply-style-name="Untitled1" calcext:value="&gt;0" calcext:base-cell-address="RED.C59"/>
          </calcext:conditional-format>
          <calcext:conditional-format calcext:target-range-address="RED.C60:RED.C60">
            <calcext:condition calcext:apply-style-name="Untitled1" calcext:value="&gt;0" calcext:base-cell-address="RED.C60"/>
          </calcext:conditional-format>
          <calcext:conditional-format calcext:target-range-address="RED.C60:RED.C60">
            <calcext:condition calcext:apply-style-name="Untitled1" calcext:value="&gt;0" calcext:base-cell-address="RED.C60"/>
          </calcext:conditional-format>
          <calcext:conditional-format calcext:target-range-address="RED.C61:RED.C61">
            <calcext:condition calcext:apply-style-name="Untitled1" calcext:value="&gt;0" calcext:base-cell-address="RED.C61"/>
          </calcext:conditional-format>
          <calcext:conditional-format calcext:target-range-address="RED.C61:RED.C61">
            <calcext:condition calcext:apply-style-name="Untitled1" calcext:value="&gt;0" calcext:base-cell-address="RED.C61"/>
          </calcext:conditional-format>
          <calcext:conditional-format calcext:target-range-address="RED.C62:RED.C62">
            <calcext:condition calcext:apply-style-name="Untitled1" calcext:value="&gt;0" calcext:base-cell-address="RED.C62"/>
          </calcext:conditional-format>
          <calcext:conditional-format calcext:target-range-address="RED.C62:RED.C62">
            <calcext:condition calcext:apply-style-name="Untitled1" calcext:value="&gt;0" calcext:base-cell-address="RED.C62"/>
          </calcext:conditional-format>
          <calcext:conditional-format calcext:target-range-address="RED.C63:RED.C63">
            <calcext:condition calcext:apply-style-name="Untitled1" calcext:value="&gt;0" calcext:base-cell-address="RED.C63"/>
          </calcext:conditional-format>
          <calcext:conditional-format calcext:target-range-address="RED.C63:RED.C63">
            <calcext:condition calcext:apply-style-name="Untitled1" calcext:value="&gt;0" calcext:base-cell-address="RED.C63"/>
          </calcext:conditional-format>
          <calcext:conditional-format calcext:target-range-address="RED.C64:RED.C64">
            <calcext:condition calcext:apply-style-name="Untitled1" calcext:value="&gt;0" calcext:base-cell-address="RED.C64"/>
          </calcext:conditional-format>
          <calcext:conditional-format calcext:target-range-address="RED.C64:RED.C64">
            <calcext:condition calcext:apply-style-name="Untitled1" calcext:value="&gt;0" calcext:base-cell-address="RED.C64"/>
          </calcext:conditional-format>
          <calcext:conditional-format calcext:target-range-address="RED.C65:RED.C65">
            <calcext:condition calcext:apply-style-name="Untitled1" calcext:value="&gt;0" calcext:base-cell-address="RED.C65"/>
          </calcext:conditional-format>
          <calcext:conditional-format calcext:target-range-address="RED.C65:RED.C65">
            <calcext:condition calcext:apply-style-name="Untitled1" calcext:value="&gt;0" calcext:base-cell-address="RED.C65"/>
          </calcext:conditional-format>
          <calcext:conditional-format calcext:target-range-address="RED.C66:RED.C66">
            <calcext:condition calcext:apply-style-name="Untitled1" calcext:value="&gt;0" calcext:base-cell-address="RED.C66"/>
          </calcext:conditional-format>
          <calcext:conditional-format calcext:target-range-address="RED.C66:RED.C66">
            <calcext:condition calcext:apply-style-name="Untitled1" calcext:value="&gt;0" calcext:base-cell-address="RED.C66"/>
          </calcext:conditional-format>
          <calcext:conditional-format calcext:target-range-address="RED.C67:RED.C67">
            <calcext:condition calcext:apply-style-name="Untitled1" calcext:value="&gt;0" calcext:base-cell-address="RED.C67"/>
          </calcext:conditional-format>
          <calcext:conditional-format calcext:target-range-address="RED.C67:RED.C67">
            <calcext:condition calcext:apply-style-name="Untitled1" calcext:value="&gt;0" calcext:base-cell-address="RED.C67"/>
          </calcext:conditional-format>
          <calcext:conditional-format calcext:target-range-address="RED.C68:RED.C68">
            <calcext:condition calcext:apply-style-name="Untitled1" calcext:value="&gt;0" calcext:base-cell-address="RED.C68"/>
          </calcext:conditional-format>
          <calcext:conditional-format calcext:target-range-address="RED.C68:RED.C68">
            <calcext:condition calcext:apply-style-name="Untitled1" calcext:value="&gt;0" calcext:base-cell-address="RED.C68"/>
          </calcext:conditional-format>
          <calcext:conditional-format calcext:target-range-address="RED.C69:RED.C69">
            <calcext:condition calcext:apply-style-name="Untitled1" calcext:value="&gt;0" calcext:base-cell-address="RED.C69"/>
          </calcext:conditional-format>
          <calcext:conditional-format calcext:target-range-address="RED.C69:RED.C69">
            <calcext:condition calcext:apply-style-name="Untitled1" calcext:value="&gt;0" calcext:base-cell-address="RED.C69"/>
          </calcext:conditional-format>
          <calcext:conditional-format calcext:target-range-address="RED.C70:RED.C70">
            <calcext:condition calcext:apply-style-name="Untitled1" calcext:value="&gt;0" calcext:base-cell-address="RED.C70"/>
          </calcext:conditional-format>
          <calcext:conditional-format calcext:target-range-address="RED.C70:RED.C70">
            <calcext:condition calcext:apply-style-name="Untitled1" calcext:value="&gt;0" calcext:base-cell-address="RED.C70"/>
          </calcext:conditional-format>
          <calcext:conditional-format calcext:target-range-address="RED.C71:RED.C71">
            <calcext:condition calcext:apply-style-name="Untitled1" calcext:value="&gt;0" calcext:base-cell-address="RED.C71"/>
          </calcext:conditional-format>
          <calcext:conditional-format calcext:target-range-address="RED.C71:RED.C71">
            <calcext:condition calcext:apply-style-name="Untitled1" calcext:value="&gt;0" calcext:base-cell-address="RED.C71"/>
          </calcext:conditional-format>
          <calcext:conditional-format calcext:target-range-address="RED.C72:RED.C72">
            <calcext:condition calcext:apply-style-name="Untitled1" calcext:value="&gt;0" calcext:base-cell-address="RED.C72"/>
          </calcext:conditional-format>
          <calcext:conditional-format calcext:target-range-address="RED.C72:RED.C72">
            <calcext:condition calcext:apply-style-name="Untitled1" calcext:value="&gt;0" calcext:base-cell-address="RED.C72"/>
          </calcext:conditional-format>
          <calcext:conditional-format calcext:target-range-address="RED.C73:RED.C73">
            <calcext:condition calcext:apply-style-name="Untitled1" calcext:value="&gt;0" calcext:base-cell-address="RED.C73"/>
          </calcext:conditional-format>
          <calcext:conditional-format calcext:target-range-address="RED.C73:RED.C73">
            <calcext:condition calcext:apply-style-name="Untitled1" calcext:value="&gt;0" calcext:base-cell-address="RED.C73"/>
          </calcext:conditional-format>
          <calcext:conditional-format calcext:target-range-address="RED.C74:RED.C74">
            <calcext:condition calcext:apply-style-name="Untitled1" calcext:value="&gt;0" calcext:base-cell-address="RED.C74"/>
          </calcext:conditional-format>
          <calcext:conditional-format calcext:target-range-address="RED.C74:RED.C74">
            <calcext:condition calcext:apply-style-name="Untitled1" calcext:value="&gt;0" calcext:base-cell-address="RED.C74"/>
          </calcext:conditional-format>
          <calcext:conditional-format calcext:target-range-address="RED.C75:RED.C75">
            <calcext:condition calcext:apply-style-name="Untitled1" calcext:value="&gt;0" calcext:base-cell-address="RED.C75"/>
          </calcext:conditional-format>
          <calcext:conditional-format calcext:target-range-address="RED.C75:RED.C75">
            <calcext:condition calcext:apply-style-name="Untitled1" calcext:value="&gt;0" calcext:base-cell-address="RED.C75"/>
          </calcext:conditional-format>
          <calcext:conditional-format calcext:target-range-address="RED.C76:RED.C76">
            <calcext:condition calcext:apply-style-name="Untitled1" calcext:value="&gt;0" calcext:base-cell-address="RED.C76"/>
          </calcext:conditional-format>
          <calcext:conditional-format calcext:target-range-address="RED.C76:RED.C76">
            <calcext:condition calcext:apply-style-name="Untitled1" calcext:value="&gt;0" calcext:base-cell-address="RED.C76"/>
          </calcext:conditional-format>
          <calcext:conditional-format calcext:target-range-address="RED.C77:RED.C77">
            <calcext:condition calcext:apply-style-name="Untitled1" calcext:value="&gt;0" calcext:base-cell-address="RED.C77"/>
          </calcext:conditional-format>
          <calcext:conditional-format calcext:target-range-address="RED.C77:RED.C77">
            <calcext:condition calcext:apply-style-name="Untitled1" calcext:value="&gt;0" calcext:base-cell-address="RED.C77"/>
          </calcext:conditional-format>
          <calcext:conditional-format calcext:target-range-address="RED.C78:RED.C78">
            <calcext:condition calcext:apply-style-name="Untitled1" calcext:value="&gt;0" calcext:base-cell-address="RED.C78"/>
          </calcext:conditional-format>
          <calcext:conditional-format calcext:target-range-address="RED.C78:RED.C78">
            <calcext:condition calcext:apply-style-name="Untitled1" calcext:value="&gt;0" calcext:base-cell-address="RED.C78"/>
          </calcext:conditional-format>
          <calcext:conditional-format calcext:target-range-address="RED.C79:RED.C79">
            <calcext:condition calcext:apply-style-name="Untitled1" calcext:value="&gt;0" calcext:base-cell-address="RED.C79"/>
          </calcext:conditional-format>
          <calcext:conditional-format calcext:target-range-address="RED.C79:RED.C79">
            <calcext:condition calcext:apply-style-name="Untitled1" calcext:value="&gt;0" calcext:base-cell-address="RED.C79"/>
          </calcext:conditional-format>
          <calcext:conditional-format calcext:target-range-address="RED.C80:RED.C80">
            <calcext:condition calcext:apply-style-name="Untitled1" calcext:value="&gt;0" calcext:base-cell-address="RED.C80"/>
          </calcext:conditional-format>
          <calcext:conditional-format calcext:target-range-address="RED.C80:RED.C80">
            <calcext:condition calcext:apply-style-name="Untitled1" calcext:value="&gt;0" calcext:base-cell-address="RED.C80"/>
          </calcext:conditional-format>
          <calcext:conditional-format calcext:target-range-address="RED.C81:RED.C81">
            <calcext:condition calcext:apply-style-name="Untitled1" calcext:value="&gt;0" calcext:base-cell-address="RED.C81"/>
          </calcext:conditional-format>
          <calcext:conditional-format calcext:target-range-address="RED.C81:RED.C81">
            <calcext:condition calcext:apply-style-name="Untitled1" calcext:value="&gt;0" calcext:base-cell-address="RED.C81"/>
          </calcext:conditional-format>
          <calcext:conditional-format calcext:target-range-address="RED.C82:RED.C82">
            <calcext:condition calcext:apply-style-name="Untitled1" calcext:value="&gt;0" calcext:base-cell-address="RED.C82"/>
          </calcext:conditional-format>
          <calcext:conditional-format calcext:target-range-address="RED.C82:RED.C82">
            <calcext:condition calcext:apply-style-name="Untitled1" calcext:value="&gt;0" calcext:base-cell-address="RED.C82"/>
          </calcext:conditional-format>
          <calcext:conditional-format calcext:target-range-address="RED.C83:RED.C83">
            <calcext:condition calcext:apply-style-name="Untitled1" calcext:value="&gt;0" calcext:base-cell-address="RED.C83"/>
          </calcext:conditional-format>
          <calcext:conditional-format calcext:target-range-address="RED.C83:RED.C83">
            <calcext:condition calcext:apply-style-name="Untitled1" calcext:value="&gt;0" calcext:base-cell-address="RED.C83"/>
          </calcext:conditional-format>
          <calcext:conditional-format calcext:target-range-address="RED.C84:RED.C84">
            <calcext:condition calcext:apply-style-name="Untitled1" calcext:value="&gt;0" calcext:base-cell-address="RED.C84"/>
          </calcext:conditional-format>
          <calcext:conditional-format calcext:target-range-address="RED.C84:RED.C84">
            <calcext:condition calcext:apply-style-name="Untitled1" calcext:value="&gt;0" calcext:base-cell-address="RED.C84"/>
          </calcext:conditional-format>
          <calcext:conditional-format calcext:target-range-address="RED.C85:RED.C85">
            <calcext:condition calcext:apply-style-name="Untitled1" calcext:value="&gt;0" calcext:base-cell-address="RED.C85"/>
          </calcext:conditional-format>
          <calcext:conditional-format calcext:target-range-address="RED.C85:RED.C85">
            <calcext:condition calcext:apply-style-name="Untitled1" calcext:value="&gt;0" calcext:base-cell-address="RED.C85"/>
          </calcext:conditional-format>
          <calcext:conditional-format calcext:target-range-address="RED.C86:RED.C86">
            <calcext:condition calcext:apply-style-name="Untitled1" calcext:value="&gt;0" calcext:base-cell-address="RED.C86"/>
          </calcext:conditional-format>
          <calcext:conditional-format calcext:target-range-address="RED.C86:RED.C86">
            <calcext:condition calcext:apply-style-name="Untitled1" calcext:value="&gt;0" calcext:base-cell-address="RED.C86"/>
          </calcext:conditional-format>
          <calcext:conditional-format calcext:target-range-address="RED.C87:RED.C87">
            <calcext:condition calcext:apply-style-name="Untitled1" calcext:value="&gt;0" calcext:base-cell-address="RED.C87"/>
          </calcext:conditional-format>
          <calcext:conditional-format calcext:target-range-address="RED.C87:RED.C87">
            <calcext:condition calcext:apply-style-name="Untitled1" calcext:value="&gt;0" calcext:base-cell-address="RED.C87"/>
          </calcext:conditional-format>
          <calcext:conditional-format calcext:target-range-address="RED.C88:RED.C88">
            <calcext:condition calcext:apply-style-name="Untitled1" calcext:value="&gt;0" calcext:base-cell-address="RED.C88"/>
          </calcext:conditional-format>
          <calcext:conditional-format calcext:target-range-address="RED.C88:RED.C88">
            <calcext:condition calcext:apply-style-name="Untitled1" calcext:value="&gt;0" calcext:base-cell-address="RED.C88"/>
          </calcext:conditional-format>
          <calcext:conditional-format calcext:target-range-address="RED.C89:RED.C89">
            <calcext:condition calcext:apply-style-name="Untitled1" calcext:value="&gt;0" calcext:base-cell-address="RED.C89"/>
          </calcext:conditional-format>
          <calcext:conditional-format calcext:target-range-address="RED.C89:RED.C89">
            <calcext:condition calcext:apply-style-name="Untitled1" calcext:value="&gt;0" calcext:base-cell-address="RED.C89"/>
          </calcext:conditional-format>
          <calcext:conditional-format calcext:target-range-address="RED.C90:RED.C90">
            <calcext:condition calcext:apply-style-name="Untitled1" calcext:value="&gt;0" calcext:base-cell-address="RED.C90"/>
          </calcext:conditional-format>
          <calcext:conditional-format calcext:target-range-address="RED.C90:RED.C90">
            <calcext:condition calcext:apply-style-name="Untitled1" calcext:value="&gt;0" calcext:base-cell-address="RED.C90"/>
          </calcext:conditional-format>
          <calcext:conditional-format calcext:target-range-address="RED.C91:RED.C91">
            <calcext:condition calcext:apply-style-name="Untitled1" calcext:value="&gt;0" calcext:base-cell-address="RED.C91"/>
          </calcext:conditional-format>
          <calcext:conditional-format calcext:target-range-address="RED.C91:RED.C91">
            <calcext:condition calcext:apply-style-name="Untitled1" calcext:value="&gt;0" calcext:base-cell-address="RED.C91"/>
          </calcext:conditional-format>
          <calcext:conditional-format calcext:target-range-address="RED.C92:RED.C92">
            <calcext:condition calcext:apply-style-name="Untitled1" calcext:value="&gt;0" calcext:base-cell-address="RED.C92"/>
          </calcext:conditional-format>
          <calcext:conditional-format calcext:target-range-address="RED.C92:RED.C92">
            <calcext:condition calcext:apply-style-name="Untitled1" calcext:value="&gt;0" calcext:base-cell-address="RED.C92"/>
          </calcext:conditional-format>
          <calcext:conditional-format calcext:target-range-address="RED.C93:RED.C93">
            <calcext:condition calcext:apply-style-name="Untitled1" calcext:value="&gt;0" calcext:base-cell-address="RED.C93"/>
          </calcext:conditional-format>
          <calcext:conditional-format calcext:target-range-address="RED.C93:RED.C93">
            <calcext:condition calcext:apply-style-name="Untitled1" calcext:value="&gt;0" calcext:base-cell-address="RED.C93"/>
          </calcext:conditional-format>
          <calcext:conditional-format calcext:target-range-address="RED.C94:RED.C94">
            <calcext:condition calcext:apply-style-name="Untitled1" calcext:value="&gt;0" calcext:base-cell-address="RED.C94"/>
          </calcext:conditional-format>
          <calcext:conditional-format calcext:target-range-address="RED.C94:RED.C94">
            <calcext:condition calcext:apply-style-name="Untitled1" calcext:value="&gt;0" calcext:base-cell-address="RED.C94"/>
          </calcext:conditional-format>
          <calcext:conditional-format calcext:target-range-address="RED.C95:RED.C95">
            <calcext:condition calcext:apply-style-name="Untitled1" calcext:value="&gt;0" calcext:base-cell-address="RED.C95"/>
          </calcext:conditional-format>
          <calcext:conditional-format calcext:target-range-address="RED.C95:RED.C95">
            <calcext:condition calcext:apply-style-name="Untitled1" calcext:value="&gt;0" calcext:base-cell-address="RED.C95"/>
          </calcext:conditional-format>
          <calcext:conditional-format calcext:target-range-address="RED.C96:RED.C96">
            <calcext:condition calcext:apply-style-name="Untitled1" calcext:value="&gt;0" calcext:base-cell-address="RED.C96"/>
          </calcext:conditional-format>
          <calcext:conditional-format calcext:target-range-address="RED.C96:RED.C96">
            <calcext:condition calcext:apply-style-name="Untitled1" calcext:value="&gt;0" calcext:base-cell-address="RED.C96"/>
          </calcext:conditional-format>
          <calcext:conditional-format calcext:target-range-address="RED.C97:RED.C97">
            <calcext:condition calcext:apply-style-name="Untitled1" calcext:value="&gt;0" calcext:base-cell-address="RED.C97"/>
          </calcext:conditional-format>
          <calcext:conditional-format calcext:target-range-address="RED.C97:RED.C97">
            <calcext:condition calcext:apply-style-name="Untitled1" calcext:value="&gt;0" calcext:base-cell-address="RED.C97"/>
          </calcext:conditional-format>
          <calcext:conditional-format calcext:target-range-address="RED.C98:RED.C98">
            <calcext:condition calcext:apply-style-name="Untitled1" calcext:value="&gt;0" calcext:base-cell-address="RED.C98"/>
          </calcext:conditional-format>
          <calcext:conditional-format calcext:target-range-address="RED.C98:RED.C98">
            <calcext:condition calcext:apply-style-name="Untitled1" calcext:value="&gt;0" calcext:base-cell-address="RED.C98"/>
          </calcext:conditional-format>
          <calcext:conditional-format calcext:target-range-address="RED.C99:RED.C99">
            <calcext:condition calcext:apply-style-name="Untitled1" calcext:value="&gt;0" calcext:base-cell-address="RED.C99"/>
          </calcext:conditional-format>
          <calcext:conditional-format calcext:target-range-address="RED.C99:RED.C99">
            <calcext:condition calcext:apply-style-name="Untitled1" calcext:value="&gt;0" calcext:base-cell-address="RED.C99"/>
          </calcext:conditional-format>
          <calcext:conditional-format calcext:target-range-address="RED.C100:RED.C100">
            <calcext:condition calcext:apply-style-name="Untitled1" calcext:value="&gt;0" calcext:base-cell-address="RED.C100"/>
          </calcext:conditional-format>
          <calcext:conditional-format calcext:target-range-address="RED.C100:RED.C100">
            <calcext:condition calcext:apply-style-name="Untitled1" calcext:value="&gt;0" calcext:base-cell-address="RED.C100"/>
          </calcext:conditional-format>
          <calcext:conditional-format calcext:target-range-address="RED.C101:RED.C101">
            <calcext:condition calcext:apply-style-name="Untitled1" calcext:value="&gt;0" calcext:base-cell-address="RED.C101"/>
          </calcext:conditional-format>
          <calcext:conditional-format calcext:target-range-address="RED.C101:RED.C101">
            <calcext:condition calcext:apply-style-name="Untitled1" calcext:value="&gt;0" calcext:base-cell-address="RED.C101"/>
          </calcext:conditional-format>
          <calcext:conditional-format calcext:target-range-address="RED.C102:RED.C102">
            <calcext:condition calcext:apply-style-name="Untitled1" calcext:value="&gt;0" calcext:base-cell-address="RED.C102"/>
          </calcext:conditional-format>
          <calcext:conditional-format calcext:target-range-address="RED.C102:RED.C102">
            <calcext:condition calcext:apply-style-name="Untitled1" calcext:value="&gt;0" calcext:base-cell-address="RED.C102"/>
          </calcext:conditional-format>
          <calcext:conditional-format calcext:target-range-address="RED.C103:RED.C103">
            <calcext:condition calcext:apply-style-name="Untitled1" calcext:value="&gt;0" calcext:base-cell-address="RED.C103"/>
          </calcext:conditional-format>
          <calcext:conditional-format calcext:target-range-address="RED.C103:RED.C103">
            <calcext:condition calcext:apply-style-name="Untitled1" calcext:value="&gt;0" calcext:base-cell-address="RED.C103"/>
          </calcext:conditional-format>
          <calcext:conditional-format calcext:target-range-address="RED.C104:RED.C104">
            <calcext:condition calcext:apply-style-name="Untitled1" calcext:value="&gt;0" calcext:base-cell-address="RED.C104"/>
          </calcext:conditional-format>
          <calcext:conditional-format calcext:target-range-address="RED.C104:RED.C104">
            <calcext:condition calcext:apply-style-name="Untitled1" calcext:value="&gt;0" calcext:base-cell-address="RED.C104"/>
          </calcext:conditional-format>
          <calcext:conditional-format calcext:target-range-address="RED.C105:RED.C105">
            <calcext:condition calcext:apply-style-name="Untitled1" calcext:value="&gt;0" calcext:base-cell-address="RED.C105"/>
          </calcext:conditional-format>
          <calcext:conditional-format calcext:target-range-address="RED.C105:RED.C105">
            <calcext:condition calcext:apply-style-name="Untitled1" calcext:value="&gt;0" calcext:base-cell-address="RED.C105"/>
          </calcext:conditional-format>
          <calcext:conditional-format calcext:target-range-address="RED.C106:RED.C106">
            <calcext:condition calcext:apply-style-name="Untitled1" calcext:value="&gt;0" calcext:base-cell-address="RED.C106"/>
          </calcext:conditional-format>
          <calcext:conditional-format calcext:target-range-address="RED.C106:RED.C106">
            <calcext:condition calcext:apply-style-name="Untitled1" calcext:value="&gt;0" calcext:base-cell-address="RED.C106"/>
          </calcext:conditional-format>
          <calcext:conditional-format calcext:target-range-address="RED.C107:RED.C107">
            <calcext:condition calcext:apply-style-name="Untitled1" calcext:value="&gt;0" calcext:base-cell-address="RED.C107"/>
          </calcext:conditional-format>
          <calcext:conditional-format calcext:target-range-address="RED.C107:RED.C107">
            <calcext:condition calcext:apply-style-name="Untitled1" calcext:value="&gt;0" calcext:base-cell-address="RED.C107"/>
          </calcext:conditional-format>
          <calcext:conditional-format calcext:target-range-address="RED.C108:RED.C108">
            <calcext:condition calcext:apply-style-name="Untitled1" calcext:value="&gt;0" calcext:base-cell-address="RED.C108"/>
          </calcext:conditional-format>
          <calcext:conditional-format calcext:target-range-address="RED.C108:RED.C108">
            <calcext:condition calcext:apply-style-name="Untitled1" calcext:value="&gt;0" calcext:base-cell-address="RED.C108"/>
          </calcext:conditional-format>
          <calcext:conditional-format calcext:target-range-address="RED.C109:RED.C109">
            <calcext:condition calcext:apply-style-name="Untitled1" calcext:value="&gt;0" calcext:base-cell-address="RED.C109"/>
          </calcext:conditional-format>
          <calcext:conditional-format calcext:target-range-address="RED.C109:RED.C109">
            <calcext:condition calcext:apply-style-name="Untitled1" calcext:value="&gt;0" calcext:base-cell-address="RED.C109"/>
          </calcext:conditional-format>
          <calcext:conditional-format calcext:target-range-address="RED.C110:RED.C110">
            <calcext:condition calcext:apply-style-name="Untitled1" calcext:value="&gt;0" calcext:base-cell-address="RED.C110"/>
          </calcext:conditional-format>
          <calcext:conditional-format calcext:target-range-address="RED.C110:RED.C110">
            <calcext:condition calcext:apply-style-name="Untitled1" calcext:value="&gt;0" calcext:base-cell-address="RED.C110"/>
          </calcext:conditional-format>
          <calcext:conditional-format calcext:target-range-address="RED.C111:RED.C111">
            <calcext:condition calcext:apply-style-name="Untitled1" calcext:value="&gt;0" calcext:base-cell-address="RED.C111"/>
          </calcext:conditional-format>
          <calcext:conditional-format calcext:target-range-address="RED.C111:RED.C111">
            <calcext:condition calcext:apply-style-name="Untitled1" calcext:value="&gt;0" calcext:base-cell-address="RED.C111"/>
          </calcext:conditional-format>
          <calcext:conditional-format calcext:target-range-address="RED.C112:RED.C112">
            <calcext:condition calcext:apply-style-name="Untitled1" calcext:value="&gt;0" calcext:base-cell-address="RED.C112"/>
          </calcext:conditional-format>
          <calcext:conditional-format calcext:target-range-address="RED.C112:RED.C112">
            <calcext:condition calcext:apply-style-name="Untitled1" calcext:value="&gt;0" calcext:base-cell-address="RED.C112"/>
          </calcext:conditional-format>
          <calcext:conditional-format calcext:target-range-address="RED.C113:RED.C113">
            <calcext:condition calcext:apply-style-name="Untitled1" calcext:value="&gt;0" calcext:base-cell-address="RED.C113"/>
          </calcext:conditional-format>
          <calcext:conditional-format calcext:target-range-address="RED.C113:RED.C113">
            <calcext:condition calcext:apply-style-name="Untitled1" calcext:value="&gt;0" calcext:base-cell-address="RED.C113"/>
          </calcext:conditional-format>
          <calcext:conditional-format calcext:target-range-address="RED.C114:RED.C114">
            <calcext:condition calcext:apply-style-name="Untitled1" calcext:value="&gt;0" calcext:base-cell-address="RED.C114"/>
          </calcext:conditional-format>
          <calcext:conditional-format calcext:target-range-address="RED.C114:RED.C114">
            <calcext:condition calcext:apply-style-name="Untitled1" calcext:value="&gt;0" calcext:base-cell-address="RED.C114"/>
          </calcext:conditional-format>
          <calcext:conditional-format calcext:target-range-address="RED.C115:RED.C115">
            <calcext:condition calcext:apply-style-name="Untitled1" calcext:value="&gt;0" calcext:base-cell-address="RED.C115"/>
          </calcext:conditional-format>
          <calcext:conditional-format calcext:target-range-address="RED.C115:RED.C115">
            <calcext:condition calcext:apply-style-name="Untitled1" calcext:value="&gt;0" calcext:base-cell-address="RED.C115"/>
          </calcext:conditional-format>
          <calcext:conditional-format calcext:target-range-address="RED.C116:RED.C116">
            <calcext:condition calcext:apply-style-name="Untitled1" calcext:value="&gt;0" calcext:base-cell-address="RED.C116"/>
          </calcext:conditional-format>
          <calcext:conditional-format calcext:target-range-address="RED.C116:RED.C116">
            <calcext:condition calcext:apply-style-name="Untitled1" calcext:value="&gt;0" calcext:base-cell-address="RED.C116"/>
          </calcext:conditional-format>
          <calcext:conditional-format calcext:target-range-address="RED.C117:RED.C117">
            <calcext:condition calcext:apply-style-name="Untitled1" calcext:value="&gt;0" calcext:base-cell-address="RED.C117"/>
          </calcext:conditional-format>
          <calcext:conditional-format calcext:target-range-address="RED.C117:RED.C117">
            <calcext:condition calcext:apply-style-name="Untitled1" calcext:value="&gt;0" calcext:base-cell-address="RED.C117"/>
          </calcext:conditional-format>
          <calcext:conditional-format calcext:target-range-address="RED.C118:RED.C118">
            <calcext:condition calcext:apply-style-name="Untitled1" calcext:value="&gt;0" calcext:base-cell-address="RED.C118"/>
          </calcext:conditional-format>
          <calcext:conditional-format calcext:target-range-address="RED.C118:RED.C118">
            <calcext:condition calcext:apply-style-name="Untitled1" calcext:value="&gt;0" calcext:base-cell-address="RED.C118"/>
          </calcext:conditional-format>
          <calcext:conditional-format calcext:target-range-address="RED.C119:RED.C119">
            <calcext:condition calcext:apply-style-name="Untitled1" calcext:value="&gt;0" calcext:base-cell-address="RED.C119"/>
          </calcext:conditional-format>
          <calcext:conditional-format calcext:target-range-address="RED.C119:RED.C119">
            <calcext:condition calcext:apply-style-name="Untitled1" calcext:value="&gt;0" calcext:base-cell-address="RED.C119"/>
          </calcext:conditional-format>
          <calcext:conditional-format calcext:target-range-address="RED.C120:RED.C120">
            <calcext:condition calcext:apply-style-name="Untitled1" calcext:value="&gt;0" calcext:base-cell-address="RED.C120"/>
          </calcext:conditional-format>
          <calcext:conditional-format calcext:target-range-address="RED.C120:RED.C120">
            <calcext:condition calcext:apply-style-name="Untitled1" calcext:value="&gt;0" calcext:base-cell-address="RED.C120"/>
          </calcext:conditional-format>
          <calcext:conditional-format calcext:target-range-address="RED.C121:RED.C121">
            <calcext:condition calcext:apply-style-name="Untitled1" calcext:value="&gt;0" calcext:base-cell-address="RED.C121"/>
          </calcext:conditional-format>
          <calcext:conditional-format calcext:target-range-address="RED.C121:RED.C121">
            <calcext:condition calcext:apply-style-name="Untitled1" calcext:value="&gt;0" calcext:base-cell-address="RED.C121"/>
          </calcext:conditional-format>
          <calcext:conditional-format calcext:target-range-address="RED.C122:RED.C122">
            <calcext:condition calcext:apply-style-name="Untitled1" calcext:value="&gt;0" calcext:base-cell-address="RED.C122"/>
          </calcext:conditional-format>
          <calcext:conditional-format calcext:target-range-address="RED.C122:RED.C122">
            <calcext:condition calcext:apply-style-name="Untitled1" calcext:value="&gt;0" calcext:base-cell-address="RED.C122"/>
          </calcext:conditional-format>
          <calcext:conditional-format calcext:target-range-address="RED.C123:RED.C123">
            <calcext:condition calcext:apply-style-name="Untitled1" calcext:value="&gt;0" calcext:base-cell-address="RED.C123"/>
          </calcext:conditional-format>
          <calcext:conditional-format calcext:target-range-address="RED.C123:RED.C123">
            <calcext:condition calcext:apply-style-name="Untitled1" calcext:value="&gt;0" calcext:base-cell-address="RED.C123"/>
          </calcext:conditional-format>
          <calcext:conditional-format calcext:target-range-address="RED.C124:RED.C124">
            <calcext:condition calcext:apply-style-name="Untitled1" calcext:value="&gt;0" calcext:base-cell-address="RED.C124"/>
          </calcext:conditional-format>
          <calcext:conditional-format calcext:target-range-address="RED.C124:RED.C124">
            <calcext:condition calcext:apply-style-name="Untitled1" calcext:value="&gt;0" calcext:base-cell-address="RED.C124"/>
          </calcext:conditional-format>
          <calcext:conditional-format calcext:target-range-address="RED.C125:RED.C125">
            <calcext:condition calcext:apply-style-name="Untitled1" calcext:value="&gt;0" calcext:base-cell-address="RED.C125"/>
          </calcext:conditional-format>
          <calcext:conditional-format calcext:target-range-address="RED.C125:RED.C125">
            <calcext:condition calcext:apply-style-name="Untitled1" calcext:value="&gt;0" calcext:base-cell-address="RED.C125"/>
          </calcext:conditional-format>
          <calcext:conditional-format calcext:target-range-address="RED.C126:RED.C126">
            <calcext:condition calcext:apply-style-name="Untitled1" calcext:value="&gt;0" calcext:base-cell-address="RED.C126"/>
          </calcext:conditional-format>
          <calcext:conditional-format calcext:target-range-address="RED.C126:RED.C126">
            <calcext:condition calcext:apply-style-name="Untitled1" calcext:value="&gt;0" calcext:base-cell-address="RED.C126"/>
          </calcext:conditional-format>
          <calcext:conditional-format calcext:target-range-address="RED.C127:RED.C127">
            <calcext:condition calcext:apply-style-name="Untitled1" calcext:value="&gt;0" calcext:base-cell-address="RED.C127"/>
          </calcext:conditional-format>
          <calcext:conditional-format calcext:target-range-address="RED.C127:RED.C127">
            <calcext:condition calcext:apply-style-name="Untitled1" calcext:value="&gt;0" calcext:base-cell-address="RED.C127"/>
          </calcext:conditional-format>
          <calcext:conditional-format calcext:target-range-address="RED.C128:RED.C128">
            <calcext:condition calcext:apply-style-name="Untitled1" calcext:value="&gt;0" calcext:base-cell-address="RED.C128"/>
          </calcext:conditional-format>
          <calcext:conditional-format calcext:target-range-address="RED.C128:RED.C128">
            <calcext:condition calcext:apply-style-name="Untitled1" calcext:value="&gt;0" calcext:base-cell-address="RED.C128"/>
          </calcext:conditional-format>
          <calcext:conditional-format calcext:target-range-address="RED.C129:RED.C129">
            <calcext:condition calcext:apply-style-name="Untitled1" calcext:value="&gt;0" calcext:base-cell-address="RED.C129"/>
          </calcext:conditional-format>
          <calcext:conditional-format calcext:target-range-address="RED.C129:RED.C129">
            <calcext:condition calcext:apply-style-name="Untitled1" calcext:value="&gt;0" calcext:base-cell-address="RED.C129"/>
          </calcext:conditional-format>
          <calcext:conditional-format calcext:target-range-address="RED.C130:RED.C130">
            <calcext:condition calcext:apply-style-name="Untitled1" calcext:value="&gt;0" calcext:base-cell-address="RED.C130"/>
          </calcext:conditional-format>
          <calcext:conditional-format calcext:target-range-address="RED.C130:RED.C130">
            <calcext:condition calcext:apply-style-name="Untitled1" calcext:value="&gt;0" calcext:base-cell-address="RED.C130"/>
          </calcext:conditional-format>
          <calcext:conditional-format calcext:target-range-address="RED.C131:RED.C131">
            <calcext:condition calcext:apply-style-name="Untitled1" calcext:value="&gt;0" calcext:base-cell-address="RED.C131"/>
          </calcext:conditional-format>
          <calcext:conditional-format calcext:target-range-address="RED.C131:RED.C131">
            <calcext:condition calcext:apply-style-name="Untitled1" calcext:value="&gt;0" calcext:base-cell-address="RED.C131"/>
          </calcext:conditional-format>
          <calcext:conditional-format calcext:target-range-address="RED.C132:RED.C132">
            <calcext:condition calcext:apply-style-name="Untitled1" calcext:value="&gt;0" calcext:base-cell-address="RED.C132"/>
          </calcext:conditional-format>
          <calcext:conditional-format calcext:target-range-address="RED.C132:RED.C132">
            <calcext:condition calcext:apply-style-name="Untitled1" calcext:value="&gt;0" calcext:base-cell-address="RED.C132"/>
          </calcext:conditional-format>
          <calcext:conditional-format calcext:target-range-address="RED.C133:RED.C133">
            <calcext:condition calcext:apply-style-name="Untitled1" calcext:value="&gt;0" calcext:base-cell-address="RED.C133"/>
          </calcext:conditional-format>
          <calcext:conditional-format calcext:target-range-address="RED.C133:RED.C133">
            <calcext:condition calcext:apply-style-name="Untitled1" calcext:value="&gt;0" calcext:base-cell-address="RED.C133"/>
          </calcext:conditional-format>
          <calcext:conditional-format calcext:target-range-address="RED.C134:RED.C134">
            <calcext:condition calcext:apply-style-name="Untitled1" calcext:value="&gt;0" calcext:base-cell-address="RED.C134"/>
          </calcext:conditional-format>
          <calcext:conditional-format calcext:target-range-address="RED.C134:RED.C134">
            <calcext:condition calcext:apply-style-name="Untitled1" calcext:value="&gt;0" calcext:base-cell-address="RED.C134"/>
          </calcext:conditional-format>
          <calcext:conditional-format calcext:target-range-address="RED.C135:RED.C135">
            <calcext:condition calcext:apply-style-name="Untitled1" calcext:value="&gt;0" calcext:base-cell-address="RED.C135"/>
          </calcext:conditional-format>
          <calcext:conditional-format calcext:target-range-address="RED.C135:RED.C135">
            <calcext:condition calcext:apply-style-name="Untitled1" calcext:value="&gt;0" calcext:base-cell-address="RED.C135"/>
          </calcext:conditional-format>
          <calcext:conditional-format calcext:target-range-address="RED.C136:RED.C136">
            <calcext:condition calcext:apply-style-name="Untitled1" calcext:value="&gt;0" calcext:base-cell-address="RED.C136"/>
          </calcext:conditional-format>
          <calcext:conditional-format calcext:target-range-address="RED.C136:RED.C136">
            <calcext:condition calcext:apply-style-name="Untitled1" calcext:value="&gt;0" calcext:base-cell-address="RED.C136"/>
          </calcext:conditional-format>
          <calcext:conditional-format calcext:target-range-address="RED.C137:RED.C137">
            <calcext:condition calcext:apply-style-name="Untitled1" calcext:value="&gt;0" calcext:base-cell-address="RED.C137"/>
          </calcext:conditional-format>
          <calcext:conditional-format calcext:target-range-address="RED.C137:RED.C137">
            <calcext:condition calcext:apply-style-name="Untitled1" calcext:value="&gt;0" calcext:base-cell-address="RED.C137"/>
          </calcext:conditional-format>
          <calcext:conditional-format calcext:target-range-address="RED.C138:RED.C138">
            <calcext:condition calcext:apply-style-name="Untitled1" calcext:value="&gt;0" calcext:base-cell-address="RED.C138"/>
          </calcext:conditional-format>
          <calcext:conditional-format calcext:target-range-address="RED.C138:RED.C138">
            <calcext:condition calcext:apply-style-name="Untitled1" calcext:value="&gt;0" calcext:base-cell-address="RED.C138"/>
          </calcext:conditional-format>
          <calcext:conditional-format calcext:target-range-address="RED.C139:RED.C139">
            <calcext:condition calcext:apply-style-name="Untitled1" calcext:value="&gt;0" calcext:base-cell-address="RED.C139"/>
          </calcext:conditional-format>
          <calcext:conditional-format calcext:target-range-address="RED.C139:RED.C139">
            <calcext:condition calcext:apply-style-name="Untitled1" calcext:value="&gt;0" calcext:base-cell-address="RED.C139"/>
          </calcext:conditional-format>
          <calcext:conditional-format calcext:target-range-address="RED.C140:RED.C140">
            <calcext:condition calcext:apply-style-name="Untitled1" calcext:value="&gt;0" calcext:base-cell-address="RED.C140"/>
          </calcext:conditional-format>
          <calcext:conditional-format calcext:target-range-address="RED.C140:RED.C140">
            <calcext:condition calcext:apply-style-name="Untitled1" calcext:value="&gt;0" calcext:base-cell-address="RED.C140"/>
          </calcext:conditional-format>
          <calcext:conditional-format calcext:target-range-address="RED.C141:RED.C141">
            <calcext:condition calcext:apply-style-name="Untitled1" calcext:value="&gt;0" calcext:base-cell-address="RED.C141"/>
          </calcext:conditional-format>
          <calcext:conditional-format calcext:target-range-address="RED.C141:RED.C141">
            <calcext:condition calcext:apply-style-name="Untitled1" calcext:value="&gt;0" calcext:base-cell-address="RED.C141"/>
          </calcext:conditional-format>
          <calcext:conditional-format calcext:target-range-address="RED.C142:RED.C142">
            <calcext:condition calcext:apply-style-name="Untitled1" calcext:value="&gt;0" calcext:base-cell-address="RED.C142"/>
          </calcext:conditional-format>
          <calcext:conditional-format calcext:target-range-address="RED.C142:RED.C142">
            <calcext:condition calcext:apply-style-name="Untitled1" calcext:value="&gt;0" calcext:base-cell-address="RED.C142"/>
          </calcext:conditional-format>
          <calcext:conditional-format calcext:target-range-address="RED.C143:RED.C143">
            <calcext:condition calcext:apply-style-name="Untitled1" calcext:value="&gt;0" calcext:base-cell-address="RED.C143"/>
          </calcext:conditional-format>
          <calcext:conditional-format calcext:target-range-address="RED.C143:RED.C143">
            <calcext:condition calcext:apply-style-name="Untitled1" calcext:value="&gt;0" calcext:base-cell-address="RED.C143"/>
          </calcext:conditional-format>
          <calcext:conditional-format calcext:target-range-address="RED.C144:RED.C144">
            <calcext:condition calcext:apply-style-name="Untitled1" calcext:value="&gt;0" calcext:base-cell-address="RED.C144"/>
          </calcext:conditional-format>
          <calcext:conditional-format calcext:target-range-address="RED.C144:RED.C144">
            <calcext:condition calcext:apply-style-name="Untitled1" calcext:value="&gt;0" calcext:base-cell-address="RED.C144"/>
          </calcext:conditional-format>
          <calcext:conditional-format calcext:target-range-address="RED.C145:RED.C145">
            <calcext:condition calcext:apply-style-name="Untitled1" calcext:value="&gt;0" calcext:base-cell-address="RED.C145"/>
          </calcext:conditional-format>
          <calcext:conditional-format calcext:target-range-address="RED.C145:RED.C145">
            <calcext:condition calcext:apply-style-name="Untitled1" calcext:value="&gt;0" calcext:base-cell-address="RED.C145"/>
          </calcext:conditional-format>
          <calcext:conditional-format calcext:target-range-address="RED.C146:RED.C146">
            <calcext:condition calcext:apply-style-name="Untitled1" calcext:value="&gt;0" calcext:base-cell-address="RED.C146"/>
          </calcext:conditional-format>
          <calcext:conditional-format calcext:target-range-address="RED.C146:RED.C146">
            <calcext:condition calcext:apply-style-name="Untitled1" calcext:value="&gt;0" calcext:base-cell-address="RED.C146"/>
          </calcext:conditional-format>
          <calcext:conditional-format calcext:target-range-address="RED.C147:RED.C147">
            <calcext:condition calcext:apply-style-name="Untitled1" calcext:value="&gt;0" calcext:base-cell-address="RED.C147"/>
          </calcext:conditional-format>
          <calcext:conditional-format calcext:target-range-address="RED.C147:RED.C147">
            <calcext:condition calcext:apply-style-name="Untitled1" calcext:value="&gt;0" calcext:base-cell-address="RED.C147"/>
          </calcext:conditional-format>
          <calcext:conditional-format calcext:target-range-address="RED.C148:RED.C148">
            <calcext:condition calcext:apply-style-name="Untitled1" calcext:value="&gt;0" calcext:base-cell-address="RED.C148"/>
          </calcext:conditional-format>
          <calcext:conditional-format calcext:target-range-address="RED.C148:RED.C148">
            <calcext:condition calcext:apply-style-name="Untitled1" calcext:value="&gt;0" calcext:base-cell-address="RED.C148"/>
          </calcext:conditional-format>
          <calcext:conditional-format calcext:target-range-address="RED.C149:RED.C149">
            <calcext:condition calcext:apply-style-name="Untitled1" calcext:value="&gt;0" calcext:base-cell-address="RED.C149"/>
          </calcext:conditional-format>
          <calcext:conditional-format calcext:target-range-address="RED.C149:RED.C149">
            <calcext:condition calcext:apply-style-name="Untitled1" calcext:value="&gt;0" calcext:base-cell-address="RED.C149"/>
          </calcext:conditional-format>
          <calcext:conditional-format calcext:target-range-address="RED.C150:RED.C150">
            <calcext:condition calcext:apply-style-name="Untitled1" calcext:value="&gt;0" calcext:base-cell-address="RED.C150"/>
          </calcext:conditional-format>
          <calcext:conditional-format calcext:target-range-address="RED.C150:RED.C150">
            <calcext:condition calcext:apply-style-name="Untitled1" calcext:value="&gt;0" calcext:base-cell-address="RED.C150"/>
          </calcext:conditional-format>
          <calcext:conditional-format calcext:target-range-address="RED.C151:RED.C151">
            <calcext:condition calcext:apply-style-name="Untitled1" calcext:value="&gt;0" calcext:base-cell-address="RED.C151"/>
          </calcext:conditional-format>
          <calcext:conditional-format calcext:target-range-address="RED.C151:RED.C151">
            <calcext:condition calcext:apply-style-name="Untitled1" calcext:value="&gt;0" calcext:base-cell-address="RED.C151"/>
          </calcext:conditional-format>
          <calcext:conditional-format calcext:target-range-address="RED.C152:RED.C152">
            <calcext:condition calcext:apply-style-name="Untitled1" calcext:value="&gt;0" calcext:base-cell-address="RED.C152"/>
          </calcext:conditional-format>
          <calcext:conditional-format calcext:target-range-address="RED.C152:RED.C152">
            <calcext:condition calcext:apply-style-name="Untitled1" calcext:value="&gt;0" calcext:base-cell-address="RED.C152"/>
          </calcext:conditional-format>
          <calcext:conditional-format calcext:target-range-address="RED.C153:RED.C153">
            <calcext:condition calcext:apply-style-name="Untitled1" calcext:value="&gt;0" calcext:base-cell-address="RED.C153"/>
          </calcext:conditional-format>
          <calcext:conditional-format calcext:target-range-address="RED.C153:RED.C153">
            <calcext:condition calcext:apply-style-name="Untitled1" calcext:value="&gt;0" calcext:base-cell-address="RED.C153"/>
          </calcext:conditional-format>
          <calcext:conditional-format calcext:target-range-address="RED.C154:RED.C154">
            <calcext:condition calcext:apply-style-name="Untitled1" calcext:value="&gt;0" calcext:base-cell-address="RED.C154"/>
          </calcext:conditional-format>
          <calcext:conditional-format calcext:target-range-address="RED.C154:RED.C154">
            <calcext:condition calcext:apply-style-name="Untitled1" calcext:value="&gt;0" calcext:base-cell-address="RED.C154"/>
          </calcext:conditional-format>
          <calcext:conditional-format calcext:target-range-address="RED.C155:RED.C155">
            <calcext:condition calcext:apply-style-name="Untitled1" calcext:value="&gt;0" calcext:base-cell-address="RED.C155"/>
          </calcext:conditional-format>
          <calcext:conditional-format calcext:target-range-address="RED.C155:RED.C155">
            <calcext:condition calcext:apply-style-name="Untitled1" calcext:value="&gt;0" calcext:base-cell-address="RED.C155"/>
          </calcext:conditional-format>
          <calcext:conditional-format calcext:target-range-address="RED.C156:RED.C156">
            <calcext:condition calcext:apply-style-name="Untitled1" calcext:value="&gt;0" calcext:base-cell-address="RED.C156"/>
          </calcext:conditional-format>
          <calcext:conditional-format calcext:target-range-address="RED.C156:RED.C156">
            <calcext:condition calcext:apply-style-name="Untitled1" calcext:value="&gt;0" calcext:base-cell-address="RED.C156"/>
          </calcext:conditional-format>
          <calcext:conditional-format calcext:target-range-address="RED.C157:RED.C157">
            <calcext:condition calcext:apply-style-name="Untitled1" calcext:value="&gt;0" calcext:base-cell-address="RED.C157"/>
          </calcext:conditional-format>
          <calcext:conditional-format calcext:target-range-address="RED.C157:RED.C157">
            <calcext:condition calcext:apply-style-name="Untitled1" calcext:value="&gt;0" calcext:base-cell-address="RED.C157"/>
          </calcext:conditional-format>
          <calcext:conditional-format calcext:target-range-address="RED.C158:RED.C158">
            <calcext:condition calcext:apply-style-name="Untitled1" calcext:value="&gt;0" calcext:base-cell-address="RED.C158"/>
          </calcext:conditional-format>
          <calcext:conditional-format calcext:target-range-address="RED.C158:RED.C158">
            <calcext:condition calcext:apply-style-name="Untitled1" calcext:value="&gt;0" calcext:base-cell-address="RED.C158"/>
          </calcext:conditional-format>
          <calcext:conditional-format calcext:target-range-address="RED.C159:RED.C159">
            <calcext:condition calcext:apply-style-name="Untitled1" calcext:value="&gt;0" calcext:base-cell-address="RED.C159"/>
          </calcext:conditional-format>
          <calcext:conditional-format calcext:target-range-address="RED.C159:RED.C159">
            <calcext:condition calcext:apply-style-name="Untitled1" calcext:value="&gt;0" calcext:base-cell-address="RED.C159"/>
          </calcext:conditional-format>
          <calcext:conditional-format calcext:target-range-address="RED.C160:RED.C160">
            <calcext:condition calcext:apply-style-name="Untitled1" calcext:value="&gt;0" calcext:base-cell-address="RED.C160"/>
          </calcext:conditional-format>
          <calcext:conditional-format calcext:target-range-address="RED.C160:RED.C160">
            <calcext:condition calcext:apply-style-name="Untitled1" calcext:value="&gt;0" calcext:base-cell-address="RED.C160"/>
          </calcext:conditional-format>
          <calcext:conditional-format calcext:target-range-address="RED.C161:RED.C161">
            <calcext:condition calcext:apply-style-name="Untitled1" calcext:value="&gt;0" calcext:base-cell-address="RED.C161"/>
          </calcext:conditional-format>
          <calcext:conditional-format calcext:target-range-address="RED.C161:RED.C161">
            <calcext:condition calcext:apply-style-name="Untitled1" calcext:value="&gt;0" calcext:base-cell-address="RED.C161"/>
          </calcext:conditional-format>
          <calcext:conditional-format calcext:target-range-address="RED.C162:RED.C162">
            <calcext:condition calcext:apply-style-name="Untitled1" calcext:value="&gt;0" calcext:base-cell-address="RED.C162"/>
          </calcext:conditional-format>
          <calcext:conditional-format calcext:target-range-address="RED.C162:RED.C162">
            <calcext:condition calcext:apply-style-name="Untitled1" calcext:value="&gt;0" calcext:base-cell-address="RED.C162"/>
          </calcext:conditional-format>
          <calcext:conditional-format calcext:target-range-address="RED.C163:RED.C163">
            <calcext:condition calcext:apply-style-name="Untitled1" calcext:value="&gt;0" calcext:base-cell-address="RED.C163"/>
          </calcext:conditional-format>
          <calcext:conditional-format calcext:target-range-address="RED.C163:RED.C163">
            <calcext:condition calcext:apply-style-name="Untitled1" calcext:value="&gt;0" calcext:base-cell-address="RED.C163"/>
          </calcext:conditional-format>
          <calcext:conditional-format calcext:target-range-address="RED.C164:RED.C164">
            <calcext:condition calcext:apply-style-name="Untitled1" calcext:value="&gt;0" calcext:base-cell-address="RED.C164"/>
          </calcext:conditional-format>
          <calcext:conditional-format calcext:target-range-address="RED.C164:RED.C164">
            <calcext:condition calcext:apply-style-name="Untitled1" calcext:value="&gt;0" calcext:base-cell-address="RED.C164"/>
          </calcext:conditional-format>
          <calcext:conditional-format calcext:target-range-address="RED.C165:RED.C165">
            <calcext:condition calcext:apply-style-name="Untitled1" calcext:value="&gt;0" calcext:base-cell-address="RED.C165"/>
          </calcext:conditional-format>
          <calcext:conditional-format calcext:target-range-address="RED.C165:RED.C165">
            <calcext:condition calcext:apply-style-name="Untitled1" calcext:value="&gt;0" calcext:base-cell-address="RED.C165"/>
          </calcext:conditional-format>
          <calcext:conditional-format calcext:target-range-address="RED.C166:RED.C166">
            <calcext:condition calcext:apply-style-name="Untitled1" calcext:value="&gt;0" calcext:base-cell-address="RED.C166"/>
          </calcext:conditional-format>
          <calcext:conditional-format calcext:target-range-address="RED.C166:RED.C166">
            <calcext:condition calcext:apply-style-name="Untitled1" calcext:value="&gt;0" calcext:base-cell-address="RED.C166"/>
          </calcext:conditional-format>
          <calcext:conditional-format calcext:target-range-address="RED.C167:RED.C167">
            <calcext:condition calcext:apply-style-name="Untitled1" calcext:value="&gt;0" calcext:base-cell-address="RED.C167"/>
          </calcext:conditional-format>
          <calcext:conditional-format calcext:target-range-address="RED.C167:RED.C167">
            <calcext:condition calcext:apply-style-name="Untitled1" calcext:value="&gt;0" calcext:base-cell-address="RED.C167"/>
          </calcext:conditional-format>
          <calcext:conditional-format calcext:target-range-address="RED.C168:RED.C168">
            <calcext:condition calcext:apply-style-name="Untitled1" calcext:value="&gt;0" calcext:base-cell-address="RED.C168"/>
          </calcext:conditional-format>
          <calcext:conditional-format calcext:target-range-address="RED.C168:RED.C168">
            <calcext:condition calcext:apply-style-name="Untitled1" calcext:value="&gt;0" calcext:base-cell-address="RED.C168"/>
          </calcext:conditional-format>
          <calcext:conditional-format calcext:target-range-address="RED.C169:RED.C169">
            <calcext:condition calcext:apply-style-name="Untitled1" calcext:value="&gt;0" calcext:base-cell-address="RED.C169"/>
          </calcext:conditional-format>
          <calcext:conditional-format calcext:target-range-address="RED.C169:RED.C169">
            <calcext:condition calcext:apply-style-name="Untitled1" calcext:value="&gt;0" calcext:base-cell-address="RED.C169"/>
          </calcext:conditional-format>
          <calcext:conditional-format calcext:target-range-address="RED.C170:RED.C170">
            <calcext:condition calcext:apply-style-name="Untitled1" calcext:value="&gt;0" calcext:base-cell-address="RED.C170"/>
          </calcext:conditional-format>
          <calcext:conditional-format calcext:target-range-address="RED.C170:RED.C170">
            <calcext:condition calcext:apply-style-name="Untitled1" calcext:value="&gt;0" calcext:base-cell-address="RED.C170"/>
          </calcext:conditional-format>
          <calcext:conditional-format calcext:target-range-address="RED.C171:RED.C171">
            <calcext:condition calcext:apply-style-name="Untitled1" calcext:value="&gt;0" calcext:base-cell-address="RED.C171"/>
          </calcext:conditional-format>
          <calcext:conditional-format calcext:target-range-address="RED.C171:RED.C171">
            <calcext:condition calcext:apply-style-name="Untitled1" calcext:value="&gt;0" calcext:base-cell-address="RED.C171"/>
          </calcext:conditional-format>
          <calcext:conditional-format calcext:target-range-address="RED.C172:RED.C172">
            <calcext:condition calcext:apply-style-name="Untitled1" calcext:value="&gt;0" calcext:base-cell-address="RED.C172"/>
          </calcext:conditional-format>
          <calcext:conditional-format calcext:target-range-address="RED.C172:RED.C172">
            <calcext:condition calcext:apply-style-name="Untitled1" calcext:value="&gt;0" calcext:base-cell-address="RED.C172"/>
          </calcext:conditional-format>
          <calcext:conditional-format calcext:target-range-address="RED.C173:RED.C173">
            <calcext:condition calcext:apply-style-name="Untitled1" calcext:value="&gt;0" calcext:base-cell-address="RED.C173"/>
          </calcext:conditional-format>
          <calcext:conditional-format calcext:target-range-address="RED.C173:RED.C173">
            <calcext:condition calcext:apply-style-name="Untitled1" calcext:value="&gt;0" calcext:base-cell-address="RED.C173"/>
          </calcext:conditional-format>
          <calcext:conditional-format calcext:target-range-address="RED.C174:RED.C174">
            <calcext:condition calcext:apply-style-name="Untitled1" calcext:value="&gt;0" calcext:base-cell-address="RED.C174"/>
          </calcext:conditional-format>
          <calcext:conditional-format calcext:target-range-address="RED.C174:RED.C174">
            <calcext:condition calcext:apply-style-name="Untitled1" calcext:value="&gt;0" calcext:base-cell-address="RED.C174"/>
          </calcext:conditional-format>
          <calcext:conditional-format calcext:target-range-address="RED.C175:RED.C175">
            <calcext:condition calcext:apply-style-name="Untitled1" calcext:value="&gt;0" calcext:base-cell-address="RED.C175"/>
          </calcext:conditional-format>
          <calcext:conditional-format calcext:target-range-address="RED.C175:RED.C175">
            <calcext:condition calcext:apply-style-name="Untitled1" calcext:value="&gt;0" calcext:base-cell-address="RED.C175"/>
          </calcext:conditional-format>
          <calcext:conditional-format calcext:target-range-address="RED.C176:RED.C176">
            <calcext:condition calcext:apply-style-name="Untitled1" calcext:value="&gt;0" calcext:base-cell-address="RED.C176"/>
          </calcext:conditional-format>
          <calcext:conditional-format calcext:target-range-address="RED.C176:RED.C176">
            <calcext:condition calcext:apply-style-name="Untitled1" calcext:value="&gt;0" calcext:base-cell-address="RED.C176"/>
          </calcext:conditional-format>
          <calcext:conditional-format calcext:target-range-address="RED.C177:RED.C177">
            <calcext:condition calcext:apply-style-name="Untitled1" calcext:value="&gt;0" calcext:base-cell-address="RED.C177"/>
          </calcext:conditional-format>
          <calcext:conditional-format calcext:target-range-address="RED.C177:RED.C177">
            <calcext:condition calcext:apply-style-name="Untitled1" calcext:value="&gt;0" calcext:base-cell-address="RED.C177"/>
          </calcext:conditional-format>
          <calcext:conditional-format calcext:target-range-address="RED.C178:RED.C178">
            <calcext:condition calcext:apply-style-name="Untitled1" calcext:value="&gt;0" calcext:base-cell-address="RED.C178"/>
          </calcext:conditional-format>
          <calcext:conditional-format calcext:target-range-address="RED.C178:RED.C178">
            <calcext:condition calcext:apply-style-name="Untitled1" calcext:value="&gt;0" calcext:base-cell-address="RED.C178"/>
          </calcext:conditional-format>
          <calcext:conditional-format calcext:target-range-address="RED.C179:RED.C179">
            <calcext:condition calcext:apply-style-name="Untitled1" calcext:value="&gt;0" calcext:base-cell-address="RED.C179"/>
          </calcext:conditional-format>
          <calcext:conditional-format calcext:target-range-address="RED.C179:RED.C179">
            <calcext:condition calcext:apply-style-name="Untitled1" calcext:value="&gt;0" calcext:base-cell-address="RED.C179"/>
          </calcext:conditional-format>
          <calcext:conditional-format calcext:target-range-address="RED.C180:RED.C180">
            <calcext:condition calcext:apply-style-name="Untitled1" calcext:value="&gt;0" calcext:base-cell-address="RED.C180"/>
          </calcext:conditional-format>
          <calcext:conditional-format calcext:target-range-address="RED.C180:RED.C180">
            <calcext:condition calcext:apply-style-name="Untitled1" calcext:value="&gt;0" calcext:base-cell-address="RED.C180"/>
          </calcext:conditional-format>
          <calcext:conditional-format calcext:target-range-address="RED.C181:RED.C181">
            <calcext:condition calcext:apply-style-name="Untitled1" calcext:value="&gt;0" calcext:base-cell-address="RED.C181"/>
          </calcext:conditional-format>
          <calcext:conditional-format calcext:target-range-address="RED.C181:RED.C181">
            <calcext:condition calcext:apply-style-name="Untitled1" calcext:value="&gt;0" calcext:base-cell-address="RED.C181"/>
          </calcext:conditional-format>
          <calcext:conditional-format calcext:target-range-address="RED.C182:RED.C182">
            <calcext:condition calcext:apply-style-name="Untitled1" calcext:value="&gt;0" calcext:base-cell-address="RED.C182"/>
          </calcext:conditional-format>
          <calcext:conditional-format calcext:target-range-address="RED.C182:RED.C182">
            <calcext:condition calcext:apply-style-name="Untitled1" calcext:value="&gt;0" calcext:base-cell-address="RED.C182"/>
          </calcext:conditional-format>
          <calcext:conditional-format calcext:target-range-address="RED.C183:RED.C183">
            <calcext:condition calcext:apply-style-name="Untitled1" calcext:value="&gt;0" calcext:base-cell-address="RED.C183"/>
          </calcext:conditional-format>
          <calcext:conditional-format calcext:target-range-address="RED.C183:RED.C183">
            <calcext:condition calcext:apply-style-name="Untitled1" calcext:value="&gt;0" calcext:base-cell-address="RED.C183"/>
          </calcext:conditional-format>
          <calcext:conditional-format calcext:target-range-address="RED.AW6:RED.AW6 RED.J6:RED.AQ6">
            <calcext:condition calcext:apply-style-name="Untitled1" calcext:value="&gt;0" calcext:base-cell-address="RED.J6"/>
          </calcext:conditional-format>
          <calcext:conditional-format calcext:target-range-address="RED.B6:RED.B6">
            <calcext:condition calcext:apply-style-name="Untitled1" calcext:value="&gt;0" calcext:base-cell-address="RED.B6"/>
          </calcext:conditional-format>
          <calcext:conditional-format calcext:target-range-address="RED.AW6:RED.AW6 RED.B6:RED.B6 RED.J6:RED.AQ6">
            <calcext:condition calcext:apply-style-name="Untitled1" calcext:value="&gt;0" calcext:base-cell-address="RED.B6"/>
          </calcext:conditional-format>
          <calcext:conditional-format calcext:target-range-address="RED.C6:RED.C6">
            <calcext:condition calcext:apply-style-name="Untitled1" calcext:value="&gt;0" calcext:base-cell-address="RED.C6"/>
          </calcext:conditional-format>
          <calcext:conditional-format calcext:target-range-address="RED.C6:RED.C6">
            <calcext:condition calcext:apply-style-name="Untitled1" calcext:value="&gt;0" calcext:base-cell-address="RED.C6"/>
          </calcext:conditional-format>
          <calcext:conditional-format calcext:target-range-address="RED.D6:RED.I6">
            <calcext:condition calcext:apply-style-name="Untitled1" calcext:value="&gt;0" calcext:base-cell-address="RED.D6"/>
          </calcext:conditional-format>
          <calcext:conditional-format calcext:target-range-address="RED.D6:RED.I6">
            <calcext:condition calcext:apply-style-name="Untitled1" calcext:value="&gt;0" calcext:base-cell-address="RED.D6"/>
          </calcext:conditional-format>
          <calcext:conditional-format calcext:target-range-address="RED.AR2:RED.AR2 RED.AT2:RED.AV2">
            <calcext:condition calcext:apply-style-name="Untitled1" calcext:value="&gt;0" calcext:base-cell-address="RED.AR2"/>
          </calcext:conditional-format>
          <calcext:conditional-format calcext:target-range-address="RED.AR2:RED.AR2 RED.AT2:RED.AV2">
            <calcext:condition calcext:apply-style-name="Untitled1" calcext:value="&gt;0" calcext:base-cell-address="RED.AR2"/>
          </calcext:conditional-format>
          <calcext:conditional-format calcext:target-range-address="RED.AS2:RED.AS2">
            <calcext:condition calcext:apply-style-name="Untitled1" calcext:value="&gt;0" calcext:base-cell-address="RED.AS2"/>
          </calcext:conditional-format>
          <calcext:conditional-format calcext:target-range-address="RED.AS2:RED.AS2">
            <calcext:condition calcext:apply-style-name="Untitled1" calcext:value="&gt;0" calcext:base-cell-address="RED.AS2"/>
          </calcext:conditional-format>
          <calcext:conditional-format calcext:target-range-address="RED.AR3:RED.AR3 RED.AT3:RED.AV3">
            <calcext:condition calcext:apply-style-name="Untitled1" calcext:value="&gt;0" calcext:base-cell-address="RED.AR3"/>
          </calcext:conditional-format>
          <calcext:conditional-format calcext:target-range-address="RED.AR3:RED.AR3 RED.AT3:RED.AV3">
            <calcext:condition calcext:apply-style-name="Untitled1" calcext:value="&gt;0" calcext:base-cell-address="RED.AR3"/>
          </calcext:conditional-format>
          <calcext:conditional-format calcext:target-range-address="RED.AS3:RED.AS3">
            <calcext:condition calcext:apply-style-name="Untitled1" calcext:value="&gt;0" calcext:base-cell-address="RED.AS3"/>
          </calcext:conditional-format>
          <calcext:conditional-format calcext:target-range-address="RED.AS3:RED.AS3">
            <calcext:condition calcext:apply-style-name="Untitled1" calcext:value="&gt;0" calcext:base-cell-address="RED.AS3"/>
          </calcext:conditional-format>
          <calcext:conditional-format calcext:target-range-address="RED.AR5:RED.AR5 RED.AT5:RED.AV5">
            <calcext:condition calcext:apply-style-name="Untitled1" calcext:value="&gt;0" calcext:base-cell-address="RED.AR5"/>
          </calcext:conditional-format>
          <calcext:conditional-format calcext:target-range-address="RED.AR5:RED.AR5 RED.AT5:RED.AV5">
            <calcext:condition calcext:apply-style-name="Untitled1" calcext:value="&gt;0" calcext:base-cell-address="RED.AR5"/>
          </calcext:conditional-format>
          <calcext:conditional-format calcext:target-range-address="RED.AS5:RED.AS5">
            <calcext:condition calcext:apply-style-name="Untitled1" calcext:value="&gt;0" calcext:base-cell-address="RED.AS5"/>
          </calcext:conditional-format>
          <calcext:conditional-format calcext:target-range-address="RED.AS5:RED.AS5">
            <calcext:condition calcext:apply-style-name="Untitled1" calcext:value="&gt;0" calcext:base-cell-address="RED.AS5"/>
          </calcext:conditional-format>
          <calcext:conditional-format calcext:target-range-address="RED.AR6:RED.AR6 RED.AT6:RED.AV6">
            <calcext:condition calcext:apply-style-name="Untitled1" calcext:value="&gt;0" calcext:base-cell-address="RED.AR6"/>
          </calcext:conditional-format>
          <calcext:conditional-format calcext:target-range-address="RED.AR6:RED.AR6 RED.AT6:RED.AV6">
            <calcext:condition calcext:apply-style-name="Untitled1" calcext:value="&gt;0" calcext:base-cell-address="RED.AR6"/>
          </calcext:conditional-format>
          <calcext:conditional-format calcext:target-range-address="RED.AS6:RED.AS6">
            <calcext:condition calcext:apply-style-name="Untitled1" calcext:value="&gt;0" calcext:base-cell-address="RED.AS6"/>
          </calcext:conditional-format>
          <calcext:conditional-format calcext:target-range-address="RED.AS6:RED.AS6">
            <calcext:condition calcext:apply-style-name="Untitled1" calcext:value="&gt;0" calcext:base-cell-address="RED.AS6"/>
          </calcext:conditional-format>
          <calcext:conditional-format calcext:target-range-address="RED.AQ10:RED.AQ10 RED.M10:RED.AL10">
            <calcext:condition calcext:apply-style-name="Untitled1" calcext:value="&gt;0" calcext:base-cell-address="RED.M8"/>
          </calcext:conditional-format>
          <calcext:conditional-format calcext:target-range-address="RED.B10:RED.B10">
            <calcext:condition calcext:apply-style-name="Untitled1" calcext:value="&gt;0" calcext:base-cell-address="RED.B8"/>
          </calcext:conditional-format>
          <calcext:conditional-format calcext:target-range-address="RED.J10:RED.K10">
            <calcext:condition calcext:apply-style-name="Untitled1" calcext:value="&gt;0" calcext:base-cell-address="RED.J8"/>
          </calcext:conditional-format>
          <calcext:conditional-format calcext:target-range-address="RED.J10:RED.K10 RED.AQ10:RED.AQ10 RED.B10:RED.B10 RED.M10:RED.AL10">
            <calcext:condition calcext:apply-style-name="Untitled1" calcext:value="&gt;0" calcext:base-cell-address="RED.B8"/>
          </calcext:conditional-format>
          <calcext:conditional-format calcext:target-range-address="RED.AR10:RED.AR10 RED.AT10:RED.AV10">
            <calcext:condition calcext:apply-style-name="Untitled1" calcext:value="&gt;0" calcext:base-cell-address="RED.AR8"/>
          </calcext:conditional-format>
          <calcext:conditional-format calcext:target-range-address="RED.AR10:RED.AR10 RED.AX10:RED.AX10 RED.AT10:RED.AV10">
            <calcext:condition calcext:apply-style-name="Untitled1" calcext:value="&gt;0" calcext:base-cell-address="RED.AR8"/>
          </calcext:conditional-format>
          <calcext:conditional-format calcext:target-range-address="RED.AS10:RED.AS10">
            <calcext:condition calcext:apply-style-name="Untitled1" calcext:value="&gt;0" calcext:base-cell-address="RED.AS8"/>
          </calcext:conditional-format>
          <calcext:conditional-format calcext:target-range-address="RED.AS10:RED.AS10">
            <calcext:condition calcext:apply-style-name="Untitled1" calcext:value="&gt;0" calcext:base-cell-address="RED.AS8"/>
          </calcext:conditional-format>
          <calcext:conditional-format calcext:target-range-address="RED.AW10:RED.AW10">
            <calcext:condition calcext:apply-style-name="Untitled1" calcext:value="&gt;0" calcext:base-cell-address="RED.AW8"/>
          </calcext:conditional-format>
          <calcext:conditional-format calcext:target-range-address="RED.AW10:RED.AW10">
            <calcext:condition calcext:apply-style-name="Untitled1" calcext:value="&gt;0" calcext:base-cell-address="RED.AW8"/>
          </calcext:conditional-format>
          <calcext:conditional-format calcext:target-range-address="RED.L10:RED.L10">
            <calcext:condition calcext:apply-style-name="Untitled1" calcext:value="&gt;0" calcext:base-cell-address="RED.L8"/>
          </calcext:conditional-format>
          <calcext:conditional-format calcext:target-range-address="RED.D10:RED.I10">
            <calcext:condition calcext:apply-style-name="Untitled1" calcext:value="&gt;0" calcext:base-cell-address="RED.D8"/>
          </calcext:conditional-format>
          <calcext:conditional-format calcext:target-range-address="RED.D10:RED.I10">
            <calcext:condition calcext:apply-style-name="Untitled1" calcext:value="&gt;0" calcext:base-cell-address="RED.D8"/>
          </calcext:conditional-format>
          <calcext:conditional-format calcext:target-range-address="RED.AM10:RED.AP10">
            <calcext:condition calcext:apply-style-name="Untitled1" calcext:value="&gt;0" calcext:base-cell-address="RED.AM8"/>
          </calcext:conditional-format>
          <calcext:conditional-format calcext:target-range-address="RED.AM10:RED.AP10">
            <calcext:condition calcext:apply-style-name="Untitled1" calcext:value="&gt;0" calcext:base-cell-address="RED.AM8"/>
          </calcext:conditional-format>
          <calcext:conditional-format calcext:target-range-address="RED.C10:RED.C10">
            <calcext:condition calcext:apply-style-name="Untitled1" calcext:value="&gt;0" calcext:base-cell-address="RED.C8"/>
          </calcext:conditional-format>
          <calcext:conditional-format calcext:target-range-address="RED.C10:RED.C10">
            <calcext:condition calcext:apply-style-name="Untitled1" calcext:value="&gt;0" calcext:base-cell-address="RED.C8"/>
          </calcext:conditional-format>
          <calcext:conditional-format calcext:target-range-address="RED.B34:RED.B34">
            <calcext:condition calcext:apply-style-name="Untitled1" calcext:value="&gt;0" calcext:base-cell-address="RED.B32"/>
          </calcext:conditional-format>
          <calcext:conditional-format calcext:target-range-address="RED.B34:RED.B34">
            <calcext:condition calcext:apply-style-name="Untitled1" calcext:value="&gt;0" calcext:base-cell-address="RED.B32"/>
          </calcext:conditional-format>
          <calcext:conditional-format calcext:target-range-address="RED.B37:RED.B37">
            <calcext:condition calcext:apply-style-name="Untitled1" calcext:value="&gt;0" calcext:base-cell-address="RED.B33"/>
          </calcext:conditional-format>
          <calcext:conditional-format calcext:target-range-address="RED.B37:RED.B37">
            <calcext:condition calcext:apply-style-name="Untitled1" calcext:value="&gt;0" calcext:base-cell-address="RED.B33"/>
          </calcext:conditional-format>
          <calcext:conditional-format calcext:target-range-address="RED.B58:RED.B58">
            <calcext:condition calcext:apply-style-name="Untitled1" calcext:value="&gt;0" calcext:base-cell-address="RED.B32"/>
          </calcext:conditional-format>
          <calcext:conditional-format calcext:target-range-address="RED.B58:RED.B58">
            <calcext:condition calcext:apply-style-name="Untitled1" calcext:value="&gt;0" calcext:base-cell-address="RED.B32"/>
          </calcext:conditional-format>
          <calcext:conditional-format calcext:target-range-address="RED.B61:RED.B61">
            <calcext:condition calcext:apply-style-name="Untitled1" calcext:value="&gt;0" calcext:base-cell-address="RED.B55"/>
          </calcext:conditional-format>
          <calcext:conditional-format calcext:target-range-address="RED.B61:RED.B61">
            <calcext:condition calcext:apply-style-name="Untitled1" calcext:value="&gt;0" calcext:base-cell-address="RED.B55"/>
          </calcext:conditional-format>
          <calcext:conditional-format calcext:target-range-address="RED.B62:RED.B62">
            <calcext:condition calcext:apply-style-name="Untitled1" calcext:value="&gt;0" calcext:base-cell-address="RED.B61"/>
          </calcext:conditional-format>
          <calcext:conditional-format calcext:target-range-address="RED.B62:RED.B62">
            <calcext:condition calcext:apply-style-name="Untitled1" calcext:value="&gt;0" calcext:base-cell-address="RED.B61"/>
          </calcext:conditional-format>
          <calcext:conditional-format calcext:target-range-address="RED.B67:RED.B67">
            <calcext:condition calcext:apply-style-name="Untitled1" calcext:value="&gt;0" calcext:base-cell-address="RED.B62"/>
          </calcext:conditional-format>
          <calcext:conditional-format calcext:target-range-address="RED.B67:RED.B67">
            <calcext:condition calcext:apply-style-name="Untitled1" calcext:value="&gt;0" calcext:base-cell-address="RED.B62"/>
          </calcext:conditional-format>
          <calcext:conditional-format calcext:target-range-address="RED.B74:RED.B74">
            <calcext:condition calcext:apply-style-name="Untitled1" calcext:value="&gt;0" calcext:base-cell-address="RED.B50"/>
          </calcext:conditional-format>
          <calcext:conditional-format calcext:target-range-address="RED.B74:RED.B74">
            <calcext:condition calcext:apply-style-name="Untitled1" calcext:value="&gt;0" calcext:base-cell-address="RED.B50"/>
          </calcext:conditional-format>
        </calcext:conditional-formats>
      </table:table>
      <table:table table:name="rCREWS" table:style-name="ta1">
        <office:forms form:automatic-focus="false" form:apply-design-mode="false"/>
        <table:table-column table:style-name="co18" table:number-columns-repeated="3" table:default-cell-style-name="Default"/>
        <table:table-column table:style-name="co18" table:default-cell-style-name="ce3"/>
        <table:table-column table:style-name="co18" table:number-columns-repeated="4" table:default-cell-style-name="Default"/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#command VELITELSKÇ ÿTÇB</text:p>
          </table:table-cell>
          <table:table-cell office:value-type="string" calcext:value-type="string">
            <text:p>CZS</text:p>
          </table:table-cell>
          <table:table-cell office:value-type="float" office:value="332" calcext:value-type="float">
            <text:p>0332</text:p>
          </table:table-cell>
          <table:table-cell office:value-type="string" calcext:value-type="string">
            <text:p>TATRA 148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#command VELITELSKÇ ÿTÇB</text:p>
          </table:table-cell>
          <table:table-cell office:value-type="string" calcext:value-type="string">
            <text:p>TATRA 14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RANATOMET AGS-17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GRANATOMET AGS-17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EHKA PECHOTA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LEHKA PECHOTA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496" calcext:value-type="float">
            <text:p>0496</text:p>
          </table:table-cell>
          <table:table-cell office:value-type="string" calcext:value-type="string">
            <text:p>Mi-25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OTOST?ELCI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MOTOST?ELCI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98" calcext:value-type="float">
            <text:p>0098</text:p>
          </table:table-cell>
          <table:table-cell office:value-type="string" calcext:value-type="string">
            <text:p>BVP-1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00" calcext:value-type="float">
            <text:p>0100</text:p>
          </table:table-cell>
          <table:table-cell office:value-type="string" calcext:value-type="string">
            <text:p>BVP-1P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1P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01" calcext:value-type="float">
            <text:p>0101</text:p>
          </table:table-cell>
          <table:table-cell office:value-type="string" calcext:value-type="string">
            <text:p>BVP-2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58" calcext:value-type="float">
            <text:p>0658</text:p>
          </table:table-cell>
          <table:table-cell office:value-type="string" calcext:value-type="string">
            <text:p>BVP-2 VZ.86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2 VZ.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NCÇ??OVNÇCI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ANCÇ??OVNÇCI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98" calcext:value-type="float">
            <text:p>0098</text:p>
          </table:table-cell>
          <table:table-cell office:value-type="string" calcext:value-type="string">
            <text:p>BVP-1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00" calcext:value-type="float">
            <text:p>0100</text:p>
          </table:table-cell>
          <table:table-cell office:value-type="string" calcext:value-type="string">
            <text:p>BVP-1P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1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01" calcext:value-type="float">
            <text:p>0101</text:p>
          </table:table-cell>
          <table:table-cell office:value-type="string" calcext:value-type="string">
            <text:p>BVP-2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658" calcext:value-type="float">
            <text:p>0658</text:p>
          </table:table-cell>
          <table:table-cell office:value-type="string" calcext:value-type="string">
            <text:p>BVP-2 VZ.86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BVP-2 VZ.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LRK STRELA-2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LRK STRELA-2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LRK STRELA-3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LRK STRELA-3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©ZKUMNÇCI #reco2</text:p>
          </table:table-cell>
          <table:table-cell office:value-type="string" calcext:value-type="string">
            <text:p>CZS</text:p>
          </table:table-cell>
          <table:table-cell office:value-type="float" office:value="332" calcext:value-type="float">
            <text:p>0332</text:p>
          </table:table-cell>
          <table:table-cell office:value-type="string" calcext:value-type="string">
            <text:p>TATRA 148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R©ZKUMNÇCI #reco2</text:p>
          </table:table-cell>
          <table:table-cell office:value-type="string" calcext:value-type="string">
            <text:p>TATRA 1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496" calcext:value-type="float">
            <text:p>0496</text:p>
          </table:table-cell>
          <table:table-cell office:value-type="string" calcext:value-type="string">
            <text:p>Mi-25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T?S FAGOT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T?S FAGOT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T?S KONKURS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T?S KONKURS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T?S KONKURS-M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PT?S KONKURS-M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PECIÇLNÇ JEDNOTKY #reco2</text:p>
          </table:table-cell>
          <table:table-cell office:value-type="string" calcext:value-type="string">
            <text:p>CZS</text:p>
          </table:table-cell>
          <table:table-cell office:value-type="float" office:value="332" calcext:value-type="float">
            <text:p>0332</text:p>
          </table:table-cell>
          <table:table-cell office:value-type="string" calcext:value-type="string">
            <text:p>TATRA 148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SPECIÇLNÇ JEDNOTKY #reco2</text:p>
          </table:table-cell>
          <table:table-cell office:value-type="string" calcext:value-type="string">
            <text:p>TATRA 1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96" calcext:value-type="float">
            <text:p>0496</text:p>
          </table:table-cell>
          <table:table-cell office:value-type="string" calcext:value-type="string">
            <text:p>Mi-25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PECIÇLNÇ JEDNOTKY 90 #reco2</text:p>
          </table:table-cell>
          <table:table-cell office:value-type="string" calcext:value-type="string">
            <text:p>CZS</text:p>
          </table:table-cell>
          <table:table-cell office:value-type="float" office:value="332" calcext:value-type="float">
            <text:p>0332</text:p>
          </table:table-cell>
          <table:table-cell office:value-type="string" calcext:value-type="string">
            <text:p>TATRA 148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SPECIÇLNÇ JEDNOTKY 90 #reco2</text:p>
          </table:table-cell>
          <table:table-cell office:value-type="string" calcext:value-type="string">
            <text:p>TATRA 14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496" calcext:value-type="float">
            <text:p>0496</text:p>
          </table:table-cell>
          <table:table-cell office:value-type="string" calcext:value-type="string">
            <text:p>Mi-25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ÇSADKÇ?I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VÇSADKÇ?I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ÇSADKÇ?I 90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VÇSADKÇ?I 90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ZALOZNICI</text:p>
          </table:table-cell>
          <table:table-cell office:value-type="string" calcext:value-type="string">
            <text:p>CZS</text:p>
          </table:table-cell>
          <table:table-cell office:value-type="float" office:value="674" calcext:value-type="float">
            <text:p>0674</text:p>
          </table:table-cell>
          <table:table-cell office:value-type="string" calcext:value-type="string">
            <text:p>OT-810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ZALOZNICI</text:p>
          </table:table-cell>
          <table:table-cell office:value-type="string" calcext:value-type="string">
            <text:p>OT-8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«ENISTÇ?</text:p>
          </table:table-cell>
          <table:table-cell office:value-type="string" calcext:value-type="string">
            <text:p>CZS</text:p>
          </table:table-cell>
          <table:table-cell office:value-type="float" office:value="424" calcext:value-type="float">
            <text:p>0424</text:p>
          </table:table-cell>
          <table:table-cell office:value-type="string" calcext:value-type="string">
            <text:p>OT-64A</text:p>
          </table:table-cell>
          <table:table-cell office:value-type="string" calcext:value-type="string">
            <text:p>CZS</text:p>
          </table:table-cell>
          <table:table-cell office:value-type="string" calcext:value-type="string">
            <text:p>«ENISTÇ?</text:p>
          </table:table-cell>
          <table:table-cell office:value-type="string" calcext:value-type="string">
            <text:p>OT-64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25" calcext:value-type="float">
            <text:p>0425</text:p>
          </table:table-cell>
          <table:table-cell office:value-type="string" calcext:value-type="string">
            <text:p>OT-64C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4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21" calcext:value-type="float">
            <text:p>0421</text:p>
          </table:table-cell>
          <table:table-cell office:value-type="string" calcext:value-type="string">
            <text:p>OT-62A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22" calcext:value-type="float">
            <text:p>0422</text:p>
          </table:table-cell>
          <table:table-cell office:value-type="string" calcext:value-type="string">
            <text:p>OT-62B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B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02" calcext:value-type="float">
            <text:p>0202</text:p>
          </table:table-cell>
          <table:table-cell office:value-type="string" calcext:value-type="string">
            <text:p>OT-62 VYDRA-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03" calcext:value-type="float">
            <text:p>0203</text:p>
          </table:table-cell>
          <table:table-cell office:value-type="string" calcext:value-type="string">
            <text:p>OT-62 VYDRA-II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OT-62 VYDRA-I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644" calcext:value-type="float">
            <text:p>0644</text:p>
          </table:table-cell>
          <table:table-cell office:value-type="string" calcext:value-type="string">
            <text:p>Mi-4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4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529" calcext:value-type="float">
            <text:p>0529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706" calcext:value-type="float">
            <text:p>0706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CZS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#command FÇ?HRUNGSTRUPP</text:p>
          </table:table-cell>
          <table:table-cell office:value-type="string" calcext:value-type="string">
            <text:p>DDR</text:p>
          </table:table-cell>
          <table:table-cell office:value-type="float" office:value="441" calcext:value-type="float">
            <text:p>0441</text:p>
          </table:table-cell>
          <table:table-cell office:value-type="string" calcext:value-type="string">
            <text:p>LKV URAL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#command FÇ?HRUNGSTRUPP</text:p>
          </table:table-cell>
          <table:table-cell office:value-type="string" calcext:value-type="string">
            <text:p>LKV URAL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JB-40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FJB-40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la-Kom IGLA-1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Fla-Kom IGLA-1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la-Kom STRELA-2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Fla-Kom STRELA-2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ENZER #reco2</text:p>
          </table:table-cell>
          <table:table-cell office:value-type="string" calcext:value-type="string">
            <text:p>DDR</text:p>
          </table:table-cell>
          <table:table-cell office:value-type="float" office:value="441" calcext:value-type="float">
            <text:p>0441</text:p>
          </table:table-cell>
          <table:table-cell office:value-type="string" calcext:value-type="string">
            <text:p>LKV URAL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GRENZER #reco2</text:p>
          </table:table-cell>
          <table:table-cell office:value-type="string" calcext:value-type="string">
            <text:p>LKV URA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40" calcext:value-type="float">
            <text:p>0240</text:p>
          </table:table-cell>
          <table:table-cell office:value-type="string" calcext:value-type="string">
            <text:p>SPW-152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152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KAMPFSCHWIMMER</text:p>
          </table:table-cell>
          <table:table-cell office:value-type="string" calcext:value-type="string">
            <text:p>DDR</text:p>
          </table:table-cell>
          <table:table-cell office:value-type="float" office:value="441" calcext:value-type="float">
            <text:p>0441</text:p>
          </table:table-cell>
          <table:table-cell office:value-type="string" calcext:value-type="string">
            <text:p>LKV URAL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KAMPFSCHWIMMER</text:p>
          </table:table-cell>
          <table:table-cell office:value-type="string" calcext:value-type="string">
            <text:p>LKV URAL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LEICHTE SCHÇ?TZEN</text:p>
          </table:table-cell>
          <table:table-cell office:value-type="string" calcext:value-type="string">
            <text:p>DDR</text:p>
          </table:table-cell>
          <table:table-cell office:value-type="float" office:value="240" calcext:value-type="float">
            <text:p>0240</text:p>
          </table:table-cell>
          <table:table-cell office:value-type="string" calcext:value-type="string">
            <text:p>SPW-152K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LEICHTE SCHÇ?TZEN</text:p>
          </table:table-cell>
          <table:table-cell office:value-type="string" calcext:value-type="string">
            <text:p>SPW-152K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stR-40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LstR-40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OT.-SCHÇ?TZEN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MOT.-SCHÇ?TZEN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52" calcext:value-type="float">
            <text:p>0252</text:p>
          </table:table-cell>
          <table:table-cell office:value-type="string" calcext:value-type="string">
            <text:p>SPz BMP-1 P/c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P/c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41" calcext:value-type="float">
            <text:p>0041</text:p>
          </table:table-cell>
          <table:table-cell office:value-type="string" calcext:value-type="string">
            <text:p>SPz BMP-1 SP-1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SP-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42" calcext:value-type="float">
            <text:p>0042</text:p>
          </table:table-cell>
          <table:table-cell office:value-type="string" calcext:value-type="string">
            <text:p>SPz BMP-1 SP-2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SP-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46" calcext:value-type="float">
            <text:p>0046</text:p>
          </table:table-cell>
          <table:table-cell office:value-type="string" calcext:value-type="string">
            <text:p>SPz BMP-2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53" calcext:value-type="float">
            <text:p>0253</text:p>
          </table:table-cell>
          <table:table-cell office:value-type="string" calcext:value-type="string">
            <text:p>SPz BMP-2/c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2/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OT.-SCHÇ?TZEN 90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MOT.-SCHÇ?TZEN 90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252" calcext:value-type="float">
            <text:p>0252</text:p>
          </table:table-cell>
          <table:table-cell office:value-type="string" calcext:value-type="string">
            <text:p>SPz BMP-1 P/c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P/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41" calcext:value-type="float">
            <text:p>0041</text:p>
          </table:table-cell>
          <table:table-cell office:value-type="string" calcext:value-type="string">
            <text:p>SPz BMP-1 SP-1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SP-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42" calcext:value-type="float">
            <text:p>0042</text:p>
          </table:table-cell>
          <table:table-cell office:value-type="string" calcext:value-type="string">
            <text:p>SPz BMP-1 SP-2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SP-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46" calcext:value-type="float">
            <text:p>0046</text:p>
          </table:table-cell>
          <table:table-cell office:value-type="string" calcext:value-type="string">
            <text:p>SPz BMP-2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253" calcext:value-type="float">
            <text:p>0253</text:p>
          </table:table-cell>
          <table:table-cell office:value-type="string" calcext:value-type="string">
            <text:p>SPz BMP-2/c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2/c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LR FAGOT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PALR FAGOT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ALR KONKURS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PALR KONKURS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NZERJAGER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PANZERJAGER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ESERVESCHÇ?TZEN</text:p>
          </table:table-cell>
          <table:table-cell office:value-type="string" calcext:value-type="string">
            <text:p>DDR</text:p>
          </table:table-cell>
          <table:table-cell office:value-type="float" office:value="240" calcext:value-type="float">
            <text:p>0240</text:p>
          </table:table-cell>
          <table:table-cell office:value-type="string" calcext:value-type="string">
            <text:p>SPW-152K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RESERVESCHÇ?TZEN</text:p>
          </table:table-cell>
          <table:table-cell office:value-type="string" calcext:value-type="string">
            <text:p>SPW-152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PEZIALAUFKLÇ?RER #reco2</text:p>
          </table:table-cell>
          <table:table-cell office:value-type="string" calcext:value-type="string">
            <text:p>DDR</text:p>
          </table:table-cell>
          <table:table-cell office:value-type="float" office:value="441" calcext:value-type="float">
            <text:p>0441</text:p>
          </table:table-cell>
          <table:table-cell office:value-type="string" calcext:value-type="string">
            <text:p>LKV URAL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SPEZIALAUFKLÇ?RER #reco2</text:p>
          </table:table-cell>
          <table:table-cell office:value-type="string" calcext:value-type="string">
            <text:p>LKV URA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URMPIONIER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STURMPIONIER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47" calcext:value-type="float">
            <text:p>0247</text:p>
          </table:table-cell>
          <table:table-cell office:value-type="string" calcext:value-type="string">
            <text:p>SPW-50PK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50PK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670" calcext:value-type="float">
            <text:p>0670</text:p>
          </table:table-cell>
          <table:table-cell office:value-type="string" calcext:value-type="string">
            <text:p>MZTM MT-LB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MZTM MT-LB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52" calcext:value-type="float">
            <text:p>0252</text:p>
          </table:table-cell>
          <table:table-cell office:value-type="string" calcext:value-type="string">
            <text:p>SPz BMP-1 P/c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P/c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41" calcext:value-type="float">
            <text:p>0041</text:p>
          </table:table-cell>
          <table:table-cell office:value-type="string" calcext:value-type="string">
            <text:p>SPz BMP-1 SP-1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SP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42" calcext:value-type="float">
            <text:p>0042</text:p>
          </table:table-cell>
          <table:table-cell office:value-type="string" calcext:value-type="string">
            <text:p>SPz BMP-1 SP-2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z BMP-1 SP-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WACHTREGIMENT</text:p>
          </table:table-cell>
          <table:table-cell office:value-type="string" calcext:value-type="string">
            <text:p>DDR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SPW-60PB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WACHTREGIMENT</text:p>
          </table:table-cell>
          <table:table-cell office:value-type="string" calcext:value-type="string">
            <text:p>SPW-60PB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51" calcext:value-type="float">
            <text:p>0251</text:p>
          </table:table-cell>
          <table:table-cell office:value-type="string" calcext:value-type="string">
            <text:p>SPW-7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7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685" calcext:value-type="float">
            <text:p>0685</text:p>
          </table:table-cell>
          <table:table-cell office:value-type="string" calcext:value-type="string">
            <text:p>SPW-80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SPW-8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509" calcext:value-type="float">
            <text:p>0509</text:p>
          </table:table-cell>
          <table:table-cell office:value-type="string" calcext:value-type="string">
            <text:p>THS Mi-8T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508" calcext:value-type="float">
            <text:p>0508</text:p>
          </table:table-cell>
          <table:table-cell office:value-type="string" calcext:value-type="string">
            <text:p>THS Mi-8TV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8TV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488" calcext:value-type="float">
            <text:p>0488</text:p>
          </table:table-cell>
          <table:table-cell office:value-type="string" calcext:value-type="string">
            <text:p>THS Mi-24A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490" calcext:value-type="float">
            <text:p>0490</text:p>
          </table:table-cell>
          <table:table-cell office:value-type="string" calcext:value-type="string">
            <text:p>THS Mi-24D</text:p>
          </table:table-cell>
          <table:table-cell office:value-type="string" calcext:value-type="string">
            <text:p>DDR</text:p>
          </table:table-cell>
          <table:table-cell/>
          <table:table-cell office:value-type="string" calcext:value-type="string">
            <text:p>THS Mi-24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#command JIHWI-BAN</text:p>
          </table:table-cell>
          <table:table-cell office:value-type="string" calcext:value-type="string">
            <text:p>NORK</text:p>
          </table:table-cell>
          <table:table-cell office:value-type="float" office:value="407" calcext:value-type="float">
            <text:p>0407</text:p>
          </table:table-cell>
          <table:table-cell office:value-type="string" calcext:value-type="string">
            <text:p>ZIL-130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#command JIHWI-BAN</text:p>
          </table:table-cell>
          <table:table-cell office:value-type="string" calcext:value-type="string">
            <text:p>ZIL-1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AN-TANK FAGOT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BAN-TANK FAGOT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IBANCHUNGPO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BIBANCHUNGPO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OCHONGSU</text:p>
          </table:table-cell>
          <table:table-cell office:value-type="string" calcext:value-type="string">
            <text:p>NORK</text:p>
          </table:table-cell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BOCHONGSU</text:p>
          </table:table-cell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97" calcext:value-type="float">
            <text:p>0397</text:p>
          </table:table-cell>
          <table:table-cell office:value-type="string" calcext:value-type="string">
            <text:p>VTT-323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VTT-3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98" calcext:value-type="float">
            <text:p>0398</text:p>
          </table:table-cell>
          <table:table-cell office:value-type="string" calcext:value-type="string">
            <text:p>VTT-323 HWASUNG-CHONG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VTT-323 HWASUNG-CHON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96" calcext:value-type="float">
            <text:p>0396</text:p>
          </table:table-cell>
          <table:table-cell office:value-type="string" calcext:value-type="string">
            <text:p>VTT-323 SUSONG-POL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VTT-323 SUSONG-PO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51" calcext:value-type="float">
            <text:p>0051</text:p>
          </table:table-cell>
          <table:table-cell office:value-type="string" calcext:value-type="string">
            <text:p>KORSHUN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KORSHU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ONGBOBYONG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GONGBOBYONG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503" calcext:value-type="float">
            <text:p>0503</text:p>
          </table:table-cell>
          <table:table-cell office:value-type="string" calcext:value-type="string">
            <text:p>Mi-4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ONGBYONG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GONGBYONG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GLA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IGLA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JEOGOCKDAE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JEOGOCKDAE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EOGOCKDAE '90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JEOGOCKDAE '90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84" calcext:value-type="float">
            <text:p>0084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51" calcext:value-type="float">
            <text:p>0051</text:p>
          </table:table-cell>
          <table:table-cell office:value-type="string" calcext:value-type="string">
            <text:p>KORSHUN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KORSHUN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EONGCHALDAE #reco2</text:p>
          </table:table-cell>
          <table:table-cell office:value-type="string" calcext:value-type="string">
            <text:p>NORK</text:p>
          </table:table-cell>
          <table:table-cell office:value-type="float" office:value="407" calcext:value-type="float">
            <text:p>0407</text:p>
          </table:table-cell>
          <table:table-cell office:value-type="string" calcext:value-type="string">
            <text:p>ZIL-130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JEONGCHALDAE #reco2</text:p>
          </table:table-cell>
          <table:table-cell office:value-type="string" calcext:value-type="string">
            <text:p>ZIL-1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503" calcext:value-type="float">
            <text:p>0503</text:p>
          </table:table-cell>
          <table:table-cell office:value-type="string" calcext:value-type="string">
            <text:p>Mi-4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CKWIDAE</text:p>
          </table:table-cell>
          <table:table-cell office:value-type="string" calcext:value-type="string">
            <text:p>NORK</text:p>
          </table:table-cell>
          <table:table-cell office:value-type="float" office:value="90" calcext:value-type="float">
            <text:p>0090</text:p>
          </table:table-cell>
          <table:table-cell office:value-type="string" calcext:value-type="string">
            <text:p>BTR-152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JUCKWIDAE</text:p>
          </table:table-cell>
          <table:table-cell office:value-type="string" calcext:value-type="string">
            <text:p>BTR-1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ELA-2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STRELA-2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92" calcext:value-type="float">
            <text:p>0092</text:p>
          </table:table-cell>
          <table:table-cell office:value-type="string" calcext:value-type="string">
            <text:p>BTR-50PK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50PK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53" calcext:value-type="float">
            <text:p>0153</text:p>
          </table:table-cell>
          <table:table-cell office:value-type="string" calcext:value-type="string">
            <text:p>ZSD-531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ZSD-531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YUCKJEONDAE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YUCKJEONDAE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503" calcext:value-type="float">
            <text:p>0503</text:p>
          </table:table-cell>
          <table:table-cell office:value-type="string" calcext:value-type="string">
            <text:p>Mi-4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YUCKJEONDAE '90</text:p>
          </table:table-cell>
          <table:table-cell office:value-type="string" calcext:value-type="string">
            <text:p>NORK</text:p>
          </table:table-cell>
          <table:table-cell office:value-type="float" office:value="94" calcext:value-type="float">
            <text:p>0094</text:p>
          </table:table-cell>
          <table:table-cell office:value-type="string" calcext:value-type="string">
            <text:p>BTR-60P</text:p>
          </table:table-cell>
          <table:table-cell office:value-type="string" calcext:value-type="string">
            <text:p>NORK</text:p>
          </table:table-cell>
          <table:table-cell office:value-type="string" calcext:value-type="string">
            <text:p>YUCKJEONDAE '90</text:p>
          </table:table-cell>
          <table:table-cell office:value-type="string" calcext:value-type="string">
            <text:p>BTR-60P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93" calcext:value-type="float">
            <text:p>0093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84" calcext:value-type="float">
            <text:p>0084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503" calcext:value-type="float">
            <text:p>0503</text:p>
          </table:table-cell>
          <table:table-cell office:value-type="string" calcext:value-type="string">
            <text:p>Mi-4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513" calcext:value-type="float">
            <text:p>0513</text:p>
          </table:table-cell>
          <table:table-cell office:value-type="string" calcext:value-type="string">
            <text:p>Mi-8</text:p>
          </table:table-cell>
          <table:table-cell office:value-type="string" calcext:value-type="string">
            <text:p>NORK</text:p>
          </table:table-cell>
          <table:table-cell/>
          <table:table-cell office:value-type="string" calcext:value-type="string">
            <text:p>Mi-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#command SZTAB DOWODZENIA</text:p>
          </table:table-cell>
          <table:table-cell office:value-type="string" calcext:value-type="string">
            <text:p>POL</text:p>
          </table:table-cell>
          <table:table-cell office:value-type="float" office:value="272" calcext:value-type="float">
            <text:p>0272</text:p>
          </table:table-cell>
          <table:table-cell office:value-type="string" calcext:value-type="string">
            <text:p>STAR 266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#command SZTAB DOWODZENIA</text:p>
          </table:table-cell>
          <table:table-cell office:value-type="string" calcext:value-type="string">
            <text:p>STAR 26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ORMOZA</text:p>
          </table:table-cell>
          <table:table-cell office:value-type="string" calcext:value-type="string">
            <text:p>POL</text:p>
          </table:table-cell>
          <table:table-cell office:value-type="float" office:value="272" calcext:value-type="float">
            <text:p>0272</text:p>
          </table:table-cell>
          <table:table-cell office:value-type="string" calcext:value-type="string">
            <text:p>STAR 266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FORMOZA</text:p>
          </table:table-cell>
          <table:table-cell office:value-type="string" calcext:value-type="string">
            <text:p>STAR 2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530" calcext:value-type="float">
            <text:p>0530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OMANDOSI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KOMANDOSI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530" calcext:value-type="float">
            <text:p>0530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IEBIESKIE BERETY</text:p>
          </table:table-cell>
          <table:table-cell office:value-type="string" calcext:value-type="string">
            <text:p>POL</text:p>
          </table:table-cell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NIEBIESKIE BERETY</text:p>
          </table:table-cell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IEBIESKIE BERETY 90</text:p>
          </table:table-cell>
          <table:table-cell office:value-type="string" calcext:value-type="string">
            <text:p>POL</text:p>
          </table:table-cell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NIEBIESKIE BERETY 90</text:p>
          </table:table-cell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IECHOTA ZMECH.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IECHOTA ZMECH.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02" calcext:value-type="float">
            <text:p>0102</text:p>
          </table:table-cell>
          <table:table-cell office:value-type="string" calcext:value-type="string">
            <text:p>BWP-1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BWP-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03" calcext:value-type="float">
            <text:p>0103</text:p>
          </table:table-cell>
          <table:table-cell office:value-type="string" calcext:value-type="string">
            <text:p>BWP-2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BWP-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04" calcext:value-type="float">
            <text:p>0104</text:p>
          </table:table-cell>
          <table:table-cell office:value-type="string" calcext:value-type="string">
            <text:p>BWP-2D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BWP-2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PK FAGOT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PK FAGOT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PPK KONKURS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PK KONKURS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PZR GROM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PZR GROM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29" calcext:value-type="float">
            <text:p>0229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ROMET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PZR STRZAA-2¶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PZR STRZAA-2¶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29" calcext:value-type="float">
            <text:p>0229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ROME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APERZY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APERZY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9" calcext:value-type="float">
            <text:p>0199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00" calcext:value-type="float">
            <text:p>0200</text:p>
          </table:table-cell>
          <table:table-cell office:value-type="string" calcext:value-type="string">
            <text:p>TOPAS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01" calcext:value-type="float">
            <text:p>0201</text:p>
          </table:table-cell>
          <table:table-cell office:value-type="string" calcext:value-type="string">
            <text:p>TOPAS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TOPAS-2AP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74" calcext:value-type="float">
            <text:p>0174</text:p>
          </table:table-cell>
          <table:table-cell office:value-type="string" calcext:value-type="string">
            <text:p>MT-LB 23M KRAK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T-LB 23M KRA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APERZY SZTURMOWI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APERZY SZTURMOWI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ADOCHRONIARZE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PADOCHRONIARZE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PADOCHRONIARZE 90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PADOCHRONIARZE 90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PG9-D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PG9-D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ZELCY POLDHALAŸSCY</text:p>
          </table:table-cell>
          <table:table-cell office:value-type="string" calcext:value-type="string">
            <text:p>POL</text:p>
          </table:table-cell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TRZELCY POLDHALAŸSCY</text:p>
          </table:table-cell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31" calcext:value-type="float">
            <text:p>053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707" calcext:value-type="float">
            <text:p>0707</text:p>
          </table:table-cell>
          <table:table-cell office:value-type="string" calcext:value-type="string">
            <text:p>Mi-17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30" calcext:value-type="float">
            <text:p>0530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IADOWCY #reco2</text:p>
          </table:table-cell>
          <table:table-cell office:value-type="string" calcext:value-type="string">
            <text:p>POL</text:p>
          </table:table-cell>
          <table:table-cell office:value-type="float" office:value="272" calcext:value-type="float">
            <text:p>0272</text:p>
          </table:table-cell>
          <table:table-cell office:value-type="string" calcext:value-type="string">
            <text:p>STAR 266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ZWIADOWCY #reco2</text:p>
          </table:table-cell>
          <table:table-cell office:value-type="string" calcext:value-type="string">
            <text:p>STAR 2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36" calcext:value-type="float">
            <text:p>0236</text:p>
          </table:table-cell>
          <table:table-cell office:value-type="string" calcext:value-type="string">
            <text:p>SKOT-2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37" calcext:value-type="float">
            <text:p>0237</text:p>
          </table:table-cell>
          <table:table-cell office:value-type="string" calcext:value-type="string">
            <text:p>SKOT-2A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38" calcext:value-type="float">
            <text:p>0238</text:p>
          </table:table-cell>
          <table:table-cell office:value-type="string" calcext:value-type="string">
            <text:p>SKOT-2AM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683" calcext:value-type="float">
            <text:p>0683</text:p>
          </table:table-cell>
          <table:table-cell office:value-type="string" calcext:value-type="string">
            <text:p>SKOT-2AP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SKOT-2A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643" calcext:value-type="float">
            <text:p>0643</text:p>
          </table:table-cell>
          <table:table-cell office:value-type="string" calcext:value-type="string">
            <text:p>Mi-2T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713" calcext:value-type="float">
            <text:p>0713</text:p>
          </table:table-cell>
          <table:table-cell office:value-type="string" calcext:value-type="string">
            <text:p>W-3T SOKÇ"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W-3T SOKÇ"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530" calcext:value-type="float">
            <text:p>0530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#command ZHIHUIBAN</text:p>
          </table:table-cell>
          <table:table-cell office:value-type="string" calcext:value-type="string">
            <text:p>PRC</text:p>
          </table:table-cell>
          <table:table-cell office:value-type="float" office:value="256" calcext:value-type="float">
            <text:p>0256</text:p>
          </table:table-cell>
          <table:table-cell office:value-type="string" calcext:value-type="string">
            <text:p>SX250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#command ZHIHUIBAN</text:p>
          </table:table-cell>
          <table:table-cell office:value-type="string" calcext:value-type="string">
            <text:p>SX2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ÇNG HUÇ\[Euro] BŽ¦NG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FÇNG HUÇ\[Euro] BŽ¦NG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N-5A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HN-5A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N-5B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HN-5B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Ç? RÇ?N #reco2</text:p>
          </table:table-cell>
          <table:table-cell office:value-type="string" calcext:value-type="string">
            <text:p>PRC</text:p>
          </table:table-cell>
          <table:table-cell office:value-type="float" office:value="256" calcext:value-type="float">
            <text:p>0256</text:p>
          </table:table-cell>
          <table:table-cell office:value-type="string" calcext:value-type="string">
            <text:p>SX250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IÇ? RÇ?N #reco2</text:p>
          </table:table-cell>
          <table:table-cell office:value-type="string" calcext:value-type="string">
            <text:p>SX2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651" calcext:value-type="float">
            <text:p>0651</text:p>
          </table:table-cell>
          <table:table-cell office:value-type="string" calcext:value-type="string">
            <text:p>WZ-551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WZ-5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25" calcext:value-type="float">
            <text:p>0525</text:p>
          </table:table-cell>
          <table:table-cell office:value-type="string" calcext:value-type="string">
            <text:p>Z-5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-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27" calcext:value-type="float">
            <text:p>0527</text:p>
          </table:table-cell>
          <table:table-cell office:value-type="string" calcext:value-type="string">
            <text:p>Z-9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-9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Ç? JIÇ\[Euro]N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Ç? JIÇ\[Euro]N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525" calcext:value-type="float">
            <text:p>0525</text:p>
          </table:table-cell>
          <table:table-cell office:value-type="string" calcext:value-type="string">
            <text:p>Z-5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-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i jian 90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i jian 90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651" calcext:value-type="float">
            <text:p>0651</text:p>
          </table:table-cell>
          <table:table-cell office:value-type="string" calcext:value-type="string">
            <text:p>WZ-551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WZ-55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525" calcext:value-type="float">
            <text:p>0525</text:p>
          </table:table-cell>
          <table:table-cell office:value-type="string" calcext:value-type="string">
            <text:p>Z-5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-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527" calcext:value-type="float">
            <text:p>0527</text:p>
          </table:table-cell>
          <table:table-cell office:value-type="string" calcext:value-type="string">
            <text:p>Z-9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-9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Ç\[Trademark] ZHÇ\[Euro]NDUÇ?</text:p>
          </table:table-cell>
          <table:table-cell office:value-type="string" calcext:value-type="string">
            <text:p>PRC</text:p>
          </table:table-cell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Ç\[Trademark] ZHÇ\[Euro]NDUÇ?</text:p>
          </table:table-cell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58" calcext:value-type="float">
            <text:p>0358</text:p>
          </table:table-cell>
          <table:table-cell office:value-type="string" calcext:value-type="string">
            <text:p>ZBD-86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BD-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u zhandui 90</text:p>
          </table:table-cell>
          <table:table-cell office:value-type="string" calcext:value-type="string">
            <text:p>PRC</text:p>
          </table:table-cell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lu zhandui 90</text:p>
          </table:table-cell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358" calcext:value-type="float">
            <text:p>0358</text:p>
          </table:table-cell>
          <table:table-cell office:value-type="string" calcext:value-type="string">
            <text:p>ZBD-86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BD-8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409" calcext:value-type="float">
            <text:p>0409</text:p>
          </table:table-cell>
          <table:table-cell office:value-type="string" calcext:value-type="string">
            <text:p>ZSD-90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9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QW-1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QW-1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ÇNKÇ? SHŽ\[Euro]SH€'U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TÇNKÇ? SHŽ\[Euro]SH€'U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TÇNKÇ? SHŽ\[Euro]SH€'U '85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TÇNKÇ? SHŽ\[Euro]SH€'U '85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651" calcext:value-type="float">
            <text:p>0651</text:p>
          </table:table-cell>
          <table:table-cell office:value-type="string" calcext:value-type="string">
            <text:p>WZ-551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WZ-5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¦BÇ?IYÇ?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¦BÇ?IYÇ?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ZHÇ\[Euro]NSHÇ?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ZHÇ\[Euro]NSHÇ?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zhanshi 85</text:p>
          </table:table-cell>
          <table:table-cell office:value-type="string" calcext:value-type="string">
            <text:p>PRC</text:p>
          </table:table-cell>
          <table:table-cell office:value-type="float" office:value="339" calcext:value-type="float">
            <text:p>0339</text:p>
          </table:table-cell>
          <table:table-cell office:value-type="string" calcext:value-type="string">
            <text:p>ZSL-56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zhanshi 85</text:p>
          </table:table-cell>
          <table:table-cell office:value-type="string" calcext:value-type="string">
            <text:p>ZSL-5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349" calcext:value-type="float">
            <text:p>0349</text:p>
          </table:table-cell>
          <table:table-cell office:value-type="string" calcext:value-type="string">
            <text:p>ZSD-63A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A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337" calcext:value-type="float">
            <text:p>0337</text:p>
          </table:table-cell>
          <table:table-cell office:value-type="string" calcext:value-type="string">
            <text:p>ZSD-63C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63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358" calcext:value-type="float">
            <text:p>0358</text:p>
          </table:table-cell>
          <table:table-cell office:value-type="string" calcext:value-type="string">
            <text:p>ZBD-86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BD-8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409" calcext:value-type="float">
            <text:p>0409</text:p>
          </table:table-cell>
          <table:table-cell office:value-type="string" calcext:value-type="string">
            <text:p>ZSD-90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ZSD-9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511" calcext:value-type="float">
            <text:p>0511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#command KOMANDNOE OTDELENIE</text:p>
          </table:table-cell>
          <table:table-cell office:value-type="string" calcext:value-type="string">
            <text:p>USSR</text:p>
          </table:table-cell>
          <table:table-cell office:value-type="float" office:value="389" calcext:value-type="float">
            <text:p>0389</text:p>
          </table:table-cell>
          <table:table-cell office:value-type="string" calcext:value-type="string">
            <text:p>URAL-375D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#command KOMANDNOE OTDELENIE</text:p>
          </table:table-cell>
          <table:table-cell office:value-type="string" calcext:value-type="string">
            <text:p>URAL-375D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64" calcext:value-type="float">
            <text:p>0464</text:p>
          </table:table-cell>
          <table:table-cell office:value-type="string" calcext:value-type="string">
            <text:p>Ka-29T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Ka-29TB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ORNOSTRELKI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ORNOSTRELKI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487" calcext:value-type="float">
            <text:p>0487</text:p>
          </table:table-cell>
          <table:table-cell office:value-type="string" calcext:value-type="string">
            <text:p>Mi-24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A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489" calcext:value-type="float">
            <text:p>0489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ORNOSTRELKI '90</text:p>
          </table:table-cell>
          <table:table-cell office:value-type="string" calcext:value-type="string">
            <text:p>USSR</text:p>
          </table:table-cell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GORNOSTRELKI '90</text:p>
          </table:table-cell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487" calcext:value-type="float">
            <text:p>0487</text:p>
          </table:table-cell>
          <table:table-cell office:value-type="string" calcext:value-type="string">
            <text:p>Mi-24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A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489" calcext:value-type="float">
            <text:p>0489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ORSKAYA PEKHOTA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RSKAYA PEKHOTA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464" calcext:value-type="float">
            <text:p>0464</text:p>
          </table:table-cell>
          <table:table-cell office:value-type="string" calcext:value-type="string">
            <text:p>Ka-29T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Ka-29TB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ORSKAYA PEKHOTA '90</text:p>
          </table:table-cell>
          <table:table-cell office:value-type="string" calcext:value-type="string">
            <text:p>USSR</text:p>
          </table:table-cell>
          <table:table-cell office:value-type="float" office:value="83" calcext:value-type="float">
            <text:p>0083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RSKAYA PEKHOTA '90</text:p>
          </table:table-cell>
          <table:table-cell office:value-type="string" calcext:value-type="string">
            <text:p>BTR-8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85" calcext:value-type="float">
            <text:p>0085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86" calcext:value-type="float">
            <text:p>0086</text:p>
          </table:table-cell>
          <table:table-cell office:value-type="string" calcext:value-type="string">
            <text:p>BTR-9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9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464" calcext:value-type="float">
            <text:p>0464</text:p>
          </table:table-cell>
          <table:table-cell office:value-type="string" calcext:value-type="string">
            <text:p>Ka-29T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Ka-29TB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TOSTRELKI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TOSTRELKI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8" calcext:value-type="float">
            <text:p>0038</text:p>
          </table:table-cell>
          <table:table-cell office:value-type="string" calcext:value-type="string">
            <text:p>BMP-1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9" calcext:value-type="float">
            <text:p>0039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1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0" calcext:value-type="float">
            <text:p>0040</text:p>
          </table:table-cell>
          <table:table-cell office:value-type="string" calcext:value-type="string">
            <text:p>BMP-1P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1P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5" calcext:value-type="float">
            <text:p>0045</text:p>
          </table:table-cell>
          <table:table-cell office:value-type="string" calcext:value-type="string">
            <text:p>BMP-2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7" calcext:value-type="float">
            <text:p>0047</text:p>
          </table:table-cell>
          <table:table-cell office:value-type="string" calcext:value-type="string">
            <text:p>BMP-2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2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8" calcext:value-type="float">
            <text:p>0048</text:p>
          </table:table-cell>
          <table:table-cell office:value-type="string" calcext:value-type="string">
            <text:p>BMP- 2 Obr. 1986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 2 Obr. 198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OTOSTRELKI '90</text:p>
          </table:table-cell>
          <table:table-cell office:value-type="string" calcext:value-type="string">
            <text:p>USSR</text:p>
          </table:table-cell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MOTOSTRELKI '90</text:p>
          </table:table-cell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83" calcext:value-type="float">
            <text:p>0083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85" calcext:value-type="float">
            <text:p>0085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86" calcext:value-type="float">
            <text:p>0086</text:p>
          </table:table-cell>
          <table:table-cell office:value-type="string" calcext:value-type="string">
            <text:p>BTR-9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9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38" calcext:value-type="float">
            <text:p>0038</text:p>
          </table:table-cell>
          <table:table-cell office:value-type="string" calcext:value-type="string">
            <text:p>BMP-1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39" calcext:value-type="float">
            <text:p>0039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1D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40" calcext:value-type="float">
            <text:p>0040</text:p>
          </table:table-cell>
          <table:table-cell office:value-type="string" calcext:value-type="string">
            <text:p>BMP-1P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1P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45" calcext:value-type="float">
            <text:p>0045</text:p>
          </table:table-cell>
          <table:table-cell office:value-type="string" calcext:value-type="string">
            <text:p>BMP-2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47" calcext:value-type="float">
            <text:p>0047</text:p>
          </table:table-cell>
          <table:table-cell office:value-type="string" calcext:value-type="string">
            <text:p>BMP-2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2D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48" calcext:value-type="float">
            <text:p>0048</text:p>
          </table:table-cell>
          <table:table-cell office:value-type="string" calcext:value-type="string">
            <text:p>BMP- 2 Obr. 1986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 2 Obr. 198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49" calcext:value-type="float">
            <text:p>0049</text:p>
          </table:table-cell>
          <table:table-cell office:value-type="string" calcext:value-type="string">
            <text:p>BMP-3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P-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TUR FAKTORIYA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TUR FAKTORIYA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TUR KONKURS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TUR KONKURS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TUR KONKURS-M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TUR KONKURS-M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ZRK IGLA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ZRK IGLA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ZRK IGLA-N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ZRK IGLA-N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ZRK STRELA-3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PZRK STRELA-3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AZVEDKA #reco2</text:p>
          </table:table-cell>
          <table:table-cell office:value-type="string" calcext:value-type="string">
            <text:p>USSR</text:p>
          </table:table-cell>
          <table:table-cell office:value-type="float" office:value="389" calcext:value-type="float">
            <text:p>0389</text:p>
          </table:table-cell>
          <table:table-cell office:value-type="string" calcext:value-type="string">
            <text:p>URAL-375D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RAZVEDKA #reco2</text:p>
          </table:table-cell>
          <table:table-cell office:value-type="string" calcext:value-type="string">
            <text:p>URAL-375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487" calcext:value-type="float">
            <text:p>0487</text:p>
          </table:table-cell>
          <table:table-cell office:value-type="string" calcext:value-type="string">
            <text:p>Mi-24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489" calcext:value-type="float">
            <text:p>0489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APERY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PERY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87" calcext:value-type="float">
            <text:p>0087</text:p>
          </table:table-cell>
          <table:table-cell office:value-type="string" calcext:value-type="string">
            <text:p>BTR-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APERY '85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APERY '85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87" calcext:value-type="float">
            <text:p>0087</text:p>
          </table:table-cell>
          <table:table-cell office:value-type="string" calcext:value-type="string">
            <text:p>BTR-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ETSNAZ</text:p>
          </table:table-cell>
          <table:table-cell office:value-type="string" calcext:value-type="string">
            <text:p>USSR</text:p>
          </table:table-cell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TSNAZ</text:p>
          </table:table-cell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83" calcext:value-type="float">
            <text:p>0083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85" calcext:value-type="float">
            <text:p>0085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86" calcext:value-type="float">
            <text:p>0086</text:p>
          </table:table-cell>
          <table:table-cell office:value-type="string" calcext:value-type="string">
            <text:p>BTR-9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9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7" calcext:value-type="float">
            <text:p>0487</text:p>
          </table:table-cell>
          <table:table-cell office:value-type="string" calcext:value-type="string">
            <text:p>Mi-24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9" calcext:value-type="float">
            <text:p>0489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PETSNAZ GRU #reco2</text:p>
          </table:table-cell>
          <table:table-cell office:value-type="string" calcext:value-type="string">
            <text:p>USSR</text:p>
          </table:table-cell>
          <table:table-cell office:value-type="float" office:value="389" calcext:value-type="float">
            <text:p>0389</text:p>
          </table:table-cell>
          <table:table-cell office:value-type="string" calcext:value-type="string">
            <text:p>URAL-375D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TSNAZ GRU #reco2</text:p>
          </table:table-cell>
          <table:table-cell office:value-type="string" calcext:value-type="string">
            <text:p>URAL-375D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72" calcext:value-type="float">
            <text:p>0172</text:p>
          </table:table-cell>
          <table:table-cell office:value-type="string" calcext:value-type="string">
            <text:p>MT-LB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T-LBV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83" calcext:value-type="float">
            <text:p>0083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85" calcext:value-type="float">
            <text:p>0085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86" calcext:value-type="float">
            <text:p>0086</text:p>
          </table:table-cell>
          <table:table-cell office:value-type="string" calcext:value-type="string">
            <text:p>BTR-9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9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487" calcext:value-type="float">
            <text:p>0487</text:p>
          </table:table-cell>
          <table:table-cell office:value-type="string" calcext:value-type="string">
            <text:p>Mi-24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489" calcext:value-type="float">
            <text:p>0489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ETSNAZ VMF #reco2</text:p>
          </table:table-cell>
          <table:table-cell office:value-type="string" calcext:value-type="string">
            <text:p>USSR</text:p>
          </table:table-cell>
          <table:table-cell office:value-type="float" office:value="389" calcext:value-type="float">
            <text:p>0389</text:p>
          </table:table-cell>
          <table:table-cell office:value-type="string" calcext:value-type="string">
            <text:p>URAL-375D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SPETSNAZ VMF #reco2</text:p>
          </table:table-cell>
          <table:table-cell office:value-type="string" calcext:value-type="string">
            <text:p>URAL-375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79" calcext:value-type="float">
            <text:p>0079</text:p>
          </table:table-cell>
          <table:table-cell office:value-type="string" calcext:value-type="string">
            <text:p>BTR-60P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60PB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0" calcext:value-type="float">
            <text:p>0080</text:p>
          </table:table-cell>
          <table:table-cell office:value-type="string" calcext:value-type="string">
            <text:p>BTR-7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3" calcext:value-type="float">
            <text:p>0083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5" calcext:value-type="float">
            <text:p>0085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80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6" calcext:value-type="float">
            <text:p>0086</text:p>
          </table:table-cell>
          <table:table-cell office:value-type="string" calcext:value-type="string">
            <text:p>BTR-90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9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64" calcext:value-type="float">
            <text:p>0464</text:p>
          </table:table-cell>
          <table:table-cell office:value-type="string" calcext:value-type="string">
            <text:p>Ka-29TB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Ka-29TB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87" calcext:value-type="float">
            <text:p>0487</text:p>
          </table:table-cell>
          <table:table-cell office:value-type="string" calcext:value-type="string">
            <text:p>Mi-24A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89" calcext:value-type="float">
            <text:p>0489</text:p>
          </table:table-cell>
          <table:table-cell office:value-type="string" calcext:value-type="string">
            <text:p>Mi-24D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24D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VDV</text:p>
          </table:table-cell>
          <table:table-cell office:value-type="string" calcext:value-type="string">
            <text:p>USSR</text:p>
          </table:table-cell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VDV</text:p>
          </table:table-cell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34" calcext:value-type="float">
            <text:p>0034</text:p>
          </table:table-cell>
          <table:table-cell office:value-type="string" calcext:value-type="string">
            <text:p>BMD-1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33" calcext:value-type="float">
            <text:p>0033</text:p>
          </table:table-cell>
          <table:table-cell office:value-type="string" calcext:value-type="string">
            <text:p>BMD-1P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1P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36" calcext:value-type="float">
            <text:p>0036</text:p>
          </table:table-cell>
          <table:table-cell office:value-type="string" calcext:value-type="string">
            <text:p>BMD-2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37" calcext:value-type="float">
            <text:p>0037</text:p>
          </table:table-cell>
          <table:table-cell office:value-type="string" calcext:value-type="string">
            <text:p>BMD-3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DV '90</text:p>
          </table:table-cell>
          <table:table-cell office:value-type="string" calcext:value-type="string">
            <text:p>USSR</text:p>
          </table:table-cell>
          <table:table-cell office:value-type="float" office:value="95" calcext:value-type="float">
            <text:p>0095</text:p>
          </table:table-cell>
          <table:table-cell office:value-type="string" calcext:value-type="string">
            <text:p>BTR-D</text:p>
          </table:table-cell>
          <table:table-cell office:value-type="string" calcext:value-type="string">
            <text:p>USSR</text:p>
          </table:table-cell>
          <table:table-cell office:value-type="string" calcext:value-type="string">
            <text:p>VDV '90</text:p>
          </table:table-cell>
          <table:table-cell office:value-type="string" calcext:value-type="string">
            <text:p>BTR-D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96" calcext:value-type="float">
            <text:p>0096</text:p>
          </table:table-cell>
          <table:table-cell office:value-type="string" calcext:value-type="string">
            <text:p>BTR-RD ROBO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RD ROBOT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97" calcext:value-type="float">
            <text:p>0097</text:p>
          </table:table-cell>
          <table:table-cell office:value-type="string" calcext:value-type="string">
            <text:p>BTR-ZD SKREZHE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TR-ZD SKREZHET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506" calcext:value-type="float">
            <text:p>0506</text:p>
          </table:table-cell>
          <table:table-cell office:value-type="string" calcext:value-type="string">
            <text:p>Mi-8T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507" calcext:value-type="float">
            <text:p>0507</text:p>
          </table:table-cell>
          <table:table-cell office:value-type="string" calcext:value-type="string">
            <text:p>Mi-8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TV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486" calcext:value-type="float">
            <text:p>0486</text:p>
          </table:table-cell>
          <table:table-cell office:value-type="string" calcext:value-type="string">
            <text:p>Mi-8MTV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Mi-8MTV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34" calcext:value-type="float">
            <text:p>0034</text:p>
          </table:table-cell>
          <table:table-cell office:value-type="string" calcext:value-type="string">
            <text:p>BMD-1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33" calcext:value-type="float">
            <text:p>0033</text:p>
          </table:table-cell>
          <table:table-cell office:value-type="string" calcext:value-type="string">
            <text:p>BMD-1P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1P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36" calcext:value-type="float">
            <text:p>0036</text:p>
          </table:table-cell>
          <table:table-cell office:value-type="string" calcext:value-type="string">
            <text:p>BMD-2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37" calcext:value-type="float">
            <text:p>0037</text:p>
          </table:table-cell>
          <table:table-cell office:value-type="string" calcext:value-type="string">
            <text:p>BMD-3</text:p>
          </table:table-cell>
          <table:table-cell office:value-type="string" calcext:value-type="string">
            <text:p>USSR</text:p>
          </table:table-cell>
          <table:table-cell/>
          <table:table-cell office:value-type="string" calcext:value-type="string">
            <text:p>BMD-3</text:p>
          </table:table-cell>
        </table:table-row>
        <table:table-row table:style-name="ro1" table:number-rows-repeated="10478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rCREWS.A1:rCREWS.A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2"/>
    </number:number-style>
    <number:number-style style:name="N123">
      <number:number number:decimal-places="2" loext:min-decimal-places="2" number:min-integer-digits="3"/>
    </number:number-style>
    <number:number-style style:name="N124">
      <number:number number:decimal-places="2" loext:min-decimal-places="2" number:min-integer-digits="0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2"/>
    </number:number-style>
    <number:number-style style:name="N127">
      <number:number number:decimal-places="0" loext:min-decimal-places="0" number:min-integer-digits="3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0" loext:min-decimal-places="0" number:min-integer-digits="5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9999" loext:vertical-justify="auto"/>
      <style:paragraph-properties css3t:text-justify="auto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0:57:17.770218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9:51:45.387000000</meta:creation-date>
    <dc:date>2016-11-25T13:32:35.341478625</dc:date>
    <meta:editing-duration>P3DT2H5M21S</meta:editing-duration>
    <meta:editing-cycles>76</meta:editing-cycles>
    <meta:generator>LibreOffice/5.1.4.2$Linux_X86_64 LibreOffice_project/10m0$Build-2</meta:generator>
    <meta:document-statistic meta:table-count="2" meta:cell-count="12480" meta:object-count="0"/>
  </office:meta>
</office:document-meta>
</file>